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6" style:family="table">
      <style:table-properties style:width="5.5299in" fo:margin-left="0.3938in" table:align="left" fo:background-color="#ada7a7">
        <style:background-image/>
      </style:table-properties>
    </style:style>
    <style:style style:name="Table16.A" style:family="table-column">
      <style:table-column-properties style:column-width="5.5299in"/>
    </style:style>
    <style:style style:name="Table16.A1" style:family="table-cell">
      <style:table-cell-properties style:vertical-align="middle" fo:padding="0.0194in" fo:border="none"/>
    </style:style>
    <style:style style:name="Table17" style:family="table">
      <style:table-properties style:width="9.7243in" fo:margin-left="0.3938in" table:align="left" fo:background-color="#ada7a7">
        <style:background-image/>
      </style:table-properties>
    </style:style>
    <style:style style:name="Table17.A" style:family="table-column">
      <style:table-column-properties style:column-width="9.7243in"/>
    </style:style>
    <style:style style:name="Table17.A1" style:family="table-cell">
      <style:table-cell-properties style:vertical-align="middle" fo:padding="0.0194in" fo:border="none"/>
    </style:style>
    <style:style style:name="Table18" style:family="table">
      <style:table-properties style:width="9.3306in" fo:margin-left="0.7875in" table:align="left" fo:background-color="#ada7a7">
        <style:background-image/>
      </style:table-properties>
    </style:style>
    <style:style style:name="Table18.A" style:family="table-column">
      <style:table-column-properties style:column-width="9.3306in"/>
    </style:style>
    <style:style style:name="Table18.A1" style:family="table-cell">
      <style:table-cell-properties style:vertical-align="middle" fo:padding="0.0194in" fo:border="none"/>
    </style:style>
    <style:style style:name="Table19" style:family="table">
      <style:table-properties style:width="6.6333in" table:align="left"/>
    </style:style>
    <style:style style:name="Table19.A" style:family="table-column">
      <style:table-column-properties style:column-width="0.1118in"/>
    </style:style>
    <style:style style:name="Table19.B" style:family="table-column">
      <style:table-column-properties style:column-width="6.5215in"/>
    </style:style>
    <style:style style:name="Table19.A1" style:family="table-cell">
      <style:table-cell-properties style:vertical-align="middle" fo:padding="0.0194in" fo:border="none"/>
    </style:style>
    <style:style style:name="Table20" style:family="table">
      <style:table-properties style:width="3.2924in" table:align="left"/>
    </style:style>
    <style:style style:name="Table20.A" style:family="table-column">
      <style:table-column-properties style:column-width="3.1854in"/>
    </style:style>
    <style:style style:name="Table20.B" style:family="table-column">
      <style:table-column-properties style:column-width="0.1069in"/>
    </style:style>
    <style:style style:name="Table20.A1" style:family="table-cell">
      <style:table-cell-properties style:vertical-align="middle" fo:padding="0.0194in" fo:border="none"/>
    </style:style>
    <style:style style:name="Table21" style:family="table">
      <style:table-properties style:width="3.1153in" table:align="left"/>
    </style:style>
    <style:style style:name="Table21.A" style:family="table-column">
      <style:table-column-properties style:column-width="3.1153in"/>
    </style:style>
    <style:style style:name="Table21.A1" style:family="table-cell">
      <style:table-cell-properties style:vertical-align="middle" style:border-line-width="0.0035in 0.0035in 0.0035in" fo:padding="0.0194in" fo:border="0.75pt double #808080"/>
    </style:style>
    <style:style style:name="Table22" style:family="table">
      <style:table-properties style:width="4.5424in" table:align="left"/>
    </style:style>
    <style:style style:name="Table22.A" style:family="table-column">
      <style:table-column-properties style:column-width="4.4354in"/>
    </style:style>
    <style:style style:name="Table22.B" style:family="table-column">
      <style:table-column-properties style:column-width="0.1069in"/>
    </style:style>
    <style:style style:name="Table22.A1" style:family="table-cell">
      <style:table-cell-properties style:vertical-align="middle" fo:padding="0.0194in" fo:border="none"/>
    </style:style>
    <style:style style:name="Table23" style:family="table">
      <style:table-properties style:width="4.3653in" table:align="left"/>
    </style:style>
    <style:style style:name="Table23.A" style:family="table-column">
      <style:table-column-properties style:column-width="4.3653in"/>
    </style:style>
    <style:style style:name="Table23.A1" style:family="table-cell">
      <style:table-cell-properties style:vertical-align="middle" style:border-line-width="0.0035in 0.0035in 0.0035in" fo:padding="0.0194in" fo:border="0.75pt double #808080"/>
    </style:style>
    <style:style style:name="Table24" style:family="table">
      <style:table-properties style:width="3.2924in" table:align="left"/>
    </style:style>
    <style:style style:name="Table24.A" style:family="table-column">
      <style:table-column-properties style:column-width="3.1854in"/>
    </style:style>
    <style:style style:name="Table24.B" style:family="table-column">
      <style:table-column-properties style:column-width="0.1069in"/>
    </style:style>
    <style:style style:name="Table24.A1" style:family="table-cell">
      <style:table-cell-properties style:vertical-align="middle" fo:padding="0.0194in" fo:border="none"/>
    </style:style>
    <style:style style:name="Table25" style:family="table">
      <style:table-properties style:width="3.1153in" table:align="left"/>
    </style:style>
    <style:style style:name="Table25.A" style:family="table-column">
      <style:table-column-properties style:column-width="3.1153in"/>
    </style:style>
    <style:style style:name="Table25.A1" style:family="table-cell">
      <style:table-cell-properties style:vertical-align="middle" style:border-line-width="0.0035in 0.0035in 0.0035in" fo:padding="0.0194in" fo:border="0.75pt double #808080"/>
    </style:style>
    <style:style style:name="Table26" style:family="table">
      <style:table-properties style:width="3.709in" table:align="left"/>
    </style:style>
    <style:style style:name="Table26.A" style:family="table-column">
      <style:table-column-properties style:column-width="3.6021in"/>
    </style:style>
    <style:style style:name="Table26.B" style:family="table-column">
      <style:table-column-properties style:column-width="0.1069in"/>
    </style:style>
    <style:style style:name="Table26.A1" style:family="table-cell">
      <style:table-cell-properties style:vertical-align="middle" fo:padding="0.0194in" fo:border="none"/>
    </style:style>
    <style:style style:name="Table27" style:family="table">
      <style:table-properties style:width="3.5319in" table:align="left"/>
    </style:style>
    <style:style style:name="Table27.A" style:family="table-column">
      <style:table-column-properties style:column-width="3.5319in"/>
    </style:style>
    <style:style style:name="Table27.A1" style:family="table-cell">
      <style:table-cell-properties style:vertical-align="middle" style:border-line-width="0.0035in 0.0035in 0.0035in" fo:padding="0.0194in" fo:border="0.75pt double #808080"/>
    </style:style>
    <style:style style:name="Table28" style:family="table">
      <style:table-properties style:width="9.0021in" table:align="left"/>
    </style:style>
    <style:style style:name="Table28.A" style:family="table-column">
      <style:table-column-properties style:column-width="9.0021in"/>
    </style:style>
    <style:style style:name="Table28.A1" style:family="table-cell">
      <style:table-cell-properties style:vertical-align="middle" fo:padding="0.0194in" fo:border="none"/>
    </style:style>
    <style:style style:name="Table29" style:family="table">
      <style:table-properties style:width="8.941in" table:align="left"/>
    </style:style>
    <style:style style:name="Table29.A" style:family="table-column">
      <style:table-column-properties style:column-width="8.941in"/>
    </style:style>
    <style:style style:name="Table29.A1" style:family="table-cell">
      <style:table-cell-properties style:vertical-align="middle" style:border-line-width="0.0035in 0.0035in 0.0035in" fo:padding="0.0194in" fo:border="0.75pt double #808080"/>
    </style:style>
    <style:style style:name="Table30" style:family="table">
      <style:table-properties style:width="6.459in" table:align="left"/>
    </style:style>
    <style:style style:name="Table30.A" style:family="table-column">
      <style:table-column-properties style:column-width="6.441in"/>
    </style:style>
    <style:style style:name="Table30.B" style:family="table-column">
      <style:table-column-properties style:column-width="0.0181in"/>
    </style:style>
    <style:style style:name="Table30.A1" style:family="table-cell">
      <style:table-cell-properties style:vertical-align="middle" fo:padding="0.0194in" fo:border="none"/>
    </style:style>
    <style:style style:name="Table31" style:family="table">
      <style:table-properties style:width="9.184in" fo:margin-left="0in" table:align="left"/>
    </style:style>
    <style:style style:name="Table31.A" style:family="table-column">
      <style:table-column-properties style:column-width="9.184in"/>
    </style:style>
    <style:style style:name="Table31.A1" style:family="table-cell">
      <style:table-cell-properties style:vertical-align="middle" style:border-line-width="0.0035in 0.0035in 0.0035in" fo:padding="0.0194in" fo:border="0.75pt double #808080"/>
    </style:style>
    <style:style style:name="Table32" style:family="table">
      <style:table-properties style:width="9.3306in" fo:margin-left="0.7875in" table:align="left" fo:background-color="#ada7a7">
        <style:background-image/>
      </style:table-properties>
    </style:style>
    <style:style style:name="Table32.A" style:family="table-column">
      <style:table-column-properties style:column-width="9.3306in"/>
    </style:style>
    <style:style style:name="Table32.A1" style:family="table-cell">
      <style:table-cell-properties style:vertical-align="middle" fo:padding="0.0194in" fo:border="none"/>
    </style:style>
    <style:style style:name="Table33" style:family="table">
      <style:table-properties style:width="7.1333in" table:align="left"/>
    </style:style>
    <style:style style:name="Table33.A" style:family="table-column">
      <style:table-column-properties style:column-width="0.1118in"/>
    </style:style>
    <style:style style:name="Table33.B" style:family="table-column">
      <style:table-column-properties style:column-width="7.0215in"/>
    </style:style>
    <style:style style:name="Table33.A1" style:family="table-cell">
      <style:table-cell-properties style:vertical-align="middle" fo:padding="0.0194in" fo:border="none"/>
    </style:style>
    <style:style style:name="Table34" style:family="table">
      <style:table-properties style:width="6.6333in" table:align="left"/>
    </style:style>
    <style:style style:name="Table34.A" style:family="table-column">
      <style:table-column-properties style:column-width="0.1118in"/>
    </style:style>
    <style:style style:name="Table34.B" style:family="table-column">
      <style:table-column-properties style:column-width="6.5215in"/>
    </style:style>
    <style:style style:name="Table34.A1" style:family="table-cell">
      <style:table-cell-properties style:vertical-align="middle" fo:padding="0.0194in" fo:border="none"/>
    </style:style>
    <style:style style:name="Table35" style:family="table">
      <style:table-properties style:width="6.6333in" table:align="left"/>
    </style:style>
    <style:style style:name="Table35.A" style:family="table-column">
      <style:table-column-properties style:column-width="0.1118in"/>
    </style:style>
    <style:style style:name="Table35.B" style:family="table-column">
      <style:table-column-properties style:column-width="6.5215in"/>
    </style:style>
    <style:style style:name="Table35.A1" style:family="table-cell">
      <style:table-cell-properties style:vertical-align="middle" fo:padding="0.0194in" fo:border="none"/>
    </style:style>
    <style:style style:name="Table36" style:family="table">
      <style:table-properties style:width="9.7243in" fo:margin-left="0.3938in" table:align="left" fo:background-color="#ada7a7">
        <style:background-image/>
      </style:table-properties>
    </style:style>
    <style:style style:name="Table36.A" style:family="table-column">
      <style:table-column-properties style:column-width="9.7243in"/>
    </style:style>
    <style:style style:name="Table36.A1" style:family="table-cell">
      <style:table-cell-properties style:vertical-align="middle" fo:padding="0.0194in" fo:border="none"/>
    </style:style>
    <style:style style:name="Table37" style:family="table">
      <style:table-properties style:width="9.3306in" fo:margin-left="0.7875in" table:align="left" fo:background-color="#ada7a7">
        <style:background-image/>
      </style:table-properties>
    </style:style>
    <style:style style:name="Table37.A" style:family="table-column">
      <style:table-column-properties style:column-width="9.3306in"/>
    </style:style>
    <style:style style:name="Table37.A1" style:family="table-cell">
      <style:table-cell-properties style:vertical-align="middle" fo:padding="0.0194in" fo:border="none"/>
    </style:style>
    <style:style style:name="Table38" style:family="table">
      <style:table-properties style:width="3.7167in" table:align="left"/>
    </style:style>
    <style:style style:name="Table38.A" style:family="table-column">
      <style:table-column-properties style:column-width="0.1118in"/>
    </style:style>
    <style:style style:name="Table38.B" style:family="table-column">
      <style:table-column-properties style:column-width="3.6049in"/>
    </style:style>
    <style:style style:name="Table38.A1" style:family="table-cell">
      <style:table-cell-properties style:vertical-align="middle" fo:padding="0.0194in" fo:border="none"/>
    </style:style>
    <style:style style:name="Table39" style:family="table">
      <style:table-properties style:width="6.1333in" table:align="left"/>
    </style:style>
    <style:style style:name="Table39.A" style:family="table-column">
      <style:table-column-properties style:column-width="0.1118in"/>
    </style:style>
    <style:style style:name="Table39.B" style:family="table-column">
      <style:table-column-properties style:column-width="6.0215in"/>
    </style:style>
    <style:style style:name="Table39.A1" style:family="table-cell">
      <style:table-cell-properties style:vertical-align="middle" fo:padding="0.0194in" fo:border="none"/>
    </style:style>
    <style:style style:name="Table40" style:family="table">
      <style:table-properties style:width="4.4667in" table:align="left"/>
    </style:style>
    <style:style style:name="Table40.A" style:family="table-column">
      <style:table-column-properties style:column-width="0.1118in"/>
    </style:style>
    <style:style style:name="Table40.B" style:family="table-column">
      <style:table-column-properties style:column-width="4.3549in"/>
    </style:style>
    <style:style style:name="Table40.A1" style:family="table-cell">
      <style:table-cell-properties style:vertical-align="middle" fo:padding="0.0194in" fo:border="none"/>
    </style:style>
    <style:style style:name="Table41" style:family="table">
      <style:table-properties style:width="0.9667in" table:align="left"/>
    </style:style>
    <style:style style:name="Table41.A" style:family="table-column">
      <style:table-column-properties style:column-width="0.1118in"/>
    </style:style>
    <style:style style:name="Table41.B" style:family="table-column">
      <style:table-column-properties style:column-width="0.8549in"/>
    </style:style>
    <style:style style:name="Table41.A1" style:family="table-cell">
      <style:table-cell-properties style:vertical-align="middle" fo:padding="0.0194in" fo:border="none"/>
    </style:style>
    <style:style style:name="Table42" style:family="table">
      <style:table-properties style:width="8.9368in" fo:margin-left="1.1813in" table:align="left" fo:background-color="#ada7a7">
        <style:background-image/>
      </style:table-properties>
    </style:style>
    <style:style style:name="Table42.A" style:family="table-column">
      <style:table-column-properties style:column-width="8.9368in"/>
    </style:style>
    <style:style style:name="Table42.A1" style:family="table-cell">
      <style:table-cell-properties style:vertical-align="middle" fo:padding="0.0194in" fo:border="none"/>
    </style:style>
    <style:style style:name="Table43" style:family="table">
      <style:table-properties style:width="9.3306in" fo:margin-left="0.7875in" table:align="left" fo:background-color="#ada7a7">
        <style:background-image/>
      </style:table-properties>
    </style:style>
    <style:style style:name="Table43.A" style:family="table-column">
      <style:table-column-properties style:column-width="9.3306in"/>
    </style:style>
    <style:style style:name="Table43.A1" style:family="table-cell">
      <style:table-cell-properties style:vertical-align="middle" fo:padding="0.0194in" fo:border="none"/>
    </style:style>
    <style:style style:name="Table44" style:family="table">
      <style:table-properties style:width="9.3306in" fo:margin-left="0.7875in" table:align="left" fo:background-color="#ada7a7">
        <style:background-image/>
      </style:table-properties>
    </style:style>
    <style:style style:name="Table44.A" style:family="table-column">
      <style:table-column-properties style:column-width="9.3306in"/>
    </style:style>
    <style:style style:name="Table44.A1" style:family="table-cell">
      <style:table-cell-properties style:vertical-align="middle" fo:padding="0.0194in" fo:border="none"/>
    </style:style>
    <style:style style:name="Table45" style:family="table">
      <style:table-properties style:width="8.9368in" fo:margin-left="1.1813in" table:align="left" fo:background-color="#ada7a7">
        <style:background-image/>
      </style:table-properties>
    </style:style>
    <style:style style:name="Table45.A" style:family="table-column">
      <style:table-column-properties style:column-width="8.9368in"/>
    </style:style>
    <style:style style:name="Table45.A1" style:family="table-cell">
      <style:table-cell-properties style:vertical-align="middle" fo:padding="0.0194in" fo:border="none"/>
    </style:style>
    <style:style style:name="Table46" style:family="table">
      <style:table-properties style:width="4.1333in" table:align="left"/>
    </style:style>
    <style:style style:name="Table46.A" style:family="table-column">
      <style:table-column-properties style:column-width="0.1118in"/>
    </style:style>
    <style:style style:name="Table46.B" style:family="table-column">
      <style:table-column-properties style:column-width="4.0215in"/>
    </style:style>
    <style:style style:name="Table46.A1" style:family="table-cell">
      <style:table-cell-properties style:vertical-align="middle" fo:padding="0.0194in" fo:border="none"/>
    </style:style>
    <style:style style:name="Table47" style:family="table">
      <style:table-properties style:width="4.9667in" table:align="left"/>
    </style:style>
    <style:style style:name="Table47.A" style:family="table-column">
      <style:table-column-properties style:column-width="0.1118in"/>
    </style:style>
    <style:style style:name="Table47.B" style:family="table-column">
      <style:table-column-properties style:column-width="4.8549in"/>
    </style:style>
    <style:style style:name="Table47.A1" style:family="table-cell">
      <style:table-cell-properties style:vertical-align="middle" fo:padding="0.0194in" fo:border="none"/>
    </style:style>
    <style:style style:name="Table48" style:family="table">
      <style:table-properties style:width="6.8in" table:align="left"/>
    </style:style>
    <style:style style:name="Table48.A" style:family="table-column">
      <style:table-column-properties style:column-width="0.1118in"/>
    </style:style>
    <style:style style:name="Table48.B" style:family="table-column">
      <style:table-column-properties style:column-width="6.6882in"/>
    </style:style>
    <style:style style:name="Table48.A1" style:family="table-cell">
      <style:table-cell-properties style:vertical-align="middle" fo:padding="0.0194in" fo:border="none"/>
    </style:style>
    <style:style style:name="Table49" style:family="table">
      <style:table-properties style:width="1.55in" table:align="left"/>
    </style:style>
    <style:style style:name="Table49.A" style:family="table-column">
      <style:table-column-properties style:column-width="0.1118in"/>
    </style:style>
    <style:style style:name="Table49.B" style:family="table-column">
      <style:table-column-properties style:column-width="1.4382in"/>
    </style:style>
    <style:style style:name="Table49.A1" style:family="table-cell">
      <style:table-cell-properties style:vertical-align="middle" fo:padding="0.0194in" fo:border="none"/>
    </style:style>
    <style:style style:name="Table50" style:family="table">
      <style:table-properties style:width="6.6333in" table:align="left"/>
    </style:style>
    <style:style style:name="Table50.A" style:family="table-column">
      <style:table-column-properties style:column-width="0.1118in"/>
    </style:style>
    <style:style style:name="Table50.B" style:family="table-column">
      <style:table-column-properties style:column-width="6.5215in"/>
    </style:style>
    <style:style style:name="Table50.A1" style:family="table-cell">
      <style:table-cell-properties style:vertical-align="middle" fo:padding="0.0194in" fo:border="none"/>
    </style:style>
    <style:style style:name="Table51" style:family="table">
      <style:table-properties style:width="6.55in" table:align="left"/>
    </style:style>
    <style:style style:name="Table51.A" style:family="table-column">
      <style:table-column-properties style:column-width="0.1118in"/>
    </style:style>
    <style:style style:name="Table51.B" style:family="table-column">
      <style:table-column-properties style:column-width="6.4382in"/>
    </style:style>
    <style:style style:name="Table51.A1" style:family="table-cell">
      <style:table-cell-properties style:vertical-align="middle" fo:padding="0.0194in" fo:border="none"/>
    </style:style>
    <style:style style:name="Table52" style:family="table">
      <style:table-properties style:width="8.5431in" fo:margin-left="1.575in" table:align="left" fo:background-color="#ada7a7">
        <style:background-image/>
      </style:table-properties>
    </style:style>
    <style:style style:name="Table52.A" style:family="table-column">
      <style:table-column-properties style:column-width="8.5431in"/>
    </style:style>
    <style:style style:name="Table52.A1" style:family="table-cell">
      <style:table-cell-properties style:vertical-align="middle" fo:padding="0.0194in" fo:border="none"/>
    </style:style>
    <style:style style:name="Table53" style:family="table">
      <style:table-properties style:width="1.7167in" table:align="left"/>
    </style:style>
    <style:style style:name="Table53.A" style:family="table-column">
      <style:table-column-properties style:column-width="0.1118in"/>
    </style:style>
    <style:style style:name="Table53.B" style:family="table-column">
      <style:table-column-properties style:column-width="1.6049in"/>
    </style:style>
    <style:style style:name="Table53.A1" style:family="table-cell">
      <style:table-cell-properties style:vertical-align="middle" fo:padding="0.0194in" fo:border="none"/>
    </style:style>
    <style:style style:name="Table54" style:family="table">
      <style:table-properties style:width="3.6333in" table:align="left"/>
    </style:style>
    <style:style style:name="Table54.A" style:family="table-column">
      <style:table-column-properties style:column-width="0.1118in"/>
    </style:style>
    <style:style style:name="Table54.B" style:family="table-column">
      <style:table-column-properties style:column-width="3.5215in"/>
    </style:style>
    <style:style style:name="Table54.A1" style:family="table-cell">
      <style:table-cell-properties style:vertical-align="middle" fo:padding="0.0194in" fo:border="none"/>
    </style:style>
    <style:style style:name="Table55" style:family="table">
      <style:table-properties style:width="8.9368in" fo:margin-left="1.1813in" table:align="left" fo:background-color="#ada7a7">
        <style:background-image/>
      </style:table-properties>
    </style:style>
    <style:style style:name="Table55.A" style:family="table-column">
      <style:table-column-properties style:column-width="8.9368in"/>
    </style:style>
    <style:style style:name="Table55.A1" style:family="table-cell">
      <style:table-cell-properties style:vertical-align="middle" fo:padding="0.0194in" fo:border="none"/>
    </style:style>
    <style:style style:name="Table56" style:family="table">
      <style:table-properties style:width="4.8in" table:align="left"/>
    </style:style>
    <style:style style:name="Table56.A" style:family="table-column">
      <style:table-column-properties style:column-width="0.1118in"/>
    </style:style>
    <style:style style:name="Table56.B" style:family="table-column">
      <style:table-column-properties style:column-width="4.6882in"/>
    </style:style>
    <style:style style:name="Table56.A1" style:family="table-cell">
      <style:table-cell-properties style:vertical-align="middle" fo:padding="0.0194in" fo:border="none"/>
    </style:style>
    <style:style style:name="Table57" style:family="table">
      <style:table-properties style:width="0.1174in" fo:margin-left="0.3938in" table:align="left" fo:background-color="#ada7a7">
        <style:background-image/>
      </style:table-properties>
    </style:style>
    <style:style style:name="Table57.A" style:family="table-column">
      <style:table-column-properties style:column-width="0.1174in"/>
    </style:style>
    <style:style style:name="Table57.A1" style:family="table-cell">
      <style:table-cell-properties style:vertical-align="middle" fo:padding="0.0194in" fo:border="none"/>
    </style:style>
    <style:style style:name="Table58" style:family="table">
      <style:table-properties style:width="9.3306in" fo:margin-left="0.7875in" table:align="left" fo:background-color="#ada7a7">
        <style:background-image/>
      </style:table-properties>
    </style:style>
    <style:style style:name="Table58.A" style:family="table-column">
      <style:table-column-properties style:column-width="9.3306in"/>
    </style:style>
    <style:style style:name="Table58.A1" style:family="table-cell">
      <style:table-cell-properties style:vertical-align="middle" fo:padding="0.0194in" fo:border="none"/>
    </style:style>
    <style:style style:name="Table59" style:family="table">
      <style:table-properties style:width="9.3306in" fo:margin-left="0.7875in" table:align="left" fo:background-color="#ada7a7">
        <style:background-image/>
      </style:table-properties>
    </style:style>
    <style:style style:name="Table59.A" style:family="table-column">
      <style:table-column-properties style:column-width="9.3306in"/>
    </style:style>
    <style:style style:name="Table59.A1" style:family="table-cell">
      <style:table-cell-properties style:vertical-align="middle" fo:padding="0.0194in" fo:border="none"/>
    </style:style>
    <style:style style:name="Table60" style:family="table">
      <style:table-properties style:width="9.3306in" fo:margin-left="0.7875in" table:align="left" fo:background-color="#ada7a7">
        <style:background-image/>
      </style:table-properties>
    </style:style>
    <style:style style:name="Table60.A" style:family="table-column">
      <style:table-column-properties style:column-width="9.3306in"/>
    </style:style>
    <style:style style:name="Table60.A1" style:family="table-cell">
      <style:table-cell-properties style:vertical-align="middle" fo:padding="0.0194in" fo:border="none"/>
    </style:style>
    <style:style style:name="Table61" style:family="table">
      <style:table-properties style:width="9.3306in" fo:margin-left="0.7875in" table:align="left" fo:background-color="#ada7a7">
        <style:background-image/>
      </style:table-properties>
    </style:style>
    <style:style style:name="Table61.A" style:family="table-column">
      <style:table-column-properties style:column-width="9.3306in"/>
    </style:style>
    <style:style style:name="Table61.A1" style:family="table-cell">
      <style:table-cell-properties style:vertical-align="middle" fo:padding="0.0194in" fo:border="none"/>
    </style:style>
    <style:style style:name="Table62" style:family="table">
      <style:table-properties style:width="1.3in" table:align="left"/>
    </style:style>
    <style:style style:name="Table62.A" style:family="table-column">
      <style:table-column-properties style:column-width="0.1118in"/>
    </style:style>
    <style:style style:name="Table62.B" style:family="table-column">
      <style:table-column-properties style:column-width="1.1882in"/>
    </style:style>
    <style:style style:name="Table62.A1" style:family="table-cell">
      <style:table-cell-properties style:vertical-align="middle" fo:padding="0.0194in" fo:border="none"/>
    </style:style>
    <style:style style:name="Table63" style:family="table">
      <style:table-properties style:width="9.3306in" fo:margin-left="0.7875in" table:align="left" fo:background-color="#ada7a7">
        <style:background-image/>
      </style:table-properties>
    </style:style>
    <style:style style:name="Table63.A" style:family="table-column">
      <style:table-column-properties style:column-width="9.3306in"/>
    </style:style>
    <style:style style:name="Table63.A1" style:family="table-cell">
      <style:table-cell-properties style:vertical-align="middle" fo:padding="0.0194in" fo:border="none"/>
    </style:style>
    <style:style style:name="Table64" style:family="table">
      <style:table-properties style:width="9.7243in" fo:margin-left="0.3938in" table:align="left" fo:background-color="#ada7a7">
        <style:background-image/>
      </style:table-properties>
    </style:style>
    <style:style style:name="Table64.A" style:family="table-column">
      <style:table-column-properties style:column-width="9.7243in"/>
    </style:style>
    <style:style style:name="Table64.A1" style:family="table-cell">
      <style:table-cell-properties style:vertical-align="middle" fo:padding="0.0194in" fo:border="none"/>
    </style:style>
    <style:style style:name="Table65" style:family="table">
      <style:table-properties style:width="9.3306in" fo:margin-left="0.7875in" table:align="left" fo:background-color="#ada7a7">
        <style:background-image/>
      </style:table-properties>
    </style:style>
    <style:style style:name="Table65.A" style:family="table-column">
      <style:table-column-properties style:column-width="9.3306in"/>
    </style:style>
    <style:style style:name="Table65.A1" style:family="table-cell">
      <style:table-cell-properties style:vertical-align="middle" fo:padding="0.0194in" fo:border="none"/>
    </style:style>
    <style:style style:name="Table66" style:family="table">
      <style:table-properties style:width="9.3306in" fo:margin-left="0.7875in" table:align="left" fo:background-color="#ada7a7">
        <style:background-image/>
      </style:table-properties>
    </style:style>
    <style:style style:name="Table66.A" style:family="table-column">
      <style:table-column-properties style:column-width="9.3306in"/>
    </style:style>
    <style:style style:name="Table66.A1" style:family="table-cell">
      <style:table-cell-properties style:vertical-align="middle" fo:padding="0.0194in" fo:border="none"/>
    </style:style>
    <style:style style:name="Table67" style:family="table">
      <style:table-properties style:width="6.55in" table:align="left"/>
    </style:style>
    <style:style style:name="Table67.A" style:family="table-column">
      <style:table-column-properties style:column-width="0.1118in"/>
    </style:style>
    <style:style style:name="Table67.B" style:family="table-column">
      <style:table-column-properties style:column-width="6.4382in"/>
    </style:style>
    <style:style style:name="Table67.A1" style:family="table-cell">
      <style:table-cell-properties style:vertical-align="middle" fo:padding="0.0194in" fo:border="none"/>
    </style:style>
    <style:style style:name="Table68" style:family="table">
      <style:table-properties style:width="5.9667in" fo:margin-left="0.2083in" table:align="left"/>
    </style:style>
    <style:style style:name="Table68.A" style:family="table-column">
      <style:table-column-properties style:column-width="0.1118in"/>
    </style:style>
    <style:style style:name="Table68.B" style:family="table-column">
      <style:table-column-properties style:column-width="5.8549in"/>
    </style:style>
    <style:style style:name="Table68.A1" style:family="table-cell">
      <style:table-cell-properties style:vertical-align="middle" fo:padding="0.0194in" fo:border="none"/>
    </style:style>
    <style:style style:name="Table69" style:family="table">
      <style:table-properties style:width="6.7167in" fo:margin-left="0.2083in" table:align="left"/>
    </style:style>
    <style:style style:name="Table69.A" style:family="table-column">
      <style:table-column-properties style:column-width="0.1118in"/>
    </style:style>
    <style:style style:name="Table69.B" style:family="table-column">
      <style:table-column-properties style:column-width="6.6049in"/>
    </style:style>
    <style:style style:name="Table69.A1" style:family="table-cell">
      <style:table-cell-properties style:vertical-align="middle" fo:padding="0.0194in" fo:border="none"/>
    </style:style>
    <style:style style:name="Table70" style:family="table">
      <style:table-properties style:width="9.3306in" fo:margin-left="0.7875in" table:align="left" fo:background-color="#ada7a7">
        <style:background-image/>
      </style:table-properties>
    </style:style>
    <style:style style:name="Table70.A" style:family="table-column">
      <style:table-column-properties style:column-width="9.3306in"/>
    </style:style>
    <style:style style:name="Table70.A1" style:family="table-cell">
      <style:table-cell-properties style:vertical-align="middle" fo:padding="0.0194in" fo:border="none"/>
    </style:style>
    <style:style style:name="Table71" style:family="table">
      <style:table-properties style:width="9.3306in" fo:margin-left="0.7875in" table:align="left" fo:background-color="#ada7a7">
        <style:background-image/>
      </style:table-properties>
    </style:style>
    <style:style style:name="Table71.A" style:family="table-column">
      <style:table-column-properties style:column-width="9.3306in"/>
    </style:style>
    <style:style style:name="Table71.A1" style:family="table-cell">
      <style:table-cell-properties style:vertical-align="middle" fo:padding="0.0194in" fo:border="none"/>
    </style:style>
    <style:style style:name="Table72" style:family="table">
      <style:table-properties style:width="8.9368in" fo:margin-left="1.1813in" table:align="left" fo:background-color="#ada7a7">
        <style:background-image/>
      </style:table-properties>
    </style:style>
    <style:style style:name="Table72.A" style:family="table-column">
      <style:table-column-properties style:column-width="8.9368in"/>
    </style:style>
    <style:style style:name="Table72.A1" style:family="table-cell">
      <style:table-cell-properties style:vertical-align="middle" fo:padding="0.0194in" fo:border="none"/>
    </style:style>
    <style:style style:name="Table73" style:family="table">
      <style:table-properties style:width="8.5431in" fo:margin-left="1.575in" table:align="left" fo:background-color="#ada7a7">
        <style:background-image/>
      </style:table-properties>
    </style:style>
    <style:style style:name="Table73.A" style:family="table-column">
      <style:table-column-properties style:column-width="8.5431in"/>
    </style:style>
    <style:style style:name="Table73.A1" style:family="table-cell">
      <style:table-cell-properties style:vertical-align="middle" fo:padding="0.0194in" fo:border="none"/>
    </style:style>
    <style:style style:name="Table74" style:family="table">
      <style:table-properties style:width="3.7167in" fo:margin-left="0.2083in" table:align="left"/>
    </style:style>
    <style:style style:name="Table74.A" style:family="table-column">
      <style:table-column-properties style:column-width="0.1118in"/>
    </style:style>
    <style:style style:name="Table74.B" style:family="table-column">
      <style:table-column-properties style:column-width="3.6049in"/>
    </style:style>
    <style:style style:name="Table74.A1" style:family="table-cell">
      <style:table-cell-properties style:vertical-align="middle" fo:padding="0.0194in" fo:border="none"/>
    </style:style>
    <style:style style:name="Table75" style:family="table">
      <style:table-properties style:width="3.1333in" fo:margin-left="0.2083in" table:align="left"/>
    </style:style>
    <style:style style:name="Table75.A" style:family="table-column">
      <style:table-column-properties style:column-width="0.1118in"/>
    </style:style>
    <style:style style:name="Table75.B" style:family="table-column">
      <style:table-column-properties style:column-width="3.0215in"/>
    </style:style>
    <style:style style:name="Table75.A1" style:family="table-cell">
      <style:table-cell-properties style:vertical-align="middle" fo:padding="0.0194in" fo:border="none"/>
    </style:style>
    <style:style style:name="Table76" style:family="table">
      <style:table-properties style:width="8.5431in" fo:margin-left="1.575in" table:align="left" fo:background-color="#ada7a7">
        <style:background-image/>
      </style:table-properties>
    </style:style>
    <style:style style:name="Table76.A" style:family="table-column">
      <style:table-column-properties style:column-width="8.5431in"/>
    </style:style>
    <style:style style:name="Table76.A1" style:family="table-cell">
      <style:table-cell-properties style:vertical-align="middle" fo:padding="0.0194in" fo:border="none"/>
    </style:style>
    <style:style style:name="Table77" style:family="table">
      <style:table-properties style:width="8.5431in" fo:margin-left="1.575in" table:align="left" fo:background-color="#ada7a7">
        <style:background-image/>
      </style:table-properties>
    </style:style>
    <style:style style:name="Table77.A" style:family="table-column">
      <style:table-column-properties style:column-width="8.5431in"/>
    </style:style>
    <style:style style:name="Table77.A1" style:family="table-cell">
      <style:table-cell-properties style:vertical-align="middle" fo:padding="0.0194in" fo:border="none"/>
    </style:style>
    <style:style style:name="Table78" style:family="table">
      <style:table-properties style:width="1.8833in" table:align="left"/>
    </style:style>
    <style:style style:name="Table78.A" style:family="table-column">
      <style:table-column-properties style:column-width="0.1118in"/>
    </style:style>
    <style:style style:name="Table78.B" style:family="table-column">
      <style:table-column-properties style:column-width="1.7715in"/>
    </style:style>
    <style:style style:name="Table78.A1" style:family="table-cell">
      <style:table-cell-properties style:vertical-align="middle" fo:padding="0.0194in" fo:border="none"/>
    </style:style>
    <style:style style:name="Table79" style:family="table">
      <style:table-properties style:width="1.3in" table:align="left"/>
    </style:style>
    <style:style style:name="Table79.A" style:family="table-column">
      <style:table-column-properties style:column-width="0.1118in"/>
    </style:style>
    <style:style style:name="Table79.B" style:family="table-column">
      <style:table-column-properties style:column-width="1.1882in"/>
    </style:style>
    <style:style style:name="Table79.A1" style:family="table-cell">
      <style:table-cell-properties style:vertical-align="middle" fo:padding="0.0194in" fo:border="none"/>
    </style:style>
    <style:style style:name="Table80" style:family="table">
      <style:table-properties style:width="8.5431in" fo:margin-left="1.575in" table:align="left" fo:background-color="#ada7a7">
        <style:background-image/>
      </style:table-properties>
    </style:style>
    <style:style style:name="Table80.A" style:family="table-column">
      <style:table-column-properties style:column-width="8.5431in"/>
    </style:style>
    <style:style style:name="Table80.A1" style:family="table-cell">
      <style:table-cell-properties style:vertical-align="middle" fo:padding="0.0194in" fo:border="none"/>
    </style:style>
    <style:style style:name="Table81" style:family="table">
      <style:table-properties style:width="8.5431in" fo:margin-left="1.575in" table:align="left" fo:background-color="#ada7a7">
        <style:background-image/>
      </style:table-properties>
    </style:style>
    <style:style style:name="Table81.A" style:family="table-column">
      <style:table-column-properties style:column-width="8.5431in"/>
    </style:style>
    <style:style style:name="Table81.A1" style:family="table-cell">
      <style:table-cell-properties style:vertical-align="middle" fo:padding="0.0194in" fo:border="none"/>
    </style:style>
    <style:style style:name="Table82" style:family="table">
      <style:table-properties style:width="8.5431in" fo:margin-left="1.575in" table:align="left" fo:background-color="#ada7a7">
        <style:background-image/>
      </style:table-properties>
    </style:style>
    <style:style style:name="Table82.A" style:family="table-column">
      <style:table-column-properties style:column-width="8.5431in"/>
    </style:style>
    <style:style style:name="Table82.A1" style:family="table-cell">
      <style:table-cell-properties style:vertical-align="middle" fo:padding="0.0194in" fo:border="none"/>
    </style:style>
    <style:style style:name="Table83" style:family="table">
      <style:table-properties style:width="5.9667in" table:align="left"/>
    </style:style>
    <style:style style:name="Table83.A" style:family="table-column">
      <style:table-column-properties style:column-width="0.1118in"/>
    </style:style>
    <style:style style:name="Table83.B" style:family="table-column">
      <style:table-column-properties style:column-width="5.8549in"/>
    </style:style>
    <style:style style:name="Table83.A1" style:family="table-cell">
      <style:table-cell-properties style:vertical-align="middle" fo:padding="0.0194in" fo:border="none"/>
    </style:style>
    <style:style style:name="Table84" style:family="table">
      <style:table-properties style:width="8.9368in" fo:margin-left="1.1813in" table:align="left" fo:background-color="#ada7a7">
        <style:background-image/>
      </style:table-properties>
    </style:style>
    <style:style style:name="Table84.A" style:family="table-column">
      <style:table-column-properties style:column-width="8.9368in"/>
    </style:style>
    <style:style style:name="Table84.A1" style:family="table-cell">
      <style:table-cell-properties style:vertical-align="middle" fo:padding="0.0194in" fo:border="none"/>
    </style:style>
    <style:style style:name="Table85" style:family="table">
      <style:table-properties style:width="8.5431in" fo:margin-left="1.575in" table:align="left" fo:background-color="#ada7a7">
        <style:background-image/>
      </style:table-properties>
    </style:style>
    <style:style style:name="Table85.A" style:family="table-column">
      <style:table-column-properties style:column-width="8.5431in"/>
    </style:style>
    <style:style style:name="Table85.A1" style:family="table-cell">
      <style:table-cell-properties style:vertical-align="middle" fo:padding="0.0194in" fo:border="none"/>
    </style:style>
    <style:style style:name="Table86" style:family="table">
      <style:table-properties style:width="8.5431in" fo:margin-left="1.575in" table:align="left" fo:background-color="#ada7a7">
        <style:background-image/>
      </style:table-properties>
    </style:style>
    <style:style style:name="Table86.A" style:family="table-column">
      <style:table-column-properties style:column-width="8.5431in"/>
    </style:style>
    <style:style style:name="Table86.A1" style:family="table-cell">
      <style:table-cell-properties style:vertical-align="middle" fo:padding="0.0194in" fo:border="none"/>
    </style:style>
    <style:style style:name="Table87" style:family="table">
      <style:table-properties style:width="8.5431in" fo:margin-left="1.575in" table:align="left" fo:background-color="#ada7a7">
        <style:background-image/>
      </style:table-properties>
    </style:style>
    <style:style style:name="Table87.A" style:family="table-column">
      <style:table-column-properties style:column-width="8.5431in"/>
    </style:style>
    <style:style style:name="Table87.A1" style:family="table-cell">
      <style:table-cell-properties style:vertical-align="middle" fo:padding="0.0194in" fo:border="none"/>
    </style:style>
    <style:style style:name="Table88" style:family="table">
      <style:table-properties style:width="8.5431in" fo:margin-left="1.575in" table:align="left" fo:background-color="#ada7a7">
        <style:background-image/>
      </style:table-properties>
    </style:style>
    <style:style style:name="Table88.A" style:family="table-column">
      <style:table-column-properties style:column-width="8.5431in"/>
    </style:style>
    <style:style style:name="Table88.A1" style:family="table-cell">
      <style:table-cell-properties style:vertical-align="middle" fo:padding="0.0194in" fo:border="none"/>
    </style:style>
    <style:style style:name="Table89" style:family="table">
      <style:table-properties style:width="8.5431in" fo:margin-left="1.575in" table:align="left" fo:background-color="#ada7a7">
        <style:background-image/>
      </style:table-properties>
    </style:style>
    <style:style style:name="Table89.A" style:family="table-column">
      <style:table-column-properties style:column-width="8.5431in"/>
    </style:style>
    <style:style style:name="Table89.A1" style:family="table-cell">
      <style:table-cell-properties style:vertical-align="middle" fo:padding="0.0194in" fo:border="none"/>
    </style:style>
    <style:style style:name="Table90" style:family="table">
      <style:table-properties style:width="8.5431in" fo:margin-left="1.575in" table:align="left" fo:background-color="#ada7a7">
        <style:background-image/>
      </style:table-properties>
    </style:style>
    <style:style style:name="Table90.A" style:family="table-column">
      <style:table-column-properties style:column-width="8.5431in"/>
    </style:style>
    <style:style style:name="Table90.A1" style:family="table-cell">
      <style:table-cell-properties style:vertical-align="middle" fo:padding="0.0194in" fo:border="none"/>
    </style:style>
    <style:style style:name="Table91" style:family="table">
      <style:table-properties style:width="8.5431in" fo:margin-left="1.575in" table:align="left" fo:background-color="#ada7a7">
        <style:background-image/>
      </style:table-properties>
    </style:style>
    <style:style style:name="Table91.A" style:family="table-column">
      <style:table-column-properties style:column-width="8.5431in"/>
    </style:style>
    <style:style style:name="Table91.A1" style:family="table-cell">
      <style:table-cell-properties style:vertical-align="middle" fo:padding="0.0194in" fo:border="none"/>
    </style:style>
    <style:style style:name="Table92" style:family="table">
      <style:table-properties style:width="8.9368in" fo:margin-left="1.1813in" table:align="left" fo:background-color="#ada7a7">
        <style:background-image/>
      </style:table-properties>
    </style:style>
    <style:style style:name="Table92.A" style:family="table-column">
      <style:table-column-properties style:column-width="8.9368in"/>
    </style:style>
    <style:style style:name="Table92.A1" style:family="table-cell">
      <style:table-cell-properties style:vertical-align="middle" fo:padding="0.0194in" fo:border="none"/>
    </style:style>
    <style:style style:name="Table93" style:family="table">
      <style:table-properties style:width="8.5431in" fo:margin-left="1.575in" table:align="left" fo:background-color="#ada7a7">
        <style:background-image/>
      </style:table-properties>
    </style:style>
    <style:style style:name="Table93.A" style:family="table-column">
      <style:table-column-properties style:column-width="8.5431in"/>
    </style:style>
    <style:style style:name="Table93.A1" style:family="table-cell">
      <style:table-cell-properties style:vertical-align="middle" fo:padding="0.0194in" fo:border="none"/>
    </style:style>
    <style:style style:name="Table94" style:family="table">
      <style:table-properties style:width="8.5431in" fo:margin-left="1.575in" table:align="left" fo:background-color="#ada7a7">
        <style:background-image/>
      </style:table-properties>
    </style:style>
    <style:style style:name="Table94.A" style:family="table-column">
      <style:table-column-properties style:column-width="8.5431in"/>
    </style:style>
    <style:style style:name="Table94.A1" style:family="table-cell">
      <style:table-cell-properties style:vertical-align="middle" fo:padding="0.0194in" fo:border="none"/>
    </style:style>
    <style:style style:name="Table95" style:family="table">
      <style:table-properties style:width="9.3306in" fo:margin-left="0.7875in" table:align="left" fo:background-color="#ada7a7">
        <style:background-image/>
      </style:table-properties>
    </style:style>
    <style:style style:name="Table95.A" style:family="table-column">
      <style:table-column-properties style:column-width="9.3306in"/>
    </style:style>
    <style:style style:name="Table95.A1" style:family="table-cell">
      <style:table-cell-properties style:vertical-align="middle" fo:padding="0.0194in" fo:border="none"/>
    </style:style>
    <style:style style:name="Table96" style:family="table">
      <style:table-properties style:width="8.9368in" fo:margin-left="1.1813in" table:align="left" fo:background-color="#ada7a7">
        <style:background-image/>
      </style:table-properties>
    </style:style>
    <style:style style:name="Table96.A" style:family="table-column">
      <style:table-column-properties style:column-width="8.9368in"/>
    </style:style>
    <style:style style:name="Table96.A1" style:family="table-cell">
      <style:table-cell-properties style:vertical-align="middle" fo:padding="0.0194in" fo:border="none"/>
    </style:style>
    <style:style style:name="Table97" style:family="table">
      <style:table-properties style:width="8.9368in" fo:margin-left="1.1813in" table:align="left" fo:background-color="#ada7a7">
        <style:background-image/>
      </style:table-properties>
    </style:style>
    <style:style style:name="Table97.A" style:family="table-column">
      <style:table-column-properties style:column-width="8.9368in"/>
    </style:style>
    <style:style style:name="Table97.A1" style:family="table-cell">
      <style:table-cell-properties style:vertical-align="middle" fo:padding="0.0194in" fo:border="none"/>
    </style:style>
    <style:style style:name="Table98" style:family="table">
      <style:table-properties style:width="6.6333in" table:align="left"/>
    </style:style>
    <style:style style:name="Table98.A" style:family="table-column">
      <style:table-column-properties style:column-width="0.1118in"/>
    </style:style>
    <style:style style:name="Table98.B" style:family="table-column">
      <style:table-column-properties style:column-width="6.5215in"/>
    </style:style>
    <style:style style:name="Table98.A1" style:family="table-cell">
      <style:table-cell-properties style:vertical-align="middle" fo:padding="0.0194in" fo:border="none"/>
    </style:style>
    <style:style style:name="Table99" style:family="table">
      <style:table-properties style:width="8.9368in" fo:margin-left="1.1813in" table:align="left" fo:background-color="#ada7a7">
        <style:background-image/>
      </style:table-properties>
    </style:style>
    <style:style style:name="Table99.A" style:family="table-column">
      <style:table-column-properties style:column-width="8.9368in"/>
    </style:style>
    <style:style style:name="Table99.A1" style:family="table-cell">
      <style:table-cell-properties style:vertical-align="middle" fo:padding="0.0194in" fo:border="none"/>
    </style:style>
    <style:style style:name="Table100" style:family="table">
      <style:table-properties style:width="5.4667in" table:align="left"/>
    </style:style>
    <style:style style:name="Table100.A" style:family="table-column">
      <style:table-column-properties style:column-width="0.1118in"/>
    </style:style>
    <style:style style:name="Table100.B" style:family="table-column">
      <style:table-column-properties style:column-width="5.3549in"/>
    </style:style>
    <style:style style:name="Table100.A1" style:family="table-cell">
      <style:table-cell-properties style:vertical-align="middle" fo:padding="0.0194in" fo:border="none"/>
    </style:style>
    <style:style style:name="Table101" style:family="table">
      <style:table-properties style:width="9.3306in" fo:margin-left="0.7875in" table:align="left" fo:background-color="#ada7a7">
        <style:background-image/>
      </style:table-properties>
    </style:style>
    <style:style style:name="Table101.A" style:family="table-column">
      <style:table-column-properties style:column-width="9.3306in"/>
    </style:style>
    <style:style style:name="Table101.A1" style:family="table-cell">
      <style:table-cell-properties style:vertical-align="middle" fo:padding="0.0194in" fo:border="none"/>
    </style:style>
    <style:style style:name="Table102" style:family="table">
      <style:table-properties style:width="9.3306in" fo:margin-left="0.7875in" table:align="left" fo:background-color="#ada7a7">
        <style:background-image/>
      </style:table-properties>
    </style:style>
    <style:style style:name="Table102.A" style:family="table-column">
      <style:table-column-properties style:column-width="9.3306in"/>
    </style:style>
    <style:style style:name="Table102.A1" style:family="table-cell">
      <style:table-cell-properties style:vertical-align="middle" fo:padding="0.0194in" fo:border="none"/>
    </style:style>
    <style:style style:name="Table103" style:family="table">
      <style:table-properties style:width="1.4667in" table:align="left"/>
    </style:style>
    <style:style style:name="Table103.A" style:family="table-column">
      <style:table-column-properties style:column-width="0.1118in"/>
    </style:style>
    <style:style style:name="Table103.B" style:family="table-column">
      <style:table-column-properties style:column-width="1.3549in"/>
    </style:style>
    <style:style style:name="Table103.A1" style:family="table-cell">
      <style:table-cell-properties style:vertical-align="middle" fo:padding="0.0194in" fo:border="none"/>
    </style:style>
    <style:style style:name="Table104" style:family="table">
      <style:table-properties style:width="1.7167in" table:align="left"/>
    </style:style>
    <style:style style:name="Table104.A" style:family="table-column">
      <style:table-column-properties style:column-width="0.1118in"/>
    </style:style>
    <style:style style:name="Table104.B" style:family="table-column">
      <style:table-column-properties style:column-width="1.6049in"/>
    </style:style>
    <style:style style:name="Table104.A1" style:family="table-cell">
      <style:table-cell-properties style:vertical-align="middle" fo:padding="0.0194in" fo:border="none"/>
    </style:style>
    <style:style style:name="Table105" style:family="table">
      <style:table-properties style:width="2.3in" table:align="left"/>
    </style:style>
    <style:style style:name="Table105.A" style:family="table-column">
      <style:table-column-properties style:column-width="0.1118in"/>
    </style:style>
    <style:style style:name="Table105.B" style:family="table-column">
      <style:table-column-properties style:column-width="2.1882in"/>
    </style:style>
    <style:style style:name="Table105.A1" style:family="table-cell">
      <style:table-cell-properties style:vertical-align="middle" fo:padding="0.0194in" fo:border="none"/>
    </style:style>
    <style:style style:name="Table106" style:family="table">
      <style:table-properties style:width="9.3306in" fo:margin-left="0.7875in" table:align="left" fo:background-color="#ada7a7">
        <style:background-image/>
      </style:table-properties>
    </style:style>
    <style:style style:name="Table106.A" style:family="table-column">
      <style:table-column-properties style:column-width="9.3306in"/>
    </style:style>
    <style:style style:name="Table106.A1" style:family="table-cell">
      <style:table-cell-properties style:vertical-align="middle" fo:padding="0.0194in" fo:border="none"/>
    </style:style>
    <style:style style:name="Table107" style:family="table">
      <style:table-properties style:width="9.3306in" fo:margin-left="0.7875in" table:align="left" fo:background-color="#ada7a7">
        <style:background-image/>
      </style:table-properties>
    </style:style>
    <style:style style:name="Table107.A" style:family="table-column">
      <style:table-column-properties style:column-width="9.3306in"/>
    </style:style>
    <style:style style:name="Table107.A1" style:family="table-cell">
      <style:table-cell-properties style:vertical-align="middle" fo:padding="0.0194in" fo:border="none"/>
    </style:style>
    <style:style style:name="Table108" style:family="table">
      <style:table-properties style:width="5.55in" fo:margin-left="0.2083in" table:align="left"/>
    </style:style>
    <style:style style:name="Table108.A" style:family="table-column">
      <style:table-column-properties style:column-width="0.1118in"/>
    </style:style>
    <style:style style:name="Table108.B" style:family="table-column">
      <style:table-column-properties style:column-width="5.4382in"/>
    </style:style>
    <style:style style:name="Table108.A1" style:family="table-cell">
      <style:table-cell-properties style:vertical-align="middle" fo:padding="0.0194in" fo:border="none"/>
    </style:style>
    <style:style style:name="Table109" style:family="table">
      <style:table-properties style:width="8.55in" fo:margin-left="0.2083in" table:align="left"/>
    </style:style>
    <style:style style:name="Table109.A" style:family="table-column">
      <style:table-column-properties style:column-width="0.1118in"/>
    </style:style>
    <style:style style:name="Table109.B" style:family="table-column">
      <style:table-column-properties style:column-width="8.4382in"/>
    </style:style>
    <style:style style:name="Table109.A1" style:family="table-cell">
      <style:table-cell-properties style:vertical-align="middle" fo:padding="0.0194in" fo:border="none"/>
    </style:style>
    <style:style style:name="Table110" style:family="table">
      <style:table-properties style:width="8.7167in" fo:margin-left="0.2083in" table:align="left"/>
    </style:style>
    <style:style style:name="Table110.A" style:family="table-column">
      <style:table-column-properties style:column-width="0.1118in"/>
    </style:style>
    <style:style style:name="Table110.B" style:family="table-column">
      <style:table-column-properties style:column-width="8.6049in"/>
    </style:style>
    <style:style style:name="Table110.A1" style:family="table-cell">
      <style:table-cell-properties style:vertical-align="middle" fo:padding="0.0194in" fo:border="none"/>
    </style:style>
    <style:style style:name="Table111" style:family="table">
      <style:table-properties style:width="9.3306in" fo:margin-left="0.7875in" table:align="left" fo:background-color="#ada7a7">
        <style:background-image/>
      </style:table-properties>
    </style:style>
    <style:style style:name="Table111.A" style:family="table-column">
      <style:table-column-properties style:column-width="9.3306in"/>
    </style:style>
    <style:style style:name="Table111.A1" style:family="table-cell">
      <style:table-cell-properties style:vertical-align="middle" fo:padding="0.0194in" fo:border="none"/>
    </style:style>
    <style:style style:name="Table112" style:family="table">
      <style:table-properties style:width="1.4667in" table:align="left"/>
    </style:style>
    <style:style style:name="Table112.A" style:family="table-column">
      <style:table-column-properties style:column-width="0.1118in"/>
    </style:style>
    <style:style style:name="Table112.B" style:family="table-column">
      <style:table-column-properties style:column-width="1.3549in"/>
    </style:style>
    <style:style style:name="Table112.A1" style:family="table-cell">
      <style:table-cell-properties style:vertical-align="middle" fo:padding="0.0194in" fo:border="none"/>
    </style:style>
    <style:style style:name="Table113" style:family="table">
      <style:table-properties style:width="9.3306in" fo:margin-left="0.7875in" table:align="left" fo:background-color="#ada7a7">
        <style:background-image/>
      </style:table-properties>
    </style:style>
    <style:style style:name="Table113.A" style:family="table-column">
      <style:table-column-properties style:column-width="9.3306in"/>
    </style:style>
    <style:style style:name="Table113.A1" style:family="table-cell">
      <style:table-cell-properties style:vertical-align="middle" fo:padding="0.0194in" fo:border="none"/>
    </style:style>
    <style:style style:name="Table114" style:family="table">
      <style:table-properties style:width="2.6333in" fo:margin-left="0.2083in" table:align="left"/>
    </style:style>
    <style:style style:name="Table114.A" style:family="table-column">
      <style:table-column-properties style:column-width="0.1118in"/>
    </style:style>
    <style:style style:name="Table114.B" style:family="table-column">
      <style:table-column-properties style:column-width="2.5215in"/>
    </style:style>
    <style:style style:name="Table114.A1" style:family="table-cell">
      <style:table-cell-properties style:vertical-align="middle" fo:padding="0.0194in" fo:border="none"/>
    </style:style>
    <style:style style:name="Table115" style:family="table">
      <style:table-properties style:width="2.8833in" fo:margin-left="0.2083in" table:align="left"/>
    </style:style>
    <style:style style:name="Table115.A" style:family="table-column">
      <style:table-column-properties style:column-width="0.1118in"/>
    </style:style>
    <style:style style:name="Table115.B" style:family="table-column">
      <style:table-column-properties style:column-width="2.7715in"/>
    </style:style>
    <style:style style:name="Table115.A1" style:family="table-cell">
      <style:table-cell-properties style:vertical-align="middle" fo:padding="0.0194in" fo:border="none"/>
    </style:style>
    <style:style style:name="Table116" style:family="table">
      <style:table-properties style:width="2.3833in" fo:margin-left="0.2083in" table:align="left"/>
    </style:style>
    <style:style style:name="Table116.A" style:family="table-column">
      <style:table-column-properties style:column-width="0.1118in"/>
    </style:style>
    <style:style style:name="Table116.B" style:family="table-column">
      <style:table-column-properties style:column-width="2.2715in"/>
    </style:style>
    <style:style style:name="Table116.A1" style:family="table-cell">
      <style:table-cell-properties style:vertical-align="middle" fo:padding="0.0194in" fo:border="none"/>
    </style:style>
    <style:style style:name="Table117" style:family="table">
      <style:table-properties style:width="1.4667in" fo:margin-left="0.2083in" table:align="left"/>
    </style:style>
    <style:style style:name="Table117.A" style:family="table-column">
      <style:table-column-properties style:column-width="0.1118in"/>
    </style:style>
    <style:style style:name="Table117.B" style:family="table-column">
      <style:table-column-properties style:column-width="1.3549in"/>
    </style:style>
    <style:style style:name="Table117.A1" style:family="table-cell">
      <style:table-cell-properties style:vertical-align="middle" fo:padding="0.0194in" fo:border="none"/>
    </style:style>
    <style:style style:name="Table118" style:family="table">
      <style:table-properties style:width="2.3833in" fo:margin-left="0.2083in" table:align="left"/>
    </style:style>
    <style:style style:name="Table118.A" style:family="table-column">
      <style:table-column-properties style:column-width="0.1118in"/>
    </style:style>
    <style:style style:name="Table118.B" style:family="table-column">
      <style:table-column-properties style:column-width="2.2715in"/>
    </style:style>
    <style:style style:name="Table118.A1" style:family="table-cell">
      <style:table-cell-properties style:vertical-align="middle" fo:padding="0.0194in" fo:border="none"/>
    </style:style>
    <style:style style:name="Table119" style:family="table">
      <style:table-properties style:width="6.7167in" fo:margin-left="0.2083in" table:align="left"/>
    </style:style>
    <style:style style:name="Table119.A" style:family="table-column">
      <style:table-column-properties style:column-width="0.1118in"/>
    </style:style>
    <style:style style:name="Table119.B" style:family="table-column">
      <style:table-column-properties style:column-width="6.6049in"/>
    </style:style>
    <style:style style:name="Table119.A1" style:family="table-cell">
      <style:table-cell-properties style:vertical-align="middle" fo:padding="0.0194in" fo:border="none"/>
    </style:style>
    <style:style style:name="Table120" style:family="table">
      <style:table-properties style:width="9.3306in" fo:margin-left="0.7875in" table:align="left" fo:background-color="#ada7a7">
        <style:background-image/>
      </style:table-properties>
    </style:style>
    <style:style style:name="Table120.A" style:family="table-column">
      <style:table-column-properties style:column-width="9.3306in"/>
    </style:style>
    <style:style style:name="Table120.A1" style:family="table-cell">
      <style:table-cell-properties style:vertical-align="middle" fo:padding="0.0194in" fo:border="none"/>
    </style:style>
    <style:style style:name="Table121" style:family="table">
      <style:table-properties style:width="9.3306in" fo:margin-left="0.7875in" table:align="left" fo:background-color="#ada7a7">
        <style:background-image/>
      </style:table-properties>
    </style:style>
    <style:style style:name="Table121.A" style:family="table-column">
      <style:table-column-properties style:column-width="9.3306in"/>
    </style:style>
    <style:style style:name="Table121.A1" style:family="table-cell">
      <style:table-cell-properties style:vertical-align="middle" fo:padding="0.0194in" fo:border="none"/>
    </style:style>
    <style:style style:name="Table122" style:family="table">
      <style:table-properties style:width="8.9368in" fo:margin-left="1.1813in" table:align="left" fo:background-color="#ada7a7">
        <style:background-image/>
      </style:table-properties>
    </style:style>
    <style:style style:name="Table122.A" style:family="table-column">
      <style:table-column-properties style:column-width="8.9368in"/>
    </style:style>
    <style:style style:name="Table122.A1" style:family="table-cell">
      <style:table-cell-properties style:vertical-align="middle" fo:padding="0.0194in" fo:border="none"/>
    </style:style>
    <style:style style:name="Table123" style:family="table">
      <style:table-properties style:width="8.9368in" fo:margin-left="1.1813in" table:align="left" fo:background-color="#ada7a7">
        <style:background-image/>
      </style:table-properties>
    </style:style>
    <style:style style:name="Table123.A" style:family="table-column">
      <style:table-column-properties style:column-width="8.9368in"/>
    </style:style>
    <style:style style:name="Table123.A1" style:family="table-cell">
      <style:table-cell-properties style:vertical-align="middle" fo:padding="0.0194in" fo:border="none"/>
    </style:style>
    <style:style style:name="Table124" style:family="table">
      <style:table-properties style:width="5.2924in" fo:margin-left="0.7875in" table:align="left" fo:background-color="#ada7a7">
        <style:background-image/>
      </style:table-properties>
    </style:style>
    <style:style style:name="Table124.A" style:family="table-column">
      <style:table-column-properties style:column-width="5.2924in"/>
    </style:style>
    <style:style style:name="Table124.A1" style:family="table-cell">
      <style:table-cell-properties style:vertical-align="middle" fo:padding="0.0194in" fo:border="none"/>
    </style:style>
    <style:style style:name="Table125" style:family="table">
      <style:table-properties style:width="2.7583in" fo:margin-left="1.1813in" table:align="left" fo:background-color="#ada7a7">
        <style:background-image/>
      </style:table-properties>
    </style:style>
    <style:style style:name="Table125.A" style:family="table-column">
      <style:table-column-properties style:column-width="2.7583in"/>
    </style:style>
    <style:style style:name="Table125.A1" style:family="table-cell">
      <style:table-cell-properties style:vertical-align="middle" fo:padding="0.0194in" fo:border="none"/>
    </style:style>
    <style:style style:name="Table126" style:family="table">
      <style:table-properties style:width="8.9368in" fo:margin-left="1.1813in" table:align="left" fo:background-color="#ada7a7">
        <style:background-image/>
      </style:table-properties>
    </style:style>
    <style:style style:name="Table126.A" style:family="table-column">
      <style:table-column-properties style:column-width="8.9368in"/>
    </style:style>
    <style:style style:name="Table126.A1" style:family="table-cell">
      <style:table-cell-properties style:vertical-align="middle" fo:padding="0.0194in" fo:border="none"/>
    </style:style>
    <style:style style:name="Table127" style:family="table">
      <style:table-properties style:width="8.9368in" fo:margin-left="1.1813in" table:align="left" fo:background-color="#ada7a7">
        <style:background-image/>
      </style:table-properties>
    </style:style>
    <style:style style:name="Table127.A" style:family="table-column">
      <style:table-column-properties style:column-width="8.9368in"/>
    </style:style>
    <style:style style:name="Table127.A1" style:family="table-cell">
      <style:table-cell-properties style:vertical-align="middle" fo:padding="0.0194in" fo:border="none"/>
    </style:style>
    <style:style style:name="Table128" style:family="table">
      <style:table-properties style:width="6.1333in" fo:margin-left="0.2083in" table:align="left"/>
    </style:style>
    <style:style style:name="Table128.A" style:family="table-column">
      <style:table-column-properties style:column-width="0.1118in"/>
    </style:style>
    <style:style style:name="Table128.B" style:family="table-column">
      <style:table-column-properties style:column-width="6.0215in"/>
    </style:style>
    <style:style style:name="Table128.A1" style:family="table-cell">
      <style:table-cell-properties style:vertical-align="middle" fo:padding="0.0194in" fo:border="none"/>
    </style:style>
    <style:style style:name="Table129" style:family="table">
      <style:table-properties style:width="4.2826in" fo:margin-left="1.1813in" table:align="left" fo:background-color="#ada7a7">
        <style:background-image/>
      </style:table-properties>
    </style:style>
    <style:style style:name="Table129.A" style:family="table-column">
      <style:table-column-properties style:column-width="4.2826in"/>
    </style:style>
    <style:style style:name="Table129.A1" style:family="table-cell">
      <style:table-cell-properties style:vertical-align="middle" fo:padding="0.0194in" fo:border="none"/>
    </style:style>
    <style:style style:name="Table130" style:family="table">
      <style:table-properties style:width="8.9368in" fo:margin-left="1.1813in" table:align="left" fo:background-color="#ada7a7">
        <style:background-image/>
      </style:table-properties>
    </style:style>
    <style:style style:name="Table130.A" style:family="table-column">
      <style:table-column-properties style:column-width="8.9368in"/>
    </style:style>
    <style:style style:name="Table130.A1" style:family="table-cell">
      <style:table-cell-properties style:vertical-align="middle" fo:padding="0.0194in" fo:border="none"/>
    </style:style>
    <style:style style:name="Table131" style:family="table">
      <style:table-properties style:width="8.9368in" fo:margin-left="1.1813in" table:align="left" fo:background-color="#ada7a7">
        <style:background-image/>
      </style:table-properties>
    </style:style>
    <style:style style:name="Table131.A" style:family="table-column">
      <style:table-column-properties style:column-width="8.9368in"/>
    </style:style>
    <style:style style:name="Table131.A1" style:family="table-cell">
      <style:table-cell-properties style:vertical-align="middle" fo:padding="0.0194in" fo:border="none"/>
    </style:style>
    <style:style style:name="Table132" style:family="table">
      <style:table-properties style:width="8.9368in" fo:margin-left="1.1813in" table:align="left" fo:background-color="#ada7a7">
        <style:background-image/>
      </style:table-properties>
    </style:style>
    <style:style style:name="Table132.A" style:family="table-column">
      <style:table-column-properties style:column-width="8.9368in"/>
    </style:style>
    <style:style style:name="Table132.A1" style:family="table-cell">
      <style:table-cell-properties style:vertical-align="middle" fo:padding="0.0194in" fo:border="none"/>
    </style:style>
    <style:style style:name="Table133" style:family="table">
      <style:table-properties style:width="8.9368in" fo:margin-left="1.1813in" table:align="left" fo:background-color="#ada7a7">
        <style:background-image/>
      </style:table-properties>
    </style:style>
    <style:style style:name="Table133.A" style:family="table-column">
      <style:table-column-properties style:column-width="8.9368in"/>
    </style:style>
    <style:style style:name="Table133.A1" style:family="table-cell">
      <style:table-cell-properties style:vertical-align="middle" fo:padding="0.0194in" fo:border="none"/>
    </style:style>
    <style:style style:name="Table134" style:family="table">
      <style:table-properties style:width="8.9368in" fo:margin-left="1.1813in" table:align="left" fo:background-color="#ada7a7">
        <style:background-image/>
      </style:table-properties>
    </style:style>
    <style:style style:name="Table134.A" style:family="table-column">
      <style:table-column-properties style:column-width="8.9368in"/>
    </style:style>
    <style:style style:name="Table134.A1" style:family="table-cell">
      <style:table-cell-properties style:vertical-align="middle" fo:padding="0.0194in" fo:border="none"/>
    </style:style>
    <style:style style:name="Table135" style:family="table">
      <style:table-properties style:width="8.9368in" fo:margin-left="1.1813in" table:align="left" fo:background-color="#ada7a7">
        <style:background-image/>
      </style:table-properties>
    </style:style>
    <style:style style:name="Table135.A" style:family="table-column">
      <style:table-column-properties style:column-width="8.9368in"/>
    </style:style>
    <style:style style:name="Table135.A1" style:family="table-cell">
      <style:table-cell-properties style:vertical-align="middle" fo:padding="0.0194in" fo:border="none"/>
    </style:style>
    <style:style style:name="Table136" style:family="table">
      <style:table-properties style:width="5.4667in" table:align="left"/>
    </style:style>
    <style:style style:name="Table136.A" style:family="table-column">
      <style:table-column-properties style:column-width="0.1118in"/>
    </style:style>
    <style:style style:name="Table136.B" style:family="table-column">
      <style:table-column-properties style:column-width="5.3549in"/>
    </style:style>
    <style:style style:name="Table136.A1" style:family="table-cell">
      <style:table-cell-properties style:vertical-align="middle" fo:padding="0.0194in" fo:border="none"/>
    </style:style>
    <style:style style:name="Table137" style:family="table">
      <style:table-properties style:width="8.9368in" fo:margin-left="1.1813in" table:align="left" fo:background-color="#ada7a7">
        <style:background-image/>
      </style:table-properties>
    </style:style>
    <style:style style:name="Table137.A" style:family="table-column">
      <style:table-column-properties style:column-width="8.9368in"/>
    </style:style>
    <style:style style:name="Table137.A1" style:family="table-cell">
      <style:table-cell-properties style:vertical-align="middle" fo:padding="0.0194in" fo:border="none"/>
    </style:style>
    <style:style style:name="Table138" style:family="table">
      <style:table-properties style:width="8.9368in" fo:margin-left="1.1813in" table:align="left" fo:background-color="#ada7a7">
        <style:background-image/>
      </style:table-properties>
    </style:style>
    <style:style style:name="Table138.A" style:family="table-column">
      <style:table-column-properties style:column-width="8.9368in"/>
    </style:style>
    <style:style style:name="Table138.A1" style:family="table-cell">
      <style:table-cell-properties style:vertical-align="middle" fo:padding="0.0194in" fo:border="none"/>
    </style:style>
    <style:style style:name="Table139" style:family="table">
      <style:table-properties style:width="8.9368in" fo:margin-left="1.1813in" table:align="left" fo:background-color="#ada7a7">
        <style:background-image/>
      </style:table-properties>
    </style:style>
    <style:style style:name="Table139.A" style:family="table-column">
      <style:table-column-properties style:column-width="8.9368in"/>
    </style:style>
    <style:style style:name="Table139.A1" style:family="table-cell">
      <style:table-cell-properties style:vertical-align="middle" fo:padding="0.0194in" fo:border="none"/>
    </style:style>
    <style:style style:name="Table140" style:family="table">
      <style:table-properties style:width="1.7167in" table:align="left"/>
    </style:style>
    <style:style style:name="Table140.A" style:family="table-column">
      <style:table-column-properties style:column-width="0.1118in"/>
    </style:style>
    <style:style style:name="Table140.B" style:family="table-column">
      <style:table-column-properties style:column-width="1.6049in"/>
    </style:style>
    <style:style style:name="Table140.A1" style:family="table-cell">
      <style:table-cell-properties style:vertical-align="middle" fo:padding="0.0194in" fo:border="none"/>
    </style:style>
    <style:style style:name="Table141" style:family="table">
      <style:table-properties style:width="5.9667in" table:align="left"/>
    </style:style>
    <style:style style:name="Table141.A" style:family="table-column">
      <style:table-column-properties style:column-width="0.1118in"/>
    </style:style>
    <style:style style:name="Table141.B" style:family="table-column">
      <style:table-column-properties style:column-width="5.8549in"/>
    </style:style>
    <style:style style:name="Table141.A1" style:family="table-cell">
      <style:table-cell-properties style:vertical-align="middle" fo:padding="0.0194in" fo:border="none"/>
    </style:style>
    <style:style style:name="Table142" style:family="table">
      <style:table-properties style:width="8.9368in" fo:margin-left="1.1813in" table:align="left" fo:background-color="#ada7a7">
        <style:background-image/>
      </style:table-properties>
    </style:style>
    <style:style style:name="Table142.A" style:family="table-column">
      <style:table-column-properties style:column-width="8.9368in"/>
    </style:style>
    <style:style style:name="Table142.A1" style:family="table-cell">
      <style:table-cell-properties style:vertical-align="middle" fo:padding="0.0194in" fo:border="none"/>
    </style:style>
    <style:style style:name="Table143" style:family="table">
      <style:table-properties style:width="5.9667in" fo:margin-left="0.2083in" table:align="left"/>
    </style:style>
    <style:style style:name="Table143.A" style:family="table-column">
      <style:table-column-properties style:column-width="0.1118in"/>
    </style:style>
    <style:style style:name="Table143.B" style:family="table-column">
      <style:table-column-properties style:column-width="5.8549in"/>
    </style:style>
    <style:style style:name="Table143.A1" style:family="table-cell">
      <style:table-cell-properties style:vertical-align="middle" fo:padding="0.0194in" fo:border="none"/>
    </style:style>
    <style:style style:name="Table144" style:family="table">
      <style:table-properties style:width="8.9368in" fo:margin-left="1.1813in" table:align="left" fo:background-color="#ada7a7">
        <style:background-image/>
      </style:table-properties>
    </style:style>
    <style:style style:name="Table144.A" style:family="table-column">
      <style:table-column-properties style:column-width="8.9368in"/>
    </style:style>
    <style:style style:name="Table144.A1" style:family="table-cell">
      <style:table-cell-properties style:vertical-align="middle" fo:padding="0.0194in" fo:border="none"/>
    </style:style>
    <style:style style:name="Table145" style:family="table">
      <style:table-properties style:width="1.05in" table:align="left"/>
    </style:style>
    <style:style style:name="Table145.A" style:family="table-column">
      <style:table-column-properties style:column-width="0.1118in"/>
    </style:style>
    <style:style style:name="Table145.B" style:family="table-column">
      <style:table-column-properties style:column-width="0.9382in"/>
    </style:style>
    <style:style style:name="Table145.A1" style:family="table-cell">
      <style:table-cell-properties style:vertical-align="middle" fo:padding="0.0194in" fo:border="none"/>
    </style:style>
    <style:style style:name="Table146" style:family="table">
      <style:table-properties style:width="0.9667in" table:align="left"/>
    </style:style>
    <style:style style:name="Table146.A" style:family="table-column">
      <style:table-column-properties style:column-width="0.1118in"/>
    </style:style>
    <style:style style:name="Table146.B" style:family="table-column">
      <style:table-column-properties style:column-width="0.8549in"/>
    </style:style>
    <style:style style:name="Table146.A1" style:family="table-cell">
      <style:table-cell-properties style:vertical-align="middle" fo:padding="0.0194in" fo:border="none"/>
    </style:style>
    <style:style style:name="Table147" style:family="table">
      <style:table-properties style:width="1.3833in" table:align="left"/>
    </style:style>
    <style:style style:name="Table147.A" style:family="table-column">
      <style:table-column-properties style:column-width="0.1118in"/>
    </style:style>
    <style:style style:name="Table147.B" style:family="table-column">
      <style:table-column-properties style:column-width="1.2715in"/>
    </style:style>
    <style:style style:name="Table147.A1" style:family="table-cell">
      <style:table-cell-properties style:vertical-align="middle" fo:padding="0.0194in" fo:border="none"/>
    </style:style>
    <style:style style:name="Table148" style:family="table">
      <style:table-properties style:width="1.2167in" table:align="left"/>
    </style:style>
    <style:style style:name="Table148.A" style:family="table-column">
      <style:table-column-properties style:column-width="0.1118in"/>
    </style:style>
    <style:style style:name="Table148.B" style:family="table-column">
      <style:table-column-properties style:column-width="1.1049in"/>
    </style:style>
    <style:style style:name="Table148.A1" style:family="table-cell">
      <style:table-cell-properties style:vertical-align="middle" fo:padding="0.0194in" fo:border="none"/>
    </style:style>
    <style:style style:name="Table149" style:family="table">
      <style:table-properties style:width="9.7243in" fo:margin-left="0.3938in" table:align="left" fo:background-color="#ada7a7">
        <style:background-image/>
      </style:table-properties>
    </style:style>
    <style:style style:name="Table149.A" style:family="table-column">
      <style:table-column-properties style:column-width="9.7243in"/>
    </style:style>
    <style:style style:name="Table149.A1" style:family="table-cell">
      <style:table-cell-properties style:vertical-align="middle" fo:padding="0.0194in" fo:border="none"/>
    </style:style>
    <style:style style:name="Table150" style:family="table">
      <style:table-properties style:width="9.3306in" fo:margin-left="0.7875in" table:align="left" fo:background-color="#ada7a7">
        <style:background-image/>
      </style:table-properties>
    </style:style>
    <style:style style:name="Table150.A" style:family="table-column">
      <style:table-column-properties style:column-width="9.3306in"/>
    </style:style>
    <style:style style:name="Table150.A1" style:family="table-cell">
      <style:table-cell-properties style:vertical-align="middle" fo:padding="0.0194in" fo:border="none"/>
    </style:style>
    <style:style style:name="Table151" style:family="table">
      <style:table-properties style:width="9.3306in" fo:margin-left="0.7875in" table:align="left" fo:background-color="#ada7a7">
        <style:background-image/>
      </style:table-properties>
    </style:style>
    <style:style style:name="Table151.A" style:family="table-column">
      <style:table-column-properties style:column-width="9.3306in"/>
    </style:style>
    <style:style style:name="Table151.A1" style:family="table-cell">
      <style:table-cell-properties style:vertical-align="middle" fo:padding="0.0194in" fo:border="none"/>
    </style:style>
    <style:style style:name="Table152" style:family="table">
      <style:table-properties style:width="9.7243in" fo:margin-left="0.3938in" table:align="left" fo:background-color="#ada7a7">
        <style:background-image/>
      </style:table-properties>
    </style:style>
    <style:style style:name="Table152.A" style:family="table-column">
      <style:table-column-properties style:column-width="9.7243in"/>
    </style:style>
    <style:style style:name="Table152.A1" style:family="table-cell">
      <style:table-cell-properties style:vertical-align="middle" fo:padding="0.0194in" fo:border="none"/>
    </style:style>
    <style:style style:name="Table153" style:family="table">
      <style:table-properties style:width="1.2444in" fo:margin-left="0.3938in" table:align="left" fo:background-color="#ada7a7">
        <style:background-image/>
      </style:table-properties>
    </style:style>
    <style:style style:name="Table153.A" style:family="table-column">
      <style:table-column-properties style:column-width="1.2444in"/>
    </style:style>
    <style:style style:name="Table153.A1" style:family="table-cell">
      <style:table-cell-properties style:vertical-align="middle" fo:padding="0.0194in" fo:border="none"/>
    </style:style>
    <style:style style:name="Table154" style:family="table">
      <style:table-properties style:width="1.1431in" table:align="left" fo:background-color="#ada7a7">
        <style:background-image/>
      </style:table-properties>
    </style:style>
    <style:style style:name="Table154.A" style:family="table-column">
      <style:table-column-properties style:column-width="1.1431in"/>
    </style:style>
    <style:style style:name="Table154.A1" style:family="table-cell">
      <style:table-cell-properties style:vertical-align="middle" fo:padding="0.0194in" fo:border="none"/>
    </style:style>
    <style:style style:name="Table155" style:family="table">
      <style:table-properties style:width="8.0049in" fo:margin-left="0.7875in" table:align="left" fo:background-color="#ada7a7">
        <style:background-image/>
      </style:table-properties>
    </style:style>
    <style:style style:name="Table155.A" style:family="table-column">
      <style:table-column-properties style:column-width="8.0049in"/>
    </style:style>
    <style:style style:name="Table155.A1" style:family="table-cell">
      <style:table-cell-properties style:vertical-align="middle" fo:padding="0.0194in" fo:border="none"/>
    </style:style>
    <style:style style:name="Table156" style:family="table">
      <style:table-properties style:width="6.9243in" table:align="left" fo:background-color="#ada7a7">
        <style:background-image/>
      </style:table-properties>
    </style:style>
    <style:style style:name="Table156.A" style:family="table-column">
      <style:table-column-properties style:column-width="6.9243in"/>
    </style:style>
    <style:style style:name="Table156.A1" style:family="table-cell">
      <style:table-cell-properties style:vertical-align="middle" fo:padding="0.0194in" fo:border="none"/>
    </style:style>
    <style:style style:name="Table157" style:family="table">
      <style:table-properties style:width="9.3306in" fo:margin-left="0.7875in" table:align="left" fo:background-color="#ada7a7">
        <style:background-image/>
      </style:table-properties>
    </style:style>
    <style:style style:name="Table157.A" style:family="table-column">
      <style:table-column-properties style:column-width="9.3306in"/>
    </style:style>
    <style:style style:name="Table157.A1" style:family="table-cell">
      <style:table-cell-properties style:vertical-align="middle" fo:padding="0.0194in" fo:border="none"/>
    </style:style>
    <style:style style:name="Table158" style:family="table">
      <style:table-properties style:width="0.2188in" fo:margin-left="0.7875in" table:align="left" fo:background-color="#ada7a7">
        <style:background-image/>
      </style:table-properties>
    </style:style>
    <style:style style:name="Table158.A" style:family="table-column">
      <style:table-column-properties style:column-width="0.2188in"/>
    </style:style>
    <style:style style:name="Table158.A1" style:family="table-cell">
      <style:table-cell-properties style:vertical-align="middle" fo:padding="0.0194in" fo:border="none"/>
    </style:style>
    <style:style style:name="Table159" style:family="table">
      <style:table-properties style:width="0.1174in" table:align="left" fo:background-color="#ada7a7">
        <style:background-image/>
      </style:table-properties>
    </style:style>
    <style:style style:name="Table159.A" style:family="table-column">
      <style:table-column-properties style:column-width="0.1174in"/>
    </style:style>
    <style:style style:name="Table159.A1" style:family="table-cell">
      <style:table-cell-properties style:vertical-align="middle" fo:padding="0.0194in" fo:border="none"/>
    </style:style>
    <style:style style:name="Table160" style:family="table">
      <style:table-properties style:width="8.9368in" fo:margin-left="1.1813in" table:align="left" fo:background-color="#ada7a7">
        <style:background-image/>
      </style:table-properties>
    </style:style>
    <style:style style:name="Table160.A" style:family="table-column">
      <style:table-column-properties style:column-width="8.9368in"/>
    </style:style>
    <style:style style:name="Table160.A1" style:family="table-cell">
      <style:table-cell-properties style:vertical-align="middle" fo:padding="0.0194in" fo:border="none"/>
    </style:style>
    <style:style style:name="Table161" style:family="table">
      <style:table-properties style:width="8.8979in" table:align="left" fo:background-color="#ada7a7">
        <style:background-image/>
      </style:table-properties>
    </style:style>
    <style:style style:name="Table161.A" style:family="table-column">
      <style:table-column-properties style:column-width="8.8979in"/>
    </style:style>
    <style:style style:name="Table161.A1" style:family="table-cell">
      <style:table-cell-properties style:vertical-align="middle" fo:padding="0.0194in" fo:border="none"/>
    </style:style>
    <style:style style:name="Table162" style:family="table">
      <style:table-properties style:width="8.9368in" fo:margin-left="1.1813in" table:align="left" fo:background-color="#ada7a7">
        <style:background-image/>
      </style:table-properties>
    </style:style>
    <style:style style:name="Table162.A" style:family="table-column">
      <style:table-column-properties style:column-width="8.9368in"/>
    </style:style>
    <style:style style:name="Table162.A1" style:family="table-cell">
      <style:table-cell-properties style:vertical-align="middle" fo:padding="0.0194in" fo:border="none"/>
    </style:style>
    <style:style style:name="Table163" style:family="table">
      <style:table-properties style:width="8.8979in" table:align="left" fo:background-color="#ada7a7">
        <style:background-image/>
      </style:table-properties>
    </style:style>
    <style:style style:name="Table163.A" style:family="table-column">
      <style:table-column-properties style:column-width="8.8979in"/>
    </style:style>
    <style:style style:name="Table163.A1" style:family="table-cell">
      <style:table-cell-properties style:vertical-align="middle" fo:padding="0.0194in" fo:border="none"/>
    </style:style>
    <style:style style:name="Table164" style:family="table">
      <style:table-properties style:width="8.9368in" fo:margin-left="1.1813in" table:align="left" fo:background-color="#ada7a7">
        <style:background-image/>
      </style:table-properties>
    </style:style>
    <style:style style:name="Table164.A" style:family="table-column">
      <style:table-column-properties style:column-width="8.9368in"/>
    </style:style>
    <style:style style:name="Table164.A1" style:family="table-cell">
      <style:table-cell-properties style:vertical-align="middle" fo:padding="0.0194in" fo:border="none"/>
    </style:style>
    <style:style style:name="Table165" style:family="table">
      <style:table-properties style:width="8.8979in" table:align="left" fo:background-color="#ada7a7">
        <style:background-image/>
      </style:table-properties>
    </style:style>
    <style:style style:name="Table165.A" style:family="table-column">
      <style:table-column-properties style:column-width="8.8979in"/>
    </style:style>
    <style:style style:name="Table165.A1" style:family="table-cell">
      <style:table-cell-properties style:vertical-align="middle" fo:padding="0.0194in" fo:border="none"/>
    </style:style>
    <style:style style:name="Table166" style:family="table">
      <style:table-properties style:width="8.9368in" fo:margin-left="1.1813in" table:align="left" fo:background-color="#ada7a7">
        <style:background-image/>
      </style:table-properties>
    </style:style>
    <style:style style:name="Table166.A" style:family="table-column">
      <style:table-column-properties style:column-width="8.9368in"/>
    </style:style>
    <style:style style:name="Table166.A1" style:family="table-cell">
      <style:table-cell-properties style:vertical-align="middle" fo:padding="0.0194in" fo:border="none"/>
    </style:style>
    <style:style style:name="Table167" style:family="table">
      <style:table-properties style:width="8.8979in" table:align="left" fo:background-color="#ada7a7">
        <style:background-image/>
      </style:table-properties>
    </style:style>
    <style:style style:name="Table167.A" style:family="table-column">
      <style:table-column-properties style:column-width="8.8979in"/>
    </style:style>
    <style:style style:name="Table167.A1" style:family="table-cell">
      <style:table-cell-properties style:vertical-align="middle" fo:padding="0.0194in" fo:border="none"/>
    </style:style>
    <style:style style:name="Table168" style:family="table">
      <style:table-properties style:width="8.9368in" fo:margin-left="1.1813in" table:align="left" fo:background-color="#ada7a7">
        <style:background-image/>
      </style:table-properties>
    </style:style>
    <style:style style:name="Table168.A" style:family="table-column">
      <style:table-column-properties style:column-width="8.9368in"/>
    </style:style>
    <style:style style:name="Table168.A1" style:family="table-cell">
      <style:table-cell-properties style:vertical-align="middle" fo:padding="0.0194in" fo:border="none"/>
    </style:style>
    <style:style style:name="Table169" style:family="table">
      <style:table-properties style:width="8.8979in" table:align="left" fo:background-color="#ada7a7">
        <style:background-image/>
      </style:table-properties>
    </style:style>
    <style:style style:name="Table169.A" style:family="table-column">
      <style:table-column-properties style:column-width="8.8979in"/>
    </style:style>
    <style:style style:name="Table169.A1" style:family="table-cell">
      <style:table-cell-properties style:vertical-align="middle" fo:padding="0.0194in" fo:border="none"/>
    </style:style>
    <style:style style:name="Table170" style:family="table">
      <style:table-properties style:width="8.9368in" fo:margin-left="1.1813in" table:align="left" fo:background-color="#ada7a7">
        <style:background-image/>
      </style:table-properties>
    </style:style>
    <style:style style:name="Table170.A" style:family="table-column">
      <style:table-column-properties style:column-width="8.9368in"/>
    </style:style>
    <style:style style:name="Table170.A1" style:family="table-cell">
      <style:table-cell-properties style:vertical-align="middle" fo:padding="0.0194in" fo:border="none"/>
    </style:style>
    <style:style style:name="Table171" style:family="table">
      <style:table-properties style:width="8.8979in" table:align="left" fo:background-color="#ada7a7">
        <style:background-image/>
      </style:table-properties>
    </style:style>
    <style:style style:name="Table171.A" style:family="table-column">
      <style:table-column-properties style:column-width="8.8979in"/>
    </style:style>
    <style:style style:name="Table171.A1" style:family="table-cell">
      <style:table-cell-properties style:vertical-align="middle" fo:padding="0.0194in" fo:border="none"/>
    </style:style>
    <style:style style:name="Table172" style:family="table">
      <style:table-properties style:width="8.9368in" fo:margin-left="1.1813in" table:align="left" fo:background-color="#ada7a7">
        <style:background-image/>
      </style:table-properties>
    </style:style>
    <style:style style:name="Table172.A" style:family="table-column">
      <style:table-column-properties style:column-width="8.9368in"/>
    </style:style>
    <style:style style:name="Table172.A1" style:family="table-cell">
      <style:table-cell-properties style:vertical-align="middle" fo:padding="0.0194in" fo:border="none"/>
    </style:style>
    <style:style style:name="Table173" style:family="table">
      <style:table-properties style:width="8.8979in" table:align="left" fo:background-color="#ada7a7">
        <style:background-image/>
      </style:table-properties>
    </style:style>
    <style:style style:name="Table173.A" style:family="table-column">
      <style:table-column-properties style:column-width="8.8979in"/>
    </style:style>
    <style:style style:name="Table173.A1" style:family="table-cell">
      <style:table-cell-properties style:vertical-align="middle" fo:padding="0.0194in" fo:border="none"/>
    </style:style>
    <style:style style:name="Table174" style:family="table">
      <style:table-properties style:width="8.9368in" fo:margin-left="1.1813in" table:align="left" fo:background-color="#ada7a7">
        <style:background-image/>
      </style:table-properties>
    </style:style>
    <style:style style:name="Table174.A" style:family="table-column">
      <style:table-column-properties style:column-width="8.9368in"/>
    </style:style>
    <style:style style:name="Table174.A1" style:family="table-cell">
      <style:table-cell-properties style:vertical-align="middle" fo:padding="0.0194in" fo:border="none"/>
    </style:style>
    <style:style style:name="Table175" style:family="table">
      <style:table-properties style:width="8.8979in" table:align="left" fo:background-color="#ada7a7">
        <style:background-image/>
      </style:table-properties>
    </style:style>
    <style:style style:name="Table175.A" style:family="table-column">
      <style:table-column-properties style:column-width="8.8979in"/>
    </style:style>
    <style:style style:name="Table175.A1" style:family="table-cell">
      <style:table-cell-properties style:vertical-align="middle" fo:padding="0.0194in" fo:border="none"/>
    </style:style>
    <style:style style:name="Table176" style:family="table">
      <style:table-properties style:width="8.9368in" fo:margin-left="1.1813in" table:align="left" fo:background-color="#ada7a7">
        <style:background-image/>
      </style:table-properties>
    </style:style>
    <style:style style:name="Table176.A" style:family="table-column">
      <style:table-column-properties style:column-width="8.9368in"/>
    </style:style>
    <style:style style:name="Table176.A1" style:family="table-cell">
      <style:table-cell-properties style:vertical-align="middle" fo:padding="0.0194in" fo:border="none"/>
    </style:style>
    <style:style style:name="Table177" style:family="table">
      <style:table-properties style:width="8.8979in" table:align="left" fo:background-color="#ada7a7">
        <style:background-image/>
      </style:table-properties>
    </style:style>
    <style:style style:name="Table177.A" style:family="table-column">
      <style:table-column-properties style:column-width="8.8979in"/>
    </style:style>
    <style:style style:name="Table177.A1" style:family="table-cell">
      <style:table-cell-properties style:vertical-align="middle" fo:padding="0.0194in" fo:border="none"/>
    </style:style>
    <style:style style:name="Table178" style:family="table">
      <style:table-properties style:width="8.9368in" fo:margin-left="1.1813in" table:align="left" fo:background-color="#ada7a7">
        <style:background-image/>
      </style:table-properties>
    </style:style>
    <style:style style:name="Table178.A" style:family="table-column">
      <style:table-column-properties style:column-width="8.9368in"/>
    </style:style>
    <style:style style:name="Table178.A1" style:family="table-cell">
      <style:table-cell-properties style:vertical-align="middle" fo:padding="0.0194in" fo:border="none"/>
    </style:style>
    <style:style style:name="Table179" style:family="table">
      <style:table-properties style:width="8.8979in" table:align="left" fo:background-color="#ada7a7">
        <style:background-image/>
      </style:table-properties>
    </style:style>
    <style:style style:name="Table179.A" style:family="table-column">
      <style:table-column-properties style:column-width="8.8979in"/>
    </style:style>
    <style:style style:name="Table179.A1" style:family="table-cell">
      <style:table-cell-properties style:vertical-align="middle" fo:padding="0.0194in" fo:border="none"/>
    </style:style>
    <style:style style:name="Table180" style:family="table">
      <style:table-properties style:width="8.9368in" fo:margin-left="1.1813in" table:align="left" fo:background-color="#ada7a7">
        <style:background-image/>
      </style:table-properties>
    </style:style>
    <style:style style:name="Table180.A" style:family="table-column">
      <style:table-column-properties style:column-width="8.9368in"/>
    </style:style>
    <style:style style:name="Table180.A1" style:family="table-cell">
      <style:table-cell-properties style:vertical-align="middle" fo:padding="0.0194in" fo:border="none"/>
    </style:style>
    <style:style style:name="Table181" style:family="table">
      <style:table-properties style:width="8.8979in" table:align="left" fo:background-color="#ada7a7">
        <style:background-image/>
      </style:table-properties>
    </style:style>
    <style:style style:name="Table181.A" style:family="table-column">
      <style:table-column-properties style:column-width="8.8979in"/>
    </style:style>
    <style:style style:name="Table181.A1" style:family="table-cell">
      <style:table-cell-properties style:vertical-align="middle" fo:padding="0.0194in" fo:border="none"/>
    </style:style>
    <style:style style:name="Table182" style:family="table">
      <style:table-properties style:width="8.9368in" fo:margin-left="1.1813in" table:align="left" fo:background-color="#ada7a7">
        <style:background-image/>
      </style:table-properties>
    </style:style>
    <style:style style:name="Table182.A" style:family="table-column">
      <style:table-column-properties style:column-width="8.9368in"/>
    </style:style>
    <style:style style:name="Table182.A1" style:family="table-cell">
      <style:table-cell-properties style:vertical-align="middle" fo:padding="0.0194in" fo:border="none"/>
    </style:style>
    <style:style style:name="Table183" style:family="table">
      <style:table-properties style:width="8.8979in" table:align="left" fo:background-color="#ada7a7">
        <style:background-image/>
      </style:table-properties>
    </style:style>
    <style:style style:name="Table183.A" style:family="table-column">
      <style:table-column-properties style:column-width="8.8979in"/>
    </style:style>
    <style:style style:name="Table183.A1" style:family="table-cell">
      <style:table-cell-properties style:vertical-align="middle" fo:padding="0.0194in" fo:border="none"/>
    </style:style>
    <style:style style:name="Table184" style:family="table">
      <style:table-properties style:width="8.9368in" fo:margin-left="1.1813in" table:align="left" fo:background-color="#ada7a7">
        <style:background-image/>
      </style:table-properties>
    </style:style>
    <style:style style:name="Table184.A" style:family="table-column">
      <style:table-column-properties style:column-width="8.9368in"/>
    </style:style>
    <style:style style:name="Table184.A1" style:family="table-cell">
      <style:table-cell-properties style:vertical-align="middle" fo:padding="0.0194in" fo:border="none"/>
    </style:style>
    <style:style style:name="Table185" style:family="table">
      <style:table-properties style:width="8.8979in" table:align="left" fo:background-color="#ada7a7">
        <style:background-image/>
      </style:table-properties>
    </style:style>
    <style:style style:name="Table185.A" style:family="table-column">
      <style:table-column-properties style:column-width="8.8979in"/>
    </style:style>
    <style:style style:name="Table185.A1" style:family="table-cell">
      <style:table-cell-properties style:vertical-align="middle" fo:padding="0.0194in" fo:border="none"/>
    </style:style>
    <style:style style:name="Table186" style:family="table">
      <style:table-properties style:width="8.9368in" fo:margin-left="1.1813in" table:align="left" fo:background-color="#ada7a7">
        <style:background-image/>
      </style:table-properties>
    </style:style>
    <style:style style:name="Table186.A" style:family="table-column">
      <style:table-column-properties style:column-width="8.9368in"/>
    </style:style>
    <style:style style:name="Table186.A1" style:family="table-cell">
      <style:table-cell-properties style:vertical-align="middle" fo:padding="0.0194in" fo:border="none"/>
    </style:style>
    <style:style style:name="Table187" style:family="table">
      <style:table-properties style:width="8.8979in" table:align="left" fo:background-color="#ada7a7">
        <style:background-image/>
      </style:table-properties>
    </style:style>
    <style:style style:name="Table187.A" style:family="table-column">
      <style:table-column-properties style:column-width="8.8979in"/>
    </style:style>
    <style:style style:name="Table187.A1" style:family="table-cell">
      <style:table-cell-properties style:vertical-align="middle" fo:padding="0.0194in" fo:border="none"/>
    </style:style>
    <style:style style:name="Table188" style:family="table">
      <style:table-properties style:width="8.9368in" fo:margin-left="1.1813in" table:align="left" fo:background-color="#ada7a7">
        <style:background-image/>
      </style:table-properties>
    </style:style>
    <style:style style:name="Table188.A" style:family="table-column">
      <style:table-column-properties style:column-width="8.9368in"/>
    </style:style>
    <style:style style:name="Table188.A1" style:family="table-cell">
      <style:table-cell-properties style:vertical-align="middle" fo:padding="0.0194in" fo:border="none"/>
    </style:style>
    <style:style style:name="Table189" style:family="table">
      <style:table-properties style:width="8.8979in" table:align="left" fo:background-color="#ada7a7">
        <style:background-image/>
      </style:table-properties>
    </style:style>
    <style:style style:name="Table189.A" style:family="table-column">
      <style:table-column-properties style:column-width="8.8979in"/>
    </style:style>
    <style:style style:name="Table189.A1" style:family="table-cell">
      <style:table-cell-properties style:vertical-align="middle" fo:padding="0.0194in" fo:border="none"/>
    </style:style>
    <style:style style:name="Table190" style:family="table">
      <style:table-properties style:width="8.9368in" fo:margin-left="1.1813in" table:align="left" fo:background-color="#ada7a7">
        <style:background-image/>
      </style:table-properties>
    </style:style>
    <style:style style:name="Table190.A" style:family="table-column">
      <style:table-column-properties style:column-width="8.9368in"/>
    </style:style>
    <style:style style:name="Table190.A1" style:family="table-cell">
      <style:table-cell-properties style:vertical-align="middle" fo:padding="0.0194in" fo:border="none"/>
    </style:style>
    <style:style style:name="Table191" style:family="table">
      <style:table-properties style:width="8.8979in" table:align="left" fo:background-color="#ada7a7">
        <style:background-image/>
      </style:table-properties>
    </style:style>
    <style:style style:name="Table191.A" style:family="table-column">
      <style:table-column-properties style:column-width="8.8979in"/>
    </style:style>
    <style:style style:name="Table191.A1" style:family="table-cell">
      <style:table-cell-properties style:vertical-align="middle" fo:padding="0.0194in" fo:border="none"/>
    </style:style>
    <style:style style:name="Table192" style:family="table">
      <style:table-properties style:width="8.9368in" fo:margin-left="1.1813in" table:align="left" fo:background-color="#ada7a7">
        <style:background-image/>
      </style:table-properties>
    </style:style>
    <style:style style:name="Table192.A" style:family="table-column">
      <style:table-column-properties style:column-width="8.9368in"/>
    </style:style>
    <style:style style:name="Table192.A1" style:family="table-cell">
      <style:table-cell-properties style:vertical-align="middle" fo:padding="0.0194in" fo:border="none"/>
    </style:style>
    <style:style style:name="Table193" style:family="table">
      <style:table-properties style:width="8.8979in" table:align="left" fo:background-color="#ada7a7">
        <style:background-image/>
      </style:table-properties>
    </style:style>
    <style:style style:name="Table193.A" style:family="table-column">
      <style:table-column-properties style:column-width="8.8979in"/>
    </style:style>
    <style:style style:name="Table193.A1" style:family="table-cell">
      <style:table-cell-properties style:vertical-align="middle" fo:padding="0.0194in" fo:border="none"/>
    </style:style>
    <style:style style:name="Table194" style:family="table">
      <style:table-properties style:width="8.9368in" fo:margin-left="1.1813in" table:align="left" fo:background-color="#ada7a7">
        <style:background-image/>
      </style:table-properties>
    </style:style>
    <style:style style:name="Table194.A" style:family="table-column">
      <style:table-column-properties style:column-width="8.9368in"/>
    </style:style>
    <style:style style:name="Table194.A1" style:family="table-cell">
      <style:table-cell-properties style:vertical-align="middle" fo:padding="0.0194in" fo:border="none"/>
    </style:style>
    <style:style style:name="Table195" style:family="table">
      <style:table-properties style:width="8.8979in" table:align="left" fo:background-color="#ada7a7">
        <style:background-image/>
      </style:table-properties>
    </style:style>
    <style:style style:name="Table195.A" style:family="table-column">
      <style:table-column-properties style:column-width="8.8979in"/>
    </style:style>
    <style:style style:name="Table195.A1" style:family="table-cell">
      <style:table-cell-properties style:vertical-align="middle" fo:padding="0.0194in" fo:border="none"/>
    </style:style>
    <style:style style:name="Table196" style:family="table">
      <style:table-properties style:width="9.3306in" fo:margin-left="0.7875in" table:align="left" fo:background-color="#ada7a7">
        <style:background-image/>
      </style:table-properties>
    </style:style>
    <style:style style:name="Table196.A" style:family="table-column">
      <style:table-column-properties style:column-width="9.3306in"/>
    </style:style>
    <style:style style:name="Table196.A1" style:family="table-cell">
      <style:table-cell-properties style:vertical-align="middle" fo:padding="0.0194in" fo:border="none"/>
    </style:style>
    <style:style style:name="Table197" style:family="table">
      <style:table-properties style:width="9.2917in" table:align="left" fo:background-color="#ada7a7">
        <style:background-image/>
      </style:table-properties>
    </style:style>
    <style:style style:name="Table197.A" style:family="table-column">
      <style:table-column-properties style:column-width="9.2917in"/>
    </style:style>
    <style:style style:name="Table197.A1" style:family="table-cell">
      <style:table-cell-properties style:vertical-align="middle" fo:padding="0.0194in" fo:border="none"/>
    </style:style>
    <style:style style:name="Table198" style:family="table">
      <style:table-properties style:width="5.3181in" fo:margin-left="0.3938in" table:align="left" fo:background-color="#ada7a7">
        <style:background-image/>
      </style:table-properties>
    </style:style>
    <style:style style:name="Table198.A" style:family="table-column">
      <style:table-column-properties style:column-width="5.3181in"/>
    </style:style>
    <style:style style:name="Table198.A1" style:family="table-cell">
      <style:table-cell-properties style:vertical-align="middle" fo:padding="0.0194in" fo:border="none"/>
    </style:style>
    <style:style style:name="Table199" style:family="table">
      <style:table-properties style:width="5.2167in" table:align="left"/>
    </style:style>
    <style:style style:name="Table199.A" style:family="table-column">
      <style:table-column-properties style:column-width="0.1118in"/>
    </style:style>
    <style:style style:name="Table199.B" style:family="table-column">
      <style:table-column-properties style:column-width="5.1049in"/>
    </style:style>
    <style:style style:name="Table199.A1" style:family="table-cell">
      <style:table-cell-properties style:vertical-align="middle" fo:padding="0.0194in" fo:border="none"/>
    </style:style>
    <style:style style:name="Table200" style:family="table">
      <style:table-properties style:width="9.3306in" fo:margin-left="0.7875in" table:align="left" fo:background-color="#ada7a7">
        <style:background-image/>
      </style:table-properties>
    </style:style>
    <style:style style:name="Table200.A" style:family="table-column">
      <style:table-column-properties style:column-width="9.3306in"/>
    </style:style>
    <style:style style:name="Table200.A1" style:family="table-cell">
      <style:table-cell-properties style:vertical-align="middle" fo:padding="0.0194in" fo:border="none"/>
    </style:style>
    <style:style style:name="Table201" style:family="table">
      <style:table-properties style:width="9.3306in" fo:margin-left="0.7875in" table:align="left" fo:background-color="#ada7a7">
        <style:background-image/>
      </style:table-properties>
    </style:style>
    <style:style style:name="Table201.A" style:family="table-column">
      <style:table-column-properties style:column-width="9.3306in"/>
    </style:style>
    <style:style style:name="Table201.A1" style:family="table-cell">
      <style:table-cell-properties style:vertical-align="middle" fo:padding="0.0194in" fo:border="none"/>
    </style:style>
    <style:style style:name="Table202" style:family="table">
      <style:table-properties style:width="9.3306in" fo:margin-left="0.7875in" table:align="left" fo:background-color="#ada7a7">
        <style:background-image/>
      </style:table-properties>
    </style:style>
    <style:style style:name="Table202.A" style:family="table-column">
      <style:table-column-properties style:column-width="9.3306in"/>
    </style:style>
    <style:style style:name="Table202.A1" style:family="table-cell">
      <style:table-cell-properties style:vertical-align="middle" fo:padding="0.0194in" fo:border="none"/>
    </style:style>
    <style:style style:name="Table203" style:family="table">
      <style:table-properties style:width="9.3306in" fo:margin-left="0.7875in" table:align="left" fo:background-color="#ada7a7">
        <style:background-image/>
      </style:table-properties>
    </style:style>
    <style:style style:name="Table203.A" style:family="table-column">
      <style:table-column-properties style:column-width="9.3306in"/>
    </style:style>
    <style:style style:name="Table203.A1" style:family="table-cell">
      <style:table-cell-properties style:vertical-align="middle" fo:padding="0.0194in" fo:border="none"/>
    </style:style>
    <style:style style:name="Table204" style:family="table">
      <style:table-properties style:width="9.3306in" fo:margin-left="0.7875in" table:align="left" fo:background-color="#ada7a7">
        <style:background-image/>
      </style:table-properties>
    </style:style>
    <style:style style:name="Table204.A" style:family="table-column">
      <style:table-column-properties style:column-width="9.3306in"/>
    </style:style>
    <style:style style:name="Table204.A1" style:family="table-cell">
      <style:table-cell-properties style:vertical-align="middle" fo:padding="0.0194in" fo:border="none"/>
    </style:style>
    <style:style style:name="Table205" style:family="table">
      <style:table-properties style:width="9.3306in" fo:margin-left="0.7875in" table:align="left" fo:background-color="#ada7a7">
        <style:background-image/>
      </style:table-properties>
    </style:style>
    <style:style style:name="Table205.A" style:family="table-column">
      <style:table-column-properties style:column-width="9.3306in"/>
    </style:style>
    <style:style style:name="Table205.A1" style:family="table-cell">
      <style:table-cell-properties style:vertical-align="middle" fo:padding="0.0194in" fo:border="none"/>
    </style:style>
    <style:style style:name="Table206" style:family="table">
      <style:table-properties style:width="9.3306in" fo:margin-left="0.7875in" table:align="left" fo:background-color="#ada7a7">
        <style:background-image/>
      </style:table-properties>
    </style:style>
    <style:style style:name="Table206.A" style:family="table-column">
      <style:table-column-properties style:column-width="9.3306in"/>
    </style:style>
    <style:style style:name="Table206.A1" style:family="table-cell">
      <style:table-cell-properties style:vertical-align="middle" fo:padding="0.0194in" fo:border="none"/>
    </style:style>
    <style:style style:name="Table207" style:family="table">
      <style:table-properties style:width="9.3306in" fo:margin-left="0.7875in" table:align="left" fo:background-color="#ada7a7">
        <style:background-image/>
      </style:table-properties>
    </style:style>
    <style:style style:name="Table207.A" style:family="table-column">
      <style:table-column-properties style:column-width="9.3306in"/>
    </style:style>
    <style:style style:name="Table207.A1" style:family="table-cell">
      <style:table-cell-properties style:vertical-align="middle" fo:padding="0.0194in" fo:border="none"/>
    </style:style>
    <style:style style:name="Table208" style:family="table">
      <style:table-properties style:width="9.3306in" fo:margin-left="0.7875in" table:align="left" fo:background-color="#ada7a7">
        <style:background-image/>
      </style:table-properties>
    </style:style>
    <style:style style:name="Table208.A" style:family="table-column">
      <style:table-column-properties style:column-width="9.3306in"/>
    </style:style>
    <style:style style:name="Table208.A1" style:family="table-cell">
      <style:table-cell-properties style:vertical-align="middle" fo:padding="0.0194in" fo:border="none"/>
    </style:style>
    <style:style style:name="Table209" style:family="table">
      <style:table-properties style:width="9.3306in" fo:margin-left="0.7875in" table:align="left" fo:background-color="#ada7a7">
        <style:background-image/>
      </style:table-properties>
    </style:style>
    <style:style style:name="Table209.A" style:family="table-column">
      <style:table-column-properties style:column-width="9.3306in"/>
    </style:style>
    <style:style style:name="Table209.A1" style:family="table-cell">
      <style:table-cell-properties style:vertical-align="middle" fo:padding="0.0194in" fo:border="none"/>
    </style:style>
    <style:style style:name="Table210" style:family="table">
      <style:table-properties style:width="9.3306in" fo:margin-left="0.7875in" table:align="left" fo:background-color="#ada7a7">
        <style:background-image/>
      </style:table-properties>
    </style:style>
    <style:style style:name="Table210.A" style:family="table-column">
      <style:table-column-properties style:column-width="9.3306in"/>
    </style:style>
    <style:style style:name="Table210.A1" style:family="table-cell">
      <style:table-cell-properties style:vertical-align="middle" fo:padding="0.0194in" fo:border="none"/>
    </style:style>
    <style:style style:name="Table211" style:family="table">
      <style:table-properties style:width="9.3306in" fo:margin-left="0.7875in" table:align="left" fo:background-color="#ada7a7">
        <style:background-image/>
      </style:table-properties>
    </style:style>
    <style:style style:name="Table211.A" style:family="table-column">
      <style:table-column-properties style:column-width="9.3306in"/>
    </style:style>
    <style:style style:name="Table211.A1" style:family="table-cell">
      <style:table-cell-properties style:vertical-align="middle" fo:padding="0.0194in" fo:border="none"/>
    </style:style>
    <style:style style:name="Table212" style:family="table">
      <style:table-properties style:width="6.1333in" table:align="left"/>
    </style:style>
    <style:style style:name="Table212.A" style:family="table-column">
      <style:table-column-properties style:column-width="0.1118in"/>
    </style:style>
    <style:style style:name="Table212.B" style:family="table-column">
      <style:table-column-properties style:column-width="6.0215in"/>
    </style:style>
    <style:style style:name="Table212.A1" style:family="table-cell">
      <style:table-cell-properties style:vertical-align="middle" fo:padding="0.0194in" fo:border="none"/>
    </style:style>
    <style:style style:name="Table213" style:family="table">
      <style:table-properties style:width="9.7243in" fo:margin-left="0.3938in" table:align="left" fo:background-color="#ada7a7">
        <style:background-image/>
      </style:table-properties>
    </style:style>
    <style:style style:name="Table213.A" style:family="table-column">
      <style:table-column-properties style:column-width="9.7243in"/>
    </style:style>
    <style:style style:name="Table213.A1" style:family="table-cell">
      <style:table-cell-properties style:vertical-align="middle" fo:padding="0.0194in" fo:border="none"/>
    </style:style>
    <style:style style:name="Table214" style:family="table">
      <style:table-properties style:width="5.8194in" table:align="left"/>
    </style:style>
    <style:style style:name="Table214.A" style:family="table-column">
      <style:table-column-properties style:column-width="0.85in"/>
    </style:style>
    <style:style style:name="Table214.B" style:family="table-column">
      <style:table-column-properties style:column-width="4.9694in"/>
    </style:style>
    <style:style style:name="Table214.A1" style:family="table-cell">
      <style:table-cell-properties fo:padding="0.0194in" fo:border="none"/>
    </style:style>
    <style:style style:name="Table214.B1" style:family="table-cell">
      <style:table-cell-properties style:vertical-align="middle" fo:padding="0.0194in" fo:border="none"/>
    </style:style>
    <style:style style:name="Table215" style:family="table">
      <style:table-properties style:width="9.6854in" table:align="left"/>
    </style:style>
    <style:style style:name="Table215.A" style:family="table-column">
      <style:table-column-properties style:column-width="0.2403in"/>
    </style:style>
    <style:style style:name="Table215.B" style:family="table-column">
      <style:table-column-properties style:column-width="3.3653in"/>
    </style:style>
    <style:style style:name="Table215.C" style:family="table-column">
      <style:table-column-properties style:column-width="6.0799in"/>
    </style:style>
    <style:style style:name="Table215.A1" style:family="table-cell">
      <style:table-cell-properties style:vertical-align="middle" fo:padding="0.0194in" fo:border="none"/>
    </style:style>
    <style:style style:name="Table215.B4" style:family="table-cell">
      <style:table-cell-properties fo:padding="0.0194in" fo:border="none"/>
    </style:style>
    <style:style style:name="Table215.C4" style:family="table-cell">
      <style:table-cell-properties fo:padding="0.0194in" fo:border="none"/>
    </style:style>
    <style:style style:name="Table215.B5" style:family="table-cell">
      <style:table-cell-properties fo:padding="0.0194in" fo:border="none"/>
    </style:style>
    <style:style style:name="Table215.C5" style:family="table-cell">
      <style:table-cell-properties fo:padding="0.0194in" fo:border="none"/>
    </style:style>
    <style:style style:name="Table215.B8" style:family="table-cell">
      <style:table-cell-properties fo:padding="0.0194in" fo:border="none"/>
    </style:style>
    <style:style style:name="Table215.C8" style:family="table-cell">
      <style:table-cell-properties fo:padding="0.0194in" fo:border="none"/>
    </style:style>
    <style:style style:name="Table215.B11" style:family="table-cell">
      <style:table-cell-properties fo:padding="0.0194in" fo:border="none"/>
    </style:style>
    <style:style style:name="Table215.C11" style:family="table-cell">
      <style:table-cell-properties fo:padding="0.0194in" fo:border="none"/>
    </style:style>
    <style:style style:name="Table215.B14" style:family="table-cell">
      <style:table-cell-properties fo:padding="0.0194in" fo:border="none"/>
    </style:style>
    <style:style style:name="Table215.C14" style:family="table-cell">
      <style:table-cell-properties fo:padding="0.0194in" fo:border="none"/>
    </style:style>
    <style:style style:name="Table215.B15" style:family="table-cell">
      <style:table-cell-properties fo:padding="0.0194in" fo:border="none"/>
    </style:style>
    <style:style style:name="Table215.C15" style:family="table-cell">
      <style:table-cell-properties fo:padding="0.0194in" fo:border="none"/>
    </style:style>
    <style:style style:name="Table215.B16" style:family="table-cell">
      <style:table-cell-properties fo:padding="0.0194in" fo:border="none"/>
    </style:style>
    <style:style style:name="Table215.C16" style:family="table-cell">
      <style:table-cell-properties fo:padding="0.0194in" fo:border="none"/>
    </style:style>
    <style:style style:name="Table215.B17" style:family="table-cell">
      <style:table-cell-properties fo:padding="0.0194in" fo:border="none"/>
    </style:style>
    <style:style style:name="Table215.C17" style:family="table-cell">
      <style:table-cell-properties fo:padding="0.0194in" fo:border="none"/>
    </style:style>
    <style:style style:name="Table215.B20" style:family="table-cell">
      <style:table-cell-properties fo:padding="0.0194in" fo:border="none"/>
    </style:style>
    <style:style style:name="Table215.C20" style:family="table-cell">
      <style:table-cell-properties fo:padding="0.0194in" fo:border="none"/>
    </style:style>
    <style:style style:name="Table215.B21" style:family="table-cell">
      <style:table-cell-properties fo:padding="0.0194in" fo:border="none"/>
    </style:style>
    <style:style style:name="Table215.C21" style:family="table-cell">
      <style:table-cell-properties fo:padding="0.0194in" fo:border="none"/>
    </style:style>
    <style:style style:name="Table215.B22" style:family="table-cell">
      <style:table-cell-properties fo:padding="0.0194in" fo:border="none"/>
    </style:style>
    <style:style style:name="Table215.C22" style:family="table-cell">
      <style:table-cell-properties fo:padding="0.0194in" fo:border="none"/>
    </style:style>
    <style:style style:name="Table215.B23" style:family="table-cell">
      <style:table-cell-properties fo:padding="0.0194in" fo:border="none"/>
    </style:style>
    <style:style style:name="Table215.C23" style:family="table-cell">
      <style:table-cell-properties fo:padding="0.0194in" fo:border="none"/>
    </style:style>
    <style:style style:name="Table215.B24" style:family="table-cell">
      <style:table-cell-properties fo:padding="0.0194in" fo:border="none"/>
    </style:style>
    <style:style style:name="Table215.C24" style:family="table-cell">
      <style:table-cell-properties fo:padding="0.0194in" fo:border="none"/>
    </style:style>
    <style:style style:name="Table215.B25" style:family="table-cell">
      <style:table-cell-properties fo:padding="0.0194in" fo:border="none"/>
    </style:style>
    <style:style style:name="Table215.C25" style:family="table-cell">
      <style:table-cell-properties fo:padding="0.0194in" fo:border="none"/>
    </style:style>
    <style:style style:name="Table215.B28" style:family="table-cell">
      <style:table-cell-properties fo:padding="0.0194in" fo:border="none"/>
    </style:style>
    <style:style style:name="Table215.C28" style:family="table-cell">
      <style:table-cell-properties fo:padding="0.0194in" fo:border="none"/>
    </style:style>
    <style:style style:name="Table215.B29" style:family="table-cell">
      <style:table-cell-properties fo:padding="0.0194in" fo:border="none"/>
    </style:style>
    <style:style style:name="Table215.C29" style:family="table-cell">
      <style:table-cell-properties fo:padding="0.0194in" fo:border="none"/>
    </style:style>
    <style:style style:name="Table215.B30" style:family="table-cell">
      <style:table-cell-properties fo:padding="0.0194in" fo:border="none"/>
    </style:style>
    <style:style style:name="Table215.C30" style:family="table-cell">
      <style:table-cell-properties fo:padding="0.0194in" fo:border="none"/>
    </style:style>
    <style:style style:name="Table215.B31" style:family="table-cell">
      <style:table-cell-properties fo:padding="0.0194in" fo:border="none"/>
    </style:style>
    <style:style style:name="Table215.C31" style:family="table-cell">
      <style:table-cell-properties fo:padding="0.0194in" fo:border="none"/>
    </style:style>
    <style:style style:name="Table215.B32" style:family="table-cell">
      <style:table-cell-properties fo:padding="0.0194in" fo:border="none"/>
    </style:style>
    <style:style style:name="Table215.C32" style:family="table-cell">
      <style:table-cell-properties fo:padding="0.0194in" fo:border="none"/>
    </style:style>
    <style:style style:name="Table215.B33" style:family="table-cell">
      <style:table-cell-properties fo:padding="0.0194in" fo:border="none"/>
    </style:style>
    <style:style style:name="Table215.C33" style:family="table-cell">
      <style:table-cell-properties fo:padding="0.0194in" fo:border="none"/>
    </style:style>
    <style:style style:name="Table215.B34" style:family="table-cell">
      <style:table-cell-properties fo:padding="0.0194in" fo:border="none"/>
    </style:style>
    <style:style style:name="Table215.C34" style:family="table-cell">
      <style:table-cell-properties fo:padding="0.0194in" fo:border="none"/>
    </style:style>
    <style:style style:name="Table215.B35" style:family="table-cell">
      <style:table-cell-properties fo:padding="0.0194in" fo:border="none"/>
    </style:style>
    <style:style style:name="Table215.C35" style:family="table-cell">
      <style:table-cell-properties fo:padding="0.0194in" fo:border="none"/>
    </style:style>
    <style:style style:name="Table215.B36" style:family="table-cell">
      <style:table-cell-properties fo:padding="0.0194in" fo:border="none"/>
    </style:style>
    <style:style style:name="Table215.C36" style:family="table-cell">
      <style:table-cell-properties fo:padding="0.0194in" fo:border="none"/>
    </style:style>
    <style:style style:name="Table215.B37" style:family="table-cell">
      <style:table-cell-properties fo:padding="0.0194in" fo:border="none"/>
    </style:style>
    <style:style style:name="Table215.C37" style:family="table-cell">
      <style:table-cell-properties fo:padding="0.0194in" fo:border="none"/>
    </style:style>
    <style:style style:name="Table215.B38" style:family="table-cell">
      <style:table-cell-properties fo:padding="0.0194in" fo:border="none"/>
    </style:style>
    <style:style style:name="Table215.C38" style:family="table-cell">
      <style:table-cell-properties fo:padding="0.0194in" fo:border="none"/>
    </style:style>
    <style:style style:name="Table215.B39" style:family="table-cell">
      <style:table-cell-properties fo:padding="0.0194in" fo:border="none"/>
    </style:style>
    <style:style style:name="Table215.C39" style:family="table-cell">
      <style:table-cell-properties fo:padding="0.0194in" fo:border="none"/>
    </style:style>
    <style:style style:name="Table215.B42" style:family="table-cell">
      <style:table-cell-properties fo:padding="0.0194in" fo:border="none"/>
    </style:style>
    <style:style style:name="Table215.C42" style:family="table-cell">
      <style:table-cell-properties fo:padding="0.0194in" fo:border="none"/>
    </style:style>
    <style:style style:name="Table215.B43" style:family="table-cell">
      <style:table-cell-properties fo:padding="0.0194in" fo:border="none"/>
    </style:style>
    <style:style style:name="Table215.C43" style:family="table-cell">
      <style:table-cell-properties fo:padding="0.0194in" fo:border="none"/>
    </style:style>
    <style:style style:name="Table215.B44" style:family="table-cell">
      <style:table-cell-properties fo:padding="0.0194in" fo:border="none"/>
    </style:style>
    <style:style style:name="Table215.C44" style:family="table-cell">
      <style:table-cell-properties fo:padding="0.0194in" fo:border="none"/>
    </style:style>
    <style:style style:name="Table215.B45" style:family="table-cell">
      <style:table-cell-properties fo:padding="0.0194in" fo:border="none"/>
    </style:style>
    <style:style style:name="Table215.C45" style:family="table-cell">
      <style:table-cell-properties fo:padding="0.0194in" fo:border="none"/>
    </style:style>
    <style:style style:name="Table215.B46" style:family="table-cell">
      <style:table-cell-properties fo:padding="0.0194in" fo:border="none"/>
    </style:style>
    <style:style style:name="Table215.C46" style:family="table-cell">
      <style:table-cell-properties fo:padding="0.0194in" fo:border="none"/>
    </style:style>
    <style:style style:name="Table215.B47" style:family="table-cell">
      <style:table-cell-properties fo:padding="0.0194in" fo:border="none"/>
    </style:style>
    <style:style style:name="Table215.C47" style:family="table-cell">
      <style:table-cell-properties fo:padding="0.0194in" fo:border="none"/>
    </style:style>
    <style:style style:name="Table215.B48" style:family="table-cell">
      <style:table-cell-properties fo:padding="0.0194in" fo:border="none"/>
    </style:style>
    <style:style style:name="Table215.C48" style:family="table-cell">
      <style:table-cell-properties fo:padding="0.0194in" fo:border="none"/>
    </style:style>
    <style:style style:name="Table215.B49" style:family="table-cell">
      <style:table-cell-properties fo:padding="0.0194in" fo:border="none"/>
    </style:style>
    <style:style style:name="Table215.C49" style:family="table-cell">
      <style:table-cell-properties fo:padding="0.0194in" fo:border="none"/>
    </style:style>
    <style:style style:name="Table215.B52" style:family="table-cell">
      <style:table-cell-properties fo:padding="0.0194in" fo:border="none"/>
    </style:style>
    <style:style style:name="Table215.C52" style:family="table-cell">
      <style:table-cell-properties fo:padding="0.0194in" fo:border="none"/>
    </style:style>
    <style:style style:name="Table215.B53" style:family="table-cell">
      <style:table-cell-properties fo:padding="0.0194in" fo:border="none"/>
    </style:style>
    <style:style style:name="Table215.C53" style:family="table-cell">
      <style:table-cell-properties fo:padding="0.0194in" fo:border="none"/>
    </style:style>
    <style:style style:name="Table215.B54" style:family="table-cell">
      <style:table-cell-properties fo:padding="0.0194in" fo:border="none"/>
    </style:style>
    <style:style style:name="Table215.C54" style:family="table-cell">
      <style:table-cell-properties fo:padding="0.0194in" fo:border="none"/>
    </style:style>
    <style:style style:name="Table215.B55" style:family="table-cell">
      <style:table-cell-properties fo:padding="0.0194in" fo:border="none"/>
    </style:style>
    <style:style style:name="Table215.C55" style:family="table-cell">
      <style:table-cell-properties fo:padding="0.0194in" fo:border="none"/>
    </style:style>
    <style:style style:name="Table215.B58" style:family="table-cell">
      <style:table-cell-properties fo:padding="0.0194in" fo:border="none"/>
    </style:style>
    <style:style style:name="Table215.C58" style:family="table-cell">
      <style:table-cell-properties fo:padding="0.0194in" fo:border="none"/>
    </style:style>
    <style:style style:name="Table215.B59" style:family="table-cell">
      <style:table-cell-properties fo:padding="0.0194in" fo:border="none"/>
    </style:style>
    <style:style style:name="Table215.C59" style:family="table-cell">
      <style:table-cell-properties fo:padding="0.0194in" fo:border="none"/>
    </style:style>
    <style:style style:name="Table215.B60" style:family="table-cell">
      <style:table-cell-properties fo:padding="0.0194in" fo:border="none"/>
    </style:style>
    <style:style style:name="Table215.C60" style:family="table-cell">
      <style:table-cell-properties fo:padding="0.0194in" fo:border="none"/>
    </style:style>
    <style:style style:name="Table215.B61" style:family="table-cell">
      <style:table-cell-properties fo:padding="0.0194in" fo:border="none"/>
    </style:style>
    <style:style style:name="Table215.C61" style:family="table-cell">
      <style:table-cell-properties fo:padding="0.0194in" fo:border="none"/>
    </style:style>
    <style:style style:name="Table215.B64" style:family="table-cell">
      <style:table-cell-properties fo:padding="0.0194in" fo:border="none"/>
    </style:style>
    <style:style style:name="Table215.C64" style:family="table-cell">
      <style:table-cell-properties fo:padding="0.0194in" fo:border="none"/>
    </style:style>
    <style:style style:name="Table215.B65" style:family="table-cell">
      <style:table-cell-properties fo:padding="0.0194in" fo:border="none"/>
    </style:style>
    <style:style style:name="Table215.C65" style:family="table-cell">
      <style:table-cell-properties fo:padding="0.0194in" fo:border="none"/>
    </style:style>
    <style:style style:name="Table215.B66" style:family="table-cell">
      <style:table-cell-properties fo:padding="0.0194in" fo:border="none"/>
    </style:style>
    <style:style style:name="Table215.C66" style:family="table-cell">
      <style:table-cell-properties fo:padding="0.0194in" fo:border="none"/>
    </style:style>
    <style:style style:name="Table215.B67" style:family="table-cell">
      <style:table-cell-properties fo:padding="0.0194in" fo:border="none"/>
    </style:style>
    <style:style style:name="Table215.C67" style:family="table-cell">
      <style:table-cell-properties fo:padding="0.0194in" fo:border="none"/>
    </style:style>
    <style:style style:name="Table215.B68" style:family="table-cell">
      <style:table-cell-properties fo:padding="0.0194in" fo:border="none"/>
    </style:style>
    <style:style style:name="Table215.C68" style:family="table-cell">
      <style:table-cell-properties fo:padding="0.0194in" fo:border="none"/>
    </style:style>
    <style:style style:name="Table215.B69" style:family="table-cell">
      <style:table-cell-properties fo:padding="0.0194in" fo:border="none"/>
    </style:style>
    <style:style style:name="Table215.C69" style:family="table-cell">
      <style:table-cell-properties fo:padding="0.0194in" fo:border="none"/>
    </style:style>
    <style:style style:name="Table215.B70" style:family="table-cell">
      <style:table-cell-properties fo:padding="0.0194in" fo:border="none"/>
    </style:style>
    <style:style style:name="Table215.C70" style:family="table-cell">
      <style:table-cell-properties fo:padding="0.0194in" fo:border="none"/>
    </style:style>
    <style:style style:name="Table215.B71" style:family="table-cell">
      <style:table-cell-properties fo:padding="0.0194in" fo:border="none"/>
    </style:style>
    <style:style style:name="Table215.C71" style:family="table-cell">
      <style:table-cell-properties fo:padding="0.0194in" fo:border="none"/>
    </style:style>
    <style:style style:name="Table215.B72" style:family="table-cell">
      <style:table-cell-properties fo:padding="0.0194in" fo:border="none"/>
    </style:style>
    <style:style style:name="Table215.C72" style:family="table-cell">
      <style:table-cell-properties fo:padding="0.0194in" fo:border="none"/>
    </style:style>
    <style:style style:name="Table215.B73" style:family="table-cell">
      <style:table-cell-properties fo:padding="0.0194in" fo:border="none"/>
    </style:style>
    <style:style style:name="Table215.C73" style:family="table-cell">
      <style:table-cell-properties fo:padding="0.0194in" fo:border="none"/>
    </style:style>
    <style:style style:name="Table215.B74" style:family="table-cell">
      <style:table-cell-properties fo:padding="0.0194in" fo:border="none"/>
    </style:style>
    <style:style style:name="Table215.C74" style:family="table-cell">
      <style:table-cell-properties fo:padding="0.0194in" fo:border="none"/>
    </style:style>
    <style:style style:name="Table215.B75" style:family="table-cell">
      <style:table-cell-properties fo:padding="0.0194in" fo:border="none"/>
    </style:style>
    <style:style style:name="Table215.C75" style:family="table-cell">
      <style:table-cell-properties fo:padding="0.0194in" fo:border="none"/>
    </style:style>
    <style:style style:name="Table215.B76" style:family="table-cell">
      <style:table-cell-properties fo:padding="0.0194in" fo:border="none"/>
    </style:style>
    <style:style style:name="Table215.C76" style:family="table-cell">
      <style:table-cell-properties fo:padding="0.0194in" fo:border="none"/>
    </style:style>
    <style:style style:name="Table215.B77" style:family="table-cell">
      <style:table-cell-properties fo:padding="0.0194in" fo:border="none"/>
    </style:style>
    <style:style style:name="Table215.C77" style:family="table-cell">
      <style:table-cell-properties fo:padding="0.0194in" fo:border="none"/>
    </style:style>
    <style:style style:name="Table215.B78" style:family="table-cell">
      <style:table-cell-properties fo:padding="0.0194in" fo:border="none"/>
    </style:style>
    <style:style style:name="Table215.C78" style:family="table-cell">
      <style:table-cell-properties fo:padding="0.0194in" fo:border="none"/>
    </style:style>
    <style:style style:name="Table215.B79" style:family="table-cell">
      <style:table-cell-properties fo:padding="0.0194in" fo:border="none"/>
    </style:style>
    <style:style style:name="Table215.C79" style:family="table-cell">
      <style:table-cell-properties fo:padding="0.0194in" fo:border="none"/>
    </style:style>
    <style:style style:name="Table215.B80" style:family="table-cell">
      <style:table-cell-properties fo:padding="0.0194in" fo:border="none"/>
    </style:style>
    <style:style style:name="Table215.C80" style:family="table-cell">
      <style:table-cell-properties fo:padding="0.0194in" fo:border="none"/>
    </style:style>
    <style:style style:name="Table215.B81" style:family="table-cell">
      <style:table-cell-properties fo:padding="0.0194in" fo:border="none"/>
    </style:style>
    <style:style style:name="Table215.C81" style:family="table-cell">
      <style:table-cell-properties fo:padding="0.0194in" fo:border="none"/>
    </style:style>
    <style:style style:name="Table215.B82" style:family="table-cell">
      <style:table-cell-properties fo:padding="0.0194in" fo:border="none"/>
    </style:style>
    <style:style style:name="Table215.C82" style:family="table-cell">
      <style:table-cell-properties fo:padding="0.0194in" fo:border="none"/>
    </style:style>
    <style:style style:name="Table215.B85" style:family="table-cell">
      <style:table-cell-properties fo:padding="0.0194in" fo:border="none"/>
    </style:style>
    <style:style style:name="Table215.C85" style:family="table-cell">
      <style:table-cell-properties fo:padding="0.0194in" fo:border="none"/>
    </style:style>
    <style:style style:name="Table215.B88" style:family="table-cell">
      <style:table-cell-properties fo:padding="0.0194in" fo:border="none"/>
    </style:style>
    <style:style style:name="Table215.C88" style:family="table-cell">
      <style:table-cell-properties fo:padding="0.0194in" fo:border="none"/>
    </style:style>
    <style:style style:name="Table215.B89" style:family="table-cell">
      <style:table-cell-properties fo:padding="0.0194in" fo:border="none"/>
    </style:style>
    <style:style style:name="Table215.C89" style:family="table-cell">
      <style:table-cell-properties fo:padding="0.0194in" fo:border="none"/>
    </style:style>
    <style:style style:name="Table215.B92" style:family="table-cell">
      <style:table-cell-properties fo:padding="0.0194in" fo:border="none"/>
    </style:style>
    <style:style style:name="Table215.C92" style:family="table-cell">
      <style:table-cell-properties fo:padding="0.0194in" fo:border="none"/>
    </style:style>
    <style:style style:name="Table215.B93" style:family="table-cell">
      <style:table-cell-properties fo:padding="0.0194in" fo:border="none"/>
    </style:style>
    <style:style style:name="Table215.C93" style:family="table-cell">
      <style:table-cell-properties fo:padding="0.0194in" fo:border="none"/>
    </style:style>
    <style:style style:name="Table215.B96" style:family="table-cell">
      <style:table-cell-properties fo:padding="0.0194in" fo:border="none"/>
    </style:style>
    <style:style style:name="Table215.C96" style:family="table-cell">
      <style:table-cell-properties fo:padding="0.0194in" fo:border="none"/>
    </style:style>
    <style:style style:name="Table215.B97" style:family="table-cell">
      <style:table-cell-properties fo:padding="0.0194in" fo:border="none"/>
    </style:style>
    <style:style style:name="Table215.C97" style:family="table-cell">
      <style:table-cell-properties fo:padding="0.0194in" fo:border="none"/>
    </style:style>
    <style:style style:name="Table215.B98" style:family="table-cell">
      <style:table-cell-properties fo:padding="0.0194in" fo:border="none"/>
    </style:style>
    <style:style style:name="Table215.C98" style:family="table-cell">
      <style:table-cell-properties fo:padding="0.0194in" fo:border="none"/>
    </style:style>
    <style:style style:name="Table215.B99" style:family="table-cell">
      <style:table-cell-properties fo:padding="0.0194in" fo:border="none"/>
    </style:style>
    <style:style style:name="Table215.C99" style:family="table-cell">
      <style:table-cell-properties fo:padding="0.0194in" fo:border="none"/>
    </style:style>
    <style:style style:name="Table215.B102" style:family="table-cell">
      <style:table-cell-properties fo:padding="0.0194in" fo:border="none"/>
    </style:style>
    <style:style style:name="Table215.C102" style:family="table-cell">
      <style:table-cell-properties fo:padding="0.0194in" fo:border="none"/>
    </style:style>
    <style:style style:name="Table215.B103" style:family="table-cell">
      <style:table-cell-properties fo:padding="0.0194in" fo:border="none"/>
    </style:style>
    <style:style style:name="Table215.C103" style:family="table-cell">
      <style:table-cell-properties fo:padding="0.0194in" fo:border="none"/>
    </style:style>
    <style:style style:name="Table215.B106" style:family="table-cell">
      <style:table-cell-properties fo:padding="0.0194in" fo:border="none"/>
    </style:style>
    <style:style style:name="Table215.C106" style:family="table-cell">
      <style:table-cell-properties fo:padding="0.0194in" fo:border="none"/>
    </style:style>
    <style:style style:name="Table215.B107" style:family="table-cell">
      <style:table-cell-properties fo:padding="0.0194in" fo:border="none"/>
    </style:style>
    <style:style style:name="Table215.C107" style:family="table-cell">
      <style:table-cell-properties fo:padding="0.0194in" fo:border="none"/>
    </style:style>
    <style:style style:name="Table215.B108" style:family="table-cell">
      <style:table-cell-properties fo:padding="0.0194in" fo:border="none"/>
    </style:style>
    <style:style style:name="Table215.C108" style:family="table-cell">
      <style:table-cell-properties fo:padding="0.0194in" fo:border="none"/>
    </style:style>
    <style:style style:name="Table215.B109" style:family="table-cell">
      <style:table-cell-properties fo:padding="0.0194in" fo:border="none"/>
    </style:style>
    <style:style style:name="Table215.C109" style:family="table-cell">
      <style:table-cell-properties fo:padding="0.0194in" fo:border="none"/>
    </style:style>
    <style:style style:name="Table215.B110" style:family="table-cell">
      <style:table-cell-properties fo:padding="0.0194in" fo:border="none"/>
    </style:style>
    <style:style style:name="Table215.C110" style:family="table-cell">
      <style:table-cell-properties fo:padding="0.0194in" fo:border="none"/>
    </style:style>
    <style:style style:name="Table215.B111" style:family="table-cell">
      <style:table-cell-properties fo:padding="0.0194in" fo:border="none"/>
    </style:style>
    <style:style style:name="Table215.C111" style:family="table-cell">
      <style:table-cell-properties fo:padding="0.0194in" fo:border="none"/>
    </style:style>
    <style:style style:name="Table215.B114" style:family="table-cell">
      <style:table-cell-properties fo:padding="0.0194in" fo:border="none"/>
    </style:style>
    <style:style style:name="Table215.C114" style:family="table-cell">
      <style:table-cell-properties fo:padding="0.0194in" fo:border="none"/>
    </style:style>
    <style:style style:name="Table215.B115" style:family="table-cell">
      <style:table-cell-properties fo:padding="0.0194in" fo:border="none"/>
    </style:style>
    <style:style style:name="Table215.C115" style:family="table-cell">
      <style:table-cell-properties fo:padding="0.0194in" fo:border="none"/>
    </style:style>
    <style:style style:name="Table215.B116" style:family="table-cell">
      <style:table-cell-properties fo:padding="0.0194in" fo:border="none"/>
    </style:style>
    <style:style style:name="Table215.C116" style:family="table-cell">
      <style:table-cell-properties fo:padding="0.0194in" fo:border="none"/>
    </style:style>
    <style:style style:name="Table215.B117" style:family="table-cell">
      <style:table-cell-properties fo:padding="0.0194in" fo:border="none"/>
    </style:style>
    <style:style style:name="Table215.C117" style:family="table-cell">
      <style:table-cell-properties fo:padding="0.0194in" fo:border="none"/>
    </style:style>
    <style:style style:name="Table215.B118" style:family="table-cell">
      <style:table-cell-properties fo:padding="0.0194in" fo:border="none"/>
    </style:style>
    <style:style style:name="Table215.C118" style:family="table-cell">
      <style:table-cell-properties fo:padding="0.0194in" fo:border="none"/>
    </style:style>
    <style:style style:name="Table215.B119" style:family="table-cell">
      <style:table-cell-properties fo:padding="0.0194in" fo:border="none"/>
    </style:style>
    <style:style style:name="Table215.C119" style:family="table-cell">
      <style:table-cell-properties fo:padding="0.0194in" fo:border="none"/>
    </style:style>
    <style:style style:name="Table215.B120" style:family="table-cell">
      <style:table-cell-properties fo:padding="0.0194in" fo:border="none"/>
    </style:style>
    <style:style style:name="Table215.C120" style:family="table-cell">
      <style:table-cell-properties fo:padding="0.0194in" fo:border="none"/>
    </style:style>
    <style:style style:name="Table215.B121" style:family="table-cell">
      <style:table-cell-properties fo:padding="0.0194in" fo:border="none"/>
    </style:style>
    <style:style style:name="Table215.C121" style:family="table-cell">
      <style:table-cell-properties fo:padding="0.0194in" fo:border="none"/>
    </style:style>
    <style:style style:name="Table215.B122" style:family="table-cell">
      <style:table-cell-properties fo:padding="0.0194in" fo:border="none"/>
    </style:style>
    <style:style style:name="Table215.C122" style:family="table-cell">
      <style:table-cell-properties fo:padding="0.0194in" fo:border="none"/>
    </style:style>
    <style:style style:name="Table215.B123" style:family="table-cell">
      <style:table-cell-properties fo:padding="0.0194in" fo:border="none"/>
    </style:style>
    <style:style style:name="Table215.C123" style:family="table-cell">
      <style:table-cell-properties fo:padding="0.0194in" fo:border="none"/>
    </style:style>
    <style:style style:name="Table215.B124" style:family="table-cell">
      <style:table-cell-properties fo:padding="0.0194in" fo:border="none"/>
    </style:style>
    <style:style style:name="Table215.C124" style:family="table-cell">
      <style:table-cell-properties fo:padding="0.0194in" fo:border="none"/>
    </style:style>
    <style:style style:name="Table215.B125" style:family="table-cell">
      <style:table-cell-properties fo:padding="0.0194in" fo:border="none"/>
    </style:style>
    <style:style style:name="Table215.C125" style:family="table-cell">
      <style:table-cell-properties fo:padding="0.0194in" fo:border="none"/>
    </style:style>
    <style:style style:name="Table215.B126" style:family="table-cell">
      <style:table-cell-properties fo:padding="0.0194in" fo:border="none"/>
    </style:style>
    <style:style style:name="Table215.C126" style:family="table-cell">
      <style:table-cell-properties fo:padding="0.0194in" fo:border="none"/>
    </style:style>
    <style:style style:name="Table215.B127" style:family="table-cell">
      <style:table-cell-properties fo:padding="0.0194in" fo:border="none"/>
    </style:style>
    <style:style style:name="Table215.C127" style:family="table-cell">
      <style:table-cell-properties fo:padding="0.0194in" fo:border="none"/>
    </style:style>
    <style:style style:name="Table215.B128" style:family="table-cell">
      <style:table-cell-properties fo:padding="0.0194in" fo:border="none"/>
    </style:style>
    <style:style style:name="Table215.C128" style:family="table-cell">
      <style:table-cell-properties fo:padding="0.0194in" fo:border="none"/>
    </style:style>
    <style:style style:name="Table215.B129" style:family="table-cell">
      <style:table-cell-properties fo:padding="0.0194in" fo:border="none"/>
    </style:style>
    <style:style style:name="Table215.C129" style:family="table-cell">
      <style:table-cell-properties fo:padding="0.0194in" fo:border="none"/>
    </style:style>
    <style:style style:name="Table215.B130" style:family="table-cell">
      <style:table-cell-properties fo:padding="0.0194in" fo:border="none"/>
    </style:style>
    <style:style style:name="Table215.C130" style:family="table-cell">
      <style:table-cell-properties fo:padding="0.0194in" fo:border="none"/>
    </style:style>
    <style:style style:name="Table215.B131" style:family="table-cell">
      <style:table-cell-properties fo:padding="0.0194in" fo:border="none"/>
    </style:style>
    <style:style style:name="Table215.C131" style:family="table-cell">
      <style:table-cell-properties fo:padding="0.0194in" fo:border="none"/>
    </style:style>
    <style:style style:name="Table215.B132" style:family="table-cell">
      <style:table-cell-properties fo:padding="0.0194in" fo:border="none"/>
    </style:style>
    <style:style style:name="Table215.C132" style:family="table-cell">
      <style:table-cell-properties fo:padding="0.0194in" fo:border="none"/>
    </style:style>
    <style:style style:name="Table215.B133" style:family="table-cell">
      <style:table-cell-properties fo:padding="0.0194in" fo:border="none"/>
    </style:style>
    <style:style style:name="Table215.C133" style:family="table-cell">
      <style:table-cell-properties fo:padding="0.0194in" fo:border="none"/>
    </style:style>
    <style:style style:name="Table215.B134" style:family="table-cell">
      <style:table-cell-properties fo:padding="0.0194in" fo:border="none"/>
    </style:style>
    <style:style style:name="Table215.C134" style:family="table-cell">
      <style:table-cell-properties fo:padding="0.0194in" fo:border="none"/>
    </style:style>
    <style:style style:name="Table215.B135" style:family="table-cell">
      <style:table-cell-properties fo:padding="0.0194in" fo:border="none"/>
    </style:style>
    <style:style style:name="Table215.C135" style:family="table-cell">
      <style:table-cell-properties fo:padding="0.0194in" fo:border="none"/>
    </style:style>
    <style:style style:name="Table215.B136" style:family="table-cell">
      <style:table-cell-properties fo:padding="0.0194in" fo:border="none"/>
    </style:style>
    <style:style style:name="Table215.C136" style:family="table-cell">
      <style:table-cell-properties fo:padding="0.0194in" fo:border="none"/>
    </style:style>
    <style:style style:name="Table215.B137" style:family="table-cell">
      <style:table-cell-properties fo:padding="0.0194in" fo:border="none"/>
    </style:style>
    <style:style style:name="Table215.C137" style:family="table-cell">
      <style:table-cell-properties fo:padding="0.0194in" fo:border="none"/>
    </style:style>
    <style:style style:name="Table215.B138" style:family="table-cell">
      <style:table-cell-properties fo:padding="0.0194in" fo:border="none"/>
    </style:style>
    <style:style style:name="Table215.C138" style:family="table-cell">
      <style:table-cell-properties fo:padding="0.0194in" fo:border="none"/>
    </style:style>
    <style:style style:name="Table215.B139" style:family="table-cell">
      <style:table-cell-properties fo:padding="0.0194in" fo:border="none"/>
    </style:style>
    <style:style style:name="Table215.C139" style:family="table-cell">
      <style:table-cell-properties fo:padding="0.0194in" fo:border="none"/>
    </style:style>
    <style:style style:name="Table215.B140" style:family="table-cell">
      <style:table-cell-properties fo:padding="0.0194in" fo:border="none"/>
    </style:style>
    <style:style style:name="Table215.C140" style:family="table-cell">
      <style:table-cell-properties fo:padding="0.0194in" fo:border="none"/>
    </style:style>
    <style:style style:name="Table215.B141" style:family="table-cell">
      <style:table-cell-properties fo:padding="0.0194in" fo:border="none"/>
    </style:style>
    <style:style style:name="Table215.C141" style:family="table-cell">
      <style:table-cell-properties fo:padding="0.0194in" fo:border="none"/>
    </style:style>
    <style:style style:name="Table215.B142" style:family="table-cell">
      <style:table-cell-properties fo:padding="0.0194in" fo:border="none"/>
    </style:style>
    <style:style style:name="Table215.C142" style:family="table-cell">
      <style:table-cell-properties fo:padding="0.0194in" fo:border="none"/>
    </style:style>
    <style:style style:name="Table215.B143" style:family="table-cell">
      <style:table-cell-properties fo:padding="0.0194in" fo:border="none"/>
    </style:style>
    <style:style style:name="Table215.C143" style:family="table-cell">
      <style:table-cell-properties fo:padding="0.0194in" fo:border="none"/>
    </style:style>
    <style:style style:name="Table215.B144" style:family="table-cell">
      <style:table-cell-properties fo:padding="0.0194in" fo:border="none"/>
    </style:style>
    <style:style style:name="Table215.C144" style:family="table-cell">
      <style:table-cell-properties fo:padding="0.0194in" fo:border="none"/>
    </style:style>
    <style:style style:name="Table215.B145" style:family="table-cell">
      <style:table-cell-properties fo:padding="0.0194in" fo:border="none"/>
    </style:style>
    <style:style style:name="Table215.C145" style:family="table-cell">
      <style:table-cell-properties fo:padding="0.0194in" fo:border="none"/>
    </style:style>
    <style:style style:name="Table215.B146" style:family="table-cell">
      <style:table-cell-properties fo:padding="0.0194in" fo:border="none"/>
    </style:style>
    <style:style style:name="Table215.C146" style:family="table-cell">
      <style:table-cell-properties fo:padding="0.0194in" fo:border="none"/>
    </style:style>
    <style:style style:name="Table215.B149" style:family="table-cell">
      <style:table-cell-properties fo:padding="0.0194in" fo:border="none"/>
    </style:style>
    <style:style style:name="Table215.C149" style:family="table-cell">
      <style:table-cell-properties fo:padding="0.0194in" fo:border="none"/>
    </style:style>
    <style:style style:name="Table215.B150" style:family="table-cell">
      <style:table-cell-properties fo:padding="0.0194in" fo:border="none"/>
    </style:style>
    <style:style style:name="Table215.C150" style:family="table-cell">
      <style:table-cell-properties fo:padding="0.0194in" fo:border="none"/>
    </style:style>
    <style:style style:name="Table215.B153" style:family="table-cell">
      <style:table-cell-properties fo:padding="0.0194in" fo:border="none"/>
    </style:style>
    <style:style style:name="Table215.C153" style:family="table-cell">
      <style:table-cell-properties fo:padding="0.0194in" fo:border="none"/>
    </style:style>
    <style:style style:name="Table215.B154" style:family="table-cell">
      <style:table-cell-properties fo:padding="0.0194in" fo:border="none"/>
    </style:style>
    <style:style style:name="Table215.C154" style:family="table-cell">
      <style:table-cell-properties fo:padding="0.0194in" fo:border="none"/>
    </style:style>
    <style:style style:name="Table215.B155" style:family="table-cell">
      <style:table-cell-properties fo:padding="0.0194in" fo:border="none"/>
    </style:style>
    <style:style style:name="Table215.C155" style:family="table-cell">
      <style:table-cell-properties fo:padding="0.0194in" fo:border="none"/>
    </style:style>
    <style:style style:name="Table215.B158" style:family="table-cell">
      <style:table-cell-properties fo:padding="0.0194in" fo:border="none"/>
    </style:style>
    <style:style style:name="Table215.C158" style:family="table-cell">
      <style:table-cell-properties fo:padding="0.0194in" fo:border="none"/>
    </style:style>
    <style:style style:name="Table215.B161" style:family="table-cell">
      <style:table-cell-properties fo:padding="0.0194in" fo:border="none"/>
    </style:style>
    <style:style style:name="Table215.C161" style:family="table-cell">
      <style:table-cell-properties fo:padding="0.0194in" fo:border="none"/>
    </style:style>
    <style:style style:name="Table215.B162" style:family="table-cell">
      <style:table-cell-properties fo:padding="0.0194in" fo:border="none"/>
    </style:style>
    <style:style style:name="Table215.C162" style:family="table-cell">
      <style:table-cell-properties fo:padding="0.0194in" fo:border="none"/>
    </style:style>
    <style:style style:name="Table215.B165" style:family="table-cell">
      <style:table-cell-properties fo:padding="0.0194in" fo:border="none"/>
    </style:style>
    <style:style style:name="Table215.C165" style:family="table-cell">
      <style:table-cell-properties fo:padding="0.0194in" fo:border="none"/>
    </style:style>
    <style:style style:name="Table216" style:family="table">
      <style:table-properties style:width="5.8194in" table:align="left"/>
    </style:style>
    <style:style style:name="Table216.A" style:family="table-column">
      <style:table-column-properties style:column-width="0.85in"/>
    </style:style>
    <style:style style:name="Table216.B" style:family="table-column">
      <style:table-column-properties style:column-width="4.9694in"/>
    </style:style>
    <style:style style:name="Table216.A1" style:family="table-cell">
      <style:table-cell-properties fo:padding="0.0194in" fo:border="none"/>
    </style:style>
    <style:style style:name="Table216.B1" style:family="table-cell">
      <style:table-cell-properties style:vertical-align="middle" fo:padding="0.0194in" fo:border="none"/>
    </style:style>
    <style:style style:name="Table217" style:family="table">
      <style:table-properties style:width="9.7243in" fo:margin-left="0.3938in" table:align="left" fo:background-color="#ada7a7">
        <style:background-image/>
      </style:table-properties>
    </style:style>
    <style:style style:name="Table217.A" style:family="table-column">
      <style:table-column-properties style:column-width="9.7243in"/>
    </style:style>
    <style:style style:name="Table217.A1" style:family="table-cell">
      <style:table-cell-properties style:vertical-align="middle" fo:padding="0.0194in" fo:border="none"/>
    </style:style>
    <style:style style:name="Table218" style:family="table">
      <style:table-properties style:width="5.0694in" table:align="left"/>
    </style:style>
    <style:style style:name="Table218.A" style:family="table-column">
      <style:table-column-properties style:column-width="0.85in"/>
    </style:style>
    <style:style style:name="Table218.B" style:family="table-column">
      <style:table-column-properties style:column-width="4.2194in"/>
    </style:style>
    <style:style style:name="Table218.A1" style:family="table-cell">
      <style:table-cell-properties fo:padding="0.0194in" fo:border="none"/>
    </style:style>
    <style:style style:name="Table218.B1" style:family="table-cell">
      <style:table-cell-properties style:vertical-align="middle" fo:padding="0.0194in" fo:border="none"/>
    </style:style>
    <style:style style:name="Table219" style:family="table">
      <style:table-properties style:width="9.6854in" table:align="left"/>
    </style:style>
    <style:style style:name="Table219.A" style:family="table-column">
      <style:table-column-properties style:column-width="0.2403in"/>
    </style:style>
    <style:style style:name="Table219.B" style:family="table-column">
      <style:table-column-properties style:column-width="3.1444in"/>
    </style:style>
    <style:style style:name="Table219.C" style:family="table-column">
      <style:table-column-properties style:column-width="6.3007in"/>
    </style:style>
    <style:style style:name="Table219.A1" style:family="table-cell">
      <style:table-cell-properties style:vertical-align="middle" fo:padding="0.0194in" fo:border="none"/>
    </style:style>
    <style:style style:name="Table219.B4" style:family="table-cell">
      <style:table-cell-properties fo:padding="0.0194in" fo:border="none"/>
    </style:style>
    <style:style style:name="Table219.C4" style:family="table-cell">
      <style:table-cell-properties fo:padding="0.0194in" fo:border="none"/>
    </style:style>
    <style:style style:name="Table219.B5" style:family="table-cell">
      <style:table-cell-properties fo:padding="0.0194in" fo:border="none"/>
    </style:style>
    <style:style style:name="Table219.C5" style:family="table-cell">
      <style:table-cell-properties fo:padding="0.0194in" fo:border="none"/>
    </style:style>
    <style:style style:name="Table219.B8" style:family="table-cell">
      <style:table-cell-properties fo:padding="0.0194in" fo:border="none"/>
    </style:style>
    <style:style style:name="Table219.C8" style:family="table-cell">
      <style:table-cell-properties fo:padding="0.0194in" fo:border="none"/>
    </style:style>
    <style:style style:name="Table219.B9" style:family="table-cell">
      <style:table-cell-properties fo:padding="0.0194in" fo:border="none"/>
    </style:style>
    <style:style style:name="Table219.C9" style:family="table-cell">
      <style:table-cell-properties fo:padding="0.0194in" fo:border="none"/>
    </style:style>
    <style:style style:name="Table219.B10" style:family="table-cell">
      <style:table-cell-properties fo:padding="0.0194in" fo:border="none"/>
    </style:style>
    <style:style style:name="Table219.C10" style:family="table-cell">
      <style:table-cell-properties fo:padding="0.0194in" fo:border="none"/>
    </style:style>
    <style:style style:name="Table219.B11" style:family="table-cell">
      <style:table-cell-properties fo:padding="0.0194in" fo:border="none"/>
    </style:style>
    <style:style style:name="Table219.C11" style:family="table-cell">
      <style:table-cell-properties fo:padding="0.0194in" fo:border="none"/>
    </style:style>
    <style:style style:name="Table219.B12" style:family="table-cell">
      <style:table-cell-properties fo:padding="0.0194in" fo:border="none"/>
    </style:style>
    <style:style style:name="Table219.C12" style:family="table-cell">
      <style:table-cell-properties fo:padding="0.0194in" fo:border="none"/>
    </style:style>
    <style:style style:name="Table219.B13" style:family="table-cell">
      <style:table-cell-properties fo:padding="0.0194in" fo:border="none"/>
    </style:style>
    <style:style style:name="Table219.C13" style:family="table-cell">
      <style:table-cell-properties fo:padding="0.0194in" fo:border="none"/>
    </style:style>
    <style:style style:name="Table219.B14" style:family="table-cell">
      <style:table-cell-properties fo:padding="0.0194in" fo:border="none"/>
    </style:style>
    <style:style style:name="Table219.C14" style:family="table-cell">
      <style:table-cell-properties fo:padding="0.0194in" fo:border="none"/>
    </style:style>
    <style:style style:name="Table219.B15" style:family="table-cell">
      <style:table-cell-properties fo:padding="0.0194in" fo:border="none"/>
    </style:style>
    <style:style style:name="Table219.C15" style:family="table-cell">
      <style:table-cell-properties fo:padding="0.0194in" fo:border="none"/>
    </style:style>
    <style:style style:name="Table219.B16" style:family="table-cell">
      <style:table-cell-properties fo:padding="0.0194in" fo:border="none"/>
    </style:style>
    <style:style style:name="Table219.C16" style:family="table-cell">
      <style:table-cell-properties fo:padding="0.0194in" fo:border="none"/>
    </style:style>
    <style:style style:name="Table219.B17" style:family="table-cell">
      <style:table-cell-properties fo:padding="0.0194in" fo:border="none"/>
    </style:style>
    <style:style style:name="Table219.C17" style:family="table-cell">
      <style:table-cell-properties fo:padding="0.0194in" fo:border="none"/>
    </style:style>
    <style:style style:name="Table219.B18" style:family="table-cell">
      <style:table-cell-properties fo:padding="0.0194in" fo:border="none"/>
    </style:style>
    <style:style style:name="Table219.C18" style:family="table-cell">
      <style:table-cell-properties fo:padding="0.0194in" fo:border="none"/>
    </style:style>
    <style:style style:name="Table219.B19" style:family="table-cell">
      <style:table-cell-properties fo:padding="0.0194in" fo:border="none"/>
    </style:style>
    <style:style style:name="Table219.C19" style:family="table-cell">
      <style:table-cell-properties fo:padding="0.0194in" fo:border="none"/>
    </style:style>
    <style:style style:name="Table219.B20" style:family="table-cell">
      <style:table-cell-properties fo:padding="0.0194in" fo:border="none"/>
    </style:style>
    <style:style style:name="Table219.C20" style:family="table-cell">
      <style:table-cell-properties fo:padding="0.0194in" fo:border="none"/>
    </style:style>
    <style:style style:name="Table219.B21" style:family="table-cell">
      <style:table-cell-properties fo:padding="0.0194in" fo:border="none"/>
    </style:style>
    <style:style style:name="Table219.C21" style:family="table-cell">
      <style:table-cell-properties fo:padding="0.0194in" fo:border="none"/>
    </style:style>
    <style:style style:name="Table219.B22" style:family="table-cell">
      <style:table-cell-properties fo:padding="0.0194in" fo:border="none"/>
    </style:style>
    <style:style style:name="Table219.C22" style:family="table-cell">
      <style:table-cell-properties fo:padding="0.0194in" fo:border="none"/>
    </style:style>
    <style:style style:name="Table219.B23" style:family="table-cell">
      <style:table-cell-properties fo:padding="0.0194in" fo:border="none"/>
    </style:style>
    <style:style style:name="Table219.C23" style:family="table-cell">
      <style:table-cell-properties fo:padding="0.0194in" fo:border="none"/>
    </style:style>
    <style:style style:name="Table219.B24" style:family="table-cell">
      <style:table-cell-properties fo:padding="0.0194in" fo:border="none"/>
    </style:style>
    <style:style style:name="Table219.C24" style:family="table-cell">
      <style:table-cell-properties fo:padding="0.0194in" fo:border="none"/>
    </style:style>
    <style:style style:name="Table219.B25" style:family="table-cell">
      <style:table-cell-properties fo:padding="0.0194in" fo:border="none"/>
    </style:style>
    <style:style style:name="Table219.C25" style:family="table-cell">
      <style:table-cell-properties fo:padding="0.0194in" fo:border="none"/>
    </style:style>
    <style:style style:name="Table219.B26" style:family="table-cell">
      <style:table-cell-properties fo:padding="0.0194in" fo:border="none"/>
    </style:style>
    <style:style style:name="Table219.C26" style:family="table-cell">
      <style:table-cell-properties fo:padding="0.0194in" fo:border="none"/>
    </style:style>
    <style:style style:name="Table219.B27" style:family="table-cell">
      <style:table-cell-properties fo:padding="0.0194in" fo:border="none"/>
    </style:style>
    <style:style style:name="Table219.C27" style:family="table-cell">
      <style:table-cell-properties fo:padding="0.0194in" fo:border="none"/>
    </style:style>
    <style:style style:name="Table219.B28" style:family="table-cell">
      <style:table-cell-properties fo:padding="0.0194in" fo:border="none"/>
    </style:style>
    <style:style style:name="Table219.C28" style:family="table-cell">
      <style:table-cell-properties fo:padding="0.0194in" fo:border="none"/>
    </style:style>
    <style:style style:name="Table219.B29" style:family="table-cell">
      <style:table-cell-properties fo:padding="0.0194in" fo:border="none"/>
    </style:style>
    <style:style style:name="Table219.C29" style:family="table-cell">
      <style:table-cell-properties fo:padding="0.0194in" fo:border="none"/>
    </style:style>
    <style:style style:name="Table219.B30" style:family="table-cell">
      <style:table-cell-properties fo:padding="0.0194in" fo:border="none"/>
    </style:style>
    <style:style style:name="Table219.C30" style:family="table-cell">
      <style:table-cell-properties fo:padding="0.0194in" fo:border="none"/>
    </style:style>
    <style:style style:name="Table219.B33" style:family="table-cell">
      <style:table-cell-properties fo:padding="0.0194in" fo:border="none"/>
    </style:style>
    <style:style style:name="Table219.C33" style:family="table-cell">
      <style:table-cell-properties fo:padding="0.0194in" fo:border="none"/>
    </style:style>
    <style:style style:name="Table219.B36" style:family="table-cell">
      <style:table-cell-properties fo:padding="0.0194in" fo:border="none"/>
    </style:style>
    <style:style style:name="Table219.C36" style:family="table-cell">
      <style:table-cell-properties fo:padding="0.0194in" fo:border="none"/>
    </style:style>
    <style:style style:name="Table219.B37" style:family="table-cell">
      <style:table-cell-properties fo:padding="0.0194in" fo:border="none"/>
    </style:style>
    <style:style style:name="Table219.C37" style:family="table-cell">
      <style:table-cell-properties fo:padding="0.0194in" fo:border="none"/>
    </style:style>
    <style:style style:name="Table219.B40" style:family="table-cell">
      <style:table-cell-properties fo:padding="0.0194in" fo:border="none"/>
    </style:style>
    <style:style style:name="Table219.C40" style:family="table-cell">
      <style:table-cell-properties fo:padding="0.0194in" fo:border="none"/>
    </style:style>
    <style:style style:name="Table219.B41" style:family="table-cell">
      <style:table-cell-properties fo:padding="0.0194in" fo:border="none"/>
    </style:style>
    <style:style style:name="Table219.C41" style:family="table-cell">
      <style:table-cell-properties fo:padding="0.0194in" fo:border="none"/>
    </style:style>
    <style:style style:name="Table219.B42" style:family="table-cell">
      <style:table-cell-properties fo:padding="0.0194in" fo:border="none"/>
    </style:style>
    <style:style style:name="Table219.C42" style:family="table-cell">
      <style:table-cell-properties fo:padding="0.0194in" fo:border="none"/>
    </style:style>
    <style:style style:name="Table219.B43" style:family="table-cell">
      <style:table-cell-properties fo:padding="0.0194in" fo:border="none"/>
    </style:style>
    <style:style style:name="Table219.C43" style:family="table-cell">
      <style:table-cell-properties fo:padding="0.0194in" fo:border="none"/>
    </style:style>
    <style:style style:name="Table219.B44" style:family="table-cell">
      <style:table-cell-properties fo:padding="0.0194in" fo:border="none"/>
    </style:style>
    <style:style style:name="Table219.C44" style:family="table-cell">
      <style:table-cell-properties fo:padding="0.0194in" fo:border="none"/>
    </style:style>
    <style:style style:name="Table219.B45" style:family="table-cell">
      <style:table-cell-properties fo:padding="0.0194in" fo:border="none"/>
    </style:style>
    <style:style style:name="Table219.C45" style:family="table-cell">
      <style:table-cell-properties fo:padding="0.0194in" fo:border="none"/>
    </style:style>
    <style:style style:name="Table219.B46" style:family="table-cell">
      <style:table-cell-properties fo:padding="0.0194in" fo:border="none"/>
    </style:style>
    <style:style style:name="Table219.C46" style:family="table-cell">
      <style:table-cell-properties fo:padding="0.0194in" fo:border="none"/>
    </style:style>
    <style:style style:name="Table219.B47" style:family="table-cell">
      <style:table-cell-properties fo:padding="0.0194in" fo:border="none"/>
    </style:style>
    <style:style style:name="Table219.C47" style:family="table-cell">
      <style:table-cell-properties fo:padding="0.0194in" fo:border="none"/>
    </style:style>
    <style:style style:name="Table219.B48" style:family="table-cell">
      <style:table-cell-properties fo:padding="0.0194in" fo:border="none"/>
    </style:style>
    <style:style style:name="Table219.C48" style:family="table-cell">
      <style:table-cell-properties fo:padding="0.0194in" fo:border="none"/>
    </style:style>
    <style:style style:name="Table219.B49" style:family="table-cell">
      <style:table-cell-properties fo:padding="0.0194in" fo:border="none"/>
    </style:style>
    <style:style style:name="Table219.C49" style:family="table-cell">
      <style:table-cell-properties fo:padding="0.0194in" fo:border="none"/>
    </style:style>
    <style:style style:name="Table219.B52" style:family="table-cell">
      <style:table-cell-properties fo:padding="0.0194in" fo:border="none"/>
    </style:style>
    <style:style style:name="Table219.C52" style:family="table-cell">
      <style:table-cell-properties fo:padding="0.0194in" fo:border="none"/>
    </style:style>
    <style:style style:name="Table219.B53" style:family="table-cell">
      <style:table-cell-properties fo:padding="0.0194in" fo:border="none"/>
    </style:style>
    <style:style style:name="Table219.C53" style:family="table-cell">
      <style:table-cell-properties fo:padding="0.0194in" fo:border="none"/>
    </style:style>
    <style:style style:name="Table219.B54" style:family="table-cell">
      <style:table-cell-properties fo:padding="0.0194in" fo:border="none"/>
    </style:style>
    <style:style style:name="Table219.C54" style:family="table-cell">
      <style:table-cell-properties fo:padding="0.0194in" fo:border="none"/>
    </style:style>
    <style:style style:name="Table219.B55" style:family="table-cell">
      <style:table-cell-properties fo:padding="0.0194in" fo:border="none"/>
    </style:style>
    <style:style style:name="Table219.C55" style:family="table-cell">
      <style:table-cell-properties fo:padding="0.0194in" fo:border="none"/>
    </style:style>
    <style:style style:name="Table219.B56" style:family="table-cell">
      <style:table-cell-properties fo:padding="0.0194in" fo:border="none"/>
    </style:style>
    <style:style style:name="Table219.C56" style:family="table-cell">
      <style:table-cell-properties fo:padding="0.0194in" fo:border="none"/>
    </style:style>
    <style:style style:name="Table219.B57" style:family="table-cell">
      <style:table-cell-properties fo:padding="0.0194in" fo:border="none"/>
    </style:style>
    <style:style style:name="Table219.C57" style:family="table-cell">
      <style:table-cell-properties fo:padding="0.0194in" fo:border="none"/>
    </style:style>
    <style:style style:name="Table219.B58" style:family="table-cell">
      <style:table-cell-properties fo:padding="0.0194in" fo:border="none"/>
    </style:style>
    <style:style style:name="Table219.C58" style:family="table-cell">
      <style:table-cell-properties fo:padding="0.0194in" fo:border="none"/>
    </style:style>
    <style:style style:name="Table219.B59" style:family="table-cell">
      <style:table-cell-properties fo:padding="0.0194in" fo:border="none"/>
    </style:style>
    <style:style style:name="Table219.C59" style:family="table-cell">
      <style:table-cell-properties fo:padding="0.0194in" fo:border="none"/>
    </style:style>
    <style:style style:name="Table219.B60" style:family="table-cell">
      <style:table-cell-properties fo:padding="0.0194in" fo:border="none"/>
    </style:style>
    <style:style style:name="Table219.C60" style:family="table-cell">
      <style:table-cell-properties fo:padding="0.0194in" fo:border="none"/>
    </style:style>
    <style:style style:name="Table219.B61" style:family="table-cell">
      <style:table-cell-properties fo:padding="0.0194in" fo:border="none"/>
    </style:style>
    <style:style style:name="Table219.C61" style:family="table-cell">
      <style:table-cell-properties fo:padding="0.0194in" fo:border="none"/>
    </style:style>
    <style:style style:name="Table219.B62" style:family="table-cell">
      <style:table-cell-properties fo:padding="0.0194in" fo:border="none"/>
    </style:style>
    <style:style style:name="Table219.C62" style:family="table-cell">
      <style:table-cell-properties fo:padding="0.0194in" fo:border="none"/>
    </style:style>
    <style:style style:name="Table219.B63" style:family="table-cell">
      <style:table-cell-properties fo:padding="0.0194in" fo:border="none"/>
    </style:style>
    <style:style style:name="Table219.C63" style:family="table-cell">
      <style:table-cell-properties fo:padding="0.0194in" fo:border="none"/>
    </style:style>
    <style:style style:name="Table219.B66" style:family="table-cell">
      <style:table-cell-properties fo:padding="0.0194in" fo:border="none"/>
    </style:style>
    <style:style style:name="Table219.C66" style:family="table-cell">
      <style:table-cell-properties fo:padding="0.0194in" fo:border="none"/>
    </style:style>
    <style:style style:name="Table219.B67" style:family="table-cell">
      <style:table-cell-properties fo:padding="0.0194in" fo:border="none"/>
    </style:style>
    <style:style style:name="Table219.C67" style:family="table-cell">
      <style:table-cell-properties fo:padding="0.0194in" fo:border="none"/>
    </style:style>
    <style:style style:name="Table219.B68" style:family="table-cell">
      <style:table-cell-properties fo:padding="0.0194in" fo:border="none"/>
    </style:style>
    <style:style style:name="Table219.C68" style:family="table-cell">
      <style:table-cell-properties fo:padding="0.0194in" fo:border="none"/>
    </style:style>
    <style:style style:name="Table219.B69" style:family="table-cell">
      <style:table-cell-properties fo:padding="0.0194in" fo:border="none"/>
    </style:style>
    <style:style style:name="Table219.C69" style:family="table-cell">
      <style:table-cell-properties fo:padding="0.0194in" fo:border="none"/>
    </style:style>
    <style:style style:name="Table219.B72" style:family="table-cell">
      <style:table-cell-properties fo:padding="0.0194in" fo:border="none"/>
    </style:style>
    <style:style style:name="Table219.C72" style:family="table-cell">
      <style:table-cell-properties fo:padding="0.0194in" fo:border="none"/>
    </style:style>
    <style:style style:name="Table219.B73" style:family="table-cell">
      <style:table-cell-properties fo:padding="0.0194in" fo:border="none"/>
    </style:style>
    <style:style style:name="Table219.C73" style:family="table-cell">
      <style:table-cell-properties fo:padding="0.0194in" fo:border="none"/>
    </style:style>
    <style:style style:name="Table219.B74" style:family="table-cell">
      <style:table-cell-properties fo:padding="0.0194in" fo:border="none"/>
    </style:style>
    <style:style style:name="Table219.C74" style:family="table-cell">
      <style:table-cell-properties fo:padding="0.0194in" fo:border="none"/>
    </style:style>
    <style:style style:name="Table219.B77" style:family="table-cell">
      <style:table-cell-properties fo:padding="0.0194in" fo:border="none"/>
    </style:style>
    <style:style style:name="Table219.C77" style:family="table-cell">
      <style:table-cell-properties fo:padding="0.0194in" fo:border="none"/>
    </style:style>
    <style:style style:name="Table219.B78" style:family="table-cell">
      <style:table-cell-properties fo:padding="0.0194in" fo:border="none"/>
    </style:style>
    <style:style style:name="Table219.C78" style:family="table-cell">
      <style:table-cell-properties fo:padding="0.0194in" fo:border="none"/>
    </style:style>
    <style:style style:name="Table219.B79" style:family="table-cell">
      <style:table-cell-properties fo:padding="0.0194in" fo:border="none"/>
    </style:style>
    <style:style style:name="Table219.C79" style:family="table-cell">
      <style:table-cell-properties fo:padding="0.0194in" fo:border="none"/>
    </style:style>
    <style:style style:name="Table219.B80" style:family="table-cell">
      <style:table-cell-properties fo:padding="0.0194in" fo:border="none"/>
    </style:style>
    <style:style style:name="Table219.C80" style:family="table-cell">
      <style:table-cell-properties fo:padding="0.0194in" fo:border="none"/>
    </style:style>
    <style:style style:name="Table219.B83" style:family="table-cell">
      <style:table-cell-properties fo:padding="0.0194in" fo:border="none"/>
    </style:style>
    <style:style style:name="Table219.C83" style:family="table-cell">
      <style:table-cell-properties fo:padding="0.0194in" fo:border="none"/>
    </style:style>
    <style:style style:name="Table219.B84" style:family="table-cell">
      <style:table-cell-properties fo:padding="0.0194in" fo:border="none"/>
    </style:style>
    <style:style style:name="Table219.C84" style:family="table-cell">
      <style:table-cell-properties fo:padding="0.0194in" fo:border="none"/>
    </style:style>
    <style:style style:name="Table219.B85" style:family="table-cell">
      <style:table-cell-properties fo:padding="0.0194in" fo:border="none"/>
    </style:style>
    <style:style style:name="Table219.C85" style:family="table-cell">
      <style:table-cell-properties fo:padding="0.0194in" fo:border="none"/>
    </style:style>
    <style:style style:name="Table219.B88" style:family="table-cell">
      <style:table-cell-properties fo:padding="0.0194in" fo:border="none"/>
    </style:style>
    <style:style style:name="Table219.C88" style:family="table-cell">
      <style:table-cell-properties fo:padding="0.0194in" fo:border="none"/>
    </style:style>
    <style:style style:name="Table219.B89" style:family="table-cell">
      <style:table-cell-properties fo:padding="0.0194in" fo:border="none"/>
    </style:style>
    <style:style style:name="Table219.C89" style:family="table-cell">
      <style:table-cell-properties fo:padding="0.0194in" fo:border="none"/>
    </style:style>
    <style:style style:name="Table219.B90" style:family="table-cell">
      <style:table-cell-properties fo:padding="0.0194in" fo:border="none"/>
    </style:style>
    <style:style style:name="Table219.C90" style:family="table-cell">
      <style:table-cell-properties fo:padding="0.0194in" fo:border="none"/>
    </style:style>
    <style:style style:name="Table219.B91" style:family="table-cell">
      <style:table-cell-properties fo:padding="0.0194in" fo:border="none"/>
    </style:style>
    <style:style style:name="Table219.C91" style:family="table-cell">
      <style:table-cell-properties fo:padding="0.0194in" fo:border="none"/>
    </style:style>
    <style:style style:name="Table219.B92" style:family="table-cell">
      <style:table-cell-properties fo:padding="0.0194in" fo:border="none"/>
    </style:style>
    <style:style style:name="Table219.C92" style:family="table-cell">
      <style:table-cell-properties fo:padding="0.0194in" fo:border="none"/>
    </style:style>
    <style:style style:name="Table219.B93" style:family="table-cell">
      <style:table-cell-properties fo:padding="0.0194in" fo:border="none"/>
    </style:style>
    <style:style style:name="Table219.C93" style:family="table-cell">
      <style:table-cell-properties fo:padding="0.0194in" fo:border="none"/>
    </style:style>
    <style:style style:name="Table219.B94" style:family="table-cell">
      <style:table-cell-properties fo:padding="0.0194in" fo:border="none"/>
    </style:style>
    <style:style style:name="Table219.C94" style:family="table-cell">
      <style:table-cell-properties fo:padding="0.0194in" fo:border="none"/>
    </style:style>
    <style:style style:name="Table219.B97" style:family="table-cell">
      <style:table-cell-properties fo:padding="0.0194in" fo:border="none"/>
    </style:style>
    <style:style style:name="Table219.C97" style:family="table-cell">
      <style:table-cell-properties fo:padding="0.0194in" fo:border="none"/>
    </style:style>
    <style:style style:name="Table219.B98" style:family="table-cell">
      <style:table-cell-properties fo:padding="0.0194in" fo:border="none"/>
    </style:style>
    <style:style style:name="Table219.C98" style:family="table-cell">
      <style:table-cell-properties fo:padding="0.0194in" fo:border="none"/>
    </style:style>
    <style:style style:name="Table219.B101" style:family="table-cell">
      <style:table-cell-properties fo:padding="0.0194in" fo:border="none"/>
    </style:style>
    <style:style style:name="Table219.C101" style:family="table-cell">
      <style:table-cell-properties fo:padding="0.0194in" fo:border="none"/>
    </style:style>
    <style:style style:name="Table219.B102" style:family="table-cell">
      <style:table-cell-properties fo:padding="0.0194in" fo:border="none"/>
    </style:style>
    <style:style style:name="Table219.C102" style:family="table-cell">
      <style:table-cell-properties fo:padding="0.0194in" fo:border="none"/>
    </style:style>
    <style:style style:name="Table219.B103" style:family="table-cell">
      <style:table-cell-properties fo:padding="0.0194in" fo:border="none"/>
    </style:style>
    <style:style style:name="Table219.C103" style:family="table-cell">
      <style:table-cell-properties fo:padding="0.0194in" fo:border="none"/>
    </style:style>
    <style:style style:name="Table219.B106" style:family="table-cell">
      <style:table-cell-properties fo:padding="0.0194in" fo:border="none"/>
    </style:style>
    <style:style style:name="Table219.C106" style:family="table-cell">
      <style:table-cell-properties fo:padding="0.0194in" fo:border="none"/>
    </style:style>
    <style:style style:name="Table219.B107" style:family="table-cell">
      <style:table-cell-properties fo:padding="0.0194in" fo:border="none"/>
    </style:style>
    <style:style style:name="Table219.C107" style:family="table-cell">
      <style:table-cell-properties fo:padding="0.0194in" fo:border="none"/>
    </style:style>
    <style:style style:name="Table219.B108" style:family="table-cell">
      <style:table-cell-properties fo:padding="0.0194in" fo:border="none"/>
    </style:style>
    <style:style style:name="Table219.C108" style:family="table-cell">
      <style:table-cell-properties fo:padding="0.0194in" fo:border="none"/>
    </style:style>
    <style:style style:name="Table219.B111" style:family="table-cell">
      <style:table-cell-properties fo:padding="0.0194in" fo:border="none"/>
    </style:style>
    <style:style style:name="Table219.C111" style:family="table-cell">
      <style:table-cell-properties fo:padding="0.0194in" fo:border="none"/>
    </style:style>
    <style:style style:name="Table219.B112" style:family="table-cell">
      <style:table-cell-properties fo:padding="0.0194in" fo:border="none"/>
    </style:style>
    <style:style style:name="Table219.C112" style:family="table-cell">
      <style:table-cell-properties fo:padding="0.0194in" fo:border="none"/>
    </style:style>
    <style:style style:name="Table219.B113" style:family="table-cell">
      <style:table-cell-properties fo:padding="0.0194in" fo:border="none"/>
    </style:style>
    <style:style style:name="Table219.C113" style:family="table-cell">
      <style:table-cell-properties fo:padding="0.0194in" fo:border="none"/>
    </style:style>
    <style:style style:name="Table219.B116" style:family="table-cell">
      <style:table-cell-properties fo:padding="0.0194in" fo:border="none"/>
    </style:style>
    <style:style style:name="Table219.C116" style:family="table-cell">
      <style:table-cell-properties fo:padding="0.0194in" fo:border="none"/>
    </style:style>
    <style:style style:name="Table219.B117" style:family="table-cell">
      <style:table-cell-properties fo:padding="0.0194in" fo:border="none"/>
    </style:style>
    <style:style style:name="Table219.C117" style:family="table-cell">
      <style:table-cell-properties fo:padding="0.0194in" fo:border="none"/>
    </style:style>
    <style:style style:name="Table219.B118" style:family="table-cell">
      <style:table-cell-properties fo:padding="0.0194in" fo:border="none"/>
    </style:style>
    <style:style style:name="Table219.C118" style:family="table-cell">
      <style:table-cell-properties fo:padding="0.0194in" fo:border="none"/>
    </style:style>
    <style:style style:name="Table219.B119" style:family="table-cell">
      <style:table-cell-properties fo:padding="0.0194in" fo:border="none"/>
    </style:style>
    <style:style style:name="Table219.C119" style:family="table-cell">
      <style:table-cell-properties fo:padding="0.0194in" fo:border="none"/>
    </style:style>
    <style:style style:name="Table219.B120" style:family="table-cell">
      <style:table-cell-properties fo:padding="0.0194in" fo:border="none"/>
    </style:style>
    <style:style style:name="Table219.C120" style:family="table-cell">
      <style:table-cell-properties fo:padding="0.0194in" fo:border="none"/>
    </style:style>
    <style:style style:name="Table219.B121" style:family="table-cell">
      <style:table-cell-properties fo:padding="0.0194in" fo:border="none"/>
    </style:style>
    <style:style style:name="Table219.C121" style:family="table-cell">
      <style:table-cell-properties fo:padding="0.0194in" fo:border="none"/>
    </style:style>
    <style:style style:name="Table219.B122" style:family="table-cell">
      <style:table-cell-properties fo:padding="0.0194in" fo:border="none"/>
    </style:style>
    <style:style style:name="Table219.C122" style:family="table-cell">
      <style:table-cell-properties fo:padding="0.0194in" fo:border="none"/>
    </style:style>
    <style:style style:name="Table219.B125" style:family="table-cell">
      <style:table-cell-properties fo:padding="0.0194in" fo:border="none"/>
    </style:style>
    <style:style style:name="Table219.C125" style:family="table-cell">
      <style:table-cell-properties fo:padding="0.0194in" fo:border="none"/>
    </style:style>
    <style:style style:name="Table219.B126" style:family="table-cell">
      <style:table-cell-properties fo:padding="0.0194in" fo:border="none"/>
    </style:style>
    <style:style style:name="Table219.C126" style:family="table-cell">
      <style:table-cell-properties fo:padding="0.0194in" fo:border="none"/>
    </style:style>
    <style:style style:name="Table219.B127" style:family="table-cell">
      <style:table-cell-properties fo:padding="0.0194in" fo:border="none"/>
    </style:style>
    <style:style style:name="Table219.C127" style:family="table-cell">
      <style:table-cell-properties fo:padding="0.0194in" fo:border="none"/>
    </style:style>
    <style:style style:name="Table219.B128" style:family="table-cell">
      <style:table-cell-properties fo:padding="0.0194in" fo:border="none"/>
    </style:style>
    <style:style style:name="Table219.C128" style:family="table-cell">
      <style:table-cell-properties fo:padding="0.0194in" fo:border="none"/>
    </style:style>
    <style:style style:name="Table219.B129" style:family="table-cell">
      <style:table-cell-properties fo:padding="0.0194in" fo:border="none"/>
    </style:style>
    <style:style style:name="Table219.C129" style:family="table-cell">
      <style:table-cell-properties fo:padding="0.0194in" fo:border="none"/>
    </style:style>
    <style:style style:name="Table219.B130" style:family="table-cell">
      <style:table-cell-properties fo:padding="0.0194in" fo:border="none"/>
    </style:style>
    <style:style style:name="Table219.C130" style:family="table-cell">
      <style:table-cell-properties fo:padding="0.0194in" fo:border="none"/>
    </style:style>
    <style:style style:name="Table219.B131" style:family="table-cell">
      <style:table-cell-properties fo:padding="0.0194in" fo:border="none"/>
    </style:style>
    <style:style style:name="Table219.C131" style:family="table-cell">
      <style:table-cell-properties fo:padding="0.0194in" fo:border="none"/>
    </style:style>
    <style:style style:name="Table219.B132" style:family="table-cell">
      <style:table-cell-properties fo:padding="0.0194in" fo:border="none"/>
    </style:style>
    <style:style style:name="Table219.C132" style:family="table-cell">
      <style:table-cell-properties fo:padding="0.0194in" fo:border="none"/>
    </style:style>
    <style:style style:name="Table219.B133" style:family="table-cell">
      <style:table-cell-properties fo:padding="0.0194in" fo:border="none"/>
    </style:style>
    <style:style style:name="Table219.C133" style:family="table-cell">
      <style:table-cell-properties fo:padding="0.0194in" fo:border="none"/>
    </style:style>
    <style:style style:name="Table219.B136" style:family="table-cell">
      <style:table-cell-properties fo:padding="0.0194in" fo:border="none"/>
    </style:style>
    <style:style style:name="Table219.C136" style:family="table-cell">
      <style:table-cell-properties fo:padding="0.0194in" fo:border="none"/>
    </style:style>
    <style:style style:name="Table219.B137" style:family="table-cell">
      <style:table-cell-properties fo:padding="0.0194in" fo:border="none"/>
    </style:style>
    <style:style style:name="Table219.C137" style:family="table-cell">
      <style:table-cell-properties fo:padding="0.0194in" fo:border="none"/>
    </style:style>
    <style:style style:name="Table219.B138" style:family="table-cell">
      <style:table-cell-properties fo:padding="0.0194in" fo:border="none"/>
    </style:style>
    <style:style style:name="Table219.C138" style:family="table-cell">
      <style:table-cell-properties fo:padding="0.0194in" fo:border="none"/>
    </style:style>
    <style:style style:name="Table219.B141" style:family="table-cell">
      <style:table-cell-properties fo:padding="0.0194in" fo:border="none"/>
    </style:style>
    <style:style style:name="Table219.C141" style:family="table-cell">
      <style:table-cell-properties fo:padding="0.0194in" fo:border="none"/>
    </style:style>
    <style:style style:name="Table219.B144" style:family="table-cell">
      <style:table-cell-properties fo:padding="0.0194in" fo:border="none"/>
    </style:style>
    <style:style style:name="Table219.C144" style:family="table-cell">
      <style:table-cell-properties fo:padding="0.0194in" fo:border="none"/>
    </style:style>
    <style:style style:name="Table219.B145" style:family="table-cell">
      <style:table-cell-properties fo:padding="0.0194in" fo:border="none"/>
    </style:style>
    <style:style style:name="Table219.C145" style:family="table-cell">
      <style:table-cell-properties fo:padding="0.0194in" fo:border="none"/>
    </style:style>
    <style:style style:name="Table220" style:family="table">
      <style:table-properties style:width="5.0694in" table:align="left"/>
    </style:style>
    <style:style style:name="Table220.A" style:family="table-column">
      <style:table-column-properties style:column-width="0.85in"/>
    </style:style>
    <style:style style:name="Table220.B" style:family="table-column">
      <style:table-column-properties style:column-width="4.2194in"/>
    </style:style>
    <style:style style:name="Table220.A1" style:family="table-cell">
      <style:table-cell-properties fo:padding="0.0194in" fo:border="none"/>
    </style:style>
    <style:style style:name="Table220.B1" style:family="table-cell">
      <style:table-cell-properties style:vertical-align="middle" fo:padding="0.0194in" fo:border="none"/>
    </style:style>
    <style:style style:name="Table221" style:family="table">
      <style:table-properties style:width="9.7243in" fo:margin-left="0.3938in" table:align="left" fo:background-color="#ada7a7">
        <style:background-image/>
      </style:table-properties>
    </style:style>
    <style:style style:name="Table221.A" style:family="table-column">
      <style:table-column-properties style:column-width="9.7243in"/>
    </style:style>
    <style:style style:name="Table221.A1" style:family="table-cell">
      <style:table-cell-properties style:vertical-align="middle" fo:padding="0.0194in" fo:border="none"/>
    </style:style>
    <style:style style:name="Table222" style:family="table">
      <style:table-properties style:width="8.5063in" fo:margin-left="0.3938in" table:align="left" fo:background-color="#ada7a7">
        <style:background-image/>
      </style:table-properties>
    </style:style>
    <style:style style:name="Table222.A" style:family="table-column">
      <style:table-column-properties style:column-width="8.5063in"/>
    </style:style>
    <style:style style:name="Table222.A1" style:family="table-cell">
      <style:table-cell-properties style:vertical-align="middle" fo:padding="0.0194in" fo:border="none"/>
    </style:style>
    <style:style style:name="Table223" style:family="table">
      <style:table-properties style:width="5.4292in" fo:margin-left="0.3938in" table:align="left" fo:background-color="#ada7a7">
        <style:background-image/>
      </style:table-properties>
    </style:style>
    <style:style style:name="Table223.A" style:family="table-column">
      <style:table-column-properties style:column-width="5.4292in"/>
    </style:style>
    <style:style style:name="Table223.A1" style:family="table-cell">
      <style:table-cell-properties style:vertical-align="middle" fo:padding="0.0194in" fo:border="none"/>
    </style:style>
    <style:style style:name="Table224" style:family="table">
      <style:table-properties style:width="6.5611in" fo:margin-left="0.7875in" table:align="left" fo:background-color="#ada7a7">
        <style:background-image/>
      </style:table-properties>
    </style:style>
    <style:style style:name="Table224.A" style:family="table-column">
      <style:table-column-properties style:column-width="6.5611in"/>
    </style:style>
    <style:style style:name="Table224.A1" style:family="table-cell">
      <style:table-cell-properties style:vertical-align="middle" fo:padding="0.0194in" fo:border="none"/>
    </style:style>
    <style:style style:name="Table225" style:family="table">
      <style:table-properties style:width="7.0188in" fo:margin-left="1.1813in" table:align="left" fo:background-color="#ada7a7">
        <style:background-image/>
      </style:table-properties>
    </style:style>
    <style:style style:name="Table225.A" style:family="table-column">
      <style:table-column-properties style:column-width="7.0188in"/>
    </style:style>
    <style:style style:name="Table225.A1" style:family="table-cell">
      <style:table-cell-properties style:vertical-align="middle" fo:padding="0.0194in" fo:border="none"/>
    </style:style>
    <style:style style:name="Table226" style:family="table">
      <style:table-properties style:width="8.9368in" fo:margin-left="1.1813in" table:align="left" fo:background-color="#ada7a7">
        <style:background-image/>
      </style:table-properties>
    </style:style>
    <style:style style:name="Table226.A" style:family="table-column">
      <style:table-column-properties style:column-width="8.9368in"/>
    </style:style>
    <style:style style:name="Table226.A1" style:family="table-cell">
      <style:table-cell-properties style:vertical-align="middle" fo:padding="0.0194in" fo:border="none"/>
    </style:style>
    <style:style style:name="Table227" style:family="table">
      <style:table-properties style:width="8.9368in" fo:margin-left="1.1813in" table:align="left" fo:background-color="#ada7a7">
        <style:background-image/>
      </style:table-properties>
    </style:style>
    <style:style style:name="Table227.A" style:family="table-column">
      <style:table-column-properties style:column-width="8.9368in"/>
    </style:style>
    <style:style style:name="Table227.A1" style:family="table-cell">
      <style:table-cell-properties style:vertical-align="middle" fo:padding="0.0194in" fo:border="none"/>
    </style:style>
    <style:style style:name="Table228" style:family="table">
      <style:table-properties style:width="6.2042in" fo:margin-left="1.575in" table:align="left" fo:background-color="#ada7a7">
        <style:background-image/>
      </style:table-properties>
    </style:style>
    <style:style style:name="Table228.A" style:family="table-column">
      <style:table-column-properties style:column-width="6.2042in"/>
    </style:style>
    <style:style style:name="Table228.A1" style:family="table-cell">
      <style:table-cell-properties style:vertical-align="middle" fo:padding="0.0194in" fo:border="none"/>
    </style:style>
    <style:style style:name="Table229" style:family="table">
      <style:table-properties style:width="8.9368in" fo:margin-left="1.1813in" table:align="left" fo:background-color="#ada7a7">
        <style:background-image/>
      </style:table-properties>
    </style:style>
    <style:style style:name="Table229.A" style:family="table-column">
      <style:table-column-properties style:column-width="8.9368in"/>
    </style:style>
    <style:style style:name="Table229.A1" style:family="table-cell">
      <style:table-cell-properties style:vertical-align="middle" fo:padding="0.0194in" fo:border="none"/>
    </style:style>
    <style:style style:name="Table230" style:family="table">
      <style:table-properties style:width="8.9368in" fo:margin-left="1.1813in" table:align="left" fo:background-color="#ada7a7">
        <style:background-image/>
      </style:table-properties>
    </style:style>
    <style:style style:name="Table230.A" style:family="table-column">
      <style:table-column-properties style:column-width="8.9368in"/>
    </style:style>
    <style:style style:name="Table230.A1" style:family="table-cell">
      <style:table-cell-properties style:vertical-align="middle" fo:padding="0.0194in" fo:border="none"/>
    </style:style>
    <style:style style:name="Table231" style:family="table">
      <style:table-properties style:width="8.9368in" fo:margin-left="1.1813in" table:align="left" fo:background-color="#ada7a7">
        <style:background-image/>
      </style:table-properties>
    </style:style>
    <style:style style:name="Table231.A" style:family="table-column">
      <style:table-column-properties style:column-width="8.9368in"/>
    </style:style>
    <style:style style:name="Table231.A1" style:family="table-cell">
      <style:table-cell-properties style:vertical-align="middle" fo:padding="0.0194in" fo:border="none"/>
    </style:style>
    <style:style style:name="Table232" style:family="table">
      <style:table-properties style:width="8.9368in" fo:margin-left="1.1813in" table:align="left" fo:background-color="#ada7a7">
        <style:background-image/>
      </style:table-properties>
    </style:style>
    <style:style style:name="Table232.A" style:family="table-column">
      <style:table-column-properties style:column-width="8.9368in"/>
    </style:style>
    <style:style style:name="Table232.A1" style:family="table-cell">
      <style:table-cell-properties style:vertical-align="middle" fo:padding="0.0194in" fo:border="none"/>
    </style:style>
    <style:style style:name="Table233" style:family="table">
      <style:table-properties style:width="8.9368in" fo:margin-left="1.1813in" table:align="left" fo:background-color="#ada7a7">
        <style:background-image/>
      </style:table-properties>
    </style:style>
    <style:style style:name="Table233.A" style:family="table-column">
      <style:table-column-properties style:column-width="8.9368in"/>
    </style:style>
    <style:style style:name="Table233.A1" style:family="table-cell">
      <style:table-cell-properties style:vertical-align="middle" fo:padding="0.0194in" fo:border="none"/>
    </style:style>
    <style:style style:name="Table234" style:family="table">
      <style:table-properties style:width="9.3306in" fo:margin-left="0.7875in" table:align="left" fo:background-color="#ada7a7">
        <style:background-image/>
      </style:table-properties>
    </style:style>
    <style:style style:name="Table234.A" style:family="table-column">
      <style:table-column-properties style:column-width="9.3306in"/>
    </style:style>
    <style:style style:name="Table234.A1" style:family="table-cell">
      <style:table-cell-properties style:vertical-align="middle" fo:padding="0.0194in" fo:border="none"/>
    </style:style>
    <style:style style:name="Table235" style:family="table">
      <style:table-properties style:width="9.3306in" fo:margin-left="0.7875in" table:align="left" fo:background-color="#ada7a7">
        <style:background-image/>
      </style:table-properties>
    </style:style>
    <style:style style:name="Table235.A" style:family="table-column">
      <style:table-column-properties style:column-width="9.3306in"/>
    </style:style>
    <style:style style:name="Table235.A1" style:family="table-cell">
      <style:table-cell-properties style:vertical-align="middle" fo:padding="0.0194in" fo:border="none"/>
    </style:style>
    <style:style style:name="Table255" style:family="table">
      <style:table-properties style:width="7.3806in" table:align="left"/>
    </style:style>
    <style:style style:name="Table255.A" style:family="table-column">
      <style:table-column-properties style:column-width="1.5056in"/>
    </style:style>
    <style:style style:name="Table255.B" style:family="table-column">
      <style:table-column-properties style:column-width="5.875in"/>
    </style:style>
    <style:style style:name="Table255.A1" style:family="table-cell">
      <style:table-cell-properties style:vertical-align="middle" fo:background-color="#e6e6ff" fo:padding="0.0194in" fo:border="none">
        <style:background-image/>
      </style:table-cell-properties>
    </style:style>
    <style:style style:name="Table256" style:family="table">
      <style:table-properties style:width="9.534in" table:align="left"/>
    </style:style>
    <style:style style:name="Table256.A" style:family="table-column">
      <style:table-column-properties style:column-width="1.8389in"/>
    </style:style>
    <style:style style:name="Table256.B" style:family="table-column">
      <style:table-column-properties style:column-width="7.6951in"/>
    </style:style>
    <style:style style:name="Table256.A1" style:family="table-cell">
      <style:table-cell-properties style:vertical-align="middle" fo:background-color="#e6e6ff" fo:padding="0.0194in" fo:border="none">
        <style:background-image/>
      </style:table-cell-properties>
    </style:style>
    <style:style style:name="P1" style:family="paragraph" style:parent-style-name="Heading_20_2">
      <style:text-properties officeooo:paragraph-rsid="000315e6"/>
    </style:style>
    <style:style style:name="P2" style:family="paragraph" style:parent-style-name="Heading_20_2">
      <style:paragraph-properties fo:break-before="page"/>
      <style:text-properties officeooo:paragraph-rsid="000315e6"/>
    </style:style>
    <style:style style:name="P3" style:family="paragraph" style:parent-style-name="Heading_20_1">
      <style:paragraph-properties fo:break-before="page"/>
      <style:text-properties officeooo:paragraph-rsid="000315e6"/>
    </style:style>
    <style:style style:name="P4" style:family="paragraph" style:parent-style-name="Standard">
      <style:text-properties style:font-name="Liberation Serif" fo:font-size="10pt" officeooo:rsid="000d16bf" officeooo:paragraph-rsid="000315e6" style:font-size-asian="10pt" style:font-size-complex="10pt"/>
    </style:style>
    <style:style style:name="P5" style:family="paragraph" style:parent-style-name="Standard">
      <style:text-properties style:font-name="Liberation Serif" fo:font-size="10pt" officeooo:rsid="00e2f379" officeooo:paragraph-rsid="000315e6" style:font-size-asian="10pt" style:font-size-complex="10pt"/>
    </style:style>
    <style:style style:name="P6" style:family="paragraph" style:parent-style-name="Standard">
      <style:paragraph-properties fo:margin-top="0in" fo:margin-bottom="0in" loext:contextual-spacing="false"/>
      <style:text-properties fo:font-size="2pt" officeooo:paragraph-rsid="000315e6" style:font-size-asian="2pt" style:font-size-complex="2pt"/>
    </style:style>
    <style:style style:name="P7" style:family="paragraph" style:parent-style-name="Text_20_body">
      <style:text-properties officeooo:paragraph-rsid="000315e6"/>
    </style:style>
    <style:style style:name="P8" style:family="paragraph" style:parent-style-name="Text_20_body">
      <style:text-properties officeooo:paragraph-rsid="000315e6" fo:background-color="transparent"/>
    </style:style>
    <style:style style:name="P9" style:family="paragraph" style:parent-style-name="Text_20_body" style:list-style-name="L30">
      <style:text-properties officeooo:paragraph-rsid="000315e6"/>
    </style:style>
    <style:style style:name="P10" style:family="paragraph" style:parent-style-name="Text_20_body">
      <style:paragraph-properties fo:margin-top="0in" fo:margin-bottom="0in" loext:contextual-spacing="false"/>
      <style:text-properties officeooo:paragraph-rsid="000315e6"/>
    </style:style>
    <style:style style:name="P11" style:family="paragraph" style:parent-style-name="Horizontal_20_Line">
      <style:text-properties style:font-name="Liberation Serif" fo:font-size="10pt" officeooo:rsid="000d16bf" officeooo:paragraph-rsid="000315e6" style:font-size-asian="10pt" style:font-size-complex="10pt"/>
    </style:style>
    <style:style style:name="P12" style:family="paragraph" style:parent-style-name="Horizontal_20_Line">
      <style:text-properties officeooo:paragraph-rsid="000315e6"/>
    </style:style>
    <style:style style:name="P13" style:family="paragraph" style:parent-style-name="Horizontal_20_Line">
      <style:paragraph-properties style:border-line-width-bottom="0.0035in 0.0035in 0.0035in" fo:padding="0in" fo:border-left="none" fo:border-right="none" fo:border-top="none" fo:border-bottom="0.74pt double #808080"/>
      <style:text-properties officeooo:paragraph-rsid="000315e6"/>
    </style:style>
    <style:style style:name="P14" style:family="paragraph" style:parent-style-name="Table_20_Contents" style:list-style-name="L1">
      <style:text-properties officeooo:paragraph-rsid="000315e6"/>
    </style:style>
    <style:style style:name="P15" style:family="paragraph" style:parent-style-name="Table_20_Contents">
      <style:text-properties fo:font-size="2pt" officeooo:paragraph-rsid="000315e6" style:font-size-asian="2pt" style:font-size-complex="2pt"/>
    </style:style>
    <style:style style:name="P16" style:family="paragraph" style:parent-style-name="Table_20_Contents">
      <style:text-properties officeooo:paragraph-rsid="000315e6"/>
    </style:style>
    <style:style style:name="P17" style:family="paragraph" style:parent-style-name="Table_20_Contents" style:list-style-name="L2">
      <style:text-properties officeooo:paragraph-rsid="000315e6"/>
    </style:style>
    <style:style style:name="P18" style:family="paragraph" style:parent-style-name="Table_20_Contents" style:list-style-name="L4">
      <style:text-properties officeooo:paragraph-rsid="000315e6"/>
    </style:style>
    <style:style style:name="P19" style:family="paragraph" style:parent-style-name="Table_20_Contents" style:list-style-name="L5">
      <style:text-properties officeooo:paragraph-rsid="000315e6"/>
    </style:style>
    <style:style style:name="P20" style:family="paragraph" style:parent-style-name="Table_20_Contents" style:list-style-name="L12">
      <style:text-properties officeooo:paragraph-rsid="000315e6"/>
    </style:style>
    <style:style style:name="P21" style:family="paragraph" style:parent-style-name="Table_20_Contents" style:list-style-name="L13">
      <style:text-properties officeooo:paragraph-rsid="000315e6"/>
    </style:style>
    <style:style style:name="P22" style:family="paragraph" style:parent-style-name="Table_20_Contents" style:list-style-name="L15">
      <style:text-properties officeooo:paragraph-rsid="000315e6"/>
    </style:style>
    <style:style style:name="P23" style:family="paragraph" style:parent-style-name="Table_20_Contents" style:list-style-name="L16">
      <style:text-properties officeooo:paragraph-rsid="000315e6"/>
    </style:style>
    <style:style style:name="P24" style:family="paragraph" style:parent-style-name="Table_20_Contents" style:list-style-name="L17">
      <style:text-properties officeooo:paragraph-rsid="000315e6"/>
    </style:style>
    <style:style style:name="P25" style:family="paragraph" style:parent-style-name="Table_20_Contents" style:list-style-name="L18">
      <style:text-properties officeooo:paragraph-rsid="000315e6"/>
    </style:style>
    <style:style style:name="P26" style:family="paragraph" style:parent-style-name="Table_20_Contents" style:list-style-name="L25">
      <style:text-properties officeooo:paragraph-rsid="000315e6"/>
    </style:style>
    <style:style style:name="P27" style:family="paragraph" style:parent-style-name="Table_20_Contents" style:list-style-name="L26">
      <style:text-properties officeooo:paragraph-rsid="000315e6"/>
    </style:style>
    <style:style style:name="P28" style:family="paragraph" style:parent-style-name="Table_20_Contents" style:list-style-name="L27">
      <style:text-properties officeooo:paragraph-rsid="000315e6"/>
    </style:style>
    <style:style style:name="P29" style:family="paragraph" style:parent-style-name="Table_20_Contents" style:list-style-name="L28">
      <style:text-properties officeooo:paragraph-rsid="000315e6"/>
    </style:style>
    <style:style style:name="P30" style:family="paragraph" style:parent-style-name="Table_20_Contents" style:list-style-name="L29">
      <style:text-properties officeooo:paragraph-rsid="000315e6"/>
    </style:style>
    <style:style style:name="P31" style:family="paragraph" style:parent-style-name="Table_20_Contents" style:list-style-name="L1">
      <style:paragraph-properties fo:margin-top="0in" fo:margin-bottom="0.1965in" loext:contextual-spacing="false"/>
      <style:text-properties officeooo:paragraph-rsid="000315e6"/>
    </style:style>
    <style:style style:name="P32" style:family="paragraph" style:parent-style-name="Table_20_Contents">
      <style:paragraph-properties fo:margin-top="0in" fo:margin-bottom="0.1965in" loext:contextual-spacing="false"/>
      <style:text-properties officeooo:rsid="00eb4e8a" officeooo:paragraph-rsid="000315e6"/>
    </style:style>
    <style:style style:name="P33" style:family="paragraph" style:parent-style-name="Table_20_Contents">
      <style:paragraph-properties fo:margin-top="0in" fo:margin-bottom="0.1965in" loext:contextual-spacing="false"/>
      <style:text-properties fo:font-size="10pt" officeooo:rsid="00eb4e8a" officeooo:paragraph-rsid="000315e6" style:font-size-asian="10pt" style:font-size-complex="10pt"/>
    </style:style>
    <style:style style:name="P34" style:family="paragraph" style:parent-style-name="Table_20_Contents">
      <style:paragraph-properties fo:margin-top="0in" fo:margin-bottom="0.1965in" loext:contextual-spacing="false"/>
      <style:text-properties officeooo:paragraph-rsid="000315e6"/>
    </style:style>
    <style:style style:name="P35" style:family="paragraph" style:parent-style-name="Table_20_Contents" style:list-style-name="L2">
      <style:paragraph-properties fo:margin-top="0in" fo:margin-bottom="0.1965in" loext:contextual-spacing="false"/>
      <style:text-properties officeooo:paragraph-rsid="000315e6"/>
    </style:style>
    <style:style style:name="P36" style:family="paragraph" style:parent-style-name="Table_20_Contents">
      <style:paragraph-properties fo:margin-top="0in" fo:margin-bottom="0.1965in" loext:contextual-spacing="false"/>
      <style:text-properties officeooo:paragraph-rsid="000315e6" fo:background-color="#fff200"/>
    </style:style>
    <style:style style:name="P37" style:family="paragraph" style:parent-style-name="Table_20_Contents" style:list-style-name="L4">
      <style:paragraph-properties fo:margin-top="0in" fo:margin-bottom="0.1965in" loext:contextual-spacing="false"/>
      <style:text-properties officeooo:paragraph-rsid="000315e6"/>
    </style:style>
    <style:style style:name="P38" style:family="paragraph" style:parent-style-name="Table_20_Contents" style:list-style-name="L5">
      <style:paragraph-properties fo:margin-top="0in" fo:margin-bottom="0.1965in" loext:contextual-spacing="false"/>
      <style:text-properties officeooo:paragraph-rsid="000315e6"/>
    </style:style>
    <style:style style:name="P39" style:family="paragraph" style:parent-style-name="Table_20_Contents">
      <style:paragraph-properties fo:margin-top="0in" fo:margin-bottom="0.1965in" loext:contextual-spacing="false" fo:text-align="center" style:justify-single-word="false"/>
      <style:text-properties officeooo:paragraph-rsid="000315e6"/>
    </style:style>
    <style:style style:name="P40" style:family="paragraph" style:parent-style-name="Table_20_Contents" style:list-style-name="L12">
      <style:paragraph-properties fo:margin-top="0in" fo:margin-bottom="0.1965in" loext:contextual-spacing="false"/>
      <style:text-properties officeooo:paragraph-rsid="000315e6"/>
    </style:style>
    <style:style style:name="P41" style:family="paragraph" style:parent-style-name="Table_20_Contents" style:list-style-name="L13">
      <style:paragraph-properties fo:margin-top="0in" fo:margin-bottom="0.1965in" loext:contextual-spacing="false"/>
      <style:text-properties officeooo:paragraph-rsid="000315e6"/>
    </style:style>
    <style:style style:name="P42" style:family="paragraph" style:parent-style-name="Table_20_Contents" style:list-style-name="L14">
      <style:paragraph-properties fo:margin-top="0in" fo:margin-bottom="0.1965in" loext:contextual-spacing="false"/>
      <style:text-properties officeooo:paragraph-rsid="000315e6"/>
    </style:style>
    <style:style style:name="P43" style:family="paragraph" style:parent-style-name="Table_20_Contents" style:list-style-name="L15">
      <style:paragraph-properties fo:margin-top="0in" fo:margin-bottom="0.1965in" loext:contextual-spacing="false"/>
      <style:text-properties officeooo:paragraph-rsid="000315e6"/>
    </style:style>
    <style:style style:name="P44" style:family="paragraph" style:parent-style-name="Table_20_Contents" style:list-style-name="L16">
      <style:paragraph-properties fo:margin-top="0in" fo:margin-bottom="0.1965in" loext:contextual-spacing="false"/>
      <style:text-properties officeooo:paragraph-rsid="000315e6"/>
    </style:style>
    <style:style style:name="P45" style:family="paragraph" style:parent-style-name="Table_20_Contents" style:list-style-name="L17">
      <style:paragraph-properties fo:margin-top="0in" fo:margin-bottom="0.1965in" loext:contextual-spacing="false"/>
      <style:text-properties officeooo:paragraph-rsid="000315e6"/>
    </style:style>
    <style:style style:name="P46" style:family="paragraph" style:parent-style-name="Table_20_Contents" style:list-style-name="L18">
      <style:paragraph-properties fo:margin-top="0in" fo:margin-bottom="0.1965in" loext:contextual-spacing="false"/>
      <style:text-properties officeooo:paragraph-rsid="000315e6"/>
    </style:style>
    <style:style style:name="P47" style:family="paragraph" style:parent-style-name="Table_20_Contents">
      <style:paragraph-properties fo:margin-top="0in" fo:margin-bottom="0.1965in" loext:contextual-spacing="false"/>
      <style:text-properties fo:font-weight="bold" officeooo:paragraph-rsid="000315e6"/>
    </style:style>
    <style:style style:name="P48" style:family="paragraph" style:parent-style-name="Table_20_Contents" style:list-style-name="L25">
      <style:paragraph-properties fo:margin-top="0in" fo:margin-bottom="0.1965in" loext:contextual-spacing="false"/>
      <style:text-properties officeooo:paragraph-rsid="000315e6"/>
    </style:style>
    <style:style style:name="P49" style:family="paragraph" style:parent-style-name="Table_20_Contents" style:list-style-name="L26">
      <style:paragraph-properties fo:margin-top="0in" fo:margin-bottom="0.1965in" loext:contextual-spacing="false"/>
      <style:text-properties officeooo:paragraph-rsid="000315e6"/>
    </style:style>
    <style:style style:name="P50" style:family="paragraph" style:parent-style-name="Table_20_Contents" style:list-style-name="L27">
      <style:paragraph-properties fo:margin-top="0in" fo:margin-bottom="0.1965in" loext:contextual-spacing="false"/>
      <style:text-properties officeooo:paragraph-rsid="000315e6"/>
    </style:style>
    <style:style style:name="P51" style:family="paragraph" style:parent-style-name="Table_20_Contents" style:list-style-name="L28">
      <style:paragraph-properties fo:margin-top="0in" fo:margin-bottom="0.1965in" loext:contextual-spacing="false"/>
      <style:text-properties officeooo:paragraph-rsid="000315e6"/>
    </style:style>
    <style:style style:name="P52" style:family="paragraph" style:parent-style-name="Table_20_Contents" style:list-style-name="L29">
      <style:paragraph-properties fo:margin-top="0in" fo:margin-bottom="0.1965in" loext:contextual-spacing="false"/>
      <style:text-properties officeooo:paragraph-rsid="000315e6"/>
    </style:style>
    <style:style style:name="P53" style:family="paragraph" style:parent-style-name="Table_20_Contents">
      <style:paragraph-properties fo:margin-left="0.2083in" fo:margin-right="0in" fo:margin-top="0in" fo:margin-bottom="0.1965in" loext:contextual-spacing="false" fo:text-indent="0in" style:auto-text-indent="false"/>
      <style:text-properties officeooo:paragraph-rsid="000315e6"/>
    </style:style>
    <style:style style:name="P54" style:family="paragraph" style:parent-style-name="Table_20_Contents">
      <style:paragraph-properties fo:margin-left="0.2083in" fo:margin-right="0in" fo:margin-top="0in" fo:margin-bottom="0.1965in" loext:contextual-spacing="false" fo:text-indent="0in" style:auto-text-indent="false"/>
      <style:text-properties officeooo:paragraph-rsid="000315e6" fo:background-color="#fff200"/>
    </style:style>
    <style:style style:name="P55" style:family="paragraph" style:parent-style-name="Table_20_Contents">
      <style:paragraph-properties fo:margin-left="0.2083in" fo:margin-right="0in" fo:text-indent="0in" style:auto-text-indent="false"/>
      <style:text-properties officeooo:paragraph-rsid="000315e6"/>
    </style:style>
    <style:style style:name="P56" style:family="paragraph" style:parent-style-name="Table_20_Contents">
      <style:paragraph-properties fo:margin-left="0.4165in" fo:margin-right="0in" fo:margin-top="0in" fo:margin-bottom="0.1965in" loext:contextual-spacing="false" fo:text-indent="0in" style:auto-text-indent="false"/>
      <style:text-properties officeooo:paragraph-rsid="000315e6"/>
    </style:style>
    <style:style style:name="P57" style:family="paragraph" style:parent-style-name="Heading_20_3">
      <style:text-properties officeooo:paragraph-rsid="000315e6"/>
    </style:style>
    <style:style style:name="P58" style:family="paragraph" style:parent-style-name="List_20_Heading">
      <style:text-properties fo:color="#0000ff" style:text-underline-style="solid" style:text-underline-width="auto" style:text-underline-color="font-color" officeooo:paragraph-rsid="000315e6"/>
    </style:style>
    <style:style style:name="P59" style:family="paragraph" style:parent-style-name="List_20_Heading">
      <style:paragraph-properties fo:margin-left="0.3937in" fo:margin-right="0in" fo:text-indent="0in" style:auto-text-indent="false"/>
      <style:text-properties fo:color="#0000ff" style:text-underline-style="solid" style:text-underline-width="auto" style:text-underline-color="font-color" officeooo:paragraph-rsid="000315e6"/>
    </style:style>
    <style:style style:name="P60" style:family="paragraph" style:parent-style-name="List_20_Heading">
      <style:paragraph-properties fo:margin-left="0.3937in" fo:margin-right="0in" fo:text-indent="0in" style:auto-text-indent="false"/>
      <style:text-properties officeooo:paragraph-rsid="000315e6"/>
    </style:style>
    <style:style style:name="P61" style:family="paragraph" style:parent-style-name="List_20_Heading">
      <style:paragraph-properties fo:margin-left="0.7874in" fo:margin-right="0in" fo:text-indent="0in" style:auto-text-indent="false"/>
      <style:text-properties fo:color="#0000ff" style:text-underline-style="solid" style:text-underline-width="auto" style:text-underline-color="font-color" officeooo:paragraph-rsid="000315e6"/>
    </style:style>
    <style:style style:name="P62" style:family="paragraph" style:parent-style-name="List_20_Heading">
      <style:paragraph-properties fo:margin-left="0.7874in" fo:margin-right="0in" fo:text-indent="0in" style:auto-text-indent="false"/>
      <style:text-properties officeooo:paragraph-rsid="000315e6"/>
    </style:style>
    <style:style style:name="P63" style:family="paragraph" style:parent-style-name="List_20_Heading">
      <style:paragraph-properties fo:margin-left="1.1811in" fo:margin-right="0in" fo:text-indent="0in" style:auto-text-indent="false"/>
      <style:text-properties fo:color="#0000ff" style:text-underline-style="solid" style:text-underline-width="auto" style:text-underline-color="font-color" officeooo:paragraph-rsid="000315e6"/>
    </style:style>
    <style:style style:name="P64" style:family="paragraph" style:parent-style-name="List_20_Heading">
      <style:paragraph-properties fo:margin-left="1.1811in" fo:margin-right="0in" fo:text-indent="0in" style:auto-text-indent="false"/>
      <style:text-properties officeooo:paragraph-rsid="000315e6"/>
    </style:style>
    <style:style style:name="P65" style:family="paragraph" style:parent-style-name="Preformatted_20_Text">
      <style:text-properties fo:color="#ce181e" fo:font-weight="bold" officeooo:paragraph-rsid="000315e6" fo:background-color="#fff200"/>
    </style:style>
    <style:style style:name="P66" style:family="paragraph" style:parent-style-name="Preformatted_20_Text">
      <style:text-properties fo:color="#ce181e" officeooo:paragraph-rsid="000315e6"/>
    </style:style>
    <style:style style:name="P67" style:family="paragraph" style:parent-style-name="Preformatted_20_Text">
      <style:text-properties officeooo:paragraph-rsid="000315e6"/>
    </style:style>
    <style:style style:name="P68" style:family="paragraph" style:parent-style-name="Preformatted_20_Text">
      <style:paragraph-properties fo:margin-top="0in" fo:margin-bottom="0.1965in" loext:contextual-spacing="false"/>
      <style:text-properties officeooo:paragraph-rsid="000315e6"/>
    </style:style>
    <style:style style:name="P69" style:family="paragraph" style:parent-style-name="Preformatted_20_Text">
      <style:paragraph-properties fo:margin-top="0in" fo:margin-bottom="0.1965in" loext:contextual-spacing="false"/>
      <style:text-properties fo:color="#ce181e" officeooo:paragraph-rsid="000315e6"/>
    </style:style>
    <style:style style:name="P70" style:family="paragraph" style:parent-style-name="Table_20_Heading">
      <style:paragraph-properties fo:text-align="start" style:justify-single-word="false"/>
      <style:text-properties officeooo:paragraph-rsid="000315e6"/>
    </style:style>
    <style:style style:name="P71" style:family="paragraph" style:parent-style-name="Table_20_Heading">
      <style:text-properties officeooo:paragraph-rsid="000315e6"/>
    </style:style>
    <style:style style:name="P72" style:family="paragraph" style:parent-style-name="Quotations">
      <style:text-properties officeooo:paragraph-rsid="000315e6"/>
    </style:style>
    <style:style style:name="T1" style:family="text">
      <style:text-properties fo:color="#0000ff" fo:font-size="28pt" style:text-underline-style="solid" style:text-underline-width="auto" style:text-underline-color="font-color" style:font-size-asian="28pt" style:font-size-complex="28pt"/>
    </style:style>
    <style:style style:name="T2" style:family="text">
      <style:text-properties fo:color="#0000ff" style:text-underline-style="solid" style:text-underline-width="auto" style:text-underline-color="font-color"/>
    </style:style>
    <style:style style:name="T3" style:family="text">
      <style:text-properties fo:font-size="10pt"/>
    </style:style>
    <style:style style:name="T4" style:family="text">
      <style:text-properties fo:color="#ce181e"/>
    </style:style>
    <style:style style:name="T5" style:family="text">
      <style:text-properties fo:color="#ce181e" fo:font-weight="bold"/>
    </style:style>
    <style:style style:name="T6" style:family="text">
      <style:text-properties fo:color="#ce181e" fo:font-weight="bold" fo:background-color="#fff200" loext:char-shading-value="0"/>
    </style:style>
    <style:style style:name="T7" style:family="text">
      <style:text-properties fo:color="#ce181e" fo:font-weight="bold" fo:background-color="#fff200" loext:char-shading-value="0" style:font-weight-asian="bold" style:font-weight-complex="bold"/>
    </style:style>
    <style:style style:name="T8" style:family="text">
      <style:text-properties fo:color="#ce181e" fo:background-color="#fff200" loext:char-shading-value="0"/>
    </style:style>
    <style:style style:name="T9" style:family="text">
      <style:text-properties fo:color="#ce181e" officeooo:rsid="0017e0c4" fo:background-color="#fff200" loext:char-shading-value="0"/>
    </style:style>
    <style:style style:name="T10" style:family="text">
      <style:text-properties fo:background-color="#fff200" loext:char-shading-value="0"/>
    </style:style>
    <style:style style:name="T11" style:family="text">
      <style:text-properties officeooo:rsid="0017e0c4" fo:background-color="#fff200" loext:char-shading-value="0"/>
    </style:style>
    <style:style style:name="T12" style:family="text">
      <style:text-properties fo:font-size="12pt" style:font-size-asian="12pt" style:font-size-complex="12pt"/>
    </style:style>
    <style:style style:name="T13" style:family="text">
      <style:text-properties fo:font-size="12pt" fo:background-color="#fff200" loext:char-shading-value="0" style:font-size-asian="12pt" style:font-size-complex="12pt"/>
    </style:style>
    <style:style style:name="T14" style:family="text">
      <style:text-properties officeooo:rsid="00ec9611"/>
    </style:style>
    <style:style style:name="T15" style:family="text">
      <style:text-properties fo:font-weight="bold"/>
    </style:style>
    <style:style style:name="T16" style:family="text">
      <style:text-properties fo:font-weight="bold" fo:background-color="#fff200" loext:char-shading-value="0" style:font-weight-asian="bold" style:font-weight-complex="bold"/>
    </style:style>
    <style:style style:name="T17" style:family="text">
      <style:text-properties officeooo:rsid="00f3091f"/>
    </style:style>
    <style:style style:name="T18" style:family="text">
      <style:text-properties officeooo:rsid="00f591d8"/>
    </style:style>
    <style:style style:name="T19" style:family="text">
      <style:text-properties officeooo:rsid="00189bcf"/>
    </style:style>
    <style:style style:name="T20" style:family="text">
      <style:text-properties fo:font-style="italic"/>
    </style:style>
    <style:style style:name="T21" style:family="text">
      <style:text-properties officeooo:rsid="0100b15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T1">Debugging with the </text:span><text:span text:style-name="acronym"><text:span text:style-name="T1">BASH</text:span></text:span><text:span text:style-name="T1"> debugger</text:span></text:h>
      <table:table table:name="Table16" table:style-name="Table16">
        <table:table-column table:style-name="Table16.A"/>
        <table:table-row>
          <table:table-cell table:style-name="Table16.A1" office:value-type="string">
            <text:p text:style-name="P34"><text:bookmark text:name="Debugging-with-the-BASH-debugger"/><text:bookmark text:name="Top"/>This file describes the <text:span text:style-name="acronym">BASH</text:span> debugger, the <text:span text:style-name="T3">BASH</text:span> symbolic debugger. </text:p>
            <text:p text:style-name="P34">This is the 4.2-0.8 Edition, 29 November 2011, for BASH. </text:p>
            <text:p text:style-name="P34">Copyright (C) 2002, 2003, 2004, 2006, 2007, 2008, 2009, 2011 Rocky Bernstein </text:p>
            <text:p text:style-name="P13"><text:bookmark text:name="Summary-of-the-BASH-Debugger"/><text:bookmark text:name="Summary"/></text:p>
          </table:table-cell>
        </table:table-row>
      </table:table>
      <text:h text:style-name="P1" text:outline-level="2">1. Summary of the BASH Debugger</text:h>
      <table:table table:name="Table17" table:style-name="Table17">
        <table:table-column table:style-name="Table17.A"/>
        <table:table-row>
          <table:table-cell table:style-name="Table17.A1" office:value-type="string">
            <text:p text:style-name="P34">The purpose of a debugger such as the <text:span text:style-name="acronym">BASH</text:span> debugger is to allow you to see what is going on “inside” a bash script while it executes. </text:p>
            <text:p text:style-name="P34">the <text:span text:style-name="acronym">BASH</text:span> debugger can do four main kinds of things (plus other things in support of these) to help you catch bugs in the act: </text:p>
            <text:list xml:id="list2097867019" text:style-name="L1">
              <text:list-item>
                <text:p text:style-name="P14">Start your script, specifying anything that might affect its behavior. </text:p>
              </text:list-item>
              <text:list-item>
                <text:p text:style-name="P14">Make your script stop on specified conditions. </text:p>
              </text:list-item>
              <text:list-item>
                <text:p text:style-name="P14">Examine what has happened, when your script has stopped. </text:p>
              </text:list-item>
              <text:list-item>
                <text:p text:style-name="P31">Change things in your script, so you can experiment with correcting the effects of one bug and go on to learn about another. </text:p>
              </text:list-item>
            </text:list>
            <text:p text:style-name="P34">Although you can use the <text:span text:style-name="acronym">BASH</text:span> debugger to debug scripts written in <text:span text:style-name="acronym">BASH</text:span>, it can also be used just as a front-end for learning more about programming in <text:span text:style-name="acronym">BASH</text:span>. As an additional aid, the debugger can be used within the context of an existing script with its functions and variables that have already been initialized; fragments of the existing can be experimented with by entering them inside the debugger. <text:bookmark text:name="Sample-Session"/><text:bookmark text:name="A-Sample-BASH-Debugger-Session"/></text:p>
          </table:table-cell>
        </table:table-row>
      </table:table>
      <text:p text:style-name="P59">1.1 A Sample BASH Debugger Session</text:p>
      <table:table table:name="Table18" table:style-name="Table18">
        <table:table-column table:style-name="Table18.A"/>
        <table:table-row>
          <table:table-cell table:style-name="Table18.A1" office:value-type="string">
            <text:p text:style-name="P34">You can use this manual at your leisure to read all about the <text:span text:style-name="acronym">BASH</text:span> debugger. However, a handful of commands are enough to get started using the debugger. This chapter illustrates those commands. </text:p>
            <text:p text:style-name="P34">Below we will debug a script that contains a function to compute the factorial of a number: fact(0) is 1 and fact(n) is n*fact(n-1). </text:p>
            <table:table table:name="Table19" table:style-name="Table19">
              <table:table-column table:style-name="Table19.A"/>
              <table:table-column table:style-name="Table19.B"/>
              <table:table-row>
                <table:table-cell table:style-name="Table19.A1" office:value-type="string">
                  <text:p text:style-name="P16"> </text:p>
                </table:table-cell>
                <table:table-cell table:style-name="Table19.A1" office:value-type="string">
                  <text:p text:style-name="P67">$ <text:span text:style-name="T6">bashdb -L . <text:s/>/tmp/fact.sh</text:span></text:p>
                  <text:p text:style-name="P67"><text:soft-page-break/>Bourne-Again Shell Debugger, release bash-4.2-0.8</text:p>
                  <text:p text:style-name="P67">Copyright 2002, 2003, 2004, 2006, 2007, 2008, 2009, 2011 Rocky Bernstein</text:p>
                  <text:p text:style-name="P67">This is free software, covered by the GNU General Public License, and you are</text:p>
                  <text:p text:style-name="P67">welcome to change it and/or distribute copies of it under certain conditions.</text:p>
                  <text:p text:style-name="P67"/>
                  <text:p text:style-name="P67">(/tmp/fact.sh:9):</text:p>
                  <text:p text:style-name="P67"><text:s text:c="2"/>9: <text:s text:c="3"/>echo fact 0 is: `fact 0`</text:p>
                  <text:p text:style-name="P67">bashdb&lt;0&gt; <text:span text:style-name="T6">-</text:span></text:p>
                  <text:p text:style-name="P67"/>
                  <text:p text:style-name="P67"><text:s text:c="2"/>1: <text:s text:c="3"/>#!/usr/local/bin/bash</text:p>
                  <text:p text:style-name="P67"><text:s text:c="2"/>2: <text:s text:c="3"/>fact() {</text:p>
                  <text:p text:style-name="P67"><text:s text:c="2"/>3: <text:s text:c="3"/>((n==0)) &amp;&amp; echo 1 &amp;&amp; return</text:p>
                  <text:p text:style-name="P67"><text:s text:c="2"/>4: <text:s text:c="3"/>((nm1=n-1))</text:p>
                  <text:p text:style-name="P67"><text:s text:c="2"/>5: <text:s text:c="3"/>((result=n*`fact $nm1`))</text:p>
                  <text:p text:style-name="P67"><text:s text:c="2"/>6: <text:s text:c="3"/>echo $result</text:p>
                  <text:p text:style-name="P67"><text:s text:c="2"/>7: <text:s text:c="3"/>}</text:p>
                  <text:p text:style-name="P67"><text:s text:c="2"/>8: <text:s text:c="3"/></text:p>
                  <text:p text:style-name="P67"><text:s text:c="2"/>9:==&gt; echo fact 0 is: `fact 0`</text:p>
                  <text:p text:style-name="P67">bashdb&lt;1&gt; <text:span text:style-name="T6">list</text:span></text:p>
                  <text:p text:style-name="P68"><text:s/>10: <text:s text:c="2"/>echo fact 3 is: $(fact 3)</text:p>
                </table:table-cell>
              </table:table-row>
            </table:table>
            <text:p text:style-name="P34">The command invocation uses the option “-L .” Here we assume that the <text:span text:style-name="Source_20_Text">bashdb</text:span> script and the debugger files are in the same location. If you are running from the source code, this will be the case. <text:span text:style-name="T10">However if </text:span><text:span text:style-name="Emphasis"><text:span text:style-name="T10">bashdb</text:span></text:span><text:span text:style-name="T10"> has been installed this probably won’t be true and here you probably don’t need to use “-L .” Instead you would type simply </text:span><text:span text:style-name="Source_20_Text"><text:span text:style-name="T7">bashdb /tmp/fact.sh</text:span></text:span>. </text:p>
            <text:p text:style-name="P34">Position information consists of a filename and line number, e.g. <text:span text:style-name="Source_20_Text">(/tmp/fact.sh:9)</text:span> and is given parenthesis. This position format is similar to that used in a dozen or so other debuggers; GNU Emacs and DDD can parse this format. </text:p>
            <text:p text:style-name="P34">In the first debugger command we gave <text:span text:style-name="User_20_Entry"><text:span text:style-name="T10">-</text:span></text:span>, we listed a window of lines <text:span text:style-name="Emphasis">before</text:span> where we were executing. Because the window, 10 lines, is larger than the number of lines to the top of the file we printed only 9 lines here. The next command, <text:span text:style-name="Source_20_Text"><text:span text:style-name="T10">list</text:span></text:span>, starts from the current line and again wants to print 10 lines but because there are only one remaining line, that is what is printed. </text:p>
            <table:table table:name="Table20" table:style-name="Table20">
              <table:table-column table:style-name="Table20.A"/>
              <table:table-column table:style-name="Table20.B"/>
              <table:table-row>
                <table:table-cell table:style-name="Table20.A1" office:value-type="string">
                  <text:p text:style-name="P16"> </text:p>
                  <table:table table:name="Table21" table:style-name="Table21">
                    <table:table-column table:style-name="Table21.A"/>
                    <table:table-row>
                      <table:table-cell table:style-name="Table21.A1" office:value-type="string">
                        <text:p text:style-name="P67">bashdb&lt;2&gt; <text:span text:style-name="T6">step</text:span></text:p>
                        <text:p text:style-name="P67"/>
                        <text:p text:style-name="P67">(/tmp/fact.sh:9):</text:p>
                        <text:p text:style-name="P67">fact 0</text:p>
                        <text:p text:style-name="P67"><text:soft-page-break/>9: <text:s text:c="5"/>echo fact 0 is: `fact 0`</text:p>
                        <text:p text:style-name="P67">bashdb&lt;(3)&gt; <text:span text:style-name="T6">&lt;RET&gt;</text:span></text:p>
                        <text:p text:style-name="P67">2: <text:s text:c="5"/>fact() {</text:p>
                        <text:p text:style-name="P67">bashdb&lt;(4)&gt; <text:span text:style-name="T6">&lt;RET&gt;</text:span></text:p>
                        <text:p text:style-name="P67">3: <text:s text:c="5"/>((n==0)) &amp;&amp; echo 1 &amp;&amp; return</text:p>
                        <text:p text:style-name="P67">bashdb&lt;(5)&gt; <text:span text:style-name="T6">print $n</text:span></text:p>
                        <text:p text:style-name="P67"/>
                        <text:p text:style-name="P68">bashdb&lt;(6)&gt;</text:p>
                      </table:table-cell>
                    </table:table-row>
                  </table:table>
                  <text:p text:style-name="P16"/>
                </table:table-cell>
                <table:table-cell table:style-name="Table20.A1" office:value-type="string">
                  <text:p text:style-name="P15"/>
                </table:table-cell>
              </table:table-row>
            </table:table>
            <text:p text:style-name="P34">Ooops... The variable <text:span text:style-name="User_20_Entry">n</text:span> isn’t initialized.<text:a xlink:type="simple" xlink:href="http://www.rodericksmith.plus.com/outlines/manuals/bashdbOutline.html#FOOT1" office:name="DOCF1" text:style-name="Internet_20_link" text:visited-style-name="Visited_20_Internet_20_Link">(1)</text:a> </text:p>
            <text:p text:style-name="P34">The first <text:span text:style-name="User_20_Entry"><text:span text:style-name="T10">step</text:span></text:span> command steps the script one instruction. It may seem odd that the line printed is exactly the same one as before. What has happened though is that we’ve “stepped” into the subshell needed to run <text:span text:style-name="User_20_Entry">`fact 0`</text:span>; we haven’t however started running anything inside that subshell yet though. </text:p>
            <text:p text:style-name="P34">To indicate that which piece of the multi-part line <text:span text:style-name="Source_20_Text">echo fact 0 is: `fact 0`</text:span> we show that part all by itself <text:span text:style-name="User_20_Entry">fact 0</text:span>. If nothing is shown then it means we are running the beginning statement or in this case the outermost statement. </text:p>
            <text:p text:style-name="P34">To indicate that we are now nested in a subshell, notice that the command number, starting with 3, or the third command entered, now appears in parenthesis. Each subshell nesting adds a set of parenthesis. </text:p>
            <text:p text:style-name="P34">The first <text:span text:style-name="User_20_Entry">step</text:span> command steps the script one instruction; it didn’t advance the line number, 9, at all. That is because we were stopping before the command substitution or backtick is to take place. The second command we entered was just hitting the return key; <text:span text:style-name="Emphasis">bashdb</text:span> remembers that you entered <text:span text:style-name="Source_20_Text">step</text:span> previously, so it runs the step rather than <text:span text:style-name="User_20_Entry">next</text:span>, the other alternative when you hit &lt;RET&gt;. Step one more instruction and we are just before running the first statement of the function. </text:p>
            <text:p text:style-name="P34">Next, we print the value of the variable <text:span text:style-name="User_20_Entry">n</text:span>. Notice we need to add a preceding dollar simple to get the substitution or value of n. As we will see later, if the <text:span text:style-name="User_20_Entry">pe</text:span> command were used this would not be necessary. </text:p>
            <text:p text:style-name="P34">We now modify the file to add an assignment to local variable <text:span text:style-name="User_20_Entry">n</text:span> and restart. </text:p>
            <table:table table:name="Table22" table:style-name="Table22">
              <table:table-column table:style-name="Table22.A"/>
              <table:table-column table:style-name="Table22.B"/>
              <table:table-row>
                <table:table-cell table:style-name="Table22.A1" office:value-type="string">
                  <text:p text:style-name="P16"> </text:p>
                  <table:table table:name="Table23" table:style-name="Table23">
                    <table:table-column table:style-name="Table23.A"/>
                    <table:table-row>
                      <table:table-cell table:style-name="Table23.A1" office:value-type="string">
                        <text:p text:style-name="P67">bashdb&lt;6&gt; <text:span text:style-name="T5">restart</text:span></text:p>
                        <text:p text:style-name="P67"/>
                        <text:p text:style-name="P67"><text:soft-page-break/>Restarting with: /usr/local/bin/bashdb -L . fact.sh</text:p>
                        <text:p text:style-name="P67">(/tmp/fact.sh:10):</text:p>
                        <text:p text:style-name="P67">10: <text:s text:c="4"/>echo fact 0 is: `fact 0`</text:p>
                        <text:p text:style-name="P67">bashdb&lt;0&gt; <text:span text:style-name="T6">list 1</text:span></text:p>
                        <text:p text:style-name="P67"><text:s text:c="2"/>1: <text:s text:c="3"/>#!/usr/local/bin/bash</text:p>
                        <text:p text:style-name="P67"><text:s text:c="2"/>2: <text:s text:c="3"/>fact() {</text:p>
                        <text:p text:style-name="P67"><text:s text:c="2"/>3: <text:s text:c="3"/>local -i n=${1:0}</text:p>
                        <text:p text:style-name="P67"><text:s text:c="2"/>4: <text:s text:c="3"/>((n==0)) &amp;&amp; echo 1 &amp;&amp; return</text:p>
                        <text:p text:style-name="P67"><text:s text:c="2"/>5: <text:s text:c="3"/>((nm1=n-1))</text:p>
                        <text:p text:style-name="P67"><text:s text:c="2"/>6: <text:s text:c="3"/>((result=n*`fact $nm1`))</text:p>
                        <text:p text:style-name="P67"><text:s text:c="2"/>7: <text:s text:c="3"/>echo $result</text:p>
                        <text:p text:style-name="P67"><text:s text:c="2"/>8: <text:s text:c="3"/>}</text:p>
                        <text:p text:style-name="P67"><text:s text:c="2"/>9: <text:s text:c="3"/></text:p>
                        <text:p text:style-name="P67"><text:s/>10:==&gt; echo fact 0 is: `fact 0`</text:p>
                        <text:p text:style-name="P67">bashdb&lt;1&gt; <text:span text:style-name="T6">s 3</text:span></text:p>
                        <text:p text:style-name="P67"/>
                        <text:p text:style-name="P67">(/tmp/fact.sh:3):</text:p>
                        <text:p text:style-name="P67">3: <text:s text:c="5"/>local -i n=${1:0}</text:p>
                        <text:p text:style-name="P67">bashdb&lt;(2)&gt; <text:span text:style-name="T6">step</text:span></text:p>
                        <text:p text:style-name="P67">(/tmp/fact.sh:4):</text:p>
                        <text:p text:style-name="P67">4: <text:s text:c="5"/>((n==0)) &amp;&amp; echo 1 &amp;&amp; return</text:p>
                        <text:p text:style-name="P67">bashdb&lt;(3)&gt; <text:span text:style-name="T6">print $n</text:span></text:p>
                        <text:p text:style-name="P67">print $n</text:p>
                        <text:p text:style-name="P68">0</text:p>
                      </table:table-cell>
                    </table:table-row>
                  </table:table>
                  <text:p text:style-name="P16"/>
                </table:table-cell>
                <table:table-cell table:style-name="Table22.A1" office:value-type="string">
                  <text:p text:style-name="P15"/>
                </table:table-cell>
              </table:table-row>
            </table:table>
            <text:p text:style-name="P34">This time we use the <text:span text:style-name="Source_20_Text"><text:span text:style-name="T10">list</text:span></text:span> debugger command to list the lines in the file. From before we know it takes three <text:span text:style-name="Source_20_Text">step</text:span> commands before we get into the fact() function, so we add a count onto the <text:span text:style-name="Source_20_Text">step</text:span> command. Notice we abbreviate <text:span text:style-name="Source_20_Text"><text:span text:style-name="T10">step</text:span></text:span><text:span text:style-name="T10"> with </text:span><text:span text:style-name="Source_20_Text"><text:span text:style-name="T10">s</text:span></text:span>; we could have done likewise and abbreviated <text:span text:style-name="Source_20_Text"><text:span text:style-name="T10">list</text:span></text:span><text:span text:style-name="T10"> with </text:span><text:span text:style-name="Source_20_Text"><text:span text:style-name="T10">l</text:span></text:span>. </text:p>
            <table:table table:name="Table24" table:style-name="Table24">
              <table:table-column table:style-name="Table24.A"/>
              <table:table-column table:style-name="Table24.B"/>
              <table:table-row>
                <table:table-cell table:style-name="Table24.A1" office:value-type="string">
                  <text:p text:style-name="P16"> </text:p>
                  <table:table table:name="Table25" table:style-name="Table25">
                    <table:table-column table:style-name="Table25.A"/>
                    <table:table-row>
                      <table:table-cell table:style-name="Table25.A1" office:value-type="string">
                        <text:p text:style-name="P67">bashdb&lt;(4)&gt; <text:span text:style-name="T6">&lt;RET&gt;</text:span></text:p>
                        <text:p text:style-name="P67">(/tmp/fact.sh:4):</text:p>
                        <text:p text:style-name="P67">4: <text:s text:c="5"/>((n==0)) &amp;&amp; echo 1 &amp;&amp; return</text:p>
                        <text:p text:style-name="P67">echo 1</text:p>
                        <text:p text:style-name="P67">bashdb&lt;(5)&gt; <text:span text:style-name="T6">&lt;RET&gt;</text:span></text:p>
                        <text:p text:style-name="P67">(/tmp/fact.sh:4): </text:p>
                        <text:p text:style-name="P67">4: <text:s text:c="5"/>((n==0)) &amp;&amp; echo 1 &amp;&amp; return</text:p>
                        <text:p text:style-name="P67">return</text:p>
                      </table:table-cell>
                    </table:table-row>
                  </table:table>
                  <text:p text:style-name="P16"/>
                </table:table-cell>
                <table:table-cell table:style-name="Table24.A1" office:value-type="string">
                  <text:p text:style-name="P15"/>
                </table:table-cell>
              </table:table-row>
            </table:table>
            <text:p text:style-name="P34">Again we just use <text:span text:style-name="T10">&lt;RET&gt; to repeat the last </text:span><text:span text:style-name="Source_20_Text"><text:span text:style-name="T10">step</text:span></text:span> commands. And again the fact that we are staying on the same line 4 means that the next <text:soft-page-break/>condition in the line is about to be executed. Notice that we see the command (<text:span text:style-name="Source_20_Text">echo 1</text:span> or <text:span text:style-name="Source_20_Text">return</text:span>) listed when we stay on the same line which has multiple stopping points in it. Given the information above, we know that the value echo’ed on return will be 1. </text:p>
            <table:table table:name="Table26" table:style-name="Table26">
              <table:table-column table:style-name="Table26.A"/>
              <table:table-column table:style-name="Table26.B"/>
              <table:table-row>
                <table:table-cell table:style-name="Table26.A1" office:value-type="string">
                  <text:p text:style-name="P16"> </text:p>
                  <table:table table:name="Table27" table:style-name="Table27">
                    <table:table-column table:style-name="Table27.A"/>
                    <table:table-row>
                      <table:table-cell table:style-name="Table27.A1" office:value-type="string">
                        <text:p text:style-name="P67">bashdb&lt;(6)&gt; <text:span text:style-name="T6">&lt;RET&gt;</text:span></text:p>
                        <text:p text:style-name="P67">fact 0 is: 1</text:p>
                        <text:p text:style-name="P67">(/tmp/fact.sh:12): </text:p>
                        <text:p text:style-name="P67">12: <text:s text:c="4"/>echo fact 3 is: $(fact 3)</text:p>
                        <text:p text:style-name="P67">bashdb&lt;(7)&gt; <text:span text:style-name="T6">break 5</text:span></text:p>
                        <text:p text:style-name="P67">Breakpoint 1 set in file fact.sh, line 5.</text:p>
                        <text:p text:style-name="P67">bashdb&lt;(8)&gt; <text:span text:style-name="T6">continue</text:span></text:p>
                        <text:p text:style-name="P68"/>
                      </table:table-cell>
                    </table:table-row>
                  </table:table>
                  <text:p text:style-name="P16"/>
                </table:table-cell>
                <table:table-cell table:style-name="Table26.A1" office:value-type="string">
                  <text:p text:style-name="P15"/>
                </table:table-cell>
              </table:table-row>
            </table:table>
            <text:p text:style-name="P32"/>
            <text:p text:style-name="P34">We saw that we could step with a count into the function fact(). However above took another approach: we set a stopping point or <text:span text:style-name="T10">“breakpoint” at line 5</text:span> to get us a little ways into the fact() subroutine. Just before line 5 is to executed, we will get back into the debugger. The <text:span text:style-name="Source_20_Text"><text:span text:style-name="T10">continue</text:span></text:span> command just resumes execution until the next stopping point which has been set up in some way. </text:p>
            <table:table table:name="Table28" table:style-name="Table28">
              <table:table-column table:style-name="Table28.A"/>
              <table:table-row>
                <table:table-cell table:style-name="Table28.A1" office:value-type="string">
                  <text:p text:style-name="P16"> </text:p>
                  <table:table table:name="Table29" table:style-name="Table29">
                    <table:table-column table:style-name="Table29.A"/>
                    <table:table-row>
                      <table:table-cell table:style-name="Table29.A1" office:value-type="string">
                        <text:p text:style-name="P67">(/tmp/fact.sh:5):</text:p>
                        <text:p text:style-name="P67">5: <text:s text:c="5"/>((nm1=n-1))</text:p>
                        <text:p text:style-name="P67">Breakpoint 1 hit(1 times).</text:p>
                        <text:p text:style-name="P67">bashdb&lt;(8)&gt; <text:span text:style-name="T5">x n-1</text:span></text:p>
                        <text:p text:style-name="P67"/>
                        <text:p text:style-name="P67">2</text:p>
                        <text:p text:style-name="P67">bashdb&lt;(9)&gt; <text:span text:style-name="T6">s</text:span></text:p>
                        <text:p text:style-name="P67">(/tmp/fact.sh:5):</text:p>
                        <text:p text:style-name="P67">6: <text:s text:c="4"/>((result=n*`fact $nm1`))</text:p>
                        <text:p text:style-name="P67">bashdb&lt;(10)&gt; <text:span text:style-name="T6">c</text:span></text:p>
                        <text:p text:style-name="P67">fact.sh: line 6: ((: result=n*: syntax error: operand expected (error token is "*")</text:p>
                        <text:p text:style-name="P67">bashdb&lt;(7)&gt; <text:span text:style-name="T6">R</text:span></text:p>
                        <text:p text:style-name="P67"/>
                        <text:p text:style-name="P67">Restarting with: bash --debugger fact.sh </text:p>
                        <text:p text:style-name="P67">11: <text:s text:c="4"/>echo fact 0 is: `fact 0`</text:p>
                        <text:p text:style-name="P67">bashdb&lt;0&gt; <text:span text:style-name="T5">l fact</text:span></text:p>
                        <text:p text:style-name="P67"><text:s/>2: <text:s text:c="3"/>fact () </text:p>
                        <text:p text:style-name="P67"><text:s/>3: <text:s text:c="3"/>{ </text:p>
                        <text:p text:style-name="P67"><text:soft-page-break/><text:s/>4: <text:s text:c="6"/>local -i n=${1:0};</text:p>
                        <text:p text:style-name="P67"><text:s/>5: <text:s text:c="6"/>(( "n==0" )) &amp;&amp; echo 1 &amp;&amp; return;</text:p>
                        <text:p text:style-name="P67"><text:s/>6: <text:s text:c="6"/>(( nm1=n-1 ));</text:p>
                        <text:p text:style-name="P67"><text:s/>7: <text:s text:c="6"/>((fact_nm1=`fact $nm1`))</text:p>
                        <text:p text:style-name="P67"><text:s/>8: <text:s text:c="6"/>(( "result=n*fact_nm1" ));</text:p>
                        <text:p text:style-name="P67"><text:s/>9: <text:s text:c="6"/>echo $result</text:p>
                        <text:p text:style-name="P67">10: <text:s text:c="3"/>}</text:p>
                        <text:p text:style-name="P68"/>
                      </table:table-cell>
                    </table:table-row>
                  </table:table>
                  <text:p text:style-name="P16"/>
                </table:table-cell>
              </table:table-row>
            </table:table>
            <text:p text:style-name="P34">In addition to listing by line numbers, we can also list giving a function name. Below, instead of setting a breakpoint at line 5 and running “<text:span text:style-name="Source_20_Text">continue</text:span>” as we did above, we try something slightly shorter and slightly different. We <text:span text:style-name="T10">give the line number on the “continue”</text:span> statement. This is a little different in that a one-time break is made on line 5. Once that statement is reached the breakpoint is removed. </text:p>
            <table:table table:name="Table30" table:style-name="Table30">
              <table:table-column table:style-name="Table30.A"/>
              <table:table-column table:style-name="Table30.B"/>
              <table:table-row>
                <table:table-cell table:style-name="Table30.A1" office:value-type="string">
                  <text:p text:style-name="P16"> </text:p>
                  <table:table table:name="Table31" table:style-name="Table31">
                    <table:table-column table:style-name="Table31.A"/>
                    <table:table-row>
                      <table:table-cell table:style-name="Table31.A1" office:value-type="string">
                        <text:p text:style-name="P67">bashdb&lt;1&gt; <text:span text:style-name="T6">continue 5</text:span></text:p>
                        <text:p text:style-name="P67"/>
                        <text:p text:style-name="P67">One-time breakpoint 1 set in file fact.sh, line 5.</text:p>
                        <text:p text:style-name="P67">fact 0 is: 1</text:p>
                        <text:p text:style-name="P67">(/tmp/fact.sh:5):</text:p>
                        <text:p text:style-name="P67">5: <text:s text:c="5"/>((nm1=n-1))</text:p>
                        <text:p text:style-name="P67">bashdb&lt;(2)&gt; <text:span text:style-name="T6">s</text:span></text:p>
                        <text:p text:style-name="P67">6: <text:s text:c="5"/>((fact_nm1=`fact $nm1`))</text:p>
                        <text:p text:style-name="P67">bashdb&lt;(3)&gt; <text:span text:style-name="T6">s</text:span></text:p>
                        <text:p text:style-name="P67">2: <text:s text:c="5"/>fact() {</text:p>
                        <text:p text:style-name="P67">bashdb&lt;(4)&gt; <text:span text:style-name="T6">T</text:span></text:p>
                        <text:p text:style-name="P67">-&gt;0 in file `fact.sh' at line 2</text:p>
                        <text:p text:style-name="P67">##1 fact("3") called from file `fact.sh' at line 12</text:p>
                        <text:p text:style-name="P67">##2 source("fact.sh") called from file `/usr/local/bin/bashdb' at line 154</text:p>
                        <text:p text:style-name="P67">##3 main("fact.sh") called from file `/usr/local/bin/bashdb' at line 0</text:p>
                        <text:p text:style-name="P67">bashdb&lt;(5)&gt; <text:span text:style-name="T6">c</text:span></text:p>
                        <text:p text:style-name="P67"/>
                        <text:p text:style-name="P67">fact 3 is: 6</text:p>
                        <text:p text:style-name="P68">Debugged program terminated normally. Use q to quit or R to restart.</text:p>
                      </table:table-cell>
                    </table:table-row>
                  </table:table>
                  <text:p text:style-name="P16"/>
                </table:table-cell>
                <table:table-cell table:style-name="Table30.A1" office:value-type="string">
                  <text:p text:style-name="P15"/>
                </table:table-cell>
              </table:table-row>
            </table:table>
            <text:p text:style-name="P33"><text:span text:style-name="T12">When we stop at line 5 above, we have already run fact(0) and output the correct results. The output from the program “fact 0 is: 1” is intermixed with the debugger output. The </text:span><text:span text:style-name="Source_20_Text"><text:span text:style-name="T13">T</text:span></text:span><text:span text:style-name="T13"> </text:span><text:span text:style-name="T12">command above requests call stack output and this confirms that we are not in the fact(0) call but in the fact(3) call. There are 4 lines listed in the stack trace even though there is just one call from the main program. The top line of the trace doesn’t really represent a call, it’s just where we currently are in the program. That last line is an artifact of invoking bash from </text:span><text:soft-page-break/><text:span text:style-name="T12">the bashdb script rather than running </text:span><text:span text:style-name="Source_20_Text"><text:span text:style-name="T12">bash --debugger</text:span></text:span><text:span text:style-name="T12">. </text:span></text:p>
            <text:p text:style-name="P34">The last message in the output above ‘<text:span text:style-name="Example">Debugged program exited normally.</text:span>’ is from the <text:span text:style-name="acronym">BASH</text:span> debugger; it indicates script has finished executing. We can end our <text:span text:style-name="Emphasis">bashdb</text:span> session with the <text:span text:style-name="Source_20_Text"><text:span text:style-name="T10">quit</text:span></text:span> command. </text:p>
            <text:p text:style-name="P33">Above we did our debugging session on the command line. If you are a GNU Emacs user, you can do your debugging inside that. Also there is a(nother) GUI interface called DDD that supports the <text:span text:style-name="acronym">BASH</text:span> debugger. </text:p>
          </table:table-cell>
        </table:table-row>
      </table:table>
      <text:p text:style-name="P59">1.2 Interactive Line Tracing Session</text:p>
      <table:table table:name="Table32" table:style-name="Table32">
        <table:table-column table:style-name="Table32.A"/>
        <table:table-row>
          <table:table-cell table:style-name="Table32.A1" office:value-type="string">
            <text:p text:style-name="P34"><text:bookmark text:name="index-_0024PS4"/><text:bookmark text:name="PS4"/>One of the things I had found disappointing about the default <text:span text:style-name="Source_20_Text">set -x</text:span> tracing behavior is that no position information is given in the trace output, in particular the line number and the file name. However with the introduction in Bash 3.0 of the introspection variables, also needed to support the debugger, one can set <text:span text:style-name="Source_20_Text">$PS4</text:span> to rectify this. (I became of this in a defunct blog <text:a xlink:type="simple" xlink:href="http://raz.cx/blog/2005/08/handy-bash-debugging-trick.html" text:style-name="Internet_20_link" text:visited-style-name="Visited_20_Internet_20_Link">http://raz.cx/blog/2005/08/handy-bash-debugging-trick.html</text:a>.) </text:p>
            <text:p text:style-name="P34">Here’s what I use: </text:p>
            <table:table table:name="Table33" table:style-name="Table33">
              <table:table-column table:style-name="Table33.A"/>
              <table:table-column table:style-name="Table33.B"/>
              <table:table-row>
                <table:table-cell table:style-name="Table33.A1" office:value-type="string">
                  <text:p text:style-name="P16"> </text:p>
                </table:table-cell>
                <table:table-cell table:style-name="Table33.A1" office:value-type="string">
                  <text:p text:style-name="P67"><text:s text:c="2"/>PS4='(${BASH_SOURCE}:${LINENO}): ${FUNCNAME[0]} - [${SHLVL},${BASH_SUBSHELL}, $?]</text:p>
                  <text:p text:style-name="P68">'</text:p>
                </table:table-cell>
              </table:table-row>
            </table:table>
            <text:p text:style-name="P34">Note that the string is in single quotes, not double quotes and there is a newline in the string. By using single quotes, variables which have a dollar in front of them in the string are expanded in the current environment of the line that is about to be run rather than at the time the variable <text:span text:style-name="Source_20_Text">PS4</text:span> is set. </text:p>
            <text:p text:style-name="P34"><text:span text:style-name="T10">You might want to add this in your shell’s start-up script, e.g., </text:span><text:span text:style-name="Source_20_Text"><text:span text:style-name="T10">.bashrc</text:span></text:span><text:span text:style-name="T10">, or </text:span><text:span text:style-name="Source_20_Text"><text:span text:style-name="T10">.profile</text:span></text:span><text:span text:style-name="T10">. </text:span></text:p>
            <text:p text:style-name="P34">There is also facility inside the bash debugger showing position information when tracing a script. Here’s a simple session. </text:p>
            <table:table table:name="Table34" table:style-name="Table34">
              <table:table-column table:style-name="Table34.A"/>
              <table:table-column table:style-name="Table34.B"/>
              <table:table-row>
                <table:table-cell table:style-name="Table34.A1" office:value-type="string">
                  <text:p text:style-name="P16"> </text:p>
                </table:table-cell>
                <table:table-cell table:style-name="Table34.A1" office:value-type="string">
                  <text:p text:style-name="P65">/usr/local/bin/bashdb /tmp/fact.sh</text:p>
                  <text:p text:style-name="P67">Bourne-Again Shell Debugger, release bash-4.2-0.8</text:p>
                  <text:p text:style-name="P67">Copyright 2002, 2003, 2004, 2006, 2007, 2008 Rocky Bernstein</text:p>
                  <text:p text:style-name="P67">This is free software, covered by the GNU General Public License, and you are</text:p>
                  <text:p text:style-name="P67">welcome to change it and/or distribute copies of it under certain conditions.</text:p>
                  <text:p text:style-name="P67"/>
                  <text:p text:style-name="P67">(/tmp/fact.sh:11):</text:p>
                  <text:p text:style-name="P67">11: <text:s text:c="4"/>echo fact 0 is: `fact 0`</text:p>
                  <text:p text:style-name="P67"><text:soft-page-break/>bashdb&lt;0&gt; <text:span text:style-name="T6">set linetrace on</text:span></text:p>
                  <text:p text:style-name="P67">bashdb&lt;1&gt; <text:span text:style-name="T6">cont</text:span></text:p>
                  <text:p text:style-name="P67"/>
                  <text:p text:style-name="P67">(/tmp/fact.sh:11):</text:p>
                  <text:p text:style-name="P67">level 1, subshell 1, depth 0: <text:s text:c="2"/>echo fact 0 is: `fact 0`</text:p>
                  <text:p text:style-name="P67">fact 0</text:p>
                  <text:p text:style-name="P67">(/tmp/fact.sh:2):</text:p>
                  <text:p text:style-name="P67">level 1, subshell 1, depth 1: <text:s text:c="2"/>fact() {</text:p>
                  <text:p text:style-name="P67">(/tmp/fact.sh:3):</text:p>
                  <text:p text:style-name="P67">level 1, subshell 1, depth 1: <text:s text:c="6"/>local -i n=${1:0}</text:p>
                  <text:p text:style-name="P67">(/tmp/fact.sh:4):</text:p>
                  <text:p text:style-name="P67">level 1, subshell 1, depth 1: <text:s text:c="6"/>((n==0)) &amp;&amp; echo 1 &amp;&amp; return</text:p>
                  <text:p text:style-name="P67">(/tmp/fact.sh:4):</text:p>
                  <text:p text:style-name="P67">level 1, subshell 1, depth 1: <text:s text:c="6"/>((n==0)) &amp;&amp; echo 1 &amp;&amp; return</text:p>
                  <text:p text:style-name="P67">echo 1</text:p>
                  <text:p text:style-name="P67">(/tmp/fact.sh:4):</text:p>
                  <text:p text:style-name="P67">level 1, subshell 1, depth 1: <text:s text:c="6"/>((n==0)) &amp;&amp; echo 1 &amp;&amp; return</text:p>
                  <text:p text:style-name="P67">return</text:p>
                  <text:p text:style-name="P67">fact 0 is: 1</text:p>
                  <text:p text:style-name="P67">(/tmp/fact.sh:13):</text:p>
                  <text:p text:style-name="P67">level 1, subshell 0, depth 0: <text:s text:c="2"/>echo fact 3 is: $(fact 3)</text:p>
                  <text:p text:style-name="P67">(/tmp/fact.sh:13):</text:p>
                  <text:p text:style-name="P67">level 1, subshell 1, depth 0: <text:s text:c="2"/>echo fact 3 is: $(fact 3)</text:p>
                  <text:p text:style-name="P67">fact 3</text:p>
                  <text:p text:style-name="P67">(/tmp/fact.sh:2):</text:p>
                  <text:p text:style-name="P67">level 1, subshell 1, depth 1: <text:s text:c="2"/>fact() {</text:p>
                  <text:p text:style-name="P67">(/tmp/fact.sh:3):</text:p>
                  <text:p text:style-name="P67">level 1, subshell 1, depth 1: <text:s text:c="6"/>local -i n=${1:0}</text:p>
                  <text:p text:style-name="P67">(/tmp/fact.sh:4):</text:p>
                  <text:p text:style-name="P67">level 1, subshell 1, depth 1: <text:s text:c="6"/>((n==0)) &amp;&amp; echo 1 &amp;&amp; return</text:p>
                  <text:p text:style-name="P67">(/tmp/fact.sh:5):</text:p>
                  <text:p text:style-name="P67">level 1, subshell 1, depth 1: <text:s text:c="6"/>((nm1=n-1))</text:p>
                  <text:p text:style-name="P67">(/tmp/fact.sh:6):</text:p>
                  <text:p text:style-name="P67">level 1, subshell 1, depth 1: <text:s text:c="6"/>((fact_nm1=`fact $nm1`))</text:p>
                  <text:p text:style-name="P67">(/tmp/fact.sh:6):</text:p>
                  <text:p text:style-name="P67">level 1, subshell 2, depth 1: <text:s text:c="6"/>((fact_nm1=`fact $nm1`))</text:p>
                  <text:p text:style-name="P67">fact $nm1</text:p>
                  <text:p text:style-name="P67">(/tmp/fact.sh:2):</text:p>
                  <text:p text:style-name="P67">level 1, subshell 2, depth 2: <text:s text:c="2"/>fact() {</text:p>
                  <text:p text:style-name="P67">...</text:p>
                  <text:p text:style-name="P67">level 1, subshell 4, depth 4: <text:s text:c="2"/>fact() {</text:p>
                  <text:p text:style-name="P67"><text:soft-page-break/>(/tmp/fact.sh:3):</text:p>
                  <text:p text:style-name="P67">level 1, subshell 4, depth 4: <text:s text:c="6"/>local -i n=${1:}</text:p>
                  <text:p text:style-name="P67">(/tmp/fact.sh:4):</text:p>
                  <text:p text:style-name="P67">level 1, subshell 4, depth 4: <text:s text:c="6"/>((n==0)) &amp;&amp; echo 1 &amp;&amp; return</text:p>
                  <text:p text:style-name="P67">(/tmp/fact.sh:4):</text:p>
                  <text:p text:style-name="P67">level 1, subshell 4, depth 4: <text:s text:c="6"/>((n==0)) &amp;&amp; echo 1 &amp;&amp; return</text:p>
                  <text:p text:style-name="P67">echo 1</text:p>
                  <text:p text:style-name="P67">(/tmp/fact.sh:4):</text:p>
                  <text:p text:style-name="P67">level 1, subshell 4, depth 4: <text:s text:c="6"/>((n==0)) &amp;&amp; echo 1 &amp;&amp; return</text:p>
                  <text:p text:style-name="P67">return</text:p>
                  <text:p text:style-name="P67">(/tmp/fact.sh:7):</text:p>
                  <text:p text:style-name="P67">level 1, subshell 3, depth 3: <text:s text:c="6"/>((result=n*fact_nm1))</text:p>
                  <text:p text:style-name="P67">(/tmp/fact.sh:8):</text:p>
                  <text:p text:style-name="P67">level 1, subshell 3, depth 3: <text:s text:c="6"/>echo $result</text:p>
                  <text:p text:style-name="P67">(/tmp/fact.sh:7):</text:p>
                  <text:p text:style-name="P67">level 1, subshell 2, depth 2: <text:s text:c="6"/>((result=n*fact_nm1))</text:p>
                  <text:p text:style-name="P67">(/tmp/fact.sh:8):</text:p>
                  <text:p text:style-name="P67">level 1, subshell 2, depth 2: <text:s text:c="6"/>echo $result</text:p>
                  <text:p text:style-name="P67">(/tmp/fact.sh:7):</text:p>
                  <text:p text:style-name="P67">level 1, subshell 1, depth 1: <text:s text:c="6"/>((result=n*fact_nm1))</text:p>
                  <text:p text:style-name="P67">(/tmp/fact.sh:8):</text:p>
                  <text:p text:style-name="P67">level 1, subshell 1, depth 1: <text:s text:c="6"/>echo $result</text:p>
                  <text:p text:style-name="P67">fact 3 is: 6</text:p>
                  <text:p text:style-name="P67">(/usr/local/bin/bashdb:260):</text:p>
                  <text:p text:style-name="P67">level 1, subshell 0, depth -1: <text:s/></text:p>
                  <text:p text:style-name="P67">Debugged program terminated normally. Use q to quit or R to restart.</text:p>
                  <text:p text:style-name="P67">bashdb&lt;2&gt; </text:p>
                  <text:p text:style-name="P68"/>
                </table:table-cell>
              </table:table-row>
            </table:table>
            <text:p text:style-name="P34">An explanation of the output. <text:span text:style-name="T10">The </text:span><text:span text:style-name="Emphasis"><text:span text:style-name="T10">level</text:span></text:span><text:span text:style-name="T10"> is how many invocations of </text:span><text:span text:style-name="acronym"><text:span text:style-name="T10">BASH</text:span></text:span><text:span text:style-name="T10"> are in effect before the statement shown is executed. The </text:span><text:span text:style-name="Emphasis"><text:span text:style-name="T10">subshell</text:span></text:span><text:span text:style-name="T10"> is how many subshells you are nested in. Subshells are used by command substitution—</text:span><text:span text:style-name="Source_20_Text"><text:span text:style-name="T10">`..'</text:span></text:span><text:span text:style-name="T10"> and </text:span><text:span text:style-name="Source_20_Text"><text:span text:style-name="T10">$(...)</text:span></text:span><text:span text:style-name="T10">—as well as arithmetic expressions </text:span><text:span text:style-name="Source_20_Text"><text:span text:style-name="T10">((...))</text:span></text:span><text:span text:style-name="T10">. The </text:span><text:span text:style-name="Emphasis"><text:span text:style-name="T10">depth</text:span></text:span><text:span text:style-name="T10"> is the function depth or how many calls you are nested in. A “source” command also increases this depth. </text:span></text:p>
            <text:p text:style-name="P34">Notice also that in contrast to <text:span text:style-name="Source_20_Text">set -x</text:span> tracing, the line shown is exactly as you entered it in the source. So if you indented statements in a meaningful way, it will help you understand the statement nesting level. But as before, if a line contains multiple statements, you are <text:span text:style-name="Emphasis">not</text:span> executing the first statement in the line and <text:span text:style-name="Source_20_Text">set showcommand</text:span> is not turned off (by default it is on), that statement is shown in addition below the multi-statement line. Such an example can be seen right at the beginning where <text:span text:style-name="Source_20_Text">fact 0</text:span> is shown. </text:p>
            <text:p text:style-name="P34"><text:soft-page-break/><text:span text:style-name="T10">If what you want to do is trace the </text:span><text:span text:style-name="Emphasis"><text:span text:style-name="T10">entire</text:span></text:span><text:span text:style-name="T10"> script as was done above (and not stop in the debugger when the script is over), you can get the same effect by using the </text:span><text:span text:style-name="Source_20_Text"><text:span text:style-name="T10">-X</text:span></text:span><text:span text:style-name="T10"> or </text:span><text:span text:style-name="Source_20_Text"><text:span text:style-name="T10">--trace</text:span></text:span><text:span text:style-name="T10"> option on the </text:span><text:span text:style-name="Emphasis"><text:span text:style-name="T10">bashdb</text:span></text:span><text:span text:style-name="T10"> command: </text:span></text:p>
            <table:table table:name="Table35" table:style-name="Table35">
              <table:table-column table:style-name="Table35.A"/>
              <table:table-column table:style-name="Table35.B"/>
              <table:table-row>
                <table:table-cell table:style-name="Table35.A1" office:value-type="string">
                  <text:p text:style-name="P16"> </text:p>
                </table:table-cell>
                <table:table-cell table:style-name="Table35.A1" office:value-type="string">
                  <text:p text:style-name="P65">/usr/local/bin/bashdb -X /tmp/fact.sh</text:p>
                  <text:p text:style-name="P67">Bourne-Again Shell Debugger, release bash-4.2-0.8</text:p>
                  <text:p text:style-name="P67">Copyright 2002, 2003, 2004, 2006, 2007, 2008, 2009, 2011 Rocky Bernstein</text:p>
                  <text:p text:style-name="P67">This is free software, covered by the GNU General Public License, and you are</text:p>
                  <text:p text:style-name="P67">welcome to change it and/or distribute copies of it under certain conditions.</text:p>
                  <text:p text:style-name="P67"/>
                  <text:p text:style-name="P67">(/usr/local/bin/bashdb:272):</text:p>
                  <text:p text:style-name="P67">level 1, subshell 0, depth -1: <text:s text:c="3"/>. $_source_file</text:p>
                  <text:p text:style-name="P67">(/tmp/fact.sh:11):</text:p>
                  <text:p text:style-name="P67">level 1, subshell 0, depth 0: <text:s text:c="2"/>echo fact 0 is: `fact 0`</text:p>
                  <text:p text:style-name="P67">(/tmp/fact.sh:11):</text:p>
                  <text:p text:style-name="P67">level 1, subshell 1, depth 0: <text:s text:c="2"/>echo fact 0 is: `fact 0`</text:p>
                  <text:p text:style-name="P67">fact 0</text:p>
                  <text:p text:style-name="P67">(/tmp/fact.sh:2):</text:p>
                  <text:p text:style-name="P67">level 1, subshell 1, depth 1: <text:s text:c="2"/>fact() {</text:p>
                  <text:p text:style-name="P67">(/tmp/fact.sh:3):</text:p>
                  <text:p text:style-name="P67">level 1, subshell 1, depth 1: <text:s text:c="6"/>local -i n=${1:0}</text:p>
                  <text:p text:style-name="P67">...</text:p>
                  <text:p text:style-name="P67">level 1, subshell 2, depth 2: <text:s text:c="6"/>echo $result</text:p>
                  <text:p text:style-name="P67">(/tmp/fact.sh:7):</text:p>
                  <text:p text:style-name="P67">level 1, subshell 1, depth 1: <text:s text:c="6"/>((result=n*fact_nm1))</text:p>
                  <text:p text:style-name="P67">(/tmp/fact.sh:8):</text:p>
                  <text:p text:style-name="P67">level 1, subshell 1, depth 1: <text:s text:c="6"/>echo $result</text:p>
                  <text:p text:style-name="P67">fact 3 is: 6</text:p>
                  <text:p text:style-name="P67">(/usr/local/bin/bashdb:285):</text:p>
                  <text:p text:style-name="P68">level 1, subshell 0, depth -1: <text:s/></text:p>
                </table:table-cell>
              </table:table-row>
            </table:table>
            <text:p text:style-name="P34">If you issue a break (e.g. send a <text:span text:style-name="Source_20_Text">SIGINT</text:span> signal) while the program is running you will go into the debugger (assuming your program doesn’t trap <text:span text:style-name="Source_20_Text">SIGINT</text:span>). <text:bookmark text:name="Invocation"/><text:bookmark text:name="Getting-in-and-out"/></text:p>
          </table:table-cell>
        </table:table-row>
      </table:table>
      <text:h text:style-name="P2" text:outline-level="2">2. Getting in and out</text:h>
      <table:table table:name="Table36" table:style-name="Table36">
        <table:table-column table:style-name="Table36.A"/>
        <table:table-row>
          <table:table-cell table:style-name="Table36.A1" office:value-type="string">
            <text:p text:style-name="P34"><text:span text:style-name="T10">This chapter discusses how to start the </text:span><text:span text:style-name="acronym"><text:span text:style-name="T10">BASH</text:span></text:span><text:span text:style-name="T10"> debugger, and how to get out of it. The essentials are: </text:span></text:p>
            <text:list xml:id="list4084841450" text:style-name="L2">
              <text:list-item>
                <text:p text:style-name="P17"><text:span text:style-name="T10">type ‘</text:span><text:span text:style-name="Example"><text:span text:style-name="T10">bash --debugger </text:span></text:span><text:span text:style-name="Emphasis"><text:span text:style-name="T10">script-name</text:span></text:span><text:span text:style-name="T10">’ or ‘</text:span><text:span text:style-name="Example"><text:span text:style-name="T10">bashdb </text:span></text:span><text:span text:style-name="Emphasis"><text:span text:style-name="T10">script-name</text:span></text:span><text:span text:style-name="T10">’ to start the </text:span><text:span text:style-name="acronym"><text:span text:style-name="T10">BASH</text:span></text:span><text:span text:style-name="T10"> debugger. Or... </text:span></text:p>
              </text:list-item>
              <text:list-item>
                <text:p text:style-name="P17"><text:span text:style-name="T10">type ‘</text:span><text:span text:style-name="Example"><text:span text:style-name="T10">bashdb -c </text:span></text:span><text:span text:style-name="Emphasis"><text:span text:style-name="T10">command string</text:span></text:span><text:span text:style-name="T10">’ to give a string to run under the debugger. Or .. </text:span></text:p>
              </text:list-item>
              <text:list-item>
                <text:p text:style-name="P17"><text:span text:style-name="T10">modify your program to enter the debugger at a particular point: </text:span><text:span text:style-name="Source_20_Text"><text:span text:style-name="T10">source ../bashdb-trace</text:span></text:span><text:span text:style-name="T10"> and </text:span><text:span text:style-name="Source_20_Text"><text:span text:style-name="T10">_Dbg_debugger</text:span></text:span><text:span text:style-name="T10">. </text:span></text:p>
              </text:list-item>
              <text:list-item>
                <text:p text:style-name="P35"><text:span text:style-name="T10">type </text:span><text:span text:style-name="User_20_Entry"><text:span text:style-name="T10">quit</text:span></text:span><text:span text:style-name="T10"> or </text:span><text:span text:style-name="User_20_Entry"><text:span text:style-name="T10">C-d</text:span></text:span><text:span text:style-name="T10"> inside the debugger to exit. </text:span></text:p>
              </text:list-item>
            </text:list>
            <text:p text:style-name="P34">There are also two front-ends available as well. An emacs front-end which has <text:span text:style-name="Emphasis">bashdb</text:span> support among others is <text:a xlink:type="simple" xlink:href="https://github.com/rocky/emacs-dbgr/wiki" text:style-name="Internet_20_link" text:visited-style-name="Visited_20_Internet_20_Link">https://github.com/rocky/emacs-dbgr/wiki</text:a>. <text:bookmark text:name="Starting-the-BASH-debugger"/><text:bookmark text:name="Starting-the-BASH-debugger-1"/></text:p>
          </table:table-cell>
        </table:table-row>
      </table:table>
      <text:p text:style-name="P59">2.1 Starting the BASH debugger</text:p>
      <table:table table:name="Table37" table:style-name="Table37">
        <table:table-column table:style-name="Table37.A"/>
        <table:table-row>
          <table:table-cell table:style-name="Table37.A1" office:value-type="string">
            <text:p text:style-name="P34"><text:span text:style-name="Emphasis">Note: it is important to use a debugger-enabled bash. You will get an error message if the debugger is run under a version of BASH that does not have debugging support.</text:span> </text:p>
            <text:p text:style-name="P34">As mentioned above, one can enter the <text:span text:style-name="acronym">BASH</text:span> debugger via Emacs or DDD. However you don’t have to use either of these. And these still need a way on their own to get things started. </text:p>
            <text:p text:style-name="P34">There are in fact two <text:span text:style-name="Emphasis">other</text:span> ways to start the <text:span text:style-name="acronym">BASH</text:span> debugger. The first way is to pass the ‘<text:span text:style-name="Example">--debugger</text:span>’ option to bash with the name of your script the scripts arguments following that, or with a command string (<text:span text:style-name="Source_20_Text">-c</text:span>). </text:p>
            <table:table table:name="Table38" table:style-name="Table38">
              <table:table-column table:style-name="Table38.A"/>
              <table:table-column table:style-name="Table38.B"/>
              <table:table-row>
                <table:table-cell table:style-name="Table38.A1" office:value-type="string">
                  <text:p text:style-name="P16"> </text:p>
                </table:table-cell>
                <table:table-cell table:style-name="Table38.A1" office:value-type="string">
                  <text:p text:style-name="P67"><text:span text:style-name="T8">bash --debugger </text:span><text:span text:style-name="Variable"><text:span text:style-name="T8">script</text:span></text:span><text:span text:style-name="T8"> </text:span><text:span text:style-name="Variable"><text:span text:style-name="T8">script-arguments...</text:span></text:span></text:p>
                  <text:p text:style-name="P68">bash --debugger -c <text:span text:style-name="Variable">command-string</text:span>...</text:p>
                </table:table-cell>
              </table:table-row>
            </table:table>
            <text:p text:style-name="P34">This calls a debugger initialization script. It works much like a <text:span text:style-name="acronym">BASH</text:span> login profile which may set variables and define functions. But this shell profile is customized for debugging and as such arranges for itself to get called before each statement is executed. Although there are some problems at present in I/O redirection that the method described next doesn’t have, it is expected that over time more features will be enabled in bash when the ‘<text:span text:style-name="Example">--debugger</text:span>’ option is in effect. </text:p>
            <text:p text:style-name="P34">The form ‘<text:span text:style-name="Example">bash --debugger -c ...</text:span>’ can be used to get into the debugger without having to give a script name to debug. Sometimes you may want to do this just to see how the debugger works: try some debugger commands or maybe get online help. If you <text:soft-page-break/>run <text:span text:style-name="Source_20_Text">ddd --bash</text:span> without giving a script name, it in fact uses this form. </text:p>
            <text:p text:style-name="P34">In order for the ‘<text:span text:style-name="Example">--debugger</text:span>’ option to work however, you must have the debugger scripts installed in a place where the <text:span text:style-name="acronym">BASH</text:span> debugger can find them. For this reason, in developing the <text:span text:style-name="acronym">BASH</text:span> debugger, I use a second method more often; it doesn’t require the bash debugger to be installed. This method uses another script called <text:span text:style-name="Emphasis">bashdb</text:span> which allows for giving its own options, the final option is signaled by adding <text:span text:style-name="Source_20_Text">--</text:span>). After this, the name of the script to debugged and any the arguments to pass to that script are given. Using this method, one would start the debugger like this: </text:p>
            <table:table table:name="Table39" table:style-name="Table39">
              <table:table-column table:style-name="Table39.A"/>
              <table:table-column table:style-name="Table39.B"/>
              <table:table-row>
                <table:table-cell table:style-name="Table39.A1" office:value-type="string">
                  <text:p text:style-name="P16"> </text:p>
                </table:table-cell>
                <table:table-cell table:style-name="Table39.A1" office:value-type="string">
                  <text:p text:style-name="P68"/>
                  <text:p text:style-name="P68"><text:span text:style-name="T14">b</text:span>ash <text:span text:style-name="Variable">path-to-bashdb</text:span>/bashdb <text:span text:style-name="Variable">bashdb-options</text:span> -- <text:span text:style-name="Variable">script</text:span> <text:span text:style-name="Variable">script-arguments...</text:span></text:p>
                </table:table-cell>
              </table:table-row>
            </table:table>
            <text:p text:style-name="P34">If you don’t need to pass dash options to your program which might get confused with the debugger options, then you don’t need to add the <text:span text:style-name="Source_20_Text">--</text:span>.<text:a xlink:type="simple" xlink:href="http://www.rodericksmith.plus.com/outlines/manuals/bashdbOutline.html#FOOT2" office:name="DOCF2" text:style-name="Internet_20_link" text:visited-style-name="Visited_20_Internet_20_Link">(2)</text:a> </text:p>
            <text:p text:style-name="P34">As with the first method, <text:span text:style-name="Source_20_Text">bash</text:span> should be a debugger-enabled bash. If <text:span text:style-name="Emphasis">bashdb</text:span> has the path to bash in it at the top (e.g. via <text:span text:style-name="Source_20_Text">#!</text:span>), and <text:span text:style-name="Emphasis">bashdb</text:span> can be found in your program-search path, then this might be equivalent to the above: </text:p>
            <table:table table:name="Table40" table:style-name="Table40">
              <table:table-column table:style-name="Table40.A"/>
              <table:table-column table:style-name="Table40.B"/>
              <table:table-row>
                <table:table-cell table:style-name="Table40.A1" office:value-type="string">
                  <text:p text:style-name="P16"> </text:p>
                </table:table-cell>
                <table:table-cell table:style-name="Table40.A1" office:value-type="string">
                  <text:p text:style-name="P67"><text:span text:style-name="T8">bashdb </text:span><text:span text:style-name="Variable"><text:span text:style-name="T8">bashdb-options</text:span></text:span><text:span text:style-name="T8"> -- </text:span><text:span text:style-name="Variable"><text:span text:style-name="T8">script</text:span></text:span><text:span text:style-name="T8"> </text:span><text:span text:style-name="Variable"><text:span text:style-name="T8">script-arguments...</text:span></text:span></text:p>
                  <text:p text:style-name="P68"/>
                </table:table-cell>
              </table:table-row>
            </table:table>
            <text:p text:style-name="P34"><text:span text:style-name="T10">There are two or three </text:span><text:span text:style-name="T16">disadvantages</text:span><text:span text:style-name="T10"> however of running a debugger this way.</text:span> First <text:span text:style-name="Source_20_Text">$0</text:span> will have the value <text:span text:style-name="Emphasis">bashdb</text:span> rather than the script you are trying to run. For some scripts this may change the behavior of the debugged script. Second a traceback will contain additional lines showing the “source”-ing of the debugged script from <text:span text:style-name="Emphasis">bashdb</text:span>. And third, although this way works better than the first method, over time this way may come into disuse. </text:p>
            <text:p text:style-name="P34">An option that you’ll probably need to use if bashdb isn’t installed but run out of the source code directory is ‘<text:span text:style-name="Example">-L</text:span>’ which specifies the directory that contains the debugger script files. </text:p>
            <text:p text:style-name="P34">You can further control how bashdb starts up by using command-line options. bashdb itself can remind you of the options available. </text:p>
            <text:p text:style-name="P34">Type </text:p>
            <table:table table:name="Table41" table:style-name="Table41">
              <table:table-column table:style-name="Table41.A"/>
              <table:table-column table:style-name="Table41.B"/>
              <table:table-row>
                <table:table-cell table:style-name="Table41.A1" office:value-type="string">
                  <text:p text:style-name="P16"> </text:p>
                </table:table-cell>
                <table:table-cell table:style-name="Table41.A1" office:value-type="string">
                  <text:p text:style-name="P68">bashdb -h<text:soft-page-break/></text:p>
                </table:table-cell>
              </table:table-row>
            </table:table>
            <text:p text:style-name="P34">to display all available options and briefly describe their use. </text:p>
            <text:p text:style-name="P34">When the bash debugger is invoked either by the <text:span text:style-name="Emphasis">bashdb</text:span> front-end script or <text:span text:style-name="Source_20_Text">bash --debugging</text:span>, the first argument that does not have an associated option flag for <text:span text:style-name="Emphasis">bashdb</text:span> or <text:span text:style-name="Source_20_Text">bash</text:span> (as the case may be) is used as the name a the script file to be debugged, and any following options get passed the debugged script. </text:p>
            <text:p text:style-name="P34">Options for the <text:span text:style-name="Emphasis">bashdb</text:span> front-end are shown in the following list. <text:bookmark text:name="Options-for-the-bashdb-script"/><text:bookmark text:name="Command_002dline-options-for-bashdb-script"/></text:p>
          </table:table-cell>
        </table:table-row>
      </table:table>
      <text:p text:style-name="P62"><text:span text:style-name="T2">2.1.1 Command-line options for </text:span><text:span text:style-name="Emphasis"><text:span text:style-name="T2">bashdb</text:span></text:span><text:span text:style-name="T2"> script</text:span></text:p>
      <table:table table:name="Table42" table:style-name="Table42">
        <table:table-column table:style-name="Table42.A"/>
        <table:table-row>
          <table:table-cell table:style-name="Table42.A1" office:value-type="string">
            <text:p text:style-name="P34">You can run the <text:span text:style-name="acronym">BASH</text:span> debugger in various alternative modes—for example, in batch mode or quiet mode. </text:p>
            <text:p text:style-name="P34"><text:span text:style-name="Source_20_Text"><text:s text:c="2"/>-h | --help</text:span> </text:p>
            <text:p text:style-name="P53"><text:bookmark text:name="index-_002d_002dhelp"/><text:bookmark text:name="index-_002dh"/>This option causes the <text:span text:style-name="acronym">BASH</text:span> debugger to print some basic help and exit. </text:p>
            <text:p text:style-name="P53"><text:span text:style-name="Source_20_Text">-V | --version</text:span> </text:p>
            <text:p text:style-name="P53"><text:bookmark text:name="index-_002dV"/>This option causes the <text:span text:style-name="acronym">BASH</text:span> debugger to print its version number, no-warranty blurb, and exit. </text:p>
            <text:p text:style-name="P53"><text:span text:style-name="Source_20_Text">-A | --annodate </text:span><text:span text:style-name="Variable">level</text:span> </text:p>
            <text:p text:style-name="P53"><text:bookmark text:name="index-_002d_002dannotate"/><text:bookmark text:name="index-_002dA"/>Add additional output which allows front-ends to track what’s going on without having to poll for such vital information. The default annotation level is 0 (none). If you are running inside GNU Emacs using the Emacs code from this package, an annotation level 3 when set will allow for automatic tracking of frames and breakpoints. See section <text:a xlink:type="simple" xlink:href="http://www.rodericksmith.plus.com/outlines/manuals/bashdbOutline.html#Annotate" text:style-name="Internet_20_link" text:visited-style-name="Visited_20_Internet_20_Link">Annotation Level (‘</text:a><text:a xlink:type="simple" xlink:href="http://www.rodericksmith.plus.com/outlines/manuals/bashdbOutline.html#Annotate" text:style-name="Internet_20_link" text:visited-style-name="Visited_20_Internet_20_Link"><text:span text:style-name="Example">set annotate</text:span></text:a><text:a xlink:type="simple" xlink:href="http://www.rodericksmith.plus.com/outlines/manuals/bashdbOutline.html#Annotate" text:style-name="Internet_20_link" text:visited-style-name="Visited_20_Internet_20_Link">’)</text:a>. </text:p>
            <text:p text:style-name="P53"><text:span text:style-name="Source_20_Text">-c | --command </text:span><text:span text:style-name="Variable">cmd</text:span> </text:p>
            <text:p text:style-name="P53"><text:bookmark text:name="index-_002d_002dcommand"/><text:bookmark text:name="index-_002dc"/>Run the string instead of running a script </text:p>
            <text:p text:style-name="P53"><text:span text:style-name="Source_20_Text">-B | --basename</text:span> </text:p>
            <text:p text:style-name="P53"><text:bookmark text:name="index-_002d_002dbasename"/><text:bookmark text:name="index-_002dB"/><text:soft-page-break/>This option causes the <text:span text:style-name="acronym">BASH</text:span> debugger to print its version number and no-warranty blurb, and exit. </text:p>
            <text:p text:style-name="P53"><text:span text:style-name="Source_20_Text">-n | --nx | --no-init</text:span> </text:p>
            <text:p text:style-name="P53"><text:bookmark text:name="index-_002d_002dnx"/><text:bookmark text:name="index-_002dn"/><text:bookmark text:name="index-_002d_002dno_002dinit"/>Do not execute commands found in any initialization files. Normally, <text:span text:style-name="acronym">BASH</text:span> executes the commands in these files after all the command options and arguments have been processed. See section <text:a xlink:type="simple" xlink:href="http://www.rodericksmith.plus.com/outlines/manuals/bashdbOutline.html#Command-Files" text:style-name="Internet_20_link" text:visited-style-name="Visited_20_Internet_20_Link">Command files</text:a>. </text:p>
            <text:p text:style-name="P53"><text:span text:style-name="Source_20_Text">-q | --quiet</text:span> </text:p>
            <text:p text:style-name="P53"><text:bookmark text:name="index-_002d_002dquiet"/><text:bookmark text:name="index-_002dq"/>“Quiet”. Do not print the introductory and copyright messages. These messages are also suppressed in batch mode. </text:p>
            <text:p text:style-name="P53"><text:span text:style-name="Source_20_Text">-t | --terminal | --tty </text:span><text:span text:style-name="Variable">tty</text:span> </text:p>
            <text:p text:style-name="P53"><text:bookmark text:name="index-_002d_002dterminal"/><text:bookmark text:name="index-_002dt"/><text:bookmark text:name="index-_002d_002dtty"/>“Terminal output”. Set the file or terminal that you want debugger command output to go to. Note that the debugger output is independent of the debugged script output. </text:p>
            <text:p text:style-name="P53"><text:span text:style-name="Source_20_Text">-x | --eval-command</text:span> </text:p>
            <text:p text:style-name="P53"><text:bookmark text:name="index-_002d_002deval_002dcommand-cmdfile"/><text:bookmark text:name="index-_002dx"/>execute debugger commands from <text:span text:style-name="Variable">cmdfile</text:span>. </text:p>
            <text:p text:style-name="P53"><text:span text:style-name="Source_20_Text">-L | --library </text:span><text:span text:style-name="Variable">directory</text:span> </text:p>
            <text:p text:style-name="P53"><text:bookmark text:name="index-_002d_002dlibrary"/><text:bookmark text:name="index-_002dL"/>Set directory where debugger files reside to <text:span text:style-name="Variable">directory</text:span>. The default location is <text:span text:style-name="Source_20_Text">../lib/bashdb</text:span> relative to the place that the bashdb script is located. For example if bashdb is located in <text:span text:style-name="Source_20_Text">/usr/local/bin/bashdb</text:span>, the default library location will be <text:span text:style-name="Source_20_Text">/usr/local/lib/bashdb</text:span> which may or may not exist. If it doesn’t you’ll get an error when you run bashdb. Only if the default location is incorrect, should you need to use the <text:span text:style-name="Source_20_Text">-L</text:span> option. </text:p>
            <text:p text:style-name="P53"><text:span text:style-name="Source_20_Text">-T | --tempdir </text:span><text:span text:style-name="Variable">directory</text:span> </text:p>
            <text:p text:style-name="P53"><text:bookmark text:name="index-_002d_002dtempdir"/><text:bookmark text:name="index-_002dT"/>Set directory to use for writing temporary files. <text:bookmark text:name="Quitting-the-BASH-debugger"/><text:bookmark text:name="Quitting-the-BASH-debugger-1"/></text:p>
          </table:table-cell>
        </table:table-row>
        <table:table-row>
          <table:table-cell table:style-name="Table42.A1" office:value-type="string">
            <text:p text:style-name="P34"/>
          </table:table-cell>
        </table:table-row>
      </table:table>
      <text:p text:style-name="P59"><text:soft-page-break/>2.2 Quitting the BASH debugger</text:p>
      <table:table table:name="Table43" table:style-name="Table43">
        <table:table-column table:style-name="Table43.A"/>
        <table:table-row>
          <table:table-cell table:style-name="Table43.A1" office:value-type="string">
            <text:p text:style-name="P34"><text:bookmark text:name="index-interrupt"/><text:span text:style-name="T10">An interrupt (often </text:span><text:span text:style-name="User_20_Entry"><text:span text:style-name="T8">C-c</text:span></text:span><text:span text:style-name="T10">) does not exit from the </text:span><text:span text:style-name="acronym"><text:span text:style-name="T10">BASH</text:span></text:span><text:span text:style-name="T10"> debugger, but rather terminates the action of any the </text:span><text:span text:style-name="acronym"><text:span text:style-name="T10">BASH</text:span></text:span><text:span text:style-name="T10"> debugger command that is in progress and returns to the </text:span><text:span text:style-name="acronym"><text:span text:style-name="T10">BASH</text:span></text:span><text:span text:style-name="T10"> debugger command level.</text:span> <text:span text:style-name="T10">Inside a debugger command interpreter, use </text:span><text:span text:style-name="Source_20_Text"><text:span text:style-name="T8">quit</text:span></text:span><text:span text:style-name="T10"> command (see section </text:span><text:a xlink:type="simple" xlink:href="http://www.rodericksmith.plus.com/outlines/manuals/bashdbOutline.html#Quit" text:style-name="Internet_20_link" text:visited-style-name="Visited_20_Internet_20_Link"><text:span text:style-name="T10">Quitting the BASH debugger</text:span></text:a><text:span text:style-name="T10">). </text:span></text:p>
            <text:p text:style-name="P34"><text:span text:style-name="T10">The way to terminate the debugger is to use the </text:span><text:span text:style-name="Source_20_Text"><text:span text:style-name="T8">kill</text:span></text:span><text:span text:style-name="T10"> command. This does more forceful </text:span><text:span text:style-name="Source_20_Text"><text:span text:style-name="T8">kill -9</text:span></text:span><text:span text:style-name="T8">.</text:span><text:span text:style-name="T10"> It can be used in cases where </text:span><text:span text:style-name="Source_20_Text"><text:span text:style-name="T10">quit</text:span></text:span><text:span text:style-name="T10"> doesn’t work. </text:span><text:bookmark text:name="Calling-from-Program"/><text:bookmark text:name="Calling-the-BASH-debugger-from-inside-your-program"/></text:p>
          </table:table-cell>
        </table:table-row>
      </table:table>
      <text:p text:style-name="P59">2.3 Calling the BASH debugger from inside your program</text:p>
      <table:table table:name="Table44" table:style-name="Table44">
        <table:table-column table:style-name="Table44.A"/>
        <table:table-row>
          <table:table-cell table:style-name="Table44.A1" office:value-type="string">
            <text:p text:style-name="P34">Running a program from the debugger adds a bit of overhead and slows down your program quite a bit. Addressing this better would mean some serious changes to <text:span text:style-name="acronym">BASH</text:span> internals, and judging from experience in other languages there still the slowdown is still noticeable. If you have a <text:span text:style-name="Source_20_Text">configure</text:span> script generated by autoconf, and you want to stop in the middle of the script, it can take quite a while. </text:p>
            <text:p text:style-name="P34">Furthermore, by necessity, debuggers change the operation of the program they are debugging. And this can lead to unexpected and unwanted differences. It has happened so often that the term “Heisenbugs” (see <text:a xlink:type="simple" xlink:href="http://en.wikipedia.org/wiki/Heisenbug" text:style-name="Internet_20_link" text:visited-style-name="Visited_20_Internet_20_Link">http://en.wikipedia.org/wiki/Heisenbug</text:a>) was coined to describe the situation where the addition of the use of a debugger (among other possibilities) changes behavior of the program so that the bug doesn’t manifest itself anymore. </text:p>
            <text:p text:style-name="P34">There is another way to get into the debugger aside from calling <text:span text:style-name="Emphasis">bashdb</text:span> from the outset, and this adds no overhead or slowdown until you reach the point at which you want to start debugging. However for this method you must change the script. Because the debugger isn’t involved before the first call, there is no overhead; the script will run at the same speed as if there were no debugger up to the point where it is first invoked. <text:bookmark text:name="Debugging-a-Running-Shell-Script"/><text:bookmark text:name="Debugging-a-Running-Shell-Script-1"/></text:p>
          </table:table-cell>
        </table:table-row>
      </table:table>
      <text:p text:style-name="P61">2.3.1 Debugging a Running Shell Script</text:p>
      <table:table table:name="Table45" table:style-name="Table45">
        <table:table-column table:style-name="Table45.A"/>
        <table:table-row>
          <table:table-cell table:style-name="Table45.A1" office:value-type="string">
            <text:p text:style-name="P34">In this section we’ll show how to modify your script so that it enters the debugger when you send it a signal, and then we will show how you can call the debugger directly. </text:p>
            <text:p text:style-name="P34">In either case, you’ll need to modify the script to load some the debugger code. The name of file to load is <text:span text:style-name="Source_20_Text">bashdb-trace</text:span> and it is located in the directory where the other bash debugger files live. For example on GNU/Linux if it is in directory <text:span text:style-name="Source_20_Text">/usr/local/share/bashdb</text:span>, you would first add to a <text:span text:style-name="acronym">BASH</text:span> script the line: </text:p>
            <table:table table:name="Table46" table:style-name="Table46">
              <table:table-column table:style-name="Table46.A"/>
              <table:table-column table:style-name="Table46.B"/>
              <table:table-row>
                <table:table-cell table:style-name="Table46.A1" office:value-type="string">
                  <text:p text:style-name="P16"> </text:p>
                </table:table-cell>
                <table:table-cell table:style-name="Table46.A1" office:value-type="string">
                  <text:p text:style-name="P68"><text:s text:c="4"/>source /usr/local/share/bashdb/bashdb-trace</text:p>
                </table:table-cell>
              </table:table-row>
            </table:table>
            <text:p text:style-name="P34"><text:soft-page-break/>Although I said that running under the debugger adds overhead which slows down you program, the above command in of itself will <text:span text:style-name="Emphasis">not</text:span> cause any slowdown. If possible, it’s best to put this somewhere in the main-line code rather than in a function or in a subshell. If it is put in a function of subshell and you step outside of that, some of the global variables set up in <text:span text:style-name="Source_20_Text">bashdb-trace</text:span> may be lost. One the other hand if you know your debugging will be confined to just the scope of the <text:span text:style-name="Source_20_Text">source</text:span> command there is no problem. </text:p>
            <text:p text:style-name="P34">Here’s a complete example. In file <text:span text:style-name="T10">‘</text:span><text:span text:style-name="Teletype"><text:span text:style-name="T10">debugit.sh</text:span></text:span><text:span text:style-name="T10">’ </text:span></text:p>
            <table:table table:name="Table47" table:style-name="Table47">
              <table:table-column table:style-name="Table47.A"/>
              <table:table-column table:style-name="Table47.B"/>
              <table:table-row>
                <table:table-cell table:style-name="Table47.A1" office:value-type="string">
                  <text:p text:style-name="P16"> </text:p>
                </table:table-cell>
                <table:table-cell table:style-name="Table47.A1" office:value-type="string">
                  <text:p text:style-name="P67"># This is my extra debug hook</text:p>
                  <text:p text:style-name="P67"><text:s text:c="2"/>source <text:span text:style-name="Emphasis">/usr/share/bashdb/bashdb-trace</text:span> # adjust location</text:p>
                  <text:p text:style-name="P67"/>
                  <text:p text:style-name="P67"><text:s text:c="2"/>echo $$</text:p>
                  <text:p text:style-name="P67"><text:s text:c="2"/>while : ; do</text:p>
                  <text:p text:style-name="P67"><text:s text:c="8"/>date=$(date)</text:p>
                  <text:p text:style-name="P67"><text:s text:c="8"/>echo "$date"</text:p>
                  <text:p text:style-name="P67"><text:s text:c="8"/>sleep 2</text:p>
                  <text:p text:style-name="P68"><text:s text:c="2"/>done </text:p>
                </table:table-cell>
              </table:table-row>
            </table:table>
            <text:p text:style-name="P36">Now run <text:span text:style-name="T17">(endless loop)</text:span>: </text:p>
            <table:table table:name="Table48" table:style-name="Table48">
              <table:table-column table:style-name="Table48.A"/>
              <table:table-column table:style-name="Table48.B"/>
              <table:table-row>
                <table:table-cell table:style-name="Table48.A1" office:value-type="string">
                  <text:p text:style-name="P16"> </text:p>
                </table:table-cell>
                <table:table-cell table:style-name="Table48.A1" office:value-type="string">
                  <text:p text:style-name="P67"><text:s text:c="2"/>$<text:span text:style-name="T4"> </text:span><text:span text:style-name="T5">bash ./debugit.sh</text:span></text:p>
                  <text:p text:style-name="P67"/>
                  <text:p text:style-name="P67"><text:s text:c="2"/>Bourne-Again Shell Debugger, release bash-3.1-0.08</text:p>
                  <text:p text:style-name="P67"><text:s text:c="2"/>Copyright 2002, 2003, 2004, 2006 Rocky Bernstein</text:p>
                  <text:p text:style-name="P67"><text:s text:c="2"/>This is free software, covered by the GNU General Public License, and you are</text:p>
                  <text:p text:style-name="P67"><text:s text:c="2"/>welcome to change it and/or distribute copies of it under certain conditions.</text:p>
                  <text:p text:style-name="P67"/>
                  <text:p text:style-name="P67"><text:s text:c="2"/><text:span text:style-name="T10">9435</text:span></text:p>
                  <text:p text:style-name="P67"><text:s text:c="2"/>Thu Jun 19 02:43:06 EDT 2008</text:p>
                  <text:p text:style-name="P68"><text:s text:c="2"/>Thu Jun 19 02:43:08 EDT 2008</text:p>
                </table:table-cell>
              </table:table-row>
            </table:table>
            <text:p text:style-name="P36">Sent it an "interrupt" signal </text:p>
            <table:table table:name="Table49" table:style-name="Table49">
              <table:table-column table:style-name="Table49.A"/>
              <table:table-column table:style-name="Table49.B"/>
              <table:table-row>
                <table:table-cell table:style-name="Table49.A1" office:value-type="string">
                  <text:p text:style-name="P16"> </text:p>
                </table:table-cell>
                <table:table-cell table:style-name="Table49.A1" office:value-type="string">
                  <text:p text:style-name="P68"><text:s text:c="2"/><text:span text:style-name="T5">kill -INT 9435</text:span></text:p>
                </table:table-cell>
              </table:table-row>
            </table:table>
            <text:p text:style-name="P34">And back to the running program: </text:p>
            <table:table table:name="Table50" table:style-name="Table50">
              <table:table-column table:style-name="Table50.A"/>
              <table:table-column table:style-name="Table50.B"/>
              <table:table-row>
                <table:table-cell table:style-name="Table50.A1" office:value-type="string">
                  <text:p text:style-name="P16"> </text:p>
                </table:table-cell>
                <table:table-cell table:style-name="Table50.A1" office:value-type="string">
                  <text:p text:style-name="P67"><text:s text:c="2"/>Program received signal SIGINT (2)...</text:p>
                  <text:p text:style-name="P67"><text:soft-page-break/><text:s text:c="2"/>-&gt;0 in file `./debugit.sh' at line 251 <text:s/># not sure where 251 came from!</text:p>
                  <text:p text:style-name="P67"><text:s text:c="2"/>##1 main() called from file `./debugit.sh' at line 0</text:p>
                  <text:p text:style-name="P67"><text:s text:c="2"/>bashdb&lt;0&gt; where</text:p>
                  <text:p text:style-name="P67"><text:s text:c="2"/>-&gt;0 in file `./debugit.sh' at line 9 <text:s text:c="3"/># but this line number is now right</text:p>
                  <text:p text:style-name="P67"><text:s text:c="2"/>##1 main() called from file `./debugit.sh' at line 0</text:p>
                  <text:p text:style-name="P67"><text:s text:c="2"/><text:span text:style-name="T4">bashdb&lt;1&gt; </text:span><text:span text:style-name="T6">list 1</text:span></text:p>
                  <text:p text:style-name="P67"><text:s text:c="4"/>1: <text:s text:c="2"/># Set up some interrupt handlers to go into the debugger</text:p>
                  <text:p text:style-name="P67"><text:s text:c="4"/>2: <text:s text:c="2"/>source /usr/share/bashdb/bashdb-trace</text:p>
                  <text:p text:style-name="P67"><text:s text:c="4"/>3: <text:s/></text:p>
                  <text:p text:style-name="P67"><text:s text:c="4"/>4: <text:s text:c="2"/>echo $$</text:p>
                  <text:p text:style-name="P67"><text:s text:c="4"/>5: <text:s text:c="2"/>while : ; do</text:p>
                  <text:p text:style-name="P67"><text:s text:c="4"/>6: <text:s text:c="2"/>date=$(date)</text:p>
                  <text:p text:style-name="P67"><text:s text:c="4"/>7: <text:s text:c="2"/>echo "$date"</text:p>
                  <text:p text:style-name="P67"><text:s text:c="4"/>8: <text:s text:c="2"/>sleep 2</text:p>
                  <text:p text:style-name="P67"><text:s text:c="4"/>9:==&gt;done</text:p>
                  <text:p text:style-name="P67"><text:s text:c="2"/>bashdb&lt;2&gt; <text:span text:style-name="T15">step</text:span></text:p>
                  <text:p text:style-name="P67"/>
                  <text:p text:style-name="P67"><text:s text:c="2"/>(./debugit.sh:5):</text:p>
                  <text:p text:style-name="P67"><text:s text:c="2"/>5: <text:s text:c="5"/>while : ; do</text:p>
                  <text:p text:style-name="P67"><text:s text:c="2"/>bashdb&lt;3&gt; <text:span text:style-name="T15">step</text:span></text:p>
                  <text:p text:style-name="P67"><text:s text:c="2"/>(./debugit.sh:6):</text:p>
                  <text:p text:style-name="P67"><text:s text:c="2"/>6: <text:s text:c="5"/>date=$(date)</text:p>
                  <text:p text:style-name="P68"><text:s text:c="2"/>bashdb&lt;4&gt; <text:span text:style-name="T15">continue -</text:span></text:p>
                </table:table-cell>
              </table:table-row>
            </table:table>
            <text:p text:style-name="P34">The command <text:span text:style-name="Source_20_Text">continue -</text:span> not only continues execution but it removes the debug trap allowing the program to run at full speed. It is suitable only if there are no breakpoints that you care to stop at. </text:p>
            <text:p text:style-name="P34">By default, <text:span text:style-name="Source_20_Text">bashdb-trace</text:span> sets up a handler for the ‘<text:span text:style-name="Example">INT</text:span>’ exception. If you down’t want this or you want enter the debugger on a different signal to be use, <text:span text:style-name="Source_20_Text">_Dbg_handler</text:span>. With this function you can specify whether to show a call stack, stop (enter the debugger) and/or print an indication that the a signal was seen. </text:p>
            <text:p text:style-name="P34">Here are some examples: </text:p>
            <table:table table:name="Table51" table:style-name="Table51">
              <table:table-column table:style-name="Table51.A"/>
              <table:table-column table:style-name="Table51.B"/>
              <table:table-row>
                <table:table-cell table:style-name="Table51.A1" office:value-type="string">
                  <text:p text:style-name="P16"> </text:p>
                </table:table-cell>
                <table:table-cell table:style-name="Table51.A1" office:value-type="string">
                  <text:p text:style-name="P67"><text:s text:c="4"/>_Dbg_handler INT print showstack nostop <text:s/># this is the default</text:p>
                  <text:p text:style-name="P67"><text:s text:c="4"/>_Dbg_handler INT <text:s text:c="24"/># same thing</text:p>
                  <text:p text:style-name="P67"><text:s text:c="4"/>_Dbg_hander <text:s text:c="29"/># same thing</text:p>
                  <text:p text:style-name="P68"><text:s text:c="4"/>_Dbg_handler HUP print stop <text:s text:c="13"/># stop in debugger when getting<text:bookmark text:name="Explicit-Debugging-Calls_002e"/></text:p>
                </table:table-cell>
              </table:table-row>
            </table:table>
          </table:table-cell>
        </table:table-row>
      </table:table>
      <text:p text:style-name="P63"><text:soft-page-break/>2.3.1.1 Explicit Debugging Calls.</text:p>
      <table:table table:name="Table52" table:style-name="Table52">
        <table:table-column table:style-name="Table52.A"/>
        <table:table-row>
          <table:table-cell table:style-name="Table52.A1" office:value-type="string">
            <text:p text:style-name="P34">As we saw in the last section <text:span text:style-name="Source_20_Text">bashdb-trace</text:span> installs some signal handlers. However you can make an explicit call to the debugger </text:p>
            <table:table table:name="Table53" table:style-name="Table53">
              <table:table-column table:style-name="Table53.A"/>
              <table:table-column table:style-name="Table53.B"/>
              <table:table-row>
                <table:table-cell table:style-name="Table53.A1" office:value-type="string">
                  <text:p text:style-name="P16"> </text:p>
                </table:table-cell>
                <table:table-cell table:style-name="Table53.A1" office:value-type="string">
                  <text:p text:style-name="P67"><text:s text:c="5"/>_Dbg_debugger</text:p>
                  <text:p text:style-name="P68"/>
                </table:table-cell>
              </table:table-row>
            </table:table>
            <text:p text:style-name="P34">Let’s show an example of that. We’ll even do it under a condition: </text:p>
            <table:table table:name="Table54" table:style-name="Table54">
              <table:table-column table:style-name="Table54.A"/>
              <table:table-column table:style-name="Table54.B"/>
              <table:table-row>
                <table:table-cell table:style-name="Table54.A1" office:value-type="string">
                  <text:p text:style-name="P16"> </text:p>
                </table:table-cell>
                <table:table-cell table:style-name="Table54.A1" office:value-type="string">
                  <text:p text:style-name="P67"><text:s text:c="2"/>for ((i=1; i&lt;=10; i++)) ; </text:p>
                  <text:p text:style-name="P67"><text:s text:c="8"/><text:span text:style-name="T4">(( 5 == i )) &amp;&amp; { _Dbg_debugger }</text:span></text:p>
                  <text:p text:style-name="P67"><text:s text:c="8"/>date=$(date)</text:p>
                  <text:p text:style-name="P67"><text:s text:c="8"/>echo "$date"</text:p>
                  <text:p text:style-name="P67"><text:s text:c="8"/>sleep 2</text:p>
                  <text:p text:style-name="P68"><text:s text:c="2"/>done </text:p>
                </table:table-cell>
              </table:table-row>
            </table:table>
            <text:p text:style-name="P34"><text:span text:style-name="T10">The debugger will be called on the 5th iteration of this loop, when </text:span><text:span text:style-name="Source_20_Text"><text:span text:style-name="T10">i</text:span></text:span><text:span text:style-name="T10"> has the value 5. </text:span></text:p>
            <text:p text:style-name="P34">You can also supply the number of statements to skip and the options to <text:span text:style-name="Source_20_Text">_Dbg_debugger</text:span> just as you would to the debugger itself. All of the options listed in <text:a xlink:type="simple" xlink:href="http://www.rodericksmith.plus.com/outlines/manuals/bashdbOutline.html#Options-for-the-bashdb-script" text:style-name="Internet_20_link" text:visited-style-name="Visited_20_Internet_20_Link">Command-line options for </text:a><text:a xlink:type="simple" xlink:href="http://www.rodericksmith.plus.com/outlines/manuals/bashdbOutline.html#Options-for-the-bashdb-script" text:style-name="Internet_20_link" text:visited-style-name="Visited_20_Internet_20_Link"><text:span text:style-name="Emphasis">bashdb</text:span></text:a><text:a xlink:type="simple" xlink:href="http://www.rodericksmith.plus.com/outlines/manuals/bashdbOutline.html#Options-for-the-bashdb-script" text:style-name="Internet_20_link" text:visited-style-name="Visited_20_Internet_20_Link"> script</text:a> can be used with the exception of <text:span text:style-name="Source_20_Text">-c</text:span> (run a command) and of course you don’t supply the name of a <text:span text:style-name="acronym">BASH</text:span> script. </text:p>
            <text:p text:style-name="P34">For example to stop at the next line and suppress the banner you could use <text:span text:style-name="Source_20_Text">_Dbg_debugger 1 -q</text:span> in the above example. <text:bookmark text:name="Program_002dControlled-Line-Tracing"/><text:bookmark text:name="Program_002dControlled-Line-Tracing-1"/></text:p>
          </table:table-cell>
        </table:table-row>
      </table:table>
      <text:p text:style-name="P61">2.3.2 Program-Controlled Line Tracing</text:p>
      <table:table table:name="Table55" table:style-name="Table55">
        <table:table-column table:style-name="Table55.A"/>
        <table:table-row>
          <table:table-cell table:style-name="Table55.A1" office:value-type="string">
            <text:p text:style-name="P34">You can also turn on and off line tracing. Here’s an example </text:p>
            <table:table table:name="Table56" table:style-name="Table56">
              <table:table-column table:style-name="Table56.A"/>
              <table:table-column table:style-name="Table56.B"/>
              <table:table-row>
                <table:table-cell table:style-name="Table56.A1" office:value-type="string">
                  <text:p text:style-name="P16"> </text:p>
                </table:table-cell>
                <table:table-cell table:style-name="Table56.A1" office:value-type="string">
                  <text:p text:style-name="P67"><text:s text:c="2"/>source <text:span text:style-name="Emphasis">path-to-program</text:span>/bashdb-trace # modify location</text:p>
                  <text:p text:style-name="P67"><text:s text:c="3"/>...</text:p>
                  <text:p text:style-name="P67"><text:s text:c="2"/>_Dbg_linetrace_on</text:p>
                  <text:p text:style-name="P67"><text:s text:c="2"/>for i in `seq 10` ; do</text:p>
                  <text:p text:style-name="P67"><text:s text:c="5"/>echo $i</text:p>
                  <text:p text:style-name="P67"><text:s text:c="2"/>done</text:p>
                  <text:p text:style-name="P67"><text:s text:c="2"/>_Dbg_linetrace_off</text:p>
                  <text:p text:style-name="P68"><text:s text:c="3"/>_Dbg_QUIT_ON_QUIT=1 <text:s/></text:p>
                </table:table-cell>
              </table:table-row>
            </table:table>
            <text:p text:style-name="P34"><text:soft-page-break/>The <text:span text:style-name="Source_20_Text">_Dbg_QUIT_ON_QUIT</text:span> variable make sure the program doesn’t stay inside the debugger after it quits. It can also be set earlier in the program. </text:p>
            <text:p text:style-name="P34">Again <text:span text:style-name="Source_20_Text">&lt;path-to-program&gt;</text:span> is whatever path needed to located <text:span text:style-name="Source_20_Text">&lt;bashdb-trace&gt;</text:span>. For example it might be <text:span text:style-name="Source_20_Text">&lt;/usr/local/share&gt;</text:span> on some GNU/Linux installations. <text:bookmark text:name="Running"/><text:bookmark text:name="Script-Setup-inside-the-BASH-Debugger"/></text:p>
          </table:table-cell>
        </table:table-row>
      </table:table>
      <text:h text:style-name="P1" text:outline-level="2">3. Script Setup inside the BASH Debugger</text:h>
      <table:table table:name="Table57" table:style-name="Table57">
        <table:table-column table:style-name="Table57.A"/>
        <table:table-row>
          <table:table-cell table:style-name="Table57.A1" office:value-type="string">
            <text:p text:style-name="P15"><text:bookmark text:name="Starting-your-script"/><text:bookmark text:name="Starting"/></text:p>
          </table:table-cell>
        </table:table-row>
      </table:table>
      <text:p text:style-name="P59">3.1 Starting your script</text:p>
      <table:table table:name="Table58" table:style-name="Table58">
        <table:table-column table:style-name="Table58.A"/>
        <table:table-row>
          <table:table-cell table:style-name="Table58.A1" office:value-type="string">
            <text:p text:style-name="P34"><text:bookmark text:name="index-running"/><text:bookmark text:name="index-starting"/><text:span text:style-name="T10">After invoking the debugger you should be on the first stoppable line of your program to be debugged. At this point you can issue debugger commands to set breakpoints (see section </text:span><text:a xlink:type="simple" xlink:href="http://www.rodericksmith.plus.com/outlines/manuals/bashdbOutline.html#Set-Breaks" text:style-name="Internet_20_link" text:visited-style-name="Visited_20_Internet_20_Link"><text:span text:style-name="T10">Setting breakpoints</text:span></text:a><text:span text:style-name="T10">), or watchpoints (see section </text:span><text:a xlink:type="simple" xlink:href="http://www.rodericksmith.plus.com/outlines/manuals/bashdbOutline.html#Set-Watchpoints" text:style-name="Internet_20_link" text:visited-style-name="Visited_20_Internet_20_Link"><text:span text:style-name="T10">Setting watchpoints</text:span></text:a><text:span text:style-name="T10">), or start continue the execution of the program (see section </text:span><text:a xlink:type="simple" xlink:href="http://www.rodericksmith.plus.com/outlines/manuals/bashdbOutline.html#Resuming-Execution" text:style-name="Internet_20_link" text:visited-style-name="Visited_20_Internet_20_Link"><text:span text:style-name="T10">Resuming Execution</text:span></text:a><text:span text:style-name="T10">). </text:span></text:p>
            <text:p text:style-name="P53"><text:bookmark text:name="index-run-_0028restart_0029"/><text:bookmark text:name="index-restart-_005bargs_005d"/><text:bookmark text:name="index-R-_0028restart_0029"/><text:span text:style-name="Source_20_Text"><text:span text:style-name="T4">restart [</text:span></text:span><text:span text:style-name="Variable"><text:span text:style-name="T4">args</text:span></text:span><text:span text:style-name="Source_20_Text"><text:span text:style-name="T4">]</text:span></text:span><text:span text:style-name="T4"> </text:span><text:span text:style-name="Source_20_Text"><text:span text:style-name="T4">run</text:span></text:span><text:span text:style-name="Source_20_Text"> [</text:span><text:span text:style-name="Variable">args</text:span><text:span text:style-name="Source_20_Text">]</text:span> <text:span text:style-name="Source_20_Text">R [</text:span><text:span text:style-name="Variable">args</text:span><text:span text:style-name="Source_20_Text">]</text:span> </text:p>
            <text:p text:style-name="P53">Use the <text:span text:style-name="Source_20_Text">restart</text:span> command to restart your script under the <text:span text:style-name="acronym">BASH</text:span> debugger. Without any arguments, the script name and parameters from the last invocation are used. The <text:span text:style-name="acronym">BASH</text:span> debugger tries to maintain the settings, watchpoints, breakpoints, actions and so on. Internally it uses line numbers and filenames to record he position of interesting places in your program; so if your program changes some or all of these numbers may be off. Environment variable <text:span text:style-name="Source_20_Text">DBG_RESTART_FILE</text:span> is and a temporary file are used to signal a restart, so you shouldn’t uset <text:span text:style-name="Source_20_Text">DBG_RESTART_FILE</text:span> (or any environment variable starting with <text:span text:style-name="Source_20_Text">BASHDB_</text:span>. <text:bookmark text:name="Command-Files"/><text:bookmark text:name="Command-files"/></text:p>
          </table:table-cell>
        </table:table-row>
      </table:table>
      <text:p text:style-name="P59">3.2 Command files</text:p>
      <table:table table:name="Table59" table:style-name="Table59">
        <table:table-column table:style-name="Table59.A"/>
        <table:table-row>
          <table:table-cell table:style-name="Table59.A1" office:value-type="string">
            <text:p text:style-name="P34"><text:bookmark text:name="index-command-files"/><text:span text:style-name="T10">A command file for the </text:span><text:span text:style-name="acronym"><text:span text:style-name="T10">BASH</text:span></text:span><text:span text:style-name="T10"> debugger is a file of lines that are the </text:span><text:span text:style-name="acronym"><text:span text:style-name="T10">BASH</text:span></text:span><text:span text:style-name="T10"> debugger commands. </text:span>Comments (lines starting with <text:span text:style-name="User_20_Entry">#</text:span>) may also be included. An empty line in a command file does nothing; it does not mean to repeat the last command, as it would from the terminal. </text:p>
            <text:p text:style-name="P34"><text:bookmark text:name="index-_002ebashdbinit"/><text:bookmark text:name="index-init-file"/><text:bookmark text:name="index-bashdb_002eini"/><text:span text:style-name="T10">When you start the </text:span><text:span text:style-name="acronym"><text:span text:style-name="T10">BASH</text:span></text:span><text:span text:style-name="T10"> debugger, it automatically executes commands from its </text:span><text:span text:style-name="Emphasis"><text:span text:style-name="T10">init files</text:span></text:span><text:span text:style-name="T10">, normally called ‘</text:span><text:span text:style-name="Teletype"><text:span text:style-name="T10">.bashdbinit</text:span></text:span><text:span text:style-name="T10">’</text:span><text:a xlink:type="simple" xlink:href="http://www.rodericksmith.plus.com/outlines/manuals/bashdbOutline.html#FOOT3" office:name="DOCF3" text:style-name="Internet_20_link" text:visited-style-name="Visited_20_Internet_20_Link"><text:span text:style-name="T10">(3)</text:span></text:a>. During startup, the <text:span text:style-name="acronym">BASH</text:span> debugger does the following: </text:p>
            <text:list xml:id="list3447767320" text:style-name="L4">
              <text:list-item>
                <text:p text:style-name="P18">Reads the init file (if any) in your home directory<text:a xlink:type="simple" xlink:href="http://www.rodericksmith.plus.com/outlines/manuals/bashdbOutline.html#FOOT4" office:name="DOCF4" text:style-name="Internet_20_link" text:visited-style-name="Visited_20_Internet_20_Link">(4)</text:a>. </text:p>
              </text:list-item>
              <text:list-item>
                <text:p text:style-name="P18">Processes command line options and operands. </text:p>
              </text:list-item>
              <text:list-item>
                <text:p text:style-name="P18">Reads the init file (if any) in the current working directory. </text:p>
              </text:list-item>
              <text:list-item>
                <text:p text:style-name="P37"><text:soft-page-break/><text:span text:style-name="T10">Reads command files specified by the ‘</text:span><text:span text:style-name="Example"><text:span text:style-name="T10">-x</text:span></text:span><text:span text:style-name="T10">’ option. </text:span></text:p>
              </text:list-item>
            </text:list>
            <text:p text:style-name="P34">The init file in your home directory can set options (such as ‘<text:span text:style-name="Example">set complaints</text:span>’) that affect subsequent processing of command line options and operands. Init files are not executed if you use the ‘<text:span text:style-name="Example">-x</text:span>’ option (see section <text:a xlink:type="simple" xlink:href="http://www.rodericksmith.plus.com/outlines/manuals/bashdbOutline.html#Options-for-the-bashdb-script" text:style-name="Internet_20_link" text:visited-style-name="Visited_20_Internet_20_Link">bashdb script options</text:a>). </text:p>
            <text:p text:style-name="P34"><text:bookmark text:name="index-init-file-name"/>On some configurations of the <text:span text:style-name="acronym">BASH</text:span> debugger, the init file is known by a different name (these are typically environments where a specialized form of the <text:span text:style-name="acronym">BASH</text:span> debugger may need to coexist with other forms, hence a different name for the specialized version’s init file). These are the environments with special init file names: </text:p>
            <text:p text:style-name="P34">You can also request the execution of a command file with the <text:span text:style-name="Source_20_Text">source</text:span> command: </text:p>
            <text:p text:style-name="P53"><text:bookmark text:name="index-source"/><text:span text:style-name="Source_20_Text">source </text:span><text:span text:style-name="Variable">filename</text:span> </text:p>
            <text:p text:style-name="P53">Execute the command file <text:span text:style-name="Variable">filename</text:span>. </text:p>
            <text:p text:style-name="P34">The lines in a command file are executed sequentially. They are not printed as they are executed. If there is an error, execution proceeds to the next command in the file. <text:bookmark text:name="Arguments"/><text:bookmark text:name="Your-script_0027s-arguments"/></text:p>
          </table:table-cell>
        </table:table-row>
      </table:table>
      <text:p text:style-name="P59">3.3 Your script’s arguments</text:p>
      <table:table table:name="Table60" table:style-name="Table60">
        <table:table-column table:style-name="Table60.A"/>
        <table:table-row>
          <table:table-cell table:style-name="Table60.A1" office:value-type="string">
            <text:p text:style-name="P34"><text:bookmark text:name="index-arguments-_0028to-your-script_0029"/>The arguments to your script can be specified by the arguments of the <text:span text:style-name="Source_20_Text">restart</text:span> command. They are passed to a shell, which expands wild-card characters and performs redirection of I/O, and thence to your script. </text:p>
            <text:p text:style-name="P34"><text:span text:style-name="Source_20_Text">restart</text:span> with no arguments uses the same arguments used by the previous <text:span text:style-name="Source_20_Text">restart</text:span>, or those set by the <text:span text:style-name="Source_20_Text">set args</text:span> command.. </text:p>
            <text:p text:style-name="P53"><text:bookmark text:name="index-set-args"/><text:span text:style-name="Source_20_Text">set args</text:span> </text:p>
            <text:p text:style-name="P53">Specify the arguments to be used if your program is rerun. If <text:span text:style-name="Source_20_Text">set args</text:span> has no arguments, <text:span text:style-name="Source_20_Text">restart</text:span> executes your program with no arguments. Once you have run your program with arguments, using <text:span text:style-name="Source_20_Text">set args</text:span> before the next <text:span text:style-name="Source_20_Text">restart</text:span> is the only way to run it again without arguments. </text:p>
            <text:p text:style-name="P53"><text:bookmark text:name="index-show-args"/><text:span text:style-name="Source_20_Text">show args</text:span> </text:p>
            <text:p text:style-name="P53"><text:soft-page-break/>Show the arguments to give your program when it is started. <text:bookmark text:name="Input_002fOutput"/><text:bookmark text:name="Your-script_0027s-input-and-output"/></text:p>
          </table:table-cell>
        </table:table-row>
      </table:table>
      <text:p text:style-name="P59">3.4 Your script’s input and output</text:p>
      <table:table table:name="Table61" table:style-name="Table61">
        <table:table-column table:style-name="Table61.A"/>
        <table:table-row>
          <table:table-cell table:style-name="Table61.A1" office:value-type="string">
            <text:p text:style-name="P34"><text:bookmark text:name="index-I_002fO"/><text:bookmark text:name="index-redirection"/><text:bookmark text:name="index-terminal"/>By default, the script you run under the <text:span text:style-name="acronym">BASH</text:span> debugger does input and output to the same terminal that <text:span text:style-name="acronym">BASH</text:span> uses. Before running the script to be debugged, the debugger records the tty that was in effect. All of its output is then written to that. However you can change this when using the ‘<text:span text:style-name="Example">bashdb</text:span>’ script using the ‘<text:span text:style-name="Example">-t</text:span>’ option. </text:p>
            <text:p text:style-name="P53"><text:bookmark text:name="index-info-terminal"/><text:span text:style-name="Source_20_Text">info terminal</text:span> </text:p>
            <text:p text:style-name="P53">Displays information recorded by the <text:span text:style-name="acronym">BASH</text:span> debugger about the terminal modes your program is using. </text:p>
            <text:p text:style-name="P34"><text:bookmark text:name="index-controlling-terminal"/><text:bookmark text:name="index-tty"/>Another way to specify where your script should do input and output is with the <text:span text:style-name="Source_20_Text">tty</text:span> command. This command accepts a file name as argument, and causes this file to be the default for future <text:span text:style-name="Source_20_Text">restart</text:span> commands. It also resets the controlling terminal for the child process, for future <text:span text:style-name="Source_20_Text">restart</text:span> commands. For example, </text:p>
            <table:table table:name="Table62" table:style-name="Table62">
              <table:table-column table:style-name="Table62.A"/>
              <table:table-column table:style-name="Table62.B"/>
              <table:table-row>
                <table:table-cell table:style-name="Table62.A1" office:value-type="string">
                  <text:p text:style-name="P16"> </text:p>
                </table:table-cell>
                <table:table-cell table:style-name="Table62.A1" office:value-type="string">
                  <text:p text:style-name="P68">tty /dev/ttyb</text:p>
                </table:table-cell>
              </table:table-row>
            </table:table>
            <text:p text:style-name="P34">directs that processes started with subsequent <text:span text:style-name="Source_20_Text">restart</text:span> commands default to do input and output on the terminal ‘<text:span text:style-name="Teletype">/dev/ttyb</text:span>’ and have that as their controlling terminal. </text:p>
            <text:p text:style-name="P34">An explicit redirection in <text:span text:style-name="Source_20_Text">restart</text:span> overrides the <text:span text:style-name="Source_20_Text">tty</text:span> command’s effect on the input/output device, but not its effect on the controlling terminal. </text:p>
            <text:p text:style-name="P34">When you use the <text:span text:style-name="Source_20_Text">tty</text:span> command or redirect input in the <text:span text:style-name="Source_20_Text">restart</text:span> command, only the input <text:span text:style-name="Emphasis">for your script</text:span> is affected. The input for the <text:span text:style-name="acronym">BASH</text:span> debugger still comes from your terminal. <text:bookmark text:name="Script_002fDebugger-Interaction"/><text:bookmark text:name="Script_002fDebugger-Interaction-1"/></text:p>
          </table:table-cell>
        </table:table-row>
      </table:table>
      <text:p text:style-name="P59">3.5 Script/Debugger Interaction</text:p>
      <table:table table:name="Table63" table:style-name="Table63">
        <table:table-column table:style-name="Table63.A"/>
        <table:table-row>
          <table:table-cell table:style-name="Table63.A1" office:value-type="string">
            <text:p text:style-name="P34">The <text:span text:style-name="acronym">BASH</text:span> debugger and your program live in the same variable space so to speak. <text:span text:style-name="acronym">BASH</text:span> does not have a notion of module scoping or lexical hiding (yet) as is found in modern programming languages and in modern versions of the Korn shell. This then imposes some additional care and awareness. </text:p>
            <text:p text:style-name="P34">Most of the variables and functions used inside the <text:span text:style-name="acronym">BASH</text:span> debugger start <text:span text:style-name="Source_20_Text">_Dbg_</text:span>, so please don’t use variables or functions with these <text:soft-page-break/>names in your program. </text:p>
            <text:p text:style-name="P34"><text:span text:style-name="Emphasis">Note: there are some other variables that begin with just an underscore (</text:span><text:span text:style-name="Source_20_Text">_</text:span><text:span text:style-name="Emphasis">); over time these will be phased out. But until then, avoid those or consult what is used by the debugger. Run ‘</text:span><text:span text:style-name="Example">bashdb --debugger -c "declare -p"</text:span><text:span text:style-name="Emphasis">’ to list all the variables in use including those used by the debugger.</text:span> </text:p>
            <text:p text:style-name="P34">A number of environment variables are also reserved for use; these start with <text:span text:style-name="Source_20_Text">DBG_</text:span>. For example: <text:span text:style-name="Source_20_Text">DBG_INPUT</text:span>, <text:span text:style-name="Source_20_Text">DBG_LEVEL</text:span> and, <text:span text:style-name="Source_20_Text">_Dbg_QUIT_ON_QUIT</text:span> (see section <text:a xlink:type="simple" xlink:href="http://www.rodericksmith.plus.com/outlines/manuals/bashdbOutline.html#Debug" text:style-name="Internet_20_link" text:visited-style-name="Visited_20_Internet_20_Link">Debug</text:a>), <text:span text:style-name="Source_20_Text">DBG_RESTART_FILE</text:span> (see section <text:a xlink:type="simple" xlink:href="http://www.rodericksmith.plus.com/outlines/manuals/bashdbOutline.html#Starting" text:style-name="Internet_20_link" text:visited-style-name="Visited_20_Internet_20_Link">Starting</text:a>), to name a few. Finally, there are some <text:span text:style-name="acronym">BASH</text:span> environment dynamic variables and these start with <text:span text:style-name="Source_20_Text">BASH_</text:span>. For example <text:span text:style-name="Source_20_Text">BASH_SUBSHELL</text:span> (see section <text:a xlink:type="simple" xlink:href="http://www.rodericksmith.plus.com/outlines/manuals/bashdbOutline.html#Debug" text:style-name="Internet_20_link" text:visited-style-name="Visited_20_Internet_20_Link">Debug</text:a>), <text:span text:style-name="Source_20_Text">BASH_COMMAND</text:span> (see section <text:a xlink:type="simple" xlink:href="http://www.rodericksmith.plus.com/outlines/manuals/bashdbOutline.html#Command-Display" text:style-name="Internet_20_link" text:visited-style-name="Visited_20_Internet_20_Link">Command Display</text:a>), <text:span text:style-name="Source_20_Text">BASH_LINENO</text:span>, and <text:span text:style-name="Source_20_Text">BASH_SOURCE</text:span> to name a few. </text:p>
            <text:p text:style-name="P34">Inside the debugger some variables may be redefined. In particular <text:span text:style-name="Source_20_Text">IFS</text:span> and <text:span text:style-name="Source_20_Text">PS4</text:span>, and various dollar variables <text:span text:style-name="Source_20_Text">$?</text:span>, <text:span text:style-name="Source_20_Text">$1</text:span>, <text:span text:style-name="Source_20_Text">$2</text:span>, etc. The values before entering the debugger are saved and those variables have their old values restored when leaving the debugger. However you may notice these difference in various debugger commands. For example <text:span text:style-name="Source_20_Text">examine PS4</text:span> might not return the same value as <text:span text:style-name="Source_20_Text">eval declare -p PS4</text:span>. The former is picking the debugger value while the <text:span text:style-name="Source_20_Text">eval</text:span> is careful to restore the value to what it was before entering the debugger. </text:p>
            <text:p text:style-name="P34">In order to do its work The <text:span text:style-name="acronym">BASH</text:span> debugger sets up a <text:span text:style-name="Source_20_Text">DEBUG</text:span> trap. Consequently a script shouldn’t reset this or the debugger will lose control. The <text:span text:style-name="acronym">BASH</text:span> debugger also sets up an <text:span text:style-name="Source_20_Text">EXIT</text:span> handler so that it can gain control after the script finishes. Another signal intercepted is the an interrupt or <text:span text:style-name="Source_20_Text">INT</text:span> signal. For more information about signal handling, see section <text:a xlink:type="simple" xlink:href="http://www.rodericksmith.plus.com/outlines/manuals/bashdbOutline.html#Signals" text:style-name="Internet_20_link" text:visited-style-name="Visited_20_Internet_20_Link">Signals</text:a> <text:bookmark text:name="Debugger-Command-Reference"/><text:bookmark text:name="BASH-Debugger-Command-Reference"/></text:p>
          </table:table-cell>
        </table:table-row>
      </table:table>
      <text:h text:style-name="P2" text:outline-level="2">4. BASH Debugger Command Reference</text:h>
      <table:table table:name="Table64" table:style-name="Table64">
        <table:table-column table:style-name="Table64.A"/>
        <table:table-row>
          <table:table-cell table:style-name="Table64.A1" office:value-type="string">
            <text:p text:style-name="P34">You can abbreviate the long name of the <text:span text:style-name="acronym">BASH</text:span> debugger command to the first few letters of the command name, if that abbreviation is unambiguous; and you can repeat the <text:span text:style-name="Source_20_Text">next</text:span> or <text:span text:style-name="Source_20_Text">step</text:span> commands by typing just &lt;RET&gt;. Some commands which require a parameter, such as <text:span text:style-name="Source_20_Text">print</text:span> remember the argument that was given to them. <text:bookmark text:name="Command-Syntax"/><text:bookmark text:name="Command-syntax"/></text:p>
          </table:table-cell>
        </table:table-row>
      </table:table>
      <text:p text:style-name="P59">4.1 Command syntax</text:p>
      <table:table table:name="Table65" table:style-name="Table65">
        <table:table-column table:style-name="Table65.A"/>
        <table:table-row>
          <table:table-cell table:style-name="Table65.A1" office:value-type="string">
            <text:p text:style-name="P34">A <text:span text:style-name="acronym">BASH</text:span> debugger command is a single line of input. There is no limit on how long it can be. It starts with a command name, which is followed by arguments whose meaning depends on the command name. For example, the command <text:span text:style-name="Source_20_Text">step</text:span> accepts an argument which is the number of times to step, as in ‘<text:span text:style-name="Example">step 5</text:span>’. You can also use the <text:span text:style-name="Source_20_Text">step</text:span> command with no arguments. Some commands do not allow any arguments. </text:p>
            <text:p text:style-name="P34"><text:bookmark text:name="index-RET-_0028repeat-last-command_0029"/><text:bookmark text:name="index-repeating-next_002fstep-commands"/>A blank line as input to the <text:span text:style-name="acronym">BASH</text:span> debugger (typing just &lt;RET&gt;) means to repeat the previous next or step command. </text:p>
            <text:p text:style-name="P34"><text:bookmark text:name="index-comment"/><text:bookmark text:name="index-_0023-_0028a-comment_0029"/>Any text from a <text:span text:style-name="User_20_Entry">#</text:span> to the end of the line is a comment; it does nothing. This is useful mainly in command files (see section <text:a xlink:type="simple" xlink:href="http://www.rodericksmith.plus.com/outlines/manuals/bashdbOutline.html#Command-Files" text:style-name="Internet_20_link" text:visited-style-name="Visited_20_Internet_20_Link">Command files</text:a>). <text:bookmark text:name="Help"/><text:bookmark text:name="Getting-help-_0028help_0029"/></text:p>
          </table:table-cell>
        </table:table-row>
      </table:table>
      <text:p text:style-name="P60"><text:span text:style-name="T2">4.2 Getting help (‘</text:span><text:span text:style-name="Example"><text:span text:style-name="T2">help</text:span></text:span><text:span text:style-name="T2">’)</text:span></text:p>
      <table:table table:name="Table66" table:style-name="Table66">
        <table:table-column table:style-name="Table66.A"/>
        <table:table-row>
          <table:table-cell table:style-name="Table66.A1" office:value-type="string">
            <text:p text:style-name="P34"><text:bookmark text:name="index-online-documentation"/>Once inside the <text:span text:style-name="acronym">BASH</text:span> debugger, you can always ask it for information on its commands, using the command <text:span text:style-name="Source_20_Text">help</text:span>. </text:p>
            <text:p text:style-name="P53"><text:bookmark text:name="index-h-_0028help_0029"/><text:span text:style-name="Source_20_Text">help</text:span> <text:span text:style-name="Source_20_Text">h</text:span> </text:p>
            <text:p text:style-name="P53">You can use <text:span text:style-name="Source_20_Text">help</text:span> (abbreviated <text:span text:style-name="Source_20_Text">h</text:span>) with no arguments to display a short list of named classes of commands: </text:p>
            <table:table table:name="Table67" table:style-name="Table67">
              <table:table-column table:style-name="Table67.A"/>
              <table:table-column table:style-name="Table67.B"/>
              <table:table-row>
                <table:table-cell table:style-name="Table67.A1" office:value-type="string">
                  <text:p text:style-name="P16"> </text:p>
                </table:table-cell>
                <table:table-cell table:style-name="Table67.A1" office:value-type="string">
                  <text:p text:style-name="P67">bashdb&lt;0&gt; <text:span text:style-name="T6">help</text:span></text:p>
                  <text:p text:style-name="P67">Available commands:</text:p>
                  <text:p text:style-name="P67"><text:s text:c="2"/>action <text:s text:c="4"/>condition <text:s/>edit <text:s text:c="4"/>frame <text:s text:c="3"/>load <text:s text:c="4"/>run <text:s text:c="4"/>source <text:s/>unalias <text:s/></text:p>
                  <text:p text:style-name="P67"><text:s text:c="2"/>alias <text:s text:c="5"/>continue <text:s text:c="2"/>enable <text:s text:c="2"/>handle <text:s text:c="2"/>next <text:s text:c="4"/>search <text:s/>step <text:s text:c="3"/>undisplay</text:p>
                  <text:p text:style-name="P67"><text:s text:c="2"/>backtrace <text:s/>debug <text:s text:c="5"/>eval <text:s text:c="4"/>help <text:s text:c="4"/>print <text:s text:c="3"/>set <text:s text:c="4"/>step- <text:s text:c="2"/>untrace <text:s/></text:p>
                  <text:p text:style-name="P67"><text:s text:c="2"/>break <text:s text:c="5"/>delete <text:s text:c="4"/>examine <text:s/>history <text:s/>pwd <text:s text:c="5"/>shell <text:s text:c="2"/>step+ <text:s text:c="2"/>up <text:s text:c="6"/></text:p>
                  <text:p text:style-name="P67"><text:s text:c="2"/>clear <text:s text:c="5"/>disable <text:s text:c="3"/>export <text:s text:c="2"/>info <text:s text:c="4"/>quit <text:s text:c="4"/>show <text:s text:c="3"/>tbreak <text:s/>watch <text:s text:c="3"/></text:p>
                  <text:p text:style-name="P67"><text:s text:c="2"/>commands <text:s text:c="2"/>display <text:s text:c="3"/>file <text:s text:c="4"/>kill <text:s text:c="4"/>return <text:s text:c="2"/>signal <text:s/>trace <text:s text:c="2"/>watche <text:s text:c="2"/></text:p>
                  <text:p text:style-name="P67"><text:s text:c="2"/>complete <text:s text:c="2"/>down <text:s text:c="6"/>finish <text:s text:c="2"/>list <text:s text:c="4"/>reverse <text:s/>skip <text:s text:c="3"/>tty <text:s text:c="2"/></text:p>
                  <text:p text:style-name="P67"/>
                  <text:p text:style-name="P67"><text:soft-page-break/>Readline command line editing (emacs/vi mode) is available.</text:p>
                  <text:p text:style-name="P68">Type "help" followed by command name for full documentation.</text:p>
                </table:table-cell>
              </table:table-row>
            </table:table>
            <text:p text:style-name="P34"><text:span text:style-name="Source_20_Text">help </text:span><text:span text:style-name="Variable">command</text:span> </text:p>
            <text:p text:style-name="P53">With a command name as <text:span text:style-name="Source_20_Text">help</text:span> argument, the <text:span text:style-name="acronym">BASH</text:span> debugger displays short information on how to use that command. </text:p>
            <table:table table:name="Table68" table:style-name="Table68">
              <table:table-column table:style-name="Table68.A"/>
              <table:table-column table:style-name="Table68.B"/>
              <table:table-row>
                <table:table-cell table:style-name="Table68.A1" office:value-type="string">
                  <text:p text:style-name="P16"> </text:p>
                </table:table-cell>
                <table:table-cell table:style-name="Table68.A1" office:value-type="string">
                  <text:p text:style-name="P67">bashdb&lt;0&gt; <text:span text:style-name="T15">help list</text:span></text:p>
                  <text:p text:style-name="P67">list [START|.|FN] [COUNT] -- List lines of a script.</text:p>
                  <text:p text:style-name="P67"/>
                  <text:p text:style-name="P67">START is the starting line or dot (.) for current line. Subsequent</text:p>
                  <text:p text:style-name="P67">list commands continue from the last line listed. If a function name</text:p>
                  <text:p text:style-name="P67">is given list the text of the function.</text:p>
                  <text:p text:style-name="P67"/>
                  <text:p text:style-name="P67">If COUNT is omitted, use the setting LISTSIZE. Use "set listsize" to </text:p>
                  <text:p text:style-name="P67">change this setting.</text:p>
                  <text:p text:style-name="P67"/>
                  <text:p text:style-name="P67">Aliases for list: l</text:p>
                  <text:p text:style-name="P68"/>
                </table:table-cell>
              </table:table-row>
            </table:table>
            <text:p text:style-name="P53">In addition to <text:span text:style-name="Source_20_Text">help</text:span>, you can use the debugger command <text:span text:style-name="Source_20_Text">info</text:span> to inquire about the state of your script, or the state of the <text:span text:style-name="acronym">BASH</text:span> debugger itself. The listings under <text:span text:style-name="Source_20_Text">info</text:span> in the Index point to all the sub-commands. See section <text:a xlink:type="simple" xlink:href="http://www.rodericksmith.plus.com/outlines/manuals/bashdbOutline.html#Command-Index" text:style-name="Internet_20_link" text:visited-style-name="Visited_20_Internet_20_Link">Command Index</text:a>. </text:p>
            <text:p text:style-name="P53"><text:bookmark text:name="index-i-_0028info_0029"/><text:bookmark text:name="index-info"/><text:span text:style-name="Source_20_Text">info</text:span> </text:p>
            <text:p text:style-name="P53">This command (abbreviated <text:span text:style-name="Source_20_Text">i</text:span>) is for describing the state of your program. For example, you can list the arguments given to your script with <text:span text:style-name="Source_20_Text">info args</text:span>, or list the breakpoints you have set with <text:span text:style-name="Source_20_Text">info breakpoints</text:span>. You can get a complete list of the <text:span text:style-name="Source_20_Text">info</text:span> sub-commands with <text:span text:style-name="Source_20_Text">help info</text:span>. </text:p>
            <table:table table:name="Table69" table:style-name="Table69">
              <table:table-column table:style-name="Table69.A"/>
              <table:table-column table:style-name="Table69.B"/>
              <table:table-row>
                <table:table-cell table:style-name="Table69.A1" office:value-type="string">
                  <text:p text:style-name="P16"> </text:p>
                </table:table-cell>
                <table:table-cell table:style-name="Table69.A1" office:value-type="string">
                  <text:p text:style-name="P66">bashdb&lt;0&gt; <text:span text:style-name="T15">help info</text:span></text:p>
                  <text:p text:style-name="P67">List of info subcommands:</text:p>
                  <text:p text:style-name="P67"/>
                  <text:p text:style-name="P67">info args -- Argument variables (e.g. $1, $2, ...) of the current stack frame.</text:p>
                  <text:p text:style-name="P67">info breakpoints -- Status of user-settable breakpoints</text:p>
                  <text:p text:style-name="P67">info display -- Show all display expressions</text:p>
                  <text:p text:style-name="P67">info files -- Source files in the program</text:p>
                  <text:p text:style-name="P67">info functions -- All function names</text:p>
                  <text:p text:style-name="P67"><text:soft-page-break/>info line -- list current line number and and file name</text:p>
                  <text:p text:style-name="P67">info program -- Execution status of the program.</text:p>
                  <text:p text:style-name="P67">info signals -- What debugger does when program gets various signals</text:p>
                  <text:p text:style-name="P67">info source -- Information about the current source file</text:p>
                  <text:p text:style-name="P67">info stack -- Backtrace of the stack</text:p>
                  <text:p text:style-name="P67">info terminal -- Print terminal device</text:p>
                  <text:p text:style-name="P67">info variables -- All global and static variable names</text:p>
                  <text:p text:style-name="P67">info warranty -- Various kinds of warranty you do not have</text:p>
                  <text:p text:style-name="P67"/>
                  <text:p text:style-name="P67">Aliases for info: i</text:p>
                  <text:p text:style-name="P67">bashdb&lt;1&gt; <text:span text:style-name="T15">info source</text:span></text:p>
                  <text:p text:style-name="P67">Current script file is parm.sh</text:p>
                  <text:p text:style-name="P67">Located in /tmp/parm.sh</text:p>
                  <text:p text:style-name="P68">Contains 34 lines.<text:bookmark text:name="Quit"/><text:bookmark text:name="Quitting-the-BASH-debugger-_0028quit_002c-kill_0029"/></text:p>
                </table:table-cell>
              </table:table-row>
            </table:table>
          </table:table-cell>
        </table:table-row>
      </table:table>
      <text:p text:style-name="P60"><text:span text:style-name="T2">4.3 Quitting the BASH debugger (‘</text:span><text:span text:style-name="Example"><text:span text:style-name="T2">quit</text:span></text:span><text:span text:style-name="T2">’, ‘</text:span><text:span text:style-name="Example"><text:span text:style-name="T2">kill</text:span></text:span><text:span text:style-name="T2">’)</text:span></text:p>
      <table:table table:name="Table70" table:style-name="Table70">
        <table:table-column table:style-name="Table70.A"/>
        <table:table-row>
          <table:table-cell table:style-name="Table70.A1" office:value-type="string">
            <text:p text:style-name="P53"><text:bookmark text:name="index-q-_0028quit_0029"/><text:bookmark text:name="index-quit-_005bexpression-_005bsubshell_002dlevels_005d_005d"/><text:span text:style-name="Source_20_Text"><text:span text:style-name="T8">quit</text:span></text:span><text:span text:style-name="Source_20_Text"> [</text:span><text:span text:style-name="Variable">expression</text:span><text:span text:style-name="Source_20_Text">]</text:span> <text:span text:style-name="Source_20_Text">quit [</text:span><text:span text:style-name="Variable">expression</text:span><text:span text:style-name="Source_20_Text"> [</text:span><text:span text:style-name="Variable">subshell-levels</text:span><text:span text:style-name="Source_20_Text">]]</text:span> <text:span text:style-name="Source_20_Text">q</text:span> </text:p>
            <text:p text:style-name="P53"><text:span text:style-name="T10">To exit the </text:span><text:span text:style-name="acronym"><text:span text:style-name="T10">BASH</text:span></text:span><text:span text:style-name="T10"> debugger, use the </text:span><text:span text:style-name="Source_20_Text"><text:span text:style-name="T10">quit</text:span></text:span><text:span text:style-name="T10"> command (abbreviated </text:span><text:span text:style-name="Source_20_Text"><text:span text:style-name="T10">q</text:span></text:span><text:span text:style-name="T10">)</text:span>, or type an end-of-file character (usually <text:span text:style-name="User_20_Entry">C-d</text:span>). If you do not supply <text:span text:style-name="Variable">expression</text:span>, the <text:span text:style-name="acronym">BASH</text:span> debugger will try to terminate normally or with exit code 0. Otherwise it will terminate using the result of <text:span text:style-name="Variable">expression</text:span> as the exit code. </text:p>
            <text:p text:style-name="P53">A simple <text:span text:style-name="Source_20_Text">quit</text:span> tries to terminate all nested subshells that may be in effect. If you are nested a subshell, this is normally indicated in a debugger prompt by the number of parentheses that the history number is inside — no parenthesis means there is no subshell in effect. The dynamic variable <text:span text:style-name="Source_20_Text">BASH_SUBSHELL</text:span> also contains the number of subshells in effect. </text:p>
            <text:p text:style-name="P53">If you want only to terminate some number of subshells but not all of them, you can give a count of the number of subshells to leave after the return-code expression. To leave just one level of subshell <text:span text:style-name="Source_20_Text">return</text:span> does almost the same thing. (See see section <text:a xlink:type="simple" xlink:href="http://www.rodericksmith.plus.com/outlines/manuals/bashdbOutline.html#Returning" text:style-name="Internet_20_link" text:visited-style-name="Visited_20_Internet_20_Link">Returning</text:a>) There is a subtle difference between the two though: <text:span text:style-name="Source_20_Text">return</text:span> will leave you at the beginning of the next statement while <text:span text:style-name="Source_20_Text">quit</text:span> may leave you at the place the subshell was invoked which may be in the middle of another command such as an assignment statement or condition test. </text:p>
            <text:p text:style-name="P53">If the environment variable <text:span text:style-name="Source_20_Text">_Dbg_QUIT_ON_QUIT</text:span> is set, when the program terminates, the debugger will also terminate too. This may be useful if you are debugging a script which calls another script and you want this inner script just to return to the outer script. </text:p>
            <text:p text:style-name="P55"><text:soft-page-break/><text:span text:style-name="Source_20_Text">kill</text:span> </text:p>
            <text:p text:style-name="P53"><text:bookmark text:name="index-k-_0028kill_0029"/><text:span text:style-name="Source_20_Text">k</text:span> </text:p>
            <text:p text:style-name="P53">In situations where <text:span text:style-name="Source_20_Text">quit</text:span> doesn’t work we provide an alternative and more forceful quit command: <text:span text:style-name="Source_20_Text">kill</text:span>. This sends to the OS non-maskable KILL signal with the debugger process number. No cleanup of temporary files is done by the program. <text:bookmark text:name="Stopping"/><text:bookmark text:name="Stopping-and-Resuming-Execution"/></text:p>
          </table:table-cell>
        </table:table-row>
      </table:table>
      <text:p text:style-name="P59">4.4 Stopping and Resuming Execution</text:p>
      <table:table table:name="Table71" table:style-name="Table71">
        <table:table-column table:style-name="Table71.A"/>
        <table:table-row>
          <table:table-cell table:style-name="Table71.A1" office:value-type="string">
            <text:p text:style-name="P34">One important use of a debugger is to stop your program <text:span text:style-name="Emphasis">before</text:span> it terminates so that if your script might run into trouble, you can investigate and find out why. However should your script accidentally continue to termination, the <text:span text:style-name="acronym">BASH</text:span> debugger has arranged for it not to leave the debugger without your explicit instruction. That way, you can restart the program using the same command arguments. </text:p>
            <text:p text:style-name="P34">Inside the <text:span text:style-name="acronym">BASH</text:span> debugger, your script may stop for any of several reasons, such as a signal, a breakpoint, or reaching a new line after a debugger command such as <text:span text:style-name="Source_20_Text">step</text:span>. You may then examine and change variables, set new breakpoints or remove old ones, and then continue execution. <text:bookmark text:name="Breakpoints"/><text:bookmark text:name="Breakpoints_002c-watchpoints-_0028break_002c-tbreak_002c-watch_002c-watche_002e_002e_002e_0029"/></text:p>
          </table:table-cell>
        </table:table-row>
      </table:table>
      <text:p text:style-name="P62"><text:span text:style-name="T2">4.4.1 Breakpoints, watchpoints (‘</text:span><text:span text:style-name="Example"><text:span text:style-name="T2">break</text:span></text:span><text:span text:style-name="T2">’, ‘</text:span><text:span text:style-name="Example"><text:span text:style-name="T2">tbreak</text:span></text:span><text:span text:style-name="T2">’, ‘</text:span><text:span text:style-name="Example"><text:span text:style-name="T2">watch</text:span></text:span><text:span text:style-name="T2">’, ‘</text:span><text:span text:style-name="Example"><text:span text:style-name="T2">watche</text:span></text:span><text:span text:style-name="T2">’...)</text:span></text:p>
      <table:table table:name="Table72" table:style-name="Table72">
        <table:table-column table:style-name="Table72.A"/>
        <table:table-row>
          <table:table-cell table:style-name="Table72.A1" office:value-type="string">
            <text:p text:style-name="P34"><text:bookmark text:name="index-breakpoints"/>A <text:span text:style-name="Emphasis">breakpoint</text:span> makes your script stop whenever a certain point in the program is reached. For each breakpoint, you can add conditions to control in finer detail whether your script stops. </text:p>
            <text:p text:style-name="P34">You specify the place where your script should stop with the <text:span text:style-name="Source_20_Text"><text:span text:style-name="T8">break</text:span></text:span> command and its variants (see section <text:a xlink:type="simple" xlink:href="http://www.rodericksmith.plus.com/outlines/manuals/bashdbOutline.html#Set-Breaks" text:style-name="Internet_20_link" text:visited-style-name="Visited_20_Internet_20_Link">Setting breakpoints</text:a>). These commands allow own to <text:span text:style-name="T10">specify the location by line number and file name or function name</text:span>. </text:p>
            <text:p text:style-name="P34"><text:bookmark text:name="index-breakpoint-on-variable-modification"/><text:bookmark text:name="index-watchpoints"/><text:span text:style-name="T10">A </text:span><text:span text:style-name="Emphasis"><text:span text:style-name="T10">watchpoint</text:span></text:span><text:span text:style-name="T10"> is a special breakpoint that stops your script when the value of an expression changes.</text:span> There is a different command to set watchpoints (see section <text:a xlink:type="simple" xlink:href="http://www.rodericksmith.plus.com/outlines/manuals/bashdbOutline.html#Set-Watchpoints" text:style-name="Internet_20_link" text:visited-style-name="Visited_20_Internet_20_Link">Setting watchpoints</text:a>). </text:p>
            <text:p text:style-name="P34">But aside from that, you can manage a watchpoint like any other breakpoint: you delete enable, and disable both breakpoints and watchpoints using the same commands. </text:p>
            <text:p text:style-name="P34">You can arrange to have values from your program displayed automatically whenever <text:span text:style-name="acronym">BASH</text:span> stops at a breakpoint. See section <text:a xlink:type="simple" xlink:href="http://www.rodericksmith.plus.com/outlines/manuals/bashdbOutline.html#Auto-Display" text:style-name="Internet_20_link" text:visited-style-name="Visited_20_Internet_20_Link">Automatic display</text:a>. </text:p>
            <text:p text:style-name="P34"><text:bookmark text:name="index-numbers-for-breakpoints"/><text:bookmark text:name="index-breakpoint-numbers"/>The <text:span text:style-name="acronym">BASH</text:span> debugger assigns a number to each breakpoint when you create it; these numbers are successive integers starting with one. In many of the commands for controlling various features of breakpoints you use the breakpoint number to say which <text:soft-page-break/>breakpoint you want to change. Each breakpoint may be <text:span text:style-name="Emphasis">enabled</text:span> or <text:span text:style-name="Emphasis">disabled</text:span>; if disabled, it has no effect on your script until you enable it again. </text:p>
            <text:p text:style-name="P34"><text:bookmark text:name="index-numbers-for-watchpoints"/><text:bookmark text:name="index-watchpoints-numbers"/>Watchpoint numbers however are distinguished from breakpoint numbers by virtue of their being suffixed with the either an upper- or lower-case ‘W’. For example, to enable breakpoint entry 0 along with watchpoint entry 1 you would write ‘<text:span text:style-name="Example">enable 1 2w</text:span>’, the “2w” refers to the watchpoint; “2W” would work just as well. <text:bookmark text:name="Set-Breaks"/><text:bookmark text:name="Setting-breakpoints-_0028break-tbreak_0029"/></text:p>
          </table:table-cell>
        </table:table-row>
      </table:table>
      <text:p text:style-name="P64"><text:span text:style-name="T2">4.4.1.1 Setting breakpoints (‘</text:span><text:span text:style-name="Example"><text:span text:style-name="T2">break</text:span></text:span><text:span text:style-name="T2">’ ‘</text:span><text:span text:style-name="Example"><text:span text:style-name="T2">tbreak</text:span></text:span><text:span text:style-name="T2">’)</text:span></text:p>
      <table:table table:name="Table73" table:style-name="Table73">
        <table:table-column table:style-name="Table73.A"/>
        <table:table-row>
          <table:table-cell table:style-name="Table73.A1" office:value-type="string">
            <text:p text:style-name="P34"><text:bookmark text:name="index-b-_0028break_0029"/><text:bookmark text:name="index-break"/><text:bookmark text:name="index-latest-breakpoint"/>Breakpoints are set with the <text:span text:style-name="Source_20_Text">break</text:span> command (abbreviated <text:span text:style-name="Source_20_Text">b</text:span>). </text:p>
            <text:p text:style-name="P34"><text:span text:style-name="Source_20_Text"><text:s text:c="2"/></text:span><text:span text:style-name="Source_20_Text"><text:span text:style-name="T8">break </text:span></text:span><text:span text:style-name="Variable"><text:span text:style-name="T8">function</text:span></text:span> </text:p>
            <text:p text:style-name="P53">Set a breakpoint at entry to function <text:span text:style-name="Variable">function</text:span>. </text:p>
            <text:p text:style-name="P53"><text:span text:style-name="Source_20_Text"><text:span text:style-name="T8">break </text:span></text:span><text:span text:style-name="Variable"><text:span text:style-name="T8">linenum</text:span></text:span><text:span text:style-name="T8"> </text:span></text:p>
            <text:p text:style-name="P53">Set a breakpoint at line <text:span text:style-name="Variable">linenum</text:span> in the current source file. The current source file is the last file whose source text was printed. The breakpoint will stop your script just before it executes any of the code on that line. </text:p>
            <text:p text:style-name="P53"><text:span text:style-name="Source_20_Text"><text:span text:style-name="T8">break </text:span></text:span><text:span text:style-name="Variable"><text:span text:style-name="T8">filename</text:span></text:span><text:span text:style-name="Source_20_Text"><text:span text:style-name="T8">:</text:span></text:span><text:span text:style-name="Variable"><text:span text:style-name="T8">linenum</text:span></text:span><text:span text:style-name="T8"> </text:span></text:p>
            <text:p text:style-name="P53">Set a breakpoint at line <text:span text:style-name="Variable">linenum</text:span> <text:span text:style-name="T10">in source file </text:span><text:span text:style-name="Variable"><text:span text:style-name="T10">filenam</text:span></text:span><text:span text:style-name="Variable">e</text:span>; <text:span text:style-name="Variable">filename</text:span> has to be one of the files previously read in and has to be specified exactly as the name used when read in. For a list of read-in files, use the ‘<text:span text:style-name="Example">info files</text:span>’ command. </text:p>
            <text:p text:style-name="P53"><text:span text:style-name="Source_20_Text"><text:span text:style-name="T8">break … if </text:span></text:span><text:span text:style-name="Variable"><text:span text:style-name="T8">cond</text:span></text:span><text:span text:style-name="T8"> </text:span></text:p>
            <text:p text:style-name="P53">Set a breakpoint with condition <text:span text:style-name="Variable">cond</text:span>; evaluate the expression <text:span text:style-name="Variable">cond</text:span> each time the breakpoint is reached, and stop only if the value is nonzero—that is, if <text:span text:style-name="Variable">cond</text:span> evaluates as true. The expression is evaluated via the <text:span text:style-name="Source_20_Text">let</text:span> built-in function. ‘<text:span text:style-name="Example">…</text:span>’ stands for one of the possible arguments described above (or no argument) specifying where to break. The word “if” is often optional and is necessary only ‘<text:span text:style-name="Example">…</text:span>’ is omitted. See section <text:a xlink:type="simple" xlink:href="http://www.rodericksmith.plus.com/outlines/manuals/bashdbOutline.html#Conditions" text:style-name="Internet_20_link" text:visited-style-name="Visited_20_Internet_20_Link">Break conditions</text:a>, for more information on breakpoint conditions. </text:p>
            <text:p text:style-name="P53">Examples: </text:p>
            <table:table table:name="Table74" table:style-name="Table74">
              <table:table-column table:style-name="Table74.A"/>
              <table:table-column table:style-name="Table74.B"/>
              <table:table-row>
                <table:table-cell table:style-name="Table74.A1" office:value-type="string">
                  <text:p text:style-name="P16"><text:soft-page-break/> </text:p>
                </table:table-cell>
                <table:table-cell table:style-name="Table74.A1" office:value-type="string">
                  <text:p text:style-name="P67">bashdb&lt;0&gt; <text:span text:style-name="T15">break fn1</text:span></text:p>
                  <text:p text:style-name="P67">Breakpoint 1 set in file parm.sh, line 3.</text:p>
                  <text:p text:style-name="P67">bashdb&lt;1&gt; <text:span text:style-name="T15">break 28</text:span></text:p>
                  <text:p text:style-name="P67">Breakpoint 2 set in file parm.sh, line 28.</text:p>
                  <text:p text:style-name="P67">bashdb&lt;2&gt; <text:span text:style-name="T15">break parm.sh:29</text:span></text:p>
                  <text:p text:style-name="P67"/>
                  <text:p text:style-name="P67">Breakpoint 3 set in file parm.sh, line 29.</text:p>
                  <text:p text:style-name="P67">bashdb&lt;3&gt; <text:span text:style-name="T5">break 28 if x==5</text:span></text:p>
                  <text:p text:style-name="P68">Breakpoint 4 set in file parm.sh, line 28.</text:p>
                </table:table-cell>
              </table:table-row>
            </table:table>
            <text:p text:style-name="P53"><text:bookmark text:name="index-tbreak"/><text:span text:style-name="Source_20_Text">tbreak </text:span><text:span text:style-name="Variable">args</text:span> </text:p>
            <text:p text:style-name="P53">Set a breakpoint enabled only for one stop. <text:span text:style-name="Variable">args</text:span> are the same as for the <text:span text:style-name="Source_20_Text">break</text:span> command, and the breakpoint is set in the same way, but the breakpoint is automatically deleted after the first time your program stops there. See section <text:a xlink:type="simple" xlink:href="http://www.rodericksmith.plus.com/outlines/manuals/bashdbOutline.html#Disabling" text:style-name="Internet_20_link" text:visited-style-name="Visited_20_Internet_20_Link">Disabling </text:a><text:a xlink:type="simple" xlink:href="http://www.rodericksmith.plus.com/outlines/manuals/bashdbOutline.html#Disabling" text:style-name="Internet_20_link" text:visited-style-name="Visited_20_Internet_20_Link">breakpoints</text:a>. </text:p>
            <text:p text:style-name="P53"><text:bookmark text:name="index-_0024_005f-and-info-breakpoints"/><text:bookmark text:name="index-info-breakpoints"/><text:span text:style-name="Source_20_Text"><text:span text:style-name="T8">info breakpoints</text:span></text:span><text:span text:style-name="Source_20_Text"> [</text:span><text:span text:style-name="Variable">n</text:span><text:span text:style-name="Source_20_Text">]</text:span> <text:span text:style-name="Source_20_Text">info break [</text:span><text:span text:style-name="Variable">n</text:span><text:span text:style-name="Source_20_Text">]</text:span> <text:span text:style-name="Source_20_Text">info watchpoints [</text:span><text:span text:style-name="Variable">n</text:span><text:span text:style-name="Source_20_Text">]</text:span> </text:p>
            <text:p text:style-name="P53">Print a table of all breakpoints, watchpoints set and not deleted, with the following columns for each breakpoint: </text:p>
            <text:p text:style-name="P53"><text:span text:style-name="Emphasis">Breakpoint Numbers (‘</text:span><text:span text:style-name="Example">Num</text:span><text:span text:style-name="Emphasis">’)</text:span> <text:span text:style-name="Emphasis">Enabled or Disabled (‘</text:span><text:span text:style-name="Example">Enb</text:span><text:span text:style-name="Emphasis">’)</text:span> </text:p>
            <text:p text:style-name="P56">Enabled breakpoints are marked with ‘<text:span text:style-name="Example">1</text:span>’. ‘<text:span text:style-name="Example">0</text:span>’ marks breakpoints that are disabled (not enabled). </text:p>
            <text:p text:style-name="P56"><text:span text:style-name="Emphasis">Count</text:span> </text:p>
            <text:p text:style-name="P56">The number of times that breakpoint or watchpoint has been hit. </text:p>
            <text:p text:style-name="P56"><text:span text:style-name="Emphasis">File and Line (‘</text:span><text:span text:style-name="Example">file:line</text:span><text:span text:style-name="Emphasis">’)</text:span> </text:p>
            <text:p text:style-name="P56">The filename and line number inside that file where of breakpoint in the script. The file and line are separated with a colon. </text:p>
            <text:p text:style-name="P56"><text:span text:style-name="Emphasis">Condition</text:span> </text:p>
            <text:p text:style-name="P56"><text:soft-page-break/>A condition (an arithmetic expression) which when true causes the breakpoint to take effect. </text:p>
            <text:p text:style-name="P53">If a breakpoint is conditional, <text:span text:style-name="Source_20_Text">info break</text:span> shows the condition on the line following the affected breakpoint; breakpoint commands, if any, are listed after that. </text:p>
            <text:p text:style-name="P53"><text:span text:style-name="Source_20_Text">info break</text:span> displays a count of the number of times the breakpoint has been hit. </text:p>
            <text:p text:style-name="P53"><text:span text:style-name="Source_20_Text">info break</text:span> with a breakpoint number <text:span text:style-name="Variable">n</text:span> as argument lists only that breakpoint. </text:p>
            <text:p text:style-name="P53">Examples: </text:p>
            <table:table table:name="Table75" table:style-name="Table75">
              <table:table-column table:style-name="Table75.A"/>
              <table:table-column table:style-name="Table75.B"/>
              <table:table-row>
                <table:table-cell table:style-name="Table75.A1" office:value-type="string">
                  <text:p text:style-name="P16"> </text:p>
                </table:table-cell>
                <table:table-cell table:style-name="Table75.A1" office:value-type="string">
                  <text:p text:style-name="P67">bashdb&lt;4&gt; <text:span text:style-name="T5">info break</text:span></text:p>
                  <text:p text:style-name="P67">Breakpoints at following places:</text:p>
                  <text:p text:style-name="P67">Num Type <text:s text:c="6"/>Disp Enb What</text:p>
                  <text:p text:style-name="P67">1 <text:s text:c="2"/>breakpoint keep y <text:s text:c="2"/>parm.sh:3</text:p>
                  <text:p text:style-name="P67">2 <text:s text:c="2"/>breakpoint keep y <text:s text:c="2"/>parm.sh:28</text:p>
                  <text:p text:style-name="P67">3 <text:s text:c="2"/>breakpoint keep y <text:s text:c="2"/>parm.sh:29</text:p>
                  <text:p text:style-name="P67">4 <text:s text:c="2"/>breakpoint keep y <text:s text:c="2"/>parm.sh:28</text:p>
                  <text:p text:style-name="P67">No watch expressions have been set.</text:p>
                  <text:p text:style-name="P67">bashdb&lt;5&gt; <text:span text:style-name="T15">info break 4</text:span></text:p>
                  <text:p text:style-name="P67">Num Type <text:s text:c="6"/>Disp Enb What</text:p>
                  <text:p text:style-name="P67">4 <text:s text:c="2"/>breakpoint keep y <text:s text:c="2"/>parm.sh:28</text:p>
                  <text:p text:style-name="P68">No watch expressions have been set.</text:p>
                </table:table-cell>
              </table:table-row>
            </table:table>
            <text:p text:style-name="P34">the <text:span text:style-name="acronym">BASH</text:span> debugger allows you to set any number of breakpoints at the same place in your script. There is nothing silly or meaningless about this. When the breakpoints are conditional, this is even useful (see section <text:a xlink:type="simple" xlink:href="http://www.rodericksmith.plus.com/outlines/manuals/bashdbOutline.html#Conditions" text:style-name="Internet_20_link" text:visited-style-name="Visited_20_Internet_20_Link">Break conditions</text:a>). <text:bookmark text:name="Set-Watchpoints"/><text:bookmark text:name="Setting-watchpoints-_0028watch_002c-watche_0029"/></text:p>
          </table:table-cell>
        </table:table-row>
      </table:table>
      <text:p text:style-name="P64"><text:span text:style-name="T2">4.4.1.2 Setting watchpoints (‘</text:span><text:span text:style-name="Example"><text:span text:style-name="T2">watch</text:span></text:span><text:span text:style-name="T2">’, ‘</text:span><text:span text:style-name="Example"><text:span text:style-name="T2">watche</text:span></text:span><text:span text:style-name="T2">’)</text:span></text:p>
      <table:table table:name="Table76" table:style-name="Table76">
        <table:table-column table:style-name="Table76.A"/>
        <table:table-row>
          <table:table-cell table:style-name="Table76.A1" office:value-type="string">
            <text:p text:style-name="P34"><text:bookmark text:name="index-setting-watchpoints"/><text:span text:style-name="T10">You can use a watchpoint to stop execution whenever the value of an expression changes, without having to predict a particular place where this may happen</text:span>. As with the <text:span text:style-name="Source_20_Text">print</text:span> (see section <text:a xlink:type="simple" xlink:href="http://www.rodericksmith.plus.com/outlines/manuals/bashdbOutline.html#Data" text:style-name="Internet_20_link" text:visited-style-name="Visited_20_Internet_20_Link">Examining Data</text:a>), the idiosyncrasies of a <text:span text:style-name="acronym">BASH</text:span> or any POSIX shell derivative suggest using two commands. The <text:span text:style-name="Source_20_Text">watch</text:span> command is just for a single variables; the <text:span text:style-name="Source_20_Text">watche</text:span> command uses the builtin “let” command to evaluate an expression. If the variable you are tracking can take a string value, issuing something like ‘<text:span text:style-name="Example">watch foo</text:span>’ will not have the desired effect—any string assignment to <text:span text:style-name="Source_20_Text">foo</text:span> will have a value 0 when it is assigned via “let.” </text:p>
            <text:p text:style-name="P53"><text:bookmark text:name="index-watch"/><text:soft-page-break/><text:span text:style-name="Source_20_Text"><text:span text:style-name="T8">watch </text:span></text:span><text:span text:style-name="Variable"><text:span text:style-name="T8">var</text:span></text:span><text:span text:style-name="T8"> </text:span></text:p>
            <text:p text:style-name="P53">Set a watchpoint for a variable. the <text:span text:style-name="acronym">BASH</text:span> debugger will break when the value of <text:span text:style-name="Variable">var</text:span> changes. In this command <text:span text:style-name="T10">do not add a leading dollar symbol to </text:span><text:span text:style-name="Variable"><text:span text:style-name="T10">var</text:span></text:span>. </text:p>
            <text:p text:style-name="P53"><text:span text:style-name="Source_20_Text">watche </text:span><text:span text:style-name="Variable">expr</text:span> </text:p>
            <text:p text:style-name="P53">Set a watchpoint for an expression via the builtin “let” command. the <text:span text:style-name="acronym">BASH</text:span> debugger will break when <text:span text:style-name="Variable">expr</text:span> is written into by the program and its value changes. Not<text:span text:style-name="T18">e</text:span> that this may not work for tracking arbitrary string value changes. For that use <text:span text:style-name="Source_20_Text">watch</text:span> described earlier. <text:bookmark text:name="Break-Commands"/><text:bookmark text:name="Breakpoint-command-lists-_0028commands_0029"/></text:p>
          </table:table-cell>
        </table:table-row>
      </table:table>
      <text:p text:style-name="P64"><text:span text:style-name="T2">4.4.1.3 Breakpoint command lists (‘</text:span><text:span text:style-name="Example"><text:span text:style-name="T2">commands</text:span></text:span><text:span text:style-name="T2">’)</text:span></text:p>
      <table:table table:name="Table77" table:style-name="Table77">
        <table:table-column table:style-name="Table77.A"/>
        <table:table-row>
          <table:table-cell table:style-name="Table77.A1" office:value-type="string">
            <text:p text:style-name="P53"><text:bookmark text:name="index-end"/><text:bookmark text:name="index-commands"/><text:span text:style-name="Source_20_Text">commands [</text:span><text:span text:style-name="Variable">bnum</text:span><text:span text:style-name="Source_20_Text">]</text:span> <text:span text:style-name="Source_20_Text">… </text:span><text:span text:style-name="Variable">command-list</text:span><text:span text:style-name="Source_20_Text"> …</text:span> <text:span text:style-name="Source_20_Text">end</text:span> </text:p>
            <text:p text:style-name="P53">Specify a list of commands for breakpoint number <text:span text:style-name="Variable">bnum</text:span>. The commands themselves appear on the following lines. Type a line containing just <text:span text:style-name="Source_20_Text">end</text:span> to terminate the commands. </text:p>
            <text:p text:style-name="P53">To remove all commands from a breakpoint, type <text:span text:style-name="Source_20_Text">commands</text:span> and follow it immediately with <text:span text:style-name="Source_20_Text">end</text:span>; that is, give no commands. </text:p>
            <text:p text:style-name="P53">With no <text:span text:style-name="Variable">bnum</text:span> argument, <text:span text:style-name="Source_20_Text">commands</text:span> refers to the last breakpoint, watchpoint, or catchpoint set (not to the breakpoint most recently encountered). </text:p>
            <text:p text:style-name="P34">Pressing &lt;RET&gt; as a means of repeating the last debugger command is disabled within a <text:span text:style-name="Variable">command-list</text:span>. </text:p>
            <text:p text:style-name="P34">You can use breakpoint commands to start your program up again. Simply use the <text:span text:style-name="Source_20_Text">continue</text:span> command, or <text:span text:style-name="Source_20_Text">step</text:span>, or any other command that resumes execution. </text:p>
            <text:p text:style-name="P34">Any other commands in the command list, after a command that resumes execution, are ignored. This is because any time you resume execution (even with a simple <text:span text:style-name="Source_20_Text">next</text:span> or <text:span text:style-name="Source_20_Text">step</text:span>), you may encounter another breakpoint—which could have its own command list, leading to ambiguities about which list to execute. </text:p>
            <text:p text:style-name="P34"><text:bookmark text:name="index-silent"/>If the first command you specify in a command list is <text:span text:style-name="Source_20_Text">silent</text:span>, the usual message about stopping at a breakpoint is not <text:soft-page-break/>printed. This may be desirable for breakpoints that are to print a specific message and then continue. If none of the remaining commands print anything, you see no sign that the breakpoint was reached. <text:span text:style-name="Source_20_Text">silent</text:span> is meaningful only at the beginning of a breakpoint command list. </text:p>
            <text:p text:style-name="P34">The commands <text:span text:style-name="Source_20_Text">echo</text:span>, <text:span text:style-name="Source_20_Text">output</text:span>, and <text:span text:style-name="Source_20_Text">printf</text:span> allow you to print precisely controlled output, and are often useful in silent breakpoints. </text:p>
            <text:p text:style-name="P34">For example, here is how you could use breakpoint commands to print the value of <text:span text:style-name="Source_20_Text">x</text:span> at entry to <text:span text:style-name="Source_20_Text">foo</text:span> whenever <text:span text:style-name="Source_20_Text">x</text:span> is positive. </text:p>
            <table:table table:name="Table78" table:style-name="Table78">
              <table:table-column table:style-name="Table78.A"/>
              <table:table-column table:style-name="Table78.B"/>
              <table:table-row>
                <table:table-cell table:style-name="Table78.A1" office:value-type="string">
                  <text:p text:style-name="P16"> </text:p>
                </table:table-cell>
                <table:table-cell table:style-name="Table78.A1" office:value-type="string">
                  <text:p text:style-name="P67">break foo if x&gt;0</text:p>
                  <text:p text:style-name="P67">commands</text:p>
                  <text:p text:style-name="P67">silent</text:p>
                  <text:p text:style-name="P67">printf "x is %d\n",x</text:p>
                  <text:p text:style-name="P67">cont</text:p>
                  <text:p text:style-name="P68">end</text:p>
                </table:table-cell>
              </table:table-row>
            </table:table>
            <text:p text:style-name="P34">One application for breakpoint commands is to compensate for one bug so you can test for another. Put a breakpoint just after the erroneous line of code, give it a condition to detect the case in which something erroneous has been done, and give it commands to assign correct values to any variables that need them. End with the <text:span text:style-name="Source_20_Text">continue</text:span> command so that your program does not stop, and start with the <text:span text:style-name="Source_20_Text">silent</text:span> command so that no output is produced. Here is an example: </text:p>
            <table:table table:name="Table79" table:style-name="Table79">
              <table:table-column table:style-name="Table79.A"/>
              <table:table-column table:style-name="Table79.B"/>
              <table:table-row>
                <table:table-cell table:style-name="Table79.A1" office:value-type="string">
                  <text:p text:style-name="P16"> </text:p>
                </table:table-cell>
                <table:table-cell table:style-name="Table79.A1" office:value-type="string">
                  <text:p text:style-name="P67">break 403</text:p>
                  <text:p text:style-name="P67">commands</text:p>
                  <text:p text:style-name="P67">silent</text:p>
                  <text:p text:style-name="P67">set x = y + 4</text:p>
                  <text:p text:style-name="P67">cont</text:p>
                  <text:p text:style-name="P68">end<text:bookmark text:name="Delete-Breaks"/><text:bookmark text:name="Deleting-breakpoints-_0028clear_002c-delete_0029"/></text:p>
                </table:table-cell>
              </table:table-row>
            </table:table>
          </table:table-cell>
        </table:table-row>
      </table:table>
      <text:p text:style-name="P64"><text:span text:style-name="T2">4.4.1.4 Deleting breakpoints (‘</text:span><text:span text:style-name="Example"><text:span text:style-name="T2">clear</text:span></text:span><text:span text:style-name="T2">’, ‘</text:span><text:span text:style-name="Example"><text:span text:style-name="T2">delete</text:span></text:span><text:span text:style-name="T2">’)</text:span></text:p>
      <table:table table:name="Table80" table:style-name="Table80">
        <table:table-column table:style-name="Table80.A"/>
        <table:table-row>
          <table:table-cell table:style-name="Table80.A1" office:value-type="string">
            <text:p text:style-name="P34"><text:bookmark text:name="index-deleting-breakpoints_002c-watchpoints"/><text:bookmark text:name="index-clearing-breakpoints_002c-watchpoints"/>It may desirable to eliminate a breakpoint or watchpoint once it has done its job and you no longer want your script to stop there. This is called <text:span text:style-name="Emphasis">deleting</text:span> the breakpoint. A breakpoint that has been deleted no longer exists; it is forgotten. </text:p>
            <text:p text:style-name="P34"><text:span text:style-name="T10">With the </text:span><text:span text:style-name="Source_20_Text"><text:span text:style-name="T10">clear</text:span></text:span><text:span text:style-name="T10"> command you can delete breakpoints according to where they are in your script. With the </text:span><text:span text:style-name="Source_20_Text"><text:span text:style-name="T10">delete</text:span></text:span><text:span text:style-name="T10"> command you can delete individual breakpoints, or watchpoints by specifying their breakpoint numbers.</text:span> <text:span text:style-name="Emphasis">Note: as described below under </text:span><text:soft-page-break/><text:span text:style-name="Emphasis">the “clear” command, “d” is an alias for “clear”, not “delete”. </text:span></text:p>
            <text:p text:style-name="P34">It is not necessary to delete a breakpoint to proceed past it. the <text:span text:style-name="acronym">BASH</text:span> debugger automatically ignores breakpoints on the first instruction to be executed when you continue execution. </text:p>
            <text:p text:style-name="P53"><text:bookmark text:name="index-d-_0028clear_0029"/><text:bookmark text:name="index-clear"/><text:span text:style-name="Source_20_Text">clear</text:span> </text:p>
            <text:p text:style-name="P53">Delete any breakpoints at the next instruction to be executed in the selected stack frame (see section <text:a xlink:type="simple" xlink:href="http://www.rodericksmith.plus.com/outlines/manuals/bashdbOutline.html#Selection" text:style-name="Internet_20_link" text:visited-style-name="Visited_20_Internet_20_Link">Selecting a frame</text:a>). When the innermost frame is selected, this is a good way to delete a breakpoint where your script just stopped. </text:p>
            <text:p text:style-name="P53">It may seem odd that we have an alias “d” for “clear.” It so happens that Perl’s debugger use “d” for its delete command and the delete concept in Perl’s debugger corresponds to “clear” in GDB. (Perl doesn’t have a notion of breakpoint entry numbers). So in order to be compatible with both debugger interfaces, “d” is used as an alias for “clear.” Clear? </text:p>
            <text:p text:style-name="P53"><text:span text:style-name="Source_20_Text">clear </text:span><text:span text:style-name="Variable">function</text:span> <text:span text:style-name="Source_20_Text">clear </text:span><text:span text:style-name="Variable">filename</text:span><text:span text:style-name="Source_20_Text">:</text:span><text:span text:style-name="Variable">function</text:span> </text:p>
            <text:p text:style-name="P53">Delete any breakpoints set at entry to the function <text:span text:style-name="Variable">function</text:span>. </text:p>
            <text:p text:style-name="P53"><text:span text:style-name="Source_20_Text"><text:span text:style-name="T10">clear </text:span></text:span><text:span text:style-name="Variable"><text:span text:style-name="T10">linenum</text:span></text:span> <text:span text:style-name="Source_20_Text">d </text:span><text:span text:style-name="Variable">linenum</text:span> </text:p>
            <text:p text:style-name="P53">Delete any breakpoints set at or within the code of the specified line. </text:p>
            <text:p text:style-name="P53"><text:bookmark text:name="index-delete"/><text:bookmark text:name="index-delete-breakpoints"/><text:bookmark text:name="index-de-_0028delete_0029"/><text:span text:style-name="Source_20_Text"><text:span text:style-name="T10">delete [</text:span></text:span><text:span text:style-name="Variable"><text:span text:style-name="T10">breakpoints</text:span></text:span><text:span text:style-name="Source_20_Text"><text:span text:style-name="T10">]</text:span></text:span> </text:p>
            <text:p text:style-name="P53">Delete the breakpoints, watchpoints specified as arguments. </text:p>
            <text:p text:style-name="P53">If no argument is specified, delete all breakpoints (the <text:span text:style-name="acronym">BASH</text:span> debugger asks confirmation, unless you have <text:span text:style-name="Source_20_Text">set confirm off</text:span>). You can abbreviate this command as <text:span text:style-name="Source_20_Text">de</text:span>. </text:p>
            <text:p text:style-name="P53">Note that for compatibility with Perl’s debugger, <text:span text:style-name="Source_20_Text">d</text:span> means something else: <text:span text:style-name="Source_20_Text">clear</text:span>. <text:bookmark text:name="Disabling"/><text:bookmark text:name="Disabling-breakpoints-_0028disable_002c-enable_0029"/></text:p>
          </table:table-cell>
        </table:table-row>
      </table:table>
      <text:p text:style-name="P64"><text:span text:style-name="T2">4.4.1.5 Disabling breakpoints (‘</text:span><text:span text:style-name="Example"><text:span text:style-name="T2">disable</text:span></text:span><text:span text:style-name="T2">’, ‘</text:span><text:span text:style-name="Example"><text:span text:style-name="T2">enable</text:span></text:span><text:span text:style-name="T2">’)</text:span></text:p>
      <table:table table:name="Table81" table:style-name="Table81">
        <table:table-column table:style-name="Table81.A"/>
        <table:table-row>
          <table:table-cell table:style-name="Table81.A1" office:value-type="string">
            <text:p text:style-name="P34">Rather than deleting a breakpoint or watchpoint, you might prefer to <text:span text:style-name="Emphasis">disable</text:span> it. This makes the breakpoint inoperative as if it <text:soft-page-break/>had been deleted, but remembers the information on the breakpoint so that you can <text:span text:style-name="Emphasis">enable</text:span> it again later. </text:p>
            <text:p text:style-name="P34">You disable and enable breakpoints, watchpoints, and catchpoints with the <text:span text:style-name="Source_20_Text">enable</text:span> and <text:span text:style-name="Source_20_Text">disable</text:span> commands, optionally specifying one or more breakpoint numbers as arguments. Use <text:span text:style-name="Source_20_Text">info break</text:span> or <text:span text:style-name="Source_20_Text">info watch</text:span> to print a list of breakpoints, watchpoints, and catchpoints if you do not know which numbers to use. </text:p>
            <text:p text:style-name="P34">A breakpoint, watchpoint, or catchpoint can have any of four different states of enablement: </text:p>
            <text:list xml:id="list2143244872" text:style-name="L5">
              <text:list-item>
                <text:p text:style-name="P19">Enabled. The breakpoint stops your program. A breakpoint set with the <text:span text:style-name="Source_20_Text">break</text:span> command starts out in this state. </text:p>
              </text:list-item>
              <text:list-item>
                <text:p text:style-name="P19">Disabled. The breakpoint has no effect on your program. </text:p>
              </text:list-item>
              <text:list-item>
                <text:p text:style-name="P19">Enabled once. The breakpoint stops your program, but then becomes disabled. </text:p>
              </text:list-item>
              <text:list-item>
                <text:p text:style-name="P38">Enabled for deletion. The breakpoint stops your program, but immediately after it does so it is deleted permanently. A breakpoint set with the <text:span text:style-name="Source_20_Text">tbreak</text:span> command starts out in this state. </text:p>
              </text:list-item>
            </text:list>
            <text:p text:style-name="P34">You can use the following commands to enable or disable breakpoints, watchpoints, and catchpoints: </text:p>
            <text:p text:style-name="P53"><text:bookmark text:name="index-disable"/><text:bookmark text:name="index-disable-breakpoints"/><text:bookmark text:name="index-dis-_0028disable_0029"/><text:span text:style-name="Source_20_Text">disable [</text:span><text:span text:style-name="Variable">breakpoints</text:span><text:span text:style-name="Source_20_Text">]</text:span> </text:p>
            <text:p text:style-name="P53">Disable the specified breakpoints—or all breakpoints, if none are listed. A disabled breakpoint has no effect but is not forgotten. All options such as ignore-counts, conditions and commands are remembered in case the breakpoint is enabled again later. You may abbreviate <text:span text:style-name="Source_20_Text">disable</text:span> as <text:span text:style-name="Source_20_Text">dis</text:span>. </text:p>
            <text:p text:style-name="P53"><text:bookmark text:name="index-enable"/><text:bookmark text:name="index-enable-breakpoints"/><text:span text:style-name="Source_20_Text">enable [</text:span><text:span text:style-name="Variable">breakpoints</text:span><text:span text:style-name="Source_20_Text">]</text:span> </text:p>
            <text:p text:style-name="P53">Enable the specified breakpoints (or all defined breakpoints). They become effective once again in stopping your program. </text:p>
            <text:p text:style-name="P34">Except for a breakpoint set with <text:span text:style-name="Source_20_Text">tbreak</text:span> (see section <text:a xlink:type="simple" xlink:href="http://www.rodericksmith.plus.com/outlines/manuals/bashdbOutline.html#Set-Breaks" text:style-name="Internet_20_link" text:visited-style-name="Visited_20_Internet_20_Link">Setting breakpoints</text:a>), breakpoints that you set are initially enabled; subsequently, they become disabled or enabled only when you use one of the commands above. (The command <text:span text:style-name="Source_20_Text">until</text:span> can set and delete a breakpoint of its own, but it does not change the state of your other breakpoints; see <text:a xlink:type="simple" xlink:href="http://www.rodericksmith.plus.com/outlines/manuals/bashdbOutline.html#Resuming-Execution" text:style-name="Internet_20_link" text:visited-style-name="Visited_20_Internet_20_Link">Resuming Execution</text:a>.) <text:bookmark text:name="Conditions"/><text:bookmark text:name="Break-conditions-_0028condition_0029"/></text:p>
          </table:table-cell>
        </table:table-row>
      </table:table>
      <text:p text:style-name="P64"><text:span text:style-name="T2">4.4.1.6 Break conditions (‘</text:span><text:span text:style-name="Example"><text:span text:style-name="T2">condition</text:span></text:span><text:span text:style-name="T2">’)</text:span></text:p>
      <table:table table:name="Table82" table:style-name="Table82">
        <table:table-column table:style-name="Table82.A"/>
        <table:table-row>
          <table:table-cell table:style-name="Table82.A1" office:value-type="string">
            <text:p text:style-name="P34"><text:bookmark text:name="index-breakpoint-conditions"/><text:bookmark text:name="index-conditional-breakpoints"/>The simplest sort of breakpoint breaks every time your script reaches a specified place. You can also specify a <text:span text:style-name="Emphasis">condition</text:span> for a <text:soft-page-break/>breakpoint. A condition is just a <text:span text:style-name="acronym">BASH</text:span> expression. </text:p>
            <text:p text:style-name="P34">Break conditions can be specified when a breakpoint is set, by using ‘<text:span text:style-name="Example">if</text:span>’ in the arguments to the <text:span text:style-name="Source_20_Text">break</text:span> command. See section <text:a xlink:type="simple" xlink:href="http://www.rodericksmith.plus.com/outlines/manuals/bashdbOutline.html#Set-Breaks" text:style-name="Internet_20_link" text:visited-style-name="Visited_20_Internet_20_Link">Setting breakpoints</text:a>. A breakpoint with a condition evaluates the expression each time your script reaches it, and your script stops only if the condition is <text:span text:style-name="Emphasis">true</text:span>. They can also be changed at any time with the <text:span text:style-name="Source_20_Text">condition</text:span> command. </text:p>
            <text:p text:style-name="P34"><text:bookmark text:name="index-one_002dtime-breakpoints"/>There is also a notion of a “one-time” breakpoint which gets deleted as soon as it is hit, so that that breakpoint is executed once only. </text:p>
            <text:p text:style-name="P34">Conditions are also accepted for watchpoints; you may not need them, since a watchpoint is inspecting the value of an expression anyhow—but it might be simpler, say, to just set a watchpoint on a variable name, and specify a condition that tests whether the new value is an interesting one. </text:p>
            <text:p text:style-name="P53"><text:bookmark text:name="index-condition"/><text:span text:style-name="Source_20_Text">condition </text:span><text:span text:style-name="Variable">bnum</text:span><text:span text:style-name="Source_20_Text"> </text:span><text:span text:style-name="Variable">expression</text:span> </text:p>
            <text:p text:style-name="P53">Specify <text:span text:style-name="Variable">expression</text:span> as the break condition for breakpoint <text:span text:style-name="Variable">bnum</text:span>. After you set a condition, breakpoint <text:span text:style-name="Variable">bnum</text:span> stops your program only if the value of <text:span text:style-name="Variable">expression</text:span> is true (nonzero). </text:p>
            <text:p text:style-name="P53"><text:span text:style-name="Source_20_Text">condition </text:span><text:span text:style-name="Variable">bnum</text:span> </text:p>
            <text:p text:style-name="P53">Remove the condition from breakpoint number <text:span text:style-name="Variable">bnum</text:span>. It becomes an ordinary unconditional breakpoint. </text:p>
            <text:p text:style-name="P34"><text:span text:style-name="acronym">BASH</text:span> does not actually evaluate <text:span text:style-name="Variable">expression</text:span> at the time the <text:span text:style-name="Source_20_Text">condition</text:span> command (or a command that sets a breakpoint with a condition, like <text:span text:style-name="Source_20_Text">break if …</text:span>) is given, however. </text:p>
            <text:p text:style-name="P34">Examples; </text:p>
            <table:table table:name="Table83" table:style-name="Table83">
              <table:table-column table:style-name="Table83.A"/>
              <table:table-column table:style-name="Table83.B"/>
              <table:table-row>
                <table:table-cell table:style-name="Table83.A1" office:value-type="string">
                  <text:p text:style-name="P16"> </text:p>
                </table:table-cell>
                <table:table-cell table:style-name="Table83.A1" office:value-type="string">
                  <text:p text:style-name="P67">condition 1 x&gt;5 <text:s text:c="2"/># Stop on breakpoint 0 only if x&gt;5 is true.</text:p>
                  <text:p text:style-name="P68">condition 1 <text:s text:c="6"/># Change that! Unconditinally stop on breakpoint 1.<text:bookmark text:name="Resuming-Execution"/><text:bookmark text:name="Resuming-Execution-_0028step_002c-next_002c-finish_002c-skip_002c-continue_002c-debug_002c-return_0029"/></text:p>
                </table:table-cell>
              </table:table-row>
            </table:table>
          </table:table-cell>
        </table:table-row>
      </table:table>
      <text:p text:style-name="P62"><text:span text:style-name="T2">4.4.2 Resuming Execution (‘</text:span><text:span text:style-name="Example"><text:span text:style-name="T2">step</text:span></text:span><text:span text:style-name="T2">’, ‘</text:span><text:span text:style-name="Example"><text:span text:style-name="T2">next</text:span></text:span><text:span text:style-name="T2">’, ‘</text:span><text:span text:style-name="Example"><text:span text:style-name="T2">finish</text:span></text:span><text:span text:style-name="T2">’, ‘</text:span><text:span text:style-name="Example"><text:span text:style-name="T2">skip</text:span></text:span><text:span text:style-name="T2">’, ‘</text:span><text:span text:style-name="Example"><text:span text:style-name="T2">continue</text:span></text:span><text:span text:style-name="T2">’, ‘</text:span><text:span text:style-name="Example"><text:span text:style-name="T2">debug</text:span></text:span><text:span text:style-name="T2">’, ‘</text:span><text:span text:style-name="Example"><text:span text:style-name="T2">return</text:span></text:span><text:span text:style-name="T2">’)</text:span></text:p>
      <table:table table:name="Table84" table:style-name="Table84">
        <table:table-column table:style-name="Table84.A"/>
        <table:table-row>
          <table:table-cell table:style-name="Table84.A1" office:value-type="string">
            <text:p text:style-name="P34">A typical technique for using stepping is to set a breakpoint (see section <text:a xlink:type="simple" xlink:href="http://www.rodericksmith.plus.com/outlines/manuals/bashdbOutline.html#Breakpoints" text:style-name="Internet_20_link" text:visited-style-name="Visited_20_Internet_20_Link">Breakpoints; watchpoints</text:a>) at the beginning of the function or the section of your script where a problem is believed to lie, run your script until it stops at that breakpoint, and then step through <text:soft-page-break/>the suspect area, examining the variables that are interesting, until you see the problem happen. </text:p>
            <text:p text:style-name="P34"><text:bookmark text:name="index-continuing"/><text:bookmark text:name="index-stepping"/><text:bookmark text:name="index-resuming-execution"/><text:span text:style-name="Emphasis">Continuing</text:span> means resuming program execution until your script completes normally. In contrast, <text:span text:style-name="Emphasis">stepping</text:span> means executing just one more “step” of your script, where “step” may mean either one line of source code. Either when continuing or when stepping, your script may stop even sooner, due to a breakpoint or a signal. <text:bookmark text:name="Step"/><text:bookmark text:name="Step-_0028step_0029"/></text:p>
          </table:table-cell>
        </table:table-row>
      </table:table>
      <text:p text:style-name="P64"><text:span text:style-name="T2">4.4.2.1 Step (‘</text:span><text:span text:style-name="Example"><text:span text:style-name="T2">step</text:span></text:span><text:span text:style-name="T2">’)</text:span></text:p>
      <table:table table:name="Table85" table:style-name="Table85">
        <table:table-column table:style-name="Table85.A"/>
        <table:table-row>
          <table:table-cell table:style-name="Table85.A1" office:value-type="string">
            <text:p text:style-name="P53"><text:bookmark text:name="index-s-_0028step_0029"/><text:bookmark text:name="index-step"/><text:span text:style-name="Source_20_Text"><text:span text:style-name="T8">step[</text:span></text:span><text:span text:style-name="Variable"><text:span text:style-name="T8">+|-</text:span></text:span><text:span text:style-name="Source_20_Text"><text:span text:style-name="T8">] [</text:span></text:span><text:span text:style-name="Variable"><text:span text:style-name="T8">count</text:span></text:span><text:span text:style-name="Source_20_Text"><text:span text:style-name="T8">]</text:span></text:span><text:span text:style-name="T8"> <text:s text:c="5"/></text:span><text:span text:style-name="T9">(steping in)</text:span></text:p>
            <text:p text:style-name="P53">Continue running your script until control reaches a different source line, then stop it and return control to the <text:span text:style-name="acronym">BASH</text:span> debugger. An default alias alias for this is <text:span text:style-name="Source_20_Text">s</text:span>. </text:p>
            <text:p text:style-name="P53">The <text:span text:style-name="Source_20_Text">step</text:span> command only stops at the first instruction of a source line. This prevents the multiple stops that could otherwise occur in <text:span text:style-name="Source_20_Text">switch</text:span> statements, <text:span text:style-name="Source_20_Text">for</text:span> loops, etc. <text:span text:style-name="Source_20_Text">step</text:span> continues to stop if a function that has debugging information is called within the line. In other words, <text:span text:style-name="Source_20_Text">step</text:span> <text:span text:style-name="Emphasis">steps inside</text:span> any functions called within the line. </text:p>
            <text:p text:style-name="P53">Sometimes you want to step ensure that the next line is different from the one you currently are on. To do this, add the <text:span text:style-name="Source_20_Text">+</text:span> suffix. And if you find you want to do this all of the time there is a setting <text:span text:style-name="Source_20_Text">force</text:span> that will have this be the default behavior. On the other hand if you want to be explicit about not having this behavior even when <text:span text:style-name="Source_20_Text">force</text:span> is in effect add the <text:span text:style-name="Source_20_Text">-</text:span> suffix. </text:p>
            <text:p text:style-name="P53">With a count, continue running as in <text:span text:style-name="Source_20_Text">step</text:span>, but do so <text:span text:style-name="Variable">count</text:span> times. If a breakpoint is reached, or a signal not related to stepping occurs before <text:span text:style-name="Variable">count</text:span> steps, stepping stops right away. <text:bookmark text:name="Next"/><text:bookmark text:name="Next-_0028next_0029"/></text:p>
          </table:table-cell>
        </table:table-row>
      </table:table>
      <text:p text:style-name="P64"><text:span text:style-name="T2">4.4.2.2 Next (‘</text:span><text:span text:style-name="Example"><text:span text:style-name="T2">next</text:span></text:span><text:span text:style-name="T2">’)</text:span></text:p>
      <table:table table:name="Table86" table:style-name="Table86">
        <table:table-column table:style-name="Table86.A"/>
        <table:table-row>
          <table:table-cell table:style-name="Table86.A1" office:value-type="string">
            <text:p text:style-name="P53"><text:bookmark text:name="index-n-_0028next_0029"/><text:bookmark text:name="index-next"/><text:span text:style-name="Source_20_Text"><text:span text:style-name="T8">next [</text:span></text:span><text:span text:style-name="Variable"><text:span text:style-name="T8">count</text:span></text:span><text:span text:style-name="Source_20_Text"><text:span text:style-name="T8">] <text:s text:c="2"/></text:span></text:span><text:span text:style-name="Source_20_Text"><text:span text:style-name="T9">(stepping over)</text:span></text:span></text:p>
            <text:p text:style-name="P53">Continue to the next source line in the current (innermost) stack frame. This is similar to <text:span text:style-name="Source_20_Text">step</text:span>, but function calls that appear within the line of code are executed without stopping. Execution stops when control reaches a different line of code at the original stack level that was executing when you gave the <text:span text:style-name="Source_20_Text">next</text:span> command. This command is abbreviated <text:span text:style-name="Source_20_Text">n</text:span>. </text:p>
            <text:p text:style-name="P53">An argument <text:span text:style-name="Variable">count</text:span> is a repeat count, as for <text:span text:style-name="Source_20_Text">step</text:span>. <text:bookmark text:name="Finish"/><text:bookmark text:name="Finish-_0028finish_0029"/></text:p>
          </table:table-cell>
        </table:table-row>
      </table:table>
      <text:p text:style-name="P64"><text:soft-page-break/><text:span text:style-name="T2">4.4.2.3 Finish (‘</text:span><text:span text:style-name="Example"><text:span text:style-name="T2">finish</text:span></text:span><text:span text:style-name="T2">’)</text:span></text:p>
      <table:table table:name="Table87" table:style-name="Table87">
        <table:table-column table:style-name="Table87.A"/>
        <table:table-row>
          <table:table-cell table:style-name="Table87.A1" office:value-type="string">
            <text:p text:style-name="P53"><text:bookmark text:name="index-finish"/><text:span text:style-name="Source_20_Text"><text:span text:style-name="T8">finish</text:span></text:span><text:span text:style-name="T8"> <text:s text:c="3"/></text:span><text:span text:style-name="T9">(stepping out)</text:span></text:p>
            <text:p text:style-name="P53">Continue running until just after function returns. <text:span text:style-name="Emphasis">Currently, the line shown on a return is the function header, unless the </text:span><text:span text:style-name="Source_20_Text">return</text:span><text:span text:style-name="Emphasis"> builtin function is executed in which case it is the line number of the </text:span><text:span text:style-name="Source_20_Text">return</text:span><text:span text:style-name="Emphasis"> function.</text:span> </text:p>
            <text:p text:style-name="P53">Contrast this with the <text:span text:style-name="Source_20_Text">return</text:span> command (see section <text:a xlink:type="simple" xlink:href="http://www.rodericksmith.plus.com/outlines/manuals/bashdbOutline.html#Returning" text:style-name="Internet_20_link" text:visited-style-name="Visited_20_Internet_20_Link">Returning from a function</text:a>) and the <text:span text:style-name="Source_20_Text">quit</text:span> (see section <text:a xlink:type="simple" xlink:href="http://www.rodericksmith.plus.com/outlines/manuals/bashdbOutline.html#Quitting-the-BASH-debugger" text:style-name="Internet_20_link" text:visited-style-name="Visited_20_Internet_20_Link">Quitting the BASH debugger</text:a>). <text:bookmark text:name="Skip"/><text:bookmark text:name="Skip-_0028skip_0029"/></text:p>
          </table:table-cell>
        </table:table-row>
      </table:table>
      <text:p text:style-name="P64"><text:span text:style-name="T2">4.4.2.4 Skip (‘</text:span><text:span text:style-name="Example"><text:span text:style-name="T2">skip</text:span></text:span><text:span text:style-name="T2">’)</text:span></text:p>
      <table:table table:name="Table88" table:style-name="Table88">
        <table:table-column table:style-name="Table88.A"/>
        <table:table-row>
          <table:table-cell table:style-name="Table88.A1" office:value-type="string">
            <text:p text:style-name="P53"><text:bookmark text:name="index-skip"/><text:span text:style-name="Source_20_Text">skip [</text:span><text:span text:style-name="Variable">count</text:span><text:span text:style-name="Source_20_Text">]</text:span> </text:p>
            <text:p text:style-name="P53">Skip execution of the next source line. This may be useful if you have an action that “fixes” existing code in the script. The <text:span text:style-name="Source_20_Text">debug</text:span> command internally uses the <text:span text:style-name="Source_20_Text">skip</text:span> command to skip over existing non-debugged invocation that was presumably just run. <text:bookmark text:name="Continue"/><text:bookmark text:name="Continue-_0028continue_0029"/></text:p>
          </table:table-cell>
        </table:table-row>
      </table:table>
      <text:p text:style-name="P64"><text:span text:style-name="T2">4.4.2.5 Continue (‘</text:span><text:span text:style-name="Example"><text:span text:style-name="T2">continue</text:span></text:span><text:span text:style-name="T2">’)</text:span></text:p>
      <table:table table:name="Table89" table:style-name="Table89">
        <table:table-column table:style-name="Table89.A"/>
        <table:table-row>
          <table:table-cell table:style-name="Table89.A1" office:value-type="string">
            <text:p text:style-name="P53"><text:bookmark text:name="index-c-_0028continue_0029"/><text:bookmark text:name="index-continue"/><text:span text:style-name="Source_20_Text">continue [</text:span><text:span text:style-name="Variable">- | line-specification</text:span><text:span text:style-name="Source_20_Text">]</text:span> <text:span text:style-name="Source_20_Text">c [</text:span><text:span text:style-name="Variable">line-specification</text:span><text:span text:style-name="Source_20_Text">]</text:span> </text:p>
            <text:p text:style-name="P53">Resume program execution, at the address where your script last stopped; any breakpoints set at that address are bypassed. </text:p>
            <text:p text:style-name="P53">The optional argument <text:span text:style-name="Variable">line-specification</text:span> allows you to specify a location (a line number, function, or filename linenumber combination) to set a one-time breakpoint which is deleted when that breakpoint is reached. Should the program stop before that breakpoint is reached, in a listing of the breakpoints you will see this entry with the condition 9999 which indicates a one-time breakpoint. </text:p>
            <text:p text:style-name="P53">If instead of a line specification you enter <text:span text:style-name="Source_20_Text">-</text:span>, debugging will be turned of after continuing causing the program to run at full speed. </text:p>
            <text:p text:style-name="P34">To resume execution at a different place, you can use <text:span text:style-name="Source_20_Text">return</text:span> (see section <text:a xlink:type="simple" xlink:href="http://www.rodericksmith.plus.com/outlines/manuals/bashdbOutline.html#Returning" text:style-name="Internet_20_link" text:visited-style-name="Visited_20_Internet_20_Link">Returning from a function</text:a>) to go back to the calling function or sourced script. If you are nested inside a subshell, <text:span text:style-name="Source_20_Text">quit</text:span> with a value for the number of subshells to exit also functions like a return. <text:bookmark text:name="Debug"/><text:bookmark text:name="Debug-_0028debug_0029"/></text:p>
          </table:table-cell>
        </table:table-row>
      </table:table>
      <text:p text:style-name="P64"><text:soft-page-break/><text:span text:style-name="T2">4.4.2.6 Debug (‘</text:span><text:span text:style-name="Example"><text:span text:style-name="T2">debug</text:span></text:span><text:span text:style-name="T2">’)</text:span></text:p>
      <table:table table:name="Table90" table:style-name="Table90">
        <table:table-column table:style-name="Table90.A"/>
        <table:table-row>
          <table:table-cell table:style-name="Table90.A1" office:value-type="string">
            <text:p text:style-name="P53"><text:bookmark text:name="index-debug"/><text:span text:style-name="Source_20_Text">debug [</text:span><text:span text:style-name="Variable">script-name</text:span><text:span text:style-name="Source_20_Text">]</text:span> </text:p>
            <text:p text:style-name="P53">Debug into <text:span text:style-name="Variable">script-name</text:span>. If no name is given the current source line is used. In either case the options are prepended to cause the debugger to run. </text:p>
            <text:p text:style-name="P53">The nesting level of the debugger is saved inside environment variable <text:span text:style-name="Source_20_Text">_Dbg_DEBUGGER_LEVEL</text:span>. The debugger prompt indicates the level of nesting by enclosing the history in that many nestings of <text:span text:style-name="Source_20_Text">&lt;&gt;</text:span> symbols. <text:bookmark text:name="Returning"/><text:bookmark text:name="Returning-from-a-function_002c-sourced-file_002c-or-subshell-_0028return_0029"/></text:p>
          </table:table-cell>
        </table:table-row>
      </table:table>
      <text:p text:style-name="P64"><text:span text:style-name="T2">4.4.2.7 Returning from a function, sourced file, or subshell (‘</text:span><text:span text:style-name="Example"><text:span text:style-name="T2">return</text:span></text:span><text:span text:style-name="T2">’)</text:span></text:p>
      <table:table table:name="Table91" table:style-name="Table91">
        <table:table-column table:style-name="Table91.A"/>
        <table:table-row>
          <table:table-cell table:style-name="Table91.A1" office:value-type="string">
            <text:p text:style-name="P53"><text:bookmark text:name="index-return"/><text:bookmark text:name="index-returning-from-a-function_002c-sourced-file-or-subshell"/><text:span text:style-name="Source_20_Text"><text:span text:style-name="T8">return</text:span></text:span><text:span text:style-name="T8"> <text:s text:c="3"/></text:span><text:span text:style-name="T9">(stepping out)</text:span><text:span text:style-name="T11"> (returns from function or if not inside subshell or function quits script)</text:span></text:p>
            <text:p text:style-name="P53">You can cancel execution of a function call or a subshell with the <text:span text:style-name="Source_20_Text">return</text:span> command. </text:p>
            <text:p text:style-name="P34">The <text:span text:style-name="Source_20_Text">return</text:span> command does not resume execution; it leaves the program stopped in the state that would exist if the function had just returned. See also the <text:span text:style-name="Source_20_Text">quit</text:span> command (<text:a xlink:type="simple" xlink:href="http://www.rodericksmith.plus.com/outlines/manuals/bashdbOutline.html#Quit" text:style-name="Internet_20_link" text:visited-style-name="Visited_20_Internet_20_Link">Quitting the BASH debugger</text:a>). In some situations <text:span text:style-name="Source_20_Text">return</text:span> is similar to <text:span text:style-name="Source_20_Text">quit</text:span>: in particular when the script is <text:span text:style-name="Emphasis">not</text:span> currently inside in a function and the number of subshells in effect is 0, or when a subshell count of 1 is given on the <text:span text:style-name="Source_20_Text">quit</text:span> command. </text:p>
            <text:p text:style-name="P34">In contrast, the <text:span text:style-name="Source_20_Text">finish</text:span> command (see section <text:a xlink:type="simple" xlink:href="http://www.rodericksmith.plus.com/outlines/manuals/bashdbOutline.html#Finish" text:style-name="Internet_20_link" text:visited-style-name="Visited_20_Internet_20_Link">Finish</text:a>) resumes execution until the selected stack frame returns naturally. <text:bookmark text:name="Signals"/><text:bookmark text:name="Signals-_0028handle_002c-info-handle_002c-signal_0029"/></text:p>
          </table:table-cell>
        </table:table-row>
      </table:table>
      <text:p text:style-name="P62"><text:span text:style-name="T2">4.4.3 Signals (‘</text:span><text:span text:style-name="Example"><text:span text:style-name="T2">handle</text:span></text:span><text:span text:style-name="T2">’, ‘</text:span><text:span text:style-name="Example"><text:span text:style-name="T2">info handle</text:span></text:span><text:span text:style-name="T2">’, ‘</text:span><text:span text:style-name="Example"><text:span text:style-name="T2">signal</text:span></text:span><text:span text:style-name="T2">’)</text:span></text:p>
      <table:table table:name="Table92" table:style-name="Table92">
        <table:table-column table:style-name="Table92.A"/>
        <table:table-row>
          <table:table-cell table:style-name="Table92.A1" office:value-type="string">
            <text:p text:style-name="P34"><text:bookmark text:name="index-signals"/>A signal is an asynchronous event that can happen in a program. The operating system defines the possible kinds of signals, and gives each kind a name and a number. For example, in Unix <text:span text:style-name="Source_20_Text">SIGINT</text:span> is the signal a program gets when you type an interrupt character (often <text:span text:style-name="User_20_Entry">C-c</text:span>); <text:span text:style-name="Source_20_Text">SIGALRM</text:span> occurs when the alarm clock timer goes off (which happens only if your program has requested an alarm). </text:p>
            <text:p text:style-name="P34">Some signal handlers are installed and changed for the <text:span text:style-name="acronym">BASH</text:span> debugger’s normal use: <text:span text:style-name="Source_20_Text">SIGDEBUG</text:span> and <text:span text:style-name="Source_20_Text">SIGEXIT</text:span>. <text:span text:style-name="Source_20_Text">SIGDEBUG</text:span> is used by the debugger to potentially stop your program before execution of each statement occurs, and <text:span text:style-name="Source_20_Text">SIGEXIT</text:span> is used to catch your program just before it is set to leave so you have the option of restarting the program with the same options (and not leave the debugger) or let the program quit. </text:p>
            <text:p text:style-name="P34"><text:soft-page-break/>Signal handlers that the debugged script might have installed are saved and called before the corresponding debugger handler. Thus, the debugged program should work roughly in the same fashion as when it is not debugged. However there are some call-stack variables which inevitably will differ. To try to hedge this a little so the behavior is the same, the <text:span text:style-name="acronym">BASH</text:span> debugger will modify arguments to the traps if it finds one of the call-stack that change as a result of the debugger being in place. In particular <text:span text:style-name="Source_20_Text">$LINENO</text:span> will get replaced with <text:span text:style-name="Source_20_Text">${BASH_LINENO[0]}</text:span>; also <text:span text:style-name="Source_20_Text">${BASH_LINENO[0]}</text:span> and <text:span text:style-name="Source_20_Text">${BASH_SOURCE[0]}</text:span> get replaced with <text:span text:style-name="Source_20_Text">${BASH_LINENO[1]}</text:span> and <text:span text:style-name="Source_20_Text">${BASH_SOURCE[1]}</text:span> respectively. </text:p>
            <text:p text:style-name="P34">The debugger also installs an interrupt handler <text:span text:style-name="Source_20_Text">SIGINT</text:span> so that errant programs can be interrupted and you can find out where the program was when you interrupted it. </text:p>
            <text:p text:style-name="P34"><text:bookmark text:name="index-fatal-signals"/>Some signals, including <text:span text:style-name="Source_20_Text">SIGALRM</text:span>, are a normal part of the functioning of your program. Others, such as <text:span text:style-name="Source_20_Text">SIGSEGV</text:span>, indicate errors; these signals are <text:span text:style-name="Emphasis">fatal</text:span> (they kill your program immediately) if the program has not specified in advance some other way to handle the signal. <text:span text:style-name="Source_20_Text">SIGINT</text:span> does not indicate an error in your program, but it is normally fatal so it can carry out the purpose of the interrupt: to kill the program. </text:p>
            <text:p text:style-name="P34"><text:span text:style-name="acronym">BASH</text:span> has the ability to detect any occurrence of a signal in your program. You can tell <text:span text:style-name="acronym">BASH</text:span> in advance what to do for each kind of signal. </text:p>
            <text:p text:style-name="P34"><text:bookmark text:name="index-handling-signals"/>Normally, <text:span text:style-name="acronym">BASH</text:span> is set up to let the non-erroneous signals like <text:span text:style-name="Source_20_Text">SIGALRM</text:span> be silently passed to your program (so as not to interfere with their role in the program’s functioning) but to stop your program immediately whenever an error signal happens. You can change these settings with the <text:span text:style-name="Source_20_Text">handle</text:span> command. <text:bookmark text:name="handle"/><text:bookmark text:name="Intercepting-Signals-_0028handle_002c-info-handle_0029"/></text:p>
          </table:table-cell>
        </table:table-row>
      </table:table>
      <text:p text:style-name="P64"><text:span text:style-name="T2">4.4.3.1 Intercepting Signals (‘</text:span><text:span text:style-name="Example"><text:span text:style-name="T2">handle</text:span></text:span><text:span text:style-name="T2">’, ‘</text:span><text:span text:style-name="Example"><text:span text:style-name="T2">info handle</text:span></text:span><text:span text:style-name="T2">’)</text:span></text:p>
      <table:table table:name="Table93" table:style-name="Table93">
        <table:table-column table:style-name="Table93.A"/>
        <table:table-row>
          <table:table-cell table:style-name="Table93.A1" office:value-type="string">
            <text:p text:style-name="P53"><text:bookmark text:name="index-handle"/><text:span text:style-name="Source_20_Text">handle </text:span><text:span text:style-name="Variable">signal</text:span><text:span text:style-name="Source_20_Text"> </text:span><text:span text:style-name="Variable">keywords</text:span><text:span text:style-name="Source_20_Text">…</text:span> </text:p>
            <text:p text:style-name="P53">Change the way <text:span text:style-name="acronym">BASH</text:span> handles signal <text:span text:style-name="Variable">signal</text:span>. <text:span text:style-name="Variable">signal</text:span> can be the number of a signal or its name (with or without the ‘<text:span text:style-name="Example">SIG</text:span>’ at the beginning). The <text:span text:style-name="Variable">keywords</text:span> say what change to make. <text:bookmark text:name="index-info-signals"/></text:p>
            <text:p text:style-name="P53"><text:span text:style-name="Source_20_Text">info signals</text:span> <text:span text:style-name="Source_20_Text">info handle</text:span> </text:p>
            <text:p text:style-name="P53">Print a table of all the kinds of signals and how <text:span text:style-name="acronym">BASH</text:span> has been told to handle each one. You can use this to see the signal numbers of all the defined types of signals. </text:p>
            <text:p text:style-name="P53"><text:soft-page-break/><text:span text:style-name="Source_20_Text">info handle</text:span> is an alias for <text:span text:style-name="Source_20_Text">info signals</text:span>. </text:p>
            <text:p text:style-name="P34">The keywords allowed by the <text:span text:style-name="Source_20_Text">handle</text:span> command can be abbreviated. Their full names are: </text:p>
            <text:p text:style-name="P34"><text:span text:style-name="Source_20_Text"><text:s text:c="2"/>stop</text:span> </text:p>
            <text:p text:style-name="P53"><text:span text:style-name="acronym">BASH</text:span> should stop your program when this signal happens. This implies the <text:span text:style-name="Source_20_Text">print</text:span> keyword as well. </text:p>
            <text:p text:style-name="P53"><text:span text:style-name="Source_20_Text">nostop</text:span> </text:p>
            <text:p text:style-name="P53"><text:span text:style-name="acronym">BASH</text:span> should not stop your program when this signal happens. It may still print a message telling you that the signal has come in. </text:p>
            <text:p text:style-name="P53"><text:span text:style-name="Source_20_Text">print</text:span> </text:p>
            <text:p text:style-name="P53"><text:span text:style-name="acronym">BASH</text:span> should print a message when this signal happens. </text:p>
            <text:p text:style-name="P53"><text:span text:style-name="Source_20_Text">noprint</text:span> </text:p>
            <text:p text:style-name="P53"><text:span text:style-name="acronym">BASH</text:span> should not mention the occurrence of the signal at all. </text:p>
            <text:p text:style-name="P53"><text:span text:style-name="Source_20_Text">stack</text:span> </text:p>
            <text:p text:style-name="P53"><text:span text:style-name="acronym">BASH</text:span> should print a stack trace when this signal happens. </text:p>
            <text:p text:style-name="P53"><text:span text:style-name="Source_20_Text">nostack</text:span> </text:p>
            <text:p text:style-name="P53"><text:span text:style-name="acronym">BASH</text:span> should not print a stack trace when this signal occurs. <text:bookmark text:name="signal"/><text:bookmark text:name="Sending-your-program-a-signal-_0028signal_0029"/></text:p>
          </table:table-cell>
        </table:table-row>
      </table:table>
      <text:p text:style-name="P64"><text:span text:style-name="T2">4.4.3.2 Sending your program a signal (‘</text:span><text:span text:style-name="Example"><text:span text:style-name="T2">signal</text:span></text:span><text:span text:style-name="T2">’)</text:span></text:p>
      <table:table table:name="Table94" table:style-name="Table94">
        <table:table-column table:style-name="Table94.A"/>
        <table:table-row>
          <table:table-cell table:style-name="Table94.A1" office:value-type="string">
            <text:p text:style-name="P53"><text:bookmark text:name="index-signal"/><text:span text:style-name="Source_20_Text">signal </text:span><text:span text:style-name="Variable">signal-name</text:span><text:span text:style-name="Source_20_Text"> | </text:span><text:span text:style-name="Variable">signal-number</text:span> </text:p>
            <text:p text:style-name="P53"><text:soft-page-break/>You can use the <text:span text:style-name="Source_20_Text">signal</text:span> command send a signal to your program. Supply either the signal name, e.g. <text:span text:style-name="Source_20_Text">SIGINT</text:span>, or the signal number <text:span text:style-name="Source_20_Text">15</text:span>. <text:bookmark text:name="Stack"/><text:bookmark text:name="Examining-the-Stack-Frame-_0028where_002c-frame_002c-up_002c-down_0029"/></text:p>
          </table:table-cell>
        </table:table-row>
      </table:table>
      <text:p text:style-name="P60"><text:span text:style-name="T2">4.5 Examining the Stack Frame (‘</text:span><text:span text:style-name="Example"><text:span text:style-name="T2">where</text:span></text:span><text:span text:style-name="T2">’, ‘</text:span><text:span text:style-name="Example"><text:span text:style-name="T2">frame</text:span></text:span><text:span text:style-name="T2">’, ‘</text:span><text:span text:style-name="Example"><text:span text:style-name="T2">up</text:span></text:span><text:span text:style-name="T2">’, ‘</text:span><text:span text:style-name="Example"><text:span text:style-name="T2">down</text:span></text:span><text:span text:style-name="T2">’)</text:span></text:p>
      <table:table table:name="Table95" table:style-name="Table95">
        <table:table-column table:style-name="Table95.A"/>
        <table:table-row>
          <table:table-cell table:style-name="Table95.A1" office:value-type="string">
            <text:p text:style-name="P34">When your script has stopped, one thing you’ll probably want to know is where it stopped and some idea of how it got there. </text:p>
            <text:p text:style-name="P34"><text:bookmark text:name="index-call-stack"/>Each time your script performs a function call (either as part of a command substitution or not), or ‘source’s a file, information about this action is saved. <text:span text:style-name="T10">The call stack then is this a history of the calls that got you to the point that you are currently stopped at. </text:span></text:p>
            <text:p text:style-name="P34"><text:bookmark text:name="index-selected-frame"/>One of the stack frames is <text:span text:style-name="Emphasis">selected</text:span> by the <text:span text:style-name="acronym">BASH</text:span> debugger and many the <text:span text:style-name="acronym">BASH</text:span> debugger commands refer implicitly to the selected frame. In particular, whenever you ask the <text:span text:style-name="acronym">BASH</text:span> debugger to list lines without giving a line number or location the value is found in the selected frame. There are special the <text:span text:style-name="acronym">BASH</text:span> debugger commands to select whichever frame you are interested in. See section <text:a xlink:type="simple" xlink:href="http://www.rodericksmith.plus.com/outlines/manuals/bashdbOutline.html#Selection" text:style-name="Internet_20_link" text:visited-style-name="Visited_20_Internet_20_Link">Selecting a frame</text:a>. </text:p>
            <text:p text:style-name="P34">When your program stops, <text:span text:style-name="acronym">BASH</text:span> automatically selects the currently executing frame and describes it briefly, similar to the <text:span text:style-name="Source_20_Text">frame</text:span> command. <text:bookmark text:name="Frames"/><text:bookmark text:name="Stack-frames"/></text:p>
          </table:table-cell>
        </table:table-row>
      </table:table>
      <text:p text:style-name="P61">4.5.1 Stack frames</text:p>
      <table:table table:name="Table96" table:style-name="Table96">
        <table:table-column table:style-name="Table96.A"/>
        <table:table-row>
          <table:table-cell table:style-name="Table96.A1" office:value-type="string">
            <text:p text:style-name="P34"><text:bookmark text:name="index-stack-frame"/><text:bookmark text:name="index-frame_002c-definition"/><text:span text:style-name="T10">The call stack is divided up into contiguous pieces called </text:span><text:span text:style-name="Emphasis"><text:span text:style-name="T10">stack frames</text:span></text:span><text:span text:style-name="T10">, or </text:span><text:span text:style-name="Emphasis"><text:span text:style-name="T10">frames</text:span></text:span><text:span text:style-name="T10"> for short; each frame is the data associated with one call to one function.</text:span> The frame contains the line number of the caller of the function, the source-file name that the line refers to a function name (which could be the built-in name “source”).. </text:p>
            <text:p text:style-name="P34"><text:bookmark text:name="index-outermost-frame"/><text:bookmark text:name="index-initial-frame"/><text:bookmark text:name="index-innermost-frame"/>When your script is started, the stack has only one frame, that of the function <text:span text:style-name="Source_20_Text">main</text:span>. This is called the <text:span text:style-name="Emphasis">initial</text:span> frame or the <text:span text:style-name="Emphasis">outermost</text:span> frame. Each time a function is called, a new frame is made. Each time a function returns, the frame for that function invocation is eliminated. If a function is recursive, there can be many frames for the same function. The frame for the function in which execution is actually occurring is called the <text:span text:style-name="Emphasis">innermost</text:span> frame. This is the most recently created of all the stack frames that still exist. </text:p>
            <text:p text:style-name="P34"><text:bookmark text:name="index-frame-number"/>the <text:span text:style-name="acronym">BASH</text:span> debugger assigns numbers to all existing stack frames, starting with zero for the innermost frame, one for the frame that called it, and so on upward. These numbers do not really exist in your script; they are assigned by the <text:span text:style-name="acronym">BASH</text:span> debugger to give you a way of designating stack frames in the <text:span text:style-name="acronym">BASH</text:span> debugger commands. <text:bookmark text:name="Backtrace"/><text:bookmark text:name="Backtraces-_0028where_0029"/></text:p>
          </table:table-cell>
        </table:table-row>
      </table:table>
      <text:p text:style-name="P62"><text:span text:style-name="T2">4.5.2 Backtraces (‘</text:span><text:span text:style-name="Example"><text:span text:style-name="T2">where</text:span></text:span><text:span text:style-name="T2">’)</text:span></text:p>
      <table:table table:name="Table97" table:style-name="Table97">
        <table:table-column table:style-name="Table97.A"/>
        <table:table-row>
          <table:table-cell table:style-name="Table97.A1" office:value-type="string">
            <text:p text:style-name="P34"><text:bookmark text:name="index-tracebacks"/><text:bookmark text:name="index-backtraces"/><text:bookmark text:name="index-stack-traces"/><text:span text:style-name="T10">A backtrace is essentially the same as the call stack: a summary of how your script got where it is.</text:span> It shows one line per frame, for <text:soft-page-break/>many frames, starting with the place that you are stopped at (frame zero), followed by its caller (frame one), and on up the stack. </text:p>
            <text:p text:style-name="P53"><text:bookmark text:name="index-bt-_0028backtrace_0029"/><text:bookmark text:name="index-backtrace"/><text:span text:style-name="Source_20_Text"><text:span text:style-name="T4">backtrace</text:span></text:span> <text:span text:style-name="Source_20_Text">bt</text:span> <text:span text:style-name="Source_20_Text"><text:span text:style-name="T4">where</text:span></text:span> <text:span text:style-name="Source_20_Text">T</text:span> </text:p>
            <text:p text:style-name="P54">Print a backtrace of the entire stack: one line per frame for all frames in the stack. </text:p>
            <text:p text:style-name="P53"><text:span text:style-name="Source_20_Text">backtrace </text:span><text:span text:style-name="Variable">n</text:span> <text:span text:style-name="Source_20_Text">bt </text:span><text:span text:style-name="Variable">n</text:span> <text:span text:style-name="Source_20_Text">where </text:span><text:span text:style-name="Variable">n</text:span> <text:span text:style-name="Source_20_Text">T </text:span><text:span text:style-name="Variable">n</text:span> </text:p>
            <text:p text:style-name="P53"><text:span text:style-name="T10">Similar, but print only the </text:span><text:span text:style-name="T8">innermost </text:span><text:span text:style-name="Variable"><text:span text:style-name="T8">n</text:span></text:span><text:span text:style-name="T8"> frames</text:span><text:span text:style-name="T10">. </text:span></text:p>
            <text:p text:style-name="P34"><text:bookmark text:name="index-where"/><text:span text:style-name="T10">The names </text:span><text:span text:style-name="Source_20_Text"><text:span text:style-name="T10">where</text:span></text:span><text:span text:style-name="T10"> and </text:span><text:span text:style-name="Source_20_Text"><text:span text:style-name="T10">T</text:span></text:span><text:span text:style-name="T10"> are additional aliases for </text:span><text:span text:style-name="Source_20_Text"><text:span text:style-name="T10">backtrace</text:span></text:span><text:span text:style-name="T10">.</text:span> </text:p>
            <text:p text:style-name="P34">Each line in the backtrace shows the frame number and the function name, the source file name and line number, as well as the function name. </text:p>
            <text:p text:style-name="P34">Here is an example of a backtrace taken a program in the regression-tests ‘<text:span text:style-name="Teletype">parm.sh</text:span>’. </text:p>
            <table:table table:name="Table98" table:style-name="Table98">
              <table:table-column table:style-name="Table98.A"/>
              <table:table-column table:style-name="Table98.B"/>
              <table:table-row>
                <table:table-cell table:style-name="Table98.A1" office:value-type="string">
                  <text:p text:style-name="P16"> </text:p>
                </table:table-cell>
                <table:table-cell table:style-name="Table98.A1" office:value-type="string">
                  <text:p text:style-name="P67">% ../bashdb -n -L .. parm.sh</text:p>
                  <text:p text:style-name="P67">Bourne-Again Shell Debugger, release 4.2-0.8</text:p>
                  <text:p text:style-name="P67">Copyright 2002, 2003, 2004, 2006, 2007, 2008, 2009, 2011 Rocky Bernstein</text:p>
                  <text:p text:style-name="P67">This is free software, covered by the GNU General Public License, and you are</text:p>
                  <text:p text:style-name="P67">welcome to change it and/or distribute copies of it under certain conditions.</text:p>
                  <text:p text:style-name="P67"/>
                  <text:p text:style-name="P67">(./parm.sh:21):</text:p>
                  <text:p text:style-name="P67">21: <text:s text:c="4"/>fn1 5</text:p>
                  <text:p text:style-name="P67">bashdb&lt;0&gt; <text:span text:style-name="T5">continue fn3</text:span></text:p>
                  <text:p text:style-name="P67">One-time breakpoint 1 set in file ./parm.sh, line 17.</text:p>
                  <text:p text:style-name="P67">fn2: testing 1 2 3</text:p>
                  <text:p text:style-name="P67">(./parm.sh:17):</text:p>
                  <text:p text:style-name="P67">17: <text:s text:c="4"/>fn3() {</text:p>
                  <text:p text:style-name="P67">bashdb&lt;1&gt; <text:span text:style-name="T5">where</text:span></text:p>
                  <text:p text:style-name="P67"/>
                  <text:p text:style-name="P67">-&gt;0 in file `./parm.sh' at line 14</text:p>
                  <text:p text:style-name="P67">##1 fn3() called from file `./parm.sh' at line 14</text:p>
                  <text:p text:style-name="P67">##2 fn2("testing 1", "2 3") called from file `parm.sh' at line 5</text:p>
                  <text:p text:style-name="P67">##3 fn1("0") called from file `parm.sh' at line 9</text:p>
                  <text:p text:style-name="P67">##4 fn1("1") called from file `parm.sh' at line 9</text:p>
                  <text:p text:style-name="P67"><text:soft-page-break/>##5 fn1("2") called from file `parm.sh' at line 9</text:p>
                  <text:p text:style-name="P67">##6 fn1("3") called from file `parm.sh' at line 9</text:p>
                  <text:p text:style-name="P67">##7 fn1("4") called from file `parm.sh' at line 9</text:p>
                  <text:p text:style-name="P67">##8 fn1("5") called from file `parm.sh' at line 21</text:p>
                  <text:p text:style-name="P67">##9 source("parm.sh") called from file `bashdb' at line 143</text:p>
                  <text:p text:style-name="P67">##10 main("-n", "-L", "..", "parm.sh") called from file `bashdb' at line 0</text:p>
                  <text:p text:style-name="P68"/>
                </table:table-cell>
              </table:table-row>
            </table:table>
            <text:p text:style-name="P34">The display for “frame” zero isn’t a frame at all, although it has the same information minus a function name; it just indicates that your script has stopped at the code for line <text:span text:style-name="Source_20_Text">14</text:span> of <text:span text:style-name="Source_20_Text">./parm.sh</text:span>. <text:bookmark text:name="Selection"/><text:bookmark text:name="Selecting-a-frame-_0028up_002c-down_002c-frame_0029"/></text:p>
          </table:table-cell>
        </table:table-row>
      </table:table>
      <text:p text:style-name="P62"><text:span text:style-name="T2">4.5.3 Selecting a frame (‘</text:span><text:span text:style-name="Example"><text:span text:style-name="T2">up</text:span></text:span><text:span text:style-name="T2">’, ‘</text:span><text:span text:style-name="Example"><text:span text:style-name="T2">down</text:span></text:span><text:span text:style-name="T2">’, ‘</text:span><text:span text:style-name="Example"><text:span text:style-name="T2">frame</text:span></text:span><text:span text:style-name="T2">’)</text:span></text:p>
      <table:table table:name="Table99" table:style-name="Table99">
        <table:table-column table:style-name="Table99.A"/>
        <table:table-row>
          <table:table-cell table:style-name="Table99.A1" office:value-type="string">
            <text:p text:style-name="P34">Commands for listing source code in your script work on whichever stack frame is selected at the moment. Here are the commands for selecting a stack frame; all of them finish by printing a brief description of the stack frame just selected. </text:p>
            <text:p text:style-name="P53"><text:bookmark text:name="index-up-_005bn_005d"/><text:span text:style-name="Source_20_Text"><text:span text:style-name="T4">up [</text:span></text:span><text:span text:style-name="Variable"><text:span text:style-name="T4">n</text:span></text:span><text:span text:style-name="Source_20_Text"><text:span text:style-name="T4">]</text:span></text:span><text:span text:style-name="T4"> </text:span></text:p>
            <text:p text:style-name="P53"><text:span text:style-name="T10">Move </text:span><text:span text:style-name="Variable"><text:span text:style-name="T10">n</text:span></text:span><text:span text:style-name="T10"> frames up the stack</text:span>. For positive numbers <text:span text:style-name="Variable">n</text:span>, this advances toward the outermost frame, to higher frame numbers, to frames that have existed longer. Using a negative <text:span text:style-name="Variable">n</text:span> is the same as issuing a <text:span text:style-name="Source_20_Text">down</text:span> command of the absolute value of the <text:span text:style-name="Variable">n</text:span>. Using zero for <text:span text:style-name="Variable">n</text:span> does no frame adjustment, but since the current position is redisplayed, it may trigger a resynchronization if there is a front end also watching over things. </text:p>
            <text:p text:style-name="P53"><text:span text:style-name="Variable">n</text:span> defaults to one. You may abbreviate <text:span text:style-name="Source_20_Text">up</text:span> as <text:span text:style-name="Source_20_Text">u</text:span>. </text:p>
            <text:p text:style-name="P53"><text:bookmark text:name="index-do-_0028down_0029"/><text:bookmark text:name="index-down"/><text:span text:style-name="Source_20_Text"><text:span text:style-name="T4">down [</text:span></text:span><text:span text:style-name="Variable"><text:span text:style-name="T4">n</text:span></text:span><text:span text:style-name="Source_20_Text"><text:span text:style-name="T4">]</text:span></text:span><text:span text:style-name="T4"> </text:span></text:p>
            <text:p text:style-name="P53"><text:span text:style-name="T10">Move </text:span><text:span text:style-name="Variable"><text:span text:style-name="T10">n</text:span></text:span><text:span text:style-name="T10"> frames down the stack.</text:span> For positive numbers <text:span text:style-name="Variable">n</text:span>, this advances toward the innermost frame, to lower frame numbers, to frames that were created more recently. Using a negative <text:span text:style-name="Variable">n</text:span> is the same as issuing a <text:span text:style-name="Source_20_Text">up</text:span> command of the absolute value of the <text:span text:style-name="Variable">n</text:span>. Using zero for <text:span text:style-name="Variable">n</text:span> does no frame adjustment, but since the current position is redisplayed, it may trigger a resynchronization if there is a front end also watching over things. </text:p>
            <text:p text:style-name="P53"><text:span text:style-name="Variable">n</text:span> defaults to one. You may abbreviate <text:span text:style-name="Source_20_Text">down</text:span> as <text:span text:style-name="Source_20_Text">do</text:span>. </text:p>
            <text:p text:style-name="P34">All of these commands end by printing two lines of output describing the frame. The first line shows the frame number, the function <text:soft-page-break/>name, the arguments, and the source file and line number of execution in that frame. The second line shows the text of that source line. </text:p>
            <text:p text:style-name="P34">For example: </text:p>
            <table:table table:name="Table100" table:style-name="Table100">
              <table:table-column table:style-name="Table100.A"/>
              <table:table-column table:style-name="Table100.B"/>
              <table:table-row>
                <table:table-cell table:style-name="Table100.A1" office:value-type="string">
                  <text:p text:style-name="P16"> </text:p>
                </table:table-cell>
                <table:table-cell table:style-name="Table100.A1" office:value-type="string">
                  <text:p text:style-name="P67">bashdb&lt;8&gt; <text:span text:style-name="T5">up</text:span></text:p>
                  <text:p text:style-name="P67"/>
                  <text:p text:style-name="P67">19: <text:s text:c="4"/>sourced_fn</text:p>
                  <text:p text:style-name="P67">bashdb&lt;8&gt; <text:span text:style-name="T5">T</text:span></text:p>
                  <text:p text:style-name="P67">##0 in file `./bashtest-sourced' at line 8</text:p>
                  <text:p text:style-name="P67">-&gt;1 sourced_fn() called from file `bashtest-sourced' at line 19</text:p>
                  <text:p text:style-name="P67">##2 source() called from file `bashdb-test1' at line 23</text:p>
                  <text:p text:style-name="P67">##3 fn2() called from file `bashdb-test1' at line 33</text:p>
                  <text:p text:style-name="P67">##4 fn1() called from file `bashdb-test1' at line 42</text:p>
                  <text:p text:style-name="P68">##5 main() called from file `bashdb-test1' at line 0</text:p>
                </table:table-cell>
              </table:table-row>
            </table:table>
            <text:p text:style-name="P34">After such a printout, the <text:span text:style-name="Source_20_Text">list</text:span> command with no arguments prints ten lines centered on the point of execution in the frame. See section <text:a xlink:type="simple" xlink:href="http://www.rodericksmith.plus.com/outlines/manuals/bashdbOutline.html#List" text:style-name="Internet_20_link" text:visited-style-name="Visited_20_Internet_20_Link">Printing source lines</text:a>. </text:p>
            <text:p text:style-name="P53"><text:bookmark text:name="index-current-stack-frame"/><text:bookmark text:name="index-frame"/><text:span text:style-name="Source_20_Text"><text:span text:style-name="T4">frame </text:span></text:span><text:span text:style-name="Variable"><text:span text:style-name="T4">args</text:span></text:span><text:span text:style-name="T4"> </text:span></text:p>
            <text:p text:style-name="P53"><text:span text:style-name="T10">The </text:span><text:span text:style-name="Source_20_Text"><text:span text:style-name="T10">frame</text:span></text:span><text:span text:style-name="T10"> command allows you to move from one stack frame to another, and to print the stack frame you select. </text:span><text:span text:style-name="Variable"><text:span text:style-name="T10">args</text:span></text:span><text:span text:style-name="T10"> is the the stack frame number; </text:span><text:span text:style-name="Source_20_Text"><text:span text:style-name="T10">frame 0</text:span></text:span><text:span text:style-name="T10"> then will always show the current and most recent stack frame. </text:span></text:p>
            <text:p text:style-name="P53">If a negative number is given, counting is from the other end of the stack frame, so <text:span text:style-name="Source_20_Text">frame -1</text:span> shows the least-recent, outermost or most “main” stack frame. </text:p>
            <text:p text:style-name="P53">Without an argument, <text:span text:style-name="Source_20_Text">frame</text:span> prints the current stack frame. Since the current position is redisplayed, it may trigger a resynchronization if there is a front end also watching over things. <text:bookmark text:name="List"/><text:bookmark text:name="Examining-Source-Files-_0028list_0029"/></text:p>
          </table:table-cell>
        </table:table-row>
      </table:table>
      <text:p text:style-name="P60"><text:span text:style-name="T2">4.6 Examining Source Files (‘</text:span><text:span text:style-name="Example"><text:span text:style-name="T2">list</text:span></text:span><text:span text:style-name="T2">’)</text:span></text:p>
      <table:table table:name="Table101" table:style-name="Table101">
        <table:table-column table:style-name="Table101.A"/>
        <table:table-row>
          <table:table-cell table:style-name="Table101.A1" office:value-type="string">
            <text:p text:style-name="P34">the <text:span text:style-name="acronym">BASH</text:span> debugger can print parts of your script’s source. When your script stops, the <text:span text:style-name="acronym">BASH</text:span> debugger spontaneously prints the line where it stopped. Likewise, when you select a stack frame (see section <text:a xlink:type="simple" xlink:href="http://www.rodericksmith.plus.com/outlines/manuals/bashdbOutline.html#Selection" text:style-name="Internet_20_link" text:visited-style-name="Visited_20_Internet_20_Link">Selecting a frame</text:a>), the <text:span text:style-name="acronym">BASH</text:span> debugger prints the line where execution in that frame has stopped. You can print other portions of source files by explicit command. </text:p>
            <text:p text:style-name="P34"><text:soft-page-break/>If you use the <text:span text:style-name="acronym">BASH</text:span> debugger through its <text:span text:style-name="T3">GNU</text:span> Emacs interface, you may prefer to use Emacs facilities to view source. </text:p>
            <text:p text:style-name="P34"><text:bookmark text:name="index-l-_0028list_0029"/><text:bookmark text:name="index-list"/>To print lines from a source file, use the <text:span text:style-name="Source_20_Text">list</text:span> command (abbreviated <text:span text:style-name="Source_20_Text">l</text:span>). By default, ten lines are printed. There are several ways to specify what part of the file you want to print. </text:p>
            <text:p text:style-name="P34">Here are the forms of the <text:span text:style-name="Source_20_Text">list</text:span> command most commonly used: </text:p>
            <text:p text:style-name="P34"><text:span text:style-name="Source_20_Text"><text:s text:c="2"/></text:span><text:span text:style-name="Source_20_Text"><text:span text:style-name="T8">list </text:span></text:span><text:span text:style-name="Variable"><text:span text:style-name="T8">linenum</text:span></text:span> <text:span text:style-name="Source_20_Text">l </text:span><text:span text:style-name="Variable">linenum</text:span> </text:p>
            <text:p text:style-name="P53">Print lines centered around line number <text:span text:style-name="Variable">linenum</text:span> in the current source file. </text:p>
            <text:p text:style-name="P53"><text:span text:style-name="Source_20_Text"><text:span text:style-name="T8">list </text:span></text:span><text:span text:style-name="Variable"><text:span text:style-name="T8">function</text:span></text:span><text:span text:style-name="T10"> </text:span><text:span text:style-name="Source_20_Text">l </text:span><text:span text:style-name="Variable">function</text:span> </text:p>
            <text:p text:style-name="P53">Print the text of <text:span text:style-name="Variable">function</text:span>. </text:p>
            <text:p text:style-name="P53"><text:span text:style-name="Source_20_Text"><text:span text:style-name="T8">list</text:span></text:span> <text:span text:style-name="Source_20_Text">l</text:span> </text:p>
            <text:p text:style-name="P53">Print more lines. If the last lines printed were printed with a <text:span text:style-name="Source_20_Text">list</text:span> command, this prints lines following the last lines printed; however, if the last line printed was a solitary line printed as part of displaying a stack frame (see section <text:a xlink:type="simple" xlink:href="http://www.rodericksmith.plus.com/outlines/manuals/bashdbOutline.html#Stack" text:style-name="Internet_20_link" text:visited-style-name="Visited_20_Internet_20_Link">Examining the Stack</text:a>), this prints lines centered around that line. </text:p>
            <text:p text:style-name="P53"><text:span text:style-name="Source_20_Text">list -</text:span> <text:span text:style-name="Source_20_Text">l -</text:span> </text:p>
            <text:p text:style-name="P53">Print lines just before the lines last printed. </text:p>
            <text:p text:style-name="P34">By default, the <text:span text:style-name="acronym">BASH</text:span> debugger prints ten source lines with any of these forms of the <text:span text:style-name="Source_20_Text">list</text:span> command. You can change this using <text:span text:style-name="Source_20_Text">set listsize</text:span>: </text:p>
            <text:p text:style-name="P53"><text:bookmark text:name="index-set-listsize"/><text:span text:style-name="Source_20_Text">set listsize </text:span><text:span text:style-name="Variable">count</text:span> </text:p>
            <text:p text:style-name="P53">Make the <text:span text:style-name="Source_20_Text">list</text:span> command display <text:span text:style-name="Variable">count</text:span> source lines (unless the <text:span text:style-name="Source_20_Text">list</text:span> argument explicitly specifies some other number). </text:p>
            <text:p text:style-name="P53"><text:bookmark text:name="index-show-listsize"/><text:soft-page-break/><text:span text:style-name="Source_20_Text">show listsize</text:span> </text:p>
            <text:p text:style-name="P53">Display the number of lines that <text:span text:style-name="Source_20_Text">list</text:span> prints. </text:p>
            <text:p text:style-name="P34">Repeating a <text:span text:style-name="Source_20_Text">list</text:span> command with &lt;RET&gt; discards the argument, so it is equivalent to typing just <text:span text:style-name="Source_20_Text">list</text:span>. This is more useful than listing the same lines again. An exception is made for an argument of ‘<text:span text:style-name="Example">-</text:span>’; that argument is preserved in repetition so that each repetition moves up in the source file. </text:p>
            <text:p text:style-name="P34"><text:bookmark text:name="index-linespec"/>In general, the <text:span text:style-name="Source_20_Text">list</text:span> command expects you to supply a <text:span text:style-name="Emphasis">linespecs</text:span>. Linespecs specify source lines; there are several ways of writing them, but the effect is always to specify some source line. </text:p>
            <text:p text:style-name="P34">Here is a complete description of the possible arguments for <text:span text:style-name="Source_20_Text">list</text:span>: </text:p>
            <text:p text:style-name="P34"><text:span text:style-name="Source_20_Text">list </text:span><text:span text:style-name="Variable">linespec</text:span> </text:p>
            <text:p text:style-name="P53">Print lines centered around the line specified by <text:span text:style-name="Variable">linespec</text:span>. </text:p>
            <text:p text:style-name="P53"><text:span text:style-name="Source_20_Text">list </text:span><text:span text:style-name="Variable">first</text:span><text:span text:style-name="Source_20_Text"> </text:span><text:span text:style-name="Variable">increment</text:span> </text:p>
            <text:p text:style-name="P53">Print <text:span text:style-name="Variable">increment</text:span> lines starting from <text:span text:style-name="Variable">first</text:span> </text:p>
            <text:p text:style-name="P53"><text:span text:style-name="Source_20_Text">list </text:span><text:span text:style-name="Variable">first</text:span> </text:p>
            <text:p text:style-name="P53">Print lines starting with <text:span text:style-name="Variable">first</text:span>. </text:p>
            <text:p text:style-name="P53"><text:span text:style-name="Source_20_Text">list -</text:span> </text:p>
            <text:p text:style-name="P53">Print lines just before the lines last printed. </text:p>
            <text:p text:style-name="P53"><text:span text:style-name="Source_20_Text">list .</text:span> </text:p>
            <text:p text:style-name="P53">Print lines after where the script is stopped. </text:p>
            <text:p text:style-name="P53"><text:soft-page-break/><text:span text:style-name="Source_20_Text">list</text:span> </text:p>
            <text:p text:style-name="P53">As described in the preceding table. </text:p>
            <text:p text:style-name="P34">Here are the ways of specifying a single source line—all the kinds of linespec. </text:p>
            <text:p text:style-name="P34"><text:span text:style-name="Variable"><text:s text:c="2"/>number</text:span> </text:p>
            <text:p text:style-name="P53">Specifies line <text:span text:style-name="Variable">number</text:span> of the current source file. When a <text:span text:style-name="Source_20_Text">list</text:span> command has two linespecs, this refers to the same source file as the first linespec. </text:p>
            <text:p text:style-name="P53"><text:span text:style-name="Variable">filename</text:span><text:span text:style-name="Source_20_Text">:</text:span><text:span text:style-name="Variable">number</text:span> </text:p>
            <text:p text:style-name="P53">Specifies line <text:span text:style-name="Variable">number</text:span> in the source file <text:span text:style-name="Variable">filename</text:span>. </text:p>
            <text:p text:style-name="P53"><text:span text:style-name="Variable">function</text:span> </text:p>
            <text:p text:style-name="P53">Specifies the line that function <text:span text:style-name="Variable">function</text:span> is listed on. <text:bookmark text:name="Edit"/><text:bookmark text:name="Editing-Source-files-_0028edit_0029"/></text:p>
          </table:table-cell>
        </table:table-row>
      </table:table>
      <text:p text:style-name="P60"><text:span text:style-name="T2">4.7 Editing Source files (‘</text:span><text:span text:style-name="Example"><text:span text:style-name="T2">edit</text:span></text:span><text:span text:style-name="T2">’)</text:span></text:p>
      <table:table table:name="Table102" table:style-name="Table102">
        <table:table-column table:style-name="Table102.A"/>
        <table:table-row>
          <table:table-cell table:style-name="Table102.A1" office:value-type="string">
            <text:p text:style-name="P34">To edit the lines in a source file, use the <text:span text:style-name="Source_20_Text">edit</text:span> command. The editing program of your choice is invoked with the current line set to the active line in the program. Alternatively, you can give a line specification to specify what part of the file you want to print if you want to see other parts of the program. </text:p>
            <text:p text:style-name="P34">You can customize to use any editor you want by using the <text:span text:style-name="Source_20_Text">EDITOR</text:span> environment variable. The only restriction is that your editor (say <text:span text:style-name="Source_20_Text">ex</text:span>), recognizes the following command-line syntax: </text:p>
            <table:table table:name="Table103" table:style-name="Table103">
              <table:table-column table:style-name="Table103.A"/>
              <table:table-column table:style-name="Table103.B"/>
              <table:table-row>
                <table:table-cell table:style-name="Table103.A1" office:value-type="string">
                  <text:p text:style-name="P16"> </text:p>
                </table:table-cell>
                <table:table-cell table:style-name="Table103.A1" office:value-type="string">
                  <text:p text:style-name="P68">ex +<text:span text:style-name="Variable">number</text:span> file</text:p>
                </table:table-cell>
              </table:table-row>
            </table:table>
            <text:p text:style-name="P34">The optional numeric value +<text:span text:style-name="Variable">number</text:span> specifies the number of the line in the file where to start editing. For example, to configure the <text:span text:style-name="acronym">BASH</text:span> debugger to use the <text:span text:style-name="Source_20_Text">vi</text:span> editor, you could use these commands with the <text:span text:style-name="Source_20_Text">sh</text:span> shell: </text:p>
            <table:table table:name="Table104" table:style-name="Table104">
              <table:table-column table:style-name="Table104.A"/>
              <table:table-column table:style-name="Table104.B"/>
              <table:table-row>
                <table:table-cell table:style-name="Table104.A1" office:value-type="string">
                  <text:p text:style-name="P16"> </text:p>
                </table:table-cell>
                <table:table-cell table:style-name="Table104.A1" office:value-type="string">
                  <text:p text:style-name="P67">EDITOR=/usr/bin/vi</text:p>
                  <text:p text:style-name="P67"><text:soft-page-break/>export EDITOR</text:p>
                  <text:p text:style-name="P68">gdb …</text:p>
                </table:table-cell>
              </table:table-row>
            </table:table>
            <text:p text:style-name="P34">or in the <text:span text:style-name="Source_20_Text">csh</text:span> shell, </text:p>
            <table:table table:name="Table105" table:style-name="Table105">
              <table:table-column table:style-name="Table105.A"/>
              <table:table-column table:style-name="Table105.B"/>
              <table:table-row>
                <table:table-cell table:style-name="Table105.A1" office:value-type="string">
                  <text:p text:style-name="P16"> </text:p>
                </table:table-cell>
                <table:table-cell table:style-name="Table105.A1" office:value-type="string">
                  <text:p text:style-name="P67">setenv EDITOR /usr/bin/vi</text:p>
                  <text:p text:style-name="P68">gdb …</text:p>
                </table:table-cell>
              </table:table-row>
            </table:table>
            <text:p text:style-name="P53"><text:bookmark text:name="index-edit-_005bline_002dspecification_005d"/><text:span text:style-name="Source_20_Text">edit [</text:span><text:span text:style-name="Variable">line specification</text:span><text:span text:style-name="Source_20_Text">]</text:span> </text:p>
            <text:p text:style-name="P53">Edit line specification using the editor specified by the <text:span text:style-name="Source_20_Text">EDITOR</text:span> environment variable. <text:bookmark text:name="Search"/><text:bookmark text:name="Searching-source-files-_0028search_002c-reverse_002c-_002f_002e_002e_002e_002f_002c-_003f_002e_002e_003f_0029"/></text:p>
          </table:table-cell>
        </table:table-row>
      </table:table>
      <text:p text:style-name="P60"><text:span text:style-name="T2">4.8 Searching source files (‘</text:span><text:span text:style-name="Example"><text:span text:style-name="T2">search</text:span></text:span><text:span text:style-name="T2">’, ‘</text:span><text:span text:style-name="Example"><text:span text:style-name="T2">reverse</text:span></text:span><text:span text:style-name="T2">’, ‘</text:span><text:span text:style-name="Example"><text:span text:style-name="T2">/.../</text:span></text:span><text:span text:style-name="T2">’, ‘</text:span><text:span text:style-name="Example"><text:span text:style-name="T2">?..?</text:span></text:span><text:span text:style-name="T2">’)</text:span></text:p>
      <table:table table:name="Table106" table:style-name="Table106">
        <table:table-column table:style-name="Table106.A"/>
        <table:table-row>
          <table:table-cell table:style-name="Table106.A1" office:value-type="string">
            <text:p text:style-name="P34"><text:bookmark text:name="index-reverse_002dsearch"/><text:bookmark text:name="index-searching"/>There are two commands for searching through the current source file for a <text:span text:style-name="acronym">BASH</text:span> extended pattern-matching expression. </text:p>
            <text:p text:style-name="P53"><text:bookmark text:name="index-forward"/><text:bookmark text:name="index-search"/><text:span text:style-name="Source_20_Text">forward </text:span><text:span text:style-name="Variable">bash-pattern</text:span> <text:span text:style-name="Source_20_Text">search </text:span><text:span text:style-name="Variable">bash-pattern</text:span> </text:p>
            <text:p text:style-name="P53">The command ‘<text:span text:style-name="Example">forward </text:span><text:span text:style-name="Variable">bash-pattern</text:span>’ checks each line, starting with the one following the current line, for a match for <text:span text:style-name="Variable">bash-pattern</text:span> which is an extended bash pattern-matching expression. It lists the line that is found. You can use the synonym ‘<text:span text:style-name="Example">search </text:span><text:span text:style-name="Variable">bash-pattern</text:span>’ or abbreviate the command name as <text:span text:style-name="Source_20_Text">fo</text:span> or <text:span text:style-name="Source_20_Text"><text:span text:style-name="T10">/</text:span></text:span><text:span text:style-name="Variable"><text:span text:style-name="T10">pat</text:span></text:span><text:span text:style-name="Source_20_Text"><text:span text:style-name="T10">/</text:span></text:span><text:span text:style-name="T10">. </text:span></text:p>
            <text:p text:style-name="P53"><text:span text:style-name="Source_20_Text">reverse </text:span><text:span text:style-name="Variable">bash-pattern</text:span> </text:p>
            <text:p text:style-name="P53">The command ‘<text:span text:style-name="Example">reverse </text:span><text:span text:style-name="Variable">bash-pattern</text:span>’ checks each line, starting with the one before the last line listed and going backward, for a match for <text:span text:style-name="Variable">bash-pattern</text:span>. It lists the line that is found. You can abbreviate this command as <text:span text:style-name="Source_20_Text">rev</text:span> or <text:span text:style-name="Source_20_Text"><text:span text:style-name="T10">?</text:span></text:span><text:span text:style-name="Variable"><text:span text:style-name="T10">bash-pattern</text:span></text:span><text:span text:style-name="Source_20_Text"><text:span text:style-name="T10">?</text:span></text:span>. <text:bookmark text:name="Data"/><text:bookmark text:name="Examining-Data-_0028print_002c-examine_002c-info-variables_0029"/></text:p>
          </table:table-cell>
        </table:table-row>
      </table:table>
      <text:p text:style-name="P60"><text:span text:style-name="T2">4.9 Examining Data (‘</text:span><text:span text:style-name="Example"><text:span text:style-name="T2">print</text:span></text:span><text:span text:style-name="T2">’, ‘</text:span><text:span text:style-name="Example"><text:span text:style-name="T2">examine</text:span></text:span><text:span text:style-name="T2">’, ‘</text:span><text:span text:style-name="Example"><text:span text:style-name="T2">info variables</text:span></text:span><text:span text:style-name="T2">’)</text:span></text:p>
      <table:table table:name="Table107" table:style-name="Table107">
        <table:table-column table:style-name="Table107.A"/>
        <table:table-row>
          <table:table-cell table:style-name="Table107.A1" office:value-type="string">
            <text:p text:style-name="P34"><text:bookmark text:name="index-examining-data"/><text:bookmark text:name="index-printing-data"/><text:bookmark text:name="index-print"/>One way to examine string data in your script is with the <text:span text:style-name="Source_20_Text">print</text:span> command (abbreviated <text:span text:style-name="Source_20_Text">p</text:span>). However a more versatile print command is <text:span text:style-name="Source_20_Text">x</text:span>; it can print variable and function definitions and can do arithmetic computations. Finally, the most general method would be via <text:span text:style-name="Source_20_Text">eval echo</text:span>. </text:p>
            <text:p text:style-name="P53"><text:bookmark text:name="index-p-_0028print_0029"/><text:bookmark text:name="index-print-1"/><text:span text:style-name="Source_20_Text"><text:span text:style-name="T8">print </text:span></text:span><text:span text:style-name="Variable"><text:span text:style-name="T8">expr</text:span></text:span> </text:p>
            <text:p text:style-name="P53"><text:soft-page-break/><text:span text:style-name="T10">Use </text:span><text:span text:style-name="Source_20_Text"><text:span text:style-name="T10">print</text:span></text:span><text:span text:style-name="T10"> to display strings as you would from </text:span><text:span text:style-name="Source_20_Text"><text:span text:style-name="T10">echo</text:span></text:span><text:span text:style-name="T10">. And as such, variable names to be substituted have to be preceded with a dollar sign.</text:span> As with echo, filename expansion, e.g. tilde expansion, is performed on unquoted strings. So for example if you want to print a *, you would write ‘<text:span text:style-name="Example">print "*"</text:span>’, not ‘<text:span text:style-name="Example">print *</text:span>’. If you want to have the special characters dollars sign appear, use a backslash. </text:p>
            <table:table table:name="Table108" table:style-name="Table108">
              <table:table-column table:style-name="Table108.A"/>
              <table:table-column table:style-name="Table108.B"/>
              <table:table-row>
                <table:table-cell table:style-name="Table108.A1" office:value-type="string">
                  <text:p text:style-name="P16"> </text:p>
                </table:table-cell>
                <table:table-cell table:style-name="Table108.A1" office:value-type="string">
                  <text:p text:style-name="P67">bashdb&lt;0&gt; <text:span text:style-name="T15">print the value of x is $x</text:span></text:p>
                  <text:p text:style-name="P67">the value of x is 22</text:p>
                  <text:p text:style-name="P67">bashdb&lt;1&gt; <text:span text:style-name="T15">p The home directory for root is ~root</text:span></text:p>
                  <text:p text:style-name="P67">The home directory for root is /root</text:p>
                  <text:p text:style-name="P67">bashdb&lt;2&gt; <text:span text:style-name="T15">p '*** You may have won $$$ ***'</text:span></text:p>
                  <text:p text:style-name="P67">*** You may have won $$$ ***</text:p>
                  <text:p text:style-name="P67">bashdb&lt;3&gt; # Note the use of the single quotes.</text:p>
                  <text:p text:style-name="P67">bashdb&lt;3&gt; # Compare what happens with double quotes or no quotes</text:p>
                  <text:p text:style-name="P68"/>
                </table:table-cell>
              </table:table-row>
            </table:table>
            <text:p text:style-name="P53"><text:span text:style-name="Source_20_Text"><text:span text:style-name="T8">print</text:span></text:span><text:span text:style-name="T8"> </text:span><text:span text:style-name="Source_20_Text"><text:span text:style-name="T8">p</text:span></text:span><text:span text:style-name="T8"> </text:span></text:p>
            <text:p text:style-name="P53">If you omit <text:span text:style-name="Variable">expr</text:span>, the <text:span text:style-name="acronym">BASH</text:span> debugger displays the last expression again. </text:p>
            <text:p text:style-name="P53"><text:span text:style-name="Source_20_Text"><text:span text:style-name="T8">x </text:span></text:span><text:span text:style-name="Variable"><text:span text:style-name="T8">variable1</text:span></text:span><text:span text:style-name="Source_20_Text"> [</text:span><text:span text:style-name="Variable">variable2...</text:span><text:span text:style-name="Source_20_Text">]</text:span> <text:span text:style-name="Source_20_Text">x </text:span><text:span text:style-name="Variable">expr</text:span> </text:p>
            <text:p text:style-name="P53"><text:bookmark text:name="index-examine"/><text:bookmark text:name="index-x-_0028examine_0029"/><text:span text:style-name="T10">This is a smarter, more versatile “print” command, and although sometimes it might not be what you want, and you may want to resort to either </text:span><text:span text:style-name="Source_20_Text"><text:span text:style-name="T10">print</text:span></text:span><text:span text:style-name="T10"> or </text:span><text:span text:style-name="Source_20_Text"><text:span text:style-name="T10">eval echo...</text:span></text:span><text:span text:style-name="T10">. </text:span></text:p>
            <text:p text:style-name="P53">As with <text:span text:style-name="Source_20_Text">print</text:span>, if you omit <text:span text:style-name="Variable">expr</text:span>, the <text:span text:style-name="acronym">BASH</text:span> debugger displays the last expression again. </text:p>
            <text:p text:style-name="P53">The <text:span text:style-name="Source_20_Text">x</text:span> command first checks if <text:span text:style-name="Variable">expr</text:span> is variable or a list of variables delimited by spaces. If it is, the definition(s) and value(s) of each printed via <text:span text:style-name="acronym">BASH</text:span>’s <text:span text:style-name="Source_20_Text">declare -p</text:span> command. This will show the variable’s attributes such as if it is read only or if it is an integer. If the variable is an array, that is show and the array values are printed. </text:p>
            <text:p text:style-name="P53">If instead <text:span text:style-name="Variable">expr</text:span> is a function, the function definition is printed via <text:span text:style-name="acronym">BASH</text:span>’s <text:span text:style-name="Source_20_Text">declare -f</text:span> command. If <text:span text:style-name="Variable">expr</text:span> was neither a variable nor an expression, then we try to get a value via <text:span text:style-name="Source_20_Text">let</text:span>. And if this returns an error, as a last resort we call <text:span text:style-name="Source_20_Text">print</text:span> and give what it outputs. </text:p>
            <text:p text:style-name="P53">Since <text:span text:style-name="Source_20_Text">let</text:span> may be used internally and since (to my thinking) <text:span text:style-name="Source_20_Text">let</text:span> does funny things, the results may seem odd unless you understand the sequence tried above and how <text:span text:style-name="Source_20_Text">let</text:span> works. For “example if the variable <text:span text:style-name="Source_20_Text">foo</text:span> has value 5, then ‘<text:span text:style-name="Example">x foo</text:span>’ shows the definition of foo <text:soft-page-break/>with value 5, and ‘<text:span text:style-name="Example">x foo+5</text:span>’ prints 10 as expected. So far so good. However if <text:span text:style-name="Source_20_Text">foo</text:span> is has the value ‘<text:span text:style-name="Example">alpha</text:span>’, ‘<text:span text:style-name="Example">x foo+5</text:span>’ prints 5 because <text:span text:style-name="Source_20_Text">let</text:span> has converted the string ‘<text:span text:style-name="Example">alpha</text:span>’ into the numeric value 0. So ‘<text:span text:style-name="Example">p foo+5</text:span>’ will simply print “foo+5”; if you want the value of “foo” substituted inside a string, for example you expect “the value of foo is $foo” to come out “the value of foo is 5”, then the right command to use is <text:span text:style-name="Source_20_Text">print</text:span> rather than <text:span text:style-name="Source_20_Text">x</text:span>, making sure you add the dollar onto the beginning of the variable. </text:p>
            <table:table table:name="Table109" table:style-name="Table109">
              <table:table-column table:style-name="Table109.A"/>
              <table:table-column table:style-name="Table109.B"/>
              <table:table-row>
                <table:table-cell table:style-name="Table109.A1" office:value-type="string">
                  <text:p text:style-name="P16"> </text:p>
                </table:table-cell>
                <table:table-cell table:style-name="Table109.A1" office:value-type="string">
                  <text:p text:style-name="P67">bashdb&lt;0&gt; <text:span text:style-name="T5">examine x y</text:span></text:p>
                  <text:p text:style-name="P67">declare -- x="22"</text:p>
                  <text:p text:style-name="P67"/>
                  <text:p text:style-name="P67">declare -- y="23"</text:p>
                  <text:p text:style-name="P67">bashdb&lt;1&gt; <text:span text:style-name="T5">examine x+y</text:span></text:p>
                  <text:p text:style-name="P67">45</text:p>
                  <text:p text:style-name="P67">bashdb&lt;2&gt; <text:span text:style-name="T5">x fn1</text:span></text:p>
                  <text:p text:style-name="P67">fn1 () </text:p>
                  <text:p text:style-name="P67">{ </text:p>
                  <text:p text:style-name="P67"><text:s text:c="4"/>echo "fn1 here";</text:p>
                  <text:p text:style-name="P67"><text:s text:c="4"/>x=5;</text:p>
                  <text:p text:style-name="P67"><text:s text:c="4"/>fn3</text:p>
                  <text:p text:style-name="P67">}</text:p>
                  <text:p text:style-name="P67">bashdb&lt;2&gt; <text:span text:style-name="T5">x FUNCNAME</text:span></text:p>
                  <text:p text:style-name="P67"/>
                  <text:p text:style-name="P68">declare -a FUNCNAME='([0]="_Dbg_cmd_x" [1]="_Dbg_cmdloop" [2]="_Dbg_debug_trap_handler" [3]="main")'</text:p>
                </table:table-cell>
              </table:table-row>
            </table:table>
            <text:p text:style-name="P53"><text:span text:style-name="Source_20_Text"><text:span text:style-name="T7">V [</text:span></text:span><text:span text:style-name="Variable"><text:span text:style-name="T7">!</text:span></text:span><text:span text:style-name="Source_20_Text"><text:span text:style-name="T7">][</text:span></text:span><text:span text:style-name="Variable"><text:span text:style-name="T7">pattern</text:span></text:span><text:span text:style-name="Source_20_Text"><text:span text:style-name="T7">]</text:span></text:span><text:span text:style-name="T7"> </text:span></text:p>
            <text:p text:style-name="P54"><text:bookmark text:name="index-info-variables"/><text:bookmark text:name="index-V-_0028info-variables_0029"/>If you want to list <text:span text:style-name="T19">all</text:span> variables and values or a set of variables by pattern, use this command. </text:p>
            <table:table table:name="Table110" table:style-name="Table110">
              <table:table-column table:style-name="Table110.A"/>
              <table:table-column table:style-name="Table110.B"/>
              <table:table-row>
                <table:table-cell table:style-name="Table110.A1" office:value-type="string">
                  <text:p text:style-name="P16"> </text:p>
                </table:table-cell>
                <table:table-cell table:style-name="Table110.A1" office:value-type="string">
                  <text:p text:style-name="P67">bashdb&lt;0&gt; <text:span text:style-name="T5">V dq*</text:span></text:p>
                  <text:p text:style-name="P67">dq_args="dq_*"</text:p>
                  <text:p text:style-name="P67">dq_cmd="V"</text:p>
                  <text:p text:style-name="P67">bashdb&lt;1&gt; <text:span text:style-name="T5">V FUNCNAME</text:span></text:p>
                  <text:p text:style-name="P67"/>
                  <text:p text:style-name="P68">FUNCNAME='([0]="_Dbg_cmd_list_variables" [1]="_Dbg_cmdloop" [2]="_Dbg_debug_trap_handler" [3]="main")'<text:bookmark text:name="Auto-Display"/><text:bookmark text:name="Automatic-display-_0028display_002c-undisplay_0029"/></text:p>
                </table:table-cell>
              </table:table-row>
            </table:table>
          </table:table-cell>
        </table:table-row>
      </table:table>
      <text:p text:style-name="P60"><text:span text:style-name="T2">4.10 Automatic display (‘</text:span><text:span text:style-name="Example"><text:span text:style-name="T2">display</text:span></text:span><text:span text:style-name="T2">’, ‘</text:span><text:span text:style-name="Example"><text:span text:style-name="T2">undisplay</text:span></text:span><text:span text:style-name="T2">’)</text:span></text:p>
      <table:table table:name="Table111" table:style-name="Table111">
        <table:table-column table:style-name="Table111.A"/>
        <table:table-row>
          <table:table-cell table:style-name="Table111.A1" office:value-type="string">
            <text:p text:style-name="P34"><text:bookmark text:name="index-display-of-expressions"/><text:bookmark text:name="index-automatic-display"/>If you find that you want to print the value of an expression frequently (to see how it changes), you might want to add it to the <text:span text:style-name="Emphasis">automatic display list</text:span> so that the <text:span text:style-name="acronym">BASH</text:span> debugger evaluates a statement each time your program stops. Each expression added to the list is given a <text:soft-page-break/>number to identify it; to remove an expression from the list, you specify that number. The automatic display looks like this: </text:p>
            <table:table table:name="Table112" table:style-name="Table112">
              <table:table-column table:style-name="Table112.A"/>
              <table:table-column table:style-name="Table112.B"/>
              <table:table-row>
                <table:table-cell table:style-name="Table112.A1" office:value-type="string">
                  <text:p text:style-name="P16"> </text:p>
                </table:table-cell>
                <table:table-cell table:style-name="Table112.A1" office:value-type="string">
                  <text:p text:style-name="P68">2 (echo $x): 38</text:p>
                </table:table-cell>
              </table:table-row>
            </table:table>
            <text:p text:style-name="P34">This display shows item numbers, expressions and their current values. </text:p>
            <text:p text:style-name="P53"><text:bookmark text:name="index-display"/><text:span text:style-name="Source_20_Text">display </text:span><text:span text:style-name="Variable">expr</text:span> </text:p>
            <text:p text:style-name="P53">Add the expression <text:span text:style-name="Variable">expr</text:span> to the list of expressions to display each time your program stops. </text:p>
            <text:p text:style-name="P53"><text:span text:style-name="Source_20_Text">display</text:span> </text:p>
            <text:p text:style-name="P53">Display the current values of the expressions on the list, just as is done when your program stops. </text:p>
            <text:p text:style-name="P53"><text:bookmark text:name="index-undisplay-dnums_2026"/><text:bookmark text:name="index-delete-display"/><text:span text:style-name="Source_20_Text">undisplay </text:span><text:span text:style-name="Variable">dnums</text:span><text:span text:style-name="Source_20_Text">…</text:span> <text:span text:style-name="Source_20_Text">delete display </text:span><text:span text:style-name="Variable">dnums</text:span><text:span text:style-name="Source_20_Text">…</text:span> </text:p>
            <text:p text:style-name="P53">Remove item numbers <text:span text:style-name="Variable">dnums</text:span> from the list of expressions to display. </text:p>
            <text:p text:style-name="P53"><text:span text:style-name="Source_20_Text">undisplay</text:span> does not repeat if you press &lt;RET&gt; after using it. (Otherwise you would just get the error ‘<text:span text:style-name="Example">No display number …</text:span>’.) </text:p>
            <text:p text:style-name="P53"><text:bookmark text:name="index-disable-display"/><text:span text:style-name="Source_20_Text">disable display </text:span><text:span text:style-name="Variable">dnums</text:span><text:span text:style-name="Source_20_Text">…</text:span> </text:p>
            <text:p text:style-name="P53">Disable the display of item numbers <text:span text:style-name="Variable">dnums</text:span>. A disabled display item is not printed automatically, but is not forgotten. It may be enabled again later. </text:p>
            <text:p text:style-name="P53"><text:bookmark text:name="index-enable-display"/><text:span text:style-name="Source_20_Text">enable display </text:span><text:span text:style-name="Variable">dnums</text:span><text:span text:style-name="Source_20_Text">…</text:span> </text:p>
            <text:p text:style-name="P53">Enable display of item numbers <text:span text:style-name="Variable">dnums</text:span>. It becomes effective once again in auto display of its expression, until you specify otherwise. </text:p>
            <text:p text:style-name="P53"><text:bookmark text:name="index-info-display"/><text:span text:style-name="Source_20_Text">info display</text:span> </text:p>
            <text:p text:style-name="P53">Print the list of expressions previously set up to display automatically, each one with its item number, but without showing the values. This includes disabled expressions, which are marked as such. It also includes expressions which would not be displayed right now <text:soft-page-break/>because they refer to automatic variables not currently available. <text:bookmark text:name="Evaluation_002fExecution"/><text:bookmark text:name="Running-Arbitrary-BASH-and-Shell-commands-_0028eval_002c-shell_0029"/></text:p>
          </table:table-cell>
        </table:table-row>
      </table:table>
      <text:p text:style-name="P60"><text:span text:style-name="T2">4.11 Running Arbitrary BASH and Shell commands (‘</text:span><text:span text:style-name="Example"><text:span text:style-name="T2">eval</text:span></text:span><text:span text:style-name="T2">’, ‘</text:span><text:span text:style-name="Example"><text:span text:style-name="T2">shell</text:span></text:span><text:span text:style-name="T2">’)</text:span></text:p>
      <table:table table:name="Table113" table:style-name="Table113">
        <table:table-column table:style-name="Table113.A"/>
        <table:table-row>
          <table:table-cell table:style-name="Table113.A1" office:value-type="string">
            <text:p text:style-name="P34">The two most general commands and most “low-level” are <text:span text:style-name="Source_20_Text">eval</text:span> and <text:span text:style-name="Source_20_Text">shell</text:span>. </text:p>
            <text:p text:style-name="P34"><text:span text:style-name="Source_20_Text"><text:span text:style-name="T8">eval [ bash-code ]</text:span></text:span> <text:span text:style-name="Source_20_Text">e</text:span> </text:p>
            <text:p text:style-name="P53"><text:bookmark text:name="index-eval"/><text:bookmark text:name="index-e-_0028eval_0029"/><text:span text:style-name="T10">In contrast to the commands of the last section the most general way to examine data is through </text:span><text:span text:style-name="Source_20_Text"><text:span text:style-name="T10">eval</text:span></text:span><text:span text:style-name="T10">. But you do much more with this; you can change the values of variables, since, you are just evaluating </text:span><text:span text:style-name="acronym"><text:span text:style-name="T10">BASH</text:span></text:span><text:span text:style-name="T10"> code. </text:span></text:p>
            <text:p text:style-name="P53">If you expect output, you should arrange that in the command, such as via <text:span text:style-name="Source_20_Text">echo</text:span> or <text:span text:style-name="Source_20_Text">printf</text:span>. For example, to print the value of <text:span text:style-name="Variable">foo</text:span>, you would type ‘<text:span text:style-name="Example">e echo $foo</text:span>’. This is bit longer than ‘<text:span text:style-name="Example">p $foo</text:span>’ or (when possible) ‘<text:span text:style-name="Example">x foo</text:span>’. However suppose you wanted to find out how the builtin test operator ‘<text:span text:style-name="Example">[</text:span>’ works with the ‘<text:span text:style-name="Example">-z</text:span>’ test condition. You could use <text:span text:style-name="Source_20_Text">eval</text:span> to do this such as ‘<text:span text:style-name="Example"><text:span text:style-name="T10">e [ -z "$foo"] &amp;&amp; echo "yes"</text:span></text:span>’. </text:p>
            <text:p text:style-name="P53"><text:span text:style-name="Source_20_Text">eval</text:span> </text:p>
            <text:p text:style-name="P53">I find I sometimes want to run the line that’s about to be executed to see if I want to step into methods that are called. </text:p>
            <text:p text:style-name="P53">For example: </text:p>
            <table:table table:name="Table114" table:style-name="Table114">
              <table:table-column table:style-name="Table114.A"/>
              <table:table-column table:style-name="Table114.B"/>
              <table:table-row>
                <table:table-cell table:style-name="Table114.A1" office:value-type="string">
                  <text:p text:style-name="P16"> </text:p>
                </table:table-cell>
                <table:table-cell table:style-name="Table114.A1" office:value-type="string">
                  <text:p text:style-name="P67">(/etc/apparmor/functions:24):</text:p>
                  <text:p text:style-name="P67">PROFILES="/etc/apparmor.d"</text:p>
                  <text:p text:style-name="P67">bashdb&lt;2&gt; </text:p>
                  <text:p text:style-name="P68"/>
                </table:table-cell>
              </table:table-row>
            </table:table>
            <text:p text:style-name="P53">I had been cutting and pasting the command as shown, but realized I could do better if I made a command for this. So that’s what I’ve done. </text:p>
            <text:p text:style-name="P53">If you run the ‘<text:span text:style-name="Example">eval</text:span>’ command without any arguments, it will run the command that is about to be run. </text:p>
            <table:table table:name="Table115" table:style-name="Table115">
              <table:table-column table:style-name="Table115.A"/>
              <table:table-column table:style-name="Table115.B"/>
              <table:table-row>
                <table:table-cell table:style-name="Table115.A1" office:value-type="string">
                  <text:p text:style-name="P16"> </text:p>
                </table:table-cell>
                <table:table-cell table:style-name="Table115.A1" office:value-type="string">
                  <text:p text:style-name="P67">(/etc/apparmor/functions:24):</text:p>
                  <text:p text:style-name="P67">PROFILES="/etc/apparmor.d"</text:p>
                  <text:p text:style-name="P67">bashdb&lt;2&gt; eval</text:p>
                  <text:p text:style-name="P67"><text:soft-page-break/>eval: PROFILES="/etc/apparmor.d"</text:p>
                  <text:p text:style-name="P67"/>
                  <text:p text:style-name="P67">$? is 0</text:p>
                  <text:p text:style-name="P68">bashdb&lt;3&gt; </text:p>
                </table:table-cell>
              </table:table-row>
            </table:table>
            <text:p text:style-name="P53">This was working fine, until I started coming across tests inside <text:span text:style-name="Source_20_Text">if</text:span>, <text:span text:style-name="Source_20_Text">elsif</text:span>, <text:span text:style-name="Source_20_Text">case</text:span>, <text:span text:style-name="Source_20_Text">return</text:span> or <text:span text:style-name="Source_20_Text">while</text:span> blocks. For example: </text:p>
            <table:table table:name="Table116" table:style-name="Table116">
              <table:table-column table:style-name="Table116.A"/>
              <table:table-column table:style-name="Table116.B"/>
              <table:table-row>
                <table:table-cell table:style-name="Table116.A1" office:value-type="string">
                  <text:p text:style-name="P16"> </text:p>
                </table:table-cell>
                <table:table-cell table:style-name="Table116.A1" office:value-type="string">
                  <text:p text:style-name="P67">(/etc/init.d/apparmor:70):</text:p>
                  <text:p text:style-name="P68">if [ "$1" = "recache" ]</text:p>
                </table:table-cell>
              </table:table-row>
            </table:table>
            <text:p text:style-name="P53">Suppose I want to know which branch I’m going to take before taking the branch. That way I might even be able to change which way to go by changing the test before it runs in the debugged program. (In the above example, I could print $1 </text:p>
            <table:table table:name="Table117" table:style-name="Table117">
              <table:table-column table:style-name="Table117.A"/>
              <table:table-column table:style-name="Table117.B"/>
              <table:table-row>
                <table:table-cell table:style-name="Table117.A1" office:value-type="string">
                  <text:p text:style-name="P16"> </text:p>
                </table:table-cell>
                <table:table-cell table:style-name="Table117.A1" office:value-type="string">
                  <text:p text:style-name="P67">bashdb&lt;2&gt; pr $1</text:p>
                  <text:p text:style-name="P67">status</text:p>
                  <text:p text:style-name="P68"/>
                </table:table-cell>
              </table:table-row>
            </table:table>
            <text:p text:style-name="P53">But I’m lazy. I’d rather let the debugger do the work for me: </text:p>
            <table:table table:name="Table118" table:style-name="Table118">
              <table:table-column table:style-name="Table118.A"/>
              <table:table-column table:style-name="Table118.B"/>
              <table:table-row>
                <table:table-cell table:style-name="Table118.A1" office:value-type="string">
                  <text:p text:style-name="P16"> </text:p>
                </table:table-cell>
                <table:table-cell table:style-name="Table118.A1" office:value-type="string">
                  <text:p text:style-name="P66">bashdb&lt;1&gt; eval?</text:p>
                  <text:p text:style-name="P66">eval: [ "$1" = "recache" ]</text:p>
                  <text:p text:style-name="P69">$? is 1</text:p>
                </table:table-cell>
              </table:table-row>
            </table:table>
            <text:p text:style-name="P53">If you alias eval with a name that ends in ? it will strip off any leading <text:span text:style-name="Source_20_Text">if</text:span>, <text:span text:style-name="Source_20_Text">case</text:span>, <text:span text:style-name="Source_20_Text">while</text:span>, <text:span text:style-name="Source_20_Text">elsif</text:span>, or <text:span text:style-name="Source_20_Text">return</text:span>. </text:p>
            <text:p text:style-name="P53"><text:bookmark text:name="index-shell-escape"/><text:bookmark text:name="index-_0021_0021-_0028shell_0029"/><text:span text:style-name="Source_20_Text"><text:span text:style-name="T4">!! </text:span></text:span><text:span text:style-name="Variable"><text:span text:style-name="T4">command string</text:span></text:span><text:span text:style-name="T4"> </text:span></text:p>
            <text:p text:style-name="P53">If you need to execute occasional shell commands during your debugging session, there is no need to leave or suspend the <text:span text:style-name="acronym">BASH</text:span> debugger; you can just use the <text:span text:style-name="Source_20_Text"><text:span text:style-name="T10">shell</text:span></text:span><text:span text:style-name="T10"> command or its alias </text:span><text:span text:style-name="Source_20_Text"><text:span text:style-name="T10">!!</text:span></text:span>. </text:p>
            <text:p text:style-name="P53">Invoke a shell to execute <text:span text:style-name="Variable">command string</text:span>. </text:p>
            <text:p text:style-name="P53"><text:bookmark text:name="index-nested-shell"/><text:bookmark text:name="index-shell-_0028shell_0029"/><text:span text:style-name="Source_20_Text">shell</text:span> </text:p>
            <text:p text:style-name="P53"><text:span text:style-name="T10">Although the debugger allows one to evaluate arbitrary </text:span><text:span text:style-name="acronym"><text:span text:style-name="T10">BASH</text:span></text:span><text:span text:style-name="T10"> code using </text:span><text:span text:style-name="Source_20_Text"><text:span text:style-name="T10">eval</text:span></text:span><text:span text:style-name="T10">, or via the </text:span><text:span text:style-name="Source_20_Text"><text:span text:style-name="T10">set autoeval</text:span></text:span><text:span text:style-name="T10"> mode, sometimes you </text:span><text:soft-page-break/><text:span text:style-name="T10">might prefer to work inside a </text:span><text:span text:style-name="acronym"><text:span text:style-name="T10">BASH</text:span></text:span><text:span text:style-name="T10"> shell to see variables, experiment, issue commands (using the currently-set up environment), and even change variables and functions. </text:span></text:p>
            <text:p text:style-name="P53"><text:span text:style-name="T10">For this we, the debugger </text:span><text:span text:style-name="Source_20_Text"><text:span text:style-name="T10">shell</text:span></text:span><text:span text:style-name="T10"> command, enters a nested shell session. But before it does this, it saves out variable and function definitions in the current context of the running program. That way, you have access to those. </text:span></text:p>
            <text:p text:style-name="P53"><text:span text:style-name="T10">This however creates a new problem: getting changes you make reflected back into the running program. Right now any variable you change can be flagged to have its value re-read when the shell exits. This is done using the </text:span><text:span text:style-name="Source_20_Text"><text:span text:style-name="T10">save_var</text:span></text:span><text:span text:style-name="T10"> function inside the nested shell. </text:span><text:span text:style-name="Source_20_Text"><text:span text:style-name="T10">save_var</text:span></text:span><text:span text:style-name="T10"> takes a list of variable names. </text:span></text:p>
            <text:p text:style-name="P53">Here is an example session </text:p>
            <table:table table:name="Table119" table:style-name="Table119">
              <table:table-column table:style-name="Table119.A"/>
              <table:table-column table:style-name="Table119.B"/>
              <table:table-row>
                <table:table-cell table:style-name="Table119.A1" office:value-type="string">
                  <text:p text:style-name="P16"> </text:p>
                </table:table-cell>
                <table:table-cell table:style-name="Table119.A1" office:value-type="string">
                  <text:p text:style-name="P67">bashdb /etc/init.d/apparmor status</text:p>
                  <text:p text:style-name="P67">bashdb debugger, release 4.2-0.8</text:p>
                  <text:p text:style-name="P67"/>
                  <text:p text:style-name="P67">Copyright 2002, 2003, 2004, 2006, 2007, 2008, 2009, 2010, 2011 Rocky Bernstein</text:p>
                  <text:p text:style-name="P67">This is free software, covered by the GNU General Public License, and you are</text:p>
                  <text:p text:style-name="P67">welcome to change it and/or distribute copies of it under certain conditions.</text:p>
                  <text:p text:style-name="P67">...</text:p>
                  <text:p text:style-name="P67">(/etc/init.d/apparmor:35):</text:p>
                  <text:p text:style-name="P67">. /etc/apparmor/functions</text:p>
                  <text:p text:style-name="P67">bashdb&lt;1&gt; s</text:p>
                  <text:p text:style-name="P67">(/etc/apparmor/functions:24):</text:p>
                  <text:p text:style-name="P67">PROFILES="/etc/apparmor.d"</text:p>
                  <text:p text:style-name="P67"/>
                  <text:p text:style-name="P67">bashdb&lt;2&gt; <text:span text:style-name="T4">s</text:span></text:p>
                  <text:p text:style-name="P67">(/etc/apparmor/functions:25):</text:p>
                  <text:p text:style-name="P67">PARSER="/sbin/apparmor_parser"</text:p>
                  <text:p text:style-name="P66">bashdb&lt;3&gt; shell</text:p>
                  <text:p text:style-name="P67">bashdb $ <text:span text:style-name="T4">typeset -p PROFILES</text:span></text:p>
                  <text:p text:style-name="P67">typeset -p PROFILES</text:p>
                  <text:p text:style-name="P67">typeset PROFILES=/etc/apparmor.d</text:p>
                  <text:p text:style-name="P67">bashdb $ <text:span text:style-name="T4">PROFILES='Hi, Mom!'</text:span></text:p>
                  <text:p text:style-name="P67">bashdb $ <text:span text:style-name="T4">save_vars PROFILES</text:span></text:p>
                  <text:p text:style-name="P67">bashdb $ <text:s/><text:span text:style-name="T4">&lt;EOF&gt;</text:span></text:p>
                  <text:p text:style-name="P67">(/etc/apparmor/functions:25):</text:p>
                  <text:p text:style-name="P67">PARSER="/sbin/apparmor_parser"</text:p>
                  <text:p text:style-name="P67">bashdb&lt;4&gt; <text:span text:style-name="T4">x PROFILES</text:span></text:p>
                  <text:p text:style-name="P67"><text:soft-page-break/>typeset PROFILES='Hi, Mom!'</text:p>
                  <text:p text:style-name="P68"/>
                </table:table-cell>
              </table:table-row>
            </table:table>
            <text:p text:style-name="P53">Note that inside the nested shell the we have set the prompt has been set to <text:span text:style-name="Source_20_Text">bashdb $ </text:span>. <text:bookmark text:name="Interfacing-to-the-OS"/><text:bookmark text:name="Interfacing-to-the-OS-_0028cd_002c-pwd_0029"/></text:p>
          </table:table-cell>
        </table:table-row>
      </table:table>
      <text:p text:style-name="P60"><text:span text:style-name="T2">4.12 Interfacing to the OS (‘</text:span><text:span text:style-name="Example"><text:span text:style-name="T2">cd</text:span></text:span><text:span text:style-name="T2">’, ‘</text:span><text:span text:style-name="Example"><text:span text:style-name="T2">pwd</text:span></text:span><text:span text:style-name="T2">’)</text:span></text:p>
      <table:table table:name="Table120" table:style-name="Table120">
        <table:table-column table:style-name="Table120.A"/>
        <table:table-row>
          <table:table-cell table:style-name="Table120.A1" office:value-type="string">
            <text:p text:style-name="P53"><text:bookmark text:name="index-change-working-directory"/><text:bookmark text:name="index-cd-_005bdirectory_005d"/><text:span text:style-name="Source_20_Text">cd</text:span> </text:p>
            <text:p text:style-name="P53">Set working directory to <text:span text:style-name="Variable">directory</text:span> for debugger and program being debugged. Tilde expansion, variable and filename expansion is performed on <text:span text:style-name="Variable">directory</text:span>. If no directory is given, we print out the current directory which is really the same things as running <text:span text:style-name="Source_20_Text">pwd</text:span>. </text:p>
            <text:p text:style-name="P53">Note that <text:span text:style-name="Source_20_Text">gdb</text:span> is a little different in that it performs tilde expansion but not filename or variable expansion and the directory argument is not optional as it is here. </text:p>
            <text:p text:style-name="P53"><text:bookmark text:name="index-print-working-directory"/><text:bookmark text:name="index-pwd"/><text:span text:style-name="Source_20_Text">pwd</text:span> </text:p>
            <text:p text:style-name="P53">Prints the working directory as the program sees things. <text:bookmark text:name="Information-and-Settings"/><text:bookmark text:name="Status-and-Debugger-Settings-_0028info_002c-show_0029"/></text:p>
          </table:table-cell>
        </table:table-row>
      </table:table>
      <text:p text:style-name="P60"><text:span text:style-name="T2">4.13 Status and Debugger Settings (‘</text:span><text:span text:style-name="Example"><text:span text:style-name="T2">info</text:span></text:span><text:span text:style-name="T2">’, ‘</text:span><text:span text:style-name="Example"><text:span text:style-name="T2">show</text:span></text:span><text:span text:style-name="T2">’)</text:span></text:p>
      <table:table table:name="Table121" table:style-name="Table121">
        <table:table-column table:style-name="Table121.A"/>
        <table:table-row>
          <table:table-cell table:style-name="Table121.A1" office:value-type="string">
            <text:p text:style-name="P34">In addition to <text:span text:style-name="Source_20_Text">help</text:span>, you can use the <text:span text:style-name="acronym">BASH</text:span> commands <text:span text:style-name="Source_20_Text">info</text:span> and <text:span text:style-name="Source_20_Text">show</text:span> to inquire about the state of your program, or the state of <text:span text:style-name="acronym">BASH</text:span> itself. Each command supports many topics of inquiry; here we introduce each of them in the appropriate context. The listings under <text:span text:style-name="Source_20_Text">info</text:span> and under <text:span text:style-name="Source_20_Text">show</text:span> in the Index point to all the sub-commands. See section <text:a xlink:type="simple" xlink:href="http://www.rodericksmith.plus.com/outlines/manuals/bashdbOutline.html#Command-Index" text:style-name="Internet_20_link" text:visited-style-name="Visited_20_Internet_20_Link">Command Index</text:a>. <text:bookmark text:name="Info"/><text:bookmark text:name="Showing-information-about-the-program-being-debugged-_0028info_0029"/></text:p>
          </table:table-cell>
        </table:table-row>
      </table:table>
      <text:p text:style-name="P62"><text:span text:style-name="T2">4.13.1 Showing information about the program being debugged (‘</text:span><text:span text:style-name="Example"><text:span text:style-name="T2">info</text:span></text:span><text:span text:style-name="T2">’)</text:span></text:p>
      <table:table table:name="Table122" table:style-name="Table122">
        <table:table-column table:style-name="Table122.A"/>
        <table:table-row>
          <table:table-cell table:style-name="Table122.A1" office:value-type="string">
            <text:p text:style-name="P34">This <text:span text:style-name="Source_20_Text">info</text:span> command (abbreviated <text:span text:style-name="Source_20_Text">i</text:span>) is for describing the state of your program. For example, you can list the current <text:span text:style-name="Source_20_Text">$1</text:span>, <text:span text:style-name="Source_20_Text">$2</text:span> parameters with <text:span text:style-name="Source_20_Text">info args</text:span>, or list the breakpoints you have set with <text:span text:style-name="Source_20_Text">info breakpoints</text:span> or <text:span text:style-name="Source_20_Text">info watchpoints</text:span>. You can get a complete list of the <text:span text:style-name="Source_20_Text">info</text:span> sub-commands with <text:span text:style-name="Source_20_Text">help info</text:span>. </text:p>
            <text:p text:style-name="P53"><text:bookmark text:name="index-info-args"/><text:span text:style-name="Source_20_Text"><text:span text:style-name="T8">info args</text:span></text:span><text:span text:style-name="T8"> </text:span></text:p>
            <text:p text:style-name="P53">Argument variables (e.g. $1, $2, ...) of the current stack frame. <text:bookmark text:name="index-info-breakpoints-1"/></text:p>
            <text:p text:style-name="P53"><text:soft-page-break/><text:span text:style-name="Source_20_Text"><text:span text:style-name="T8">info breakpoints</text:span></text:span><text:span text:style-name="T8"> </text:span></text:p>
            <text:p text:style-name="P53">Status of user-settable breakpoints <text:bookmark text:name="index-info-display-1"/></text:p>
            <text:p text:style-name="P53"><text:span text:style-name="Source_20_Text">info display</text:span> </text:p>
            <text:p text:style-name="P53">Show all display expressions <text:bookmark text:name="index-info-files"/></text:p>
            <text:p text:style-name="P53"><text:span text:style-name="Source_20_Text"><text:span text:style-name="T8">info files</text:span></text:span><text:span text:style-name="T8"> </text:span></text:p>
            <text:p text:style-name="P53">Source files in the program <text:bookmark text:name="index-info-functions"/></text:p>
            <text:p text:style-name="P53"><text:span text:style-name="Source_20_Text"><text:span text:style-name="T8">info functions</text:span></text:span><text:span text:style-name="T8"> </text:span></text:p>
            <text:p text:style-name="P53">All function names <text:bookmark text:name="index-info-line"/></text:p>
            <text:p text:style-name="P53"><text:span text:style-name="Source_20_Text">info line</text:span> </text:p>
            <text:p text:style-name="P53">list current line number and and file name <text:bookmark text:name="index-info-program"/></text:p>
            <text:p text:style-name="P53"><text:span text:style-name="Source_20_Text">info program</text:span> </text:p>
            <text:p text:style-name="P53">Execution status of the program. <text:bookmark text:name="index-info-signals-1"/></text:p>
            <text:p text:style-name="P53"><text:span text:style-name="Source_20_Text">info signals</text:span> </text:p>
            <text:p text:style-name="P53">What debugger does when program gets various signals <text:bookmark text:name="index-info-source"/></text:p>
            <text:p text:style-name="P53"><text:span text:style-name="Source_20_Text"><text:span text:style-name="T8">info source</text:span></text:span><text:span text:style-name="T8"> </text:span></text:p>
            <text:p text:style-name="P53">Information about the current source file <text:bookmark text:name="index-info-stack"/></text:p>
            <text:p text:style-name="P53"><text:soft-page-break/><text:span text:style-name="Source_20_Text"><text:span text:style-name="T8">info stack</text:span></text:span><text:span text:style-name="T8"> </text:span></text:p>
            <text:p text:style-name="P53">Backtrace of the stack <text:bookmark text:name="index-info-terminal-1"/></text:p>
            <text:p text:style-name="P53"><text:span text:style-name="Source_20_Text">info terminal</text:span> </text:p>
            <text:p text:style-name="P53">Print terminal device <text:bookmark text:name="index-info-variables-1"/></text:p>
            <text:p text:style-name="P53"><text:span text:style-name="Source_20_Text">info variables</text:span> </text:p>
            <text:p text:style-name="P53">All global and static variable names <text:bookmark text:name="Show"/><text:bookmark text:name="Show-information-about-the-debugger-_0028show_0029"/></text:p>
          </table:table-cell>
        </table:table-row>
      </table:table>
      <text:p text:style-name="P62"><text:span text:style-name="T2">4.13.2 Show information about the debugger (‘</text:span><text:span text:style-name="Example"><text:span text:style-name="T2">show</text:span></text:span><text:span text:style-name="T2">’)</text:span></text:p>
      <table:table table:name="Table123" table:style-name="Table123">
        <table:table-column table:style-name="Table123.A"/>
        <table:table-row>
          <table:table-cell table:style-name="Table123.A1" office:value-type="string">
            <text:p text:style-name="P34">In contrast to <text:span text:style-name="Source_20_Text">info</text:span>, <text:span text:style-name="Source_20_Text">show</text:span> is for describing the state of <text:span text:style-name="acronym">BASH</text:span> itself. You can change most of the things you can <text:span text:style-name="Source_20_Text">show</text:span>, by using the related command <text:span text:style-name="Source_20_Text">set</text:span>; </text:p>
            <text:p text:style-name="P34">The distinction between <text:span text:style-name="Source_20_Text">info</text:span> and <text:span text:style-name="Source_20_Text">show</text:span> however is a bit fuzzy and is kept here to try to follow the GDB interface. For example, to list the arguments given to your script use <text:span text:style-name="Source_20_Text">show args</text:span>; <text:span text:style-name="Source_20_Text">info args</text:span> does something different. </text:p>
            <text:p text:style-name="P34">Here are three miscellaneous <text:span text:style-name="Source_20_Text">show</text:span> subcommands, all of which are exceptional in lacking corresponding <text:span text:style-name="Source_20_Text">set</text:span> commands: </text:p>
            <text:p text:style-name="P53"><text:bookmark text:name="index-version-number"/><text:bookmark text:name="index-show-version"/><text:span text:style-name="Source_20_Text">show version</text:span> </text:p>
            <text:p text:style-name="P53">Show what version of <text:span text:style-name="acronym">BASH</text:span> is running. You should include this information in <text:span text:style-name="acronym">BASH</text:span> bug-reports. If multiple versions of <text:span text:style-name="acronym">BASH</text:span> are in use at your site, you may need to determine which version of <text:span text:style-name="acronym">BASH</text:span> you are running; as <text:span text:style-name="acronym">BASH</text:span> evolves, new commands are introduced, and old ones may wither away. Also, many system vendors ship variant versions of <text:span text:style-name="acronym">BASH</text:span>, and there are variant versions of <text:span text:style-name="acronym">BASH</text:span> in <text:span text:style-name="T3">GNU</text:span>/Linux distributions as well. The version number is the same as the one announced when you start <text:span text:style-name="acronym">BASH</text:span>. </text:p>
            <text:p text:style-name="P53"><text:bookmark text:name="index-show-copying"/><text:span text:style-name="Source_20_Text">show copying</text:span> </text:p>
            <text:p text:style-name="P53">Display information about permission for copying <text:span text:style-name="acronym">BASH</text:span>. </text:p>
            <text:p text:style-name="P53"><text:soft-page-break/><text:span text:style-name="Source_20_Text">show linetrace</text:span> </text:p>
            <text:p text:style-name="P53">Show if line tracing is enabled. See also <text:a xlink:type="simple" xlink:href="http://www.rodericksmith.plus.com/outlines/manuals/bashdbOutline.html#Line-Tracing" text:style-name="Internet_20_link" text:visited-style-name="Visited_20_Internet_20_Link">Show position information as statements are executed (‘</text:a><text:a xlink:type="simple" xlink:href="http://www.rodericksmith.plus.com/outlines/manuals/bashdbOutline.html#Line-Tracing" text:style-name="Internet_20_link" text:visited-style-name="Visited_20_Internet_20_Link"><text:span text:style-name="Example">set linetrace</text:span></text:a><text:a xlink:type="simple" xlink:href="http://www.rodericksmith.plus.com/outlines/manuals/bashdbOutline.html#Line-Tracing" text:style-name="Internet_20_link" text:visited-style-name="Visited_20_Internet_20_Link">’)</text:a>. </text:p>
            <text:p text:style-name="P53"><text:span text:style-name="Source_20_Text">show logging</text:span> </text:p>
            <text:p text:style-name="P53">Show summary information of logging variables which can be set via <text:span text:style-name="Source_20_Text">set logging</text:span>. See also <text:a xlink:type="simple" xlink:href="http://www.rodericksmith.plus.com/outlines/manuals/bashdbOutline.html#Logging" text:style-name="Internet_20_link" text:visited-style-name="Visited_20_Internet_20_Link">Logging output (‘</text:a><text:a xlink:type="simple" xlink:href="http://www.rodericksmith.plus.com/outlines/manuals/bashdbOutline.html#Logging" text:style-name="Internet_20_link" text:visited-style-name="Visited_20_Internet_20_Link"><text:span text:style-name="Example">set </text:span></text:a><text:a xlink:type="simple" xlink:href="http://www.rodericksmith.plus.com/outlines/manuals/bashdbOutline.html#Logging" text:style-name="Internet_20_link" text:visited-style-name="Visited_20_Internet_20_Link"><text:span text:style-name="Example">logging</text:span></text:a><text:a xlink:type="simple" xlink:href="http://www.rodericksmith.plus.com/outlines/manuals/bashdbOutline.html#Logging" text:style-name="Internet_20_link" text:visited-style-name="Visited_20_Internet_20_Link">’, ‘</text:a><text:a xlink:type="simple" xlink:href="http://www.rodericksmith.plus.com/outlines/manuals/bashdbOutline.html#Logging" text:style-name="Internet_20_link" text:visited-style-name="Visited_20_Internet_20_Link"><text:span text:style-name="Example">set logging file</text:span></text:a><text:a xlink:type="simple" xlink:href="http://www.rodericksmith.plus.com/outlines/manuals/bashdbOutline.html#Logging" text:style-name="Internet_20_link" text:visited-style-name="Visited_20_Internet_20_Link">’...)</text:a>. </text:p>
            <text:p text:style-name="P53"><text:span text:style-name="Source_20_Text">show logging file</text:span> </text:p>
            <text:p text:style-name="P53">Show the current logging file. </text:p>
            <text:p text:style-name="P53"><text:span text:style-name="Source_20_Text">show logging overwrite</text:span> </text:p>
            <text:p text:style-name="P53">Show whether logging overwrites or appends to the log file. </text:p>
            <text:p text:style-name="P53"><text:bookmark text:name="index-show-warranty"/><text:span text:style-name="Source_20_Text">show warranty</text:span> </text:p>
            <text:p text:style-name="P53">Display the <text:span text:style-name="T3">GNU</text:span> “NO WARRANTY” statement, or a warranty, if your version of the <text:span text:style-name="acronym">BASH</text:span> debugger comes with one. <text:bookmark text:name="Controlling-bashdb"/><text:bookmark text:name="Controlling-bashdb-_0028set_002c-file_002c-prompt_002c-history_002e_002e_002e_0029"/></text:p>
          </table:table-cell>
        </table:table-row>
      </table:table>
      <text:p text:style-name="P60"><text:span text:style-name="T2">4.14 Controlling bashdb (‘</text:span><text:span text:style-name="Example"><text:span text:style-name="T2">set</text:span></text:span><text:span text:style-name="T2">’, ‘</text:span><text:span text:style-name="Example"><text:span text:style-name="T2">file</text:span></text:span><text:span text:style-name="T2">’, ‘</text:span><text:span text:style-name="Example"><text:span text:style-name="T2">prompt</text:span></text:span><text:span text:style-name="T2">’, ‘</text:span><text:span text:style-name="Example"><text:span text:style-name="T2">history</text:span></text:span><text:span text:style-name="T2">’...)</text:span></text:p>
      <table:table table:name="Table124" table:style-name="Table124">
        <table:table-column table:style-name="Table124.A"/>
        <table:table-row>
          <table:table-cell table:style-name="Table124.A1" office:value-type="string">
            <text:p text:style-name="P34">You can alter the way <text:span text:style-name="acronym">BASH</text:span> interacts with you in various ways given below. <text:bookmark text:name="Alias"/><text:bookmark text:name="Debugger-Command-Aliases-_0028alias_0029"/></text:p>
          </table:table-cell>
        </table:table-row>
      </table:table>
      <text:p text:style-name="P62"><text:span text:style-name="T2">4.14.1 Debugger Command Aliases (‘</text:span><text:span text:style-name="Example"><text:span text:style-name="T2">alias</text:span></text:span><text:span text:style-name="T2">’)</text:span></text:p>
      <table:table table:name="Table125" table:style-name="Table125">
        <table:table-column table:style-name="Table125.A"/>
        <table:table-row>
          <table:table-cell table:style-name="Table125.A1" office:value-type="string">
            <text:p text:style-name="P53"><text:bookmark text:name="index-alias-name-command"/><text:span text:style-name="Source_20_Text">alias </text:span><text:span text:style-name="Variable">name</text:span><text:span text:style-name="Source_20_Text"> </text:span><text:span text:style-name="Variable">command</text:span> </text:p>
            <text:p text:style-name="P53">Add <text:span text:style-name="Variable">name</text:span> as an alias for <text:span text:style-name="Variable">command</text:span> </text:p>
            <text:p text:style-name="P53"><text:bookmark text:name="index-unalias-name-command"/>Remove <text:span text:style-name="Variable">name</text:span> as an alias for <text:span text:style-name="Variable">command</text:span> </text:p>
            <text:p text:style-name="P55"><text:span text:style-name="Source_20_Text">unalias </text:span><text:span text:style-name="Variable">name</text:span><text:span text:style-name="Source_20_Text"> </text:span><text:span text:style-name="Variable">command</text:span> <text:bookmark text:name="Annotation-Level-_0028set-annotate_0029"/><text:bookmark text:name="Annotate"/></text:p>
          </table:table-cell>
        </table:table-row>
      </table:table>
      <text:p text:style-name="P62"><text:soft-page-break/><text:span text:style-name="T2">4.14.2 Annotation Level (‘</text:span><text:span text:style-name="Example"><text:span text:style-name="T2">set annotate</text:span></text:span><text:span text:style-name="T2">’)</text:span></text:p>
      <table:table table:name="Table126" table:style-name="Table126">
        <table:table-column table:style-name="Table126.A"/>
        <table:table-row>
          <table:table-cell table:style-name="Table126.A1" office:value-type="string">
            <text:p text:style-name="P53"><text:bookmark text:name="index-set-annotate"/><text:span text:style-name="Source_20_Text">set annotate </text:span><text:span text:style-name="Variable">integer</text:span> </text:p>
            <text:p text:style-name="P53">The annotation level controls how much information the <text:span text:style-name="acronym">BASH</text:span> debugger prints in its prompt; right new it just controls whether we show full filenames in output or the base part of the filename without path information. Level 0 is the normal, level 1 is for use when the <text:span text:style-name="acronym">BASH</text:span> debugger is run as a subprocess of <text:span text:style-name="T3">GNU</text:span> Emacs of <text:span text:style-name="acronym">DDD</text:span>, level 2 is the maximum annotation suitable for programs that control the <text:span text:style-name="acronym">BASH</text:span> debugger. <text:bookmark text:name="Autoeval"/><text:bookmark text:name="Set_002fShow-auto_002deval-_0028set-autoeval_0029"/></text:p>
          </table:table-cell>
        </table:table-row>
      </table:table>
      <text:p text:style-name="P62"><text:span text:style-name="T2">4.14.3 Set/Show auto-eval (‘</text:span><text:span text:style-name="Example"><text:span text:style-name="T2">set autoeval</text:span></text:span><text:span text:style-name="T2">’)</text:span></text:p>
      <table:table table:name="Table127" table:style-name="Table127">
        <table:table-column table:style-name="Table127.A"/>
        <table:table-row>
          <table:table-cell table:style-name="Table127.A1" office:value-type="string">
            <text:p text:style-name="P53"><text:bookmark text:name="index-set-autoeval-_005b-on-_007c-1-_007c-off-_007c-0-_005d"/><text:span text:style-name="Source_20_Text">set autoeval [ on | 1 | off | 0 ]</text:span> </text:p>
            <text:p text:style-name="P53">Specify that debugger input that isn’t recognized as a command should be passed to Ruby for evaluation (using the current debugged program namespace). Note however that we <text:span text:style-name="Emphasis">first</text:span> check input to see if it is a debugger command and <text:span text:style-name="Emphasis">only</text:span> if it is not do we consider it as Ruby code. This means for example that if you have variable called <text:span text:style-name="Source_20_Text">n</text:span> and you want to see its value, you could use <text:span text:style-name="Source_20_Text">p n</text:span>, because just entering <text:span text:style-name="Source_20_Text">n</text:span> will be interpreted as the debugger “next” command. </text:p>
            <text:p text:style-name="P53">When autoeval is set on, you’ll get a different error message when you invalid commands are encountered. Here’s a session fragment to show the difference </text:p>
            <table:table table:name="Table128" table:style-name="Table128">
              <table:table-column table:style-name="Table128.A"/>
              <table:table-column table:style-name="Table128.B"/>
              <table:table-row>
                <table:table-cell table:style-name="Table128.A1" office:value-type="string">
                  <text:p text:style-name="P16"> </text:p>
                </table:table-cell>
                <table:table-cell table:style-name="Table128.A1" office:value-type="string">
                  <text:p text:style-name="P67">bashdb&lt;1&gt; <text:span text:style-name="T15">stepp</text:span></text:p>
                  <text:p text:style-name="P67"/>
                  <text:p text:style-name="P67">Unknown command</text:p>
                  <text:p text:style-name="P67">bashdb&lt;2&gt; <text:span text:style-name="T15">set autoeval on</text:span></text:p>
                  <text:p text:style-name="P67">autoeval is on.</text:p>
                  <text:p text:style-name="P67">bashdb&lt;3&gt; <text:span text:style-name="T15">stepp</text:span></text:p>
                  <text:p text:style-name="P68">NameError Exception: undefined local variable or method `stepp' for ...</text:p>
                </table:table-cell>
              </table:table-row>
            </table:table>
            <text:p text:style-name="P53"><text:bookmark text:name="index-show-autoeval"/><text:span text:style-name="Source_20_Text">show args</text:span> </text:p>
            <text:p text:style-name="P53">Shows whether Ruby evaluation of debugger input should occur or not. <text:bookmark text:name="Autolist"/><text:bookmark text:name="Set_002fShow-listing-on-stop-_0028set-autolist_0029"/></text:p>
          </table:table-cell>
        </table:table-row>
      </table:table>
      <text:p text:style-name="P62"><text:span text:style-name="T2">4.14.4 Set/Show listing on stop (‘</text:span><text:span text:style-name="Example"><text:span text:style-name="T2">set autolist</text:span></text:span><text:span text:style-name="T2">’)</text:span></text:p>
      <table:table table:name="Table129" table:style-name="Table129">
        <table:table-column table:style-name="Table129.A"/>
        <table:table-row>
          <table:table-cell table:style-name="Table129.A1" office:value-type="string">
            <text:p text:style-name="P53"><text:bookmark text:name="index-set-autolist-_005b-on-_007c-1-_007c-off-_007c-0-_005d"/><text:span text:style-name="Source_20_Text">set autolist [ on | 1 | off | 0 ]</text:span> </text:p>
            <text:p text:style-name="P53"><text:soft-page-break/>When set runs a “list” command on each stop in the debugger. <text:bookmark text:name="Basename"/><text:bookmark text:name="File-basename-_0028set-basename_0029"/></text:p>
          </table:table-cell>
        </table:table-row>
      </table:table>
      <text:p text:style-name="P62"><text:span text:style-name="T2">4.14.5 File basename (‘</text:span><text:span text:style-name="Example"><text:span text:style-name="T2">set basename</text:span></text:span><text:span text:style-name="T2">’)</text:span></text:p>
      <table:table table:name="Table130" table:style-name="Table130">
        <table:table-column table:style-name="Table130.A"/>
        <table:table-row>
          <table:table-cell table:style-name="Table130.A1" office:value-type="string">
            <text:p text:style-name="P53"><text:bookmark text:name="index-set-basename"/><text:span text:style-name="Source_20_Text">set basename [ on | 1 ]</text:span> </text:p>
            <text:p text:style-name="P53">When set on, source filenames are shown as the shorter “basename” only. (Directory paths are omitted). This is useful in running the regression tests and may useful in showing debugger examples as in this text. You may also just want less verbose filename display. </text:p>
            <text:p text:style-name="P53"><text:span text:style-name="Source_20_Text">set basename [ off | 0 ]</text:span> </text:p>
            <text:p text:style-name="P53">Source filenames are shown as with their full path. This is the default. <text:bookmark text:name="Debugger"/><text:bookmark text:name="Allow-Debugging-the-debugger-_0028set-debugger_0029"/></text:p>
          </table:table-cell>
        </table:table-row>
      </table:table>
      <text:p text:style-name="P62"><text:span text:style-name="T2">4.14.6 Allow Debugging the debugger (‘</text:span><text:span text:style-name="Example"><text:span text:style-name="T2">set debugger</text:span></text:span><text:span text:style-name="T2">’)</text:span></text:p>
      <table:table table:name="Table131" table:style-name="Table131">
        <table:table-column table:style-name="Table131.A"/>
        <table:table-row>
          <table:table-cell table:style-name="Table131.A1" office:value-type="string">
            <text:p text:style-name="P53"><text:bookmark text:name="index-set-debugger"/><text:span text:style-name="Source_20_Text">set debugger [ on | 1 ]</text:span> </text:p>
            <text:p text:style-name="P53">Allow the possibility of debugging this debugger. Somewhat of an arcane thing to do. For gurus, and even he doesn’t use it all that much. </text:p>
            <text:p text:style-name="P53"><text:span text:style-name="Source_20_Text">set debugger [ off | 0 ]</text:span> </text:p>
            <text:p text:style-name="P53">Don’t allow debugging into the debugger. This is the default. <text:bookmark text:name="File"/><text:bookmark text:name="Specifying-a-Script_002dFile-Association-_0028file_0029"/></text:p>
          </table:table-cell>
        </table:table-row>
      </table:table>
      <text:p text:style-name="P62"><text:span text:style-name="T2">4.14.7 Specifying a Script-File Association (‘</text:span><text:span text:style-name="Example"><text:span text:style-name="T2">file</text:span></text:span><text:span text:style-name="T2">’)</text:span></text:p>
      <table:table table:name="Table132" table:style-name="Table132">
        <table:table-column table:style-name="Table132.A"/>
        <table:table-row>
          <table:table-cell table:style-name="Table132.A1" office:value-type="string">
            <text:p text:style-name="P34">Sometimes the <text:span text:style-name="acronym">BASH</text:span> debugger gets confused about where to find the script source file for the name reported to it by bash. To resolve relative file names that bash supplies via <text:span text:style-name="Source_20_Text">BASH_SOURCE</text:span>, the <text:span text:style-name="acronym">BASH</text:span> debugger uses the current working directory when the debugged script was started as well as the current working directory now (which might be different if a “cd” command was issued to change the working directory). </text:p>
            <text:p text:style-name="P34">However sometimes this doesn’t work and there is a way to override this. </text:p>
            <text:p text:style-name="P53"><text:bookmark text:name="index-file"/><text:soft-page-break/><text:span text:style-name="Source_20_Text">file </text:span><text:span text:style-name="Variable">script-file</text:span> </text:p>
            <text:p text:style-name="P53">Directs the <text:span text:style-name="acronym">BASH</text:span> debugger to use <text:span text:style-name="Variable">script-file</text:span> whenever bash would have it refers to the filename given in <text:span text:style-name="Source_20_Text">BASH_SOURCE</text:span>. The filename specified in <text:span text:style-name="Source_20_Text">BASH_SOURCE</text:span> that gets overridden is shown when is this command is issued. <text:bookmark text:name="Line-Tracing"/><text:bookmark text:name="Show-position-information-as-statements-are-executed-_0028set-linetrace_0029"/></text:p>
          </table:table-cell>
        </table:table-row>
      </table:table>
      <text:p text:style-name="P62"><text:span text:style-name="T2">4.14.8 Show position information as statements are executed (‘</text:span><text:span text:style-name="Example"><text:span text:style-name="T2">set linetrace</text:span></text:span><text:span text:style-name="T2">’)</text:span></text:p>
      <table:table table:name="Table133" table:style-name="Table133">
        <table:table-column table:style-name="Table133.A"/>
        <table:table-row>
          <table:table-cell table:style-name="Table133.A1" office:value-type="string">
            <text:p text:style-name="P34"><text:span text:style-name="acronym">BASH</text:span> has “<text:span text:style-name="Source_20_Text">set -x</text:span>” tracing to show commands as they are run. However missing from this is file and line position information. So the debugger compensates here for what I think is deficiency of <text:span text:style-name="acronym">BASH</text:span> by providing this information. The downside is that this tracing is slower than the built-in tracing of <text:span text:style-name="acronym">BASH</text:span>. </text:p>
            <text:p text:style-name="P34">The status of whether line tracing is enabled can be show via <text:span text:style-name="Source_20_Text">show linetrace</text:span>. </text:p>
            <text:p text:style-name="P53"><text:bookmark text:name="index-set-linetrace"/><text:span text:style-name="Source_20_Text">set linetrace [ on | 1 ]</text:span> </text:p>
            <text:p text:style-name="P53">Turn on line tracing. </text:p>
            <text:p text:style-name="P53"><text:span text:style-name="Source_20_Text">set linetrace [ off | 0 ]</text:span> </text:p>
            <text:p text:style-name="P53">Turn off line tracing. <text:bookmark text:name="Logging"/><text:bookmark text:name="Logging-output-_0028set-logging_002c-set-logging-file_002e_002e_002e_0029"/></text:p>
          </table:table-cell>
        </table:table-row>
      </table:table>
      <text:p text:style-name="P62"><text:span text:style-name="T2">4.14.9 Logging output (‘</text:span><text:span text:style-name="Example"><text:span text:style-name="T2">set logging</text:span></text:span><text:span text:style-name="T2">’, ‘</text:span><text:span text:style-name="Example"><text:span text:style-name="T2">set logging file</text:span></text:span><text:span text:style-name="T2">’...)</text:span></text:p>
      <table:table table:name="Table134" table:style-name="Table134">
        <table:table-column table:style-name="Table134.A"/>
        <table:table-row>
          <table:table-cell table:style-name="Table134.A1" office:value-type="string">
            <text:p text:style-name="P34">You may want to save the output of the debugger commands to a file. There are several commands to control the debuggers’s logging. </text:p>
            <text:p text:style-name="P34"><text:span text:style-name="Source_20_Text">set logging</text:span> </text:p>
            <text:p text:style-name="P53">Prints <text:span text:style-name="Source_20_Text">set logging</text:span> usage. <text:bookmark text:name="index-set-logging"/></text:p>
            <text:p text:style-name="P53"><text:span text:style-name="Source_20_Text">set logging [ on | 1 ]</text:span> </text:p>
            <text:p text:style-name="P53">Enable or Disable logging. </text:p>
            <text:p text:style-name="P53"><text:soft-page-break/><text:span text:style-name="Source_20_Text">set logging file </text:span><text:span text:style-name="Variable">filename</text:span> </text:p>
            <text:p text:style-name="P53">Change the name of the current logfile. The default logfile is ‘<text:span text:style-name="Teletype">bashdb.txt</text:span>’. </text:p>
            <text:p text:style-name="P53"><text:span text:style-name="Source_20_Text">set logging overwrite [ on | 1 ]</text:span> </text:p>
            <text:p text:style-name="P53">By default, the debugger will append to the logfile. Set <text:span text:style-name="Source_20_Text">overwrite</text:span> if you want <text:span text:style-name="Source_20_Text">set logging on</text:span> to overwrite the logfile instead. </text:p>
            <text:p text:style-name="P53"><text:span text:style-name="Source_20_Text">set logging redirect [ on | 1 ]</text:span> </text:p>
            <text:p text:style-name="P53">By default, the debugger output will go to both the terminal and the logfile. Set <text:span text:style-name="Source_20_Text">redirect</text:span> if you want output to go only to the log file. </text:p>
            <text:p text:style-name="P53"><text:span text:style-name="Source_20_Text">show logging</text:span> </text:p>
            <text:p text:style-name="P53">Show the current values of the logging settings. <text:bookmark text:name="Prompt"/><text:bookmark text:name="Prompt-_0028set-prompt_002c-show-prompt_0029"/></text:p>
          </table:table-cell>
        </table:table-row>
      </table:table>
      <text:p text:style-name="P62"><text:span text:style-name="T2">4.14.10 Prompt (‘</text:span><text:span text:style-name="Example"><text:span text:style-name="T2">set prompt</text:span></text:span><text:span text:style-name="T2">’, ‘</text:span><text:span text:style-name="Example"><text:span text:style-name="T2">show prompt</text:span></text:span><text:span text:style-name="T2">’)</text:span></text:p>
      <table:table table:name="Table135" table:style-name="Table135">
        <table:table-column table:style-name="Table135.A"/>
        <table:table-row>
          <table:table-cell table:style-name="Table135.A1" office:value-type="string">
            <text:p text:style-name="P34"><text:bookmark text:name="index-prompt"/>The <text:span text:style-name="acronym">BASH</text:span> debugger indicates its readiness to read a command by printing a string called the <text:span text:style-name="Emphasis">prompt</text:span>. This string is normally: </text:p>
            <table:table table:name="Table136" table:style-name="Table136">
              <table:table-column table:style-name="Table136.A"/>
              <table:table-column table:style-name="Table136.B"/>
              <table:table-row>
                <table:table-cell table:style-name="Table136.A1" office:value-type="string">
                  <text:p text:style-name="P16"> </text:p>
                </table:table-cell>
                <table:table-cell table:style-name="Table136.A1" office:value-type="string">
                  <text:p text:style-name="P68">bashdb${_Dbg_less}${#_Dbg_history[@]}${_Dbg_greater}$_Dbg_space</text:p>
                </table:table-cell>
              </table:table-row>
            </table:table>
            <text:p text:style-name="P34">When variables inside the the prompt string are evaluated, the above becomes something like ‘<text:span text:style-name="Example">bashdb&lt;5&gt;</text:span>’ if this is the fifth command executed or perhaps ‘<text:span text:style-name="Example">bashdb&lt;&lt;2&gt;&gt;</text:span>’ if you have called the debugger from inside a debugger session and this is the second command inside the debugger session or perhaps ‘<text:span text:style-name="Example">bashdb&lt;(6)&gt;</text:span>’ if you entered a subshell after the fifth command. </text:p>
            <text:p text:style-name="P34">You can change the prompt string with the <text:span text:style-name="Source_20_Text">set prompt</text:span> command, although it is not normally advisable to do so without understanding the implications. If you are using the <text:span text:style-name="acronym">DDD</text:span> GUI, it changes the changes the prompt and should not do so. In certain other circumstances (such as writing a GUI like <text:span text:style-name="acronym">DDD</text:span>), it may be is useful to change the prompt. </text:p>
            <text:p text:style-name="P34"><text:span text:style-name="Emphasis">Note:</text:span> <text:span text:style-name="Source_20_Text">set prompt</text:span> does not add a space for you after the prompt you set. This allows you to set a prompt which ends in a space or a prompt that does not. Furthermore due to a implementation limitation (resulting from a limitation of the bash built-in function <text:soft-page-break/>“read”), to put a space at the end of the prompt use the ‘<text:span text:style-name="Example">$_Dbg_space</text:span>’ variable. </text:p>
            <text:p text:style-name="P53"><text:bookmark text:name="index-set-prompt"/><text:span text:style-name="Source_20_Text">set prompt </text:span><text:span text:style-name="Variable">newprompt</text:span> </text:p>
            <text:p text:style-name="P53">Directs the <text:span text:style-name="acronym">BASH</text:span> debugger to use <text:span text:style-name="Variable">newprompt</text:span> as its prompt string henceforth. </text:p>
            <text:p text:style-name="P53"><text:span text:style-name="Emphasis">Warning: changing the prompt can </text:span><text:span text:style-name="acronym">DDD</text:span><text:span text:style-name="Emphasis">’s ability to understand when the debugger is waiting for input.</text:span> </text:p>
            <text:p text:style-name="P53"><text:bookmark text:name="index-show-prompt"/><text:span text:style-name="Source_20_Text">show prompt</text:span> </text:p>
            <text:p text:style-name="P53">Prints a line of the form: ‘<text:span text:style-name="Example">bashdb's prompt is: </text:span><text:span text:style-name="Variable">your-prompt</text:span>’ <text:bookmark text:name="Editing"/><text:bookmark text:name="Command-editing-_0028set-editing_002c-show-editing_0029"/></text:p>
          </table:table-cell>
        </table:table-row>
      </table:table>
      <text:p text:style-name="P62"><text:span text:style-name="T2">4.14.11 Command editing (‘</text:span><text:span text:style-name="Example"><text:span text:style-name="T2">set editing</text:span></text:span><text:span text:style-name="T2">’, ‘</text:span><text:span text:style-name="Example"><text:span text:style-name="T2">show editing</text:span></text:span><text:span text:style-name="T2">’)</text:span></text:p>
      <table:table table:name="Table137" table:style-name="Table137">
        <table:table-column table:style-name="Table137.A"/>
        <table:table-row>
          <table:table-cell table:style-name="Table137.A1" office:value-type="string">
            <text:p text:style-name="P34"><text:bookmark text:name="index-command-line-editing"/><text:bookmark text:name="index-readline"/>the <text:span text:style-name="acronym">BASH</text:span> debugger reads its input commands through bash which uses via the <text:span text:style-name="Emphasis">readline</text:span> interface. This <text:span text:style-name="T3">GNU</text:span> library provides consistent behavior for programs which provide a command line interface to the user. Advantages are <text:span text:style-name="T3">GNU</text:span> Emacs-style or <text:span text:style-name="Emphasis">vi</text:span>-style inline editing of commands, <text:span text:style-name="Source_20_Text">csh</text:span>-like history substitution, and a storage and recall of command history across debugging sessions. </text:p>
            <text:p text:style-name="P34">You may control the behavior of command line editing in <text:span text:style-name="acronym">BASH</text:span> with the command <text:span text:style-name="Source_20_Text">set</text:span>. </text:p>
            <text:p text:style-name="P53"><text:bookmark text:name="index-editing"/><text:bookmark text:name="index-set-editing"/><text:span text:style-name="Source_20_Text">set editing</text:span> <text:span text:style-name="Source_20_Text">set editing [ on | 1 ]</text:span> </text:p>
            <text:p text:style-name="P53">Enable command line editing (enabled by default). </text:p>
            <text:p text:style-name="P53"><text:span text:style-name="Source_20_Text">set editing [ off | 0 ]</text:span> </text:p>
            <text:p text:style-name="P53">Disable command line editing. </text:p>
            <text:p text:style-name="P53"><text:bookmark text:name="index-show-editing"/><text:span text:style-name="Source_20_Text">show editing</text:span> </text:p>
            <text:p text:style-name="P53">Show whether command line editing is enabled. <text:bookmark text:name="Command_002dTracing"/><text:bookmark text:name="Debugger-Commands-Tracing-_0028set-trace_002dcommands_002c-show-trace_002dcommands_0029"/></text:p>
          </table:table-cell>
        </table:table-row>
      </table:table>
      <text:p text:style-name="P62"><text:span text:style-name="T2">4.14.12 Debugger Commands Tracing (‘</text:span><text:span text:style-name="Example"><text:span text:style-name="T2">set trace-commands</text:span></text:span><text:span text:style-name="T2">’, ‘</text:span><text:span text:style-name="Example"><text:span text:style-name="T2">show trace-commands</text:span></text:span><text:span text:style-name="T2">’)</text:span></text:p>
      <table:table table:name="Table138" table:style-name="Table138">
        <table:table-column table:style-name="Table138.A"/>
        <table:table-row>
          <table:table-cell table:style-name="Table138.A1" office:value-type="string">
            <text:p text:style-name="P34"><text:bookmark text:name="index-tracing-debugger-commands"/>If you need to debug user-defined commands or sourced files you may find it useful to enable <text:span text:style-name="Emphasis">command tracing</text:span>. In this mode each <text:soft-page-break/>command will be printed as it is executed, prefixed with one or more ‘<text:span text:style-name="Example">+</text:span>’ symbols, the quantity denoting the call depth of each command. </text:p>
            <text:p text:style-name="P53"><text:bookmark text:name="index-command-scripts_002c-debugging"/><text:bookmark text:name="index-set-trace_002dcommands"/><text:span text:style-name="Source_20_Text">set trace-commands on</text:span> </text:p>
            <text:p text:style-name="P53">Enable command tracing. </text:p>
            <text:p text:style-name="P53"><text:span text:style-name="Source_20_Text">set trace-commands off</text:span> </text:p>
            <text:p text:style-name="P53">Disable command tracing. </text:p>
            <text:p text:style-name="P53"><text:span text:style-name="Source_20_Text">show trace-commands</text:span> </text:p>
            <text:p text:style-name="P53">Display the current state of command tracing. <text:bookmark text:name="Command-Display"/><text:bookmark text:name="Command-Display-_0028set-showcommand_0029"/></text:p>
          </table:table-cell>
        </table:table-row>
      </table:table>
      <text:p text:style-name="P62"><text:span text:style-name="T2">4.14.13 Command Display (‘</text:span><text:span text:style-name="Example"><text:span text:style-name="T2">set showcommand</text:span></text:span><text:span text:style-name="T2">’)</text:span></text:p>
      <table:table table:name="Table139" table:style-name="Table139">
        <table:table-column table:style-name="Table139.A"/>
        <table:table-row>
          <table:table-cell table:style-name="Table139.A1" office:value-type="string">
            <text:p text:style-name="P34">The debugger normally lists the line number and source line of the for the statement to be next executed. Often this line contains one expression or one statement and it is clear from this line what’s going to happen. However <text:span text:style-name="acronym">BASH</text:span> allows many expressions or statements to be put on a single source line; some lines contain several units of execution. Some examples of this behavior are listed below: </text:p>
            <table:table table:name="Table140" table:style-name="Table140">
              <table:table-column table:style-name="Table140.A"/>
              <table:table-column table:style-name="Table140.B"/>
              <table:table-row>
                <table:table-cell table:style-name="Table140.A1" office:value-type="string">
                  <text:p text:style-name="P16"> </text:p>
                </table:table-cell>
                <table:table-cell table:style-name="Table140.A1" office:value-type="string">
                  <text:p text:style-name="P67">x=1; y=2; x=3</text:p>
                  <text:p text:style-name="P67">(( x &gt; 5 )) &amp;&amp; x=5</text:p>
                  <text:p text:style-name="P67">y=`echo *`</text:p>
                  <text:p text:style-name="P68"/>
                </table:table-cell>
              </table:table-row>
            </table:table>
            <text:p text:style-name="P34">In the first line of the example above, we have three assignment statements on a single line. In the second line of the example above we have a statement which gets run only if a condition tests true. And in the third line of the example above, we have a command that gets run and then the output of that is substituted in an assignment statement. If you were single stepping inside the debugger, each line might get listed more than once before each of the actions that might get performed. (In the case of the conditional statement, the line gets listed only once when the condition is false.) </text:p>
            <text:p text:style-name="P34">In order to assist understanding where you are, the enhanced version of <text:span text:style-name="acronym">BASH</text:span> maintains a dynamic variable <text:span text:style-name="Source_20_Text">BASH_COMMAND</text:span> that contains piece of code next to be run (or is currently being run). The debugger has arranged to save this and can display this <text:soft-page-break/>information or not. This is controlled by <text:span text:style-name="Source_20_Text">set showcommand</text:span>. </text:p>
            <text:p text:style-name="P53"><text:bookmark text:name="index-set-showcommand"/><text:span text:style-name="Source_20_Text">set showcommand [auto | on | 1 | off | 0 ]</text:span> </text:p>
            <text:p text:style-name="P53">controls whether or not to show the saved <text:span text:style-name="Source_20_Text">BASH_COMMAND</text:span> for the command next to be executed. </text:p>
            <text:p text:style-name="P34">When the value is <text:span text:style-name="Source_20_Text">auto</text:span> the following heuristic is used to determine whether or not to display the saved <text:span text:style-name="Source_20_Text">BASH_COMMAND</text:span>. If the last time you stopped you were at the same place and the command string has changed, then show the command. When the value <text:span text:style-name="Source_20_Text">on</text:span> is used, the debugger always shows <text:span text:style-name="Source_20_Text">BASH_COMMAND</text:span> and when <text:span text:style-name="Source_20_Text">off</text:span> is used, the debugger never shows <text:span text:style-name="Source_20_Text">BASH_COMMAND</text:span>. Note that listing the text of the source line is independent of whether or not the command is also listed. </text:p>
            <text:p text:style-name="P34">Some examples: </text:p>
            <table:table table:name="Table141" table:style-name="Table141">
              <table:table-column table:style-name="Table141.A"/>
              <table:table-column table:style-name="Table141.B"/>
              <table:table-row>
                <table:table-cell table:style-name="Table141.A1" office:value-type="string">
                  <text:p text:style-name="P16"> </text:p>
                </table:table-cell>
                <table:table-cell table:style-name="Table141.A1" office:value-type="string">
                  <text:p text:style-name="P67">set showcommand auto <text:s text:c="5"/><text:span text:style-name="T15">This is the default</text:span></text:p>
                  <text:p text:style-name="P67">set showcommand on <text:s text:c="7"/><text:span text:style-name="T15">Always show the next command to be executed</text:span></text:p>
                  <text:p text:style-name="P68">set showcommand off <text:s text:c="6"/><text:span text:style-name="T15">Never show the next command to be executed</text:span><text:bookmark text:name="History"/><text:bookmark text:name="Command-history-_0028H_002c-history_002c-_0021_0029"/></text:p>
                </table:table-cell>
              </table:table-row>
            </table:table>
          </table:table-cell>
        </table:table-row>
      </table:table>
      <text:p text:style-name="P62"><text:span text:style-name="T2">4.14.14 Command history (‘</text:span><text:span text:style-name="Example"><text:span text:style-name="T2">H</text:span></text:span><text:span text:style-name="T2">’, ‘</text:span><text:span text:style-name="Example"><text:span text:style-name="T2">history</text:span></text:span><text:span text:style-name="T2">’, ‘</text:span><text:span text:style-name="Example"><text:span text:style-name="T2">!</text:span></text:span><text:span text:style-name="T2">’)</text:span></text:p>
      <table:table table:name="Table142" table:style-name="Table142">
        <table:table-column table:style-name="Table142.A"/>
        <table:table-row>
          <table:table-cell table:style-name="Table142.A1" office:value-type="string">
            <text:p text:style-name="P34">The <text:span text:style-name="acronym">BASH</text:span> debugger can keep track of the commands you type during your debugging sessions, so that you can be certain of precisely what happened. If the prompt has not been changed (see <text:a xlink:type="simple" xlink:href="http://www.rodericksmith.plus.com/outlines/manuals/bashdbOutline.html#Prompt" text:style-name="Internet_20_link" text:visited-style-name="Visited_20_Internet_20_Link">Prompt</text:a>), the history number that will be in use next is by default listed in the debugger prompt. Invalid commands and history commands are not saved on the history stack. </text:p>
            <text:p text:style-name="P53"><text:bookmark text:name="index-H-_005bstart_002dnumber-_005bend_002dnumber_005d_005d"/><text:span text:style-name="Source_20_Text">H [</text:span><text:span text:style-name="Variable">start-number</text:span><text:span text:style-name="Source_20_Text"> [</text:span><text:span text:style-name="Variable">end-number</text:span><text:span text:style-name="Source_20_Text">]]</text:span> <text:span text:style-name="Source_20_Text">H [</text:span><text:span text:style-name="Variable">-count</text:span><text:span text:style-name="Source_20_Text">]</text:span> <text:span text:style-name="Source_20_Text">![-]</text:span><text:span text:style-name="Variable">n</text:span><text:span text:style-name="Source_20_Text">:p</text:span> </text:p>
            <text:p text:style-name="P53">You can list what is in the history stack with <text:span text:style-name="Source_20_Text">H</text:span>. Debugger commands in the history stack are listed from most recent to least recent. If no <text:span text:style-name="Variable">start-number</text:span> is given we start with the most recently executed command and end with the first entry in the history stack. If <text:span text:style-name="Variable">start-number</text:span> is given, that history number is listed first. If <text:span text:style-name="Variable">end-number</text:span> is given, that history number is listed last. If a single negative number is given list that many history commands. </text:p>
            <text:p text:style-name="P53">An alternate form is <text:span text:style-name="Source_20_Text">!</text:span><text:span text:style-name="Emphasis">n</text:span><text:span text:style-name="Source_20_Text">:p</text:span> or <text:span text:style-name="Source_20_Text">!-</text:span><text:span text:style-name="Emphasis">n</text:span><text:span text:style-name="Source_20_Text">:p</text:span> where <text:span text:style-name="Emphasis">n</text:span> is an integer. If a minus sign is used, <text:span text:style-name="Emphasis">n</text:span> is taken as the count to go back from the end rather than as a absolute history number. In contrast <text:span text:style-name="Source_20_Text">H</text:span>, this form only prints a <text:span text:style-name="Emphasis">single</text:span> history item. </text:p>
            <text:p text:style-name="P53"><text:soft-page-break/>Some examples: </text:p>
            <table:table table:name="Table143" table:style-name="Table143">
              <table:table-column table:style-name="Table143.A"/>
              <table:table-column table:style-name="Table143.B"/>
              <table:table-row>
                <table:table-cell table:style-name="Table143.A1" office:value-type="string">
                  <text:p text:style-name="P16"> </text:p>
                </table:table-cell>
                <table:table-cell table:style-name="Table143.A1" office:value-type="string">
                  <text:p text:style-name="P67">H <text:s text:c="5"/><text:span text:style-name="T15">List entire history</text:span></text:p>
                  <text:p text:style-name="P67">H -2 <text:s text:c="2"/><text:span text:style-name="T15">List the last two history items</text:span></text:p>
                  <text:p text:style-name="P67">!-2:p <text:s/><text:span text:style-name="T15">List a single history item starting at the same place as above</text:span></text:p>
                  <text:p text:style-name="P67">H 5 <text:s text:c="3"/><text:span text:style-name="T15">List history from history number 5 to the beginning (number 0)</text:span></text:p>
                  <text:p text:style-name="P67">H 5 0 <text:s/><text:span text:style-name="T15">Same as above</text:span></text:p>
                  <text:p text:style-name="P67"/>
                  <text:p text:style-name="P67">H 5 3 <text:s/><text:span text:style-name="T15">List history from history number 5 down to history number 3</text:span></text:p>
                  <text:p text:style-name="P68">!5:p <text:s text:c="2"/><text:span text:style-name="T15">List a single history item 5</text:span></text:p>
                </table:table-cell>
              </table:table-row>
            </table:table>
            <text:p text:style-name="P53"><text:bookmark text:name="index-_0021_005b_002d_005dn-_0028history_0029"/><text:bookmark text:name="index-history-_005b_002d_005d_005bn_005d"/><text:span text:style-name="Source_20_Text">history [[-]</text:span><text:span text:style-name="Variable">n</text:span><text:span text:style-name="Source_20_Text">]</text:span> <text:span text:style-name="Source_20_Text">![-]</text:span><text:span text:style-name="Variable">n</text:span> </text:p>
            <text:p text:style-name="P53">Use this command to reexecute a given history number. If no number is given, the last debugger command in the history is executed. </text:p>
            <text:p text:style-name="P53">An alternate form is <text:span text:style-name="Source_20_Text">!</text:span><text:span text:style-name="Emphasis">n</text:span> or <text:span text:style-name="Source_20_Text">!-</text:span><text:span text:style-name="Emphasis">n</text:span> where <text:span text:style-name="Emphasis">n</text:span> is an integer. </text:p>
            <text:p text:style-name="P53">If a minus sign is used in in either form, <text:span text:style-name="Emphasis">n</text:span> is taken as the count to go back from the end rather than as a absolute history number. </text:p>
            <text:p text:style-name="P34">Use these commands to manage the the <text:span text:style-name="acronym">BASH</text:span> debugger command history facility. </text:p>
            <text:p text:style-name="P53"><text:bookmark text:name="index-set-history-save"/><text:bookmark text:name="index-history-save"/><text:span text:style-name="Source_20_Text">set history save</text:span> <text:span text:style-name="Source_20_Text">set history save [ on | 1 ]</text:span> </text:p>
            <text:p text:style-name="P53">Record command history in a file, whose name may be specified with the <text:span text:style-name="Source_20_Text">set history filename</text:span> command. By default, this option is enabled. </text:p>
            <text:p text:style-name="P53"><text:span text:style-name="Source_20_Text">set history save [ off | 0 ]</text:span> </text:p>
            <text:p text:style-name="P53">Stop recording command history in a file. </text:p>
            <text:p text:style-name="P53"><text:bookmark text:name="index-set-history-size"/><text:bookmark text:name="index-history-size"/><text:span text:style-name="Source_20_Text">set history size </text:span><text:span text:style-name="Variable">size</text:span> </text:p>
            <text:p text:style-name="P53">Set the number of commands which <text:span text:style-name="acronym">BASH</text:span> keeps in its history list. This defaults to the value of the environment variable <text:soft-page-break/><text:span text:style-name="Source_20_Text">HISTSIZE</text:span>, or to 256 if this variable is not set. </text:p>
            <text:p text:style-name="P53"><text:bookmark text:name="index-show-history"/><text:span text:style-name="Source_20_Text">show history</text:span> <text:span text:style-name="Source_20_Text">show history save</text:span> <text:span text:style-name="Source_20_Text">show history size</text:span> </text:p>
            <text:p text:style-name="P53">These commands display the state of the <text:span text:style-name="acronym">BASH</text:span> history parameters. <text:span text:style-name="Source_20_Text">show history</text:span> by itself displays all states. </text:p>
            <text:p text:style-name="P53"><text:bookmark text:name="index-shows"/><text:span text:style-name="Source_20_Text">show commands</text:span> </text:p>
            <text:p text:style-name="P53">Display the last ten commands in the command history. </text:p>
            <text:p text:style-name="P53"><text:span text:style-name="Source_20_Text">show commands </text:span><text:span text:style-name="Variable">n</text:span> </text:p>
            <text:p text:style-name="P53">Print ten commands centered on command number <text:span text:style-name="Variable">n</text:span>. </text:p>
            <text:p text:style-name="P53"><text:span text:style-name="Source_20_Text">show commands +</text:span> </text:p>
            <text:p text:style-name="P53">Print ten commands just after the commands last printed. <text:bookmark text:name="Command-Completion"/><text:bookmark text:name="Command-Completion-_0028complete_0029"/></text:p>
          </table:table-cell>
        </table:table-row>
      </table:table>
      <text:p text:style-name="P62"><text:span text:style-name="T2">4.14.15 Command Completion (‘</text:span><text:span text:style-name="Example"><text:span text:style-name="T2">complete</text:span></text:span><text:span text:style-name="T2">’)</text:span></text:p>
      <table:table table:name="Table144" table:style-name="Table144">
        <table:table-column table:style-name="Table144.A"/>
        <table:table-row>
          <table:table-cell table:style-name="Table144.A1" office:value-type="string">
            <text:p text:style-name="P34">The <text:span text:style-name="Source_20_Text">complete </text:span><text:span text:style-name="Variable">args</text:span> command lists all the possible completions for the beginning of a command. We can also show completions for <text:span text:style-name="Source_20_Text">set</text:span>, <text:span text:style-name="Source_20_Text">show</text:span> and <text:span text:style-name="Source_20_Text">info</text:span> subcommands. Use <text:span text:style-name="Variable">args</text:span> to specify the beginning of the command you want completed. For example: </text:p>
            <table:table table:name="Table145" table:style-name="Table145">
              <table:table-column table:style-name="Table145.A"/>
              <table:table-column table:style-name="Table145.B"/>
              <table:table-row>
                <table:table-cell table:style-name="Table145.A1" office:value-type="string">
                  <text:p text:style-name="P16"> </text:p>
                </table:table-cell>
                <table:table-cell table:style-name="Table145.A1" office:value-type="string">
                  <text:p text:style-name="P68">complete d</text:p>
                </table:table-cell>
              </table:table-row>
            </table:table>
            <text:p text:style-name="P34">results in: </text:p>
            <table:table table:name="Table146" table:style-name="Table146">
              <table:table-column table:style-name="Table146.A"/>
              <table:table-column table:style-name="Table146.B"/>
              <table:table-row>
                <table:table-cell table:style-name="Table146.A1" office:value-type="string">
                  <text:p text:style-name="P16"> </text:p>
                </table:table-cell>
                <table:table-cell table:style-name="Table146.A1" office:value-type="string">
                  <text:p text:style-name="P67">d</text:p>
                  <text:p text:style-name="P67">debug</text:p>
                  <text:p text:style-name="P67">delete</text:p>
                  <text:p text:style-name="P67">disable</text:p>
                  <text:p text:style-name="P67">display</text:p>
                  <text:p text:style-name="P67">deleteall</text:p>
                  <text:p text:style-name="P68">down</text:p>
                </table:table-cell>
              </table:table-row>
            </table:table>
            <text:p text:style-name="P34"><text:soft-page-break/>And </text:p>
            <table:table table:name="Table147" table:style-name="Table147">
              <table:table-column table:style-name="Table147.A"/>
              <table:table-column table:style-name="Table147.B"/>
              <table:table-row>
                <table:table-cell table:style-name="Table147.A1" office:value-type="string">
                  <text:p text:style-name="P16"> </text:p>
                </table:table-cell>
                <table:table-cell table:style-name="Table147.A1" office:value-type="string">
                  <text:p text:style-name="P68">complete set a</text:p>
                </table:table-cell>
              </table:table-row>
            </table:table>
            <text:p text:style-name="P34">results in: </text:p>
            <table:table table:name="Table148" table:style-name="Table148">
              <table:table-column table:style-name="Table148.A"/>
              <table:table-column table:style-name="Table148.B"/>
              <table:table-row>
                <table:table-cell table:style-name="Table148.A1" office:value-type="string">
                  <text:p text:style-name="P16"> </text:p>
                </table:table-cell>
                <table:table-cell table:style-name="Table148.A1" office:value-type="string">
                  <text:p text:style-name="P67">set args</text:p>
                  <text:p text:style-name="P68">set annotate</text:p>
                </table:table-cell>
              </table:table-row>
            </table:table>
            <text:p text:style-name="P34">This is intended for use by front-ends such as <text:span text:style-name="T3">GNU</text:span> Emacs and <text:span text:style-name="T3">DDD</text:span>. <text:bookmark text:name="BASH-Debugger-Bugs"/><text:bookmark text:name="Reporting-Bugs"/></text:p>
          </table:table-cell>
        </table:table-row>
      </table:table>
      <text:h text:style-name="P1" text:outline-level="2">5. Reporting Bugs</text:h>
      <table:table table:name="Table149" table:style-name="Table149">
        <table:table-column table:style-name="Table149.A"/>
        <table:table-row>
          <table:table-cell table:style-name="Table149.A1" office:value-type="string">
            <text:p text:style-name="P34"><text:bookmark text:name="index-reporting-bugs"/><text:bookmark text:name="index-bugs"/>Your bug reports play an essential role in making the <text:span text:style-name="acronym">BASH</text:span> debugger reliable. </text:p>
            <text:p text:style-name="P34">Reporting a bug may help you by bringing a solution to your problem, or it may not. But in any case the principal function of a bug report is to help the entire community by making the next version of the <text:span text:style-name="acronym">BASH</text:span> debugger work better. Bug reports are your contribution to the maintenance of the <text:span text:style-name="acronym">BASH</text:span> debugger. </text:p>
            <text:p text:style-name="P34">In order for a bug report to serve its purpose, you must include the information that enables us to fix the bug. <text:bookmark text:name="Bug-Criteria"/><text:bookmark text:name="Have-you-found-a-bug_003f"/></text:p>
          </table:table-cell>
        </table:table-row>
      </table:table>
      <text:p text:style-name="P59">5.1 Have you found a bug?</text:p>
      <table:table table:name="Table150" table:style-name="Table150">
        <table:table-column table:style-name="Table150.A"/>
        <table:table-row>
          <table:table-cell table:style-name="Table150.A1" office:value-type="string">
            <text:p text:style-name="P34"><text:bookmark text:name="index-bug-criteria"/>If you are not sure whether you have found a bug, here are some guidelines: </text:p>
            <text:list xml:id="list1717182226" text:style-name="L12">
              <text:list-item>
                <text:p text:style-name="P20"><text:bookmark text:name="index-debugger-crash"/><text:bookmark text:name="index-fatal-signal"/><text:bookmark text:name="index-crash-of-debugger"/>If the debugger gets a fatal signal, for any input whatever, that is a the <text:span text:style-name="acronym">BASH</text:span> debugger bug. Reliable debuggers never crash. <text:bookmark text:name="index-error-on-valid-input"/></text:p>
              </text:list-item>
              <text:list-item>
                <text:p text:style-name="P20">If the <text:span text:style-name="acronym">BASH</text:span> debugger produces an error message for valid input, that is a bug. (Note that if you’re cross debugging, the problem may also be somewhere in the connection to the target.) <text:bookmark text:name="index-invalid-input"/></text:p>
              </text:list-item>
              <text:list-item>
                <text:p text:style-name="P20">If the <text:span text:style-name="acronym">BASH</text:span> debugger does not produce an error message for invalid input, that is a bug. However, you should note that your idea of “invalid input” might be our idea of “an extension” or “support for traditional practice”. </text:p>
              </text:list-item>
              <text:list-item>
                <text:p text:style-name="P40">If you are an experienced user of debugging tools, your suggestions for improvement of the <text:span text:style-name="acronym">BASH</text:span> debugger are welcome in any case. <text:bookmark text:name="Bug-Reporting"/><text:bookmark text:name="How-to-report-bugs"/></text:p>
              </text:list-item>
            </text:list>
          </table:table-cell>
        </table:table-row>
      </table:table>
      <text:p text:style-name="P59">5.2 How to report bugs</text:p>
      <table:table table:name="Table151" table:style-name="Table151">
        <table:table-column table:style-name="Table151.A"/>
        <table:table-row>
          <table:table-cell table:style-name="Table151.A1" office:value-type="string">
            <text:p text:style-name="P34"><text:bookmark text:name="index-BASH-debugger-bugs_002c-reporting"/><text:bookmark text:name="index-bug-reports"/>Bug reports can sent via the sourceforge bug tracking mechanism at <text:a xlink:type="simple" xlink:href="http://sourceforge.net/tracker/?group_id=61395&amp;atid=497159" text:style-name="Internet_20_link" text:visited-style-name="Visited_20_Internet_20_Link">http://sourceforge.net/tracker/?group_id=61395&amp;atid=497159</text:a>. Of course patches are very much welcome too. Those can also be sent via the same mechanism. </text:p>
            <text:p text:style-name="P34">The fundamental principle of reporting bugs usefully is this: <text:span text:style-name="Strong_20_Emphasis">report all the facts</text:span>. If you are not sure whether to state a fact or leave it out, state it! </text:p>
            <text:p text:style-name="P34">Often people omit facts because they think they know what causes the problem and assume that some details do not matter. Thus, you might assume that the name of the variable you use in an example does not matter. Well, probably it does not, but one cannot be sure. Perhaps the bug is a stray memory reference which happens to fetch from the location where that name is stored in memory; perhaps, if the name were different, the contents of that location would fool the debugger into doing the right thing despite the bug. Play it safe and give a specific, complete example. That is the easiest thing for you to do, and the most helpful. </text:p>
            <text:p text:style-name="P34">Keep in mind that the purpose of a bug report is to enable us to fix the bug. It may be that the bug has been reported previously, but neither you nor we can know that unless your bug report is complete and self-contained. </text:p>
            <text:p text:style-name="P34">Sometimes people give a few sketchy facts and ask, “Does this ring a bell?” Those bug reports are useless, and we urge everyone to <text:span text:style-name="Emphasis">refuse to respond to them</text:span> except to chide the sender to report bugs properly. </text:p>
            <text:p text:style-name="P34">To enable us to fix the bug, you should include all these things: </text:p>
            <text:list xml:id="list3147823400" text:style-name="L13">
              <text:list-item>
                <text:p text:style-name="P41">The version of the <text:span text:style-name="acronym">BASH</text:span> debugger. the <text:span text:style-name="acronym">BASH</text:span> debugger announces it if you start with no arguments; you can also print it at any time using <text:span text:style-name="Source_20_Text">version</text:span> command. </text:p>
                <text:p text:style-name="P41">Without this, we will not know whether there is any point in looking for the bug in the current version of the <text:span text:style-name="acronym">BASH</text:span> debugger. </text:p>
              </text:list-item>
              <text:list-item>
                <text:p text:style-name="P21">The type of machine you are using, and the operating system name and version number. </text:p>
              </text:list-item>
              <text:list-item>
                <text:p text:style-name="P21">What compiler (and its version) was used to compile BASH—e.g. “gcc 3.4”. </text:p>
              </text:list-item>
              <text:list-item>
                <text:p text:style-name="P41">The command arguments you gave the compiler to compile your example and observe the bug. For example, did you use ‘<text:span text:style-name="Example">-O</text:span>’? To guarantee you will not omit something important, list them all. A copy of the Makefile (or the output from make) is sufficient. </text:p>
                <text:p text:style-name="P41">If we were to try to guess the arguments, we would probably guess wrong and then we might not encounter the bug. </text:p>
              </text:list-item>
              <text:list-item>
                <text:p text:style-name="P21">A complete input script, and all necessary source files, that will reproduce the bug. </text:p>
              </text:list-item>
              <text:list-item>
                <text:p text:style-name="P41"><text:soft-page-break/>A description of what behavior you observe that you believe is incorrect. For example, “It gets a fatal signal.” </text:p>
                <text:p text:style-name="P41">Of course, if the bug is that the <text:span text:style-name="acronym">BASH</text:span> debugger gets a fatal signal, then we will certainly notice it. But if the bug is incorrect output, we might not notice unless it is glaringly wrong. You might as well not give us a chance to make a mistake. </text:p>
                <text:p text:style-name="P41">Even if the problem you experience is a fatal signal, you should still say so explicitly. Suppose something strange is going on, such as, your copy of the <text:span text:style-name="acronym">BASH</text:span> debugger is out of synch, or you have encountered a bug in the C library on your system. (This has happened!) Your copy might crash and ours would not. If you told us to expect a crash, then when ours fails to crash, we would know that the bug was not happening for us. If you had not told us to expect a crash, then we would not be able to draw any conclusion from our observations. </text:p>
              </text:list-item>
              <text:list-item>
                <text:p text:style-name="P41">If you wish to suggest changes to the the <text:span text:style-name="acronym">BASH</text:span> debugger source, send us context diffs. If you even discuss something in the the <text:span text:style-name="acronym">BASH</text:span> debugger source, refer to it by context, not by line number. </text:p>
                <text:p text:style-name="P41">The line numbers in our development sources will not match those in your sources. Your line numbers would convey no useful information to us. </text:p>
              </text:list-item>
            </text:list>
            <text:p text:style-name="P34">Here are some things that are not necessary: </text:p>
            <text:list xml:id="list838946629" text:style-name="L14">
              <text:list-item>
                <text:p text:style-name="P42">A description of the envelope of the bug. </text:p>
                <text:p text:style-name="P42">Often people who encounter a bug spend a lot of time investigating which changes to the input file will make the bug go away and which changes will not affect it. </text:p>
                <text:p text:style-name="P42">This is often time consuming and not very useful, because the way we will find the bug is by running a single example under the debugger with breakpoints, not by pure deduction from a series of examples. We recommend that you save your time for something else. </text:p>
                <text:p text:style-name="P42">Of course, if you can find a simpler example to report <text:span text:style-name="Emphasis">instead</text:span> of the original one, that is a convenience for us. Errors in the output will be easier to spot, running under the debugger will take less time, and so on. </text:p>
                <text:p text:style-name="P42">However, simplification is not vital; if you do not want to do this, report the bug anyway and send us the entire test case you used. </text:p>
              </text:list-item>
              <text:list-item>
                <text:p text:style-name="P42"><text:soft-page-break/>A patch for the bug. </text:p>
                <text:p text:style-name="P42">A patch for the bug does help us if it is a good one. But do not omit the necessary information, such as the test case, on the assumption that a patch is all we need. We might see problems with your patch and decide to fix the problem another way, or we might not understand it at all. </text:p>
                <text:p text:style-name="P42">Sometimes with a program as complicated as the <text:span text:style-name="acronym">BASH</text:span> debugger it is very hard to construct an example that will make the program follow a certain path through the code. If you do not send us the example, we will not be able to construct one, so we will not be able to verify that the bug is fixed. </text:p>
                <text:p text:style-name="P42">And if we cannot understand what bug you are trying to fix, or why your patch should be an improvement, we will not install it. A test case will help us to understand. </text:p>
              </text:list-item>
              <text:list-item>
                <text:p text:style-name="P42">A guess about what the bug is or what it depends on. </text:p>
                <text:p text:style-name="P42">Such guesses are usually wrong. Even we cannot guess right about such things without first using the debugger to find the facts. <text:bookmark text:name="History-and-Acknowledgments"/><text:bookmark text:name="History-and-Acknowledgments-1"/></text:p>
              </text:list-item>
            </text:list>
          </table:table-cell>
        </table:table-row>
      </table:table>
      <text:h text:style-name="P1" text:outline-level="2">6. History and Acknowledgments</text:h>
      <table:table table:name="Table152" table:style-name="Table152">
        <table:table-column table:style-name="Table152.A"/>
        <table:table-row>
          <table:table-cell table:style-name="Table152.A1" office:value-type="string">
            <text:p text:style-name="P34">The suggestion for a debugger for a Bourne-like shell came from the book “Learning the Korn Shell”, by Bill Rosenblatt Copyright (C) 1993 by O’Reilly and Associates, Inc. Others such as Cigy Cyriac, Chet Ramey, Rocky Bernstein, and Gary V. Vaughan expanded and improved on that. </text:p>
            <text:p text:style-name="P34">However Bourne-Shell debuggers rely on a signal mechanism (<text:span text:style-name="Source_20_Text">SIGDEBUG</text:span>) to call a debugger routine. In the Korn shell as well as <text:span text:style-name="T3">BASH</text:span> in versions prior to 2.05, there was a fundamental flaw: the routine that you registered in the trap, got called <text:span text:style-name="Emphasis">after</text:span> the statement was executed. It takes little imagination to realize that this is a bit too late to find and correct errors, especially if the offending command happens to do serious damage like remove filesystems or reboot a server. As a horrible hack, these debuggers added one to the line number that was just executed on the wishful thinking that this would then be the line of next statement to execute. Sometimes this was correct, but it was too often wrong, such as in loops and conditionals, comments, or commands that are continued on the next line. </text:p>
            <text:p text:style-name="P34">Another failing of these debuggers was the inability to debug into functions or into sourced files, provide a stack trace, dynamically skip a statement to be run, unconditionally trace into a function or subshell, or stop when a subroutine, sourced file, or subshell completed. In truth, the crux of the problem lay in debugging support in BASH. Given that there was limited bash debugging support, it is not surprising that these debuggers could not do any of the things listed above and could debug only a single shell in a single source file: lines could be listed only from a <text:soft-page-break/>single text, breakpoints were set into the text which was in fact a copy of the script name prepended with debugger routines. </text:p>
            <text:p text:style-name="P34">In version 2.04 of BASH, Rocky Bernstein started hacking on BASH to add call-stack information, source file information, allow for debugging into functions and for reporting line numbers in functions as relative to the file rather than the beginning of a function whose origin line number was not accessible from BASH. He started changing the user commands in bashdb to be like other more-advanced debuggers, in particular <text:span text:style-name="Source_20_Text">perl5db</text:span> and <text:span text:style-name="Source_20_Text">gdb</text:span>. However he gave up on this project when realizing that stopping before a line was crucial. A patch for this was nontrivial and wildly changed semantics. Furthermore the chance of getting his other patches into BASH was was not going to happen in version 2.04. </text:p>
            <text:p text:style-name="P34">In version 2.05, the fundamental necessary change to the semantics of <text:span text:style-name="Source_20_Text">SIGDEBUG</text:span> trap handling (suggested at least two years earlier) was made. Also, version 2.05 changed the line-number reporting in a function to be relative to the beginning of the file rather than the beginning of a function—sometimes. Rocky then picked up where he left off and this then became this debugger. A complete rewrite of the debugger, some of which started in 2.04 was undertaken. Debugger internals were changed to support multiple file names, save and restore the calling environment (such as variables <text:span text:style-name="Source_20_Text">$1</text:span> and <text:span text:style-name="Source_20_Text">$?</text:span>) and install debugger signal handlers. Work was also done on the BASH in conjunction with the debugger to save stack trace information, provide a means for stopping after a routine finished, debugging into a subshell and so on. And a number of changes were made to BASH just to improve the accuracy of the line number reporting which is crucial in a debugger. </text:p>
            <text:p text:style-name="P34">This documentation was modified from the GNU Debugger (GDB) Reference manual. </text:p>
            <text:p text:style-name="P72">Additions to this section are particularly welcome. If you or your friends (or enemies, to be evenhanded) have been unfairly omitted from this list, we would like to add your names! </text:p>
            <text:p text:style-name="P34">The following have contributed directly or indirectly to <text:span text:style-name="Emphasis">bashdb</text:span>: </text:p>
            <text:p text:style-name="P34">Rocky Bernstein (initial full-featured bashdb with stack tracing and multi-file support) </text:p>
            <text:p text:style-name="P34">Masatake YAMATO (help to merge Rocky’s hack to the official bash source tree) </text:p>
            <text:p text:style-name="P34">Rod Smith (for creating and hosting a nicely formatted version of this manual that you are probably reading online) </text:p>
            <text:p text:style-name="P34">Bill Rosenblatt (kshdb), Michael Loukides (kshdb), Cigy Cyriac (proto bashdb), Chet Ramey (proto bashdb), and Gary V. Vaughan (proto bashdb). </text:p>
            <text:p text:style-name="P34">Authors of per5ldb: </text:p>
            <text:p text:style-name="P34"><text:soft-page-break/>Ray Lischner, Johan Vromans, and Ilya Zakharevich. </text:p>
            <text:p text:style-name="P34">Authors of GDB: </text:p>
            <text:p text:style-name="P34">Richard Stallman, Andrew Cagney, Jim Blandy, Jason Molenda, Stan Shebs, Fred Fish, Stu Grossman, John Gilmore, Jim Kingdon, and Randy Smith (to name just a few). </text:p>
            <text:p text:style-name="P34">Authors of GUD: </text:p>
            <text:p text:style-name="P34">Eric S. Raymond. <text:bookmark text:name="Copying"/><text:bookmark text:name="GNU-GENERAL-PUBLIC-LICENSE"/></text:p>
          </table:table-cell>
        </table:table-row>
      </table:table>
      <text:p text:style-name="P58">A. GNU General Public License version 3</text:p>
      <table:table table:name="Table153" table:style-name="Table153">
        <table:table-column table:style-name="Table153.A"/>
        <table:table-row>
          <table:table-cell table:style-name="Table153.A1" office:value-type="string">
            <table:table table:name="Table154" table:style-name="Table154">
              <table:table-column table:style-name="Table154.A"/>
              <table:table-row>
                <table:table-cell table:style-name="Table154.A1" office:value-type="string">
                  <text:section text:style-name="Sect1" text:name="node-213">
                    <text:p text:style-name="P15"/>
                  </text:section>
                </table:table-cell>
              </table:table-row>
            </table:table>
            <text:p text:style-name="P15"/>
          </table:table-cell>
        </table:table-row>
      </table:table>
      <text:p text:style-name="P59">GNU GENERAL PUBLIC LICENSE</text:p>
      <table:table table:name="Table155" table:style-name="Table155">
        <table:table-column table:style-name="Table155.A"/>
        <table:table-row>
          <table:table-cell table:style-name="Table155.A1" office:value-type="string">
            <table:table table:name="Table156" table:style-name="Table156">
              <table:table-column table:style-name="Table156.A"/>
              <table:table-row>
                <table:table-cell table:style-name="Table156.A1" office:value-type="string">
                  <text:p text:style-name="P39">Version 3, 29 June 2007</text:p>
                  <text:p text:style-name="P34">Copyright (C) 2007 Free Software Foundation, Inc. &lt;http://fsf.org/&gt;</text:p>
                  <text:p text:style-name="P34">Everyone is permitted to copy and distribute verbatim copies of this license document, but changing it is not allowed.</text:p>
                </table:table-cell>
              </table:table-row>
            </table:table>
            <text:p text:style-name="P15"/>
          </table:table-cell>
        </table:table-row>
      </table:table>
      <text:p text:style-name="P59">Preamble</text:p>
      <table:table table:name="Table157" table:style-name="Table157">
        <table:table-column table:style-name="Table157.A"/>
        <table:table-row>
          <table:table-cell table:style-name="Table157.A1" office:value-type="string">
            <text:p text:style-name="P34"><text:bookmark text:name="Preamble"/>The GNU General Public License is a free, copyleft license for software and other kinds of works.</text:p>
            <text:p text:style-name="P34">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34">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34">To protect your rights, we need to prevent others from denying you these rights or asking you to surrender the rights. Therefore, you have <text:soft-page-break/>certain responsibilities if you distribute copies of the software, or if you modify it: responsibilities to respect the freedom of others.</text:p>
            <text:p text:style-name="P34">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34">Developers that use the GNU GPL protect your rights with two steps: (1) assert copyright on the software, and (2) offer you this License giving you legal permission to copy, distribute and/or modify it.</text:p>
            <text:p text:style-name="P34">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34">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34">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34">The precise terms and conditions for copying, distribution and modification follow.</text:p>
          </table:table-cell>
        </table:table-row>
      </table:table>
      <text:p text:style-name="P59">TERMS AND CONDITIONS</text:p>
      <table:table table:name="Table158" table:style-name="Table158">
        <table:table-column table:style-name="Table158.A"/>
        <table:table-row>
          <table:table-cell table:style-name="Table158.A1" office:value-type="string">
            <table:table table:name="Table159" table:style-name="Table159">
              <table:table-column table:style-name="Table159.A"/>
              <table:table-row>
                <table:table-cell table:style-name="Table159.A1" office:value-type="string">
                  <text:p text:style-name="P15"/>
                </table:table-cell>
              </table:table-row>
            </table:table>
            <text:p text:style-name="P15"/>
          </table:table-cell>
        </table:table-row>
      </table:table>
      <text:p text:style-name="P61">0. Definitions.</text:p>
      <table:table table:name="Table160" table:style-name="Table160">
        <table:table-column table:style-name="Table160.A"/>
        <table:table-row>
          <table:table-cell table:style-name="Table160.A1" office:value-type="string">
            <table:table table:name="Table161" table:style-name="Table161">
              <table:table-column table:style-name="Table161.A"/>
              <table:table-row>
                <table:table-cell table:style-name="Table161.A1" office:value-type="string">
                  <text:p text:style-name="P34">“This License” refers to version 3 of the GNU General Public License.</text:p>
                  <text:p text:style-name="P34">“Copyright” also means copyright-like laws that apply to other kinds of works, such as semiconductor masks.</text:p>
                  <text:p text:style-name="P34">“The Program” refers to any copyrightable work licensed under this License. Each licensee is addressed as “you”. “Licensees” and <text:soft-page-break/>“recipients” may be individuals or organizations.</text:p>
                  <text:p text:style-name="P34">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34">A “covered work” means either the unmodified Program or a work based on the Program.</text:p>
                  <text:p text:style-name="P34">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34">To “convey” a work means any kind of propagation that enables other parties to make or receive copies. Mere interaction with a user through a computer network, with no transfer of a copy, is not conveying.</text:p>
                  <text:p text:style-name="P34">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able:table-cell>
              </table:table-row>
            </table:table>
            <text:p text:style-name="P15"/>
          </table:table-cell>
        </table:table-row>
      </table:table>
      <text:p text:style-name="P61">1. Source Code.</text:p>
      <table:table table:name="Table162" table:style-name="Table162">
        <table:table-column table:style-name="Table162.A"/>
        <table:table-row>
          <table:table-cell table:style-name="Table162.A1" office:value-type="string">
            <table:table table:name="Table163" table:style-name="Table163">
              <table:table-column table:style-name="Table163.A"/>
              <table:table-row>
                <table:table-cell table:style-name="Table163.A1" office:value-type="string">
                  <text:p text:style-name="P34">The “source code” for a work means the preferred form of the work for making modifications to it. “Object code” means any non-source form of a work.</text:p>
                  <text:p text:style-name="P34">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34">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text:p>
                  <text:p text:style-name="P34">A “Major Component”, in this context, means a major essential component (kernel, window system, and so on) of the specific <text:soft-page-break/>operating system (if any) on which the executable work runs, or a compiler used to produce the work, or an object code interpreter used to run it.</text:p>
                  <text:p text:style-name="P34">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34">The Corresponding Source need not include anything that users can regenerate automatically from other parts of the Corresponding Source.</text:p>
                  <text:p text:style-name="P34">The Corresponding Source for a work in source code form is that same work.</text:p>
                </table:table-cell>
              </table:table-row>
            </table:table>
            <text:p text:style-name="P15"/>
          </table:table-cell>
        </table:table-row>
      </table:table>
      <text:p text:style-name="P61">2. Basic Permissions.</text:p>
      <table:table table:name="Table164" table:style-name="Table164">
        <table:table-column table:style-name="Table164.A"/>
        <table:table-row>
          <table:table-cell table:style-name="Table164.A1" office:value-type="string">
            <table:table table:name="Table165" table:style-name="Table165">
              <table:table-column table:style-name="Table165.A"/>
              <table:table-row>
                <table:table-cell table:style-name="Table165.A1" office:value-type="string">
                  <text:p text:style-name="P34">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34">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34">Conveying under any other circumstances is permitted solely under the conditions stated below. Sublicensing is not allowed; section 10 makes it unnecessary.</text:p>
                </table:table-cell>
              </table:table-row>
            </table:table>
            <text:p text:style-name="P15"/>
          </table:table-cell>
        </table:table-row>
      </table:table>
      <text:p text:style-name="P61">3. Protecting Users Legal Rights From Anti Circumvention Law.</text:p>
      <table:table table:name="Table166" table:style-name="Table166">
        <table:table-column table:style-name="Table166.A"/>
        <text:soft-page-break/>
        <table:table-row>
          <table:table-cell table:style-name="Table166.A1" office:value-type="string">
            <table:table table:name="Table167" table:style-name="Table167">
              <table:table-column table:style-name="Table167.A"/>
              <table:table-row>
                <table:table-cell table:style-name="Table167.A1" office:value-type="string">
                  <text:p text:style-name="P34">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34">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able:table-cell>
              </table:table-row>
            </table:table>
            <text:p text:style-name="P15"/>
          </table:table-cell>
        </table:table-row>
      </table:table>
      <text:p text:style-name="P61">4. Conveying Verbatim Copies.</text:p>
      <table:table table:name="Table168" table:style-name="Table168">
        <table:table-column table:style-name="Table168.A"/>
        <table:table-row>
          <table:table-cell table:style-name="Table168.A1" office:value-type="string">
            <table:table table:name="Table169" table:style-name="Table169">
              <table:table-column table:style-name="Table169.A"/>
              <table:table-row>
                <table:table-cell table:style-name="Table169.A1" office:value-type="string">
                  <text:p text:style-name="P34">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34">You may charge any price or no price for each copy that you convey, and you may offer support or warranty protection for a fee.</text:p>
                </table:table-cell>
              </table:table-row>
            </table:table>
            <text:p text:style-name="P15"/>
          </table:table-cell>
        </table:table-row>
      </table:table>
      <text:p text:style-name="P61">5. Conveying Modified Source Versions.</text:p>
      <table:table table:name="Table170" table:style-name="Table170">
        <table:table-column table:style-name="Table170.A"/>
        <table:table-row>
          <table:table-cell table:style-name="Table170.A1" office:value-type="string">
            <table:table table:name="Table171" table:style-name="Table171">
              <table:table-column table:style-name="Table171.A"/>
              <table:table-row>
                <table:table-cell table:style-name="Table171.A1" office:value-type="string">
                  <text:p text:style-name="P34">You may convey a work based on the Program, or the modifications to produce it from the Program, in the form of source code under the terms of section 4, provided that you also meet all of these conditions:</text:p>
                  <text:list xml:id="list1975444975" text:style-name="L15">
                    <text:list-item>
                      <text:p text:style-name="P22">a) The work must carry prominent notices stating that you modified it, and giving a relevant date.</text:p>
                    </text:list-item>
                    <text:list-item>
                      <text:p text:style-name="P22">b) The work must carry prominent notices stating that it is released under this License and any conditions added under section 7. This requirement modifies the requirement in section 4 to “keep intact all notices”.</text:p>
                    </text:list-item>
                    <text:list-item>
                      <text:p text:style-name="P22">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list-item>
                    <text:list-item>
                      <text:p text:style-name="P43">d) If the work has interactive user interfaces, each must display Appropriate Legal Notices; however, if the Program has interactive interfaces that do not display Appropriate Legal Notices, your work need not make them do so.</text:p>
                    </text:list-item>
                  </text:list>
                  <text:p text:style-name="P34">A compilation of a covered work with other separate and independent works, which are not by their nature extensions of the covered work, and which are not combined with it such as to form a larger program, in or on a volume of a storage or distribution medium, is <text:soft-page-break/>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able:table-cell>
              </table:table-row>
            </table:table>
            <text:p text:style-name="P15"/>
          </table:table-cell>
        </table:table-row>
      </table:table>
      <text:p text:style-name="P61">6. Conveying Non Source Forms.</text:p>
      <table:table table:name="Table172" table:style-name="Table172">
        <table:table-column table:style-name="Table172.A"/>
        <table:table-row>
          <table:table-cell table:style-name="Table172.A1" office:value-type="string">
            <table:table table:name="Table173" table:style-name="Table173">
              <table:table-column table:style-name="Table173.A"/>
              <table:table-row>
                <table:table-cell table:style-name="Table173.A1" office:value-type="string">
                  <text:p text:style-name="P34">You may convey a covered work in object code form under the terms of sections 4 and 5, provided that you also convey the machine-readable Corresponding Source under the terms of this License, in one of these ways:</text:p>
                  <text:list xml:id="list1826356156" text:style-name="L16">
                    <text:list-item>
                      <text:p text:style-name="P23">a) Convey the object code in, or embodied in, a physical product (including a physical distribution medium), accompanied by the Corresponding Source fixed on a durable physical medium customarily used for software interchange.</text:p>
                    </text:list-item>
                    <text:list-item>
                      <text:p text:style-name="P23">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list-item>
                    <text:list-item>
                      <text:p text:style-name="P23">c) Convey individual copies of the object code with a copy of the written offer to provide the Corresponding Source. This alternative is allowed only occasionally and noncommercially, and only if you received the object code with such an offer, in accord with subsection 6b.</text:p>
                    </text:list-item>
                    <text:list-item>
                      <text:p text:style-name="P23">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list-item>
                    <text:list-item>
                      <text:p text:style-name="P44">e) Convey the object code using peer-to-peer transmission, provided you inform other peers where the object code and Corresponding Source of the work are being offered to the general public at no charge under subsection 6d.</text:p>
                    </text:list-item>
                  </text:list>
                  <text:p text:style-name="P34">A separable portion of the object code, whose source code is excluded from the Corresponding Source as a System Library, need not be included in conveying the object code work.</text:p>
                  <text:p text:style-name="P34">A “User Product” is either (1) a “consumer product”, which means any tangible personal property which is normally used for personal, family, or household purposes, or (2) anything designed or sold for incorporation into a dwelling. In determining whether a <text:soft-page-break/>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34">“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34">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34">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34">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able:table-cell>
              </table:table-row>
            </table:table>
            <text:p text:style-name="P15"/>
          </table:table-cell>
        </table:table-row>
      </table:table>
      <text:p text:style-name="P61">7. Additional Terms.</text:p>
      <table:table table:name="Table174" table:style-name="Table174">
        <table:table-column table:style-name="Table174.A"/>
        <table:table-row>
          <table:table-cell table:style-name="Table174.A1" office:value-type="string">
            <table:table table:name="Table175" table:style-name="Table175">
              <table:table-column table:style-name="Table175.A"/>
              <table:table-row>
                <table:table-cell table:style-name="Table175.A1" office:value-type="string">
                  <text:p text:style-name="P34">“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34"><text:soft-page-break/>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34">Notwithstanding any other provision of this License, for material you add to a covered work, you may (if authorized by the copyright holders of that material) supplement the terms of this License with terms:</text:p>
                  <text:list xml:id="list52292584" text:style-name="L17">
                    <text:list-item>
                      <text:p text:style-name="P24">a) Disclaiming warranty or limiting liability differently from the terms of sections 15 and 16 of this License; or</text:p>
                    </text:list-item>
                    <text:list-item>
                      <text:p text:style-name="P24">b) Requiring preservation of specified reasonable legal notices or author attributions in that material or in the Appropriate Legal Notices displayed by works containing it; or</text:p>
                    </text:list-item>
                    <text:list-item>
                      <text:p text:style-name="P24">c) Prohibiting misrepresentation of the origin of that material, or requiring that modified versions of such material be marked in reasonable ways as different from the original version; or</text:p>
                    </text:list-item>
                    <text:list-item>
                      <text:p text:style-name="P24">d) Limiting the use for publicity purposes of names of licensors or authors of the material; or</text:p>
                    </text:list-item>
                    <text:list-item>
                      <text:p text:style-name="P24">e) Declining to grant rights under trademark law for use of some trade names, trademarks, or service marks; or</text:p>
                    </text:list-item>
                    <text:list-item>
                      <text:p text:style-name="P45">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list-item>
                  </text:list>
                  <text:p text:style-name="P34">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34">If you add terms to a covered work in accord with this section, you must place, in the relevant source files, a statement of the additional terms that apply to those files, or a notice indicating where to find the applicable terms.</text:p>
                  <text:p text:style-name="P34">Additional terms, permissive or non-permissive, may be stated in the form of a separately written license, or stated as exceptions; the above requirements apply either way.</text:p>
                </table:table-cell>
              </table:table-row>
            </table:table>
            <text:p text:style-name="P15"/>
          </table:table-cell>
        </table:table-row>
      </table:table>
      <text:p text:style-name="P61">8. Termination.</text:p>
      <table:table table:name="Table176" table:style-name="Table176">
        <table:table-column table:style-name="Table176.A"/>
        <table:table-row>
          <table:table-cell table:style-name="Table176.A1" office:value-type="string">
            <table:table table:name="Table177" table:style-name="Table177">
              <table:table-column table:style-name="Table177.A"/>
              <table:table-row>
                <table:table-cell table:style-name="Table177.A1" office:value-type="string">
                  <text:p text:style-name="P34">You may not propagate or modify a covered work except as expressly provided under this License. Any attempt otherwise to <text:soft-page-break/>propagate or modify it is void, and will automatically terminate your rights under this License (including any patent licenses granted under the third paragraph of section 11).</text:p>
                  <text:p text:style-name="P34">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34">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34">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able:table-cell>
              </table:table-row>
            </table:table>
            <text:p text:style-name="P15"/>
          </table:table-cell>
        </table:table-row>
      </table:table>
      <text:p text:style-name="P61">9. Acceptance Not Required for Having Copies.</text:p>
      <table:table table:name="Table178" table:style-name="Table178">
        <table:table-column table:style-name="Table178.A"/>
        <table:table-row>
          <table:table-cell table:style-name="Table178.A1" office:value-type="string">
            <table:table table:name="Table179" table:style-name="Table179">
              <table:table-column table:style-name="Table179.A"/>
              <table:table-row>
                <table:table-cell table:style-name="Table179.A1" office:value-type="string">
                  <text:p text:style-name="P34">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able:table-cell>
              </table:table-row>
            </table:table>
            <text:p text:style-name="P15"/>
          </table:table-cell>
        </table:table-row>
      </table:table>
      <text:p text:style-name="P61">10. Automatic Licensing of Downstream Recipients.</text:p>
      <table:table table:name="Table180" table:style-name="Table180">
        <table:table-column table:style-name="Table180.A"/>
        <table:table-row>
          <table:table-cell table:style-name="Table180.A1" office:value-type="string">
            <table:table table:name="Table181" table:style-name="Table181">
              <table:table-column table:style-name="Table181.A"/>
              <table:table-row>
                <table:table-cell table:style-name="Table181.A1" office:value-type="string">
                  <text:p text:style-name="P34">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34">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34"><text:soft-page-break/>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able:table-cell>
              </table:table-row>
            </table:table>
            <text:p text:style-name="P15"/>
          </table:table-cell>
        </table:table-row>
      </table:table>
      <text:p text:style-name="P61">11. Patents.</text:p>
      <table:table table:name="Table182" table:style-name="Table182">
        <table:table-column table:style-name="Table182.A"/>
        <table:table-row>
          <table:table-cell table:style-name="Table182.A1" office:value-type="string">
            <table:table table:name="Table183" table:style-name="Table183">
              <table:table-column table:style-name="Table183.A"/>
              <table:table-row>
                <table:table-cell table:style-name="Table183.A1" office:value-type="string">
                  <text:p text:style-name="P34">A “contributor” is a copyright holder who authorizes use under this License of the Program or a work on which the Program is based. The work thus licensed is called the contributor's “contributor version”.</text:p>
                  <text:p text:style-name="P34">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34">Each contributor grants you a non-exclusive, worldwide, royalty-free patent license under the contributor's essential patent claims, to make, use, sell, offer for sale, import and otherwise run, modify and propagate the contents of its contributor version.</text:p>
                  <text:p text:style-name="P34">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34">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34">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ext:soft-page-break/>the covered work and works based on it.</text:p>
                  <text:p text:style-name="P34">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34">Nothing in this License shall be construed as excluding or limiting any implied license or other defenses to infringement that may otherwise be available to you under applicable patent law.</text:p>
                </table:table-cell>
              </table:table-row>
            </table:table>
            <text:p text:style-name="P15"/>
          </table:table-cell>
        </table:table-row>
      </table:table>
      <text:p text:style-name="P61">12. No Surrender of Others Freedom.</text:p>
      <table:table table:name="Table184" table:style-name="Table184">
        <table:table-column table:style-name="Table184.A"/>
        <table:table-row>
          <table:table-cell table:style-name="Table184.A1" office:value-type="string">
            <table:table table:name="Table185" table:style-name="Table185">
              <table:table-column table:style-name="Table185.A"/>
              <table:table-row>
                <table:table-cell table:style-name="Table185.A1" office:value-type="string">
                  <text:p text:style-name="P34">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able:table-cell>
              </table:table-row>
            </table:table>
            <text:p text:style-name="P15"/>
          </table:table-cell>
        </table:table-row>
      </table:table>
      <text:p text:style-name="P61">13. Use with the GNU Affero General Public License.</text:p>
      <table:table table:name="Table186" table:style-name="Table186">
        <table:table-column table:style-name="Table186.A"/>
        <table:table-row>
          <table:table-cell table:style-name="Table186.A1" office:value-type="string">
            <table:table table:name="Table187" table:style-name="Table187">
              <table:table-column table:style-name="Table187.A"/>
              <table:table-row>
                <table:table-cell table:style-name="Table187.A1" office:value-type="string">
                  <text:p text:style-name="P34">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able:table-cell>
              </table:table-row>
            </table:table>
            <text:p text:style-name="P15"/>
          </table:table-cell>
        </table:table-row>
      </table:table>
      <text:p text:style-name="P61">14. Revised Versions of this License.</text:p>
      <table:table table:name="Table188" table:style-name="Table188">
        <table:table-column table:style-name="Table188.A"/>
        <table:table-row>
          <table:table-cell table:style-name="Table188.A1" office:value-type="string">
            <table:table table:name="Table189" table:style-name="Table189">
              <table:table-column table:style-name="Table189.A"/>
              <table:table-row>
                <table:table-cell table:style-name="Table189.A1" office:value-type="string">
                  <text:p text:style-name="P34">The Free Software Foundation may publish revised and/or new versions of the GNU General Public License from time to time. Such new versions will be similar in spirit to the present version, but may differ in detail to address new problems or concerns.</text:p>
                  <text:p text:style-name="P34">Each version is given a distinguishing version number. If the Program specifies that a certain numbered version of the GNU General Public License “or any later version” applies to it, you have the option of following the terms and conditions either of that numbered <text:soft-page-break/>version or of any later version published by the Free Software Foundation. If the Program does not specify a version number of the GNU General Public License, you may choose any version ever published by the Free Software Foundation.</text:p>
                  <text:p text:style-name="P34">If the Program specifies that a proxy can decide which future versions of the GNU General Public License can be used, that proxy's public statement of acceptance of a version permanently authorizes you to choose that version for the Program.</text:p>
                  <text:p text:style-name="P34">Later license versions may give you additional or different permissions. However, no additional obligations are imposed on any author or copyright holder as a result of your choosing to follow a later version.</text:p>
                </table:table-cell>
              </table:table-row>
            </table:table>
            <text:p text:style-name="P15"/>
          </table:table-cell>
        </table:table-row>
      </table:table>
      <text:p text:style-name="P61">15. Disclaimer of Warranty.</text:p>
      <table:table table:name="Table190" table:style-name="Table190">
        <table:table-column table:style-name="Table190.A"/>
        <table:table-row>
          <table:table-cell table:style-name="Table190.A1" office:value-type="string">
            <table:table table:name="Table191" table:style-name="Table191">
              <table:table-column table:style-name="Table191.A"/>
              <table:table-row>
                <table:table-cell table:style-name="Table191.A1" office:value-type="string">
                  <text:p text:style-name="P34">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able:table-cell>
              </table:table-row>
            </table:table>
            <text:p text:style-name="P15"/>
          </table:table-cell>
        </table:table-row>
      </table:table>
      <text:p text:style-name="P61">16. Limitation of Liability.</text:p>
      <table:table table:name="Table192" table:style-name="Table192">
        <table:table-column table:style-name="Table192.A"/>
        <table:table-row>
          <table:table-cell table:style-name="Table192.A1" office:value-type="string">
            <table:table table:name="Table193" table:style-name="Table193">
              <table:table-column table:style-name="Table193.A"/>
              <table:table-row>
                <table:table-cell table:style-name="Table193.A1" office:value-type="string">
                  <text:p text:style-name="P34">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able:table-cell>
              </table:table-row>
            </table:table>
            <text:p text:style-name="P15"/>
          </table:table-cell>
        </table:table-row>
      </table:table>
      <text:p text:style-name="P61">17. Interpretation of Sections 15 and 16.</text:p>
      <table:table table:name="Table194" table:style-name="Table194">
        <table:table-column table:style-name="Table194.A"/>
        <table:table-row>
          <table:table-cell table:style-name="Table194.A1" office:value-type="string">
            <table:table table:name="Table195" table:style-name="Table195">
              <table:table-column table:style-name="Table195.A"/>
              <table:table-row>
                <table:table-cell table:style-name="Table195.A1" office:value-type="string">
                  <text:p text:style-name="P34">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34">END OF TERMS AND CONDITIONS</text:p>
                </table:table-cell>
              </table:table-row>
            </table:table>
            <text:p text:style-name="P15"/>
          </table:table-cell>
        </table:table-row>
      </table:table>
      <text:p text:style-name="P59"><text:soft-page-break/>How to Apply These Terms to Your New Programs</text:p>
      <table:table table:name="Table196" table:style-name="Table196">
        <table:table-column table:style-name="Table196.A"/>
        <table:table-row>
          <table:table-cell table:style-name="Table196.A1" office:value-type="string">
            <text:p text:style-name="P6"><text:bookmark text:name="How-to-Apply-These-Terms-to-Your-New-Programs"/></text:p>
            <table:table table:name="Table197" table:style-name="Table197">
              <table:table-column table:style-name="Table197.A"/>
              <table:table-row>
                <table:table-cell table:style-name="Table197.A1" office:value-type="string">
                  <text:p text:style-name="P34">If you develop a new program, and you want it to be of the greatest possible use to the public, the best way to achieve this is to make it free software which everyone can redistribute and change under these terms.</text:p>
                  <text:p text:style-name="P34">To do so, attach the following notices to the program. It is safest to attach them to the start of each source file to most effectively state the exclusion of warranty; and each file should have at least the “copyright” line and a pointer to where the full notice is found.</text:p>
                  <text:p text:style-name="P67"><text:s text:c="4"/>&lt;one line to give the program's name and a brief idea of what it does.&gt;</text:p>
                  <text:p text:style-name="P67"><text:s text:c="4"/>Copyright (C) &lt;year&gt; <text:s/>&lt;name of author&gt;</text:p>
                  <text:p text:style-name="P67"><text:s text:c="4"/>This program is free software: you can redistribute it and/or modify</text:p>
                  <text:p text:style-name="P67"><text:s text:c="4"/>it under the terms of the GNU General Public License as published by</text:p>
                  <text:p text:style-name="P67"><text:s text:c="4"/>the Free Software Foundation, either version 3 of the License, or</text:p>
                  <text:p text:style-name="P67"><text:s text:c="4"/>(at your option) any later version.</text:p>
                  <text:p text:style-name="P67"><text:s text:c="4"/>This program is distributed in the hope that it will be useful,</text:p>
                  <text:p text:style-name="P67"><text:s text:c="4"/>but WITHOUT ANY WARRANTY; without even the implied warranty of</text:p>
                  <text:p text:style-name="P67"><text:s text:c="4"/>MERCHANTABILITY or FITNESS FOR A PARTICULAR PURPOSE. <text:s/>See the</text:p>
                  <text:p text:style-name="P67"><text:s text:c="4"/>GNU General Public License for more details.</text:p>
                  <text:p text:style-name="P67"><text:s text:c="4"/>You should have received a copy of the GNU General Public License</text:p>
                  <text:p text:style-name="P68"><text:s text:c="4"/>along with this program. <text:s/>If not, see &lt;http://www.gnu.org/licenses/&gt;.</text:p>
                  <text:p text:style-name="P34">Also add information on how to contact you by electronic and paper mail.</text:p>
                  <text:p text:style-name="P34">If the program does terminal interaction, make it output a short notice like this when it starts in an interactive mode:</text:p>
                  <text:p text:style-name="P67"><text:s text:c="4"/>&lt;program&gt; <text:s/>Copyright (C) &lt;year&gt; <text:s/>&lt;name of author&gt;</text:p>
                  <text:p text:style-name="P67"><text:s text:c="4"/>This program comes with ABSOLUTELY NO WARRANTY; for details type `show w'.</text:p>
                  <text:p text:style-name="P67"><text:s text:c="4"/>This is free software, and you are welcome to redistribute it</text:p>
                  <text:p text:style-name="P68"><text:s text:c="4"/>under certain conditions; type `show c' for details.</text:p>
                  <text:p text:style-name="P34">The hypothetical commands `show w' and `show c' should show the appropriate parts of the General Public License. Of course, your program's commands might be different; for a GUI interface, you would use an “about box”.</text:p>
                  <text:p text:style-name="P34">You should also get your employer (if you work as a programmer) or school, if any, to sign a “copyright disclaimer” for the program, if necessary. For more information on this, and how to apply and follow the GNU GPL, see &lt;http://www.gnu.org/licenses/&gt;.</text:p>
                  <text:p text:style-name="P34"><text:soft-page-break/>The GNU General Public License does not permit incorporating your program into proprietary programs. If your program is a subroutine library, you may consider it more useful to permit linking proprietary applications with the library. If this is what you want to do, use the GNU Lesser General Public License instead of this License. But first, please read &lt;http://www.gnu.org/philosophy/why-not-lgpl.html&gt;.</text:p>
                </table:table-cell>
              </table:table-row>
            </table:table>
          </table:table-cell>
        </table:table-row>
      </table:table>
      <text:p text:style-name="P58">B. GNU Free Documentation License</text:p>
      <table:table table:name="Table198" table:style-name="Table198">
        <table:table-column table:style-name="Table198.A"/>
        <table:table-row>
          <table:table-cell table:style-name="Table198.A1" office:value-type="string">
            <text:p text:style-name="P39"><text:bookmark text:name="GNU-Free-Documentation-License"/>Version 1.1, March 2000 </text:p>
            <table:table table:name="Table199" table:style-name="Table199">
              <table:table-column table:style-name="Table199.A"/>
              <table:table-column table:style-name="Table199.B"/>
              <table:table-row>
                <table:table-cell table:style-name="Table199.A1" office:value-type="string">
                  <text:p text:style-name="P16"> </text:p>
                </table:table-cell>
                <table:table-cell table:style-name="Table199.A1" office:value-type="string">
                  <text:p text:style-name="P67">Copyright (C) 2000 <text:s/>Free Software Foundation, Inc.</text:p>
                  <text:p text:style-name="P67">59 Temple Place, Suite 330, Boston, MA <text:s/>02111-1307 <text:s/>USA</text:p>
                  <text:p text:style-name="P67"/>
                  <text:p text:style-name="P67">Everyone is permitted to copy and distribute verbatim copies</text:p>
                  <text:p text:style-name="P67">of this license document, but changing it is not allowed.<text:bookmark text:name="ADDENDUM_003a-How-to-use-this-License-for-your-documents"/></text:p>
                  <text:p text:style-name="P68"/>
                </table:table-cell>
              </table:table-row>
            </table:table>
          </table:table-cell>
        </table:table-row>
      </table:table>
      <text:p text:style-name="P59">1. PREAMBLE </text:p>
      <table:table table:name="Table200" table:style-name="Table200">
        <table:table-column table:style-name="Table200.A"/>
        <table:table-row>
          <table:table-cell table:style-name="Table200.A1" office:value-type="string">
            <text:p text:style-name="P34">The purpose of this License is to make a manual, textbook, or other written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P34">This License is a kind of “copyleft”, which means that derivative works of the document must themselves be free in the same sense. It complements the GNU General Public License, which is a copyleft license designed for free software. </text:p>
            <text:p text:style-name="P34">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able:table-cell>
        </table:table-row>
      </table:table>
      <text:p text:style-name="P59">2. APPLICABILITY AND DEFINITIONS </text:p>
      <table:table table:name="Table201" table:style-name="Table201">
        <table:table-column table:style-name="Table201.A"/>
        <table:table-row>
          <table:table-cell table:style-name="Table201.A1" office:value-type="string">
            <text:p text:style-name="P34">This License applies to any manual or other work that contains a notice placed by the copyright holder saying it can be distributed under the terms of this License. The “Document”, below, refers to any such manual or work. Any member of the public is a licensee, and is addressed as “you.” </text:p>
            <text:p text:style-name="P34">A “Modified Version” of the Document means any work containing the Document or a portion of it, either copied verbatim, or with <text:soft-page-break/>modifications and/or translated into another language. </text:p>
            <text:p text:style-name="P34">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For example,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P34">The “Invariant Sections” are certain Secondary Sections whose titles are designated, as being those of Invariant Sections, in the notice that says that the Document is released under this License. </text:p>
            <text:p text:style-name="P34">The “Cover Texts” are certain short passages of text that are listed, as Front-Cover Texts or Back-Cover Texts, in the notice that says that the Document is released under this License. </text:p>
            <text:p text:style-name="P34">A “Transparent” copy of the Document means a machine-readable copy, represented in a format whose specification is available to the general public, whose contents can be viewed and edited directly and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has been designed to thwart or discourage subsequent modification by readers is not Transparent. A copy that is not “Transparent” is called “Opaque.” </text:p>
            <text:p text:style-name="P34">Examples of suitable formats for Transparent copies include plain ASCII without markup, Texinfo input format, LaTeX input format, SGML or XML using a publicly available DTD, and standard-conforming simple HTML designed for human modification. Opaque formats include PostScript, PDF, proprietary formats that can be read and edited only by proprietary word processors, SGML or XML for which the DTD and/or processing tools are not generally available, and the machine-generated HTML produced by some word processors for output purposes only. </text:p>
            <text:p text:style-name="P34">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able:table-cell>
        </table:table-row>
      </table:table>
      <text:p text:style-name="P59">3. VERBATIM COPYING </text:p>
      <table:table table:name="Table202" table:style-name="Table202">
        <table:table-column table:style-name="Table202.A"/>
        <table:table-row>
          <table:table-cell table:style-name="Table202.A1" office:value-type="string">
            <text:p text:style-name="P34">You may copy and distribute the Document in any medium, either commercially or noncommercially, provided that this License, the copyright notices, and the license notice saying this License applies to the Document are reproduced in all copies, and that you add no <text:soft-page-break/>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P34">You may also lend copies, under the same conditions stated above, and you may publicly display copies. </text:p>
          </table:table-cell>
        </table:table-row>
      </table:table>
      <text:p text:style-name="P59">4. COPYING IN QUANTITY </text:p>
      <table:table table:name="Table203" table:style-name="Table203">
        <table:table-column table:style-name="Table203.A"/>
        <table:table-row>
          <table:table-cell table:style-name="Table203.A1" office:value-type="string">
            <text:p text:style-name="P34">If you publish printed copie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P34">If the required texts for either cover are too voluminous to fit legibly, you should put the first ones listed (as many as fit reasonably) on the actual cover, and continue the rest onto adjacent pages. </text:p>
            <text:p text:style-name="P34">If you publish or distribute Opaque copies of the Document numbering more than 100, you must either include a machine-readable Transparent copy along with each Opaque copy, or state in or with each Opaque copy a publicly-accessible computer-network location containing a complete Transparent copy of the Document, free of added material, which the general network-using public has access to download anonymously at no charge using public-standard network protocols.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P34">It is requested, but not required, that you contact the authors of the Document well before redistributing any large number of copies, to give them a chance to provide you with an updated version of the Document. </text:p>
          </table:table-cell>
        </table:table-row>
      </table:table>
      <text:p text:style-name="P59">5. MODIFICATIONS </text:p>
      <table:table table:name="Table204" table:style-name="Table204">
        <table:table-column table:style-name="Table204.A"/>
        <table:table-row>
          <table:table-cell table:style-name="Table204.A1" office:value-type="string">
            <text:p text:style-name="P34">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p text:style-name="P34"><text:soft-page-break/>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line-break/>B. List on the Title Page, as authors, one or more persons or entities responsible for authorship of the modifications in the Modified Version, together with at least five of the principal authors of the Document (all of its principal authors, if it has less than five).<text:line-break/>C. State on the Title page the name of the publisher of the Modified Version, as the publisher.<text:line-break/>D. Preserve all the copyright notices of the Document.<text:line-break/>E. Add an appropriate copyright notice for your modifications adjacent to the other copyright notices.<text:line-break/>F. Include, immediately after the copyright notices, a license notice giving the public permission to use the Modified Version under the terms of this License, in the form shown in the Addendum below.<text:line-break/>G. Preserve in that license notice the full lists of Invariant Sections and required Cover Texts given in the Document’s license notice.<text:line-break/>H. Include an unaltered copy of this License.<text:line-break/>I. Preserve the section entitled “History”, and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line-break/>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line-break/>K. In any section entitled “Acknowledgements” or “Dedications”, preserve the section’s title, and preserve in the section all the substance and tone of each of the contributor acknowledgements and/or dedications given therein.<text:line-break/>L. Preserve all the Invariant Sections of the Document, unaltered in their text and in their titles. Section numbers or the equivalent are not considered part of the section titles.<text:line-break/>M. Delete any section entitled “Endorsements.” Such a section may not be included in the Modified Version.<text:line-break/>N. Do not retitle any existing section as “Endorsements” or to conflict in title with any Invariant Section.<text:line-break/><text:line-break/>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P34">You may add a section entitled “Endorsements”, provided it contains nothing but endorsements of your Modified Version by various parties–for example, statements of peer review or that the text has been approved by an organization as the authoritative definition of a <text:soft-page-break/>standard. </text:p>
            <text:p text:style-name="P34">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P34">The author(s) and publisher(s) of the Document do not by this License give permission to use their names for publicity for or to assert or imply endorsement of any Modified Version. </text:p>
          </table:table-cell>
        </table:table-row>
      </table:table>
      <text:p text:style-name="P59">6. COMBINING DOCUMENTS </text:p>
      <table:table table:name="Table205" table:style-name="Table205">
        <table:table-column table:style-name="Table205.A"/>
        <table:table-row>
          <table:table-cell table:style-name="Table205.A1" office:value-type="string">
            <text:p text:style-name="P34">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text:p>
            <text:p text:style-name="P34">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P34">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able:table-cell>
        </table:table-row>
      </table:table>
      <text:p text:style-name="P59">7. COLLECTIONS OF DOCUMENTS </text:p>
      <table:table table:name="Table206" table:style-name="Table206">
        <table:table-column table:style-name="Table206.A"/>
        <table:table-row>
          <table:table-cell table:style-name="Table206.A1" office:value-type="string">
            <text:p text:style-name="P34">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P34">You may extract a single document from such a collection, and distribute it individually under this License, provided you insert a copy of this License into the extracted document, and follow this License in all other respects regarding verbatim copying of that document. </text:p>
          </table:table-cell>
        </table:table-row>
      </table:table>
      <text:p text:style-name="P59">8. AGGREGATION WITH INDEPENDENT WORKS </text:p>
      <table:table table:name="Table207" table:style-name="Table207">
        <table:table-column table:style-name="Table207.A"/>
        <text:soft-page-break/>
        <table:table-row>
          <table:table-cell table:style-name="Table207.A1" office:value-type="string">
            <text:p text:style-name="P34">A compilation of the Document or its derivatives with other separate and independent documents or works, in or on a volume of a storage or distribution medium, does not as a whole count as a Modified Version of the Document, provided no compilation copyright is claimed for the compilation. Such a compilation is called an “aggregate”, and this License does not apply to the other self-contained works thus compiled with the Document, on account of their being thus compiled, if they are not themselves derivative works of the Document. </text:p>
            <text:p text:style-name="P34">If the Cover Text requirement of section 3 is applicable to these copies of the Document, then if the Document is less than one quarter of the entire aggregate, the Document’s Cover Texts may be placed on covers that surround only the Document within the aggregate. Otherwise they must appear on covers around the whole aggregate. </text:p>
          </table:table-cell>
        </table:table-row>
      </table:table>
      <text:p text:style-name="P59">9. TRANSLATION </text:p>
      <table:table table:name="Table208" table:style-name="Table208">
        <table:table-column table:style-name="Table208.A"/>
        <table:table-row>
          <table:table-cell table:style-name="Table208.A1" office:value-type="string">
            <text:p text:style-name="P34">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provided that you also include the original English version of this License. In case of a disagreement between the translation and the original English version of this License, the original English version will prevail. </text:p>
          </table:table-cell>
        </table:table-row>
      </table:table>
      <text:p text:style-name="P59">10. TERMINATION </text:p>
      <table:table table:name="Table209" table:style-name="Table209">
        <table:table-column table:style-name="Table209.A"/>
        <table:table-row>
          <table:table-cell table:style-name="Table209.A1" office:value-type="string">
            <text:p text:style-name="P34">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able:table-cell>
        </table:table-row>
      </table:table>
      <text:p text:style-name="P59">11. FUTURE REVISIONS OF THIS LICENSE </text:p>
      <table:table table:name="Table210" table:style-name="Table210">
        <table:table-column table:style-name="Table210.A"/>
        <table:table-row>
          <table:table-cell table:style-name="Table210.A1" office:value-type="string">
            <text:p text:style-name="P34">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P34">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bookmark text:name="ADDENDUM_003a-How-to-use-this-License-for-your-documents2"/></text:p>
          </table:table-cell>
        </table:table-row>
      </table:table>
      <text:p text:style-name="P59">ADDENDUM: How to use this License for your documents</text:p>
      <table:table table:name="Table211" table:style-name="Table211">
        <table:table-column table:style-name="Table211.A"/>
        <text:soft-page-break/>
        <table:table-row>
          <table:table-cell table:style-name="Table211.A1" office:value-type="string">
            <text:p text:style-name="P34">To use this License in a document you have written, include a copy of the License in the document and put the following copyright and license notices just after the title page: </text:p>
            <table:table table:name="Table212" table:style-name="Table212">
              <table:table-column table:style-name="Table212.A"/>
              <table:table-column table:style-name="Table212.B"/>
              <table:table-row>
                <table:table-cell table:style-name="Table212.A1" office:value-type="string">
                  <text:p text:style-name="P16"> </text:p>
                </table:table-cell>
                <table:table-cell table:style-name="Table212.A1" office:value-type="string">
                  <text:p text:style-name="P67">Copyright (C) <text:s/><text:span text:style-name="Variable">year</text:span> <text:s/><text:span text:style-name="Variable">your name</text:span>.</text:p>
                  <text:p text:style-name="P67">Permission is granted to copy, distribute and/or modify this document</text:p>
                  <text:p text:style-name="P67">under the terms of the GNU Free Documentation License, Version 1.1</text:p>
                  <text:p text:style-name="P67">or any later version published by the Free Software Foundation;</text:p>
                  <text:p text:style-name="P67">with the Invariant Sections being <text:span text:style-name="Variable">list their titles</text:span>, with the</text:p>
                  <text:p text:style-name="P67">Front-Cover Texts being <text:span text:style-name="Variable">list</text:span>, and with the Back-Cover Texts being <text:span text:style-name="Variable">list</text:span>.</text:p>
                  <text:p text:style-name="P67">A copy of the license is included in the section entitled "GNU</text:p>
                  <text:p text:style-name="P67">Free Documentation License."</text:p>
                  <text:p text:style-name="P68"/>
                </table:table-cell>
              </table:table-row>
            </table:table>
            <text:p text:style-name="P34">If you have no Invariant Sections, write “with no Invariant Sections” instead of saying which ones are invariant. If you have no Front-Cover Texts, write “no Front-Cover Texts” instead of “Front-Cover Texts being <text:span text:style-name="Variable">list</text:span>”; likewise for Back-Cover Texts. </text:p>
            <text:p text:style-name="P34">If your document contains nontrivial examples of program code, we recommend releasing these examples in parallel under your choice of free software license, such as the GNU General Public License, to permit their use in free software. <text:bookmark text:name="Command-Index"/><text:bookmark text:name="Command-Index-1"/></text:p>
          </table:table-cell>
        </table:table-row>
      </table:table>
      <text:h text:style-name="P2" text:outline-level="2">Command Index</text:h>
      <table:table table:name="Table213" table:style-name="Table213">
        <table:table-column table:style-name="Table213.A"/>
        <table:table-row>
          <table:table-cell table:style-name="Table213.A1" office:value-type="string">
            <table:table table:name="Table214" table:style-name="Table214">
              <table:table-column table:style-name="Table214.A"/>
              <table:table-column table:style-name="Table214.B"/>
              <table:table-row>
                <table:table-cell table:style-name="Table214.A1" office:value-type="string">
                  <text:p text:style-name="P71">Jump to:   </text:p>
                </table:table-cell>
                <table:table-cell table:style-name="Table214.B1" office:value-type="string">
                  <text:p text:style-name="P16"><text:a xlink:type="simple" xlink:href="http://www.rodericksmith.plus.com/outlines/manuals/bashdbOutline.html#Command-Index-1_ky_symbol-1" text:style-name="Internet_20_link" text:visited-style-name="Visited_20_Internet_20_Link"><text:span text:style-name="T15">!</text:span></text:a>   <text:a xlink:type="simple" xlink:href="http://www.rodericksmith.plus.com/outlines/manuals/bashdbOutline.html#Command-Index-1_ky_symbol-2" text:style-name="Internet_20_link" text:visited-style-name="Visited_20_Internet_20_Link"><text:span text:style-name="T15">#</text:span></text:a>   <text:line-break/><text:a xlink:type="simple" xlink:href="http://www.rodericksmith.plus.com/outlines/manuals/bashdbOutline.html#Command-Index-1_ky_letter-A" text:style-name="Internet_20_link" text:visited-style-name="Visited_20_Internet_20_Link"><text:span text:style-name="T15">A</text:span></text:a>   <text:a xlink:type="simple" xlink:href="http://www.rodericksmith.plus.com/outlines/manuals/bashdbOutline.html#Command-Index-1_ky_letter-B" text:style-name="Internet_20_link" text:visited-style-name="Visited_20_Internet_20_Link"><text:span text:style-name="T15">B</text:span></text:a>   <text:a xlink:type="simple" xlink:href="http://www.rodericksmith.plus.com/outlines/manuals/bashdbOutline.html#Command-Index-1_ky_letter-C" text:style-name="Internet_20_link" text:visited-style-name="Visited_20_Internet_20_Link"><text:span text:style-name="T15">C</text:span></text:a>   <text:a xlink:type="simple" xlink:href="http://www.rodericksmith.plus.com/outlines/manuals/bashdbOutline.html#Command-Index-1_ky_letter-D" text:style-name="Internet_20_link" text:visited-style-name="Visited_20_Internet_20_Link"><text:span text:style-name="T15">D</text:span></text:a>   <text:a xlink:type="simple" xlink:href="http://www.rodericksmith.plus.com/outlines/manuals/bashdbOutline.html#Command-Index-1_ky_letter-E" text:style-name="Internet_20_link" text:visited-style-name="Visited_20_Internet_20_Link"><text:span text:style-name="T15">E</text:span></text:a>   <text:a xlink:type="simple" xlink:href="http://www.rodericksmith.plus.com/outlines/manuals/bashdbOutline.html#Command-Index-1_ky_letter-F" text:style-name="Internet_20_link" text:visited-style-name="Visited_20_Internet_20_Link"><text:span text:style-name="T15">F</text:span></text:a>   <text:a xlink:type="simple" xlink:href="http://www.rodericksmith.plus.com/outlines/manuals/bashdbOutline.html#Command-Index-1_ky_letter-H" text:style-name="Internet_20_link" text:visited-style-name="Visited_20_Internet_20_Link"><text:span text:style-name="T15">H</text:span></text:a>   <text:a xlink:type="simple" xlink:href="http://www.rodericksmith.plus.com/outlines/manuals/bashdbOutline.html#Command-Index-1_ky_letter-I" text:style-name="Internet_20_link" text:visited-style-name="Visited_20_Internet_20_Link"><text:span text:style-name="T15">I</text:span></text:a>   <text:a xlink:type="simple" xlink:href="http://www.rodericksmith.plus.com/outlines/manuals/bashdbOutline.html#Command-Index-1_ky_letter-K" text:style-name="Internet_20_link" text:visited-style-name="Visited_20_Internet_20_Link"><text:span text:style-name="T15">K</text:span></text:a>   <text:a xlink:type="simple" xlink:href="http://www.rodericksmith.plus.com/outlines/manuals/bashdbOutline.html#Command-Index-1_ky_letter-L" text:style-name="Internet_20_link" text:visited-style-name="Visited_20_Internet_20_Link"><text:span text:style-name="T15">L</text:span></text:a>   <text:a xlink:type="simple" xlink:href="http://www.rodericksmith.plus.com/outlines/manuals/bashdbOutline.html#Command-Index-1_ky_letter-N" text:style-name="Internet_20_link" text:visited-style-name="Visited_20_Internet_20_Link"><text:span text:style-name="T15">N</text:span></text:a>   <text:a xlink:type="simple" xlink:href="http://www.rodericksmith.plus.com/outlines/manuals/bashdbOutline.html#Command-Index-1_ky_letter-P" text:style-name="Internet_20_link" text:visited-style-name="Visited_20_Internet_20_Link"><text:span text:style-name="T15">P</text:span></text:a>   <text:a xlink:type="simple" xlink:href="http://www.rodericksmith.plus.com/outlines/manuals/bashdbOutline.html#Command-Index-1_ky_letter-Q" text:style-name="Internet_20_link" text:visited-style-name="Visited_20_Internet_20_Link"><text:span text:style-name="T15">Q</text:span></text:a>   <text:a xlink:type="simple" xlink:href="http://www.rodericksmith.plus.com/outlines/manuals/bashdbOutline.html#Command-Index-1_ky_letter-R" text:style-name="Internet_20_link" text:visited-style-name="Visited_20_Internet_20_Link"><text:span text:style-name="T15">R</text:span></text:a>   <text:a xlink:type="simple" xlink:href="http://www.rodericksmith.plus.com/outlines/manuals/bashdbOutline.html#Command-Index-1_ky_letter-S" text:style-name="Internet_20_link" text:visited-style-name="Visited_20_Internet_20_Link"><text:span text:style-name="T15">S</text:span></text:a>   <text:a xlink:type="simple" xlink:href="http://www.rodericksmith.plus.com/outlines/manuals/bashdbOutline.html#Command-Index-1_ky_letter-T" text:style-name="Internet_20_link" text:visited-style-name="Visited_20_Internet_20_Link"><text:span text:style-name="T15">T</text:span></text:a>   <text:a xlink:type="simple" xlink:href="http://www.rodericksmith.plus.com/outlines/manuals/bashdbOutline.html#Command-Index-1_ky_letter-U" text:style-name="Internet_20_link" text:visited-style-name="Visited_20_Internet_20_Link"><text:span text:style-name="T15">U</text:span></text:a>   <text:a xlink:type="simple" xlink:href="http://www.rodericksmith.plus.com/outlines/manuals/bashdbOutline.html#Command-Index-1_ky_letter-V" text:style-name="Internet_20_link" text:visited-style-name="Visited_20_Internet_20_Link"><text:span text:style-name="T15">V</text:span></text:a>   <text:a xlink:type="simple" xlink:href="http://www.rodericksmith.plus.com/outlines/manuals/bashdbOutline.html#Command-Index-1_ky_letter-W" text:style-name="Internet_20_link" text:visited-style-name="Visited_20_Internet_20_Link"><text:span text:style-name="T15">W</text:span></text:a>   <text:a xlink:type="simple" xlink:href="http://www.rodericksmith.plus.com/outlines/manuals/bashdbOutline.html#Command-Index-1_ky_letter-X" text:style-name="Internet_20_link" text:visited-style-name="Visited_20_Internet_20_Link"><text:span text:style-name="T15">X</text:span></text:a>   </text:p>
                </table:table-cell>
              </table:table-row>
            </table:table>
            <table:table table:name="Table215" table:style-name="Table215">
              <table:table-column table:style-name="Table215.A"/>
              <table:table-column table:style-name="Table215.B"/>
              <table:table-column table:style-name="Table215.C"/>
              <table:table-row>
                <table:table-cell table:style-name="Table215.A1" office:value-type="string">
                  <text:p text:style-name="P15"/>
                </table:table-cell>
                <table:table-cell table:style-name="Table215.A1" office:value-type="string">
                  <text:p text:style-name="P70">Index Entry</text:p>
                </table:table-cell>
                <table:table-cell table:style-name="Table215.A1" office:value-type="string">
                  <text:p text:style-name="P70">Section</text:p>
                </table:table-cell>
              </table:table-row>
              <table:table-row>
                <table:table-cell table:style-name="Table215.A1" table:number-columns-spanned="3" office:value-type="string">
                  <text:p text:style-name="P12"/>
                </table:table-cell>
                <table:covered-table-cell/>
                <table:covered-table-cell/>
              </table:table-row>
              <table:table-row>
                <table:table-cell table:style-name="Table215.A1" office:value-type="string">
                  <text:p text:style-name="P71"><text:bookmark text:name="Command-Index-1_ky_symbol-1"/>!</text:p>
                </table:table-cell>
                <table:table-cell table:style-name="Table215.A1" office:value-type="string">
                  <text:p text:style-name="P15"/>
                </table:table-cell>
                <table:table-cell table:style-name="Table215.A1" office:value-type="string">
                  <text:p text:style-name="P15"/>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_0021_0021-_0028shell_0029" text:style-name="Internet_20_link" text:visited-style-name="Visited_20_Internet_20_Link"><text:span text:style-name="Source_20_Text">!! (shell)</text:span></text:a></text:p>
                </table:table-cell>
                <table:table-cell table:style-name="Table215.C165" office:value-type="string">
                  <text:p text:style-name="P16"><text:a xlink:type="simple" xlink:href="http://www.rodericksmith.plus.com/outlines/manuals/bashdbOutline.html#Evaluation_002fExecution" text:style-name="Internet_20_link" text:visited-style-name="Visited_20_Internet_20_Link">4.11 Running Arbitrary BASH and Shell commands (‘</text:a><text:a xlink:type="simple" xlink:href="http://www.rodericksmith.plus.com/outlines/manuals/bashdbOutline.html#Evaluation_002fExecution" text:style-name="Internet_20_link" text:visited-style-name="Visited_20_Internet_20_Link"><text:span text:style-name="Example">eval</text:span></text:a><text:a xlink:type="simple" xlink:href="http://www.rodericksmith.plus.com/outlines/manuals/bashdbOutline.html#Evaluation_002fExecution" text:style-name="Internet_20_link" text:visited-style-name="Visited_20_Internet_20_Link">’, ‘</text:a><text:a xlink:type="simple" xlink:href="http://www.rodericksmith.plus.com/outlines/manuals/bashdbOutline.html#Evaluation_002fExecution" text:style-name="Internet_20_link" text:visited-style-name="Visited_20_Internet_20_Link"><text:span text:style-name="Example">shell</text:span></text:a><text:a xlink:type="simple" xlink:href="http://www.rodericksmith.plus.com/outlines/manuals/bashdbOutline.html#Evaluation_002fExecution"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_0021_005b_002d_005dn-_0028history_0029" text:style-name="Internet_20_link" text:visited-style-name="Visited_20_Internet_20_Link"><text:span text:style-name="Source_20_Text">![-]</text:span></text:a><text:a xlink:type="simple" xlink:href="http://www.rodericksmith.plus.com/outlines/manuals/bashdbOutline.html#index-_0021_005b_002d_005dn-_0028history_0029" text:style-name="Internet_20_link" text:visited-style-name="Visited_20_Internet_20_Link"><text:span text:style-name="Variable">n</text:span></text:a><text:a xlink:type="simple" xlink:href="http://www.rodericksmith.plus.com/outlines/manuals/bashdbOutline.html#index-_0021_005b_002d_005dn-_0028history_0029" text:style-name="Internet_20_link" text:visited-style-name="Visited_20_Internet_20_Link"><text:span text:style-name="Source_20_Text"> (history)</text:span></text:a></text:p>
                </table:table-cell>
                <table:table-cell table:style-name="Table215.C165" office:value-type="string">
                  <text:p text:style-name="P16"><text:a xlink:type="simple" xlink:href="http://www.rodericksmith.plus.com/outlines/manuals/bashdbOutline.html#History" text:style-name="Internet_20_link" text:visited-style-name="Visited_20_Internet_20_Link">4.14.14 Command history (‘</text:a><text:a xlink:type="simple" xlink:href="http://www.rodericksmith.plus.com/outlines/manuals/bashdbOutline.html#History" text:style-name="Internet_20_link" text:visited-style-name="Visited_20_Internet_20_Link"><text:span text:style-name="Example">H</text:span></text:a><text:a xlink:type="simple" xlink:href="http://www.rodericksmith.plus.com/outlines/manuals/bashdbOutline.html#History" text:style-name="Internet_20_link" text:visited-style-name="Visited_20_Internet_20_Link">’, ‘</text:a><text:a xlink:type="simple" xlink:href="http://www.rodericksmith.plus.com/outlines/manuals/bashdbOutline.html#History" text:style-name="Internet_20_link" text:visited-style-name="Visited_20_Internet_20_Link"><text:span text:style-name="Example">history</text:span></text:a><text:a xlink:type="simple" xlink:href="http://www.rodericksmith.plus.com/outlines/manuals/bashdbOutline.html#History" text:style-name="Internet_20_link" text:visited-style-name="Visited_20_Internet_20_Link">’, ‘</text:a><text:a xlink:type="simple" xlink:href="http://www.rodericksmith.plus.com/outlines/manuals/bashdbOutline.html#History" text:style-name="Internet_20_link" text:visited-style-name="Visited_20_Internet_20_Link"><text:span text:style-name="Example">!</text:span></text:a><text:a xlink:type="simple" xlink:href="http://www.rodericksmith.plus.com/outlines/manuals/bashdbOutline.html#History" text:style-name="Internet_20_link" text:visited-style-name="Visited_20_Internet_20_Link">’)</text:a></text:p>
                </table:table-cell>
              </table:table-row>
              <table:table-row>
                <table:table-cell table:style-name="Table215.A1" table:number-columns-spanned="3" office:value-type="string">
                  <text:p text:style-name="P12"/>
                </table:table-cell>
                <table:covered-table-cell/>
                <table:covered-table-cell/>
              </table:table-row>
              <table:table-row>
                <table:table-cell table:style-name="Table215.A1" office:value-type="string">
                  <text:p text:style-name="P71"><text:bookmark text:name="Command-Index-1_ky_symbol-2"/>#</text:p>
                </table:table-cell>
                <table:table-cell table:style-name="Table215.A1" office:value-type="string">
                  <text:p text:style-name="P15"/>
                </table:table-cell>
                <table:table-cell table:style-name="Table215.A1" office:value-type="string">
                  <text:p text:style-name="P15"/>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_0023-_0028a-comment_0029" text:style-name="Internet_20_link" text:visited-style-name="Visited_20_Internet_20_Link"><text:span text:style-name="Source_20_Text"># (a comment)</text:span></text:a></text:p>
                </table:table-cell>
                <table:table-cell table:style-name="Table215.C165" office:value-type="string">
                  <text:p text:style-name="P16"><text:a xlink:type="simple" xlink:href="http://www.rodericksmith.plus.com/outlines/manuals/bashdbOutline.html#Command-Syntax" text:style-name="Internet_20_link" text:visited-style-name="Visited_20_Internet_20_Link">4.1 Command syntax</text:a></text:p>
                </table:table-cell>
              </table:table-row>
              <table:table-row>
                <table:table-cell table:style-name="Table215.A1" table:number-columns-spanned="3" office:value-type="string">
                  <text:p text:style-name="P12"/>
                </table:table-cell>
                <table:covered-table-cell/>
                <table:covered-table-cell/>
              </table:table-row>
              <table:table-row>
                <table:table-cell table:style-name="Table215.A1" office:value-type="string">
                  <text:p text:style-name="P71"><text:bookmark text:name="Command-Index-1_ky_letter-A"/>A</text:p>
                </table:table-cell>
                <table:table-cell table:style-name="Table215.A1" office:value-type="string">
                  <text:p text:style-name="P15"/>
                </table:table-cell>
                <table:table-cell table:style-name="Table215.A1" office:value-type="string">
                  <text:p text:style-name="P15"/>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alias-name-command" text:style-name="Internet_20_link" text:visited-style-name="Visited_20_Internet_20_Link"><text:span text:style-name="Source_20_Text">alias </text:span></text:a><text:a xlink:type="simple" xlink:href="http://www.rodericksmith.plus.com/outlines/manuals/bashdbOutline.html#index-alias-name-command" text:style-name="Internet_20_link" text:visited-style-name="Visited_20_Internet_20_Link"><text:span text:style-name="Variable">name</text:span></text:a><text:a xlink:type="simple" xlink:href="http://www.rodericksmith.plus.com/outlines/manuals/bashdbOutline.html#index-alias-name-command" text:style-name="Internet_20_link" text:visited-style-name="Visited_20_Internet_20_Link"><text:span text:style-name="Source_20_Text"> </text:span></text:a><text:a xlink:type="simple" xlink:href="http://www.rodericksmith.plus.com/outlines/manuals/bashdbOutline.html#index-alias-name-command" text:style-name="Internet_20_link" text:visited-style-name="Visited_20_Internet_20_Link"><text:span text:style-name="Variable">command</text:span></text:a></text:p>
                </table:table-cell>
                <table:table-cell table:style-name="Table215.C165" office:value-type="string">
                  <text:p text:style-name="P16"><text:a xlink:type="simple" xlink:href="http://www.rodericksmith.plus.com/outlines/manuals/bashdbOutline.html#Alias" text:style-name="Internet_20_link" text:visited-style-name="Visited_20_Internet_20_Link">4.14.1 Debugger Command Aliases (‘</text:a><text:a xlink:type="simple" xlink:href="http://www.rodericksmith.plus.com/outlines/manuals/bashdbOutline.html#Alias" text:style-name="Internet_20_link" text:visited-style-name="Visited_20_Internet_20_Link"><text:span text:style-name="Example">alias</text:span></text:a><text:a xlink:type="simple" xlink:href="http://www.rodericksmith.plus.com/outlines/manuals/bashdbOutline.html#Alias" text:style-name="Internet_20_link" text:visited-style-name="Visited_20_Internet_20_Link">’)</text:a></text:p>
                </table:table-cell>
              </table:table-row>
              <table:table-row>
                <table:table-cell table:style-name="Table215.A1" table:number-columns-spanned="3" office:value-type="string">
                  <text:p text:style-name="P12"/>
                </table:table-cell>
                <table:covered-table-cell/>
                <table:covered-table-cell/>
              </table:table-row>
              <table:table-row>
                <table:table-cell table:style-name="Table215.A1" office:value-type="string">
                  <text:p text:style-name="P71"><text:bookmark text:name="Command-Index-1_ky_letter-B"/>B</text:p>
                </table:table-cell>
                <table:table-cell table:style-name="Table215.A1" office:value-type="string">
                  <text:p text:style-name="P15"/>
                </table:table-cell>
                <table:table-cell table:style-name="Table215.A1" office:value-type="string">
                  <text:p text:style-name="P15"/>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b-_0028break_0029" text:style-name="Internet_20_link" text:visited-style-name="Visited_20_Internet_20_Link"><text:span text:style-name="Source_20_Text">b (break)</text:span></text:a></text:p>
                </table:table-cell>
                <table:table-cell table:style-name="Table215.C165" office:value-type="string">
                  <text:p text:style-name="P16"><text:a xlink:type="simple" xlink:href="http://www.rodericksmith.plus.com/outlines/manuals/bashdbOutline.html#Set-Breaks" text:style-name="Internet_20_link" text:visited-style-name="Visited_20_Internet_20_Link">4.4.1.1 Setting breakpoints (‘</text:a><text:a xlink:type="simple" xlink:href="http://www.rodericksmith.plus.com/outlines/manuals/bashdbOutline.html#Set-Breaks" text:style-name="Internet_20_link" text:visited-style-name="Visited_20_Internet_20_Link"><text:span text:style-name="Example">break</text:span></text:a><text:a xlink:type="simple" xlink:href="http://www.rodericksmith.plus.com/outlines/manuals/bashdbOutline.html#Set-Breaks" text:style-name="Internet_20_link" text:visited-style-name="Visited_20_Internet_20_Link">’ ‘</text:a><text:a xlink:type="simple" xlink:href="http://www.rodericksmith.plus.com/outlines/manuals/bashdbOutline.html#Set-Breaks" text:style-name="Internet_20_link" text:visited-style-name="Visited_20_Internet_20_Link"><text:span text:style-name="Example">tbreak</text:span></text:a><text:a xlink:type="simple" xlink:href="http://www.rodericksmith.plus.com/outlines/manuals/bashdbOutline.html#Set-Breaks"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backtrace" text:style-name="Internet_20_link" text:visited-style-name="Visited_20_Internet_20_Link"><text:span text:style-name="Source_20_Text">backtrace</text:span></text:a></text:p>
                </table:table-cell>
                <table:table-cell table:style-name="Table215.C165" office:value-type="string">
                  <text:p text:style-name="P16"><text:a xlink:type="simple" xlink:href="http://www.rodericksmith.plus.com/outlines/manuals/bashdbOutline.html#Backtrace" text:style-name="Internet_20_link" text:visited-style-name="Visited_20_Internet_20_Link">4.5.2 Backtraces (‘</text:a><text:a xlink:type="simple" xlink:href="http://www.rodericksmith.plus.com/outlines/manuals/bashdbOutline.html#Backtrace" text:style-name="Internet_20_link" text:visited-style-name="Visited_20_Internet_20_Link"><text:span text:style-name="Example">where</text:span></text:a><text:a xlink:type="simple" xlink:href="http://www.rodericksmith.plus.com/outlines/manuals/bashdbOutline.html#Backtrace"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break" text:style-name="Internet_20_link" text:visited-style-name="Visited_20_Internet_20_Link"><text:span text:style-name="Source_20_Text">break</text:span></text:a></text:p>
                </table:table-cell>
                <table:table-cell table:style-name="Table215.C165" office:value-type="string">
                  <text:p text:style-name="P16"><text:a xlink:type="simple" xlink:href="http://www.rodericksmith.plus.com/outlines/manuals/bashdbOutline.html#Set-Breaks" text:style-name="Internet_20_link" text:visited-style-name="Visited_20_Internet_20_Link">4.4.1.1 Setting breakpoints (‘</text:a><text:a xlink:type="simple" xlink:href="http://www.rodericksmith.plus.com/outlines/manuals/bashdbOutline.html#Set-Breaks" text:style-name="Internet_20_link" text:visited-style-name="Visited_20_Internet_20_Link"><text:span text:style-name="Example">break</text:span></text:a><text:a xlink:type="simple" xlink:href="http://www.rodericksmith.plus.com/outlines/manuals/bashdbOutline.html#Set-Breaks" text:style-name="Internet_20_link" text:visited-style-name="Visited_20_Internet_20_Link">’ ‘</text:a><text:a xlink:type="simple" xlink:href="http://www.rodericksmith.plus.com/outlines/manuals/bashdbOutline.html#Set-Breaks" text:style-name="Internet_20_link" text:visited-style-name="Visited_20_Internet_20_Link"><text:span text:style-name="Example">tbreak</text:span></text:a><text:a xlink:type="simple" xlink:href="http://www.rodericksmith.plus.com/outlines/manuals/bashdbOutline.html#Set-Breaks"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bt-_0028backtrace_0029" text:style-name="Internet_20_link" text:visited-style-name="Visited_20_Internet_20_Link"><text:span text:style-name="Source_20_Text">bt (backtrace)</text:span></text:a></text:p>
                </table:table-cell>
                <table:table-cell table:style-name="Table215.C165" office:value-type="string">
                  <text:p text:style-name="P16"><text:a xlink:type="simple" xlink:href="http://www.rodericksmith.plus.com/outlines/manuals/bashdbOutline.html#Backtrace" text:style-name="Internet_20_link" text:visited-style-name="Visited_20_Internet_20_Link">4.5.2 Backtraces (‘</text:a><text:a xlink:type="simple" xlink:href="http://www.rodericksmith.plus.com/outlines/manuals/bashdbOutline.html#Backtrace" text:style-name="Internet_20_link" text:visited-style-name="Visited_20_Internet_20_Link"><text:span text:style-name="Example">where</text:span></text:a><text:a xlink:type="simple" xlink:href="http://www.rodericksmith.plus.com/outlines/manuals/bashdbOutline.html#Backtrace" text:style-name="Internet_20_link" text:visited-style-name="Visited_20_Internet_20_Link">’)</text:a></text:p>
                </table:table-cell>
              </table:table-row>
              <table:table-row>
                <table:table-cell table:style-name="Table215.A1" table:number-columns-spanned="3" office:value-type="string">
                  <text:p text:style-name="P12"/>
                </table:table-cell>
                <table:covered-table-cell/>
                <table:covered-table-cell/>
              </table:table-row>
              <table:table-row>
                <table:table-cell table:style-name="Table215.A1" office:value-type="string">
                  <text:p text:style-name="P71"><text:bookmark text:name="Command-Index-1_ky_letter-C"/>C</text:p>
                </table:table-cell>
                <table:table-cell table:style-name="Table215.A1" office:value-type="string">
                  <text:p text:style-name="P15"/>
                </table:table-cell>
                <table:table-cell table:style-name="Table215.A1" office:value-type="string">
                  <text:p text:style-name="P15"/>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c-_0028continue_0029" text:style-name="Internet_20_link" text:visited-style-name="Visited_20_Internet_20_Link"><text:span text:style-name="Source_20_Text">c (continue)</text:span></text:a></text:p>
                </table:table-cell>
                <table:table-cell table:style-name="Table215.C165" office:value-type="string">
                  <text:p text:style-name="P16"><text:a xlink:type="simple" xlink:href="http://www.rodericksmith.plus.com/outlines/manuals/bashdbOutline.html#Continue" text:style-name="Internet_20_link" text:visited-style-name="Visited_20_Internet_20_Link">4.4.2.5 Continue (‘</text:a><text:a xlink:type="simple" xlink:href="http://www.rodericksmith.plus.com/outlines/manuals/bashdbOutline.html#Continue" text:style-name="Internet_20_link" text:visited-style-name="Visited_20_Internet_20_Link"><text:span text:style-name="Example">continue</text:span></text:a><text:a xlink:type="simple" xlink:href="http://www.rodericksmith.plus.com/outlines/manuals/bashdbOutline.html#Continue"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cd-_005bdirectory_005d" text:style-name="Internet_20_link" text:visited-style-name="Visited_20_Internet_20_Link"><text:span text:style-name="Source_20_Text">cd [</text:span></text:a><text:a xlink:type="simple" xlink:href="http://www.rodericksmith.plus.com/outlines/manuals/bashdbOutline.html#index-cd-_005bdirectory_005d" text:style-name="Internet_20_link" text:visited-style-name="Visited_20_Internet_20_Link"><text:span text:style-name="Variable">directory</text:span></text:a><text:a xlink:type="simple" xlink:href="http://www.rodericksmith.plus.com/outlines/manuals/bashdbOutline.html#index-cd-_005bdirectory_005d" text:style-name="Internet_20_link" text:visited-style-name="Visited_20_Internet_20_Link"><text:span text:style-name="Source_20_Text">]</text:span></text:a></text:p>
                </table:table-cell>
                <table:table-cell table:style-name="Table215.C165" office:value-type="string">
                  <text:p text:style-name="P16"><text:a xlink:type="simple" xlink:href="http://www.rodericksmith.plus.com/outlines/manuals/bashdbOutline.html#Interfacing-to-the-OS" text:style-name="Internet_20_link" text:visited-style-name="Visited_20_Internet_20_Link">4.12 Interfacing to the OS (‘</text:a><text:a xlink:type="simple" xlink:href="http://www.rodericksmith.plus.com/outlines/manuals/bashdbOutline.html#Interfacing-to-the-OS" text:style-name="Internet_20_link" text:visited-style-name="Visited_20_Internet_20_Link"><text:span text:style-name="Example">cd</text:span></text:a><text:a xlink:type="simple" xlink:href="http://www.rodericksmith.plus.com/outlines/manuals/bashdbOutline.html#Interfacing-to-the-OS" text:style-name="Internet_20_link" text:visited-style-name="Visited_20_Internet_20_Link">’, ‘</text:a><text:a xlink:type="simple" xlink:href="http://www.rodericksmith.plus.com/outlines/manuals/bashdbOutline.html#Interfacing-to-the-OS" text:style-name="Internet_20_link" text:visited-style-name="Visited_20_Internet_20_Link"><text:span text:style-name="Example">pwd</text:span></text:a><text:a xlink:type="simple" xlink:href="http://www.rodericksmith.plus.com/outlines/manuals/bashdbOutline.html#Interfacing-to-the-OS" text:style-name="Internet_20_link" text:visited-style-name="Visited_20_Internet_20_Link">’)</text:a></text:p>
                </table:table-cell>
              </table:table-row>
              <table:table-row>
                <table:table-cell table:style-name="Table215.A1" office:value-type="string">
                  <text:p text:style-name="P15"><text:soft-page-break/></text:p>
                </table:table-cell>
                <table:table-cell table:style-name="Table215.B165" office:value-type="string">
                  <text:p text:style-name="P16"><text:a xlink:type="simple" xlink:href="http://www.rodericksmith.plus.com/outlines/manuals/bashdbOutline.html#index-clear" text:style-name="Internet_20_link" text:visited-style-name="Visited_20_Internet_20_Link"><text:span text:style-name="Source_20_Text">clear</text:span></text:a></text:p>
                </table:table-cell>
                <table:table-cell table:style-name="Table215.C165" office:value-type="string">
                  <text:p text:style-name="P16"><text:a xlink:type="simple" xlink:href="http://www.rodericksmith.plus.com/outlines/manuals/bashdbOutline.html#Delete-Breaks" text:style-name="Internet_20_link" text:visited-style-name="Visited_20_Internet_20_Link">4.4.1.4 Deleting breakpoints (‘</text:a><text:a xlink:type="simple" xlink:href="http://www.rodericksmith.plus.com/outlines/manuals/bashdbOutline.html#Delete-Breaks" text:style-name="Internet_20_link" text:visited-style-name="Visited_20_Internet_20_Link"><text:span text:style-name="Example">clear</text:span></text:a><text:a xlink:type="simple" xlink:href="http://www.rodericksmith.plus.com/outlines/manuals/bashdbOutline.html#Delete-Breaks" text:style-name="Internet_20_link" text:visited-style-name="Visited_20_Internet_20_Link">’, ‘</text:a><text:a xlink:type="simple" xlink:href="http://www.rodericksmith.plus.com/outlines/manuals/bashdbOutline.html#Delete-Breaks" text:style-name="Internet_20_link" text:visited-style-name="Visited_20_Internet_20_Link"><text:span text:style-name="Example">delete</text:span></text:a><text:a xlink:type="simple" xlink:href="http://www.rodericksmith.plus.com/outlines/manuals/bashdbOutline.html#Delete-Breaks"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commands" text:style-name="Internet_20_link" text:visited-style-name="Visited_20_Internet_20_Link"><text:span text:style-name="Source_20_Text">commands</text:span></text:a></text:p>
                </table:table-cell>
                <table:table-cell table:style-name="Table215.C165" office:value-type="string">
                  <text:p text:style-name="P16"><text:a xlink:type="simple" xlink:href="http://www.rodericksmith.plus.com/outlines/manuals/bashdbOutline.html#Break-Commands" text:style-name="Internet_20_link" text:visited-style-name="Visited_20_Internet_20_Link">4.4.1.3 Breakpoint command lists (‘</text:a><text:a xlink:type="simple" xlink:href="http://www.rodericksmith.plus.com/outlines/manuals/bashdbOutline.html#Break-Commands" text:style-name="Internet_20_link" text:visited-style-name="Visited_20_Internet_20_Link"><text:span text:style-name="Example">commands</text:span></text:a><text:a xlink:type="simple" xlink:href="http://www.rodericksmith.plus.com/outlines/manuals/bashdbOutline.html#Break-Commands"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condition" text:style-name="Internet_20_link" text:visited-style-name="Visited_20_Internet_20_Link"><text:span text:style-name="Source_20_Text">condition</text:span></text:a></text:p>
                </table:table-cell>
                <table:table-cell table:style-name="Table215.C165" office:value-type="string">
                  <text:p text:style-name="P16"><text:a xlink:type="simple" xlink:href="http://www.rodericksmith.plus.com/outlines/manuals/bashdbOutline.html#Conditions" text:style-name="Internet_20_link" text:visited-style-name="Visited_20_Internet_20_Link">4.4.1.6 Break conditions (‘</text:a><text:a xlink:type="simple" xlink:href="http://www.rodericksmith.plus.com/outlines/manuals/bashdbOutline.html#Conditions" text:style-name="Internet_20_link" text:visited-style-name="Visited_20_Internet_20_Link"><text:span text:style-name="Example">condition</text:span></text:a><text:a xlink:type="simple" xlink:href="http://www.rodericksmith.plus.com/outlines/manuals/bashdbOutline.html#Conditions"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continue" text:style-name="Internet_20_link" text:visited-style-name="Visited_20_Internet_20_Link"><text:span text:style-name="Source_20_Text">continue</text:span></text:a></text:p>
                </table:table-cell>
                <table:table-cell table:style-name="Table215.C165" office:value-type="string">
                  <text:p text:style-name="P16"><text:a xlink:type="simple" xlink:href="http://www.rodericksmith.plus.com/outlines/manuals/bashdbOutline.html#Continue" text:style-name="Internet_20_link" text:visited-style-name="Visited_20_Internet_20_Link">4.4.2.5 Continue (‘</text:a><text:a xlink:type="simple" xlink:href="http://www.rodericksmith.plus.com/outlines/manuals/bashdbOutline.html#Continue" text:style-name="Internet_20_link" text:visited-style-name="Visited_20_Internet_20_Link"><text:span text:style-name="Example">continue</text:span></text:a><text:a xlink:type="simple" xlink:href="http://www.rodericksmith.plus.com/outlines/manuals/bashdbOutline.html#Continue" text:style-name="Internet_20_link" text:visited-style-name="Visited_20_Internet_20_Link">’)</text:a></text:p>
                </table:table-cell>
              </table:table-row>
              <table:table-row>
                <table:table-cell table:style-name="Table215.A1" table:number-columns-spanned="3" office:value-type="string">
                  <text:p text:style-name="P12"/>
                </table:table-cell>
                <table:covered-table-cell/>
                <table:covered-table-cell/>
              </table:table-row>
              <table:table-row>
                <table:table-cell table:style-name="Table215.A1" office:value-type="string">
                  <text:p text:style-name="P71"><text:bookmark text:name="Command-Index-1_ky_letter-D"/>D</text:p>
                </table:table-cell>
                <table:table-cell table:style-name="Table215.A1" office:value-type="string">
                  <text:p text:style-name="P15"/>
                </table:table-cell>
                <table:table-cell table:style-name="Table215.A1" office:value-type="string">
                  <text:p text:style-name="P15"/>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d-_0028clear_0029" text:style-name="Internet_20_link" text:visited-style-name="Visited_20_Internet_20_Link"><text:span text:style-name="Source_20_Text">d (clear)</text:span></text:a></text:p>
                </table:table-cell>
                <table:table-cell table:style-name="Table215.C165" office:value-type="string">
                  <text:p text:style-name="P16"><text:a xlink:type="simple" xlink:href="http://www.rodericksmith.plus.com/outlines/manuals/bashdbOutline.html#Delete-Breaks" text:style-name="Internet_20_link" text:visited-style-name="Visited_20_Internet_20_Link">4.4.1.4 Deleting breakpoints (‘</text:a><text:a xlink:type="simple" xlink:href="http://www.rodericksmith.plus.com/outlines/manuals/bashdbOutline.html#Delete-Breaks" text:style-name="Internet_20_link" text:visited-style-name="Visited_20_Internet_20_Link"><text:span text:style-name="Example">clear</text:span></text:a><text:a xlink:type="simple" xlink:href="http://www.rodericksmith.plus.com/outlines/manuals/bashdbOutline.html#Delete-Breaks" text:style-name="Internet_20_link" text:visited-style-name="Visited_20_Internet_20_Link">’, ‘</text:a><text:a xlink:type="simple" xlink:href="http://www.rodericksmith.plus.com/outlines/manuals/bashdbOutline.html#Delete-Breaks" text:style-name="Internet_20_link" text:visited-style-name="Visited_20_Internet_20_Link"><text:span text:style-name="Example">delete</text:span></text:a><text:a xlink:type="simple" xlink:href="http://www.rodericksmith.plus.com/outlines/manuals/bashdbOutline.html#Delete-Breaks"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de-_0028delete_0029" text:style-name="Internet_20_link" text:visited-style-name="Visited_20_Internet_20_Link"><text:span text:style-name="Source_20_Text">de (delete)</text:span></text:a></text:p>
                </table:table-cell>
                <table:table-cell table:style-name="Table215.C165" office:value-type="string">
                  <text:p text:style-name="P16"><text:a xlink:type="simple" xlink:href="http://www.rodericksmith.plus.com/outlines/manuals/bashdbOutline.html#Delete-Breaks" text:style-name="Internet_20_link" text:visited-style-name="Visited_20_Internet_20_Link">4.4.1.4 Deleting breakpoints (‘</text:a><text:a xlink:type="simple" xlink:href="http://www.rodericksmith.plus.com/outlines/manuals/bashdbOutline.html#Delete-Breaks" text:style-name="Internet_20_link" text:visited-style-name="Visited_20_Internet_20_Link"><text:span text:style-name="Example">clear</text:span></text:a><text:a xlink:type="simple" xlink:href="http://www.rodericksmith.plus.com/outlines/manuals/bashdbOutline.html#Delete-Breaks" text:style-name="Internet_20_link" text:visited-style-name="Visited_20_Internet_20_Link">’, ‘</text:a><text:a xlink:type="simple" xlink:href="http://www.rodericksmith.plus.com/outlines/manuals/bashdbOutline.html#Delete-Breaks" text:style-name="Internet_20_link" text:visited-style-name="Visited_20_Internet_20_Link"><text:span text:style-name="Example">delete</text:span></text:a><text:a xlink:type="simple" xlink:href="http://www.rodericksmith.plus.com/outlines/manuals/bashdbOutline.html#Delete-Breaks"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debug" text:style-name="Internet_20_link" text:visited-style-name="Visited_20_Internet_20_Link"><text:span text:style-name="Source_20_Text">debug</text:span></text:a></text:p>
                </table:table-cell>
                <table:table-cell table:style-name="Table215.C165" office:value-type="string">
                  <text:p text:style-name="P16"><text:a xlink:type="simple" xlink:href="http://www.rodericksmith.plus.com/outlines/manuals/bashdbOutline.html#Debug" text:style-name="Internet_20_link" text:visited-style-name="Visited_20_Internet_20_Link">4.4.2.6 Debug (‘</text:a><text:a xlink:type="simple" xlink:href="http://www.rodericksmith.plus.com/outlines/manuals/bashdbOutline.html#Debug" text:style-name="Internet_20_link" text:visited-style-name="Visited_20_Internet_20_Link"><text:span text:style-name="Example">debug</text:span></text:a><text:a xlink:type="simple" xlink:href="http://www.rodericksmith.plus.com/outlines/manuals/bashdbOutline.html#Debug"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delete" text:style-name="Internet_20_link" text:visited-style-name="Visited_20_Internet_20_Link"><text:span text:style-name="Source_20_Text">delete</text:span></text:a></text:p>
                </table:table-cell>
                <table:table-cell table:style-name="Table215.C165" office:value-type="string">
                  <text:p text:style-name="P16"><text:a xlink:type="simple" xlink:href="http://www.rodericksmith.plus.com/outlines/manuals/bashdbOutline.html#Delete-Breaks" text:style-name="Internet_20_link" text:visited-style-name="Visited_20_Internet_20_Link">4.4.1.4 Deleting breakpoints (‘</text:a><text:a xlink:type="simple" xlink:href="http://www.rodericksmith.plus.com/outlines/manuals/bashdbOutline.html#Delete-Breaks" text:style-name="Internet_20_link" text:visited-style-name="Visited_20_Internet_20_Link"><text:span text:style-name="Example">clear</text:span></text:a><text:a xlink:type="simple" xlink:href="http://www.rodericksmith.plus.com/outlines/manuals/bashdbOutline.html#Delete-Breaks" text:style-name="Internet_20_link" text:visited-style-name="Visited_20_Internet_20_Link">’, ‘</text:a><text:a xlink:type="simple" xlink:href="http://www.rodericksmith.plus.com/outlines/manuals/bashdbOutline.html#Delete-Breaks" text:style-name="Internet_20_link" text:visited-style-name="Visited_20_Internet_20_Link"><text:span text:style-name="Example">delete</text:span></text:a><text:a xlink:type="simple" xlink:href="http://www.rodericksmith.plus.com/outlines/manuals/bashdbOutline.html#Delete-Breaks"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delete-display" text:style-name="Internet_20_link" text:visited-style-name="Visited_20_Internet_20_Link"><text:span text:style-name="Source_20_Text">delete display</text:span></text:a></text:p>
                </table:table-cell>
                <table:table-cell table:style-name="Table215.C165" office:value-type="string">
                  <text:p text:style-name="P16"><text:a xlink:type="simple" xlink:href="http://www.rodericksmith.plus.com/outlines/manuals/bashdbOutline.html#Auto-Display" text:style-name="Internet_20_link" text:visited-style-name="Visited_20_Internet_20_Link">4.10 Automatic display (‘</text:a><text:a xlink:type="simple" xlink:href="http://www.rodericksmith.plus.com/outlines/manuals/bashdbOutline.html#Auto-Display" text:style-name="Internet_20_link" text:visited-style-name="Visited_20_Internet_20_Link"><text:span text:style-name="Example">display</text:span></text:a><text:a xlink:type="simple" xlink:href="http://www.rodericksmith.plus.com/outlines/manuals/bashdbOutline.html#Auto-Display" text:style-name="Internet_20_link" text:visited-style-name="Visited_20_Internet_20_Link">’, ‘</text:a><text:a xlink:type="simple" xlink:href="http://www.rodericksmith.plus.com/outlines/manuals/bashdbOutline.html#Auto-Display" text:style-name="Internet_20_link" text:visited-style-name="Visited_20_Internet_20_Link"><text:span text:style-name="Example">undisplay</text:span></text:a><text:a xlink:type="simple" xlink:href="http://www.rodericksmith.plus.com/outlines/manuals/bashdbOutline.html#Auto-Display"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dis-_0028disable_0029" text:style-name="Internet_20_link" text:visited-style-name="Visited_20_Internet_20_Link"><text:span text:style-name="Source_20_Text">dis (disable)</text:span></text:a></text:p>
                </table:table-cell>
                <table:table-cell table:style-name="Table215.C165" office:value-type="string">
                  <text:p text:style-name="P16"><text:a xlink:type="simple" xlink:href="http://www.rodericksmith.plus.com/outlines/manuals/bashdbOutline.html#Disabling" text:style-name="Internet_20_link" text:visited-style-name="Visited_20_Internet_20_Link">4.4.1.5 Disabling breakpoints (‘</text:a><text:a xlink:type="simple" xlink:href="http://www.rodericksmith.plus.com/outlines/manuals/bashdbOutline.html#Disabling" text:style-name="Internet_20_link" text:visited-style-name="Visited_20_Internet_20_Link"><text:span text:style-name="Example">disable</text:span></text:a><text:a xlink:type="simple" xlink:href="http://www.rodericksmith.plus.com/outlines/manuals/bashdbOutline.html#Disabling" text:style-name="Internet_20_link" text:visited-style-name="Visited_20_Internet_20_Link">’, ‘</text:a><text:a xlink:type="simple" xlink:href="http://www.rodericksmith.plus.com/outlines/manuals/bashdbOutline.html#Disabling" text:style-name="Internet_20_link" text:visited-style-name="Visited_20_Internet_20_Link"><text:span text:style-name="Example">enable</text:span></text:a><text:a xlink:type="simple" xlink:href="http://www.rodericksmith.plus.com/outlines/manuals/bashdbOutline.html#Disabling"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disable" text:style-name="Internet_20_link" text:visited-style-name="Visited_20_Internet_20_Link"><text:span text:style-name="Source_20_Text">disable</text:span></text:a></text:p>
                </table:table-cell>
                <table:table-cell table:style-name="Table215.C165" office:value-type="string">
                  <text:p text:style-name="P16"><text:a xlink:type="simple" xlink:href="http://www.rodericksmith.plus.com/outlines/manuals/bashdbOutline.html#Disabling" text:style-name="Internet_20_link" text:visited-style-name="Visited_20_Internet_20_Link">4.4.1.5 Disabling breakpoints (‘</text:a><text:a xlink:type="simple" xlink:href="http://www.rodericksmith.plus.com/outlines/manuals/bashdbOutline.html#Disabling" text:style-name="Internet_20_link" text:visited-style-name="Visited_20_Internet_20_Link"><text:span text:style-name="Example">disable</text:span></text:a><text:a xlink:type="simple" xlink:href="http://www.rodericksmith.plus.com/outlines/manuals/bashdbOutline.html#Disabling" text:style-name="Internet_20_link" text:visited-style-name="Visited_20_Internet_20_Link">’, ‘</text:a><text:a xlink:type="simple" xlink:href="http://www.rodericksmith.plus.com/outlines/manuals/bashdbOutline.html#Disabling" text:style-name="Internet_20_link" text:visited-style-name="Visited_20_Internet_20_Link"><text:span text:style-name="Example">enable</text:span></text:a><text:a xlink:type="simple" xlink:href="http://www.rodericksmith.plus.com/outlines/manuals/bashdbOutline.html#Disabling"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disable-breakpoints" text:style-name="Internet_20_link" text:visited-style-name="Visited_20_Internet_20_Link"><text:span text:style-name="Source_20_Text">disable breakpoints</text:span></text:a></text:p>
                </table:table-cell>
                <table:table-cell table:style-name="Table215.C165" office:value-type="string">
                  <text:p text:style-name="P16"><text:a xlink:type="simple" xlink:href="http://www.rodericksmith.plus.com/outlines/manuals/bashdbOutline.html#Disabling" text:style-name="Internet_20_link" text:visited-style-name="Visited_20_Internet_20_Link">4.4.1.5 Disabling breakpoints (‘</text:a><text:a xlink:type="simple" xlink:href="http://www.rodericksmith.plus.com/outlines/manuals/bashdbOutline.html#Disabling" text:style-name="Internet_20_link" text:visited-style-name="Visited_20_Internet_20_Link"><text:span text:style-name="Example">disable</text:span></text:a><text:a xlink:type="simple" xlink:href="http://www.rodericksmith.plus.com/outlines/manuals/bashdbOutline.html#Disabling" text:style-name="Internet_20_link" text:visited-style-name="Visited_20_Internet_20_Link">’, ‘</text:a><text:a xlink:type="simple" xlink:href="http://www.rodericksmith.plus.com/outlines/manuals/bashdbOutline.html#Disabling" text:style-name="Internet_20_link" text:visited-style-name="Visited_20_Internet_20_Link"><text:span text:style-name="Example">enable</text:span></text:a><text:a xlink:type="simple" xlink:href="http://www.rodericksmith.plus.com/outlines/manuals/bashdbOutline.html#Disabling"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disable-display" text:style-name="Internet_20_link" text:visited-style-name="Visited_20_Internet_20_Link"><text:span text:style-name="Source_20_Text">disable display</text:span></text:a></text:p>
                </table:table-cell>
                <table:table-cell table:style-name="Table215.C165" office:value-type="string">
                  <text:p text:style-name="P16"><text:a xlink:type="simple" xlink:href="http://www.rodericksmith.plus.com/outlines/manuals/bashdbOutline.html#Auto-Display" text:style-name="Internet_20_link" text:visited-style-name="Visited_20_Internet_20_Link">4.10 Automatic display (‘</text:a><text:a xlink:type="simple" xlink:href="http://www.rodericksmith.plus.com/outlines/manuals/bashdbOutline.html#Auto-Display" text:style-name="Internet_20_link" text:visited-style-name="Visited_20_Internet_20_Link"><text:span text:style-name="Example">display</text:span></text:a><text:a xlink:type="simple" xlink:href="http://www.rodericksmith.plus.com/outlines/manuals/bashdbOutline.html#Auto-Display" text:style-name="Internet_20_link" text:visited-style-name="Visited_20_Internet_20_Link">’, ‘</text:a><text:a xlink:type="simple" xlink:href="http://www.rodericksmith.plus.com/outlines/manuals/bashdbOutline.html#Auto-Display" text:style-name="Internet_20_link" text:visited-style-name="Visited_20_Internet_20_Link"><text:span text:style-name="Example">undisplay</text:span></text:a><text:a xlink:type="simple" xlink:href="http://www.rodericksmith.plus.com/outlines/manuals/bashdbOutline.html#Auto-Display"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display" text:style-name="Internet_20_link" text:visited-style-name="Visited_20_Internet_20_Link"><text:span text:style-name="Source_20_Text">display</text:span></text:a></text:p>
                </table:table-cell>
                <table:table-cell table:style-name="Table215.C165" office:value-type="string">
                  <text:p text:style-name="P16"><text:a xlink:type="simple" xlink:href="http://www.rodericksmith.plus.com/outlines/manuals/bashdbOutline.html#Auto-Display" text:style-name="Internet_20_link" text:visited-style-name="Visited_20_Internet_20_Link">4.10 Automatic display (‘</text:a><text:a xlink:type="simple" xlink:href="http://www.rodericksmith.plus.com/outlines/manuals/bashdbOutline.html#Auto-Display" text:style-name="Internet_20_link" text:visited-style-name="Visited_20_Internet_20_Link"><text:span text:style-name="Example">display</text:span></text:a><text:a xlink:type="simple" xlink:href="http://www.rodericksmith.plus.com/outlines/manuals/bashdbOutline.html#Auto-Display" text:style-name="Internet_20_link" text:visited-style-name="Visited_20_Internet_20_Link">’, ‘</text:a><text:a xlink:type="simple" xlink:href="http://www.rodericksmith.plus.com/outlines/manuals/bashdbOutline.html#Auto-Display" text:style-name="Internet_20_link" text:visited-style-name="Visited_20_Internet_20_Link"><text:span text:style-name="Example">undisplay</text:span></text:a><text:a xlink:type="simple" xlink:href="http://www.rodericksmith.plus.com/outlines/manuals/bashdbOutline.html#Auto-Display"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do-_0028down_0029" text:style-name="Internet_20_link" text:visited-style-name="Visited_20_Internet_20_Link"><text:span text:style-name="Source_20_Text">do (down)</text:span></text:a></text:p>
                </table:table-cell>
                <table:table-cell table:style-name="Table215.C165" office:value-type="string">
                  <text:p text:style-name="P16"><text:a xlink:type="simple" xlink:href="http://www.rodericksmith.plus.com/outlines/manuals/bashdbOutline.html#Selection" text:style-name="Internet_20_link" text:visited-style-name="Visited_20_Internet_20_Link">4.5.3 Selecting a frame (‘</text:a><text:a xlink:type="simple" xlink:href="http://www.rodericksmith.plus.com/outlines/manuals/bashdbOutline.html#Selection" text:style-name="Internet_20_link" text:visited-style-name="Visited_20_Internet_20_Link"><text:span text:style-name="Example">up</text:span></text:a><text:a xlink:type="simple" xlink:href="http://www.rodericksmith.plus.com/outlines/manuals/bashdbOutline.html#Selection" text:style-name="Internet_20_link" text:visited-style-name="Visited_20_Internet_20_Link">’, ‘</text:a><text:a xlink:type="simple" xlink:href="http://www.rodericksmith.plus.com/outlines/manuals/bashdbOutline.html#Selection" text:style-name="Internet_20_link" text:visited-style-name="Visited_20_Internet_20_Link"><text:span text:style-name="Example">down</text:span></text:a><text:a xlink:type="simple" xlink:href="http://www.rodericksmith.plus.com/outlines/manuals/bashdbOutline.html#Selection" text:style-name="Internet_20_link" text:visited-style-name="Visited_20_Internet_20_Link">’, ‘</text:a><text:a xlink:type="simple" xlink:href="http://www.rodericksmith.plus.com/outlines/manuals/bashdbOutline.html#Selection" text:style-name="Internet_20_link" text:visited-style-name="Visited_20_Internet_20_Link"><text:span text:style-name="Example">frame</text:span></text:a><text:a xlink:type="simple" xlink:href="http://www.rodericksmith.plus.com/outlines/manuals/bashdbOutline.html#Selection"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down" text:style-name="Internet_20_link" text:visited-style-name="Visited_20_Internet_20_Link"><text:span text:style-name="Source_20_Text">down</text:span></text:a></text:p>
                </table:table-cell>
                <table:table-cell table:style-name="Table215.C165" office:value-type="string">
                  <text:p text:style-name="P16"><text:a xlink:type="simple" xlink:href="http://www.rodericksmith.plus.com/outlines/manuals/bashdbOutline.html#Selection" text:style-name="Internet_20_link" text:visited-style-name="Visited_20_Internet_20_Link">4.5.3 Selecting a frame (‘</text:a><text:a xlink:type="simple" xlink:href="http://www.rodericksmith.plus.com/outlines/manuals/bashdbOutline.html#Selection" text:style-name="Internet_20_link" text:visited-style-name="Visited_20_Internet_20_Link"><text:span text:style-name="Example">up</text:span></text:a><text:a xlink:type="simple" xlink:href="http://www.rodericksmith.plus.com/outlines/manuals/bashdbOutline.html#Selection" text:style-name="Internet_20_link" text:visited-style-name="Visited_20_Internet_20_Link">’, ‘</text:a><text:a xlink:type="simple" xlink:href="http://www.rodericksmith.plus.com/outlines/manuals/bashdbOutline.html#Selection" text:style-name="Internet_20_link" text:visited-style-name="Visited_20_Internet_20_Link"><text:span text:style-name="Example">down</text:span></text:a><text:a xlink:type="simple" xlink:href="http://www.rodericksmith.plus.com/outlines/manuals/bashdbOutline.html#Selection" text:style-name="Internet_20_link" text:visited-style-name="Visited_20_Internet_20_Link">’, ‘</text:a><text:a xlink:type="simple" xlink:href="http://www.rodericksmith.plus.com/outlines/manuals/bashdbOutline.html#Selection" text:style-name="Internet_20_link" text:visited-style-name="Visited_20_Internet_20_Link"><text:span text:style-name="Example">frame</text:span></text:a><text:a xlink:type="simple" xlink:href="http://www.rodericksmith.plus.com/outlines/manuals/bashdbOutline.html#Selection" text:style-name="Internet_20_link" text:visited-style-name="Visited_20_Internet_20_Link">’)</text:a></text:p>
                </table:table-cell>
              </table:table-row>
              <table:table-row>
                <table:table-cell table:style-name="Table215.A1" table:number-columns-spanned="3" office:value-type="string">
                  <text:p text:style-name="P12"/>
                </table:table-cell>
                <table:covered-table-cell/>
                <table:covered-table-cell/>
              </table:table-row>
              <table:table-row>
                <table:table-cell table:style-name="Table215.A1" office:value-type="string">
                  <text:p text:style-name="P71"><text:bookmark text:name="Command-Index-1_ky_letter-E"/>E</text:p>
                </table:table-cell>
                <table:table-cell table:style-name="Table215.A1" office:value-type="string">
                  <text:p text:style-name="P15"/>
                </table:table-cell>
                <table:table-cell table:style-name="Table215.A1" office:value-type="string">
                  <text:p text:style-name="P15"/>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e-_0028eval_0029" text:style-name="Internet_20_link" text:visited-style-name="Visited_20_Internet_20_Link"><text:span text:style-name="Source_20_Text">e (eval)</text:span></text:a></text:p>
                </table:table-cell>
                <table:table-cell table:style-name="Table215.C165" office:value-type="string">
                  <text:p text:style-name="P16"><text:a xlink:type="simple" xlink:href="http://www.rodericksmith.plus.com/outlines/manuals/bashdbOutline.html#Evaluation_002fExecution" text:style-name="Internet_20_link" text:visited-style-name="Visited_20_Internet_20_Link">4.11 Running Arbitrary BASH and Shell commands (‘</text:a><text:a xlink:type="simple" xlink:href="http://www.rodericksmith.plus.com/outlines/manuals/bashdbOutline.html#Evaluation_002fExecution" text:style-name="Internet_20_link" text:visited-style-name="Visited_20_Internet_20_Link"><text:span text:style-name="Example">eval</text:span></text:a><text:a xlink:type="simple" xlink:href="http://www.rodericksmith.plus.com/outlines/manuals/bashdbOutline.html#Evaluation_002fExecution" text:style-name="Internet_20_link" text:visited-style-name="Visited_20_Internet_20_Link">’, ‘</text:a><text:a xlink:type="simple" xlink:href="http://www.rodericksmith.plus.com/outlines/manuals/bashdbOutline.html#Evaluation_002fExecution" text:style-name="Internet_20_link" text:visited-style-name="Visited_20_Internet_20_Link"><text:span text:style-name="Example">shell</text:span></text:a><text:a xlink:type="simple" xlink:href="http://www.rodericksmith.plus.com/outlines/manuals/bashdbOutline.html#Evaluation_002fExecution"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edit-_005bline_002dspecification_005d" text:style-name="Internet_20_link" text:visited-style-name="Visited_20_Internet_20_Link"><text:span text:style-name="Source_20_Text">edit [</text:span></text:a><text:a xlink:type="simple" xlink:href="http://www.rodericksmith.plus.com/outlines/manuals/bashdbOutline.html#index-edit-_005bline_002dspecification_005d" text:style-name="Internet_20_link" text:visited-style-name="Visited_20_Internet_20_Link"><text:span text:style-name="Variable">line-specification</text:span></text:a><text:a xlink:type="simple" xlink:href="http://www.rodericksmith.plus.com/outlines/manuals/bashdbOutline.html#index-edit-_005bline_002dspecification_005d" text:style-name="Internet_20_link" text:visited-style-name="Visited_20_Internet_20_Link"><text:span text:style-name="Source_20_Text">]</text:span></text:a></text:p>
                </table:table-cell>
                <table:table-cell table:style-name="Table215.C165" office:value-type="string">
                  <text:p text:style-name="P16"><text:a xlink:type="simple" xlink:href="http://www.rodericksmith.plus.com/outlines/manuals/bashdbOutline.html#Edit" text:style-name="Internet_20_link" text:visited-style-name="Visited_20_Internet_20_Link">4.7 Editing Source files (‘</text:a><text:a xlink:type="simple" xlink:href="http://www.rodericksmith.plus.com/outlines/manuals/bashdbOutline.html#Edit" text:style-name="Internet_20_link" text:visited-style-name="Visited_20_Internet_20_Link"><text:span text:style-name="Example">edit</text:span></text:a><text:a xlink:type="simple" xlink:href="http://www.rodericksmith.plus.com/outlines/manuals/bashdbOutline.html#Edit"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enable" text:style-name="Internet_20_link" text:visited-style-name="Visited_20_Internet_20_Link"><text:span text:style-name="Source_20_Text">enable</text:span></text:a></text:p>
                </table:table-cell>
                <table:table-cell table:style-name="Table215.C165" office:value-type="string">
                  <text:p text:style-name="P16"><text:a xlink:type="simple" xlink:href="http://www.rodericksmith.plus.com/outlines/manuals/bashdbOutline.html#Disabling" text:style-name="Internet_20_link" text:visited-style-name="Visited_20_Internet_20_Link">4.4.1.5 Disabling breakpoints (‘</text:a><text:a xlink:type="simple" xlink:href="http://www.rodericksmith.plus.com/outlines/manuals/bashdbOutline.html#Disabling" text:style-name="Internet_20_link" text:visited-style-name="Visited_20_Internet_20_Link"><text:span text:style-name="Example">disable</text:span></text:a><text:a xlink:type="simple" xlink:href="http://www.rodericksmith.plus.com/outlines/manuals/bashdbOutline.html#Disabling" text:style-name="Internet_20_link" text:visited-style-name="Visited_20_Internet_20_Link">’, ‘</text:a><text:a xlink:type="simple" xlink:href="http://www.rodericksmith.plus.com/outlines/manuals/bashdbOutline.html#Disabling" text:style-name="Internet_20_link" text:visited-style-name="Visited_20_Internet_20_Link"><text:span text:style-name="Example">enable</text:span></text:a><text:a xlink:type="simple" xlink:href="http://www.rodericksmith.plus.com/outlines/manuals/bashdbOutline.html#Disabling"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enable-breakpoints" text:style-name="Internet_20_link" text:visited-style-name="Visited_20_Internet_20_Link"><text:span text:style-name="Source_20_Text">enable breakpoints</text:span></text:a></text:p>
                </table:table-cell>
                <table:table-cell table:style-name="Table215.C165" office:value-type="string">
                  <text:p text:style-name="P16"><text:a xlink:type="simple" xlink:href="http://www.rodericksmith.plus.com/outlines/manuals/bashdbOutline.html#Disabling" text:style-name="Internet_20_link" text:visited-style-name="Visited_20_Internet_20_Link">4.4.1.5 Disabling breakpoints (‘</text:a><text:a xlink:type="simple" xlink:href="http://www.rodericksmith.plus.com/outlines/manuals/bashdbOutline.html#Disabling" text:style-name="Internet_20_link" text:visited-style-name="Visited_20_Internet_20_Link"><text:span text:style-name="Example">disable</text:span></text:a><text:a xlink:type="simple" xlink:href="http://www.rodericksmith.plus.com/outlines/manuals/bashdbOutline.html#Disabling" text:style-name="Internet_20_link" text:visited-style-name="Visited_20_Internet_20_Link">’, ‘</text:a><text:a xlink:type="simple" xlink:href="http://www.rodericksmith.plus.com/outlines/manuals/bashdbOutline.html#Disabling" text:style-name="Internet_20_link" text:visited-style-name="Visited_20_Internet_20_Link"><text:span text:style-name="Example">enable</text:span></text:a><text:a xlink:type="simple" xlink:href="http://www.rodericksmith.plus.com/outlines/manuals/bashdbOutline.html#Disabling"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enable-display" text:style-name="Internet_20_link" text:visited-style-name="Visited_20_Internet_20_Link"><text:span text:style-name="Source_20_Text">enable display</text:span></text:a></text:p>
                </table:table-cell>
                <table:table-cell table:style-name="Table215.C165" office:value-type="string">
                  <text:p text:style-name="P16"><text:a xlink:type="simple" xlink:href="http://www.rodericksmith.plus.com/outlines/manuals/bashdbOutline.html#Auto-Display" text:style-name="Internet_20_link" text:visited-style-name="Visited_20_Internet_20_Link">4.10 Automatic display (‘</text:a><text:a xlink:type="simple" xlink:href="http://www.rodericksmith.plus.com/outlines/manuals/bashdbOutline.html#Auto-Display" text:style-name="Internet_20_link" text:visited-style-name="Visited_20_Internet_20_Link"><text:span text:style-name="Example">display</text:span></text:a><text:a xlink:type="simple" xlink:href="http://www.rodericksmith.plus.com/outlines/manuals/bashdbOutline.html#Auto-Display" text:style-name="Internet_20_link" text:visited-style-name="Visited_20_Internet_20_Link">’, ‘</text:a><text:a xlink:type="simple" xlink:href="http://www.rodericksmith.plus.com/outlines/manuals/bashdbOutline.html#Auto-Display" text:style-name="Internet_20_link" text:visited-style-name="Visited_20_Internet_20_Link"><text:span text:style-name="Example">undisplay</text:span></text:a><text:a xlink:type="simple" xlink:href="http://www.rodericksmith.plus.com/outlines/manuals/bashdbOutline.html#Auto-Display"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end" text:style-name="Internet_20_link" text:visited-style-name="Visited_20_Internet_20_Link"><text:span text:style-name="Source_20_Text">end</text:span></text:a></text:p>
                </table:table-cell>
                <table:table-cell table:style-name="Table215.C165" office:value-type="string">
                  <text:p text:style-name="P16"><text:a xlink:type="simple" xlink:href="http://www.rodericksmith.plus.com/outlines/manuals/bashdbOutline.html#Break-Commands" text:style-name="Internet_20_link" text:visited-style-name="Visited_20_Internet_20_Link">4.4.1.3 Breakpoint command lists (‘</text:a><text:a xlink:type="simple" xlink:href="http://www.rodericksmith.plus.com/outlines/manuals/bashdbOutline.html#Break-Commands" text:style-name="Internet_20_link" text:visited-style-name="Visited_20_Internet_20_Link"><text:span text:style-name="Example">commands</text:span></text:a><text:a xlink:type="simple" xlink:href="http://www.rodericksmith.plus.com/outlines/manuals/bashdbOutline.html#Break-Commands" text:style-name="Internet_20_link" text:visited-style-name="Visited_20_Internet_20_Link">’)</text:a></text:p>
                </table:table-cell>
              </table:table-row>
              <table:table-row>
                <table:table-cell table:style-name="Table215.A1" office:value-type="string">
                  <text:p text:style-name="P15"><text:soft-page-break/></text:p>
                </table:table-cell>
                <table:table-cell table:style-name="Table215.B165" office:value-type="string">
                  <text:p text:style-name="P16"><text:a xlink:type="simple" xlink:href="http://www.rodericksmith.plus.com/outlines/manuals/bashdbOutline.html#index-eval" text:style-name="Internet_20_link" text:visited-style-name="Visited_20_Internet_20_Link"><text:span text:style-name="Source_20_Text">eval</text:span></text:a></text:p>
                </table:table-cell>
                <table:table-cell table:style-name="Table215.C165" office:value-type="string">
                  <text:p text:style-name="P16"><text:a xlink:type="simple" xlink:href="http://www.rodericksmith.plus.com/outlines/manuals/bashdbOutline.html#Evaluation_002fExecution" text:style-name="Internet_20_link" text:visited-style-name="Visited_20_Internet_20_Link">4.11 Running Arbitrary BASH and Shell commands (‘</text:a><text:a xlink:type="simple" xlink:href="http://www.rodericksmith.plus.com/outlines/manuals/bashdbOutline.html#Evaluation_002fExecution" text:style-name="Internet_20_link" text:visited-style-name="Visited_20_Internet_20_Link"><text:span text:style-name="Example">eval</text:span></text:a><text:a xlink:type="simple" xlink:href="http://www.rodericksmith.plus.com/outlines/manuals/bashdbOutline.html#Evaluation_002fExecution" text:style-name="Internet_20_link" text:visited-style-name="Visited_20_Internet_20_Link">’, ‘</text:a><text:a xlink:type="simple" xlink:href="http://www.rodericksmith.plus.com/outlines/manuals/bashdbOutline.html#Evaluation_002fExecution" text:style-name="Internet_20_link" text:visited-style-name="Visited_20_Internet_20_Link"><text:span text:style-name="Example">shell</text:span></text:a><text:a xlink:type="simple" xlink:href="http://www.rodericksmith.plus.com/outlines/manuals/bashdbOutline.html#Evaluation_002fExecution"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examine" text:style-name="Internet_20_link" text:visited-style-name="Visited_20_Internet_20_Link"><text:span text:style-name="Source_20_Text">examine</text:span></text:a></text:p>
                </table:table-cell>
                <table:table-cell table:style-name="Table215.C165" office:value-type="string">
                  <text:p text:style-name="P16"><text:a xlink:type="simple" xlink:href="http://www.rodericksmith.plus.com/outlines/manuals/bashdbOutline.html#Data" text:style-name="Internet_20_link" text:visited-style-name="Visited_20_Internet_20_Link">4.9 Examining Data (‘</text:a><text:a xlink:type="simple" xlink:href="http://www.rodericksmith.plus.com/outlines/manuals/bashdbOutline.html#Data" text:style-name="Internet_20_link" text:visited-style-name="Visited_20_Internet_20_Link"><text:span text:style-name="Example">print</text:span></text:a><text:a xlink:type="simple" xlink:href="http://www.rodericksmith.plus.com/outlines/manuals/bashdbOutline.html#Data" text:style-name="Internet_20_link" text:visited-style-name="Visited_20_Internet_20_Link">’, ‘</text:a><text:a xlink:type="simple" xlink:href="http://www.rodericksmith.plus.com/outlines/manuals/bashdbOutline.html#Data" text:style-name="Internet_20_link" text:visited-style-name="Visited_20_Internet_20_Link"><text:span text:style-name="Example">examine</text:span></text:a><text:a xlink:type="simple" xlink:href="http://www.rodericksmith.plus.com/outlines/manuals/bashdbOutline.html#Data" text:style-name="Internet_20_link" text:visited-style-name="Visited_20_Internet_20_Link">’, ‘</text:a><text:a xlink:type="simple" xlink:href="http://www.rodericksmith.plus.com/outlines/manuals/bashdbOutline.html#Data" text:style-name="Internet_20_link" text:visited-style-name="Visited_20_Internet_20_Link"><text:span text:style-name="Example">info variables</text:span></text:a><text:a xlink:type="simple" xlink:href="http://www.rodericksmith.plus.com/outlines/manuals/bashdbOutline.html#Data" text:style-name="Internet_20_link" text:visited-style-name="Visited_20_Internet_20_Link">’)</text:a></text:p>
                </table:table-cell>
              </table:table-row>
              <table:table-row>
                <table:table-cell table:style-name="Table215.A1" table:number-columns-spanned="3" office:value-type="string">
                  <text:p text:style-name="P12"/>
                </table:table-cell>
                <table:covered-table-cell/>
                <table:covered-table-cell/>
              </table:table-row>
              <table:table-row>
                <table:table-cell table:style-name="Table215.A1" office:value-type="string">
                  <text:p text:style-name="P71"><text:bookmark text:name="Command-Index-1_ky_letter-F"/>F</text:p>
                </table:table-cell>
                <table:table-cell table:style-name="Table215.A1" office:value-type="string">
                  <text:p text:style-name="P15"/>
                </table:table-cell>
                <table:table-cell table:style-name="Table215.A1" office:value-type="string">
                  <text:p text:style-name="P15"/>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file" text:style-name="Internet_20_link" text:visited-style-name="Visited_20_Internet_20_Link"><text:span text:style-name="Source_20_Text">file</text:span></text:a></text:p>
                </table:table-cell>
                <table:table-cell table:style-name="Table215.C165" office:value-type="string">
                  <text:p text:style-name="P16"><text:a xlink:type="simple" xlink:href="http://www.rodericksmith.plus.com/outlines/manuals/bashdbOutline.html#File" text:style-name="Internet_20_link" text:visited-style-name="Visited_20_Internet_20_Link">4.14.7 Specifying a Script-File Association (‘</text:a><text:a xlink:type="simple" xlink:href="http://www.rodericksmith.plus.com/outlines/manuals/bashdbOutline.html#File" text:style-name="Internet_20_link" text:visited-style-name="Visited_20_Internet_20_Link"><text:span text:style-name="Example">file</text:span></text:a><text:a xlink:type="simple" xlink:href="http://www.rodericksmith.plus.com/outlines/manuals/bashdbOutline.html#File"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finish" text:style-name="Internet_20_link" text:visited-style-name="Visited_20_Internet_20_Link"><text:span text:style-name="Source_20_Text">finish</text:span></text:a></text:p>
                </table:table-cell>
                <table:table-cell table:style-name="Table215.C165" office:value-type="string">
                  <text:p text:style-name="P16"><text:a xlink:type="simple" xlink:href="http://www.rodericksmith.plus.com/outlines/manuals/bashdbOutline.html#Finish" text:style-name="Internet_20_link" text:visited-style-name="Visited_20_Internet_20_Link">4.4.2.3 Finish (‘</text:a><text:a xlink:type="simple" xlink:href="http://www.rodericksmith.plus.com/outlines/manuals/bashdbOutline.html#Finish" text:style-name="Internet_20_link" text:visited-style-name="Visited_20_Internet_20_Link"><text:span text:style-name="Example">finish</text:span></text:a><text:a xlink:type="simple" xlink:href="http://www.rodericksmith.plus.com/outlines/manuals/bashdbOutline.html#Finish"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forward" text:style-name="Internet_20_link" text:visited-style-name="Visited_20_Internet_20_Link"><text:span text:style-name="Source_20_Text">forward</text:span></text:a></text:p>
                </table:table-cell>
                <table:table-cell table:style-name="Table215.C165" office:value-type="string">
                  <text:p text:style-name="P16"><text:a xlink:type="simple" xlink:href="http://www.rodericksmith.plus.com/outlines/manuals/bashdbOutline.html#Search" text:style-name="Internet_20_link" text:visited-style-name="Visited_20_Internet_20_Link">4.8 Searching source files (‘</text:a><text:a xlink:type="simple" xlink:href="http://www.rodericksmith.plus.com/outlines/manuals/bashdbOutline.html#Search" text:style-name="Internet_20_link" text:visited-style-name="Visited_20_Internet_20_Link"><text:span text:style-name="Example">search</text:span></text:a><text:a xlink:type="simple" xlink:href="http://www.rodericksmith.plus.com/outlines/manuals/bashdbOutline.html#Search" text:style-name="Internet_20_link" text:visited-style-name="Visited_20_Internet_20_Link">’, ‘</text:a><text:a xlink:type="simple" xlink:href="http://www.rodericksmith.plus.com/outlines/manuals/bashdbOutline.html#Search" text:style-name="Internet_20_link" text:visited-style-name="Visited_20_Internet_20_Link"><text:span text:style-name="Example">reverse</text:span></text:a><text:a xlink:type="simple" xlink:href="http://www.rodericksmith.plus.com/outlines/manuals/bashdbOutline.html#Search" text:style-name="Internet_20_link" text:visited-style-name="Visited_20_Internet_20_Link">’, ‘</text:a><text:a xlink:type="simple" xlink:href="http://www.rodericksmith.plus.com/outlines/manuals/bashdbOutline.html#Search" text:style-name="Internet_20_link" text:visited-style-name="Visited_20_Internet_20_Link"><text:span text:style-name="Example">/.../</text:span></text:a><text:a xlink:type="simple" xlink:href="http://www.rodericksmith.plus.com/outlines/manuals/bashdbOutline.html#Search" text:style-name="Internet_20_link" text:visited-style-name="Visited_20_Internet_20_Link">’, ‘</text:a><text:a xlink:type="simple" xlink:href="http://www.rodericksmith.plus.com/outlines/manuals/bashdbOutline.html#Search" text:style-name="Internet_20_link" text:visited-style-name="Visited_20_Internet_20_Link"><text:span text:style-name="Example">?..?</text:span></text:a><text:a xlink:type="simple" xlink:href="http://www.rodericksmith.plus.com/outlines/manuals/bashdbOutline.html#Search"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frame" text:style-name="Internet_20_link" text:visited-style-name="Visited_20_Internet_20_Link"><text:span text:style-name="Source_20_Text">frame</text:span></text:a></text:p>
                </table:table-cell>
                <table:table-cell table:style-name="Table215.C165" office:value-type="string">
                  <text:p text:style-name="P16"><text:a xlink:type="simple" xlink:href="http://www.rodericksmith.plus.com/outlines/manuals/bashdbOutline.html#Selection" text:style-name="Internet_20_link" text:visited-style-name="Visited_20_Internet_20_Link">4.5.3 Selecting a frame (‘</text:a><text:a xlink:type="simple" xlink:href="http://www.rodericksmith.plus.com/outlines/manuals/bashdbOutline.html#Selection" text:style-name="Internet_20_link" text:visited-style-name="Visited_20_Internet_20_Link"><text:span text:style-name="Example">up</text:span></text:a><text:a xlink:type="simple" xlink:href="http://www.rodericksmith.plus.com/outlines/manuals/bashdbOutline.html#Selection" text:style-name="Internet_20_link" text:visited-style-name="Visited_20_Internet_20_Link">’, ‘</text:a><text:a xlink:type="simple" xlink:href="http://www.rodericksmith.plus.com/outlines/manuals/bashdbOutline.html#Selection" text:style-name="Internet_20_link" text:visited-style-name="Visited_20_Internet_20_Link"><text:span text:style-name="Example">down</text:span></text:a><text:a xlink:type="simple" xlink:href="http://www.rodericksmith.plus.com/outlines/manuals/bashdbOutline.html#Selection" text:style-name="Internet_20_link" text:visited-style-name="Visited_20_Internet_20_Link">’, ‘</text:a><text:a xlink:type="simple" xlink:href="http://www.rodericksmith.plus.com/outlines/manuals/bashdbOutline.html#Selection" text:style-name="Internet_20_link" text:visited-style-name="Visited_20_Internet_20_Link"><text:span text:style-name="Example">frame</text:span></text:a><text:a xlink:type="simple" xlink:href="http://www.rodericksmith.plus.com/outlines/manuals/bashdbOutline.html#Selection" text:style-name="Internet_20_link" text:visited-style-name="Visited_20_Internet_20_Link">’)</text:a></text:p>
                </table:table-cell>
              </table:table-row>
              <table:table-row>
                <table:table-cell table:style-name="Table215.A1" table:number-columns-spanned="3" office:value-type="string">
                  <text:p text:style-name="P12"/>
                </table:table-cell>
                <table:covered-table-cell/>
                <table:covered-table-cell/>
              </table:table-row>
              <table:table-row>
                <table:table-cell table:style-name="Table215.A1" office:value-type="string">
                  <text:p text:style-name="P71"><text:bookmark text:name="Command-Index-1_ky_letter-H"/>H</text:p>
                </table:table-cell>
                <table:table-cell table:style-name="Table215.A1" office:value-type="string">
                  <text:p text:style-name="P15"/>
                </table:table-cell>
                <table:table-cell table:style-name="Table215.A1" office:value-type="string">
                  <text:p text:style-name="P15"/>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h-_0028help_0029" text:style-name="Internet_20_link" text:visited-style-name="Visited_20_Internet_20_Link"><text:span text:style-name="Source_20_Text">h (help)</text:span></text:a></text:p>
                </table:table-cell>
                <table:table-cell table:style-name="Table215.C165" office:value-type="string">
                  <text:p text:style-name="P16"><text:a xlink:type="simple" xlink:href="http://www.rodericksmith.plus.com/outlines/manuals/bashdbOutline.html#Help" text:style-name="Internet_20_link" text:visited-style-name="Visited_20_Internet_20_Link">4.2 Getting help (‘</text:a><text:a xlink:type="simple" xlink:href="http://www.rodericksmith.plus.com/outlines/manuals/bashdbOutline.html#Help" text:style-name="Internet_20_link" text:visited-style-name="Visited_20_Internet_20_Link"><text:span text:style-name="Example">help</text:span></text:a><text:a xlink:type="simple" xlink:href="http://www.rodericksmith.plus.com/outlines/manuals/bashdbOutline.html#Help"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H-_005bstart_002dnumber-_005bend_002dnumber_005d_005d" text:style-name="Internet_20_link" text:visited-style-name="Visited_20_Internet_20_Link"><text:span text:style-name="Source_20_Text">H [</text:span></text:a><text:a xlink:type="simple" xlink:href="http://www.rodericksmith.plus.com/outlines/manuals/bashdbOutline.html#index-H-_005bstart_002dnumber-_005bend_002dnumber_005d_005d" text:style-name="Internet_20_link" text:visited-style-name="Visited_20_Internet_20_Link"><text:span text:style-name="Variable">start-number</text:span></text:a><text:a xlink:type="simple" xlink:href="http://www.rodericksmith.plus.com/outlines/manuals/bashdbOutline.html#index-H-_005bstart_002dnumber-_005bend_002dnumber_005d_005d" text:style-name="Internet_20_link" text:visited-style-name="Visited_20_Internet_20_Link"><text:span text:style-name="Source_20_Text"> [</text:span></text:a><text:a xlink:type="simple" xlink:href="http://www.rodericksmith.plus.com/outlines/manuals/bashdbOutline.html#index-H-_005bstart_002dnumber-_005bend_002dnumber_005d_005d" text:style-name="Internet_20_link" text:visited-style-name="Visited_20_Internet_20_Link"><text:span text:style-name="Variable">end-number</text:span></text:a><text:a xlink:type="simple" xlink:href="http://www.rodericksmith.plus.com/outlines/manuals/bashdbOutline.html#index-H-_005bstart_002dnumber-_005bend_002dnumber_005d_005d" text:style-name="Internet_20_link" text:visited-style-name="Visited_20_Internet_20_Link"><text:span text:style-name="Source_20_Text">]]</text:span></text:a></text:p>
                </table:table-cell>
                <table:table-cell table:style-name="Table215.C165" office:value-type="string">
                  <text:p text:style-name="P16"><text:a xlink:type="simple" xlink:href="http://www.rodericksmith.plus.com/outlines/manuals/bashdbOutline.html#History" text:style-name="Internet_20_link" text:visited-style-name="Visited_20_Internet_20_Link">4.14.14 Command history (‘</text:a><text:a xlink:type="simple" xlink:href="http://www.rodericksmith.plus.com/outlines/manuals/bashdbOutline.html#History" text:style-name="Internet_20_link" text:visited-style-name="Visited_20_Internet_20_Link"><text:span text:style-name="Example">H</text:span></text:a><text:a xlink:type="simple" xlink:href="http://www.rodericksmith.plus.com/outlines/manuals/bashdbOutline.html#History" text:style-name="Internet_20_link" text:visited-style-name="Visited_20_Internet_20_Link">’, ‘</text:a><text:a xlink:type="simple" xlink:href="http://www.rodericksmith.plus.com/outlines/manuals/bashdbOutline.html#History" text:style-name="Internet_20_link" text:visited-style-name="Visited_20_Internet_20_Link"><text:span text:style-name="Example">history</text:span></text:a><text:a xlink:type="simple" xlink:href="http://www.rodericksmith.plus.com/outlines/manuals/bashdbOutline.html#History" text:style-name="Internet_20_link" text:visited-style-name="Visited_20_Internet_20_Link">’, ‘</text:a><text:a xlink:type="simple" xlink:href="http://www.rodericksmith.plus.com/outlines/manuals/bashdbOutline.html#History" text:style-name="Internet_20_link" text:visited-style-name="Visited_20_Internet_20_Link"><text:span text:style-name="Example">!</text:span></text:a><text:a xlink:type="simple" xlink:href="http://www.rodericksmith.plus.com/outlines/manuals/bashdbOutline.html#History"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handle" text:style-name="Internet_20_link" text:visited-style-name="Visited_20_Internet_20_Link"><text:span text:style-name="Source_20_Text">handle</text:span></text:a></text:p>
                </table:table-cell>
                <table:table-cell table:style-name="Table215.C165" office:value-type="string">
                  <text:p text:style-name="P16"><text:a xlink:type="simple" xlink:href="http://www.rodericksmith.plus.com/outlines/manuals/bashdbOutline.html#handle" text:style-name="Internet_20_link" text:visited-style-name="Visited_20_Internet_20_Link">4.4.3.1 Intercepting Signals (‘</text:a><text:a xlink:type="simple" xlink:href="http://www.rodericksmith.plus.com/outlines/manuals/bashdbOutline.html#handle" text:style-name="Internet_20_link" text:visited-style-name="Visited_20_Internet_20_Link"><text:span text:style-name="Example">handle</text:span></text:a><text:a xlink:type="simple" xlink:href="http://www.rodericksmith.plus.com/outlines/manuals/bashdbOutline.html#handle" text:style-name="Internet_20_link" text:visited-style-name="Visited_20_Internet_20_Link">’, ‘</text:a><text:a xlink:type="simple" xlink:href="http://www.rodericksmith.plus.com/outlines/manuals/bashdbOutline.html#handle" text:style-name="Internet_20_link" text:visited-style-name="Visited_20_Internet_20_Link"><text:span text:style-name="Example">info handle</text:span></text:a><text:a xlink:type="simple" xlink:href="http://www.rodericksmith.plus.com/outlines/manuals/bashdbOutline.html#handle"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history-_005b_002d_005d_005bn_005d" text:style-name="Internet_20_link" text:visited-style-name="Visited_20_Internet_20_Link"><text:span text:style-name="Source_20_Text">history [-][</text:span></text:a><text:a xlink:type="simple" xlink:href="http://www.rodericksmith.plus.com/outlines/manuals/bashdbOutline.html#index-history-_005b_002d_005d_005bn_005d" text:style-name="Internet_20_link" text:visited-style-name="Visited_20_Internet_20_Link"><text:span text:style-name="Variable">n</text:span></text:a><text:a xlink:type="simple" xlink:href="http://www.rodericksmith.plus.com/outlines/manuals/bashdbOutline.html#index-history-_005b_002d_005d_005bn_005d" text:style-name="Internet_20_link" text:visited-style-name="Visited_20_Internet_20_Link"><text:span text:style-name="Source_20_Text">]</text:span></text:a></text:p>
                </table:table-cell>
                <table:table-cell table:style-name="Table215.C165" office:value-type="string">
                  <text:p text:style-name="P16"><text:a xlink:type="simple" xlink:href="http://www.rodericksmith.plus.com/outlines/manuals/bashdbOutline.html#History" text:style-name="Internet_20_link" text:visited-style-name="Visited_20_Internet_20_Link">4.14.14 Command history (‘</text:a><text:a xlink:type="simple" xlink:href="http://www.rodericksmith.plus.com/outlines/manuals/bashdbOutline.html#History" text:style-name="Internet_20_link" text:visited-style-name="Visited_20_Internet_20_Link"><text:span text:style-name="Example">H</text:span></text:a><text:a xlink:type="simple" xlink:href="http://www.rodericksmith.plus.com/outlines/manuals/bashdbOutline.html#History" text:style-name="Internet_20_link" text:visited-style-name="Visited_20_Internet_20_Link">’, ‘</text:a><text:a xlink:type="simple" xlink:href="http://www.rodericksmith.plus.com/outlines/manuals/bashdbOutline.html#History" text:style-name="Internet_20_link" text:visited-style-name="Visited_20_Internet_20_Link"><text:span text:style-name="Example">history</text:span></text:a><text:a xlink:type="simple" xlink:href="http://www.rodericksmith.plus.com/outlines/manuals/bashdbOutline.html#History" text:style-name="Internet_20_link" text:visited-style-name="Visited_20_Internet_20_Link">’, ‘</text:a><text:a xlink:type="simple" xlink:href="http://www.rodericksmith.plus.com/outlines/manuals/bashdbOutline.html#History" text:style-name="Internet_20_link" text:visited-style-name="Visited_20_Internet_20_Link"><text:span text:style-name="Example">!</text:span></text:a><text:a xlink:type="simple" xlink:href="http://www.rodericksmith.plus.com/outlines/manuals/bashdbOutline.html#History" text:style-name="Internet_20_link" text:visited-style-name="Visited_20_Internet_20_Link">’)</text:a></text:p>
                </table:table-cell>
              </table:table-row>
              <table:table-row>
                <table:table-cell table:style-name="Table215.A1" table:number-columns-spanned="3" office:value-type="string">
                  <text:p text:style-name="P12"/>
                </table:table-cell>
                <table:covered-table-cell/>
                <table:covered-table-cell/>
              </table:table-row>
              <table:table-row>
                <table:table-cell table:style-name="Table215.A1" office:value-type="string">
                  <text:p text:style-name="P71"><text:bookmark text:name="Command-Index-1_ky_letter-I"/>I</text:p>
                </table:table-cell>
                <table:table-cell table:style-name="Table215.A1" office:value-type="string">
                  <text:p text:style-name="P15"/>
                </table:table-cell>
                <table:table-cell table:style-name="Table215.A1" office:value-type="string">
                  <text:p text:style-name="P15"/>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i-_0028info_0029" text:style-name="Internet_20_link" text:visited-style-name="Visited_20_Internet_20_Link"><text:span text:style-name="Source_20_Text">i (info)</text:span></text:a></text:p>
                </table:table-cell>
                <table:table-cell table:style-name="Table215.C165" office:value-type="string">
                  <text:p text:style-name="P16"><text:a xlink:type="simple" xlink:href="http://www.rodericksmith.plus.com/outlines/manuals/bashdbOutline.html#Help" text:style-name="Internet_20_link" text:visited-style-name="Visited_20_Internet_20_Link">4.2 Getting help (‘</text:a><text:a xlink:type="simple" xlink:href="http://www.rodericksmith.plus.com/outlines/manuals/bashdbOutline.html#Help" text:style-name="Internet_20_link" text:visited-style-name="Visited_20_Internet_20_Link"><text:span text:style-name="Example">help</text:span></text:a><text:a xlink:type="simple" xlink:href="http://www.rodericksmith.plus.com/outlines/manuals/bashdbOutline.html#Help"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info" text:style-name="Internet_20_link" text:visited-style-name="Visited_20_Internet_20_Link"><text:span text:style-name="Source_20_Text">info</text:span></text:a></text:p>
                </table:table-cell>
                <table:table-cell table:style-name="Table215.C165" office:value-type="string">
                  <text:p text:style-name="P16"><text:a xlink:type="simple" xlink:href="http://www.rodericksmith.plus.com/outlines/manuals/bashdbOutline.html#Help" text:style-name="Internet_20_link" text:visited-style-name="Visited_20_Internet_20_Link">4.2 Getting help (‘</text:a><text:a xlink:type="simple" xlink:href="http://www.rodericksmith.plus.com/outlines/manuals/bashdbOutline.html#Help" text:style-name="Internet_20_link" text:visited-style-name="Visited_20_Internet_20_Link"><text:span text:style-name="Example">help</text:span></text:a><text:a xlink:type="simple" xlink:href="http://www.rodericksmith.plus.com/outlines/manuals/bashdbOutline.html#Help"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info-args" text:style-name="Internet_20_link" text:visited-style-name="Visited_20_Internet_20_Link"><text:span text:style-name="Source_20_Text">info args</text:span></text:a></text:p>
                </table:table-cell>
                <table:table-cell table:style-name="Table215.C165" office:value-type="string">
                  <text:p text:style-name="P16"><text:a xlink:type="simple" xlink:href="http://www.rodericksmith.plus.com/outlines/manuals/bashdbOutline.html#Info" text:style-name="Internet_20_link" text:visited-style-name="Visited_20_Internet_20_Link">4.13.1 Showing information about the program being debugged (‘</text:a><text:a xlink:type="simple" xlink:href="http://www.rodericksmith.plus.com/outlines/manuals/bashdbOutline.html#Info" text:style-name="Internet_20_link" text:visited-style-name="Visited_20_Internet_20_Link"><text:span text:style-name="Example">info</text:span></text:a><text:a xlink:type="simple" xlink:href="http://www.rodericksmith.plus.com/outlines/manuals/bashdbOutline.html#Info"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info-breakpoints" text:style-name="Internet_20_link" text:visited-style-name="Visited_20_Internet_20_Link"><text:span text:style-name="Source_20_Text">info breakpoints</text:span></text:a></text:p>
                </table:table-cell>
                <table:table-cell table:style-name="Table215.C165" office:value-type="string">
                  <text:p text:style-name="P16"><text:a xlink:type="simple" xlink:href="http://www.rodericksmith.plus.com/outlines/manuals/bashdbOutline.html#Set-Breaks" text:style-name="Internet_20_link" text:visited-style-name="Visited_20_Internet_20_Link">4.4.1.1 Setting breakpoints (‘</text:a><text:a xlink:type="simple" xlink:href="http://www.rodericksmith.plus.com/outlines/manuals/bashdbOutline.html#Set-Breaks" text:style-name="Internet_20_link" text:visited-style-name="Visited_20_Internet_20_Link"><text:span text:style-name="Example">break</text:span></text:a><text:a xlink:type="simple" xlink:href="http://www.rodericksmith.plus.com/outlines/manuals/bashdbOutline.html#Set-Breaks" text:style-name="Internet_20_link" text:visited-style-name="Visited_20_Internet_20_Link">’ ‘</text:a><text:a xlink:type="simple" xlink:href="http://www.rodericksmith.plus.com/outlines/manuals/bashdbOutline.html#Set-Breaks" text:style-name="Internet_20_link" text:visited-style-name="Visited_20_Internet_20_Link"><text:span text:style-name="Example">tbreak</text:span></text:a><text:a xlink:type="simple" xlink:href="http://www.rodericksmith.plus.com/outlines/manuals/bashdbOutline.html#Set-Breaks"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info-breakpoints-1" text:style-name="Internet_20_link" text:visited-style-name="Visited_20_Internet_20_Link"><text:span text:style-name="Source_20_Text">info breakpoints</text:span></text:a></text:p>
                </table:table-cell>
                <table:table-cell table:style-name="Table215.C165" office:value-type="string">
                  <text:p text:style-name="P16"><text:a xlink:type="simple" xlink:href="http://www.rodericksmith.plus.com/outlines/manuals/bashdbOutline.html#Info" text:style-name="Internet_20_link" text:visited-style-name="Visited_20_Internet_20_Link">4.13.1 Showing information about the program being debugged (‘</text:a><text:a xlink:type="simple" xlink:href="http://www.rodericksmith.plus.com/outlines/manuals/bashdbOutline.html#Info" text:style-name="Internet_20_link" text:visited-style-name="Visited_20_Internet_20_Link"><text:span text:style-name="Example">info</text:span></text:a><text:a xlink:type="simple" xlink:href="http://www.rodericksmith.plus.com/outlines/manuals/bashdbOutline.html#Info"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info-display" text:style-name="Internet_20_link" text:visited-style-name="Visited_20_Internet_20_Link"><text:span text:style-name="Source_20_Text">info display</text:span></text:a></text:p>
                </table:table-cell>
                <table:table-cell table:style-name="Table215.C165" office:value-type="string">
                  <text:p text:style-name="P16"><text:a xlink:type="simple" xlink:href="http://www.rodericksmith.plus.com/outlines/manuals/bashdbOutline.html#Auto-Display" text:style-name="Internet_20_link" text:visited-style-name="Visited_20_Internet_20_Link">4.10 Automatic display (‘</text:a><text:a xlink:type="simple" xlink:href="http://www.rodericksmith.plus.com/outlines/manuals/bashdbOutline.html#Auto-Display" text:style-name="Internet_20_link" text:visited-style-name="Visited_20_Internet_20_Link"><text:span text:style-name="Example">display</text:span></text:a><text:a xlink:type="simple" xlink:href="http://www.rodericksmith.plus.com/outlines/manuals/bashdbOutline.html#Auto-Display" text:style-name="Internet_20_link" text:visited-style-name="Visited_20_Internet_20_Link">’, ‘</text:a><text:a xlink:type="simple" xlink:href="http://www.rodericksmith.plus.com/outlines/manuals/bashdbOutline.html#Auto-Display" text:style-name="Internet_20_link" text:visited-style-name="Visited_20_Internet_20_Link"><text:span text:style-name="Example">undisplay</text:span></text:a><text:a xlink:type="simple" xlink:href="http://www.rodericksmith.plus.com/outlines/manuals/bashdbOutline.html#Auto-Display"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info-display-1" text:style-name="Internet_20_link" text:visited-style-name="Visited_20_Internet_20_Link"><text:span text:style-name="Source_20_Text">info display</text:span></text:a></text:p>
                </table:table-cell>
                <table:table-cell table:style-name="Table215.C165" office:value-type="string">
                  <text:p text:style-name="P16"><text:a xlink:type="simple" xlink:href="http://www.rodericksmith.plus.com/outlines/manuals/bashdbOutline.html#Info" text:style-name="Internet_20_link" text:visited-style-name="Visited_20_Internet_20_Link">4.13.1 Showing information about the program being debugged (‘</text:a><text:a xlink:type="simple" xlink:href="http://www.rodericksmith.plus.com/outlines/manuals/bashdbOutline.html#Info" text:style-name="Internet_20_link" text:visited-style-name="Visited_20_Internet_20_Link"><text:span text:style-name="Example">info</text:span></text:a><text:a xlink:type="simple" xlink:href="http://www.rodericksmith.plus.com/outlines/manuals/bashdbOutline.html#Info"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info-files" text:style-name="Internet_20_link" text:visited-style-name="Visited_20_Internet_20_Link"><text:span text:style-name="Source_20_Text">info files</text:span></text:a></text:p>
                </table:table-cell>
                <table:table-cell table:style-name="Table215.C165" office:value-type="string">
                  <text:p text:style-name="P16"><text:a xlink:type="simple" xlink:href="http://www.rodericksmith.plus.com/outlines/manuals/bashdbOutline.html#Info" text:style-name="Internet_20_link" text:visited-style-name="Visited_20_Internet_20_Link">4.13.1 Showing information about the program being debugged (‘</text:a><text:a xlink:type="simple" xlink:href="http://www.rodericksmith.plus.com/outlines/manuals/bashdbOutline.html#Info" text:style-name="Internet_20_link" text:visited-style-name="Visited_20_Internet_20_Link"><text:span text:style-name="Example">info</text:span></text:a><text:a xlink:type="simple" xlink:href="http://www.rodericksmith.plus.com/outlines/manuals/bashdbOutline.html#Info"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info-functions" text:style-name="Internet_20_link" text:visited-style-name="Visited_20_Internet_20_Link"><text:span text:style-name="Source_20_Text">info functions</text:span></text:a></text:p>
                </table:table-cell>
                <table:table-cell table:style-name="Table215.C165" office:value-type="string">
                  <text:p text:style-name="P16"><text:a xlink:type="simple" xlink:href="http://www.rodericksmith.plus.com/outlines/manuals/bashdbOutline.html#Info" text:style-name="Internet_20_link" text:visited-style-name="Visited_20_Internet_20_Link">4.13.1 Showing information about the program being debugged (‘</text:a><text:a xlink:type="simple" xlink:href="http://www.rodericksmith.plus.com/outlines/manuals/bashdbOutline.html#Info" text:style-name="Internet_20_link" text:visited-style-name="Visited_20_Internet_20_Link"><text:span text:style-name="Example">info</text:span></text:a><text:a xlink:type="simple" xlink:href="http://www.rodericksmith.plus.com/outlines/manuals/bashdbOutline.html#Info"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info-line" text:style-name="Internet_20_link" text:visited-style-name="Visited_20_Internet_20_Link"><text:span text:style-name="Source_20_Text">info line</text:span></text:a></text:p>
                </table:table-cell>
                <table:table-cell table:style-name="Table215.C165" office:value-type="string">
                  <text:p text:style-name="P16"><text:a xlink:type="simple" xlink:href="http://www.rodericksmith.plus.com/outlines/manuals/bashdbOutline.html#Info" text:style-name="Internet_20_link" text:visited-style-name="Visited_20_Internet_20_Link">4.13.1 Showing information about the program being debugged (‘</text:a><text:a xlink:type="simple" xlink:href="http://www.rodericksmith.plus.com/outlines/manuals/bashdbOutline.html#Info" text:style-name="Internet_20_link" text:visited-style-name="Visited_20_Internet_20_Link"><text:span text:style-name="Example">info</text:span></text:a><text:a xlink:type="simple" xlink:href="http://www.rodericksmith.plus.com/outlines/manuals/bashdbOutline.html#Info" text:style-name="Internet_20_link" text:visited-style-name="Visited_20_Internet_20_Link">’)</text:a></text:p>
                </table:table-cell>
              </table:table-row>
              <table:table-row>
                <table:table-cell table:style-name="Table215.A1" office:value-type="string">
                  <text:p text:style-name="P15"><text:soft-page-break/></text:p>
                </table:table-cell>
                <table:table-cell table:style-name="Table215.B165" office:value-type="string">
                  <text:p text:style-name="P16"><text:a xlink:type="simple" xlink:href="http://www.rodericksmith.plus.com/outlines/manuals/bashdbOutline.html#index-info-program" text:style-name="Internet_20_link" text:visited-style-name="Visited_20_Internet_20_Link"><text:span text:style-name="Source_20_Text">info program</text:span></text:a></text:p>
                </table:table-cell>
                <table:table-cell table:style-name="Table215.C165" office:value-type="string">
                  <text:p text:style-name="P16"><text:a xlink:type="simple" xlink:href="http://www.rodericksmith.plus.com/outlines/manuals/bashdbOutline.html#Info" text:style-name="Internet_20_link" text:visited-style-name="Visited_20_Internet_20_Link">4.13.1 Showing information about the program being debugged (‘</text:a><text:a xlink:type="simple" xlink:href="http://www.rodericksmith.plus.com/outlines/manuals/bashdbOutline.html#Info" text:style-name="Internet_20_link" text:visited-style-name="Visited_20_Internet_20_Link"><text:span text:style-name="Example">info</text:span></text:a><text:a xlink:type="simple" xlink:href="http://www.rodericksmith.plus.com/outlines/manuals/bashdbOutline.html#Info"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info-signals" text:style-name="Internet_20_link" text:visited-style-name="Visited_20_Internet_20_Link"><text:span text:style-name="Source_20_Text">info signals</text:span></text:a></text:p>
                </table:table-cell>
                <table:table-cell table:style-name="Table215.C165" office:value-type="string">
                  <text:p text:style-name="P16"><text:a xlink:type="simple" xlink:href="http://www.rodericksmith.plus.com/outlines/manuals/bashdbOutline.html#handle" text:style-name="Internet_20_link" text:visited-style-name="Visited_20_Internet_20_Link">4.4.3.1 Intercepting Signals (‘</text:a><text:a xlink:type="simple" xlink:href="http://www.rodericksmith.plus.com/outlines/manuals/bashdbOutline.html#handle" text:style-name="Internet_20_link" text:visited-style-name="Visited_20_Internet_20_Link"><text:span text:style-name="Example">handle</text:span></text:a><text:a xlink:type="simple" xlink:href="http://www.rodericksmith.plus.com/outlines/manuals/bashdbOutline.html#handle" text:style-name="Internet_20_link" text:visited-style-name="Visited_20_Internet_20_Link">’, ‘</text:a><text:a xlink:type="simple" xlink:href="http://www.rodericksmith.plus.com/outlines/manuals/bashdbOutline.html#handle" text:style-name="Internet_20_link" text:visited-style-name="Visited_20_Internet_20_Link"><text:span text:style-name="Example">info handle</text:span></text:a><text:a xlink:type="simple" xlink:href="http://www.rodericksmith.plus.com/outlines/manuals/bashdbOutline.html#handle"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info-signals-1" text:style-name="Internet_20_link" text:visited-style-name="Visited_20_Internet_20_Link"><text:span text:style-name="Source_20_Text">info signals</text:span></text:a></text:p>
                </table:table-cell>
                <table:table-cell table:style-name="Table215.C165" office:value-type="string">
                  <text:p text:style-name="P16"><text:a xlink:type="simple" xlink:href="http://www.rodericksmith.plus.com/outlines/manuals/bashdbOutline.html#Info" text:style-name="Internet_20_link" text:visited-style-name="Visited_20_Internet_20_Link">4.13.1 Showing information about the program being debugged (‘</text:a><text:a xlink:type="simple" xlink:href="http://www.rodericksmith.plus.com/outlines/manuals/bashdbOutline.html#Info" text:style-name="Internet_20_link" text:visited-style-name="Visited_20_Internet_20_Link"><text:span text:style-name="Example">info</text:span></text:a><text:a xlink:type="simple" xlink:href="http://www.rodericksmith.plus.com/outlines/manuals/bashdbOutline.html#Info"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info-source" text:style-name="Internet_20_link" text:visited-style-name="Visited_20_Internet_20_Link"><text:span text:style-name="Source_20_Text">info source</text:span></text:a></text:p>
                </table:table-cell>
                <table:table-cell table:style-name="Table215.C165" office:value-type="string">
                  <text:p text:style-name="P16"><text:a xlink:type="simple" xlink:href="http://www.rodericksmith.plus.com/outlines/manuals/bashdbOutline.html#Info" text:style-name="Internet_20_link" text:visited-style-name="Visited_20_Internet_20_Link">4.13.1 Showing information about the program being debugged (‘</text:a><text:a xlink:type="simple" xlink:href="http://www.rodericksmith.plus.com/outlines/manuals/bashdbOutline.html#Info" text:style-name="Internet_20_link" text:visited-style-name="Visited_20_Internet_20_Link"><text:span text:style-name="Example">info</text:span></text:a><text:a xlink:type="simple" xlink:href="http://www.rodericksmith.plus.com/outlines/manuals/bashdbOutline.html#Info"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info-stack" text:style-name="Internet_20_link" text:visited-style-name="Visited_20_Internet_20_Link"><text:span text:style-name="Source_20_Text">info stack</text:span></text:a></text:p>
                </table:table-cell>
                <table:table-cell table:style-name="Table215.C165" office:value-type="string">
                  <text:p text:style-name="P16"><text:a xlink:type="simple" xlink:href="http://www.rodericksmith.plus.com/outlines/manuals/bashdbOutline.html#Info" text:style-name="Internet_20_link" text:visited-style-name="Visited_20_Internet_20_Link">4.13.1 Showing information about the program being debugged (‘</text:a><text:a xlink:type="simple" xlink:href="http://www.rodericksmith.plus.com/outlines/manuals/bashdbOutline.html#Info" text:style-name="Internet_20_link" text:visited-style-name="Visited_20_Internet_20_Link"><text:span text:style-name="Example">info</text:span></text:a><text:a xlink:type="simple" xlink:href="http://www.rodericksmith.plus.com/outlines/manuals/bashdbOutline.html#Info"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info-terminal" text:style-name="Internet_20_link" text:visited-style-name="Visited_20_Internet_20_Link"><text:span text:style-name="Source_20_Text">info terminal</text:span></text:a></text:p>
                </table:table-cell>
                <table:table-cell table:style-name="Table215.C165" office:value-type="string">
                  <text:p text:style-name="P16"><text:a xlink:type="simple" xlink:href="http://www.rodericksmith.plus.com/outlines/manuals/bashdbOutline.html#Input_002fOutput" text:style-name="Internet_20_link" text:visited-style-name="Visited_20_Internet_20_Link">3.4 Your script’s input and output</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info-terminal-1" text:style-name="Internet_20_link" text:visited-style-name="Visited_20_Internet_20_Link"><text:span text:style-name="Source_20_Text">info terminal</text:span></text:a></text:p>
                </table:table-cell>
                <table:table-cell table:style-name="Table215.C165" office:value-type="string">
                  <text:p text:style-name="P16"><text:a xlink:type="simple" xlink:href="http://www.rodericksmith.plus.com/outlines/manuals/bashdbOutline.html#Info" text:style-name="Internet_20_link" text:visited-style-name="Visited_20_Internet_20_Link">4.13.1 Showing information about the program being debugged (‘</text:a><text:a xlink:type="simple" xlink:href="http://www.rodericksmith.plus.com/outlines/manuals/bashdbOutline.html#Info" text:style-name="Internet_20_link" text:visited-style-name="Visited_20_Internet_20_Link"><text:span text:style-name="Example">info</text:span></text:a><text:a xlink:type="simple" xlink:href="http://www.rodericksmith.plus.com/outlines/manuals/bashdbOutline.html#Info"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info-variables" text:style-name="Internet_20_link" text:visited-style-name="Visited_20_Internet_20_Link"><text:span text:style-name="Source_20_Text">info variables</text:span></text:a></text:p>
                </table:table-cell>
                <table:table-cell table:style-name="Table215.C165" office:value-type="string">
                  <text:p text:style-name="P16"><text:a xlink:type="simple" xlink:href="http://www.rodericksmith.plus.com/outlines/manuals/bashdbOutline.html#Data" text:style-name="Internet_20_link" text:visited-style-name="Visited_20_Internet_20_Link">4.9 Examining Data (‘</text:a><text:a xlink:type="simple" xlink:href="http://www.rodericksmith.plus.com/outlines/manuals/bashdbOutline.html#Data" text:style-name="Internet_20_link" text:visited-style-name="Visited_20_Internet_20_Link"><text:span text:style-name="Example">print</text:span></text:a><text:a xlink:type="simple" xlink:href="http://www.rodericksmith.plus.com/outlines/manuals/bashdbOutline.html#Data" text:style-name="Internet_20_link" text:visited-style-name="Visited_20_Internet_20_Link">’, ‘</text:a><text:a xlink:type="simple" xlink:href="http://www.rodericksmith.plus.com/outlines/manuals/bashdbOutline.html#Data" text:style-name="Internet_20_link" text:visited-style-name="Visited_20_Internet_20_Link"><text:span text:style-name="Example">examine</text:span></text:a><text:a xlink:type="simple" xlink:href="http://www.rodericksmith.plus.com/outlines/manuals/bashdbOutline.html#Data" text:style-name="Internet_20_link" text:visited-style-name="Visited_20_Internet_20_Link">’, ‘</text:a><text:a xlink:type="simple" xlink:href="http://www.rodericksmith.plus.com/outlines/manuals/bashdbOutline.html#Data" text:style-name="Internet_20_link" text:visited-style-name="Visited_20_Internet_20_Link"><text:span text:style-name="Example">info variables</text:span></text:a><text:a xlink:type="simple" xlink:href="http://www.rodericksmith.plus.com/outlines/manuals/bashdbOutline.html#Data"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info-variables-1" text:style-name="Internet_20_link" text:visited-style-name="Visited_20_Internet_20_Link"><text:span text:style-name="Source_20_Text">info variables</text:span></text:a></text:p>
                </table:table-cell>
                <table:table-cell table:style-name="Table215.C165" office:value-type="string">
                  <text:p text:style-name="P16"><text:a xlink:type="simple" xlink:href="http://www.rodericksmith.plus.com/outlines/manuals/bashdbOutline.html#Info" text:style-name="Internet_20_link" text:visited-style-name="Visited_20_Internet_20_Link">4.13.1 Showing information about the program being debugged (‘</text:a><text:a xlink:type="simple" xlink:href="http://www.rodericksmith.plus.com/outlines/manuals/bashdbOutline.html#Info" text:style-name="Internet_20_link" text:visited-style-name="Visited_20_Internet_20_Link"><text:span text:style-name="Example">info</text:span></text:a><text:a xlink:type="simple" xlink:href="http://www.rodericksmith.plus.com/outlines/manuals/bashdbOutline.html#Info" text:style-name="Internet_20_link" text:visited-style-name="Visited_20_Internet_20_Link">’)</text:a></text:p>
                </table:table-cell>
              </table:table-row>
              <table:table-row>
                <table:table-cell table:style-name="Table215.A1" table:number-columns-spanned="3" office:value-type="string">
                  <text:p text:style-name="P12"/>
                </table:table-cell>
                <table:covered-table-cell/>
                <table:covered-table-cell/>
              </table:table-row>
              <table:table-row>
                <table:table-cell table:style-name="Table215.A1" office:value-type="string">
                  <text:p text:style-name="P71"><text:bookmark text:name="Command-Index-1_ky_letter-K"/>K</text:p>
                </table:table-cell>
                <table:table-cell table:style-name="Table215.A1" office:value-type="string">
                  <text:p text:style-name="P15"/>
                </table:table-cell>
                <table:table-cell table:style-name="Table215.A1" office:value-type="string">
                  <text:p text:style-name="P15"/>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k-_0028kill_0029" text:style-name="Internet_20_link" text:visited-style-name="Visited_20_Internet_20_Link"><text:span text:style-name="Source_20_Text">k (kill)</text:span></text:a></text:p>
                </table:table-cell>
                <table:table-cell table:style-name="Table215.C165" office:value-type="string">
                  <text:p text:style-name="P16"><text:a xlink:type="simple" xlink:href="http://www.rodericksmith.plus.com/outlines/manuals/bashdbOutline.html#Quit" text:style-name="Internet_20_link" text:visited-style-name="Visited_20_Internet_20_Link">4.3 Quitting the BASH debugger (‘</text:a><text:a xlink:type="simple" xlink:href="http://www.rodericksmith.plus.com/outlines/manuals/bashdbOutline.html#Quit" text:style-name="Internet_20_link" text:visited-style-name="Visited_20_Internet_20_Link"><text:span text:style-name="Example">quit</text:span></text:a><text:a xlink:type="simple" xlink:href="http://www.rodericksmith.plus.com/outlines/manuals/bashdbOutline.html#Quit" text:style-name="Internet_20_link" text:visited-style-name="Visited_20_Internet_20_Link">’, ‘</text:a><text:a xlink:type="simple" xlink:href="http://www.rodericksmith.plus.com/outlines/manuals/bashdbOutline.html#Quit" text:style-name="Internet_20_link" text:visited-style-name="Visited_20_Internet_20_Link"><text:span text:style-name="Example">kill</text:span></text:a><text:a xlink:type="simple" xlink:href="http://www.rodericksmith.plus.com/outlines/manuals/bashdbOutline.html#Quit" text:style-name="Internet_20_link" text:visited-style-name="Visited_20_Internet_20_Link">’)</text:a></text:p>
                </table:table-cell>
              </table:table-row>
              <table:table-row>
                <table:table-cell table:style-name="Table215.A1" table:number-columns-spanned="3" office:value-type="string">
                  <text:p text:style-name="P12"/>
                </table:table-cell>
                <table:covered-table-cell/>
                <table:covered-table-cell/>
              </table:table-row>
              <table:table-row>
                <table:table-cell table:style-name="Table215.A1" office:value-type="string">
                  <text:p text:style-name="P71"><text:bookmark text:name="Command-Index-1_ky_letter-L"/>L</text:p>
                </table:table-cell>
                <table:table-cell table:style-name="Table215.A1" office:value-type="string">
                  <text:p text:style-name="P15"/>
                </table:table-cell>
                <table:table-cell table:style-name="Table215.A1" office:value-type="string">
                  <text:p text:style-name="P15"/>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l-_0028list_0029" text:style-name="Internet_20_link" text:visited-style-name="Visited_20_Internet_20_Link"><text:span text:style-name="Source_20_Text">l (list)</text:span></text:a></text:p>
                </table:table-cell>
                <table:table-cell table:style-name="Table215.C165" office:value-type="string">
                  <text:p text:style-name="P16"><text:a xlink:type="simple" xlink:href="http://www.rodericksmith.plus.com/outlines/manuals/bashdbOutline.html#List" text:style-name="Internet_20_link" text:visited-style-name="Visited_20_Internet_20_Link">4.6 Examining Source Files (‘</text:a><text:a xlink:type="simple" xlink:href="http://www.rodericksmith.plus.com/outlines/manuals/bashdbOutline.html#List" text:style-name="Internet_20_link" text:visited-style-name="Visited_20_Internet_20_Link"><text:span text:style-name="Example">list</text:span></text:a><text:a xlink:type="simple" xlink:href="http://www.rodericksmith.plus.com/outlines/manuals/bashdbOutline.html#List"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list" text:style-name="Internet_20_link" text:visited-style-name="Visited_20_Internet_20_Link"><text:span text:style-name="Source_20_Text">list</text:span></text:a></text:p>
                </table:table-cell>
                <table:table-cell table:style-name="Table215.C165" office:value-type="string">
                  <text:p text:style-name="P16"><text:a xlink:type="simple" xlink:href="http://www.rodericksmith.plus.com/outlines/manuals/bashdbOutline.html#List" text:style-name="Internet_20_link" text:visited-style-name="Visited_20_Internet_20_Link">4.6 Examining Source Files (‘</text:a><text:a xlink:type="simple" xlink:href="http://www.rodericksmith.plus.com/outlines/manuals/bashdbOutline.html#List" text:style-name="Internet_20_link" text:visited-style-name="Visited_20_Internet_20_Link"><text:span text:style-name="Example">list</text:span></text:a><text:a xlink:type="simple" xlink:href="http://www.rodericksmith.plus.com/outlines/manuals/bashdbOutline.html#List" text:style-name="Internet_20_link" text:visited-style-name="Visited_20_Internet_20_Link">’)</text:a></text:p>
                </table:table-cell>
              </table:table-row>
              <table:table-row>
                <table:table-cell table:style-name="Table215.A1" table:number-columns-spanned="3" office:value-type="string">
                  <text:p text:style-name="P12"/>
                </table:table-cell>
                <table:covered-table-cell/>
                <table:covered-table-cell/>
              </table:table-row>
              <table:table-row>
                <table:table-cell table:style-name="Table215.A1" office:value-type="string">
                  <text:p text:style-name="P71"><text:bookmark text:name="Command-Index-1_ky_letter-N"/>N</text:p>
                </table:table-cell>
                <table:table-cell table:style-name="Table215.A1" office:value-type="string">
                  <text:p text:style-name="P15"/>
                </table:table-cell>
                <table:table-cell table:style-name="Table215.A1" office:value-type="string">
                  <text:p text:style-name="P15"/>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n-_0028next_0029" text:style-name="Internet_20_link" text:visited-style-name="Visited_20_Internet_20_Link"><text:span text:style-name="Source_20_Text">n (next)</text:span></text:a></text:p>
                </table:table-cell>
                <table:table-cell table:style-name="Table215.C165" office:value-type="string">
                  <text:p text:style-name="P16"><text:a xlink:type="simple" xlink:href="http://www.rodericksmith.plus.com/outlines/manuals/bashdbOutline.html#Next" text:style-name="Internet_20_link" text:visited-style-name="Visited_20_Internet_20_Link">4.4.2.2 Next (‘</text:a><text:a xlink:type="simple" xlink:href="http://www.rodericksmith.plus.com/outlines/manuals/bashdbOutline.html#Next" text:style-name="Internet_20_link" text:visited-style-name="Visited_20_Internet_20_Link"><text:span text:style-name="Example">next</text:span></text:a><text:a xlink:type="simple" xlink:href="http://www.rodericksmith.plus.com/outlines/manuals/bashdbOutline.html#Next"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next" text:style-name="Internet_20_link" text:visited-style-name="Visited_20_Internet_20_Link"><text:span text:style-name="Source_20_Text">next</text:span></text:a></text:p>
                </table:table-cell>
                <table:table-cell table:style-name="Table215.C165" office:value-type="string">
                  <text:p text:style-name="P16"><text:a xlink:type="simple" xlink:href="http://www.rodericksmith.plus.com/outlines/manuals/bashdbOutline.html#Next" text:style-name="Internet_20_link" text:visited-style-name="Visited_20_Internet_20_Link">4.4.2.2 Next (‘</text:a><text:a xlink:type="simple" xlink:href="http://www.rodericksmith.plus.com/outlines/manuals/bashdbOutline.html#Next" text:style-name="Internet_20_link" text:visited-style-name="Visited_20_Internet_20_Link"><text:span text:style-name="Example">next</text:span></text:a><text:a xlink:type="simple" xlink:href="http://www.rodericksmith.plus.com/outlines/manuals/bashdbOutline.html#Next" text:style-name="Internet_20_link" text:visited-style-name="Visited_20_Internet_20_Link">’)</text:a></text:p>
                </table:table-cell>
              </table:table-row>
              <table:table-row>
                <table:table-cell table:style-name="Table215.A1" table:number-columns-spanned="3" office:value-type="string">
                  <text:p text:style-name="P12"/>
                </table:table-cell>
                <table:covered-table-cell/>
                <table:covered-table-cell/>
              </table:table-row>
              <table:table-row>
                <table:table-cell table:style-name="Table215.A1" office:value-type="string">
                  <text:p text:style-name="P71"><text:bookmark text:name="Command-Index-1_ky_letter-P"/>P</text:p>
                </table:table-cell>
                <table:table-cell table:style-name="Table215.A1" office:value-type="string">
                  <text:p text:style-name="P15"/>
                </table:table-cell>
                <table:table-cell table:style-name="Table215.A1" office:value-type="string">
                  <text:p text:style-name="P15"/>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p-_0028print_0029" text:style-name="Internet_20_link" text:visited-style-name="Visited_20_Internet_20_Link"><text:span text:style-name="Source_20_Text">p (print)</text:span></text:a></text:p>
                </table:table-cell>
                <table:table-cell table:style-name="Table215.C165" office:value-type="string">
                  <text:p text:style-name="P16"><text:a xlink:type="simple" xlink:href="http://www.rodericksmith.plus.com/outlines/manuals/bashdbOutline.html#Data" text:style-name="Internet_20_link" text:visited-style-name="Visited_20_Internet_20_Link">4.9 Examining Data (‘</text:a><text:a xlink:type="simple" xlink:href="http://www.rodericksmith.plus.com/outlines/manuals/bashdbOutline.html#Data" text:style-name="Internet_20_link" text:visited-style-name="Visited_20_Internet_20_Link"><text:span text:style-name="Example">print</text:span></text:a><text:a xlink:type="simple" xlink:href="http://www.rodericksmith.plus.com/outlines/manuals/bashdbOutline.html#Data" text:style-name="Internet_20_link" text:visited-style-name="Visited_20_Internet_20_Link">’, ‘</text:a><text:a xlink:type="simple" xlink:href="http://www.rodericksmith.plus.com/outlines/manuals/bashdbOutline.html#Data" text:style-name="Internet_20_link" text:visited-style-name="Visited_20_Internet_20_Link"><text:span text:style-name="Example">examine</text:span></text:a><text:a xlink:type="simple" xlink:href="http://www.rodericksmith.plus.com/outlines/manuals/bashdbOutline.html#Data" text:style-name="Internet_20_link" text:visited-style-name="Visited_20_Internet_20_Link">’, ‘</text:a><text:a xlink:type="simple" xlink:href="http://www.rodericksmith.plus.com/outlines/manuals/bashdbOutline.html#Data" text:style-name="Internet_20_link" text:visited-style-name="Visited_20_Internet_20_Link"><text:span text:style-name="Example">info variables</text:span></text:a><text:a xlink:type="simple" xlink:href="http://www.rodericksmith.plus.com/outlines/manuals/bashdbOutline.html#Data"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print" text:style-name="Internet_20_link" text:visited-style-name="Visited_20_Internet_20_Link"><text:span text:style-name="Source_20_Text">print</text:span></text:a></text:p>
                </table:table-cell>
                <table:table-cell table:style-name="Table215.C165" office:value-type="string">
                  <text:p text:style-name="P16"><text:a xlink:type="simple" xlink:href="http://www.rodericksmith.plus.com/outlines/manuals/bashdbOutline.html#Data" text:style-name="Internet_20_link" text:visited-style-name="Visited_20_Internet_20_Link">4.9 Examining Data (‘</text:a><text:a xlink:type="simple" xlink:href="http://www.rodericksmith.plus.com/outlines/manuals/bashdbOutline.html#Data" text:style-name="Internet_20_link" text:visited-style-name="Visited_20_Internet_20_Link"><text:span text:style-name="Example">print</text:span></text:a><text:a xlink:type="simple" xlink:href="http://www.rodericksmith.plus.com/outlines/manuals/bashdbOutline.html#Data" text:style-name="Internet_20_link" text:visited-style-name="Visited_20_Internet_20_Link">’, ‘</text:a><text:a xlink:type="simple" xlink:href="http://www.rodericksmith.plus.com/outlines/manuals/bashdbOutline.html#Data" text:style-name="Internet_20_link" text:visited-style-name="Visited_20_Internet_20_Link"><text:span text:style-name="Example">examine</text:span></text:a><text:a xlink:type="simple" xlink:href="http://www.rodericksmith.plus.com/outlines/manuals/bashdbOutline.html#Data" text:style-name="Internet_20_link" text:visited-style-name="Visited_20_Internet_20_Link">’, ‘</text:a><text:a xlink:type="simple" xlink:href="http://www.rodericksmith.plus.com/outlines/manuals/bashdbOutline.html#Data" text:style-name="Internet_20_link" text:visited-style-name="Visited_20_Internet_20_Link"><text:span text:style-name="Example">info variables</text:span></text:a><text:a xlink:type="simple" xlink:href="http://www.rodericksmith.plus.com/outlines/manuals/bashdbOutline.html#Data"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print-1" text:style-name="Internet_20_link" text:visited-style-name="Visited_20_Internet_20_Link"><text:span text:style-name="Source_20_Text">print</text:span></text:a></text:p>
                </table:table-cell>
                <table:table-cell table:style-name="Table215.C165" office:value-type="string">
                  <text:p text:style-name="P16"><text:a xlink:type="simple" xlink:href="http://www.rodericksmith.plus.com/outlines/manuals/bashdbOutline.html#Data" text:style-name="Internet_20_link" text:visited-style-name="Visited_20_Internet_20_Link">4.9 Examining Data (‘</text:a><text:a xlink:type="simple" xlink:href="http://www.rodericksmith.plus.com/outlines/manuals/bashdbOutline.html#Data" text:style-name="Internet_20_link" text:visited-style-name="Visited_20_Internet_20_Link"><text:span text:style-name="Example">print</text:span></text:a><text:a xlink:type="simple" xlink:href="http://www.rodericksmith.plus.com/outlines/manuals/bashdbOutline.html#Data" text:style-name="Internet_20_link" text:visited-style-name="Visited_20_Internet_20_Link">’, ‘</text:a><text:a xlink:type="simple" xlink:href="http://www.rodericksmith.plus.com/outlines/manuals/bashdbOutline.html#Data" text:style-name="Internet_20_link" text:visited-style-name="Visited_20_Internet_20_Link"><text:span text:style-name="Example">examine</text:span></text:a><text:a xlink:type="simple" xlink:href="http://www.rodericksmith.plus.com/outlines/manuals/bashdbOutline.html#Data" text:style-name="Internet_20_link" text:visited-style-name="Visited_20_Internet_20_Link">’, ‘</text:a><text:a xlink:type="simple" xlink:href="http://www.rodericksmith.plus.com/outlines/manuals/bashdbOutline.html#Data" text:style-name="Internet_20_link" text:visited-style-name="Visited_20_Internet_20_Link"><text:span text:style-name="Example">info variables</text:span></text:a><text:a xlink:type="simple" xlink:href="http://www.rodericksmith.plus.com/outlines/manuals/bashdbOutline.html#Data"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pwd" text:style-name="Internet_20_link" text:visited-style-name="Visited_20_Internet_20_Link"><text:span text:style-name="Source_20_Text">pwd</text:span></text:a></text:p>
                </table:table-cell>
                <table:table-cell table:style-name="Table215.C165" office:value-type="string">
                  <text:p text:style-name="P16"><text:a xlink:type="simple" xlink:href="http://www.rodericksmith.plus.com/outlines/manuals/bashdbOutline.html#Interfacing-to-the-OS" text:style-name="Internet_20_link" text:visited-style-name="Visited_20_Internet_20_Link">4.12 Interfacing to the OS (‘</text:a><text:a xlink:type="simple" xlink:href="http://www.rodericksmith.plus.com/outlines/manuals/bashdbOutline.html#Interfacing-to-the-OS" text:style-name="Internet_20_link" text:visited-style-name="Visited_20_Internet_20_Link"><text:span text:style-name="Example">cd</text:span></text:a><text:a xlink:type="simple" xlink:href="http://www.rodericksmith.plus.com/outlines/manuals/bashdbOutline.html#Interfacing-to-the-OS" text:style-name="Internet_20_link" text:visited-style-name="Visited_20_Internet_20_Link">’, ‘</text:a><text:a xlink:type="simple" xlink:href="http://www.rodericksmith.plus.com/outlines/manuals/bashdbOutline.html#Interfacing-to-the-OS" text:style-name="Internet_20_link" text:visited-style-name="Visited_20_Internet_20_Link"><text:span text:style-name="Example">pwd</text:span></text:a><text:a xlink:type="simple" xlink:href="http://www.rodericksmith.plus.com/outlines/manuals/bashdbOutline.html#Interfacing-to-the-OS" text:style-name="Internet_20_link" text:visited-style-name="Visited_20_Internet_20_Link">’)</text:a></text:p>
                </table:table-cell>
              </table:table-row>
              <table:table-row>
                <table:table-cell table:style-name="Table215.A1" table:number-columns-spanned="3" office:value-type="string">
                  <text:p text:style-name="P12"><text:soft-page-break/></text:p>
                </table:table-cell>
                <table:covered-table-cell/>
                <table:covered-table-cell/>
              </table:table-row>
              <table:table-row>
                <table:table-cell table:style-name="Table215.A1" office:value-type="string">
                  <text:p text:style-name="P71"><text:bookmark text:name="Command-Index-1_ky_letter-Q"/>Q</text:p>
                </table:table-cell>
                <table:table-cell table:style-name="Table215.A1" office:value-type="string">
                  <text:p text:style-name="P15"/>
                </table:table-cell>
                <table:table-cell table:style-name="Table215.A1" office:value-type="string">
                  <text:p text:style-name="P15"/>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q-_0028quit_0029" text:style-name="Internet_20_link" text:visited-style-name="Visited_20_Internet_20_Link"><text:span text:style-name="Source_20_Text">q (quit)</text:span></text:a></text:p>
                </table:table-cell>
                <table:table-cell table:style-name="Table215.C165" office:value-type="string">
                  <text:p text:style-name="P16"><text:a xlink:type="simple" xlink:href="http://www.rodericksmith.plus.com/outlines/manuals/bashdbOutline.html#Quit" text:style-name="Internet_20_link" text:visited-style-name="Visited_20_Internet_20_Link">4.3 Quitting the BASH debugger (‘</text:a><text:a xlink:type="simple" xlink:href="http://www.rodericksmith.plus.com/outlines/manuals/bashdbOutline.html#Quit" text:style-name="Internet_20_link" text:visited-style-name="Visited_20_Internet_20_Link"><text:span text:style-name="Example">quit</text:span></text:a><text:a xlink:type="simple" xlink:href="http://www.rodericksmith.plus.com/outlines/manuals/bashdbOutline.html#Quit" text:style-name="Internet_20_link" text:visited-style-name="Visited_20_Internet_20_Link">’, ‘</text:a><text:a xlink:type="simple" xlink:href="http://www.rodericksmith.plus.com/outlines/manuals/bashdbOutline.html#Quit" text:style-name="Internet_20_link" text:visited-style-name="Visited_20_Internet_20_Link"><text:span text:style-name="Example">kill</text:span></text:a><text:a xlink:type="simple" xlink:href="http://www.rodericksmith.plus.com/outlines/manuals/bashdbOutline.html#Quit"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quit-_005bexpression-_005bsubshell_002dlevels_005d_005d" text:style-name="Internet_20_link" text:visited-style-name="Visited_20_Internet_20_Link"><text:span text:style-name="Source_20_Text">quit [</text:span></text:a><text:a xlink:type="simple" xlink:href="http://www.rodericksmith.plus.com/outlines/manuals/bashdbOutline.html#index-quit-_005bexpression-_005bsubshell_002dlevels_005d_005d" text:style-name="Internet_20_link" text:visited-style-name="Visited_20_Internet_20_Link"><text:span text:style-name="Variable">expression</text:span></text:a><text:a xlink:type="simple" xlink:href="http://www.rodericksmith.plus.com/outlines/manuals/bashdbOutline.html#index-quit-_005bexpression-_005bsubshell_002dlevels_005d_005d" text:style-name="Internet_20_link" text:visited-style-name="Visited_20_Internet_20_Link"><text:span text:style-name="Source_20_Text"> [</text:span></text:a><text:a xlink:type="simple" xlink:href="http://www.rodericksmith.plus.com/outlines/manuals/bashdbOutline.html#index-quit-_005bexpression-_005bsubshell_002dlevels_005d_005d" text:style-name="Internet_20_link" text:visited-style-name="Visited_20_Internet_20_Link"><text:span text:style-name="Variable">subshell-levels</text:span></text:a><text:a xlink:type="simple" xlink:href="http://www.rodericksmith.plus.com/outlines/manuals/bashdbOutline.html#index-quit-_005bexpression-_005bsubshell_002dlevels_005d_005d" text:style-name="Internet_20_link" text:visited-style-name="Visited_20_Internet_20_Link"><text:span text:style-name="Source_20_Text">]]</text:span></text:a></text:p>
                </table:table-cell>
                <table:table-cell table:style-name="Table215.C165" office:value-type="string">
                  <text:p text:style-name="P16"><text:a xlink:type="simple" xlink:href="http://www.rodericksmith.plus.com/outlines/manuals/bashdbOutline.html#Quit" text:style-name="Internet_20_link" text:visited-style-name="Visited_20_Internet_20_Link">4.3 Quitting the BASH debugger (‘</text:a><text:a xlink:type="simple" xlink:href="http://www.rodericksmith.plus.com/outlines/manuals/bashdbOutline.html#Quit" text:style-name="Internet_20_link" text:visited-style-name="Visited_20_Internet_20_Link"><text:span text:style-name="Example">quit</text:span></text:a><text:a xlink:type="simple" xlink:href="http://www.rodericksmith.plus.com/outlines/manuals/bashdbOutline.html#Quit" text:style-name="Internet_20_link" text:visited-style-name="Visited_20_Internet_20_Link">’, ‘</text:a><text:a xlink:type="simple" xlink:href="http://www.rodericksmith.plus.com/outlines/manuals/bashdbOutline.html#Quit" text:style-name="Internet_20_link" text:visited-style-name="Visited_20_Internet_20_Link"><text:span text:style-name="Example">kill</text:span></text:a><text:a xlink:type="simple" xlink:href="http://www.rodericksmith.plus.com/outlines/manuals/bashdbOutline.html#Quit" text:style-name="Internet_20_link" text:visited-style-name="Visited_20_Internet_20_Link">’)</text:a></text:p>
                </table:table-cell>
              </table:table-row>
              <table:table-row>
                <table:table-cell table:style-name="Table215.A1" table:number-columns-spanned="3" office:value-type="string">
                  <text:p text:style-name="P12"/>
                </table:table-cell>
                <table:covered-table-cell/>
                <table:covered-table-cell/>
              </table:table-row>
              <table:table-row>
                <table:table-cell table:style-name="Table215.A1" office:value-type="string">
                  <text:p text:style-name="P71"><text:bookmark text:name="Command-Index-1_ky_letter-R"/>R</text:p>
                </table:table-cell>
                <table:table-cell table:style-name="Table215.A1" office:value-type="string">
                  <text:p text:style-name="P15"/>
                </table:table-cell>
                <table:table-cell table:style-name="Table215.A1" office:value-type="string">
                  <text:p text:style-name="P15"/>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R-_0028restart_0029" text:style-name="Internet_20_link" text:visited-style-name="Visited_20_Internet_20_Link"><text:span text:style-name="Source_20_Text">R (restart)</text:span></text:a></text:p>
                </table:table-cell>
                <table:table-cell table:style-name="Table215.C165" office:value-type="string">
                  <text:p text:style-name="P16"><text:a xlink:type="simple" xlink:href="http://www.rodericksmith.plus.com/outlines/manuals/bashdbOutline.html#Starting" text:style-name="Internet_20_link" text:visited-style-name="Visited_20_Internet_20_Link">3.1 Starting your script</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restart-_005bargs_005d" text:style-name="Internet_20_link" text:visited-style-name="Visited_20_Internet_20_Link"><text:span text:style-name="Source_20_Text">restart [</text:span></text:a><text:a xlink:type="simple" xlink:href="http://www.rodericksmith.plus.com/outlines/manuals/bashdbOutline.html#index-restart-_005bargs_005d" text:style-name="Internet_20_link" text:visited-style-name="Visited_20_Internet_20_Link"><text:span text:style-name="Variable">args</text:span></text:a><text:a xlink:type="simple" xlink:href="http://www.rodericksmith.plus.com/outlines/manuals/bashdbOutline.html#index-restart-_005bargs_005d" text:style-name="Internet_20_link" text:visited-style-name="Visited_20_Internet_20_Link"><text:span text:style-name="Source_20_Text">]</text:span></text:a></text:p>
                </table:table-cell>
                <table:table-cell table:style-name="Table215.C165" office:value-type="string">
                  <text:p text:style-name="P16"><text:a xlink:type="simple" xlink:href="http://www.rodericksmith.plus.com/outlines/manuals/bashdbOutline.html#Starting" text:style-name="Internet_20_link" text:visited-style-name="Visited_20_Internet_20_Link">3.1 Starting your script</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RET-_0028repeat-last-command_0029" text:style-name="Internet_20_link" text:visited-style-name="Visited_20_Internet_20_Link"><text:span text:style-name="Source_20_Text">RET (repeat last command)</text:span></text:a></text:p>
                </table:table-cell>
                <table:table-cell table:style-name="Table215.C165" office:value-type="string">
                  <text:p text:style-name="P16"><text:a xlink:type="simple" xlink:href="http://www.rodericksmith.plus.com/outlines/manuals/bashdbOutline.html#Command-Syntax" text:style-name="Internet_20_link" text:visited-style-name="Visited_20_Internet_20_Link">4.1 Command syntax</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return" text:style-name="Internet_20_link" text:visited-style-name="Visited_20_Internet_20_Link"><text:span text:style-name="Source_20_Text">return</text:span></text:a></text:p>
                </table:table-cell>
                <table:table-cell table:style-name="Table215.C165" office:value-type="string">
                  <text:p text:style-name="P16"><text:a xlink:type="simple" xlink:href="http://www.rodericksmith.plus.com/outlines/manuals/bashdbOutline.html#Returning" text:style-name="Internet_20_link" text:visited-style-name="Visited_20_Internet_20_Link">4.4.2.7 Returning from a function, sourced file, or subshell (‘</text:a><text:a xlink:type="simple" xlink:href="http://www.rodericksmith.plus.com/outlines/manuals/bashdbOutline.html#Returning" text:style-name="Internet_20_link" text:visited-style-name="Visited_20_Internet_20_Link"><text:span text:style-name="Example">return</text:span></text:a><text:a xlink:type="simple" xlink:href="http://www.rodericksmith.plus.com/outlines/manuals/bashdbOutline.html#Returning"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reverse_002dsearch" text:style-name="Internet_20_link" text:visited-style-name="Visited_20_Internet_20_Link"><text:span text:style-name="Source_20_Text">reverse-search</text:span></text:a></text:p>
                </table:table-cell>
                <table:table-cell table:style-name="Table215.C165" office:value-type="string">
                  <text:p text:style-name="P16"><text:a xlink:type="simple" xlink:href="http://www.rodericksmith.plus.com/outlines/manuals/bashdbOutline.html#Search" text:style-name="Internet_20_link" text:visited-style-name="Visited_20_Internet_20_Link">4.8 Searching source files (‘</text:a><text:a xlink:type="simple" xlink:href="http://www.rodericksmith.plus.com/outlines/manuals/bashdbOutline.html#Search" text:style-name="Internet_20_link" text:visited-style-name="Visited_20_Internet_20_Link"><text:span text:style-name="Example">search</text:span></text:a><text:a xlink:type="simple" xlink:href="http://www.rodericksmith.plus.com/outlines/manuals/bashdbOutline.html#Search" text:style-name="Internet_20_link" text:visited-style-name="Visited_20_Internet_20_Link">’, ‘</text:a><text:a xlink:type="simple" xlink:href="http://www.rodericksmith.plus.com/outlines/manuals/bashdbOutline.html#Search" text:style-name="Internet_20_link" text:visited-style-name="Visited_20_Internet_20_Link"><text:span text:style-name="Example">reverse</text:span></text:a><text:a xlink:type="simple" xlink:href="http://www.rodericksmith.plus.com/outlines/manuals/bashdbOutline.html#Search" text:style-name="Internet_20_link" text:visited-style-name="Visited_20_Internet_20_Link">’, ‘</text:a><text:a xlink:type="simple" xlink:href="http://www.rodericksmith.plus.com/outlines/manuals/bashdbOutline.html#Search" text:style-name="Internet_20_link" text:visited-style-name="Visited_20_Internet_20_Link"><text:span text:style-name="Example">/.../</text:span></text:a><text:a xlink:type="simple" xlink:href="http://www.rodericksmith.plus.com/outlines/manuals/bashdbOutline.html#Search" text:style-name="Internet_20_link" text:visited-style-name="Visited_20_Internet_20_Link">’, ‘</text:a><text:a xlink:type="simple" xlink:href="http://www.rodericksmith.plus.com/outlines/manuals/bashdbOutline.html#Search" text:style-name="Internet_20_link" text:visited-style-name="Visited_20_Internet_20_Link"><text:span text:style-name="Example">?..?</text:span></text:a><text:a xlink:type="simple" xlink:href="http://www.rodericksmith.plus.com/outlines/manuals/bashdbOutline.html#Search"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run-_0028restart_0029" text:style-name="Internet_20_link" text:visited-style-name="Visited_20_Internet_20_Link"><text:span text:style-name="Source_20_Text">run (restart)</text:span></text:a></text:p>
                </table:table-cell>
                <table:table-cell table:style-name="Table215.C165" office:value-type="string">
                  <text:p text:style-name="P16"><text:a xlink:type="simple" xlink:href="http://www.rodericksmith.plus.com/outlines/manuals/bashdbOutline.html#Starting" text:style-name="Internet_20_link" text:visited-style-name="Visited_20_Internet_20_Link">3.1 Starting your script</text:a></text:p>
                </table:table-cell>
              </table:table-row>
              <table:table-row>
                <table:table-cell table:style-name="Table215.A1" table:number-columns-spanned="3" office:value-type="string">
                  <text:p text:style-name="P12"/>
                </table:table-cell>
                <table:covered-table-cell/>
                <table:covered-table-cell/>
              </table:table-row>
              <table:table-row>
                <table:table-cell table:style-name="Table215.A1" office:value-type="string">
                  <text:p text:style-name="P71"><text:bookmark text:name="Command-Index-1_ky_letter-S"/>S</text:p>
                </table:table-cell>
                <table:table-cell table:style-name="Table215.A1" office:value-type="string">
                  <text:p text:style-name="P15"/>
                </table:table-cell>
                <table:table-cell table:style-name="Table215.A1" office:value-type="string">
                  <text:p text:style-name="P15"/>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s-_0028step_0029" text:style-name="Internet_20_link" text:visited-style-name="Visited_20_Internet_20_Link"><text:span text:style-name="Source_20_Text">s (step)</text:span></text:a></text:p>
                </table:table-cell>
                <table:table-cell table:style-name="Table215.C165" office:value-type="string">
                  <text:p text:style-name="P16"><text:a xlink:type="simple" xlink:href="http://www.rodericksmith.plus.com/outlines/manuals/bashdbOutline.html#Step" text:style-name="Internet_20_link" text:visited-style-name="Visited_20_Internet_20_Link">4.4.2.1 Step (‘</text:a><text:a xlink:type="simple" xlink:href="http://www.rodericksmith.plus.com/outlines/manuals/bashdbOutline.html#Step" text:style-name="Internet_20_link" text:visited-style-name="Visited_20_Internet_20_Link"><text:span text:style-name="Example">step</text:span></text:a><text:a xlink:type="simple" xlink:href="http://www.rodericksmith.plus.com/outlines/manuals/bashdbOutline.html#Step"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search" text:style-name="Internet_20_link" text:visited-style-name="Visited_20_Internet_20_Link"><text:span text:style-name="Source_20_Text">search</text:span></text:a></text:p>
                </table:table-cell>
                <table:table-cell table:style-name="Table215.C165" office:value-type="string">
                  <text:p text:style-name="P16"><text:a xlink:type="simple" xlink:href="http://www.rodericksmith.plus.com/outlines/manuals/bashdbOutline.html#Search" text:style-name="Internet_20_link" text:visited-style-name="Visited_20_Internet_20_Link">4.8 Searching source files (‘</text:a><text:a xlink:type="simple" xlink:href="http://www.rodericksmith.plus.com/outlines/manuals/bashdbOutline.html#Search" text:style-name="Internet_20_link" text:visited-style-name="Visited_20_Internet_20_Link"><text:span text:style-name="Example">search</text:span></text:a><text:a xlink:type="simple" xlink:href="http://www.rodericksmith.plus.com/outlines/manuals/bashdbOutline.html#Search" text:style-name="Internet_20_link" text:visited-style-name="Visited_20_Internet_20_Link">’, ‘</text:a><text:a xlink:type="simple" xlink:href="http://www.rodericksmith.plus.com/outlines/manuals/bashdbOutline.html#Search" text:style-name="Internet_20_link" text:visited-style-name="Visited_20_Internet_20_Link"><text:span text:style-name="Example">reverse</text:span></text:a><text:a xlink:type="simple" xlink:href="http://www.rodericksmith.plus.com/outlines/manuals/bashdbOutline.html#Search" text:style-name="Internet_20_link" text:visited-style-name="Visited_20_Internet_20_Link">’, ‘</text:a><text:a xlink:type="simple" xlink:href="http://www.rodericksmith.plus.com/outlines/manuals/bashdbOutline.html#Search" text:style-name="Internet_20_link" text:visited-style-name="Visited_20_Internet_20_Link"><text:span text:style-name="Example">/.../</text:span></text:a><text:a xlink:type="simple" xlink:href="http://www.rodericksmith.plus.com/outlines/manuals/bashdbOutline.html#Search" text:style-name="Internet_20_link" text:visited-style-name="Visited_20_Internet_20_Link">’, ‘</text:a><text:a xlink:type="simple" xlink:href="http://www.rodericksmith.plus.com/outlines/manuals/bashdbOutline.html#Search" text:style-name="Internet_20_link" text:visited-style-name="Visited_20_Internet_20_Link"><text:span text:style-name="Example">?..?</text:span></text:a><text:a xlink:type="simple" xlink:href="http://www.rodericksmith.plus.com/outlines/manuals/bashdbOutline.html#Search"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set-annotate" text:style-name="Internet_20_link" text:visited-style-name="Visited_20_Internet_20_Link"><text:span text:style-name="Source_20_Text">set annotate</text:span></text:a></text:p>
                </table:table-cell>
                <table:table-cell table:style-name="Table215.C165" office:value-type="string">
                  <text:p text:style-name="P16"><text:a xlink:type="simple" xlink:href="http://www.rodericksmith.plus.com/outlines/manuals/bashdbOutline.html#Annotate" text:style-name="Internet_20_link" text:visited-style-name="Visited_20_Internet_20_Link">4.14.2 Annotation Level (‘</text:a><text:a xlink:type="simple" xlink:href="http://www.rodericksmith.plus.com/outlines/manuals/bashdbOutline.html#Annotate" text:style-name="Internet_20_link" text:visited-style-name="Visited_20_Internet_20_Link"><text:span text:style-name="Example">set annotate</text:span></text:a><text:a xlink:type="simple" xlink:href="http://www.rodericksmith.plus.com/outlines/manuals/bashdbOutline.html#Annotate"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set-args" text:style-name="Internet_20_link" text:visited-style-name="Visited_20_Internet_20_Link"><text:span text:style-name="Source_20_Text">set args</text:span></text:a></text:p>
                </table:table-cell>
                <table:table-cell table:style-name="Table215.C165" office:value-type="string">
                  <text:p text:style-name="P16"><text:a xlink:type="simple" xlink:href="http://www.rodericksmith.plus.com/outlines/manuals/bashdbOutline.html#Arguments" text:style-name="Internet_20_link" text:visited-style-name="Visited_20_Internet_20_Link">3.3 Your script’s arguments</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set-autoeval-_005b-on-_007c-1-_007c-off-_007c-0-_005d" text:style-name="Internet_20_link" text:visited-style-name="Visited_20_Internet_20_Link"><text:span text:style-name="Source_20_Text">set autoeval [ on | 1 | off | 0 ]</text:span></text:a></text:p>
                </table:table-cell>
                <table:table-cell table:style-name="Table215.C165" office:value-type="string">
                  <text:p text:style-name="P16"><text:a xlink:type="simple" xlink:href="http://www.rodericksmith.plus.com/outlines/manuals/bashdbOutline.html#Autoeval" text:style-name="Internet_20_link" text:visited-style-name="Visited_20_Internet_20_Link">4.14.3 Set/Show auto-eval (‘</text:a><text:a xlink:type="simple" xlink:href="http://www.rodericksmith.plus.com/outlines/manuals/bashdbOutline.html#Autoeval" text:style-name="Internet_20_link" text:visited-style-name="Visited_20_Internet_20_Link"><text:span text:style-name="Example">set autoeval</text:span></text:a><text:a xlink:type="simple" xlink:href="http://www.rodericksmith.plus.com/outlines/manuals/bashdbOutline.html#Autoeval"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set-autolist-_005b-on-_007c-1-_007c-off-_007c-0-_005d" text:style-name="Internet_20_link" text:visited-style-name="Visited_20_Internet_20_Link"><text:span text:style-name="Source_20_Text">set autolist [ on | 1 | off | 0 ]</text:span></text:a></text:p>
                </table:table-cell>
                <table:table-cell table:style-name="Table215.C165" office:value-type="string">
                  <text:p text:style-name="P16"><text:a xlink:type="simple" xlink:href="http://www.rodericksmith.plus.com/outlines/manuals/bashdbOutline.html#Autolist" text:style-name="Internet_20_link" text:visited-style-name="Visited_20_Internet_20_Link">4.14.4 Set/Show listing on stop (‘</text:a><text:a xlink:type="simple" xlink:href="http://www.rodericksmith.plus.com/outlines/manuals/bashdbOutline.html#Autolist" text:style-name="Internet_20_link" text:visited-style-name="Visited_20_Internet_20_Link"><text:span text:style-name="Example">set autolist</text:span></text:a><text:a xlink:type="simple" xlink:href="http://www.rodericksmith.plus.com/outlines/manuals/bashdbOutline.html#Autolist"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set-basename" text:style-name="Internet_20_link" text:visited-style-name="Visited_20_Internet_20_Link"><text:span text:style-name="Source_20_Text">set basename</text:span></text:a></text:p>
                </table:table-cell>
                <table:table-cell table:style-name="Table215.C165" office:value-type="string">
                  <text:p text:style-name="P16"><text:a xlink:type="simple" xlink:href="http://www.rodericksmith.plus.com/outlines/manuals/bashdbOutline.html#Basename" text:style-name="Internet_20_link" text:visited-style-name="Visited_20_Internet_20_Link">4.14.5 File basename (‘</text:a><text:a xlink:type="simple" xlink:href="http://www.rodericksmith.plus.com/outlines/manuals/bashdbOutline.html#Basename" text:style-name="Internet_20_link" text:visited-style-name="Visited_20_Internet_20_Link"><text:span text:style-name="Example">set basename</text:span></text:a><text:a xlink:type="simple" xlink:href="http://www.rodericksmith.plus.com/outlines/manuals/bashdbOutline.html#Basename"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set-debugger" text:style-name="Internet_20_link" text:visited-style-name="Visited_20_Internet_20_Link"><text:span text:style-name="Source_20_Text">set debugger</text:span></text:a></text:p>
                </table:table-cell>
                <table:table-cell table:style-name="Table215.C165" office:value-type="string">
                  <text:p text:style-name="P16"><text:a xlink:type="simple" xlink:href="http://www.rodericksmith.plus.com/outlines/manuals/bashdbOutline.html#Debugger" text:style-name="Internet_20_link" text:visited-style-name="Visited_20_Internet_20_Link">4.14.6 Allow Debugging the debugger (‘</text:a><text:a xlink:type="simple" xlink:href="http://www.rodericksmith.plus.com/outlines/manuals/bashdbOutline.html#Debugger" text:style-name="Internet_20_link" text:visited-style-name="Visited_20_Internet_20_Link"><text:span text:style-name="Example">set debugger</text:span></text:a><text:a xlink:type="simple" xlink:href="http://www.rodericksmith.plus.com/outlines/manuals/bashdbOutline.html#Debugger"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set-editing" text:style-name="Internet_20_link" text:visited-style-name="Visited_20_Internet_20_Link"><text:span text:style-name="Source_20_Text">set editing</text:span></text:a></text:p>
                </table:table-cell>
                <table:table-cell table:style-name="Table215.C165" office:value-type="string">
                  <text:p text:style-name="P16"><text:a xlink:type="simple" xlink:href="http://www.rodericksmith.plus.com/outlines/manuals/bashdbOutline.html#Editing" text:style-name="Internet_20_link" text:visited-style-name="Visited_20_Internet_20_Link">4.14.11 Command editing (‘</text:a><text:a xlink:type="simple" xlink:href="http://www.rodericksmith.plus.com/outlines/manuals/bashdbOutline.html#Editing" text:style-name="Internet_20_link" text:visited-style-name="Visited_20_Internet_20_Link"><text:span text:style-name="Example">set editing</text:span></text:a><text:a xlink:type="simple" xlink:href="http://www.rodericksmith.plus.com/outlines/manuals/bashdbOutline.html#Editing" text:style-name="Internet_20_link" text:visited-style-name="Visited_20_Internet_20_Link">’, ‘</text:a><text:a xlink:type="simple" xlink:href="http://www.rodericksmith.plus.com/outlines/manuals/bashdbOutline.html#Editing" text:style-name="Internet_20_link" text:visited-style-name="Visited_20_Internet_20_Link"><text:span text:style-name="Example">show editing</text:span></text:a><text:a xlink:type="simple" xlink:href="http://www.rodericksmith.plus.com/outlines/manuals/bashdbOutline.html#Editing"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set-history-save" text:style-name="Internet_20_link" text:visited-style-name="Visited_20_Internet_20_Link"><text:span text:style-name="Source_20_Text">set history save</text:span></text:a></text:p>
                </table:table-cell>
                <table:table-cell table:style-name="Table215.C165" office:value-type="string">
                  <text:p text:style-name="P16"><text:a xlink:type="simple" xlink:href="http://www.rodericksmith.plus.com/outlines/manuals/bashdbOutline.html#History" text:style-name="Internet_20_link" text:visited-style-name="Visited_20_Internet_20_Link">4.14.14 Command history (‘</text:a><text:a xlink:type="simple" xlink:href="http://www.rodericksmith.plus.com/outlines/manuals/bashdbOutline.html#History" text:style-name="Internet_20_link" text:visited-style-name="Visited_20_Internet_20_Link"><text:span text:style-name="Example">H</text:span></text:a><text:a xlink:type="simple" xlink:href="http://www.rodericksmith.plus.com/outlines/manuals/bashdbOutline.html#History" text:style-name="Internet_20_link" text:visited-style-name="Visited_20_Internet_20_Link">’, ‘</text:a><text:a xlink:type="simple" xlink:href="http://www.rodericksmith.plus.com/outlines/manuals/bashdbOutline.html#History" text:style-name="Internet_20_link" text:visited-style-name="Visited_20_Internet_20_Link"><text:span text:style-name="Example">history</text:span></text:a><text:a xlink:type="simple" xlink:href="http://www.rodericksmith.plus.com/outlines/manuals/bashdbOutline.html#History" text:style-name="Internet_20_link" text:visited-style-name="Visited_20_Internet_20_Link">’, ‘</text:a><text:a xlink:type="simple" xlink:href="http://www.rodericksmith.plus.com/outlines/manuals/bashdbOutline.html#History" text:style-name="Internet_20_link" text:visited-style-name="Visited_20_Internet_20_Link"><text:span text:style-name="Example">!</text:span></text:a><text:a xlink:type="simple" xlink:href="http://www.rodericksmith.plus.com/outlines/manuals/bashdbOutline.html#History"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set-history-size" text:style-name="Internet_20_link" text:visited-style-name="Visited_20_Internet_20_Link"><text:span text:style-name="Source_20_Text">set history size</text:span></text:a></text:p>
                </table:table-cell>
                <table:table-cell table:style-name="Table215.C165" office:value-type="string">
                  <text:p text:style-name="P16"><text:a xlink:type="simple" xlink:href="http://www.rodericksmith.plus.com/outlines/manuals/bashdbOutline.html#History" text:style-name="Internet_20_link" text:visited-style-name="Visited_20_Internet_20_Link">4.14.14 Command history (‘</text:a><text:a xlink:type="simple" xlink:href="http://www.rodericksmith.plus.com/outlines/manuals/bashdbOutline.html#History" text:style-name="Internet_20_link" text:visited-style-name="Visited_20_Internet_20_Link"><text:span text:style-name="Example">H</text:span></text:a><text:a xlink:type="simple" xlink:href="http://www.rodericksmith.plus.com/outlines/manuals/bashdbOutline.html#History" text:style-name="Internet_20_link" text:visited-style-name="Visited_20_Internet_20_Link">’, ‘</text:a><text:a xlink:type="simple" xlink:href="http://www.rodericksmith.plus.com/outlines/manuals/bashdbOutline.html#History" text:style-name="Internet_20_link" text:visited-style-name="Visited_20_Internet_20_Link"><text:span text:style-name="Example">history</text:span></text:a><text:a xlink:type="simple" xlink:href="http://www.rodericksmith.plus.com/outlines/manuals/bashdbOutline.html#History" text:style-name="Internet_20_link" text:visited-style-name="Visited_20_Internet_20_Link">’, ‘</text:a><text:a xlink:type="simple" xlink:href="http://www.rodericksmith.plus.com/outlines/manuals/bashdbOutline.html#History" text:style-name="Internet_20_link" text:visited-style-name="Visited_20_Internet_20_Link"><text:span text:style-name="Example">!</text:span></text:a><text:a xlink:type="simple" xlink:href="http://www.rodericksmith.plus.com/outlines/manuals/bashdbOutline.html#History"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set-linetrace" text:style-name="Internet_20_link" text:visited-style-name="Visited_20_Internet_20_Link"><text:span text:style-name="Source_20_Text">set linetrace</text:span></text:a></text:p>
                </table:table-cell>
                <table:table-cell table:style-name="Table215.C165" office:value-type="string">
                  <text:p text:style-name="P16"><text:a xlink:type="simple" xlink:href="http://www.rodericksmith.plus.com/outlines/manuals/bashdbOutline.html#Line-Tracing" text:style-name="Internet_20_link" text:visited-style-name="Visited_20_Internet_20_Link">4.14.8 Show position information as statements are executed (‘</text:a><text:a xlink:type="simple" xlink:href="http://www.rodericksmith.plus.com/outlines/manuals/bashdbOutline.html#Line-Tracing" text:style-name="Internet_20_link" text:visited-style-name="Visited_20_Internet_20_Link"><text:span text:style-name="Example">set linetrace</text:span></text:a><text:a xlink:type="simple" xlink:href="http://www.rodericksmith.plus.com/outlines/manuals/bashdbOutline.html#Line-Tracing" text:style-name="Internet_20_link" text:visited-style-name="Visited_20_Internet_20_Link">’)</text:a></text:p>
                </table:table-cell>
              </table:table-row>
              <table:table-row>
                <table:table-cell table:style-name="Table215.A1" office:value-type="string">
                  <text:p text:style-name="P15"><text:soft-page-break/></text:p>
                </table:table-cell>
                <table:table-cell table:style-name="Table215.B165" office:value-type="string">
                  <text:p text:style-name="P16"><text:a xlink:type="simple" xlink:href="http://www.rodericksmith.plus.com/outlines/manuals/bashdbOutline.html#index-set-listsize" text:style-name="Internet_20_link" text:visited-style-name="Visited_20_Internet_20_Link"><text:span text:style-name="Source_20_Text">set listsize</text:span></text:a></text:p>
                </table:table-cell>
                <table:table-cell table:style-name="Table215.C165" office:value-type="string">
                  <text:p text:style-name="P16"><text:a xlink:type="simple" xlink:href="http://www.rodericksmith.plus.com/outlines/manuals/bashdbOutline.html#List" text:style-name="Internet_20_link" text:visited-style-name="Visited_20_Internet_20_Link">4.6 Examining Source Files (‘</text:a><text:a xlink:type="simple" xlink:href="http://www.rodericksmith.plus.com/outlines/manuals/bashdbOutline.html#List" text:style-name="Internet_20_link" text:visited-style-name="Visited_20_Internet_20_Link"><text:span text:style-name="Example">list</text:span></text:a><text:a xlink:type="simple" xlink:href="http://www.rodericksmith.plus.com/outlines/manuals/bashdbOutline.html#List"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set-logging" text:style-name="Internet_20_link" text:visited-style-name="Visited_20_Internet_20_Link"><text:span text:style-name="Source_20_Text">set logging</text:span></text:a></text:p>
                </table:table-cell>
                <table:table-cell table:style-name="Table215.C165" office:value-type="string">
                  <text:p text:style-name="P16"><text:a xlink:type="simple" xlink:href="http://www.rodericksmith.plus.com/outlines/manuals/bashdbOutline.html#Logging" text:style-name="Internet_20_link" text:visited-style-name="Visited_20_Internet_20_Link">4.14.9 Logging output (‘</text:a><text:a xlink:type="simple" xlink:href="http://www.rodericksmith.plus.com/outlines/manuals/bashdbOutline.html#Logging" text:style-name="Internet_20_link" text:visited-style-name="Visited_20_Internet_20_Link"><text:span text:style-name="Example">set logging</text:span></text:a><text:a xlink:type="simple" xlink:href="http://www.rodericksmith.plus.com/outlines/manuals/bashdbOutline.html#Logging" text:style-name="Internet_20_link" text:visited-style-name="Visited_20_Internet_20_Link">’, ‘</text:a><text:a xlink:type="simple" xlink:href="http://www.rodericksmith.plus.com/outlines/manuals/bashdbOutline.html#Logging" text:style-name="Internet_20_link" text:visited-style-name="Visited_20_Internet_20_Link"><text:span text:style-name="Example">set logging file</text:span></text:a><text:a xlink:type="simple" xlink:href="http://www.rodericksmith.plus.com/outlines/manuals/bashdbOutline.html#Logging"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set-prompt" text:style-name="Internet_20_link" text:visited-style-name="Visited_20_Internet_20_Link"><text:span text:style-name="Source_20_Text">set prompt</text:span></text:a></text:p>
                </table:table-cell>
                <table:table-cell table:style-name="Table215.C165" office:value-type="string">
                  <text:p text:style-name="P16"><text:a xlink:type="simple" xlink:href="http://www.rodericksmith.plus.com/outlines/manuals/bashdbOutline.html#Prompt" text:style-name="Internet_20_link" text:visited-style-name="Visited_20_Internet_20_Link">4.14.10 Prompt (‘</text:a><text:a xlink:type="simple" xlink:href="http://www.rodericksmith.plus.com/outlines/manuals/bashdbOutline.html#Prompt" text:style-name="Internet_20_link" text:visited-style-name="Visited_20_Internet_20_Link"><text:span text:style-name="Example">set prompt</text:span></text:a><text:a xlink:type="simple" xlink:href="http://www.rodericksmith.plus.com/outlines/manuals/bashdbOutline.html#Prompt" text:style-name="Internet_20_link" text:visited-style-name="Visited_20_Internet_20_Link">’, ‘</text:a><text:a xlink:type="simple" xlink:href="http://www.rodericksmith.plus.com/outlines/manuals/bashdbOutline.html#Prompt" text:style-name="Internet_20_link" text:visited-style-name="Visited_20_Internet_20_Link"><text:span text:style-name="Example">show prompt</text:span></text:a><text:a xlink:type="simple" xlink:href="http://www.rodericksmith.plus.com/outlines/manuals/bashdbOutline.html#Prompt"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set-showcommand" text:style-name="Internet_20_link" text:visited-style-name="Visited_20_Internet_20_Link"><text:span text:style-name="Source_20_Text">set showcommand</text:span></text:a></text:p>
                </table:table-cell>
                <table:table-cell table:style-name="Table215.C165" office:value-type="string">
                  <text:p text:style-name="P16"><text:a xlink:type="simple" xlink:href="http://www.rodericksmith.plus.com/outlines/manuals/bashdbOutline.html#Command-Display" text:style-name="Internet_20_link" text:visited-style-name="Visited_20_Internet_20_Link">4.14.13 Command Display (‘</text:a><text:a xlink:type="simple" xlink:href="http://www.rodericksmith.plus.com/outlines/manuals/bashdbOutline.html#Command-Display" text:style-name="Internet_20_link" text:visited-style-name="Visited_20_Internet_20_Link"><text:span text:style-name="Example">set showcommand</text:span></text:a><text:a xlink:type="simple" xlink:href="http://www.rodericksmith.plus.com/outlines/manuals/bashdbOutline.html#Command-Display"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set-trace_002dcommands" text:style-name="Internet_20_link" text:visited-style-name="Visited_20_Internet_20_Link"><text:span text:style-name="Source_20_Text">set trace-commands</text:span></text:a></text:p>
                </table:table-cell>
                <table:table-cell table:style-name="Table215.C165" office:value-type="string">
                  <text:p text:style-name="P16"><text:a xlink:type="simple" xlink:href="http://www.rodericksmith.plus.com/outlines/manuals/bashdbOutline.html#Command_002dTracing" text:style-name="Internet_20_link" text:visited-style-name="Visited_20_Internet_20_Link">4.14.12 Debugger Commands Tracing (‘</text:a><text:a xlink:type="simple" xlink:href="http://www.rodericksmith.plus.com/outlines/manuals/bashdbOutline.html#Command_002dTracing" text:style-name="Internet_20_link" text:visited-style-name="Visited_20_Internet_20_Link"><text:span text:style-name="Example">set trace-commands</text:span></text:a><text:a xlink:type="simple" xlink:href="http://www.rodericksmith.plus.com/outlines/manuals/bashdbOutline.html#Command_002dTracing" text:style-name="Internet_20_link" text:visited-style-name="Visited_20_Internet_20_Link">’, ‘</text:a><text:a xlink:type="simple" xlink:href="http://www.rodericksmith.plus.com/outlines/manuals/bashdbOutline.html#Command_002dTracing" text:style-name="Internet_20_link" text:visited-style-name="Visited_20_Internet_20_Link"><text:span text:style-name="Example">show trace-commands</text:span></text:a><text:a xlink:type="simple" xlink:href="http://www.rodericksmith.plus.com/outlines/manuals/bashdbOutline.html#Command_002dTracing"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shell-_0028shell_0029" text:style-name="Internet_20_link" text:visited-style-name="Visited_20_Internet_20_Link"><text:span text:style-name="Source_20_Text">shell (shell)</text:span></text:a></text:p>
                </table:table-cell>
                <table:table-cell table:style-name="Table215.C165" office:value-type="string">
                  <text:p text:style-name="P16"><text:a xlink:type="simple" xlink:href="http://www.rodericksmith.plus.com/outlines/manuals/bashdbOutline.html#Evaluation_002fExecution" text:style-name="Internet_20_link" text:visited-style-name="Visited_20_Internet_20_Link">4.11 Running Arbitrary BASH and Shell commands (‘</text:a><text:a xlink:type="simple" xlink:href="http://www.rodericksmith.plus.com/outlines/manuals/bashdbOutline.html#Evaluation_002fExecution" text:style-name="Internet_20_link" text:visited-style-name="Visited_20_Internet_20_Link"><text:span text:style-name="Example">eval</text:span></text:a><text:a xlink:type="simple" xlink:href="http://www.rodericksmith.plus.com/outlines/manuals/bashdbOutline.html#Evaluation_002fExecution" text:style-name="Internet_20_link" text:visited-style-name="Visited_20_Internet_20_Link">’, ‘</text:a><text:a xlink:type="simple" xlink:href="http://www.rodericksmith.plus.com/outlines/manuals/bashdbOutline.html#Evaluation_002fExecution" text:style-name="Internet_20_link" text:visited-style-name="Visited_20_Internet_20_Link"><text:span text:style-name="Example">shell</text:span></text:a><text:a xlink:type="simple" xlink:href="http://www.rodericksmith.plus.com/outlines/manuals/bashdbOutline.html#Evaluation_002fExecution"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show-args" text:style-name="Internet_20_link" text:visited-style-name="Visited_20_Internet_20_Link"><text:span text:style-name="Source_20_Text">show args</text:span></text:a></text:p>
                </table:table-cell>
                <table:table-cell table:style-name="Table215.C165" office:value-type="string">
                  <text:p text:style-name="P16"><text:a xlink:type="simple" xlink:href="http://www.rodericksmith.plus.com/outlines/manuals/bashdbOutline.html#Arguments" text:style-name="Internet_20_link" text:visited-style-name="Visited_20_Internet_20_Link">3.3 Your script’s arguments</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show-autoeval" text:style-name="Internet_20_link" text:visited-style-name="Visited_20_Internet_20_Link"><text:span text:style-name="Source_20_Text">show autoeval</text:span></text:a></text:p>
                </table:table-cell>
                <table:table-cell table:style-name="Table215.C165" office:value-type="string">
                  <text:p text:style-name="P16"><text:a xlink:type="simple" xlink:href="http://www.rodericksmith.plus.com/outlines/manuals/bashdbOutline.html#Autoeval" text:style-name="Internet_20_link" text:visited-style-name="Visited_20_Internet_20_Link">4.14.3 Set/Show auto-eval (‘</text:a><text:a xlink:type="simple" xlink:href="http://www.rodericksmith.plus.com/outlines/manuals/bashdbOutline.html#Autoeval" text:style-name="Internet_20_link" text:visited-style-name="Visited_20_Internet_20_Link"><text:span text:style-name="Example">set autoeval</text:span></text:a><text:a xlink:type="simple" xlink:href="http://www.rodericksmith.plus.com/outlines/manuals/bashdbOutline.html#Autoeval"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show-copying" text:style-name="Internet_20_link" text:visited-style-name="Visited_20_Internet_20_Link"><text:span text:style-name="Source_20_Text">show copying</text:span></text:a></text:p>
                </table:table-cell>
                <table:table-cell table:style-name="Table215.C165" office:value-type="string">
                  <text:p text:style-name="P16"><text:a xlink:type="simple" xlink:href="http://www.rodericksmith.plus.com/outlines/manuals/bashdbOutline.html#Show" text:style-name="Internet_20_link" text:visited-style-name="Visited_20_Internet_20_Link">4.13.2 Show information about the debugger (‘</text:a><text:a xlink:type="simple" xlink:href="http://www.rodericksmith.plus.com/outlines/manuals/bashdbOutline.html#Show" text:style-name="Internet_20_link" text:visited-style-name="Visited_20_Internet_20_Link"><text:span text:style-name="Example">show</text:span></text:a><text:a xlink:type="simple" xlink:href="http://www.rodericksmith.plus.com/outlines/manuals/bashdbOutline.html#Show"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show-editing" text:style-name="Internet_20_link" text:visited-style-name="Visited_20_Internet_20_Link"><text:span text:style-name="Source_20_Text">show editing</text:span></text:a></text:p>
                </table:table-cell>
                <table:table-cell table:style-name="Table215.C165" office:value-type="string">
                  <text:p text:style-name="P16"><text:a xlink:type="simple" xlink:href="http://www.rodericksmith.plus.com/outlines/manuals/bashdbOutline.html#Editing" text:style-name="Internet_20_link" text:visited-style-name="Visited_20_Internet_20_Link">4.14.11 Command editing (‘</text:a><text:a xlink:type="simple" xlink:href="http://www.rodericksmith.plus.com/outlines/manuals/bashdbOutline.html#Editing" text:style-name="Internet_20_link" text:visited-style-name="Visited_20_Internet_20_Link"><text:span text:style-name="Example">set editing</text:span></text:a><text:a xlink:type="simple" xlink:href="http://www.rodericksmith.plus.com/outlines/manuals/bashdbOutline.html#Editing" text:style-name="Internet_20_link" text:visited-style-name="Visited_20_Internet_20_Link">’, ‘</text:a><text:a xlink:type="simple" xlink:href="http://www.rodericksmith.plus.com/outlines/manuals/bashdbOutline.html#Editing" text:style-name="Internet_20_link" text:visited-style-name="Visited_20_Internet_20_Link"><text:span text:style-name="Example">show editing</text:span></text:a><text:a xlink:type="simple" xlink:href="http://www.rodericksmith.plus.com/outlines/manuals/bashdbOutline.html#Editing"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show-history" text:style-name="Internet_20_link" text:visited-style-name="Visited_20_Internet_20_Link"><text:span text:style-name="Source_20_Text">show history</text:span></text:a></text:p>
                </table:table-cell>
                <table:table-cell table:style-name="Table215.C165" office:value-type="string">
                  <text:p text:style-name="P16"><text:a xlink:type="simple" xlink:href="http://www.rodericksmith.plus.com/outlines/manuals/bashdbOutline.html#History" text:style-name="Internet_20_link" text:visited-style-name="Visited_20_Internet_20_Link">4.14.14 Command history (‘</text:a><text:a xlink:type="simple" xlink:href="http://www.rodericksmith.plus.com/outlines/manuals/bashdbOutline.html#History" text:style-name="Internet_20_link" text:visited-style-name="Visited_20_Internet_20_Link"><text:span text:style-name="Example">H</text:span></text:a><text:a xlink:type="simple" xlink:href="http://www.rodericksmith.plus.com/outlines/manuals/bashdbOutline.html#History" text:style-name="Internet_20_link" text:visited-style-name="Visited_20_Internet_20_Link">’, ‘</text:a><text:a xlink:type="simple" xlink:href="http://www.rodericksmith.plus.com/outlines/manuals/bashdbOutline.html#History" text:style-name="Internet_20_link" text:visited-style-name="Visited_20_Internet_20_Link"><text:span text:style-name="Example">history</text:span></text:a><text:a xlink:type="simple" xlink:href="http://www.rodericksmith.plus.com/outlines/manuals/bashdbOutline.html#History" text:style-name="Internet_20_link" text:visited-style-name="Visited_20_Internet_20_Link">’, ‘</text:a><text:a xlink:type="simple" xlink:href="http://www.rodericksmith.plus.com/outlines/manuals/bashdbOutline.html#History" text:style-name="Internet_20_link" text:visited-style-name="Visited_20_Internet_20_Link"><text:span text:style-name="Example">!</text:span></text:a><text:a xlink:type="simple" xlink:href="http://www.rodericksmith.plus.com/outlines/manuals/bashdbOutline.html#History"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show-listsize" text:style-name="Internet_20_link" text:visited-style-name="Visited_20_Internet_20_Link"><text:span text:style-name="Source_20_Text">show listsize</text:span></text:a></text:p>
                </table:table-cell>
                <table:table-cell table:style-name="Table215.C165" office:value-type="string">
                  <text:p text:style-name="P16"><text:a xlink:type="simple" xlink:href="http://www.rodericksmith.plus.com/outlines/manuals/bashdbOutline.html#List" text:style-name="Internet_20_link" text:visited-style-name="Visited_20_Internet_20_Link">4.6 Examining Source Files (‘</text:a><text:a xlink:type="simple" xlink:href="http://www.rodericksmith.plus.com/outlines/manuals/bashdbOutline.html#List" text:style-name="Internet_20_link" text:visited-style-name="Visited_20_Internet_20_Link"><text:span text:style-name="Example">list</text:span></text:a><text:a xlink:type="simple" xlink:href="http://www.rodericksmith.plus.com/outlines/manuals/bashdbOutline.html#List"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show-prompt" text:style-name="Internet_20_link" text:visited-style-name="Visited_20_Internet_20_Link"><text:span text:style-name="Source_20_Text">show prompt</text:span></text:a></text:p>
                </table:table-cell>
                <table:table-cell table:style-name="Table215.C165" office:value-type="string">
                  <text:p text:style-name="P16"><text:a xlink:type="simple" xlink:href="http://www.rodericksmith.plus.com/outlines/manuals/bashdbOutline.html#Prompt" text:style-name="Internet_20_link" text:visited-style-name="Visited_20_Internet_20_Link">4.14.10 Prompt (‘</text:a><text:a xlink:type="simple" xlink:href="http://www.rodericksmith.plus.com/outlines/manuals/bashdbOutline.html#Prompt" text:style-name="Internet_20_link" text:visited-style-name="Visited_20_Internet_20_Link"><text:span text:style-name="Example">set prompt</text:span></text:a><text:a xlink:type="simple" xlink:href="http://www.rodericksmith.plus.com/outlines/manuals/bashdbOutline.html#Prompt" text:style-name="Internet_20_link" text:visited-style-name="Visited_20_Internet_20_Link">’, ‘</text:a><text:a xlink:type="simple" xlink:href="http://www.rodericksmith.plus.com/outlines/manuals/bashdbOutline.html#Prompt" text:style-name="Internet_20_link" text:visited-style-name="Visited_20_Internet_20_Link"><text:span text:style-name="Example">show prompt</text:span></text:a><text:a xlink:type="simple" xlink:href="http://www.rodericksmith.plus.com/outlines/manuals/bashdbOutline.html#Prompt"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show-version" text:style-name="Internet_20_link" text:visited-style-name="Visited_20_Internet_20_Link"><text:span text:style-name="Source_20_Text">show version</text:span></text:a></text:p>
                </table:table-cell>
                <table:table-cell table:style-name="Table215.C165" office:value-type="string">
                  <text:p text:style-name="P16"><text:a xlink:type="simple" xlink:href="http://www.rodericksmith.plus.com/outlines/manuals/bashdbOutline.html#Show" text:style-name="Internet_20_link" text:visited-style-name="Visited_20_Internet_20_Link">4.13.2 Show information about the debugger (‘</text:a><text:a xlink:type="simple" xlink:href="http://www.rodericksmith.plus.com/outlines/manuals/bashdbOutline.html#Show" text:style-name="Internet_20_link" text:visited-style-name="Visited_20_Internet_20_Link"><text:span text:style-name="Example">show</text:span></text:a><text:a xlink:type="simple" xlink:href="http://www.rodericksmith.plus.com/outlines/manuals/bashdbOutline.html#Show"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show-warranty" text:style-name="Internet_20_link" text:visited-style-name="Visited_20_Internet_20_Link"><text:span text:style-name="Source_20_Text">show warranty</text:span></text:a></text:p>
                </table:table-cell>
                <table:table-cell table:style-name="Table215.C165" office:value-type="string">
                  <text:p text:style-name="P16"><text:a xlink:type="simple" xlink:href="http://www.rodericksmith.plus.com/outlines/manuals/bashdbOutline.html#Show" text:style-name="Internet_20_link" text:visited-style-name="Visited_20_Internet_20_Link">4.13.2 Show information about the debugger (‘</text:a><text:a xlink:type="simple" xlink:href="http://www.rodericksmith.plus.com/outlines/manuals/bashdbOutline.html#Show" text:style-name="Internet_20_link" text:visited-style-name="Visited_20_Internet_20_Link"><text:span text:style-name="Example">show</text:span></text:a><text:a xlink:type="simple" xlink:href="http://www.rodericksmith.plus.com/outlines/manuals/bashdbOutline.html#Show"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shows" text:style-name="Internet_20_link" text:visited-style-name="Visited_20_Internet_20_Link"><text:span text:style-name="Source_20_Text">shows</text:span></text:a></text:p>
                </table:table-cell>
                <table:table-cell table:style-name="Table215.C165" office:value-type="string">
                  <text:p text:style-name="P16"><text:a xlink:type="simple" xlink:href="http://www.rodericksmith.plus.com/outlines/manuals/bashdbOutline.html#History" text:style-name="Internet_20_link" text:visited-style-name="Visited_20_Internet_20_Link">4.14.14 Command history (‘</text:a><text:a xlink:type="simple" xlink:href="http://www.rodericksmith.plus.com/outlines/manuals/bashdbOutline.html#History" text:style-name="Internet_20_link" text:visited-style-name="Visited_20_Internet_20_Link"><text:span text:style-name="Example">H</text:span></text:a><text:a xlink:type="simple" xlink:href="http://www.rodericksmith.plus.com/outlines/manuals/bashdbOutline.html#History" text:style-name="Internet_20_link" text:visited-style-name="Visited_20_Internet_20_Link">’, ‘</text:a><text:a xlink:type="simple" xlink:href="http://www.rodericksmith.plus.com/outlines/manuals/bashdbOutline.html#History" text:style-name="Internet_20_link" text:visited-style-name="Visited_20_Internet_20_Link"><text:span text:style-name="Example">history</text:span></text:a><text:a xlink:type="simple" xlink:href="http://www.rodericksmith.plus.com/outlines/manuals/bashdbOutline.html#History" text:style-name="Internet_20_link" text:visited-style-name="Visited_20_Internet_20_Link">’, ‘</text:a><text:a xlink:type="simple" xlink:href="http://www.rodericksmith.plus.com/outlines/manuals/bashdbOutline.html#History" text:style-name="Internet_20_link" text:visited-style-name="Visited_20_Internet_20_Link"><text:span text:style-name="Example">!</text:span></text:a><text:a xlink:type="simple" xlink:href="http://www.rodericksmith.plus.com/outlines/manuals/bashdbOutline.html#History"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signal" text:style-name="Internet_20_link" text:visited-style-name="Visited_20_Internet_20_Link"><text:span text:style-name="Source_20_Text">signal</text:span></text:a></text:p>
                </table:table-cell>
                <table:table-cell table:style-name="Table215.C165" office:value-type="string">
                  <text:p text:style-name="P16"><text:a xlink:type="simple" xlink:href="http://www.rodericksmith.plus.com/outlines/manuals/bashdbOutline.html#signal" text:style-name="Internet_20_link" text:visited-style-name="Visited_20_Internet_20_Link">4.4.3.2 Sending your program a signal (‘</text:a><text:a xlink:type="simple" xlink:href="http://www.rodericksmith.plus.com/outlines/manuals/bashdbOutline.html#signal" text:style-name="Internet_20_link" text:visited-style-name="Visited_20_Internet_20_Link"><text:span text:style-name="Example">signal</text:span></text:a><text:a xlink:type="simple" xlink:href="http://www.rodericksmith.plus.com/outlines/manuals/bashdbOutline.html#signal"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silent" text:style-name="Internet_20_link" text:visited-style-name="Visited_20_Internet_20_Link"><text:span text:style-name="Source_20_Text">silent</text:span></text:a></text:p>
                </table:table-cell>
                <table:table-cell table:style-name="Table215.C165" office:value-type="string">
                  <text:p text:style-name="P16"><text:a xlink:type="simple" xlink:href="http://www.rodericksmith.plus.com/outlines/manuals/bashdbOutline.html#Break-Commands" text:style-name="Internet_20_link" text:visited-style-name="Visited_20_Internet_20_Link">4.4.1.3 Breakpoint command lists (‘</text:a><text:a xlink:type="simple" xlink:href="http://www.rodericksmith.plus.com/outlines/manuals/bashdbOutline.html#Break-Commands" text:style-name="Internet_20_link" text:visited-style-name="Visited_20_Internet_20_Link"><text:span text:style-name="Example">commands</text:span></text:a><text:a xlink:type="simple" xlink:href="http://www.rodericksmith.plus.com/outlines/manuals/bashdbOutline.html#Break-Commands"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skip" text:style-name="Internet_20_link" text:visited-style-name="Visited_20_Internet_20_Link"><text:span text:style-name="Source_20_Text">skip</text:span></text:a></text:p>
                </table:table-cell>
                <table:table-cell table:style-name="Table215.C165" office:value-type="string">
                  <text:p text:style-name="P16"><text:a xlink:type="simple" xlink:href="http://www.rodericksmith.plus.com/outlines/manuals/bashdbOutline.html#Skip" text:style-name="Internet_20_link" text:visited-style-name="Visited_20_Internet_20_Link">4.4.2.4 Skip (‘</text:a><text:a xlink:type="simple" xlink:href="http://www.rodericksmith.plus.com/outlines/manuals/bashdbOutline.html#Skip" text:style-name="Internet_20_link" text:visited-style-name="Visited_20_Internet_20_Link"><text:span text:style-name="Example">skip</text:span></text:a><text:a xlink:type="simple" xlink:href="http://www.rodericksmith.plus.com/outlines/manuals/bashdbOutline.html#Skip"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source" text:style-name="Internet_20_link" text:visited-style-name="Visited_20_Internet_20_Link"><text:span text:style-name="Source_20_Text">source</text:span></text:a></text:p>
                </table:table-cell>
                <table:table-cell table:style-name="Table215.C165" office:value-type="string">
                  <text:p text:style-name="P16"><text:a xlink:type="simple" xlink:href="http://www.rodericksmith.plus.com/outlines/manuals/bashdbOutline.html#Command-Files" text:style-name="Internet_20_link" text:visited-style-name="Visited_20_Internet_20_Link">3.2 Command files</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step" text:style-name="Internet_20_link" text:visited-style-name="Visited_20_Internet_20_Link"><text:span text:style-name="Source_20_Text">step</text:span></text:a></text:p>
                </table:table-cell>
                <table:table-cell table:style-name="Table215.C165" office:value-type="string">
                  <text:p text:style-name="P16"><text:a xlink:type="simple" xlink:href="http://www.rodericksmith.plus.com/outlines/manuals/bashdbOutline.html#Step" text:style-name="Internet_20_link" text:visited-style-name="Visited_20_Internet_20_Link">4.4.2.1 Step (‘</text:a><text:a xlink:type="simple" xlink:href="http://www.rodericksmith.plus.com/outlines/manuals/bashdbOutline.html#Step" text:style-name="Internet_20_link" text:visited-style-name="Visited_20_Internet_20_Link"><text:span text:style-name="Example">step</text:span></text:a><text:a xlink:type="simple" xlink:href="http://www.rodericksmith.plus.com/outlines/manuals/bashdbOutline.html#Step" text:style-name="Internet_20_link" text:visited-style-name="Visited_20_Internet_20_Link">’)</text:a></text:p>
                </table:table-cell>
              </table:table-row>
              <table:table-row>
                <table:table-cell table:style-name="Table215.A1" table:number-columns-spanned="3" office:value-type="string">
                  <text:p text:style-name="P12"/>
                </table:table-cell>
                <table:covered-table-cell/>
                <table:covered-table-cell/>
              </table:table-row>
              <table:table-row>
                <table:table-cell table:style-name="Table215.A1" office:value-type="string">
                  <text:p text:style-name="P71"><text:bookmark text:name="Command-Index-1_ky_letter-T"/>T</text:p>
                </table:table-cell>
                <table:table-cell table:style-name="Table215.A1" office:value-type="string">
                  <text:p text:style-name="P15"/>
                </table:table-cell>
                <table:table-cell table:style-name="Table215.A1" office:value-type="string">
                  <text:p text:style-name="P15"/>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tbreak" text:style-name="Internet_20_link" text:visited-style-name="Visited_20_Internet_20_Link"><text:span text:style-name="Source_20_Text">tbreak</text:span></text:a></text:p>
                </table:table-cell>
                <table:table-cell table:style-name="Table215.C165" office:value-type="string">
                  <text:p text:style-name="P16"><text:a xlink:type="simple" xlink:href="http://www.rodericksmith.plus.com/outlines/manuals/bashdbOutline.html#Set-Breaks" text:style-name="Internet_20_link" text:visited-style-name="Visited_20_Internet_20_Link">4.4.1.1 Setting breakpoints (‘</text:a><text:a xlink:type="simple" xlink:href="http://www.rodericksmith.plus.com/outlines/manuals/bashdbOutline.html#Set-Breaks" text:style-name="Internet_20_link" text:visited-style-name="Visited_20_Internet_20_Link"><text:span text:style-name="Example">break</text:span></text:a><text:a xlink:type="simple" xlink:href="http://www.rodericksmith.plus.com/outlines/manuals/bashdbOutline.html#Set-Breaks" text:style-name="Internet_20_link" text:visited-style-name="Visited_20_Internet_20_Link">’ ‘</text:a><text:a xlink:type="simple" xlink:href="http://www.rodericksmith.plus.com/outlines/manuals/bashdbOutline.html#Set-Breaks" text:style-name="Internet_20_link" text:visited-style-name="Visited_20_Internet_20_Link"><text:span text:style-name="Example">tbreak</text:span></text:a><text:a xlink:type="simple" xlink:href="http://www.rodericksmith.plus.com/outlines/manuals/bashdbOutline.html#Set-Breaks"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tty" text:style-name="Internet_20_link" text:visited-style-name="Visited_20_Internet_20_Link"><text:span text:style-name="Source_20_Text">tty</text:span></text:a></text:p>
                </table:table-cell>
                <table:table-cell table:style-name="Table215.C165" office:value-type="string">
                  <text:p text:style-name="P16"><text:a xlink:type="simple" xlink:href="http://www.rodericksmith.plus.com/outlines/manuals/bashdbOutline.html#Input_002fOutput" text:style-name="Internet_20_link" text:visited-style-name="Visited_20_Internet_20_Link">3.4 Your script’s input and output</text:a></text:p>
                </table:table-cell>
              </table:table-row>
              <table:table-row>
                <table:table-cell table:style-name="Table215.A1" table:number-columns-spanned="3" office:value-type="string">
                  <text:p text:style-name="P12"><text:soft-page-break/></text:p>
                </table:table-cell>
                <table:covered-table-cell/>
                <table:covered-table-cell/>
              </table:table-row>
              <table:table-row>
                <table:table-cell table:style-name="Table215.A1" office:value-type="string">
                  <text:p text:style-name="P71"><text:bookmark text:name="Command-Index-1_ky_letter-U"/>U</text:p>
                </table:table-cell>
                <table:table-cell table:style-name="Table215.A1" office:value-type="string">
                  <text:p text:style-name="P15"/>
                </table:table-cell>
                <table:table-cell table:style-name="Table215.A1" office:value-type="string">
                  <text:p text:style-name="P15"/>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unalias-name-command" text:style-name="Internet_20_link" text:visited-style-name="Visited_20_Internet_20_Link"><text:span text:style-name="Source_20_Text">unalias </text:span></text:a><text:a xlink:type="simple" xlink:href="http://www.rodericksmith.plus.com/outlines/manuals/bashdbOutline.html#index-unalias-name-command" text:style-name="Internet_20_link" text:visited-style-name="Visited_20_Internet_20_Link"><text:span text:style-name="Variable">name</text:span></text:a><text:a xlink:type="simple" xlink:href="http://www.rodericksmith.plus.com/outlines/manuals/bashdbOutline.html#index-unalias-name-command" text:style-name="Internet_20_link" text:visited-style-name="Visited_20_Internet_20_Link"><text:span text:style-name="Source_20_Text"> </text:span></text:a><text:a xlink:type="simple" xlink:href="http://www.rodericksmith.plus.com/outlines/manuals/bashdbOutline.html#index-unalias-name-command" text:style-name="Internet_20_link" text:visited-style-name="Visited_20_Internet_20_Link"><text:span text:style-name="Variable">command</text:span></text:a></text:p>
                </table:table-cell>
                <table:table-cell table:style-name="Table215.C165" office:value-type="string">
                  <text:p text:style-name="P16"><text:a xlink:type="simple" xlink:href="http://www.rodericksmith.plus.com/outlines/manuals/bashdbOutline.html#Alias" text:style-name="Internet_20_link" text:visited-style-name="Visited_20_Internet_20_Link">4.14.1 Debugger Command Aliases (‘</text:a><text:a xlink:type="simple" xlink:href="http://www.rodericksmith.plus.com/outlines/manuals/bashdbOutline.html#Alias" text:style-name="Internet_20_link" text:visited-style-name="Visited_20_Internet_20_Link"><text:span text:style-name="Example">alias</text:span></text:a><text:a xlink:type="simple" xlink:href="http://www.rodericksmith.plus.com/outlines/manuals/bashdbOutline.html#Alias"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undisplay-dnums_2026" text:style-name="Internet_20_link" text:visited-style-name="Visited_20_Internet_20_Link"><text:span text:style-name="Source_20_Text">undisplay </text:span></text:a><text:a xlink:type="simple" xlink:href="http://www.rodericksmith.plus.com/outlines/manuals/bashdbOutline.html#index-undisplay-dnums_2026" text:style-name="Internet_20_link" text:visited-style-name="Visited_20_Internet_20_Link"><text:span text:style-name="Variable">dnums</text:span></text:a><text:a xlink:type="simple" xlink:href="http://www.rodericksmith.plus.com/outlines/manuals/bashdbOutline.html#index-undisplay-dnums_2026" text:style-name="Internet_20_link" text:visited-style-name="Visited_20_Internet_20_Link"><text:span text:style-name="Source_20_Text">…</text:span></text:a></text:p>
                </table:table-cell>
                <table:table-cell table:style-name="Table215.C165" office:value-type="string">
                  <text:p text:style-name="P16"><text:a xlink:type="simple" xlink:href="http://www.rodericksmith.plus.com/outlines/manuals/bashdbOutline.html#Auto-Display" text:style-name="Internet_20_link" text:visited-style-name="Visited_20_Internet_20_Link">4.10 Automatic display (‘</text:a><text:a xlink:type="simple" xlink:href="http://www.rodericksmith.plus.com/outlines/manuals/bashdbOutline.html#Auto-Display" text:style-name="Internet_20_link" text:visited-style-name="Visited_20_Internet_20_Link"><text:span text:style-name="Example">display</text:span></text:a><text:a xlink:type="simple" xlink:href="http://www.rodericksmith.plus.com/outlines/manuals/bashdbOutline.html#Auto-Display" text:style-name="Internet_20_link" text:visited-style-name="Visited_20_Internet_20_Link">’, ‘</text:a><text:a xlink:type="simple" xlink:href="http://www.rodericksmith.plus.com/outlines/manuals/bashdbOutline.html#Auto-Display" text:style-name="Internet_20_link" text:visited-style-name="Visited_20_Internet_20_Link"><text:span text:style-name="Example">undisplay</text:span></text:a><text:a xlink:type="simple" xlink:href="http://www.rodericksmith.plus.com/outlines/manuals/bashdbOutline.html#Auto-Display"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up-_005bn_005d" text:style-name="Internet_20_link" text:visited-style-name="Visited_20_Internet_20_Link"><text:span text:style-name="Source_20_Text">up [</text:span></text:a><text:a xlink:type="simple" xlink:href="http://www.rodericksmith.plus.com/outlines/manuals/bashdbOutline.html#index-up-_005bn_005d" text:style-name="Internet_20_link" text:visited-style-name="Visited_20_Internet_20_Link"><text:span text:style-name="Variable">n</text:span></text:a><text:a xlink:type="simple" xlink:href="http://www.rodericksmith.plus.com/outlines/manuals/bashdbOutline.html#index-up-_005bn_005d" text:style-name="Internet_20_link" text:visited-style-name="Visited_20_Internet_20_Link"><text:span text:style-name="Source_20_Text">]</text:span></text:a></text:p>
                </table:table-cell>
                <table:table-cell table:style-name="Table215.C165" office:value-type="string">
                  <text:p text:style-name="P16"><text:a xlink:type="simple" xlink:href="http://www.rodericksmith.plus.com/outlines/manuals/bashdbOutline.html#Selection" text:style-name="Internet_20_link" text:visited-style-name="Visited_20_Internet_20_Link">4.5.3 Selecting a frame (‘</text:a><text:a xlink:type="simple" xlink:href="http://www.rodericksmith.plus.com/outlines/manuals/bashdbOutline.html#Selection" text:style-name="Internet_20_link" text:visited-style-name="Visited_20_Internet_20_Link"><text:span text:style-name="Example">up</text:span></text:a><text:a xlink:type="simple" xlink:href="http://www.rodericksmith.plus.com/outlines/manuals/bashdbOutline.html#Selection" text:style-name="Internet_20_link" text:visited-style-name="Visited_20_Internet_20_Link">’, ‘</text:a><text:a xlink:type="simple" xlink:href="http://www.rodericksmith.plus.com/outlines/manuals/bashdbOutline.html#Selection" text:style-name="Internet_20_link" text:visited-style-name="Visited_20_Internet_20_Link"><text:span text:style-name="Example">down</text:span></text:a><text:a xlink:type="simple" xlink:href="http://www.rodericksmith.plus.com/outlines/manuals/bashdbOutline.html#Selection" text:style-name="Internet_20_link" text:visited-style-name="Visited_20_Internet_20_Link">’, ‘</text:a><text:a xlink:type="simple" xlink:href="http://www.rodericksmith.plus.com/outlines/manuals/bashdbOutline.html#Selection" text:style-name="Internet_20_link" text:visited-style-name="Visited_20_Internet_20_Link"><text:span text:style-name="Example">frame</text:span></text:a><text:a xlink:type="simple" xlink:href="http://www.rodericksmith.plus.com/outlines/manuals/bashdbOutline.html#Selection" text:style-name="Internet_20_link" text:visited-style-name="Visited_20_Internet_20_Link">’)</text:a></text:p>
                </table:table-cell>
              </table:table-row>
              <table:table-row>
                <table:table-cell table:style-name="Table215.A1" table:number-columns-spanned="3" office:value-type="string">
                  <text:p text:style-name="P12"/>
                </table:table-cell>
                <table:covered-table-cell/>
                <table:covered-table-cell/>
              </table:table-row>
              <table:table-row>
                <table:table-cell table:style-name="Table215.A1" office:value-type="string">
                  <text:p text:style-name="P71"><text:bookmark text:name="Command-Index-1_ky_letter-V"/>V</text:p>
                </table:table-cell>
                <table:table-cell table:style-name="Table215.A1" office:value-type="string">
                  <text:p text:style-name="P15"/>
                </table:table-cell>
                <table:table-cell table:style-name="Table215.A1" office:value-type="string">
                  <text:p text:style-name="P15"/>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V-_0028info-variables_0029" text:style-name="Internet_20_link" text:visited-style-name="Visited_20_Internet_20_Link"><text:span text:style-name="Source_20_Text">V (info variables)</text:span></text:a></text:p>
                </table:table-cell>
                <table:table-cell table:style-name="Table215.C165" office:value-type="string">
                  <text:p text:style-name="P16"><text:a xlink:type="simple" xlink:href="http://www.rodericksmith.plus.com/outlines/manuals/bashdbOutline.html#Data" text:style-name="Internet_20_link" text:visited-style-name="Visited_20_Internet_20_Link">4.9 Examining Data (‘</text:a><text:a xlink:type="simple" xlink:href="http://www.rodericksmith.plus.com/outlines/manuals/bashdbOutline.html#Data" text:style-name="Internet_20_link" text:visited-style-name="Visited_20_Internet_20_Link"><text:span text:style-name="Example">print</text:span></text:a><text:a xlink:type="simple" xlink:href="http://www.rodericksmith.plus.com/outlines/manuals/bashdbOutline.html#Data" text:style-name="Internet_20_link" text:visited-style-name="Visited_20_Internet_20_Link">’, ‘</text:a><text:a xlink:type="simple" xlink:href="http://www.rodericksmith.plus.com/outlines/manuals/bashdbOutline.html#Data" text:style-name="Internet_20_link" text:visited-style-name="Visited_20_Internet_20_Link"><text:span text:style-name="Example">examine</text:span></text:a><text:a xlink:type="simple" xlink:href="http://www.rodericksmith.plus.com/outlines/manuals/bashdbOutline.html#Data" text:style-name="Internet_20_link" text:visited-style-name="Visited_20_Internet_20_Link">’, ‘</text:a><text:a xlink:type="simple" xlink:href="http://www.rodericksmith.plus.com/outlines/manuals/bashdbOutline.html#Data" text:style-name="Internet_20_link" text:visited-style-name="Visited_20_Internet_20_Link"><text:span text:style-name="Example">info variables</text:span></text:a><text:a xlink:type="simple" xlink:href="http://www.rodericksmith.plus.com/outlines/manuals/bashdbOutline.html#Data" text:style-name="Internet_20_link" text:visited-style-name="Visited_20_Internet_20_Link">’)</text:a></text:p>
                </table:table-cell>
              </table:table-row>
              <table:table-row>
                <table:table-cell table:style-name="Table215.A1" table:number-columns-spanned="3" office:value-type="string">
                  <text:p text:style-name="P12"/>
                </table:table-cell>
                <table:covered-table-cell/>
                <table:covered-table-cell/>
              </table:table-row>
              <table:table-row>
                <table:table-cell table:style-name="Table215.A1" office:value-type="string">
                  <text:p text:style-name="P71"><text:bookmark text:name="Command-Index-1_ky_letter-W"/>W</text:p>
                </table:table-cell>
                <table:table-cell table:style-name="Table215.A1" office:value-type="string">
                  <text:p text:style-name="P15"/>
                </table:table-cell>
                <table:table-cell table:style-name="Table215.A1" office:value-type="string">
                  <text:p text:style-name="P15"/>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watch" text:style-name="Internet_20_link" text:visited-style-name="Visited_20_Internet_20_Link"><text:span text:style-name="Source_20_Text">watch</text:span></text:a></text:p>
                </table:table-cell>
                <table:table-cell table:style-name="Table215.C165" office:value-type="string">
                  <text:p text:style-name="P16"><text:a xlink:type="simple" xlink:href="http://www.rodericksmith.plus.com/outlines/manuals/bashdbOutline.html#Set-Watchpoints" text:style-name="Internet_20_link" text:visited-style-name="Visited_20_Internet_20_Link">4.4.1.2 Setting watchpoints (‘</text:a><text:a xlink:type="simple" xlink:href="http://www.rodericksmith.plus.com/outlines/manuals/bashdbOutline.html#Set-Watchpoints" text:style-name="Internet_20_link" text:visited-style-name="Visited_20_Internet_20_Link"><text:span text:style-name="Example">watch</text:span></text:a><text:a xlink:type="simple" xlink:href="http://www.rodericksmith.plus.com/outlines/manuals/bashdbOutline.html#Set-Watchpoints" text:style-name="Internet_20_link" text:visited-style-name="Visited_20_Internet_20_Link">’, ‘</text:a><text:a xlink:type="simple" xlink:href="http://www.rodericksmith.plus.com/outlines/manuals/bashdbOutline.html#Set-Watchpoints" text:style-name="Internet_20_link" text:visited-style-name="Visited_20_Internet_20_Link"><text:span text:style-name="Example">watche</text:span></text:a><text:a xlink:type="simple" xlink:href="http://www.rodericksmith.plus.com/outlines/manuals/bashdbOutline.html#Set-Watchpoints" text:style-name="Internet_20_link" text:visited-style-name="Visited_20_Internet_20_Link">’)</text:a></text:p>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where" text:style-name="Internet_20_link" text:visited-style-name="Visited_20_Internet_20_Link"><text:span text:style-name="Source_20_Text">where</text:span></text:a></text:p>
                </table:table-cell>
                <table:table-cell table:style-name="Table215.C165" office:value-type="string">
                  <text:p text:style-name="P16"><text:a xlink:type="simple" xlink:href="http://www.rodericksmith.plus.com/outlines/manuals/bashdbOutline.html#Backtrace" text:style-name="Internet_20_link" text:visited-style-name="Visited_20_Internet_20_Link">4.5.2 Backtraces (‘</text:a><text:a xlink:type="simple" xlink:href="http://www.rodericksmith.plus.com/outlines/manuals/bashdbOutline.html#Backtrace" text:style-name="Internet_20_link" text:visited-style-name="Visited_20_Internet_20_Link"><text:span text:style-name="Example">where</text:span></text:a><text:a xlink:type="simple" xlink:href="http://www.rodericksmith.plus.com/outlines/manuals/bashdbOutline.html#Backtrace" text:style-name="Internet_20_link" text:visited-style-name="Visited_20_Internet_20_Link">’)</text:a></text:p>
                </table:table-cell>
              </table:table-row>
              <table:table-row>
                <table:table-cell table:style-name="Table215.A1" table:number-columns-spanned="3" office:value-type="string">
                  <text:p text:style-name="P12"/>
                </table:table-cell>
                <table:covered-table-cell/>
                <table:covered-table-cell/>
              </table:table-row>
              <table:table-row>
                <table:table-cell table:style-name="Table215.A1" office:value-type="string">
                  <text:p text:style-name="P71"><text:bookmark text:name="Command-Index-1_ky_letter-X"/>X</text:p>
                </table:table-cell>
                <table:table-cell table:style-name="Table215.A1" office:value-type="string">
                  <text:p text:style-name="P15"/>
                </table:table-cell>
                <table:table-cell table:style-name="Table215.A1" office:value-type="string">
                  <text:p text:style-name="P15"/>
                </table:table-cell>
              </table:table-row>
              <table:table-row>
                <table:table-cell table:style-name="Table215.A1" office:value-type="string">
                  <text:p text:style-name="P15"/>
                </table:table-cell>
                <table:table-cell table:style-name="Table215.B165" office:value-type="string">
                  <text:p text:style-name="P16"><text:a xlink:type="simple" xlink:href="http://www.rodericksmith.plus.com/outlines/manuals/bashdbOutline.html#index-x-_0028examine_0029" text:style-name="Internet_20_link" text:visited-style-name="Visited_20_Internet_20_Link"><text:span text:style-name="Source_20_Text">x (examine)</text:span></text:a></text:p>
                </table:table-cell>
                <table:table-cell table:style-name="Table215.C165" office:value-type="string">
                  <text:p text:style-name="P16"><text:a xlink:type="simple" xlink:href="http://www.rodericksmith.plus.com/outlines/manuals/bashdbOutline.html#Data" text:style-name="Internet_20_link" text:visited-style-name="Visited_20_Internet_20_Link">4.9 Examining Data (‘</text:a><text:a xlink:type="simple" xlink:href="http://www.rodericksmith.plus.com/outlines/manuals/bashdbOutline.html#Data" text:style-name="Internet_20_link" text:visited-style-name="Visited_20_Internet_20_Link"><text:span text:style-name="Example">print</text:span></text:a><text:a xlink:type="simple" xlink:href="http://www.rodericksmith.plus.com/outlines/manuals/bashdbOutline.html#Data" text:style-name="Internet_20_link" text:visited-style-name="Visited_20_Internet_20_Link">’, ‘</text:a><text:a xlink:type="simple" xlink:href="http://www.rodericksmith.plus.com/outlines/manuals/bashdbOutline.html#Data" text:style-name="Internet_20_link" text:visited-style-name="Visited_20_Internet_20_Link"><text:span text:style-name="Example">examine</text:span></text:a><text:a xlink:type="simple" xlink:href="http://www.rodericksmith.plus.com/outlines/manuals/bashdbOutline.html#Data" text:style-name="Internet_20_link" text:visited-style-name="Visited_20_Internet_20_Link">’, ‘</text:a><text:a xlink:type="simple" xlink:href="http://www.rodericksmith.plus.com/outlines/manuals/bashdbOutline.html#Data" text:style-name="Internet_20_link" text:visited-style-name="Visited_20_Internet_20_Link"><text:span text:style-name="Example">info variables</text:span></text:a><text:a xlink:type="simple" xlink:href="http://www.rodericksmith.plus.com/outlines/manuals/bashdbOutline.html#Data" text:style-name="Internet_20_link" text:visited-style-name="Visited_20_Internet_20_Link">’)</text:a></text:p>
                </table:table-cell>
              </table:table-row>
              <table:table-row>
                <table:table-cell table:style-name="Table215.A1" table:number-columns-spanned="3" office:value-type="string">
                  <text:p text:style-name="P12"/>
                </table:table-cell>
                <table:covered-table-cell/>
                <table:covered-table-cell/>
              </table:table-row>
            </table:table>
            <table:table table:name="Table216" table:style-name="Table216">
              <table:table-column table:style-name="Table216.A"/>
              <table:table-column table:style-name="Table216.B"/>
              <table:table-row>
                <table:table-cell table:style-name="Table216.A1" office:value-type="string">
                  <text:p text:style-name="P71">Jump to:   </text:p>
                </table:table-cell>
                <table:table-cell table:style-name="Table216.B1" office:value-type="string">
                  <text:p text:style-name="P16"><text:a xlink:type="simple" xlink:href="http://www.rodericksmith.plus.com/outlines/manuals/bashdbOutline.html#Command-Index-1_ky_symbol-1" text:style-name="Internet_20_link" text:visited-style-name="Visited_20_Internet_20_Link"><text:span text:style-name="T15">!</text:span></text:a>   <text:a xlink:type="simple" xlink:href="http://www.rodericksmith.plus.com/outlines/manuals/bashdbOutline.html#Command-Index-1_ky_symbol-2" text:style-name="Internet_20_link" text:visited-style-name="Visited_20_Internet_20_Link"><text:span text:style-name="T15">#</text:span></text:a>   <text:line-break/><text:a xlink:type="simple" xlink:href="http://www.rodericksmith.plus.com/outlines/manuals/bashdbOutline.html#Command-Index-1_ky_letter-A" text:style-name="Internet_20_link" text:visited-style-name="Visited_20_Internet_20_Link"><text:span text:style-name="T15">A</text:span></text:a>   <text:a xlink:type="simple" xlink:href="http://www.rodericksmith.plus.com/outlines/manuals/bashdbOutline.html#Command-Index-1_ky_letter-B" text:style-name="Internet_20_link" text:visited-style-name="Visited_20_Internet_20_Link"><text:span text:style-name="T15">B</text:span></text:a>   <text:a xlink:type="simple" xlink:href="http://www.rodericksmith.plus.com/outlines/manuals/bashdbOutline.html#Command-Index-1_ky_letter-C" text:style-name="Internet_20_link" text:visited-style-name="Visited_20_Internet_20_Link"><text:span text:style-name="T15">C</text:span></text:a>   <text:a xlink:type="simple" xlink:href="http://www.rodericksmith.plus.com/outlines/manuals/bashdbOutline.html#Command-Index-1_ky_letter-D" text:style-name="Internet_20_link" text:visited-style-name="Visited_20_Internet_20_Link"><text:span text:style-name="T15">D</text:span></text:a>   <text:a xlink:type="simple" xlink:href="http://www.rodericksmith.plus.com/outlines/manuals/bashdbOutline.html#Command-Index-1_ky_letter-E" text:style-name="Internet_20_link" text:visited-style-name="Visited_20_Internet_20_Link"><text:span text:style-name="T15">E</text:span></text:a>   <text:a xlink:type="simple" xlink:href="http://www.rodericksmith.plus.com/outlines/manuals/bashdbOutline.html#Command-Index-1_ky_letter-F" text:style-name="Internet_20_link" text:visited-style-name="Visited_20_Internet_20_Link"><text:span text:style-name="T15">F</text:span></text:a>   <text:a xlink:type="simple" xlink:href="http://www.rodericksmith.plus.com/outlines/manuals/bashdbOutline.html#Command-Index-1_ky_letter-H" text:style-name="Internet_20_link" text:visited-style-name="Visited_20_Internet_20_Link"><text:span text:style-name="T15">H</text:span></text:a>   <text:a xlink:type="simple" xlink:href="http://www.rodericksmith.plus.com/outlines/manuals/bashdbOutline.html#Command-Index-1_ky_letter-I" text:style-name="Internet_20_link" text:visited-style-name="Visited_20_Internet_20_Link"><text:span text:style-name="T15">I</text:span></text:a>   <text:a xlink:type="simple" xlink:href="http://www.rodericksmith.plus.com/outlines/manuals/bashdbOutline.html#Command-Index-1_ky_letter-K" text:style-name="Internet_20_link" text:visited-style-name="Visited_20_Internet_20_Link"><text:span text:style-name="T15">K</text:span></text:a>   <text:a xlink:type="simple" xlink:href="http://www.rodericksmith.plus.com/outlines/manuals/bashdbOutline.html#Command-Index-1_ky_letter-L" text:style-name="Internet_20_link" text:visited-style-name="Visited_20_Internet_20_Link"><text:span text:style-name="T15">L</text:span></text:a>   <text:a xlink:type="simple" xlink:href="http://www.rodericksmith.plus.com/outlines/manuals/bashdbOutline.html#Command-Index-1_ky_letter-N" text:style-name="Internet_20_link" text:visited-style-name="Visited_20_Internet_20_Link"><text:span text:style-name="T15">N</text:span></text:a>   <text:a xlink:type="simple" xlink:href="http://www.rodericksmith.plus.com/outlines/manuals/bashdbOutline.html#Command-Index-1_ky_letter-P" text:style-name="Internet_20_link" text:visited-style-name="Visited_20_Internet_20_Link"><text:span text:style-name="T15">P</text:span></text:a>   <text:a xlink:type="simple" xlink:href="http://www.rodericksmith.plus.com/outlines/manuals/bashdbOutline.html#Command-Index-1_ky_letter-Q" text:style-name="Internet_20_link" text:visited-style-name="Visited_20_Internet_20_Link"><text:span text:style-name="T15">Q</text:span></text:a>   <text:a xlink:type="simple" xlink:href="http://www.rodericksmith.plus.com/outlines/manuals/bashdbOutline.html#Command-Index-1_ky_letter-R" text:style-name="Internet_20_link" text:visited-style-name="Visited_20_Internet_20_Link"><text:span text:style-name="T15">R</text:span></text:a>   <text:a xlink:type="simple" xlink:href="http://www.rodericksmith.plus.com/outlines/manuals/bashdbOutline.html#Command-Index-1_ky_letter-S" text:style-name="Internet_20_link" text:visited-style-name="Visited_20_Internet_20_Link"><text:span text:style-name="T15">S</text:span></text:a>   <text:a xlink:type="simple" xlink:href="http://www.rodericksmith.plus.com/outlines/manuals/bashdbOutline.html#Command-Index-1_ky_letter-T" text:style-name="Internet_20_link" text:visited-style-name="Visited_20_Internet_20_Link"><text:span text:style-name="T15">T</text:span></text:a>   <text:a xlink:type="simple" xlink:href="http://www.rodericksmith.plus.com/outlines/manuals/bashdbOutline.html#Command-Index-1_ky_letter-U" text:style-name="Internet_20_link" text:visited-style-name="Visited_20_Internet_20_Link"><text:span text:style-name="T15">U</text:span></text:a>   <text:a xlink:type="simple" xlink:href="http://www.rodericksmith.plus.com/outlines/manuals/bashdbOutline.html#Command-Index-1_ky_letter-V" text:style-name="Internet_20_link" text:visited-style-name="Visited_20_Internet_20_Link"><text:span text:style-name="T15">V</text:span></text:a>   <text:a xlink:type="simple" xlink:href="http://www.rodericksmith.plus.com/outlines/manuals/bashdbOutline.html#Command-Index-1_ky_letter-W" text:style-name="Internet_20_link" text:visited-style-name="Visited_20_Internet_20_Link"><text:span text:style-name="T15">W</text:span></text:a>   <text:a xlink:type="simple" xlink:href="http://www.rodericksmith.plus.com/outlines/manuals/bashdbOutline.html#Command-Index-1_ky_letter-X" text:style-name="Internet_20_link" text:visited-style-name="Visited_20_Internet_20_Link"><text:span text:style-name="T15">X</text:span></text:a>   <text:bookmark text:name="General-Index"/><text:bookmark text:name="General-Index-1"/></text:p>
                </table:table-cell>
              </table:table-row>
            </table:table>
          </table:table-cell>
        </table:table-row>
      </table:table>
      <text:h text:style-name="P1" text:outline-level="2">General Index</text:h>
      <table:table table:name="Table217" table:style-name="Table217">
        <table:table-column table:style-name="Table217.A"/>
        <table:table-row>
          <table:table-cell table:style-name="Table217.A1" office:value-type="string">
            <table:table table:name="Table218" table:style-name="Table218">
              <table:table-column table:style-name="Table218.A"/>
              <table:table-column table:style-name="Table218.B"/>
              <table:table-row>
                <table:table-cell table:style-name="Table218.A1" office:value-type="string">
                  <text:p text:style-name="P71">Jump to:   </text:p>
                </table:table-cell>
                <table:table-cell table:style-name="Table218.B1" office:value-type="string">
                  <text:p text:style-name="P16"><text:a xlink:type="simple" xlink:href="http://www.rodericksmith.plus.com/outlines/manuals/bashdbOutline.html#General-Index-1_cp_symbol-1" text:style-name="Internet_20_link" text:visited-style-name="Visited_20_Internet_20_Link"><text:span text:style-name="T15">$</text:span></text:a>   <text:a xlink:type="simple" xlink:href="http://www.rodericksmith.plus.com/outlines/manuals/bashdbOutline.html#General-Index-1_cp_symbol-2" text:style-name="Internet_20_link" text:visited-style-name="Visited_20_Internet_20_Link"><text:span text:style-name="T15">-</text:span></text:a>   <text:a xlink:type="simple" xlink:href="http://www.rodericksmith.plus.com/outlines/manuals/bashdbOutline.html#General-Index-1_cp_symbol-3" text:style-name="Internet_20_link" text:visited-style-name="Visited_20_Internet_20_Link"><text:span text:style-name="T15">.</text:span></text:a>   <text:line-break/><text:a xlink:type="simple" xlink:href="http://www.rodericksmith.plus.com/outlines/manuals/bashdbOutline.html#General-Index-1_cp_letter-A" text:style-name="Internet_20_link" text:visited-style-name="Visited_20_Internet_20_Link"><text:span text:style-name="T15">A</text:span></text:a>   <text:a xlink:type="simple" xlink:href="http://www.rodericksmith.plus.com/outlines/manuals/bashdbOutline.html#General-Index-1_cp_letter-B" text:style-name="Internet_20_link" text:visited-style-name="Visited_20_Internet_20_Link"><text:span text:style-name="T15">B</text:span></text:a>   <text:a xlink:type="simple" xlink:href="http://www.rodericksmith.plus.com/outlines/manuals/bashdbOutline.html#General-Index-1_cp_letter-C" text:style-name="Internet_20_link" text:visited-style-name="Visited_20_Internet_20_Link"><text:span text:style-name="T15">C</text:span></text:a>   <text:a xlink:type="simple" xlink:href="http://www.rodericksmith.plus.com/outlines/manuals/bashdbOutline.html#General-Index-1_cp_letter-D" text:style-name="Internet_20_link" text:visited-style-name="Visited_20_Internet_20_Link"><text:span text:style-name="T15">D</text:span></text:a>   <text:a xlink:type="simple" xlink:href="http://www.rodericksmith.plus.com/outlines/manuals/bashdbOutline.html#General-Index-1_cp_letter-E" text:style-name="Internet_20_link" text:visited-style-name="Visited_20_Internet_20_Link"><text:span text:style-name="T15">E</text:span></text:a>   <text:a xlink:type="simple" xlink:href="http://www.rodericksmith.plus.com/outlines/manuals/bashdbOutline.html#General-Index-1_cp_letter-F" text:style-name="Internet_20_link" text:visited-style-name="Visited_20_Internet_20_Link"><text:span text:style-name="T15">F</text:span></text:a>   <text:a xlink:type="simple" xlink:href="http://www.rodericksmith.plus.com/outlines/manuals/bashdbOutline.html#General-Index-1_cp_letter-H" text:style-name="Internet_20_link" text:visited-style-name="Visited_20_Internet_20_Link"><text:span text:style-name="T15">H</text:span></text:a>   <text:a xlink:type="simple" xlink:href="http://www.rodericksmith.plus.com/outlines/manuals/bashdbOutline.html#General-Index-1_cp_letter-I" text:style-name="Internet_20_link" text:visited-style-name="Visited_20_Internet_20_Link"><text:span text:style-name="T15">I</text:span></text:a>   <text:a xlink:type="simple" xlink:href="http://www.rodericksmith.plus.com/outlines/manuals/bashdbOutline.html#General-Index-1_cp_letter-L" text:style-name="Internet_20_link" text:visited-style-name="Visited_20_Internet_20_Link"><text:span text:style-name="T15">L</text:span></text:a>   <text:a xlink:type="simple" xlink:href="http://www.rodericksmith.plus.com/outlines/manuals/bashdbOutline.html#General-Index-1_cp_letter-N" text:style-name="Internet_20_link" text:visited-style-name="Visited_20_Internet_20_Link"><text:span text:style-name="T15">N</text:span></text:a>   <text:a xlink:type="simple" xlink:href="http://www.rodericksmith.plus.com/outlines/manuals/bashdbOutline.html#General-Index-1_cp_letter-O" text:style-name="Internet_20_link" text:visited-style-name="Visited_20_Internet_20_Link"><text:span text:style-name="T15">O</text:span></text:a>   <text:a xlink:type="simple" xlink:href="http://www.rodericksmith.plus.com/outlines/manuals/bashdbOutline.html#General-Index-1_cp_letter-P" text:style-name="Internet_20_link" text:visited-style-name="Visited_20_Internet_20_Link"><text:span text:style-name="T15">P</text:span></text:a>   <text:a xlink:type="simple" xlink:href="http://www.rodericksmith.plus.com/outlines/manuals/bashdbOutline.html#General-Index-1_cp_letter-R" text:style-name="Internet_20_link" text:visited-style-name="Visited_20_Internet_20_Link"><text:span text:style-name="T15">R</text:span></text:a>   <text:a xlink:type="simple" xlink:href="http://www.rodericksmith.plus.com/outlines/manuals/bashdbOutline.html#General-Index-1_cp_letter-S" text:style-name="Internet_20_link" text:visited-style-name="Visited_20_Internet_20_Link"><text:span text:style-name="T15">S</text:span></text:a>   <text:a xlink:type="simple" xlink:href="http://www.rodericksmith.plus.com/outlines/manuals/bashdbOutline.html#General-Index-1_cp_letter-T" text:style-name="Internet_20_link" text:visited-style-name="Visited_20_Internet_20_Link"><text:span text:style-name="T15">T</text:span></text:a>   <text:a xlink:type="simple" xlink:href="http://www.rodericksmith.plus.com/outlines/manuals/bashdbOutline.html#General-Index-1_cp_letter-V" text:style-name="Internet_20_link" text:visited-style-name="Visited_20_Internet_20_Link"><text:span text:style-name="T15">V</text:span></text:a>   <text:a xlink:type="simple" xlink:href="http://www.rodericksmith.plus.com/outlines/manuals/bashdbOutline.html#General-Index-1_cp_letter-W" text:style-name="Internet_20_link" text:visited-style-name="Visited_20_Internet_20_Link"><text:span text:style-name="T15">W</text:span></text:a>   </text:p>
                </table:table-cell>
              </table:table-row>
            </table:table>
            <table:table table:name="Table219" table:style-name="Table219">
              <table:table-column table:style-name="Table219.A"/>
              <table:table-column table:style-name="Table219.B"/>
              <table:table-column table:style-name="Table219.C"/>
              <table:table-row>
                <table:table-cell table:style-name="Table219.A1" office:value-type="string">
                  <text:p text:style-name="P15"/>
                </table:table-cell>
                <table:table-cell table:style-name="Table219.A1" office:value-type="string">
                  <text:p text:style-name="P70">Index Entry</text:p>
                </table:table-cell>
                <table:table-cell table:style-name="Table219.A1" office:value-type="string">
                  <text:p text:style-name="P70">Section</text:p>
                </table:table-cell>
              </table:table-row>
              <table:table-row>
                <table:table-cell table:style-name="Table219.A1" table:number-columns-spanned="3" office:value-type="string">
                  <text:p text:style-name="P12"/>
                </table:table-cell>
                <table:covered-table-cell/>
                <table:covered-table-cell/>
              </table:table-row>
              <table:table-row>
                <table:table-cell table:style-name="Table219.A1" office:value-type="string">
                  <text:p text:style-name="P71"><text:bookmark text:name="General-Index-1_cp_symbol-1"/>$</text:p>
                </table:table-cell>
                <table:table-cell table:style-name="Table219.A1" office:value-type="string">
                  <text:p text:style-name="P15"/>
                </table:table-cell>
                <table:table-cell table:style-name="Table219.A1" office:value-type="string">
                  <text:p text:style-name="P15"/>
                </table:table-cell>
              </table:table-row>
              <table:table-row>
                <table:table-cell table:style-name="Table219.A1" office:value-type="string">
                  <text:p text:style-name="P15"><text:soft-page-break/></text:p>
                </table:table-cell>
                <table:table-cell table:style-name="Table219.B145" office:value-type="string">
                  <text:p text:style-name="P16"><text:a xlink:type="simple" xlink:href="http://www.rodericksmith.plus.com/outlines/manuals/bashdbOutline.html#index-_0024PS4" text:style-name="Internet_20_link" text:visited-style-name="Visited_20_Internet_20_Link"><text:span text:style-name="Source_20_Text">$PS4</text:span></text:a></text:p>
                </table:table-cell>
                <table:table-cell table:style-name="Table219.C145" office:value-type="string">
                  <text:p text:style-name="P16"><text:a xlink:type="simple" xlink:href="http://www.rodericksmith.plus.com/outlines/manuals/bashdbOutline.html#Interactive-Line-Tracing-Session" text:style-name="Internet_20_link" text:visited-style-name="Visited_20_Internet_20_Link">1.2 Interactive Line Tracing Session</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_0024_005f-and-info-breakpoints" text:style-name="Internet_20_link" text:visited-style-name="Visited_20_Internet_20_Link"><text:span text:style-name="Source_20_Text">$_</text:span></text:a><text:a xlink:type="simple" xlink:href="http://www.rodericksmith.plus.com/outlines/manuals/bashdbOutline.html#index-_0024_005f-and-info-breakpoints" text:style-name="Internet_20_link" text:visited-style-name="Visited_20_Internet_20_Link"> and </text:a><text:a xlink:type="simple" xlink:href="http://www.rodericksmith.plus.com/outlines/manuals/bashdbOutline.html#index-_0024_005f-and-info-breakpoints" text:style-name="Internet_20_link" text:visited-style-name="Visited_20_Internet_20_Link"><text:span text:style-name="Source_20_Text">info breakpoints</text:span></text:a></text:p>
                </table:table-cell>
                <table:table-cell table:style-name="Table219.C145" office:value-type="string">
                  <text:p text:style-name="P16"><text:a xlink:type="simple" xlink:href="http://www.rodericksmith.plus.com/outlines/manuals/bashdbOutline.html#Set-Breaks" text:style-name="Internet_20_link" text:visited-style-name="Visited_20_Internet_20_Link">4.4.1.1 Setting breakpoints (‘</text:a><text:a xlink:type="simple" xlink:href="http://www.rodericksmith.plus.com/outlines/manuals/bashdbOutline.html#Set-Breaks" text:style-name="Internet_20_link" text:visited-style-name="Visited_20_Internet_20_Link"><text:span text:style-name="Example">break</text:span></text:a><text:a xlink:type="simple" xlink:href="http://www.rodericksmith.plus.com/outlines/manuals/bashdbOutline.html#Set-Breaks" text:style-name="Internet_20_link" text:visited-style-name="Visited_20_Internet_20_Link">’ ‘</text:a><text:a xlink:type="simple" xlink:href="http://www.rodericksmith.plus.com/outlines/manuals/bashdbOutline.html#Set-Breaks" text:style-name="Internet_20_link" text:visited-style-name="Visited_20_Internet_20_Link"><text:span text:style-name="Example">tbreak</text:span></text:a><text:a xlink:type="simple" xlink:href="http://www.rodericksmith.plus.com/outlines/manuals/bashdbOutline.html#Set-Breaks" text:style-name="Internet_20_link" text:visited-style-name="Visited_20_Internet_20_Link">’)</text:a></text:p>
                </table:table-cell>
              </table:table-row>
              <table:table-row>
                <table:table-cell table:style-name="Table219.A1" table:number-columns-spanned="3" office:value-type="string">
                  <text:p text:style-name="P12"/>
                </table:table-cell>
                <table:covered-table-cell/>
                <table:covered-table-cell/>
              </table:table-row>
              <table:table-row>
                <table:table-cell table:style-name="Table219.A1" office:value-type="string">
                  <text:p text:style-name="P71"><text:bookmark text:name="General-Index-1_cp_symbol-2"/>-</text:p>
                </table:table-cell>
                <table:table-cell table:style-name="Table219.A1" office:value-type="string">
                  <text:p text:style-name="P15"/>
                </table:table-cell>
                <table:table-cell table:style-name="Table219.A1" office:value-type="string">
                  <text:p text:style-name="P15"/>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_002d_002dannotate" text:style-name="Internet_20_link" text:visited-style-name="Visited_20_Internet_20_Link"><text:span text:style-name="Source_20_Text">--annotate</text:span></text:a></text:p>
                </table:table-cell>
                <table:table-cell table:style-name="Table219.C145" office:value-type="string">
                  <text:p text:style-name="P16"><text:a xlink:type="simple" xlink:href="http://www.rodericksmith.plus.com/outlines/manuals/bashdbOutline.html#Options-for-the-bashdb-script" text:style-name="Internet_20_link" text:visited-style-name="Visited_20_Internet_20_Link">2.1.1 Command-line options for </text:a><text:a xlink:type="simple" xlink:href="http://www.rodericksmith.plus.com/outlines/manuals/bashdbOutline.html#Options-for-the-bashdb-script" text:style-name="Internet_20_link" text:visited-style-name="Visited_20_Internet_20_Link"><text:span text:style-name="Emphasis">bashdb</text:span></text:a><text:a xlink:type="simple" xlink:href="http://www.rodericksmith.plus.com/outlines/manuals/bashdbOutline.html#Options-for-the-bashdb-script" text:style-name="Internet_20_link" text:visited-style-name="Visited_20_Internet_20_Link"> script</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_002d_002dbasename" text:style-name="Internet_20_link" text:visited-style-name="Visited_20_Internet_20_Link"><text:span text:style-name="Source_20_Text">--basename</text:span></text:a></text:p>
                </table:table-cell>
                <table:table-cell table:style-name="Table219.C145" office:value-type="string">
                  <text:p text:style-name="P16"><text:a xlink:type="simple" xlink:href="http://www.rodericksmith.plus.com/outlines/manuals/bashdbOutline.html#Options-for-the-bashdb-script" text:style-name="Internet_20_link" text:visited-style-name="Visited_20_Internet_20_Link">2.1.1 Command-line options for </text:a><text:a xlink:type="simple" xlink:href="http://www.rodericksmith.plus.com/outlines/manuals/bashdbOutline.html#Options-for-the-bashdb-script" text:style-name="Internet_20_link" text:visited-style-name="Visited_20_Internet_20_Link"><text:span text:style-name="Emphasis">bashdb</text:span></text:a><text:a xlink:type="simple" xlink:href="http://www.rodericksmith.plus.com/outlines/manuals/bashdbOutline.html#Options-for-the-bashdb-script" text:style-name="Internet_20_link" text:visited-style-name="Visited_20_Internet_20_Link"> script</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_002d_002dcommand" text:style-name="Internet_20_link" text:visited-style-name="Visited_20_Internet_20_Link"><text:span text:style-name="Source_20_Text">--command</text:span></text:a></text:p>
                </table:table-cell>
                <table:table-cell table:style-name="Table219.C145" office:value-type="string">
                  <text:p text:style-name="P16"><text:a xlink:type="simple" xlink:href="http://www.rodericksmith.plus.com/outlines/manuals/bashdbOutline.html#Options-for-the-bashdb-script" text:style-name="Internet_20_link" text:visited-style-name="Visited_20_Internet_20_Link">2.1.1 Command-line options for </text:a><text:a xlink:type="simple" xlink:href="http://www.rodericksmith.plus.com/outlines/manuals/bashdbOutline.html#Options-for-the-bashdb-script" text:style-name="Internet_20_link" text:visited-style-name="Visited_20_Internet_20_Link"><text:span text:style-name="Emphasis">bashdb</text:span></text:a><text:a xlink:type="simple" xlink:href="http://www.rodericksmith.plus.com/outlines/manuals/bashdbOutline.html#Options-for-the-bashdb-script" text:style-name="Internet_20_link" text:visited-style-name="Visited_20_Internet_20_Link"> script</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_002d_002deval_002dcommand-cmdfile" text:style-name="Internet_20_link" text:visited-style-name="Visited_20_Internet_20_Link"><text:span text:style-name="Source_20_Text">--eval-command</text:span></text:a><text:a xlink:type="simple" xlink:href="http://www.rodericksmith.plus.com/outlines/manuals/bashdbOutline.html#index-_002d_002deval_002dcommand-cmdfile" text:style-name="Internet_20_link" text:visited-style-name="Visited_20_Internet_20_Link"> </text:a><text:a xlink:type="simple" xlink:href="http://www.rodericksmith.plus.com/outlines/manuals/bashdbOutline.html#index-_002d_002deval_002dcommand-cmdfile" text:style-name="Internet_20_link" text:visited-style-name="Visited_20_Internet_20_Link"><text:span text:style-name="Variable">cmdfile</text:span></text:a></text:p>
                </table:table-cell>
                <table:table-cell table:style-name="Table219.C145" office:value-type="string">
                  <text:p text:style-name="P16"><text:a xlink:type="simple" xlink:href="http://www.rodericksmith.plus.com/outlines/manuals/bashdbOutline.html#Options-for-the-bashdb-script" text:style-name="Internet_20_link" text:visited-style-name="Visited_20_Internet_20_Link">2.1.1 Command-line options for </text:a><text:a xlink:type="simple" xlink:href="http://www.rodericksmith.plus.com/outlines/manuals/bashdbOutline.html#Options-for-the-bashdb-script" text:style-name="Internet_20_link" text:visited-style-name="Visited_20_Internet_20_Link"><text:span text:style-name="Emphasis">bashdb</text:span></text:a><text:a xlink:type="simple" xlink:href="http://www.rodericksmith.plus.com/outlines/manuals/bashdbOutline.html#Options-for-the-bashdb-script" text:style-name="Internet_20_link" text:visited-style-name="Visited_20_Internet_20_Link"> script</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_002d_002dhelp" text:style-name="Internet_20_link" text:visited-style-name="Visited_20_Internet_20_Link"><text:span text:style-name="Source_20_Text">--help</text:span></text:a></text:p>
                </table:table-cell>
                <table:table-cell table:style-name="Table219.C145" office:value-type="string">
                  <text:p text:style-name="P16"><text:a xlink:type="simple" xlink:href="http://www.rodericksmith.plus.com/outlines/manuals/bashdbOutline.html#Options-for-the-bashdb-script" text:style-name="Internet_20_link" text:visited-style-name="Visited_20_Internet_20_Link">2.1.1 Command-line options for </text:a><text:a xlink:type="simple" xlink:href="http://www.rodericksmith.plus.com/outlines/manuals/bashdbOutline.html#Options-for-the-bashdb-script" text:style-name="Internet_20_link" text:visited-style-name="Visited_20_Internet_20_Link"><text:span text:style-name="Emphasis">bashdb</text:span></text:a><text:a xlink:type="simple" xlink:href="http://www.rodericksmith.plus.com/outlines/manuals/bashdbOutline.html#Options-for-the-bashdb-script" text:style-name="Internet_20_link" text:visited-style-name="Visited_20_Internet_20_Link"> script</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_002d_002dlibrary" text:style-name="Internet_20_link" text:visited-style-name="Visited_20_Internet_20_Link"><text:span text:style-name="Source_20_Text">--library</text:span></text:a></text:p>
                </table:table-cell>
                <table:table-cell table:style-name="Table219.C145" office:value-type="string">
                  <text:p text:style-name="P16"><text:a xlink:type="simple" xlink:href="http://www.rodericksmith.plus.com/outlines/manuals/bashdbOutline.html#Options-for-the-bashdb-script" text:style-name="Internet_20_link" text:visited-style-name="Visited_20_Internet_20_Link">2.1.1 Command-line options for </text:a><text:a xlink:type="simple" xlink:href="http://www.rodericksmith.plus.com/outlines/manuals/bashdbOutline.html#Options-for-the-bashdb-script" text:style-name="Internet_20_link" text:visited-style-name="Visited_20_Internet_20_Link"><text:span text:style-name="Emphasis">bashdb</text:span></text:a><text:a xlink:type="simple" xlink:href="http://www.rodericksmith.plus.com/outlines/manuals/bashdbOutline.html#Options-for-the-bashdb-script" text:style-name="Internet_20_link" text:visited-style-name="Visited_20_Internet_20_Link"> script</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_002d_002dno_002dinit" text:style-name="Internet_20_link" text:visited-style-name="Visited_20_Internet_20_Link"><text:span text:style-name="Source_20_Text">--no-init</text:span></text:a></text:p>
                </table:table-cell>
                <table:table-cell table:style-name="Table219.C145" office:value-type="string">
                  <text:p text:style-name="P16"><text:a xlink:type="simple" xlink:href="http://www.rodericksmith.plus.com/outlines/manuals/bashdbOutline.html#Options-for-the-bashdb-script" text:style-name="Internet_20_link" text:visited-style-name="Visited_20_Internet_20_Link">2.1.1 Command-line options for </text:a><text:a xlink:type="simple" xlink:href="http://www.rodericksmith.plus.com/outlines/manuals/bashdbOutline.html#Options-for-the-bashdb-script" text:style-name="Internet_20_link" text:visited-style-name="Visited_20_Internet_20_Link"><text:span text:style-name="Emphasis">bashdb</text:span></text:a><text:a xlink:type="simple" xlink:href="http://www.rodericksmith.plus.com/outlines/manuals/bashdbOutline.html#Options-for-the-bashdb-script" text:style-name="Internet_20_link" text:visited-style-name="Visited_20_Internet_20_Link"> script</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_002d_002dnx" text:style-name="Internet_20_link" text:visited-style-name="Visited_20_Internet_20_Link"><text:span text:style-name="Source_20_Text">--nx</text:span></text:a></text:p>
                </table:table-cell>
                <table:table-cell table:style-name="Table219.C145" office:value-type="string">
                  <text:p text:style-name="P16"><text:a xlink:type="simple" xlink:href="http://www.rodericksmith.plus.com/outlines/manuals/bashdbOutline.html#Options-for-the-bashdb-script" text:style-name="Internet_20_link" text:visited-style-name="Visited_20_Internet_20_Link">2.1.1 Command-line options for </text:a><text:a xlink:type="simple" xlink:href="http://www.rodericksmith.plus.com/outlines/manuals/bashdbOutline.html#Options-for-the-bashdb-script" text:style-name="Internet_20_link" text:visited-style-name="Visited_20_Internet_20_Link"><text:span text:style-name="Emphasis">bashdb</text:span></text:a><text:a xlink:type="simple" xlink:href="http://www.rodericksmith.plus.com/outlines/manuals/bashdbOutline.html#Options-for-the-bashdb-script" text:style-name="Internet_20_link" text:visited-style-name="Visited_20_Internet_20_Link"> script</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_002d_002dquiet" text:style-name="Internet_20_link" text:visited-style-name="Visited_20_Internet_20_Link"><text:span text:style-name="Source_20_Text">--quiet</text:span></text:a></text:p>
                </table:table-cell>
                <table:table-cell table:style-name="Table219.C145" office:value-type="string">
                  <text:p text:style-name="P16"><text:a xlink:type="simple" xlink:href="http://www.rodericksmith.plus.com/outlines/manuals/bashdbOutline.html#Options-for-the-bashdb-script" text:style-name="Internet_20_link" text:visited-style-name="Visited_20_Internet_20_Link">2.1.1 Command-line options for </text:a><text:a xlink:type="simple" xlink:href="http://www.rodericksmith.plus.com/outlines/manuals/bashdbOutline.html#Options-for-the-bashdb-script" text:style-name="Internet_20_link" text:visited-style-name="Visited_20_Internet_20_Link"><text:span text:style-name="Emphasis">bashdb</text:span></text:a><text:a xlink:type="simple" xlink:href="http://www.rodericksmith.plus.com/outlines/manuals/bashdbOutline.html#Options-for-the-bashdb-script" text:style-name="Internet_20_link" text:visited-style-name="Visited_20_Internet_20_Link"> script</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_002d_002dtempdir" text:style-name="Internet_20_link" text:visited-style-name="Visited_20_Internet_20_Link"><text:span text:style-name="Source_20_Text">--tempdir</text:span></text:a></text:p>
                </table:table-cell>
                <table:table-cell table:style-name="Table219.C145" office:value-type="string">
                  <text:p text:style-name="P16"><text:a xlink:type="simple" xlink:href="http://www.rodericksmith.plus.com/outlines/manuals/bashdbOutline.html#Options-for-the-bashdb-script" text:style-name="Internet_20_link" text:visited-style-name="Visited_20_Internet_20_Link">2.1.1 Command-line options for </text:a><text:a xlink:type="simple" xlink:href="http://www.rodericksmith.plus.com/outlines/manuals/bashdbOutline.html#Options-for-the-bashdb-script" text:style-name="Internet_20_link" text:visited-style-name="Visited_20_Internet_20_Link"><text:span text:style-name="Emphasis">bashdb</text:span></text:a><text:a xlink:type="simple" xlink:href="http://www.rodericksmith.plus.com/outlines/manuals/bashdbOutline.html#Options-for-the-bashdb-script" text:style-name="Internet_20_link" text:visited-style-name="Visited_20_Internet_20_Link"> script</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_002d_002dterminal" text:style-name="Internet_20_link" text:visited-style-name="Visited_20_Internet_20_Link"><text:span text:style-name="Source_20_Text">--terminal</text:span></text:a></text:p>
                </table:table-cell>
                <table:table-cell table:style-name="Table219.C145" office:value-type="string">
                  <text:p text:style-name="P16"><text:a xlink:type="simple" xlink:href="http://www.rodericksmith.plus.com/outlines/manuals/bashdbOutline.html#Options-for-the-bashdb-script" text:style-name="Internet_20_link" text:visited-style-name="Visited_20_Internet_20_Link">2.1.1 Command-line options for </text:a><text:a xlink:type="simple" xlink:href="http://www.rodericksmith.plus.com/outlines/manuals/bashdbOutline.html#Options-for-the-bashdb-script" text:style-name="Internet_20_link" text:visited-style-name="Visited_20_Internet_20_Link"><text:span text:style-name="Emphasis">bashdb</text:span></text:a><text:a xlink:type="simple" xlink:href="http://www.rodericksmith.plus.com/outlines/manuals/bashdbOutline.html#Options-for-the-bashdb-script" text:style-name="Internet_20_link" text:visited-style-name="Visited_20_Internet_20_Link"> script</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_002d_002dtty" text:style-name="Internet_20_link" text:visited-style-name="Visited_20_Internet_20_Link"><text:span text:style-name="Source_20_Text">--tty</text:span></text:a></text:p>
                </table:table-cell>
                <table:table-cell table:style-name="Table219.C145" office:value-type="string">
                  <text:p text:style-name="P16"><text:a xlink:type="simple" xlink:href="http://www.rodericksmith.plus.com/outlines/manuals/bashdbOutline.html#Options-for-the-bashdb-script" text:style-name="Internet_20_link" text:visited-style-name="Visited_20_Internet_20_Link">2.1.1 Command-line options for </text:a><text:a xlink:type="simple" xlink:href="http://www.rodericksmith.plus.com/outlines/manuals/bashdbOutline.html#Options-for-the-bashdb-script" text:style-name="Internet_20_link" text:visited-style-name="Visited_20_Internet_20_Link"><text:span text:style-name="Emphasis">bashdb</text:span></text:a><text:a xlink:type="simple" xlink:href="http://www.rodericksmith.plus.com/outlines/manuals/bashdbOutline.html#Options-for-the-bashdb-script" text:style-name="Internet_20_link" text:visited-style-name="Visited_20_Internet_20_Link"> script</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_002dA" text:style-name="Internet_20_link" text:visited-style-name="Visited_20_Internet_20_Link"><text:span text:style-name="Source_20_Text">-A</text:span></text:a></text:p>
                </table:table-cell>
                <table:table-cell table:style-name="Table219.C145" office:value-type="string">
                  <text:p text:style-name="P16"><text:a xlink:type="simple" xlink:href="http://www.rodericksmith.plus.com/outlines/manuals/bashdbOutline.html#Options-for-the-bashdb-script" text:style-name="Internet_20_link" text:visited-style-name="Visited_20_Internet_20_Link">2.1.1 Command-line options for </text:a><text:a xlink:type="simple" xlink:href="http://www.rodericksmith.plus.com/outlines/manuals/bashdbOutline.html#Options-for-the-bashdb-script" text:style-name="Internet_20_link" text:visited-style-name="Visited_20_Internet_20_Link"><text:span text:style-name="Emphasis">bashdb</text:span></text:a><text:a xlink:type="simple" xlink:href="http://www.rodericksmith.plus.com/outlines/manuals/bashdbOutline.html#Options-for-the-bashdb-script" text:style-name="Internet_20_link" text:visited-style-name="Visited_20_Internet_20_Link"> script</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_002dB" text:style-name="Internet_20_link" text:visited-style-name="Visited_20_Internet_20_Link"><text:span text:style-name="Source_20_Text">-B</text:span></text:a></text:p>
                </table:table-cell>
                <table:table-cell table:style-name="Table219.C145" office:value-type="string">
                  <text:p text:style-name="P16"><text:a xlink:type="simple" xlink:href="http://www.rodericksmith.plus.com/outlines/manuals/bashdbOutline.html#Options-for-the-bashdb-script" text:style-name="Internet_20_link" text:visited-style-name="Visited_20_Internet_20_Link">2.1.1 Command-line options for </text:a><text:a xlink:type="simple" xlink:href="http://www.rodericksmith.plus.com/outlines/manuals/bashdbOutline.html#Options-for-the-bashdb-script" text:style-name="Internet_20_link" text:visited-style-name="Visited_20_Internet_20_Link"><text:span text:style-name="Emphasis">bashdb</text:span></text:a><text:a xlink:type="simple" xlink:href="http://www.rodericksmith.plus.com/outlines/manuals/bashdbOutline.html#Options-for-the-bashdb-script" text:style-name="Internet_20_link" text:visited-style-name="Visited_20_Internet_20_Link"> script</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_002dc" text:style-name="Internet_20_link" text:visited-style-name="Visited_20_Internet_20_Link"><text:span text:style-name="Source_20_Text">-c</text:span></text:a></text:p>
                </table:table-cell>
                <table:table-cell table:style-name="Table219.C145" office:value-type="string">
                  <text:p text:style-name="P16"><text:a xlink:type="simple" xlink:href="http://www.rodericksmith.plus.com/outlines/manuals/bashdbOutline.html#Options-for-the-bashdb-script" text:style-name="Internet_20_link" text:visited-style-name="Visited_20_Internet_20_Link">2.1.1 Command-line options for </text:a><text:a xlink:type="simple" xlink:href="http://www.rodericksmith.plus.com/outlines/manuals/bashdbOutline.html#Options-for-the-bashdb-script" text:style-name="Internet_20_link" text:visited-style-name="Visited_20_Internet_20_Link"><text:span text:style-name="Emphasis">bashdb</text:span></text:a><text:a xlink:type="simple" xlink:href="http://www.rodericksmith.plus.com/outlines/manuals/bashdbOutline.html#Options-for-the-bashdb-script" text:style-name="Internet_20_link" text:visited-style-name="Visited_20_Internet_20_Link"> script</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_002dh" text:style-name="Internet_20_link" text:visited-style-name="Visited_20_Internet_20_Link"><text:span text:style-name="Source_20_Text">-h</text:span></text:a></text:p>
                </table:table-cell>
                <table:table-cell table:style-name="Table219.C145" office:value-type="string">
                  <text:p text:style-name="P16"><text:a xlink:type="simple" xlink:href="http://www.rodericksmith.plus.com/outlines/manuals/bashdbOutline.html#Options-for-the-bashdb-script" text:style-name="Internet_20_link" text:visited-style-name="Visited_20_Internet_20_Link">2.1.1 Command-line options for </text:a><text:a xlink:type="simple" xlink:href="http://www.rodericksmith.plus.com/outlines/manuals/bashdbOutline.html#Options-for-the-bashdb-script" text:style-name="Internet_20_link" text:visited-style-name="Visited_20_Internet_20_Link"><text:span text:style-name="Emphasis">bashdb</text:span></text:a><text:a xlink:type="simple" xlink:href="http://www.rodericksmith.plus.com/outlines/manuals/bashdbOutline.html#Options-for-the-bashdb-script" text:style-name="Internet_20_link" text:visited-style-name="Visited_20_Internet_20_Link"> script</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_002dL" text:style-name="Internet_20_link" text:visited-style-name="Visited_20_Internet_20_Link"><text:span text:style-name="Source_20_Text">-L</text:span></text:a></text:p>
                </table:table-cell>
                <table:table-cell table:style-name="Table219.C145" office:value-type="string">
                  <text:p text:style-name="P16"><text:a xlink:type="simple" xlink:href="http://www.rodericksmith.plus.com/outlines/manuals/bashdbOutline.html#Options-for-the-bashdb-script" text:style-name="Internet_20_link" text:visited-style-name="Visited_20_Internet_20_Link">2.1.1 Command-line options for </text:a><text:a xlink:type="simple" xlink:href="http://www.rodericksmith.plus.com/outlines/manuals/bashdbOutline.html#Options-for-the-bashdb-script" text:style-name="Internet_20_link" text:visited-style-name="Visited_20_Internet_20_Link"><text:span text:style-name="Emphasis">bashdb</text:span></text:a><text:a xlink:type="simple" xlink:href="http://www.rodericksmith.plus.com/outlines/manuals/bashdbOutline.html#Options-for-the-bashdb-script" text:style-name="Internet_20_link" text:visited-style-name="Visited_20_Internet_20_Link"> script</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_002dn" text:style-name="Internet_20_link" text:visited-style-name="Visited_20_Internet_20_Link"><text:span text:style-name="Source_20_Text">-n</text:span></text:a></text:p>
                </table:table-cell>
                <table:table-cell table:style-name="Table219.C145" office:value-type="string">
                  <text:p text:style-name="P16"><text:a xlink:type="simple" xlink:href="http://www.rodericksmith.plus.com/outlines/manuals/bashdbOutline.html#Options-for-the-bashdb-script" text:style-name="Internet_20_link" text:visited-style-name="Visited_20_Internet_20_Link">2.1.1 Command-line options for </text:a><text:a xlink:type="simple" xlink:href="http://www.rodericksmith.plus.com/outlines/manuals/bashdbOutline.html#Options-for-the-bashdb-script" text:style-name="Internet_20_link" text:visited-style-name="Visited_20_Internet_20_Link"><text:span text:style-name="Emphasis">bashdb</text:span></text:a><text:a xlink:type="simple" xlink:href="http://www.rodericksmith.plus.com/outlines/manuals/bashdbOutline.html#Options-for-the-bashdb-script" text:style-name="Internet_20_link" text:visited-style-name="Visited_20_Internet_20_Link"> script</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_002dq" text:style-name="Internet_20_link" text:visited-style-name="Visited_20_Internet_20_Link"><text:span text:style-name="Source_20_Text">-q</text:span></text:a></text:p>
                </table:table-cell>
                <table:table-cell table:style-name="Table219.C145" office:value-type="string">
                  <text:p text:style-name="P16"><text:a xlink:type="simple" xlink:href="http://www.rodericksmith.plus.com/outlines/manuals/bashdbOutline.html#Options-for-the-bashdb-script" text:style-name="Internet_20_link" text:visited-style-name="Visited_20_Internet_20_Link">2.1.1 Command-line options for </text:a><text:a xlink:type="simple" xlink:href="http://www.rodericksmith.plus.com/outlines/manuals/bashdbOutline.html#Options-for-the-bashdb-script" text:style-name="Internet_20_link" text:visited-style-name="Visited_20_Internet_20_Link"><text:span text:style-name="Emphasis">bashdb</text:span></text:a><text:a xlink:type="simple" xlink:href="http://www.rodericksmith.plus.com/outlines/manuals/bashdbOutline.html#Options-for-the-bashdb-script" text:style-name="Internet_20_link" text:visited-style-name="Visited_20_Internet_20_Link"> script</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_002dT" text:style-name="Internet_20_link" text:visited-style-name="Visited_20_Internet_20_Link"><text:span text:style-name="Source_20_Text">-T</text:span></text:a></text:p>
                </table:table-cell>
                <table:table-cell table:style-name="Table219.C145" office:value-type="string">
                  <text:p text:style-name="P16"><text:a xlink:type="simple" xlink:href="http://www.rodericksmith.plus.com/outlines/manuals/bashdbOutline.html#Options-for-the-bashdb-script" text:style-name="Internet_20_link" text:visited-style-name="Visited_20_Internet_20_Link">2.1.1 Command-line options for </text:a><text:a xlink:type="simple" xlink:href="http://www.rodericksmith.plus.com/outlines/manuals/bashdbOutline.html#Options-for-the-bashdb-script" text:style-name="Internet_20_link" text:visited-style-name="Visited_20_Internet_20_Link"><text:span text:style-name="Emphasis">bashdb</text:span></text:a><text:a xlink:type="simple" xlink:href="http://www.rodericksmith.plus.com/outlines/manuals/bashdbOutline.html#Options-for-the-bashdb-script" text:style-name="Internet_20_link" text:visited-style-name="Visited_20_Internet_20_Link"> script</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_002dt" text:style-name="Internet_20_link" text:visited-style-name="Visited_20_Internet_20_Link"><text:span text:style-name="Source_20_Text">-t</text:span></text:a></text:p>
                </table:table-cell>
                <table:table-cell table:style-name="Table219.C145" office:value-type="string">
                  <text:p text:style-name="P16"><text:a xlink:type="simple" xlink:href="http://www.rodericksmith.plus.com/outlines/manuals/bashdbOutline.html#Options-for-the-bashdb-script" text:style-name="Internet_20_link" text:visited-style-name="Visited_20_Internet_20_Link">2.1.1 Command-line options for </text:a><text:a xlink:type="simple" xlink:href="http://www.rodericksmith.plus.com/outlines/manuals/bashdbOutline.html#Options-for-the-bashdb-script" text:style-name="Internet_20_link" text:visited-style-name="Visited_20_Internet_20_Link"><text:span text:style-name="Emphasis">bashdb</text:span></text:a><text:a xlink:type="simple" xlink:href="http://www.rodericksmith.plus.com/outlines/manuals/bashdbOutline.html#Options-for-the-bashdb-script" text:style-name="Internet_20_link" text:visited-style-name="Visited_20_Internet_20_Link"> script</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_002dV" text:style-name="Internet_20_link" text:visited-style-name="Visited_20_Internet_20_Link"><text:span text:style-name="Source_20_Text">-V</text:span></text:a></text:p>
                </table:table-cell>
                <table:table-cell table:style-name="Table219.C145" office:value-type="string">
                  <text:p text:style-name="P16"><text:a xlink:type="simple" xlink:href="http://www.rodericksmith.plus.com/outlines/manuals/bashdbOutline.html#Options-for-the-bashdb-script" text:style-name="Internet_20_link" text:visited-style-name="Visited_20_Internet_20_Link">2.1.1 Command-line options for </text:a><text:a xlink:type="simple" xlink:href="http://www.rodericksmith.plus.com/outlines/manuals/bashdbOutline.html#Options-for-the-bashdb-script" text:style-name="Internet_20_link" text:visited-style-name="Visited_20_Internet_20_Link"><text:span text:style-name="Emphasis">bashdb</text:span></text:a><text:a xlink:type="simple" xlink:href="http://www.rodericksmith.plus.com/outlines/manuals/bashdbOutline.html#Options-for-the-bashdb-script" text:style-name="Internet_20_link" text:visited-style-name="Visited_20_Internet_20_Link"> script</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_002dx" text:style-name="Internet_20_link" text:visited-style-name="Visited_20_Internet_20_Link"><text:span text:style-name="Source_20_Text">-x</text:span></text:a></text:p>
                </table:table-cell>
                <table:table-cell table:style-name="Table219.C145" office:value-type="string">
                  <text:p text:style-name="P16"><text:a xlink:type="simple" xlink:href="http://www.rodericksmith.plus.com/outlines/manuals/bashdbOutline.html#Options-for-the-bashdb-script" text:style-name="Internet_20_link" text:visited-style-name="Visited_20_Internet_20_Link">2.1.1 Command-line options for </text:a><text:a xlink:type="simple" xlink:href="http://www.rodericksmith.plus.com/outlines/manuals/bashdbOutline.html#Options-for-the-bashdb-script" text:style-name="Internet_20_link" text:visited-style-name="Visited_20_Internet_20_Link"><text:span text:style-name="Emphasis">bashdb</text:span></text:a><text:a xlink:type="simple" xlink:href="http://www.rodericksmith.plus.com/outlines/manuals/bashdbOutline.html#Options-for-the-bashdb-script" text:style-name="Internet_20_link" text:visited-style-name="Visited_20_Internet_20_Link"> script</text:a></text:p>
                </table:table-cell>
              </table:table-row>
              <table:table-row>
                <table:table-cell table:style-name="Table219.A1" table:number-columns-spanned="3" office:value-type="string">
                  <text:p text:style-name="P12"><text:soft-page-break/></text:p>
                </table:table-cell>
                <table:covered-table-cell/>
                <table:covered-table-cell/>
              </table:table-row>
              <table:table-row>
                <table:table-cell table:style-name="Table219.A1" office:value-type="string">
                  <text:p text:style-name="P71"><text:bookmark text:name="General-Index-1_cp_symbol-3"/>.</text:p>
                </table:table-cell>
                <table:table-cell table:style-name="Table219.A1" office:value-type="string">
                  <text:p text:style-name="P15"/>
                </table:table-cell>
                <table:table-cell table:style-name="Table219.A1" office:value-type="string">
                  <text:p text:style-name="P15"/>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_002ebashdbinit" text:style-name="Internet_20_link" text:visited-style-name="Visited_20_Internet_20_Link">‘</text:a><text:a xlink:type="simple" xlink:href="http://www.rodericksmith.plus.com/outlines/manuals/bashdbOutline.html#index-_002ebashdbinit" text:style-name="Internet_20_link" text:visited-style-name="Visited_20_Internet_20_Link"><text:span text:style-name="Teletype">.bashdbinit</text:span></text:a><text:a xlink:type="simple" xlink:href="http://www.rodericksmith.plus.com/outlines/manuals/bashdbOutline.html#index-_002ebashdbinit" text:style-name="Internet_20_link" text:visited-style-name="Visited_20_Internet_20_Link">’</text:a></text:p>
                </table:table-cell>
                <table:table-cell table:style-name="Table219.C145" office:value-type="string">
                  <text:p text:style-name="P16"><text:a xlink:type="simple" xlink:href="http://www.rodericksmith.plus.com/outlines/manuals/bashdbOutline.html#Command-Files" text:style-name="Internet_20_link" text:visited-style-name="Visited_20_Internet_20_Link">3.2 Command files</text:a></text:p>
                </table:table-cell>
              </table:table-row>
              <table:table-row>
                <table:table-cell table:style-name="Table219.A1" table:number-columns-spanned="3" office:value-type="string">
                  <text:p text:style-name="P12"/>
                </table:table-cell>
                <table:covered-table-cell/>
                <table:covered-table-cell/>
              </table:table-row>
              <table:table-row>
                <table:table-cell table:style-name="Table219.A1" office:value-type="string">
                  <text:p text:style-name="P71"><text:bookmark text:name="General-Index-1_cp_letter-A"/>A</text:p>
                </table:table-cell>
                <table:table-cell table:style-name="Table219.A1" office:value-type="string">
                  <text:p text:style-name="P15"/>
                </table:table-cell>
                <table:table-cell table:style-name="Table219.A1" office:value-type="string">
                  <text:p text:style-name="P15"/>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arguments-_0028to-your-script_0029" text:style-name="Internet_20_link" text:visited-style-name="Visited_20_Internet_20_Link">arguments (to your script)</text:a></text:p>
                </table:table-cell>
                <table:table-cell table:style-name="Table219.C145" office:value-type="string">
                  <text:p text:style-name="P16"><text:a xlink:type="simple" xlink:href="http://www.rodericksmith.plus.com/outlines/manuals/bashdbOutline.html#Arguments" text:style-name="Internet_20_link" text:visited-style-name="Visited_20_Internet_20_Link">3.3 Your script’s arguments</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automatic-display" text:style-name="Internet_20_link" text:visited-style-name="Visited_20_Internet_20_Link">automatic display</text:a></text:p>
                </table:table-cell>
                <table:table-cell table:style-name="Table219.C145" office:value-type="string">
                  <text:p text:style-name="P16"><text:a xlink:type="simple" xlink:href="http://www.rodericksmith.plus.com/outlines/manuals/bashdbOutline.html#Auto-Display" text:style-name="Internet_20_link" text:visited-style-name="Visited_20_Internet_20_Link">4.10 Automatic display (‘</text:a><text:a xlink:type="simple" xlink:href="http://www.rodericksmith.plus.com/outlines/manuals/bashdbOutline.html#Auto-Display" text:style-name="Internet_20_link" text:visited-style-name="Visited_20_Internet_20_Link"><text:span text:style-name="Example">display</text:span></text:a><text:a xlink:type="simple" xlink:href="http://www.rodericksmith.plus.com/outlines/manuals/bashdbOutline.html#Auto-Display" text:style-name="Internet_20_link" text:visited-style-name="Visited_20_Internet_20_Link">’, ‘</text:a><text:a xlink:type="simple" xlink:href="http://www.rodericksmith.plus.com/outlines/manuals/bashdbOutline.html#Auto-Display" text:style-name="Internet_20_link" text:visited-style-name="Visited_20_Internet_20_Link"><text:span text:style-name="Example">undisplay</text:span></text:a><text:a xlink:type="simple" xlink:href="http://www.rodericksmith.plus.com/outlines/manuals/bashdbOutline.html#Auto-Display" text:style-name="Internet_20_link" text:visited-style-name="Visited_20_Internet_20_Link">’)</text:a></text:p>
                </table:table-cell>
              </table:table-row>
              <table:table-row>
                <table:table-cell table:style-name="Table219.A1" table:number-columns-spanned="3" office:value-type="string">
                  <text:p text:style-name="P12"/>
                </table:table-cell>
                <table:covered-table-cell/>
                <table:covered-table-cell/>
              </table:table-row>
              <table:table-row>
                <table:table-cell table:style-name="Table219.A1" office:value-type="string">
                  <text:p text:style-name="P71"><text:bookmark text:name="General-Index-1_cp_letter-B"/>B</text:p>
                </table:table-cell>
                <table:table-cell table:style-name="Table219.A1" office:value-type="string">
                  <text:p text:style-name="P15"/>
                </table:table-cell>
                <table:table-cell table:style-name="Table219.A1" office:value-type="string">
                  <text:p text:style-name="P15"/>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backtraces" text:style-name="Internet_20_link" text:visited-style-name="Visited_20_Internet_20_Link">backtraces</text:a></text:p>
                </table:table-cell>
                <table:table-cell table:style-name="Table219.C145" office:value-type="string">
                  <text:p text:style-name="P16"><text:a xlink:type="simple" xlink:href="http://www.rodericksmith.plus.com/outlines/manuals/bashdbOutline.html#Backtrace" text:style-name="Internet_20_link" text:visited-style-name="Visited_20_Internet_20_Link">4.5.2 Backtraces (‘</text:a><text:a xlink:type="simple" xlink:href="http://www.rodericksmith.plus.com/outlines/manuals/bashdbOutline.html#Backtrace" text:style-name="Internet_20_link" text:visited-style-name="Visited_20_Internet_20_Link"><text:span text:style-name="Example">where</text:span></text:a><text:a xlink:type="simple" xlink:href="http://www.rodericksmith.plus.com/outlines/manuals/bashdbOutline.html#Backtrace"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BASH-debugger-bugs_002c-reporting" text:style-name="Internet_20_link" text:visited-style-name="Visited_20_Internet_20_Link">BASH debugger bugs, reporting</text:a></text:p>
                </table:table-cell>
                <table:table-cell table:style-name="Table219.C145" office:value-type="string">
                  <text:p text:style-name="P16"><text:a xlink:type="simple" xlink:href="http://www.rodericksmith.plus.com/outlines/manuals/bashdbOutline.html#Bug-Reporting" text:style-name="Internet_20_link" text:visited-style-name="Visited_20_Internet_20_Link">5.2 How to report bugs</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bashdb_002eini" text:style-name="Internet_20_link" text:visited-style-name="Visited_20_Internet_20_Link">‘</text:a><text:a xlink:type="simple" xlink:href="http://www.rodericksmith.plus.com/outlines/manuals/bashdbOutline.html#index-bashdb_002eini" text:style-name="Internet_20_link" text:visited-style-name="Visited_20_Internet_20_Link"><text:span text:style-name="Teletype">bashdb.ini</text:span></text:a><text:a xlink:type="simple" xlink:href="http://www.rodericksmith.plus.com/outlines/manuals/bashdbOutline.html#index-bashdb_002eini" text:style-name="Internet_20_link" text:visited-style-name="Visited_20_Internet_20_Link">’</text:a></text:p>
                </table:table-cell>
                <table:table-cell table:style-name="Table219.C145" office:value-type="string">
                  <text:p text:style-name="P16"><text:a xlink:type="simple" xlink:href="http://www.rodericksmith.plus.com/outlines/manuals/bashdbOutline.html#Command-Files" text:style-name="Internet_20_link" text:visited-style-name="Visited_20_Internet_20_Link">3.2 Command files</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breakpoint-conditions" text:style-name="Internet_20_link" text:visited-style-name="Visited_20_Internet_20_Link">breakpoint conditions</text:a></text:p>
                </table:table-cell>
                <table:table-cell table:style-name="Table219.C145" office:value-type="string">
                  <text:p text:style-name="P16"><text:a xlink:type="simple" xlink:href="http://www.rodericksmith.plus.com/outlines/manuals/bashdbOutline.html#Conditions" text:style-name="Internet_20_link" text:visited-style-name="Visited_20_Internet_20_Link">4.4.1.6 Break conditions (‘</text:a><text:a xlink:type="simple" xlink:href="http://www.rodericksmith.plus.com/outlines/manuals/bashdbOutline.html#Conditions" text:style-name="Internet_20_link" text:visited-style-name="Visited_20_Internet_20_Link"><text:span text:style-name="Example">condition</text:span></text:a><text:a xlink:type="simple" xlink:href="http://www.rodericksmith.plus.com/outlines/manuals/bashdbOutline.html#Conditions"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breakpoint-numbers" text:style-name="Internet_20_link" text:visited-style-name="Visited_20_Internet_20_Link">breakpoint numbers</text:a></text:p>
                </table:table-cell>
                <table:table-cell table:style-name="Table219.C145" office:value-type="string">
                  <text:p text:style-name="P16"><text:a xlink:type="simple" xlink:href="http://www.rodericksmith.plus.com/outlines/manuals/bashdbOutline.html#Breakpoints" text:style-name="Internet_20_link" text:visited-style-name="Visited_20_Internet_20_Link">4.4.1 Breakpoints, watchpoints (‘</text:a><text:a xlink:type="simple" xlink:href="http://www.rodericksmith.plus.com/outlines/manuals/bashdbOutline.html#Breakpoints" text:style-name="Internet_20_link" text:visited-style-name="Visited_20_Internet_20_Link"><text:span text:style-name="Example">break</text:span></text:a><text:a xlink:type="simple" xlink:href="http://www.rodericksmith.plus.com/outlines/manuals/bashdbOutline.html#Breakpoints" text:style-name="Internet_20_link" text:visited-style-name="Visited_20_Internet_20_Link">’, ‘</text:a><text:a xlink:type="simple" xlink:href="http://www.rodericksmith.plus.com/outlines/manuals/bashdbOutline.html#Breakpoints" text:style-name="Internet_20_link" text:visited-style-name="Visited_20_Internet_20_Link"><text:span text:style-name="Example">tbreak</text:span></text:a><text:a xlink:type="simple" xlink:href="http://www.rodericksmith.plus.com/outlines/manuals/bashdbOutline.html#Breakpoints" text:style-name="Internet_20_link" text:visited-style-name="Visited_20_Internet_20_Link">’, ‘</text:a><text:a xlink:type="simple" xlink:href="http://www.rodericksmith.plus.com/outlines/manuals/bashdbOutline.html#Breakpoints" text:style-name="Internet_20_link" text:visited-style-name="Visited_20_Internet_20_Link"><text:span text:style-name="Example">watch</text:span></text:a><text:a xlink:type="simple" xlink:href="http://www.rodericksmith.plus.com/outlines/manuals/bashdbOutline.html#Breakpoints" text:style-name="Internet_20_link" text:visited-style-name="Visited_20_Internet_20_Link">’, ‘</text:a><text:a xlink:type="simple" xlink:href="http://www.rodericksmith.plus.com/outlines/manuals/bashdbOutline.html#Breakpoints" text:style-name="Internet_20_link" text:visited-style-name="Visited_20_Internet_20_Link"><text:span text:style-name="Example">watche</text:span></text:a><text:a xlink:type="simple" xlink:href="http://www.rodericksmith.plus.com/outlines/manuals/bashdbOutline.html#Breakpoints"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breakpoint-on-variable-modification" text:style-name="Internet_20_link" text:visited-style-name="Visited_20_Internet_20_Link">breakpoint on variable modification</text:a></text:p>
                </table:table-cell>
                <table:table-cell table:style-name="Table219.C145" office:value-type="string">
                  <text:p text:style-name="P16"><text:a xlink:type="simple" xlink:href="http://www.rodericksmith.plus.com/outlines/manuals/bashdbOutline.html#Breakpoints" text:style-name="Internet_20_link" text:visited-style-name="Visited_20_Internet_20_Link">4.4.1 Breakpoints, watchpoints (‘</text:a><text:a xlink:type="simple" xlink:href="http://www.rodericksmith.plus.com/outlines/manuals/bashdbOutline.html#Breakpoints" text:style-name="Internet_20_link" text:visited-style-name="Visited_20_Internet_20_Link"><text:span text:style-name="Example">break</text:span></text:a><text:a xlink:type="simple" xlink:href="http://www.rodericksmith.plus.com/outlines/manuals/bashdbOutline.html#Breakpoints" text:style-name="Internet_20_link" text:visited-style-name="Visited_20_Internet_20_Link">’, ‘</text:a><text:a xlink:type="simple" xlink:href="http://www.rodericksmith.plus.com/outlines/manuals/bashdbOutline.html#Breakpoints" text:style-name="Internet_20_link" text:visited-style-name="Visited_20_Internet_20_Link"><text:span text:style-name="Example">tbreak</text:span></text:a><text:a xlink:type="simple" xlink:href="http://www.rodericksmith.plus.com/outlines/manuals/bashdbOutline.html#Breakpoints" text:style-name="Internet_20_link" text:visited-style-name="Visited_20_Internet_20_Link">’, ‘</text:a><text:a xlink:type="simple" xlink:href="http://www.rodericksmith.plus.com/outlines/manuals/bashdbOutline.html#Breakpoints" text:style-name="Internet_20_link" text:visited-style-name="Visited_20_Internet_20_Link"><text:span text:style-name="Example">watch</text:span></text:a><text:a xlink:type="simple" xlink:href="http://www.rodericksmith.plus.com/outlines/manuals/bashdbOutline.html#Breakpoints" text:style-name="Internet_20_link" text:visited-style-name="Visited_20_Internet_20_Link">’, ‘</text:a><text:a xlink:type="simple" xlink:href="http://www.rodericksmith.plus.com/outlines/manuals/bashdbOutline.html#Breakpoints" text:style-name="Internet_20_link" text:visited-style-name="Visited_20_Internet_20_Link"><text:span text:style-name="Example">watche</text:span></text:a><text:a xlink:type="simple" xlink:href="http://www.rodericksmith.plus.com/outlines/manuals/bashdbOutline.html#Breakpoints"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breakpoints" text:style-name="Internet_20_link" text:visited-style-name="Visited_20_Internet_20_Link">breakpoints</text:a></text:p>
                </table:table-cell>
                <table:table-cell table:style-name="Table219.C145" office:value-type="string">
                  <text:p text:style-name="P16"><text:a xlink:type="simple" xlink:href="http://www.rodericksmith.plus.com/outlines/manuals/bashdbOutline.html#Breakpoints" text:style-name="Internet_20_link" text:visited-style-name="Visited_20_Internet_20_Link">4.4.1 Breakpoints, watchpoints (‘</text:a><text:a xlink:type="simple" xlink:href="http://www.rodericksmith.plus.com/outlines/manuals/bashdbOutline.html#Breakpoints" text:style-name="Internet_20_link" text:visited-style-name="Visited_20_Internet_20_Link"><text:span text:style-name="Example">break</text:span></text:a><text:a xlink:type="simple" xlink:href="http://www.rodericksmith.plus.com/outlines/manuals/bashdbOutline.html#Breakpoints" text:style-name="Internet_20_link" text:visited-style-name="Visited_20_Internet_20_Link">’, ‘</text:a><text:a xlink:type="simple" xlink:href="http://www.rodericksmith.plus.com/outlines/manuals/bashdbOutline.html#Breakpoints" text:style-name="Internet_20_link" text:visited-style-name="Visited_20_Internet_20_Link"><text:span text:style-name="Example">tbreak</text:span></text:a><text:a xlink:type="simple" xlink:href="http://www.rodericksmith.plus.com/outlines/manuals/bashdbOutline.html#Breakpoints" text:style-name="Internet_20_link" text:visited-style-name="Visited_20_Internet_20_Link">’, ‘</text:a><text:a xlink:type="simple" xlink:href="http://www.rodericksmith.plus.com/outlines/manuals/bashdbOutline.html#Breakpoints" text:style-name="Internet_20_link" text:visited-style-name="Visited_20_Internet_20_Link"><text:span text:style-name="Example">watch</text:span></text:a><text:a xlink:type="simple" xlink:href="http://www.rodericksmith.plus.com/outlines/manuals/bashdbOutline.html#Breakpoints" text:style-name="Internet_20_link" text:visited-style-name="Visited_20_Internet_20_Link">’, ‘</text:a><text:a xlink:type="simple" xlink:href="http://www.rodericksmith.plus.com/outlines/manuals/bashdbOutline.html#Breakpoints" text:style-name="Internet_20_link" text:visited-style-name="Visited_20_Internet_20_Link"><text:span text:style-name="Example">watche</text:span></text:a><text:a xlink:type="simple" xlink:href="http://www.rodericksmith.plus.com/outlines/manuals/bashdbOutline.html#Breakpoints"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bug-criteria" text:style-name="Internet_20_link" text:visited-style-name="Visited_20_Internet_20_Link">bug criteria</text:a></text:p>
                </table:table-cell>
                <table:table-cell table:style-name="Table219.C145" office:value-type="string">
                  <text:p text:style-name="P16"><text:a xlink:type="simple" xlink:href="http://www.rodericksmith.plus.com/outlines/manuals/bashdbOutline.html#Bug-Criteria" text:style-name="Internet_20_link" text:visited-style-name="Visited_20_Internet_20_Link">5.1 Have you found a bug?</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bug-reports" text:style-name="Internet_20_link" text:visited-style-name="Visited_20_Internet_20_Link">bug reports</text:a></text:p>
                </table:table-cell>
                <table:table-cell table:style-name="Table219.C145" office:value-type="string">
                  <text:p text:style-name="P16"><text:a xlink:type="simple" xlink:href="http://www.rodericksmith.plus.com/outlines/manuals/bashdbOutline.html#Bug-Reporting" text:style-name="Internet_20_link" text:visited-style-name="Visited_20_Internet_20_Link">5.2 How to report bugs</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bugs" text:style-name="Internet_20_link" text:visited-style-name="Visited_20_Internet_20_Link">bugs</text:a></text:p>
                </table:table-cell>
                <table:table-cell table:style-name="Table219.C145" office:value-type="string">
                  <text:p text:style-name="P16"><text:a xlink:type="simple" xlink:href="http://www.rodericksmith.plus.com/outlines/manuals/bashdbOutline.html#BASH-Debugger-Bugs" text:style-name="Internet_20_link" text:visited-style-name="Visited_20_Internet_20_Link">5. Reporting Bugs</text:a></text:p>
                </table:table-cell>
              </table:table-row>
              <table:table-row>
                <table:table-cell table:style-name="Table219.A1" table:number-columns-spanned="3" office:value-type="string">
                  <text:p text:style-name="P12"/>
                </table:table-cell>
                <table:covered-table-cell/>
                <table:covered-table-cell/>
              </table:table-row>
              <table:table-row>
                <table:table-cell table:style-name="Table219.A1" office:value-type="string">
                  <text:p text:style-name="P71"><text:bookmark text:name="General-Index-1_cp_letter-C"/>C</text:p>
                </table:table-cell>
                <table:table-cell table:style-name="Table219.A1" office:value-type="string">
                  <text:p text:style-name="P15"/>
                </table:table-cell>
                <table:table-cell table:style-name="Table219.A1" office:value-type="string">
                  <text:p text:style-name="P15"/>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call-stack" text:style-name="Internet_20_link" text:visited-style-name="Visited_20_Internet_20_Link">call stack</text:a></text:p>
                </table:table-cell>
                <table:table-cell table:style-name="Table219.C145" office:value-type="string">
                  <text:p text:style-name="P16"><text:a xlink:type="simple" xlink:href="http://www.rodericksmith.plus.com/outlines/manuals/bashdbOutline.html#Stack" text:style-name="Internet_20_link" text:visited-style-name="Visited_20_Internet_20_Link">4.5 Examining the Stack Frame (‘</text:a><text:a xlink:type="simple" xlink:href="http://www.rodericksmith.plus.com/outlines/manuals/bashdbOutline.html#Stack" text:style-name="Internet_20_link" text:visited-style-name="Visited_20_Internet_20_Link"><text:span text:style-name="Example">where</text:span></text:a><text:a xlink:type="simple" xlink:href="http://www.rodericksmith.plus.com/outlines/manuals/bashdbOutline.html#Stack" text:style-name="Internet_20_link" text:visited-style-name="Visited_20_Internet_20_Link">’, ‘</text:a><text:a xlink:type="simple" xlink:href="http://www.rodericksmith.plus.com/outlines/manuals/bashdbOutline.html#Stack" text:style-name="Internet_20_link" text:visited-style-name="Visited_20_Internet_20_Link"><text:span text:style-name="Example">frame</text:span></text:a><text:a xlink:type="simple" xlink:href="http://www.rodericksmith.plus.com/outlines/manuals/bashdbOutline.html#Stack" text:style-name="Internet_20_link" text:visited-style-name="Visited_20_Internet_20_Link">’, ‘</text:a><text:a xlink:type="simple" xlink:href="http://www.rodericksmith.plus.com/outlines/manuals/bashdbOutline.html#Stack" text:style-name="Internet_20_link" text:visited-style-name="Visited_20_Internet_20_Link"><text:span text:style-name="Example">up</text:span></text:a><text:a xlink:type="simple" xlink:href="http://www.rodericksmith.plus.com/outlines/manuals/bashdbOutline.html#Stack" text:style-name="Internet_20_link" text:visited-style-name="Visited_20_Internet_20_Link">’, ‘</text:a><text:a xlink:type="simple" xlink:href="http://www.rodericksmith.plus.com/outlines/manuals/bashdbOutline.html#Stack" text:style-name="Internet_20_link" text:visited-style-name="Visited_20_Internet_20_Link"><text:span text:style-name="Example">down</text:span></text:a><text:a xlink:type="simple" xlink:href="http://www.rodericksmith.plus.com/outlines/manuals/bashdbOutline.html#Stack"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change-working-directory" text:style-name="Internet_20_link" text:visited-style-name="Visited_20_Internet_20_Link">change working directory</text:a></text:p>
                </table:table-cell>
                <table:table-cell table:style-name="Table219.C145" office:value-type="string">
                  <text:p text:style-name="P16"><text:a xlink:type="simple" xlink:href="http://www.rodericksmith.plus.com/outlines/manuals/bashdbOutline.html#Interfacing-to-the-OS" text:style-name="Internet_20_link" text:visited-style-name="Visited_20_Internet_20_Link">4.12 Interfacing to the OS (‘</text:a><text:a xlink:type="simple" xlink:href="http://www.rodericksmith.plus.com/outlines/manuals/bashdbOutline.html#Interfacing-to-the-OS" text:style-name="Internet_20_link" text:visited-style-name="Visited_20_Internet_20_Link"><text:span text:style-name="Example">cd</text:span></text:a><text:a xlink:type="simple" xlink:href="http://www.rodericksmith.plus.com/outlines/manuals/bashdbOutline.html#Interfacing-to-the-OS" text:style-name="Internet_20_link" text:visited-style-name="Visited_20_Internet_20_Link">’, ‘</text:a><text:a xlink:type="simple" xlink:href="http://www.rodericksmith.plus.com/outlines/manuals/bashdbOutline.html#Interfacing-to-the-OS" text:style-name="Internet_20_link" text:visited-style-name="Visited_20_Internet_20_Link"><text:span text:style-name="Example">pwd</text:span></text:a><text:a xlink:type="simple" xlink:href="http://www.rodericksmith.plus.com/outlines/manuals/bashdbOutline.html#Interfacing-to-the-OS"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clearing-breakpoints_002c-watchpoints" text:style-name="Internet_20_link" text:visited-style-name="Visited_20_Internet_20_Link">clearing breakpoints, watchpoints</text:a></text:p>
                </table:table-cell>
                <table:table-cell table:style-name="Table219.C145" office:value-type="string">
                  <text:p text:style-name="P16"><text:a xlink:type="simple" xlink:href="http://www.rodericksmith.plus.com/outlines/manuals/bashdbOutline.html#Delete-Breaks" text:style-name="Internet_20_link" text:visited-style-name="Visited_20_Internet_20_Link">4.4.1.4 Deleting breakpoints (‘</text:a><text:a xlink:type="simple" xlink:href="http://www.rodericksmith.plus.com/outlines/manuals/bashdbOutline.html#Delete-Breaks" text:style-name="Internet_20_link" text:visited-style-name="Visited_20_Internet_20_Link"><text:span text:style-name="Example">clear</text:span></text:a><text:a xlink:type="simple" xlink:href="http://www.rodericksmith.plus.com/outlines/manuals/bashdbOutline.html#Delete-Breaks" text:style-name="Internet_20_link" text:visited-style-name="Visited_20_Internet_20_Link">’, ‘</text:a><text:a xlink:type="simple" xlink:href="http://www.rodericksmith.plus.com/outlines/manuals/bashdbOutline.html#Delete-Breaks" text:style-name="Internet_20_link" text:visited-style-name="Visited_20_Internet_20_Link"><text:span text:style-name="Example">delete</text:span></text:a><text:a xlink:type="simple" xlink:href="http://www.rodericksmith.plus.com/outlines/manuals/bashdbOutline.html#Delete-Breaks"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command-files" text:style-name="Internet_20_link" text:visited-style-name="Visited_20_Internet_20_Link">command files</text:a></text:p>
                </table:table-cell>
                <table:table-cell table:style-name="Table219.C145" office:value-type="string">
                  <text:p text:style-name="P16"><text:a xlink:type="simple" xlink:href="http://www.rodericksmith.plus.com/outlines/manuals/bashdbOutline.html#Command-Files" text:style-name="Internet_20_link" text:visited-style-name="Visited_20_Internet_20_Link">3.2 Command files</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command-line-editing" text:style-name="Internet_20_link" text:visited-style-name="Visited_20_Internet_20_Link">command line editing</text:a></text:p>
                </table:table-cell>
                <table:table-cell table:style-name="Table219.C145" office:value-type="string">
                  <text:p text:style-name="P16"><text:a xlink:type="simple" xlink:href="http://www.rodericksmith.plus.com/outlines/manuals/bashdbOutline.html#Editing" text:style-name="Internet_20_link" text:visited-style-name="Visited_20_Internet_20_Link">4.14.11 Command editing (‘</text:a><text:a xlink:type="simple" xlink:href="http://www.rodericksmith.plus.com/outlines/manuals/bashdbOutline.html#Editing" text:style-name="Internet_20_link" text:visited-style-name="Visited_20_Internet_20_Link"><text:span text:style-name="Example">set editing</text:span></text:a><text:a xlink:type="simple" xlink:href="http://www.rodericksmith.plus.com/outlines/manuals/bashdbOutline.html#Editing" text:style-name="Internet_20_link" text:visited-style-name="Visited_20_Internet_20_Link">’, ‘</text:a><text:a xlink:type="simple" xlink:href="http://www.rodericksmith.plus.com/outlines/manuals/bashdbOutline.html#Editing" text:style-name="Internet_20_link" text:visited-style-name="Visited_20_Internet_20_Link"><text:span text:style-name="Example">show editing</text:span></text:a><text:a xlink:type="simple" xlink:href="http://www.rodericksmith.plus.com/outlines/manuals/bashdbOutline.html#Editing" text:style-name="Internet_20_link" text:visited-style-name="Visited_20_Internet_20_Link">’)</text:a></text:p>
                </table:table-cell>
              </table:table-row>
              <table:table-row>
                <table:table-cell table:style-name="Table219.A1" office:value-type="string">
                  <text:p text:style-name="P15"><text:soft-page-break/></text:p>
                </table:table-cell>
                <table:table-cell table:style-name="Table219.B145" office:value-type="string">
                  <text:p text:style-name="P16"><text:a xlink:type="simple" xlink:href="http://www.rodericksmith.plus.com/outlines/manuals/bashdbOutline.html#index-command-scripts_002c-debugging" text:style-name="Internet_20_link" text:visited-style-name="Visited_20_Internet_20_Link">command scripts, debugging</text:a></text:p>
                </table:table-cell>
                <table:table-cell table:style-name="Table219.C145" office:value-type="string">
                  <text:p text:style-name="P16"><text:a xlink:type="simple" xlink:href="http://www.rodericksmith.plus.com/outlines/manuals/bashdbOutline.html#Command_002dTracing" text:style-name="Internet_20_link" text:visited-style-name="Visited_20_Internet_20_Link">4.14.12 Debugger Commands Tracing (‘</text:a><text:a xlink:type="simple" xlink:href="http://www.rodericksmith.plus.com/outlines/manuals/bashdbOutline.html#Command_002dTracing" text:style-name="Internet_20_link" text:visited-style-name="Visited_20_Internet_20_Link"><text:span text:style-name="Example">set trace-commands</text:span></text:a><text:a xlink:type="simple" xlink:href="http://www.rodericksmith.plus.com/outlines/manuals/bashdbOutline.html#Command_002dTracing" text:style-name="Internet_20_link" text:visited-style-name="Visited_20_Internet_20_Link">’, ‘</text:a><text:a xlink:type="simple" xlink:href="http://www.rodericksmith.plus.com/outlines/manuals/bashdbOutline.html#Command_002dTracing" text:style-name="Internet_20_link" text:visited-style-name="Visited_20_Internet_20_Link"><text:span text:style-name="Example">show trace-commands</text:span></text:a><text:a xlink:type="simple" xlink:href="http://www.rodericksmith.plus.com/outlines/manuals/bashdbOutline.html#Command_002dTracing"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comment" text:style-name="Internet_20_link" text:visited-style-name="Visited_20_Internet_20_Link">comment</text:a></text:p>
                </table:table-cell>
                <table:table-cell table:style-name="Table219.C145" office:value-type="string">
                  <text:p text:style-name="P16"><text:a xlink:type="simple" xlink:href="http://www.rodericksmith.plus.com/outlines/manuals/bashdbOutline.html#Command-Syntax" text:style-name="Internet_20_link" text:visited-style-name="Visited_20_Internet_20_Link">4.1 Command syntax</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conditional-breakpoints" text:style-name="Internet_20_link" text:visited-style-name="Visited_20_Internet_20_Link">conditional breakpoints</text:a></text:p>
                </table:table-cell>
                <table:table-cell table:style-name="Table219.C145" office:value-type="string">
                  <text:p text:style-name="P16"><text:a xlink:type="simple" xlink:href="http://www.rodericksmith.plus.com/outlines/manuals/bashdbOutline.html#Conditions" text:style-name="Internet_20_link" text:visited-style-name="Visited_20_Internet_20_Link">4.4.1.6 Break conditions (‘</text:a><text:a xlink:type="simple" xlink:href="http://www.rodericksmith.plus.com/outlines/manuals/bashdbOutline.html#Conditions" text:style-name="Internet_20_link" text:visited-style-name="Visited_20_Internet_20_Link"><text:span text:style-name="Example">condition</text:span></text:a><text:a xlink:type="simple" xlink:href="http://www.rodericksmith.plus.com/outlines/manuals/bashdbOutline.html#Conditions"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continuing" text:style-name="Internet_20_link" text:visited-style-name="Visited_20_Internet_20_Link">continuing</text:a></text:p>
                </table:table-cell>
                <table:table-cell table:style-name="Table219.C145" office:value-type="string">
                  <text:p text:style-name="P16"><text:a xlink:type="simple" xlink:href="http://www.rodericksmith.plus.com/outlines/manuals/bashdbOutline.html#Resuming-Execution" text:style-name="Internet_20_link" text:visited-style-name="Visited_20_Internet_20_Link">4.4.2 Resuming Execution (‘</text:a><text:a xlink:type="simple" xlink:href="http://www.rodericksmith.plus.com/outlines/manuals/bashdbOutline.html#Resuming-Execution" text:style-name="Internet_20_link" text:visited-style-name="Visited_20_Internet_20_Link"><text:span text:style-name="Example">step</text:span></text:a><text:a xlink:type="simple" xlink:href="http://www.rodericksmith.plus.com/outlines/manuals/bashdbOutline.html#Resuming-Execution" text:style-name="Internet_20_link" text:visited-style-name="Visited_20_Internet_20_Link">’, ‘</text:a><text:a xlink:type="simple" xlink:href="http://www.rodericksmith.plus.com/outlines/manuals/bashdbOutline.html#Resuming-Execution" text:style-name="Internet_20_link" text:visited-style-name="Visited_20_Internet_20_Link"><text:span text:style-name="Example">next</text:span></text:a><text:a xlink:type="simple" xlink:href="http://www.rodericksmith.plus.com/outlines/manuals/bashdbOutline.html#Resuming-Execution" text:style-name="Internet_20_link" text:visited-style-name="Visited_20_Internet_20_Link">’, ‘</text:a><text:a xlink:type="simple" xlink:href="http://www.rodericksmith.plus.com/outlines/manuals/bashdbOutline.html#Resuming-Execution" text:style-name="Internet_20_link" text:visited-style-name="Visited_20_Internet_20_Link"><text:span text:style-name="Example">finish</text:span></text:a><text:a xlink:type="simple" xlink:href="http://www.rodericksmith.plus.com/outlines/manuals/bashdbOutline.html#Resuming-Execution" text:style-name="Internet_20_link" text:visited-style-name="Visited_20_Internet_20_Link">’, ‘</text:a><text:a xlink:type="simple" xlink:href="http://www.rodericksmith.plus.com/outlines/manuals/bashdbOutline.html#Resuming-Execution" text:style-name="Internet_20_link" text:visited-style-name="Visited_20_Internet_20_Link"><text:span text:style-name="Example">skip</text:span></text:a><text:a xlink:type="simple" xlink:href="http://www.rodericksmith.plus.com/outlines/manuals/bashdbOutline.html#Resuming-Execution" text:style-name="Internet_20_link" text:visited-style-name="Visited_20_Internet_20_Link">’, ‘</text:a><text:a xlink:type="simple" xlink:href="http://www.rodericksmith.plus.com/outlines/manuals/bashdbOutline.html#Resuming-Execution" text:style-name="Internet_20_link" text:visited-style-name="Visited_20_Internet_20_Link"><text:span text:style-name="Example">continue</text:span></text:a><text:a xlink:type="simple" xlink:href="http://www.rodericksmith.plus.com/outlines/manuals/bashdbOutline.html#Resuming-Execution" text:style-name="Internet_20_link" text:visited-style-name="Visited_20_Internet_20_Link">’, ‘</text:a><text:a xlink:type="simple" xlink:href="http://www.rodericksmith.plus.com/outlines/manuals/bashdbOutline.html#Resuming-Execution" text:style-name="Internet_20_link" text:visited-style-name="Visited_20_Internet_20_Link"><text:span text:style-name="Example">debug</text:span></text:a><text:a xlink:type="simple" xlink:href="http://www.rodericksmith.plus.com/outlines/manuals/bashdbOutline.html#Resuming-Execution" text:style-name="Internet_20_link" text:visited-style-name="Visited_20_Internet_20_Link">’, ‘</text:a><text:a xlink:type="simple" xlink:href="http://www.rodericksmith.plus.com/outlines/manuals/bashdbOutline.html#Resuming-Execution" text:style-name="Internet_20_link" text:visited-style-name="Visited_20_Internet_20_Link"><text:span text:style-name="Example">return</text:span></text:a><text:a xlink:type="simple" xlink:href="http://www.rodericksmith.plus.com/outlines/manuals/bashdbOutline.html#Resuming-Execution"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controlling-terminal" text:style-name="Internet_20_link" text:visited-style-name="Visited_20_Internet_20_Link">controlling terminal</text:a></text:p>
                </table:table-cell>
                <table:table-cell table:style-name="Table219.C145" office:value-type="string">
                  <text:p text:style-name="P16"><text:a xlink:type="simple" xlink:href="http://www.rodericksmith.plus.com/outlines/manuals/bashdbOutline.html#Input_002fOutput" text:style-name="Internet_20_link" text:visited-style-name="Visited_20_Internet_20_Link">3.4 Your script’s input and output</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crash-of-debugger" text:style-name="Internet_20_link" text:visited-style-name="Visited_20_Internet_20_Link">crash of debugger</text:a></text:p>
                </table:table-cell>
                <table:table-cell table:style-name="Table219.C145" office:value-type="string">
                  <text:p text:style-name="P16"><text:a xlink:type="simple" xlink:href="http://www.rodericksmith.plus.com/outlines/manuals/bashdbOutline.html#Bug-Criteria" text:style-name="Internet_20_link" text:visited-style-name="Visited_20_Internet_20_Link">5.1 Have you found a bug?</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current-stack-frame" text:style-name="Internet_20_link" text:visited-style-name="Visited_20_Internet_20_Link">current stack frame</text:a></text:p>
                </table:table-cell>
                <table:table-cell table:style-name="Table219.C145" office:value-type="string">
                  <text:p text:style-name="P16"><text:a xlink:type="simple" xlink:href="http://www.rodericksmith.plus.com/outlines/manuals/bashdbOutline.html#Selection" text:style-name="Internet_20_link" text:visited-style-name="Visited_20_Internet_20_Link">4.5.3 Selecting a frame (‘</text:a><text:a xlink:type="simple" xlink:href="http://www.rodericksmith.plus.com/outlines/manuals/bashdbOutline.html#Selection" text:style-name="Internet_20_link" text:visited-style-name="Visited_20_Internet_20_Link"><text:span text:style-name="Example">up</text:span></text:a><text:a xlink:type="simple" xlink:href="http://www.rodericksmith.plus.com/outlines/manuals/bashdbOutline.html#Selection" text:style-name="Internet_20_link" text:visited-style-name="Visited_20_Internet_20_Link">’, ‘</text:a><text:a xlink:type="simple" xlink:href="http://www.rodericksmith.plus.com/outlines/manuals/bashdbOutline.html#Selection" text:style-name="Internet_20_link" text:visited-style-name="Visited_20_Internet_20_Link"><text:span text:style-name="Example">down</text:span></text:a><text:a xlink:type="simple" xlink:href="http://www.rodericksmith.plus.com/outlines/manuals/bashdbOutline.html#Selection" text:style-name="Internet_20_link" text:visited-style-name="Visited_20_Internet_20_Link">’, ‘</text:a><text:a xlink:type="simple" xlink:href="http://www.rodericksmith.plus.com/outlines/manuals/bashdbOutline.html#Selection" text:style-name="Internet_20_link" text:visited-style-name="Visited_20_Internet_20_Link"><text:span text:style-name="Example">frame</text:span></text:a><text:a xlink:type="simple" xlink:href="http://www.rodericksmith.plus.com/outlines/manuals/bashdbOutline.html#Selection" text:style-name="Internet_20_link" text:visited-style-name="Visited_20_Internet_20_Link">’)</text:a></text:p>
                </table:table-cell>
              </table:table-row>
              <table:table-row>
                <table:table-cell table:style-name="Table219.A1" table:number-columns-spanned="3" office:value-type="string">
                  <text:p text:style-name="P12"/>
                </table:table-cell>
                <table:covered-table-cell/>
                <table:covered-table-cell/>
              </table:table-row>
              <table:table-row>
                <table:table-cell table:style-name="Table219.A1" office:value-type="string">
                  <text:p text:style-name="P71"><text:bookmark text:name="General-Index-1_cp_letter-D"/>D</text:p>
                </table:table-cell>
                <table:table-cell table:style-name="Table219.A1" office:value-type="string">
                  <text:p text:style-name="P15"/>
                </table:table-cell>
                <table:table-cell table:style-name="Table219.A1" office:value-type="string">
                  <text:p text:style-name="P15"/>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debugger-crash" text:style-name="Internet_20_link" text:visited-style-name="Visited_20_Internet_20_Link">debugger crash</text:a></text:p>
                </table:table-cell>
                <table:table-cell table:style-name="Table219.C145" office:value-type="string">
                  <text:p text:style-name="P16"><text:a xlink:type="simple" xlink:href="http://www.rodericksmith.plus.com/outlines/manuals/bashdbOutline.html#Bug-Criteria" text:style-name="Internet_20_link" text:visited-style-name="Visited_20_Internet_20_Link">5.1 Have you found a bug?</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delete-breakpoints" text:style-name="Internet_20_link" text:visited-style-name="Visited_20_Internet_20_Link">delete breakpoints</text:a></text:p>
                </table:table-cell>
                <table:table-cell table:style-name="Table219.C145" office:value-type="string">
                  <text:p text:style-name="P16"><text:a xlink:type="simple" xlink:href="http://www.rodericksmith.plus.com/outlines/manuals/bashdbOutline.html#Delete-Breaks" text:style-name="Internet_20_link" text:visited-style-name="Visited_20_Internet_20_Link">4.4.1.4 Deleting breakpoints (‘</text:a><text:a xlink:type="simple" xlink:href="http://www.rodericksmith.plus.com/outlines/manuals/bashdbOutline.html#Delete-Breaks" text:style-name="Internet_20_link" text:visited-style-name="Visited_20_Internet_20_Link"><text:span text:style-name="Example">clear</text:span></text:a><text:a xlink:type="simple" xlink:href="http://www.rodericksmith.plus.com/outlines/manuals/bashdbOutline.html#Delete-Breaks" text:style-name="Internet_20_link" text:visited-style-name="Visited_20_Internet_20_Link">’, ‘</text:a><text:a xlink:type="simple" xlink:href="http://www.rodericksmith.plus.com/outlines/manuals/bashdbOutline.html#Delete-Breaks" text:style-name="Internet_20_link" text:visited-style-name="Visited_20_Internet_20_Link"><text:span text:style-name="Example">delete</text:span></text:a><text:a xlink:type="simple" xlink:href="http://www.rodericksmith.plus.com/outlines/manuals/bashdbOutline.html#Delete-Breaks"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deleting-breakpoints_002c-watchpoints" text:style-name="Internet_20_link" text:visited-style-name="Visited_20_Internet_20_Link">deleting breakpoints, watchpoints</text:a></text:p>
                </table:table-cell>
                <table:table-cell table:style-name="Table219.C145" office:value-type="string">
                  <text:p text:style-name="P16"><text:a xlink:type="simple" xlink:href="http://www.rodericksmith.plus.com/outlines/manuals/bashdbOutline.html#Delete-Breaks" text:style-name="Internet_20_link" text:visited-style-name="Visited_20_Internet_20_Link">4.4.1.4 Deleting breakpoints (‘</text:a><text:a xlink:type="simple" xlink:href="http://www.rodericksmith.plus.com/outlines/manuals/bashdbOutline.html#Delete-Breaks" text:style-name="Internet_20_link" text:visited-style-name="Visited_20_Internet_20_Link"><text:span text:style-name="Example">clear</text:span></text:a><text:a xlink:type="simple" xlink:href="http://www.rodericksmith.plus.com/outlines/manuals/bashdbOutline.html#Delete-Breaks" text:style-name="Internet_20_link" text:visited-style-name="Visited_20_Internet_20_Link">’, ‘</text:a><text:a xlink:type="simple" xlink:href="http://www.rodericksmith.plus.com/outlines/manuals/bashdbOutline.html#Delete-Breaks" text:style-name="Internet_20_link" text:visited-style-name="Visited_20_Internet_20_Link"><text:span text:style-name="Example">delete</text:span></text:a><text:a xlink:type="simple" xlink:href="http://www.rodericksmith.plus.com/outlines/manuals/bashdbOutline.html#Delete-Breaks"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display-of-expressions" text:style-name="Internet_20_link" text:visited-style-name="Visited_20_Internet_20_Link">display of expressions</text:a></text:p>
                </table:table-cell>
                <table:table-cell table:style-name="Table219.C145" office:value-type="string">
                  <text:p text:style-name="P16"><text:a xlink:type="simple" xlink:href="http://www.rodericksmith.plus.com/outlines/manuals/bashdbOutline.html#Auto-Display" text:style-name="Internet_20_link" text:visited-style-name="Visited_20_Internet_20_Link">4.10 Automatic display (‘</text:a><text:a xlink:type="simple" xlink:href="http://www.rodericksmith.plus.com/outlines/manuals/bashdbOutline.html#Auto-Display" text:style-name="Internet_20_link" text:visited-style-name="Visited_20_Internet_20_Link"><text:span text:style-name="Example">display</text:span></text:a><text:a xlink:type="simple" xlink:href="http://www.rodericksmith.plus.com/outlines/manuals/bashdbOutline.html#Auto-Display" text:style-name="Internet_20_link" text:visited-style-name="Visited_20_Internet_20_Link">’, ‘</text:a><text:a xlink:type="simple" xlink:href="http://www.rodericksmith.plus.com/outlines/manuals/bashdbOutline.html#Auto-Display" text:style-name="Internet_20_link" text:visited-style-name="Visited_20_Internet_20_Link"><text:span text:style-name="Example">undisplay</text:span></text:a><text:a xlink:type="simple" xlink:href="http://www.rodericksmith.plus.com/outlines/manuals/bashdbOutline.html#Auto-Display" text:style-name="Internet_20_link" text:visited-style-name="Visited_20_Internet_20_Link">’)</text:a></text:p>
                </table:table-cell>
              </table:table-row>
              <table:table-row>
                <table:table-cell table:style-name="Table219.A1" table:number-columns-spanned="3" office:value-type="string">
                  <text:p text:style-name="P12"/>
                </table:table-cell>
                <table:covered-table-cell/>
                <table:covered-table-cell/>
              </table:table-row>
              <table:table-row>
                <table:table-cell table:style-name="Table219.A1" office:value-type="string">
                  <text:p text:style-name="P71"><text:bookmark text:name="General-Index-1_cp_letter-E"/>E</text:p>
                </table:table-cell>
                <table:table-cell table:style-name="Table219.A1" office:value-type="string">
                  <text:p text:style-name="P15"/>
                </table:table-cell>
                <table:table-cell table:style-name="Table219.A1" office:value-type="string">
                  <text:p text:style-name="P15"/>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editing" text:style-name="Internet_20_link" text:visited-style-name="Visited_20_Internet_20_Link">editing</text:a></text:p>
                </table:table-cell>
                <table:table-cell table:style-name="Table219.C145" office:value-type="string">
                  <text:p text:style-name="P16"><text:a xlink:type="simple" xlink:href="http://www.rodericksmith.plus.com/outlines/manuals/bashdbOutline.html#Editing" text:style-name="Internet_20_link" text:visited-style-name="Visited_20_Internet_20_Link">4.14.11 Command editing (‘</text:a><text:a xlink:type="simple" xlink:href="http://www.rodericksmith.plus.com/outlines/manuals/bashdbOutline.html#Editing" text:style-name="Internet_20_link" text:visited-style-name="Visited_20_Internet_20_Link"><text:span text:style-name="Example">set editing</text:span></text:a><text:a xlink:type="simple" xlink:href="http://www.rodericksmith.plus.com/outlines/manuals/bashdbOutline.html#Editing" text:style-name="Internet_20_link" text:visited-style-name="Visited_20_Internet_20_Link">’, ‘</text:a><text:a xlink:type="simple" xlink:href="http://www.rodericksmith.plus.com/outlines/manuals/bashdbOutline.html#Editing" text:style-name="Internet_20_link" text:visited-style-name="Visited_20_Internet_20_Link"><text:span text:style-name="Example">show editing</text:span></text:a><text:a xlink:type="simple" xlink:href="http://www.rodericksmith.plus.com/outlines/manuals/bashdbOutline.html#Editing"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error-on-valid-input" text:style-name="Internet_20_link" text:visited-style-name="Visited_20_Internet_20_Link">error on valid input</text:a></text:p>
                </table:table-cell>
                <table:table-cell table:style-name="Table219.C145" office:value-type="string">
                  <text:p text:style-name="P16"><text:a xlink:type="simple" xlink:href="http://www.rodericksmith.plus.com/outlines/manuals/bashdbOutline.html#Bug-Criteria" text:style-name="Internet_20_link" text:visited-style-name="Visited_20_Internet_20_Link">5.1 Have you found a bug?</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examining-data" text:style-name="Internet_20_link" text:visited-style-name="Visited_20_Internet_20_Link">examining data</text:a></text:p>
                </table:table-cell>
                <table:table-cell table:style-name="Table219.C145" office:value-type="string">
                  <text:p text:style-name="P16"><text:a xlink:type="simple" xlink:href="http://www.rodericksmith.plus.com/outlines/manuals/bashdbOutline.html#Data" text:style-name="Internet_20_link" text:visited-style-name="Visited_20_Internet_20_Link">4.9 Examining Data (‘</text:a><text:a xlink:type="simple" xlink:href="http://www.rodericksmith.plus.com/outlines/manuals/bashdbOutline.html#Data" text:style-name="Internet_20_link" text:visited-style-name="Visited_20_Internet_20_Link"><text:span text:style-name="Example">print</text:span></text:a><text:a xlink:type="simple" xlink:href="http://www.rodericksmith.plus.com/outlines/manuals/bashdbOutline.html#Data" text:style-name="Internet_20_link" text:visited-style-name="Visited_20_Internet_20_Link">’, ‘</text:a><text:a xlink:type="simple" xlink:href="http://www.rodericksmith.plus.com/outlines/manuals/bashdbOutline.html#Data" text:style-name="Internet_20_link" text:visited-style-name="Visited_20_Internet_20_Link"><text:span text:style-name="Example">examine</text:span></text:a><text:a xlink:type="simple" xlink:href="http://www.rodericksmith.plus.com/outlines/manuals/bashdbOutline.html#Data" text:style-name="Internet_20_link" text:visited-style-name="Visited_20_Internet_20_Link">’, ‘</text:a><text:a xlink:type="simple" xlink:href="http://www.rodericksmith.plus.com/outlines/manuals/bashdbOutline.html#Data" text:style-name="Internet_20_link" text:visited-style-name="Visited_20_Internet_20_Link"><text:span text:style-name="Example">info variables</text:span></text:a><text:a xlink:type="simple" xlink:href="http://www.rodericksmith.plus.com/outlines/manuals/bashdbOutline.html#Data" text:style-name="Internet_20_link" text:visited-style-name="Visited_20_Internet_20_Link">’)</text:a></text:p>
                </table:table-cell>
              </table:table-row>
              <table:table-row>
                <table:table-cell table:style-name="Table219.A1" table:number-columns-spanned="3" office:value-type="string">
                  <text:p text:style-name="P12"/>
                </table:table-cell>
                <table:covered-table-cell/>
                <table:covered-table-cell/>
              </table:table-row>
              <table:table-row>
                <table:table-cell table:style-name="Table219.A1" office:value-type="string">
                  <text:p text:style-name="P71"><text:bookmark text:name="General-Index-1_cp_letter-F"/>F</text:p>
                </table:table-cell>
                <table:table-cell table:style-name="Table219.A1" office:value-type="string">
                  <text:p text:style-name="P15"/>
                </table:table-cell>
                <table:table-cell table:style-name="Table219.A1" office:value-type="string">
                  <text:p text:style-name="P15"/>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fatal-signal" text:style-name="Internet_20_link" text:visited-style-name="Visited_20_Internet_20_Link">fatal signal</text:a></text:p>
                </table:table-cell>
                <table:table-cell table:style-name="Table219.C145" office:value-type="string">
                  <text:p text:style-name="P16"><text:a xlink:type="simple" xlink:href="http://www.rodericksmith.plus.com/outlines/manuals/bashdbOutline.html#Bug-Criteria" text:style-name="Internet_20_link" text:visited-style-name="Visited_20_Internet_20_Link">5.1 Have you found a bug?</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fatal-signals" text:style-name="Internet_20_link" text:visited-style-name="Visited_20_Internet_20_Link">fatal signals</text:a></text:p>
                </table:table-cell>
                <table:table-cell table:style-name="Table219.C145" office:value-type="string">
                  <text:p text:style-name="P16"><text:a xlink:type="simple" xlink:href="http://www.rodericksmith.plus.com/outlines/manuals/bashdbOutline.html#Signals" text:style-name="Internet_20_link" text:visited-style-name="Visited_20_Internet_20_Link">4.4.3 Signals (‘</text:a><text:a xlink:type="simple" xlink:href="http://www.rodericksmith.plus.com/outlines/manuals/bashdbOutline.html#Signals" text:style-name="Internet_20_link" text:visited-style-name="Visited_20_Internet_20_Link"><text:span text:style-name="Example">handle</text:span></text:a><text:a xlink:type="simple" xlink:href="http://www.rodericksmith.plus.com/outlines/manuals/bashdbOutline.html#Signals" text:style-name="Internet_20_link" text:visited-style-name="Visited_20_Internet_20_Link">’, ‘</text:a><text:a xlink:type="simple" xlink:href="http://www.rodericksmith.plus.com/outlines/manuals/bashdbOutline.html#Signals" text:style-name="Internet_20_link" text:visited-style-name="Visited_20_Internet_20_Link"><text:span text:style-name="Example">info handle</text:span></text:a><text:a xlink:type="simple" xlink:href="http://www.rodericksmith.plus.com/outlines/manuals/bashdbOutline.html#Signals" text:style-name="Internet_20_link" text:visited-style-name="Visited_20_Internet_20_Link">’, ‘</text:a><text:a xlink:type="simple" xlink:href="http://www.rodericksmith.plus.com/outlines/manuals/bashdbOutline.html#Signals" text:style-name="Internet_20_link" text:visited-style-name="Visited_20_Internet_20_Link"><text:span text:style-name="Example">signal</text:span></text:a><text:a xlink:type="simple" xlink:href="http://www.rodericksmith.plus.com/outlines/manuals/bashdbOutline.html#Signals"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frame-number" text:style-name="Internet_20_link" text:visited-style-name="Visited_20_Internet_20_Link">frame number</text:a></text:p>
                </table:table-cell>
                <table:table-cell table:style-name="Table219.C145" office:value-type="string">
                  <text:p text:style-name="P16"><text:a xlink:type="simple" xlink:href="http://www.rodericksmith.plus.com/outlines/manuals/bashdbOutline.html#Frames" text:style-name="Internet_20_link" text:visited-style-name="Visited_20_Internet_20_Link">4.5.1 Stack frames</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frame_002c-definition" text:style-name="Internet_20_link" text:visited-style-name="Visited_20_Internet_20_Link">frame, definition</text:a></text:p>
                </table:table-cell>
                <table:table-cell table:style-name="Table219.C145" office:value-type="string">
                  <text:p text:style-name="P16"><text:a xlink:type="simple" xlink:href="http://www.rodericksmith.plus.com/outlines/manuals/bashdbOutline.html#Frames" text:style-name="Internet_20_link" text:visited-style-name="Visited_20_Internet_20_Link">4.5.1 Stack frames</text:a></text:p>
                </table:table-cell>
              </table:table-row>
              <table:table-row>
                <table:table-cell table:style-name="Table219.A1" table:number-columns-spanned="3" office:value-type="string">
                  <text:p text:style-name="P12"><text:soft-page-break/></text:p>
                </table:table-cell>
                <table:covered-table-cell/>
                <table:covered-table-cell/>
              </table:table-row>
              <table:table-row>
                <table:table-cell table:style-name="Table219.A1" office:value-type="string">
                  <text:p text:style-name="P71"><text:bookmark text:name="General-Index-1_cp_letter-H"/>H</text:p>
                </table:table-cell>
                <table:table-cell table:style-name="Table219.A1" office:value-type="string">
                  <text:p text:style-name="P15"/>
                </table:table-cell>
                <table:table-cell table:style-name="Table219.A1" office:value-type="string">
                  <text:p text:style-name="P15"/>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handling-signals" text:style-name="Internet_20_link" text:visited-style-name="Visited_20_Internet_20_Link">handling signals</text:a></text:p>
                </table:table-cell>
                <table:table-cell table:style-name="Table219.C145" office:value-type="string">
                  <text:p text:style-name="P16"><text:a xlink:type="simple" xlink:href="http://www.rodericksmith.plus.com/outlines/manuals/bashdbOutline.html#Signals" text:style-name="Internet_20_link" text:visited-style-name="Visited_20_Internet_20_Link">4.4.3 Signals (‘</text:a><text:a xlink:type="simple" xlink:href="http://www.rodericksmith.plus.com/outlines/manuals/bashdbOutline.html#Signals" text:style-name="Internet_20_link" text:visited-style-name="Visited_20_Internet_20_Link"><text:span text:style-name="Example">handle</text:span></text:a><text:a xlink:type="simple" xlink:href="http://www.rodericksmith.plus.com/outlines/manuals/bashdbOutline.html#Signals" text:style-name="Internet_20_link" text:visited-style-name="Visited_20_Internet_20_Link">’, ‘</text:a><text:a xlink:type="simple" xlink:href="http://www.rodericksmith.plus.com/outlines/manuals/bashdbOutline.html#Signals" text:style-name="Internet_20_link" text:visited-style-name="Visited_20_Internet_20_Link"><text:span text:style-name="Example">info handle</text:span></text:a><text:a xlink:type="simple" xlink:href="http://www.rodericksmith.plus.com/outlines/manuals/bashdbOutline.html#Signals" text:style-name="Internet_20_link" text:visited-style-name="Visited_20_Internet_20_Link">’, ‘</text:a><text:a xlink:type="simple" xlink:href="http://www.rodericksmith.plus.com/outlines/manuals/bashdbOutline.html#Signals" text:style-name="Internet_20_link" text:visited-style-name="Visited_20_Internet_20_Link"><text:span text:style-name="Example">signal</text:span></text:a><text:a xlink:type="simple" xlink:href="http://www.rodericksmith.plus.com/outlines/manuals/bashdbOutline.html#Signals"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history-save" text:style-name="Internet_20_link" text:visited-style-name="Visited_20_Internet_20_Link">history save</text:a></text:p>
                </table:table-cell>
                <table:table-cell table:style-name="Table219.C145" office:value-type="string">
                  <text:p text:style-name="P16"><text:a xlink:type="simple" xlink:href="http://www.rodericksmith.plus.com/outlines/manuals/bashdbOutline.html#History" text:style-name="Internet_20_link" text:visited-style-name="Visited_20_Internet_20_Link">4.14.14 Command history (‘</text:a><text:a xlink:type="simple" xlink:href="http://www.rodericksmith.plus.com/outlines/manuals/bashdbOutline.html#History" text:style-name="Internet_20_link" text:visited-style-name="Visited_20_Internet_20_Link"><text:span text:style-name="Example">H</text:span></text:a><text:a xlink:type="simple" xlink:href="http://www.rodericksmith.plus.com/outlines/manuals/bashdbOutline.html#History" text:style-name="Internet_20_link" text:visited-style-name="Visited_20_Internet_20_Link">’, ‘</text:a><text:a xlink:type="simple" xlink:href="http://www.rodericksmith.plus.com/outlines/manuals/bashdbOutline.html#History" text:style-name="Internet_20_link" text:visited-style-name="Visited_20_Internet_20_Link"><text:span text:style-name="Example">history</text:span></text:a><text:a xlink:type="simple" xlink:href="http://www.rodericksmith.plus.com/outlines/manuals/bashdbOutline.html#History" text:style-name="Internet_20_link" text:visited-style-name="Visited_20_Internet_20_Link">’, ‘</text:a><text:a xlink:type="simple" xlink:href="http://www.rodericksmith.plus.com/outlines/manuals/bashdbOutline.html#History" text:style-name="Internet_20_link" text:visited-style-name="Visited_20_Internet_20_Link"><text:span text:style-name="Example">!</text:span></text:a><text:a xlink:type="simple" xlink:href="http://www.rodericksmith.plus.com/outlines/manuals/bashdbOutline.html#History"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history-size" text:style-name="Internet_20_link" text:visited-style-name="Visited_20_Internet_20_Link">history size</text:a></text:p>
                </table:table-cell>
                <table:table-cell table:style-name="Table219.C145" office:value-type="string">
                  <text:p text:style-name="P16"><text:a xlink:type="simple" xlink:href="http://www.rodericksmith.plus.com/outlines/manuals/bashdbOutline.html#History" text:style-name="Internet_20_link" text:visited-style-name="Visited_20_Internet_20_Link">4.14.14 Command history (‘</text:a><text:a xlink:type="simple" xlink:href="http://www.rodericksmith.plus.com/outlines/manuals/bashdbOutline.html#History" text:style-name="Internet_20_link" text:visited-style-name="Visited_20_Internet_20_Link"><text:span text:style-name="Example">H</text:span></text:a><text:a xlink:type="simple" xlink:href="http://www.rodericksmith.plus.com/outlines/manuals/bashdbOutline.html#History" text:style-name="Internet_20_link" text:visited-style-name="Visited_20_Internet_20_Link">’, ‘</text:a><text:a xlink:type="simple" xlink:href="http://www.rodericksmith.plus.com/outlines/manuals/bashdbOutline.html#History" text:style-name="Internet_20_link" text:visited-style-name="Visited_20_Internet_20_Link"><text:span text:style-name="Example">history</text:span></text:a><text:a xlink:type="simple" xlink:href="http://www.rodericksmith.plus.com/outlines/manuals/bashdbOutline.html#History" text:style-name="Internet_20_link" text:visited-style-name="Visited_20_Internet_20_Link">’, ‘</text:a><text:a xlink:type="simple" xlink:href="http://www.rodericksmith.plus.com/outlines/manuals/bashdbOutline.html#History" text:style-name="Internet_20_link" text:visited-style-name="Visited_20_Internet_20_Link"><text:span text:style-name="Example">!</text:span></text:a><text:a xlink:type="simple" xlink:href="http://www.rodericksmith.plus.com/outlines/manuals/bashdbOutline.html#History" text:style-name="Internet_20_link" text:visited-style-name="Visited_20_Internet_20_Link">’)</text:a></text:p>
                </table:table-cell>
              </table:table-row>
              <table:table-row>
                <table:table-cell table:style-name="Table219.A1" table:number-columns-spanned="3" office:value-type="string">
                  <text:p text:style-name="P12"/>
                </table:table-cell>
                <table:covered-table-cell/>
                <table:covered-table-cell/>
              </table:table-row>
              <table:table-row>
                <table:table-cell table:style-name="Table219.A1" office:value-type="string">
                  <text:p text:style-name="P71"><text:bookmark text:name="General-Index-1_cp_letter-I"/>I</text:p>
                </table:table-cell>
                <table:table-cell table:style-name="Table219.A1" office:value-type="string">
                  <text:p text:style-name="P15"/>
                </table:table-cell>
                <table:table-cell table:style-name="Table219.A1" office:value-type="string">
                  <text:p text:style-name="P15"/>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I_002fO" text:style-name="Internet_20_link" text:visited-style-name="Visited_20_Internet_20_Link">I/O</text:a></text:p>
                </table:table-cell>
                <table:table-cell table:style-name="Table219.C145" office:value-type="string">
                  <text:p text:style-name="P16"><text:a xlink:type="simple" xlink:href="http://www.rodericksmith.plus.com/outlines/manuals/bashdbOutline.html#Input_002fOutput" text:style-name="Internet_20_link" text:visited-style-name="Visited_20_Internet_20_Link">3.4 Your script’s input and output</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init-file" text:style-name="Internet_20_link" text:visited-style-name="Visited_20_Internet_20_Link">init file</text:a></text:p>
                </table:table-cell>
                <table:table-cell table:style-name="Table219.C145" office:value-type="string">
                  <text:p text:style-name="P16"><text:a xlink:type="simple" xlink:href="http://www.rodericksmith.plus.com/outlines/manuals/bashdbOutline.html#Command-Files" text:style-name="Internet_20_link" text:visited-style-name="Visited_20_Internet_20_Link">3.2 Command files</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init-file-name" text:style-name="Internet_20_link" text:visited-style-name="Visited_20_Internet_20_Link">init file name</text:a></text:p>
                </table:table-cell>
                <table:table-cell table:style-name="Table219.C145" office:value-type="string">
                  <text:p text:style-name="P16"><text:a xlink:type="simple" xlink:href="http://www.rodericksmith.plus.com/outlines/manuals/bashdbOutline.html#Command-Files" text:style-name="Internet_20_link" text:visited-style-name="Visited_20_Internet_20_Link">3.2 Command files</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initial-frame" text:style-name="Internet_20_link" text:visited-style-name="Visited_20_Internet_20_Link">initial frame</text:a></text:p>
                </table:table-cell>
                <table:table-cell table:style-name="Table219.C145" office:value-type="string">
                  <text:p text:style-name="P16"><text:a xlink:type="simple" xlink:href="http://www.rodericksmith.plus.com/outlines/manuals/bashdbOutline.html#Frames" text:style-name="Internet_20_link" text:visited-style-name="Visited_20_Internet_20_Link">4.5.1 Stack frames</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innermost-frame" text:style-name="Internet_20_link" text:visited-style-name="Visited_20_Internet_20_Link">innermost frame</text:a></text:p>
                </table:table-cell>
                <table:table-cell table:style-name="Table219.C145" office:value-type="string">
                  <text:p text:style-name="P16"><text:a xlink:type="simple" xlink:href="http://www.rodericksmith.plus.com/outlines/manuals/bashdbOutline.html#Frames" text:style-name="Internet_20_link" text:visited-style-name="Visited_20_Internet_20_Link">4.5.1 Stack frames</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interrupt" text:style-name="Internet_20_link" text:visited-style-name="Visited_20_Internet_20_Link">interrupt</text:a></text:p>
                </table:table-cell>
                <table:table-cell table:style-name="Table219.C145" office:value-type="string">
                  <text:p text:style-name="P16"><text:a xlink:type="simple" xlink:href="http://www.rodericksmith.plus.com/outlines/manuals/bashdbOutline.html#Quitting-the-BASH-debugger" text:style-name="Internet_20_link" text:visited-style-name="Visited_20_Internet_20_Link">2.2 Quitting the BASH debugger</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invalid-input" text:style-name="Internet_20_link" text:visited-style-name="Visited_20_Internet_20_Link">invalid input</text:a></text:p>
                </table:table-cell>
                <table:table-cell table:style-name="Table219.C145" office:value-type="string">
                  <text:p text:style-name="P16"><text:a xlink:type="simple" xlink:href="http://www.rodericksmith.plus.com/outlines/manuals/bashdbOutline.html#Bug-Criteria" text:style-name="Internet_20_link" text:visited-style-name="Visited_20_Internet_20_Link">5.1 Have you found a bug?</text:a></text:p>
                </table:table-cell>
              </table:table-row>
              <table:table-row>
                <table:table-cell table:style-name="Table219.A1" table:number-columns-spanned="3" office:value-type="string">
                  <text:p text:style-name="P12"/>
                </table:table-cell>
                <table:covered-table-cell/>
                <table:covered-table-cell/>
              </table:table-row>
              <table:table-row>
                <table:table-cell table:style-name="Table219.A1" office:value-type="string">
                  <text:p text:style-name="P71"><text:bookmark text:name="General-Index-1_cp_letter-L"/>L</text:p>
                </table:table-cell>
                <table:table-cell table:style-name="Table219.A1" office:value-type="string">
                  <text:p text:style-name="P15"/>
                </table:table-cell>
                <table:table-cell table:style-name="Table219.A1" office:value-type="string">
                  <text:p text:style-name="P15"/>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latest-breakpoint" text:style-name="Internet_20_link" text:visited-style-name="Visited_20_Internet_20_Link">latest breakpoint</text:a></text:p>
                </table:table-cell>
                <table:table-cell table:style-name="Table219.C145" office:value-type="string">
                  <text:p text:style-name="P16"><text:a xlink:type="simple" xlink:href="http://www.rodericksmith.plus.com/outlines/manuals/bashdbOutline.html#Set-Breaks" text:style-name="Internet_20_link" text:visited-style-name="Visited_20_Internet_20_Link">4.4.1.1 Setting breakpoints (‘</text:a><text:a xlink:type="simple" xlink:href="http://www.rodericksmith.plus.com/outlines/manuals/bashdbOutline.html#Set-Breaks" text:style-name="Internet_20_link" text:visited-style-name="Visited_20_Internet_20_Link"><text:span text:style-name="Example">break</text:span></text:a><text:a xlink:type="simple" xlink:href="http://www.rodericksmith.plus.com/outlines/manuals/bashdbOutline.html#Set-Breaks" text:style-name="Internet_20_link" text:visited-style-name="Visited_20_Internet_20_Link">’ ‘</text:a><text:a xlink:type="simple" xlink:href="http://www.rodericksmith.plus.com/outlines/manuals/bashdbOutline.html#Set-Breaks" text:style-name="Internet_20_link" text:visited-style-name="Visited_20_Internet_20_Link"><text:span text:style-name="Example">tbreak</text:span></text:a><text:a xlink:type="simple" xlink:href="http://www.rodericksmith.plus.com/outlines/manuals/bashdbOutline.html#Set-Breaks"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linespec" text:style-name="Internet_20_link" text:visited-style-name="Visited_20_Internet_20_Link">linespec</text:a></text:p>
                </table:table-cell>
                <table:table-cell table:style-name="Table219.C145" office:value-type="string">
                  <text:p text:style-name="P16"><text:a xlink:type="simple" xlink:href="http://www.rodericksmith.plus.com/outlines/manuals/bashdbOutline.html#List" text:style-name="Internet_20_link" text:visited-style-name="Visited_20_Internet_20_Link">4.6 Examining Source Files (‘</text:a><text:a xlink:type="simple" xlink:href="http://www.rodericksmith.plus.com/outlines/manuals/bashdbOutline.html#List" text:style-name="Internet_20_link" text:visited-style-name="Visited_20_Internet_20_Link"><text:span text:style-name="Example">list</text:span></text:a><text:a xlink:type="simple" xlink:href="http://www.rodericksmith.plus.com/outlines/manuals/bashdbOutline.html#List" text:style-name="Internet_20_link" text:visited-style-name="Visited_20_Internet_20_Link">’)</text:a></text:p>
                </table:table-cell>
              </table:table-row>
              <table:table-row>
                <table:table-cell table:style-name="Table219.A1" table:number-columns-spanned="3" office:value-type="string">
                  <text:p text:style-name="P12"/>
                </table:table-cell>
                <table:covered-table-cell/>
                <table:covered-table-cell/>
              </table:table-row>
              <table:table-row>
                <table:table-cell table:style-name="Table219.A1" office:value-type="string">
                  <text:p text:style-name="P71"><text:bookmark text:name="General-Index-1_cp_letter-N"/>N</text:p>
                </table:table-cell>
                <table:table-cell table:style-name="Table219.A1" office:value-type="string">
                  <text:p text:style-name="P15"/>
                </table:table-cell>
                <table:table-cell table:style-name="Table219.A1" office:value-type="string">
                  <text:p text:style-name="P15"/>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nested-shell" text:style-name="Internet_20_link" text:visited-style-name="Visited_20_Internet_20_Link">nested shell</text:a></text:p>
                </table:table-cell>
                <table:table-cell table:style-name="Table219.C145" office:value-type="string">
                  <text:p text:style-name="P16"><text:a xlink:type="simple" xlink:href="http://www.rodericksmith.plus.com/outlines/manuals/bashdbOutline.html#Evaluation_002fExecution" text:style-name="Internet_20_link" text:visited-style-name="Visited_20_Internet_20_Link">4.11 Running Arbitrary BASH and Shell commands (‘</text:a><text:a xlink:type="simple" xlink:href="http://www.rodericksmith.plus.com/outlines/manuals/bashdbOutline.html#Evaluation_002fExecution" text:style-name="Internet_20_link" text:visited-style-name="Visited_20_Internet_20_Link"><text:span text:style-name="Example">eval</text:span></text:a><text:a xlink:type="simple" xlink:href="http://www.rodericksmith.plus.com/outlines/manuals/bashdbOutline.html#Evaluation_002fExecution" text:style-name="Internet_20_link" text:visited-style-name="Visited_20_Internet_20_Link">’, ‘</text:a><text:a xlink:type="simple" xlink:href="http://www.rodericksmith.plus.com/outlines/manuals/bashdbOutline.html#Evaluation_002fExecution" text:style-name="Internet_20_link" text:visited-style-name="Visited_20_Internet_20_Link"><text:span text:style-name="Example">shell</text:span></text:a><text:a xlink:type="simple" xlink:href="http://www.rodericksmith.plus.com/outlines/manuals/bashdbOutline.html#Evaluation_002fExecution"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numbers-for-breakpoints" text:style-name="Internet_20_link" text:visited-style-name="Visited_20_Internet_20_Link">numbers for breakpoints</text:a></text:p>
                </table:table-cell>
                <table:table-cell table:style-name="Table219.C145" office:value-type="string">
                  <text:p text:style-name="P16"><text:a xlink:type="simple" xlink:href="http://www.rodericksmith.plus.com/outlines/manuals/bashdbOutline.html#Breakpoints" text:style-name="Internet_20_link" text:visited-style-name="Visited_20_Internet_20_Link">4.4.1 Breakpoints, watchpoints (‘</text:a><text:a xlink:type="simple" xlink:href="http://www.rodericksmith.plus.com/outlines/manuals/bashdbOutline.html#Breakpoints" text:style-name="Internet_20_link" text:visited-style-name="Visited_20_Internet_20_Link"><text:span text:style-name="Example">break</text:span></text:a><text:a xlink:type="simple" xlink:href="http://www.rodericksmith.plus.com/outlines/manuals/bashdbOutline.html#Breakpoints" text:style-name="Internet_20_link" text:visited-style-name="Visited_20_Internet_20_Link">’, ‘</text:a><text:a xlink:type="simple" xlink:href="http://www.rodericksmith.plus.com/outlines/manuals/bashdbOutline.html#Breakpoints" text:style-name="Internet_20_link" text:visited-style-name="Visited_20_Internet_20_Link"><text:span text:style-name="Example">tbreak</text:span></text:a><text:a xlink:type="simple" xlink:href="http://www.rodericksmith.plus.com/outlines/manuals/bashdbOutline.html#Breakpoints" text:style-name="Internet_20_link" text:visited-style-name="Visited_20_Internet_20_Link">’, ‘</text:a><text:a xlink:type="simple" xlink:href="http://www.rodericksmith.plus.com/outlines/manuals/bashdbOutline.html#Breakpoints" text:style-name="Internet_20_link" text:visited-style-name="Visited_20_Internet_20_Link"><text:span text:style-name="Example">watch</text:span></text:a><text:a xlink:type="simple" xlink:href="http://www.rodericksmith.plus.com/outlines/manuals/bashdbOutline.html#Breakpoints" text:style-name="Internet_20_link" text:visited-style-name="Visited_20_Internet_20_Link">’, ‘</text:a><text:a xlink:type="simple" xlink:href="http://www.rodericksmith.plus.com/outlines/manuals/bashdbOutline.html#Breakpoints" text:style-name="Internet_20_link" text:visited-style-name="Visited_20_Internet_20_Link"><text:span text:style-name="Example">watche</text:span></text:a><text:a xlink:type="simple" xlink:href="http://www.rodericksmith.plus.com/outlines/manuals/bashdbOutline.html#Breakpoints"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numbers-for-watchpoints" text:style-name="Internet_20_link" text:visited-style-name="Visited_20_Internet_20_Link">numbers for watchpoints</text:a></text:p>
                </table:table-cell>
                <table:table-cell table:style-name="Table219.C145" office:value-type="string">
                  <text:p text:style-name="P16"><text:a xlink:type="simple" xlink:href="http://www.rodericksmith.plus.com/outlines/manuals/bashdbOutline.html#Breakpoints" text:style-name="Internet_20_link" text:visited-style-name="Visited_20_Internet_20_Link">4.4.1 Breakpoints, watchpoints (‘</text:a><text:a xlink:type="simple" xlink:href="http://www.rodericksmith.plus.com/outlines/manuals/bashdbOutline.html#Breakpoints" text:style-name="Internet_20_link" text:visited-style-name="Visited_20_Internet_20_Link"><text:span text:style-name="Example">break</text:span></text:a><text:a xlink:type="simple" xlink:href="http://www.rodericksmith.plus.com/outlines/manuals/bashdbOutline.html#Breakpoints" text:style-name="Internet_20_link" text:visited-style-name="Visited_20_Internet_20_Link">’, ‘</text:a><text:a xlink:type="simple" xlink:href="http://www.rodericksmith.plus.com/outlines/manuals/bashdbOutline.html#Breakpoints" text:style-name="Internet_20_link" text:visited-style-name="Visited_20_Internet_20_Link"><text:span text:style-name="Example">tbreak</text:span></text:a><text:a xlink:type="simple" xlink:href="http://www.rodericksmith.plus.com/outlines/manuals/bashdbOutline.html#Breakpoints" text:style-name="Internet_20_link" text:visited-style-name="Visited_20_Internet_20_Link">’, ‘</text:a><text:a xlink:type="simple" xlink:href="http://www.rodericksmith.plus.com/outlines/manuals/bashdbOutline.html#Breakpoints" text:style-name="Internet_20_link" text:visited-style-name="Visited_20_Internet_20_Link"><text:span text:style-name="Example">watch</text:span></text:a><text:a xlink:type="simple" xlink:href="http://www.rodericksmith.plus.com/outlines/manuals/bashdbOutline.html#Breakpoints" text:style-name="Internet_20_link" text:visited-style-name="Visited_20_Internet_20_Link">’, ‘</text:a><text:a xlink:type="simple" xlink:href="http://www.rodericksmith.plus.com/outlines/manuals/bashdbOutline.html#Breakpoints" text:style-name="Internet_20_link" text:visited-style-name="Visited_20_Internet_20_Link"><text:span text:style-name="Example">watche</text:span></text:a><text:a xlink:type="simple" xlink:href="http://www.rodericksmith.plus.com/outlines/manuals/bashdbOutline.html#Breakpoints" text:style-name="Internet_20_link" text:visited-style-name="Visited_20_Internet_20_Link">’...)</text:a></text:p>
                </table:table-cell>
              </table:table-row>
              <table:table-row>
                <table:table-cell table:style-name="Table219.A1" table:number-columns-spanned="3" office:value-type="string">
                  <text:p text:style-name="P12"/>
                </table:table-cell>
                <table:covered-table-cell/>
                <table:covered-table-cell/>
              </table:table-row>
              <table:table-row>
                <table:table-cell table:style-name="Table219.A1" office:value-type="string">
                  <text:p text:style-name="P71"><text:bookmark text:name="General-Index-1_cp_letter-O"/>O</text:p>
                </table:table-cell>
                <table:table-cell table:style-name="Table219.A1" office:value-type="string">
                  <text:p text:style-name="P15"/>
                </table:table-cell>
                <table:table-cell table:style-name="Table219.A1" office:value-type="string">
                  <text:p text:style-name="P15"/>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one_002dtime-breakpoints" text:style-name="Internet_20_link" text:visited-style-name="Visited_20_Internet_20_Link">one-time breakpoints</text:a></text:p>
                </table:table-cell>
                <table:table-cell table:style-name="Table219.C145" office:value-type="string">
                  <text:p text:style-name="P16"><text:a xlink:type="simple" xlink:href="http://www.rodericksmith.plus.com/outlines/manuals/bashdbOutline.html#Conditions" text:style-name="Internet_20_link" text:visited-style-name="Visited_20_Internet_20_Link">4.4.1.6 Break conditions (‘</text:a><text:a xlink:type="simple" xlink:href="http://www.rodericksmith.plus.com/outlines/manuals/bashdbOutline.html#Conditions" text:style-name="Internet_20_link" text:visited-style-name="Visited_20_Internet_20_Link"><text:span text:style-name="Example">condition</text:span></text:a><text:a xlink:type="simple" xlink:href="http://www.rodericksmith.plus.com/outlines/manuals/bashdbOutline.html#Conditions" text:style-name="Internet_20_link" text:visited-style-name="Visited_20_Internet_20_Link">’)</text:a></text:p>
                </table:table-cell>
              </table:table-row>
              <table:table-row>
                <table:table-cell table:style-name="Table219.A1" office:value-type="string">
                  <text:p text:style-name="P15"><text:soft-page-break/></text:p>
                </table:table-cell>
                <table:table-cell table:style-name="Table219.B145" office:value-type="string">
                  <text:p text:style-name="P16"><text:a xlink:type="simple" xlink:href="http://www.rodericksmith.plus.com/outlines/manuals/bashdbOutline.html#index-online-documentation" text:style-name="Internet_20_link" text:visited-style-name="Visited_20_Internet_20_Link">online documentation</text:a></text:p>
                </table:table-cell>
                <table:table-cell table:style-name="Table219.C145" office:value-type="string">
                  <text:p text:style-name="P16"><text:a xlink:type="simple" xlink:href="http://www.rodericksmith.plus.com/outlines/manuals/bashdbOutline.html#Help" text:style-name="Internet_20_link" text:visited-style-name="Visited_20_Internet_20_Link">4.2 Getting help (‘</text:a><text:a xlink:type="simple" xlink:href="http://www.rodericksmith.plus.com/outlines/manuals/bashdbOutline.html#Help" text:style-name="Internet_20_link" text:visited-style-name="Visited_20_Internet_20_Link"><text:span text:style-name="Example">help</text:span></text:a><text:a xlink:type="simple" xlink:href="http://www.rodericksmith.plus.com/outlines/manuals/bashdbOutline.html#Help"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outermost-frame" text:style-name="Internet_20_link" text:visited-style-name="Visited_20_Internet_20_Link">outermost frame</text:a></text:p>
                </table:table-cell>
                <table:table-cell table:style-name="Table219.C145" office:value-type="string">
                  <text:p text:style-name="P16"><text:a xlink:type="simple" xlink:href="http://www.rodericksmith.plus.com/outlines/manuals/bashdbOutline.html#Frames" text:style-name="Internet_20_link" text:visited-style-name="Visited_20_Internet_20_Link">4.5.1 Stack frames</text:a></text:p>
                </table:table-cell>
              </table:table-row>
              <table:table-row>
                <table:table-cell table:style-name="Table219.A1" table:number-columns-spanned="3" office:value-type="string">
                  <text:p text:style-name="P12"/>
                </table:table-cell>
                <table:covered-table-cell/>
                <table:covered-table-cell/>
              </table:table-row>
              <table:table-row>
                <table:table-cell table:style-name="Table219.A1" office:value-type="string">
                  <text:p text:style-name="P71"><text:bookmark text:name="General-Index-1_cp_letter-P"/>P</text:p>
                </table:table-cell>
                <table:table-cell table:style-name="Table219.A1" office:value-type="string">
                  <text:p text:style-name="P15"/>
                </table:table-cell>
                <table:table-cell table:style-name="Table219.A1" office:value-type="string">
                  <text:p text:style-name="P15"/>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print-working-directory" text:style-name="Internet_20_link" text:visited-style-name="Visited_20_Internet_20_Link">print working directory</text:a></text:p>
                </table:table-cell>
                <table:table-cell table:style-name="Table219.C145" office:value-type="string">
                  <text:p text:style-name="P16"><text:a xlink:type="simple" xlink:href="http://www.rodericksmith.plus.com/outlines/manuals/bashdbOutline.html#Interfacing-to-the-OS" text:style-name="Internet_20_link" text:visited-style-name="Visited_20_Internet_20_Link">4.12 Interfacing to the OS (‘</text:a><text:a xlink:type="simple" xlink:href="http://www.rodericksmith.plus.com/outlines/manuals/bashdbOutline.html#Interfacing-to-the-OS" text:style-name="Internet_20_link" text:visited-style-name="Visited_20_Internet_20_Link"><text:span text:style-name="Example">cd</text:span></text:a><text:a xlink:type="simple" xlink:href="http://www.rodericksmith.plus.com/outlines/manuals/bashdbOutline.html#Interfacing-to-the-OS" text:style-name="Internet_20_link" text:visited-style-name="Visited_20_Internet_20_Link">’, ‘</text:a><text:a xlink:type="simple" xlink:href="http://www.rodericksmith.plus.com/outlines/manuals/bashdbOutline.html#Interfacing-to-the-OS" text:style-name="Internet_20_link" text:visited-style-name="Visited_20_Internet_20_Link"><text:span text:style-name="Example">pwd</text:span></text:a><text:a xlink:type="simple" xlink:href="http://www.rodericksmith.plus.com/outlines/manuals/bashdbOutline.html#Interfacing-to-the-OS"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printing-data" text:style-name="Internet_20_link" text:visited-style-name="Visited_20_Internet_20_Link">printing data</text:a></text:p>
                </table:table-cell>
                <table:table-cell table:style-name="Table219.C145" office:value-type="string">
                  <text:p text:style-name="P16"><text:a xlink:type="simple" xlink:href="http://www.rodericksmith.plus.com/outlines/manuals/bashdbOutline.html#Data" text:style-name="Internet_20_link" text:visited-style-name="Visited_20_Internet_20_Link">4.9 Examining Data (‘</text:a><text:a xlink:type="simple" xlink:href="http://www.rodericksmith.plus.com/outlines/manuals/bashdbOutline.html#Data" text:style-name="Internet_20_link" text:visited-style-name="Visited_20_Internet_20_Link"><text:span text:style-name="Example">print</text:span></text:a><text:a xlink:type="simple" xlink:href="http://www.rodericksmith.plus.com/outlines/manuals/bashdbOutline.html#Data" text:style-name="Internet_20_link" text:visited-style-name="Visited_20_Internet_20_Link">’, ‘</text:a><text:a xlink:type="simple" xlink:href="http://www.rodericksmith.plus.com/outlines/manuals/bashdbOutline.html#Data" text:style-name="Internet_20_link" text:visited-style-name="Visited_20_Internet_20_Link"><text:span text:style-name="Example">examine</text:span></text:a><text:a xlink:type="simple" xlink:href="http://www.rodericksmith.plus.com/outlines/manuals/bashdbOutline.html#Data" text:style-name="Internet_20_link" text:visited-style-name="Visited_20_Internet_20_Link">’, ‘</text:a><text:a xlink:type="simple" xlink:href="http://www.rodericksmith.plus.com/outlines/manuals/bashdbOutline.html#Data" text:style-name="Internet_20_link" text:visited-style-name="Visited_20_Internet_20_Link"><text:span text:style-name="Example">info variables</text:span></text:a><text:a xlink:type="simple" xlink:href="http://www.rodericksmith.plus.com/outlines/manuals/bashdbOutline.html#Data"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prompt" text:style-name="Internet_20_link" text:visited-style-name="Visited_20_Internet_20_Link">prompt</text:a></text:p>
                </table:table-cell>
                <table:table-cell table:style-name="Table219.C145" office:value-type="string">
                  <text:p text:style-name="P16"><text:a xlink:type="simple" xlink:href="http://www.rodericksmith.plus.com/outlines/manuals/bashdbOutline.html#Prompt" text:style-name="Internet_20_link" text:visited-style-name="Visited_20_Internet_20_Link">4.14.10 Prompt (‘</text:a><text:a xlink:type="simple" xlink:href="http://www.rodericksmith.plus.com/outlines/manuals/bashdbOutline.html#Prompt" text:style-name="Internet_20_link" text:visited-style-name="Visited_20_Internet_20_Link"><text:span text:style-name="Example">set prompt</text:span></text:a><text:a xlink:type="simple" xlink:href="http://www.rodericksmith.plus.com/outlines/manuals/bashdbOutline.html#Prompt" text:style-name="Internet_20_link" text:visited-style-name="Visited_20_Internet_20_Link">’, ‘</text:a><text:a xlink:type="simple" xlink:href="http://www.rodericksmith.plus.com/outlines/manuals/bashdbOutline.html#Prompt" text:style-name="Internet_20_link" text:visited-style-name="Visited_20_Internet_20_Link"><text:span text:style-name="Example">show prompt</text:span></text:a><text:a xlink:type="simple" xlink:href="http://www.rodericksmith.plus.com/outlines/manuals/bashdbOutline.html#Prompt" text:style-name="Internet_20_link" text:visited-style-name="Visited_20_Internet_20_Link">’)</text:a></text:p>
                </table:table-cell>
              </table:table-row>
              <table:table-row>
                <table:table-cell table:style-name="Table219.A1" table:number-columns-spanned="3" office:value-type="string">
                  <text:p text:style-name="P12"/>
                </table:table-cell>
                <table:covered-table-cell/>
                <table:covered-table-cell/>
              </table:table-row>
              <table:table-row>
                <table:table-cell table:style-name="Table219.A1" office:value-type="string">
                  <text:p text:style-name="P71"><text:bookmark text:name="General-Index-1_cp_letter-R"/>R</text:p>
                </table:table-cell>
                <table:table-cell table:style-name="Table219.A1" office:value-type="string">
                  <text:p text:style-name="P15"/>
                </table:table-cell>
                <table:table-cell table:style-name="Table219.A1" office:value-type="string">
                  <text:p text:style-name="P15"/>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readline" text:style-name="Internet_20_link" text:visited-style-name="Visited_20_Internet_20_Link">readline</text:a></text:p>
                </table:table-cell>
                <table:table-cell table:style-name="Table219.C145" office:value-type="string">
                  <text:p text:style-name="P16"><text:a xlink:type="simple" xlink:href="http://www.rodericksmith.plus.com/outlines/manuals/bashdbOutline.html#Editing" text:style-name="Internet_20_link" text:visited-style-name="Visited_20_Internet_20_Link">4.14.11 Command editing (‘</text:a><text:a xlink:type="simple" xlink:href="http://www.rodericksmith.plus.com/outlines/manuals/bashdbOutline.html#Editing" text:style-name="Internet_20_link" text:visited-style-name="Visited_20_Internet_20_Link"><text:span text:style-name="Example">set editing</text:span></text:a><text:a xlink:type="simple" xlink:href="http://www.rodericksmith.plus.com/outlines/manuals/bashdbOutline.html#Editing" text:style-name="Internet_20_link" text:visited-style-name="Visited_20_Internet_20_Link">’, ‘</text:a><text:a xlink:type="simple" xlink:href="http://www.rodericksmith.plus.com/outlines/manuals/bashdbOutline.html#Editing" text:style-name="Internet_20_link" text:visited-style-name="Visited_20_Internet_20_Link"><text:span text:style-name="Example">show editing</text:span></text:a><text:a xlink:type="simple" xlink:href="http://www.rodericksmith.plus.com/outlines/manuals/bashdbOutline.html#Editing"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redirection" text:style-name="Internet_20_link" text:visited-style-name="Visited_20_Internet_20_Link">redirection</text:a></text:p>
                </table:table-cell>
                <table:table-cell table:style-name="Table219.C145" office:value-type="string">
                  <text:p text:style-name="P16"><text:a xlink:type="simple" xlink:href="http://www.rodericksmith.plus.com/outlines/manuals/bashdbOutline.html#Input_002fOutput" text:style-name="Internet_20_link" text:visited-style-name="Visited_20_Internet_20_Link">3.4 Your script’s input and output</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repeating-next_002fstep-commands" text:style-name="Internet_20_link" text:visited-style-name="Visited_20_Internet_20_Link">repeating next/step commands</text:a></text:p>
                </table:table-cell>
                <table:table-cell table:style-name="Table219.C145" office:value-type="string">
                  <text:p text:style-name="P16"><text:a xlink:type="simple" xlink:href="http://www.rodericksmith.plus.com/outlines/manuals/bashdbOutline.html#Command-Syntax" text:style-name="Internet_20_link" text:visited-style-name="Visited_20_Internet_20_Link">4.1 Command syntax</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reporting-bugs" text:style-name="Internet_20_link" text:visited-style-name="Visited_20_Internet_20_Link">reporting bugs</text:a></text:p>
                </table:table-cell>
                <table:table-cell table:style-name="Table219.C145" office:value-type="string">
                  <text:p text:style-name="P16"><text:a xlink:type="simple" xlink:href="http://www.rodericksmith.plus.com/outlines/manuals/bashdbOutline.html#BASH-Debugger-Bugs" text:style-name="Internet_20_link" text:visited-style-name="Visited_20_Internet_20_Link">5. Reporting Bugs</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resuming-execution" text:style-name="Internet_20_link" text:visited-style-name="Visited_20_Internet_20_Link">resuming execution</text:a></text:p>
                </table:table-cell>
                <table:table-cell table:style-name="Table219.C145" office:value-type="string">
                  <text:p text:style-name="P16"><text:a xlink:type="simple" xlink:href="http://www.rodericksmith.plus.com/outlines/manuals/bashdbOutline.html#Resuming-Execution" text:style-name="Internet_20_link" text:visited-style-name="Visited_20_Internet_20_Link">4.4.2 Resuming Execution (‘</text:a><text:a xlink:type="simple" xlink:href="http://www.rodericksmith.plus.com/outlines/manuals/bashdbOutline.html#Resuming-Execution" text:style-name="Internet_20_link" text:visited-style-name="Visited_20_Internet_20_Link"><text:span text:style-name="Example">step</text:span></text:a><text:a xlink:type="simple" xlink:href="http://www.rodericksmith.plus.com/outlines/manuals/bashdbOutline.html#Resuming-Execution" text:style-name="Internet_20_link" text:visited-style-name="Visited_20_Internet_20_Link">’, ‘</text:a><text:a xlink:type="simple" xlink:href="http://www.rodericksmith.plus.com/outlines/manuals/bashdbOutline.html#Resuming-Execution" text:style-name="Internet_20_link" text:visited-style-name="Visited_20_Internet_20_Link"><text:span text:style-name="Example">next</text:span></text:a><text:a xlink:type="simple" xlink:href="http://www.rodericksmith.plus.com/outlines/manuals/bashdbOutline.html#Resuming-Execution" text:style-name="Internet_20_link" text:visited-style-name="Visited_20_Internet_20_Link">’, ‘</text:a><text:a xlink:type="simple" xlink:href="http://www.rodericksmith.plus.com/outlines/manuals/bashdbOutline.html#Resuming-Execution" text:style-name="Internet_20_link" text:visited-style-name="Visited_20_Internet_20_Link"><text:span text:style-name="Example">finish</text:span></text:a><text:a xlink:type="simple" xlink:href="http://www.rodericksmith.plus.com/outlines/manuals/bashdbOutline.html#Resuming-Execution" text:style-name="Internet_20_link" text:visited-style-name="Visited_20_Internet_20_Link">’, ‘</text:a><text:a xlink:type="simple" xlink:href="http://www.rodericksmith.plus.com/outlines/manuals/bashdbOutline.html#Resuming-Execution" text:style-name="Internet_20_link" text:visited-style-name="Visited_20_Internet_20_Link"><text:span text:style-name="Example">skip</text:span></text:a><text:a xlink:type="simple" xlink:href="http://www.rodericksmith.plus.com/outlines/manuals/bashdbOutline.html#Resuming-Execution" text:style-name="Internet_20_link" text:visited-style-name="Visited_20_Internet_20_Link">’, ‘</text:a><text:a xlink:type="simple" xlink:href="http://www.rodericksmith.plus.com/outlines/manuals/bashdbOutline.html#Resuming-Execution" text:style-name="Internet_20_link" text:visited-style-name="Visited_20_Internet_20_Link"><text:span text:style-name="Example">continue</text:span></text:a><text:a xlink:type="simple" xlink:href="http://www.rodericksmith.plus.com/outlines/manuals/bashdbOutline.html#Resuming-Execution" text:style-name="Internet_20_link" text:visited-style-name="Visited_20_Internet_20_Link">’, ‘</text:a><text:a xlink:type="simple" xlink:href="http://www.rodericksmith.plus.com/outlines/manuals/bashdbOutline.html#Resuming-Execution" text:style-name="Internet_20_link" text:visited-style-name="Visited_20_Internet_20_Link"><text:span text:style-name="Example">debug</text:span></text:a><text:a xlink:type="simple" xlink:href="http://www.rodericksmith.plus.com/outlines/manuals/bashdbOutline.html#Resuming-Execution" text:style-name="Internet_20_link" text:visited-style-name="Visited_20_Internet_20_Link">’, ‘</text:a><text:a xlink:type="simple" xlink:href="http://www.rodericksmith.plus.com/outlines/manuals/bashdbOutline.html#Resuming-Execution" text:style-name="Internet_20_link" text:visited-style-name="Visited_20_Internet_20_Link"><text:span text:style-name="Example">return</text:span></text:a><text:a xlink:type="simple" xlink:href="http://www.rodericksmith.plus.com/outlines/manuals/bashdbOutline.html#Resuming-Execution"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returning-from-a-function_002c-sourced-file-or-subshell" text:style-name="Internet_20_link" text:visited-style-name="Visited_20_Internet_20_Link">returning from a function, sourced file or </text:a><text:a xlink:type="simple" xlink:href="http://www.rodericksmith.plus.com/outlines/manuals/bashdbOutline.html#index-returning-from-a-function_002c-sourced-file-or-subshell" text:style-name="Internet_20_link" text:visited-style-name="Visited_20_Internet_20_Link">subshell</text:a></text:p>
                </table:table-cell>
                <table:table-cell table:style-name="Table219.C145" office:value-type="string">
                  <text:p text:style-name="P16"><text:a xlink:type="simple" xlink:href="http://www.rodericksmith.plus.com/outlines/manuals/bashdbOutline.html#Returning" text:style-name="Internet_20_link" text:visited-style-name="Visited_20_Internet_20_Link">4.4.2.7 Returning from a function, sourced file, or subshell (‘</text:a><text:a xlink:type="simple" xlink:href="http://www.rodericksmith.plus.com/outlines/manuals/bashdbOutline.html#Returning" text:style-name="Internet_20_link" text:visited-style-name="Visited_20_Internet_20_Link"><text:span text:style-name="Example">return</text:span></text:a><text:a xlink:type="simple" xlink:href="http://www.rodericksmith.plus.com/outlines/manuals/bashdbOutline.html#Returning"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running" text:style-name="Internet_20_link" text:visited-style-name="Visited_20_Internet_20_Link">running</text:a></text:p>
                </table:table-cell>
                <table:table-cell table:style-name="Table219.C145" office:value-type="string">
                  <text:p text:style-name="P16"><text:a xlink:type="simple" xlink:href="http://www.rodericksmith.plus.com/outlines/manuals/bashdbOutline.html#Starting" text:style-name="Internet_20_link" text:visited-style-name="Visited_20_Internet_20_Link">3.1 Starting your script</text:a></text:p>
                </table:table-cell>
              </table:table-row>
              <table:table-row>
                <table:table-cell table:style-name="Table219.A1" table:number-columns-spanned="3" office:value-type="string">
                  <text:p text:style-name="P12"/>
                </table:table-cell>
                <table:covered-table-cell/>
                <table:covered-table-cell/>
              </table:table-row>
              <table:table-row>
                <table:table-cell table:style-name="Table219.A1" office:value-type="string">
                  <text:p text:style-name="P71"><text:bookmark text:name="General-Index-1_cp_letter-S"/>S</text:p>
                </table:table-cell>
                <table:table-cell table:style-name="Table219.A1" office:value-type="string">
                  <text:p text:style-name="P15"/>
                </table:table-cell>
                <table:table-cell table:style-name="Table219.A1" office:value-type="string">
                  <text:p text:style-name="P15"/>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searching" text:style-name="Internet_20_link" text:visited-style-name="Visited_20_Internet_20_Link">searching</text:a></text:p>
                </table:table-cell>
                <table:table-cell table:style-name="Table219.C145" office:value-type="string">
                  <text:p text:style-name="P16"><text:a xlink:type="simple" xlink:href="http://www.rodericksmith.plus.com/outlines/manuals/bashdbOutline.html#Search" text:style-name="Internet_20_link" text:visited-style-name="Visited_20_Internet_20_Link">4.8 Searching source files (‘</text:a><text:a xlink:type="simple" xlink:href="http://www.rodericksmith.plus.com/outlines/manuals/bashdbOutline.html#Search" text:style-name="Internet_20_link" text:visited-style-name="Visited_20_Internet_20_Link"><text:span text:style-name="Example">search</text:span></text:a><text:a xlink:type="simple" xlink:href="http://www.rodericksmith.plus.com/outlines/manuals/bashdbOutline.html#Search" text:style-name="Internet_20_link" text:visited-style-name="Visited_20_Internet_20_Link">’, ‘</text:a><text:a xlink:type="simple" xlink:href="http://www.rodericksmith.plus.com/outlines/manuals/bashdbOutline.html#Search" text:style-name="Internet_20_link" text:visited-style-name="Visited_20_Internet_20_Link"><text:span text:style-name="Example">reverse</text:span></text:a><text:a xlink:type="simple" xlink:href="http://www.rodericksmith.plus.com/outlines/manuals/bashdbOutline.html#Search" text:style-name="Internet_20_link" text:visited-style-name="Visited_20_Internet_20_Link">’, ‘</text:a><text:a xlink:type="simple" xlink:href="http://www.rodericksmith.plus.com/outlines/manuals/bashdbOutline.html#Search" text:style-name="Internet_20_link" text:visited-style-name="Visited_20_Internet_20_Link"><text:span text:style-name="Example">/.../</text:span></text:a><text:a xlink:type="simple" xlink:href="http://www.rodericksmith.plus.com/outlines/manuals/bashdbOutline.html#Search" text:style-name="Internet_20_link" text:visited-style-name="Visited_20_Internet_20_Link">’, ‘</text:a><text:a xlink:type="simple" xlink:href="http://www.rodericksmith.plus.com/outlines/manuals/bashdbOutline.html#Search" text:style-name="Internet_20_link" text:visited-style-name="Visited_20_Internet_20_Link"><text:span text:style-name="Example">?..?</text:span></text:a><text:a xlink:type="simple" xlink:href="http://www.rodericksmith.plus.com/outlines/manuals/bashdbOutline.html#Search"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selected-frame" text:style-name="Internet_20_link" text:visited-style-name="Visited_20_Internet_20_Link">selected frame</text:a></text:p>
                </table:table-cell>
                <table:table-cell table:style-name="Table219.C145" office:value-type="string">
                  <text:p text:style-name="P16"><text:a xlink:type="simple" xlink:href="http://www.rodericksmith.plus.com/outlines/manuals/bashdbOutline.html#Stack" text:style-name="Internet_20_link" text:visited-style-name="Visited_20_Internet_20_Link">4.5 Examining the Stack Frame (‘</text:a><text:a xlink:type="simple" xlink:href="http://www.rodericksmith.plus.com/outlines/manuals/bashdbOutline.html#Stack" text:style-name="Internet_20_link" text:visited-style-name="Visited_20_Internet_20_Link"><text:span text:style-name="Example">where</text:span></text:a><text:a xlink:type="simple" xlink:href="http://www.rodericksmith.plus.com/outlines/manuals/bashdbOutline.html#Stack" text:style-name="Internet_20_link" text:visited-style-name="Visited_20_Internet_20_Link">’, ‘</text:a><text:a xlink:type="simple" xlink:href="http://www.rodericksmith.plus.com/outlines/manuals/bashdbOutline.html#Stack" text:style-name="Internet_20_link" text:visited-style-name="Visited_20_Internet_20_Link"><text:span text:style-name="Example">frame</text:span></text:a><text:a xlink:type="simple" xlink:href="http://www.rodericksmith.plus.com/outlines/manuals/bashdbOutline.html#Stack" text:style-name="Internet_20_link" text:visited-style-name="Visited_20_Internet_20_Link">’, ‘</text:a><text:a xlink:type="simple" xlink:href="http://www.rodericksmith.plus.com/outlines/manuals/bashdbOutline.html#Stack" text:style-name="Internet_20_link" text:visited-style-name="Visited_20_Internet_20_Link"><text:span text:style-name="Example">up</text:span></text:a><text:a xlink:type="simple" xlink:href="http://www.rodericksmith.plus.com/outlines/manuals/bashdbOutline.html#Stack" text:style-name="Internet_20_link" text:visited-style-name="Visited_20_Internet_20_Link">’, ‘</text:a><text:a xlink:type="simple" xlink:href="http://www.rodericksmith.plus.com/outlines/manuals/bashdbOutline.html#Stack" text:style-name="Internet_20_link" text:visited-style-name="Visited_20_Internet_20_Link"><text:span text:style-name="Example">down</text:span></text:a><text:a xlink:type="simple" xlink:href="http://www.rodericksmith.plus.com/outlines/manuals/bashdbOutline.html#Stack"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setting-watchpoints" text:style-name="Internet_20_link" text:visited-style-name="Visited_20_Internet_20_Link">setting watchpoints</text:a></text:p>
                </table:table-cell>
                <table:table-cell table:style-name="Table219.C145" office:value-type="string">
                  <text:p text:style-name="P16"><text:a xlink:type="simple" xlink:href="http://www.rodericksmith.plus.com/outlines/manuals/bashdbOutline.html#Set-Watchpoints" text:style-name="Internet_20_link" text:visited-style-name="Visited_20_Internet_20_Link">4.4.1.2 Setting watchpoints (‘</text:a><text:a xlink:type="simple" xlink:href="http://www.rodericksmith.plus.com/outlines/manuals/bashdbOutline.html#Set-Watchpoints" text:style-name="Internet_20_link" text:visited-style-name="Visited_20_Internet_20_Link"><text:span text:style-name="Example">watch</text:span></text:a><text:a xlink:type="simple" xlink:href="http://www.rodericksmith.plus.com/outlines/manuals/bashdbOutline.html#Set-Watchpoints" text:style-name="Internet_20_link" text:visited-style-name="Visited_20_Internet_20_Link">’, ‘</text:a><text:a xlink:type="simple" xlink:href="http://www.rodericksmith.plus.com/outlines/manuals/bashdbOutline.html#Set-Watchpoints" text:style-name="Internet_20_link" text:visited-style-name="Visited_20_Internet_20_Link"><text:span text:style-name="Example">watche</text:span></text:a><text:a xlink:type="simple" xlink:href="http://www.rodericksmith.plus.com/outlines/manuals/bashdbOutline.html#Set-Watchpoints"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shell-escape" text:style-name="Internet_20_link" text:visited-style-name="Visited_20_Internet_20_Link">shell escape</text:a></text:p>
                </table:table-cell>
                <table:table-cell table:style-name="Table219.C145" office:value-type="string">
                  <text:p text:style-name="P16"><text:a xlink:type="simple" xlink:href="http://www.rodericksmith.plus.com/outlines/manuals/bashdbOutline.html#Evaluation_002fExecution" text:style-name="Internet_20_link" text:visited-style-name="Visited_20_Internet_20_Link">4.11 Running Arbitrary BASH and Shell commands (‘</text:a><text:a xlink:type="simple" xlink:href="http://www.rodericksmith.plus.com/outlines/manuals/bashdbOutline.html#Evaluation_002fExecution" text:style-name="Internet_20_link" text:visited-style-name="Visited_20_Internet_20_Link"><text:span text:style-name="Example">eval</text:span></text:a><text:a xlink:type="simple" xlink:href="http://www.rodericksmith.plus.com/outlines/manuals/bashdbOutline.html#Evaluation_002fExecution" text:style-name="Internet_20_link" text:visited-style-name="Visited_20_Internet_20_Link">’, ‘</text:a><text:a xlink:type="simple" xlink:href="http://www.rodericksmith.plus.com/outlines/manuals/bashdbOutline.html#Evaluation_002fExecution" text:style-name="Internet_20_link" text:visited-style-name="Visited_20_Internet_20_Link"><text:span text:style-name="Example">shell</text:span></text:a><text:a xlink:type="simple" xlink:href="http://www.rodericksmith.plus.com/outlines/manuals/bashdbOutline.html#Evaluation_002fExecution"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signals" text:style-name="Internet_20_link" text:visited-style-name="Visited_20_Internet_20_Link">signals</text:a></text:p>
                </table:table-cell>
                <table:table-cell table:style-name="Table219.C145" office:value-type="string">
                  <text:p text:style-name="P16"><text:a xlink:type="simple" xlink:href="http://www.rodericksmith.plus.com/outlines/manuals/bashdbOutline.html#Signals" text:style-name="Internet_20_link" text:visited-style-name="Visited_20_Internet_20_Link">4.4.3 Signals (‘</text:a><text:a xlink:type="simple" xlink:href="http://www.rodericksmith.plus.com/outlines/manuals/bashdbOutline.html#Signals" text:style-name="Internet_20_link" text:visited-style-name="Visited_20_Internet_20_Link"><text:span text:style-name="Example">handle</text:span></text:a><text:a xlink:type="simple" xlink:href="http://www.rodericksmith.plus.com/outlines/manuals/bashdbOutline.html#Signals" text:style-name="Internet_20_link" text:visited-style-name="Visited_20_Internet_20_Link">’, ‘</text:a><text:a xlink:type="simple" xlink:href="http://www.rodericksmith.plus.com/outlines/manuals/bashdbOutline.html#Signals" text:style-name="Internet_20_link" text:visited-style-name="Visited_20_Internet_20_Link"><text:span text:style-name="Example">info handle</text:span></text:a><text:a xlink:type="simple" xlink:href="http://www.rodericksmith.plus.com/outlines/manuals/bashdbOutline.html#Signals" text:style-name="Internet_20_link" text:visited-style-name="Visited_20_Internet_20_Link">’, ‘</text:a><text:a xlink:type="simple" xlink:href="http://www.rodericksmith.plus.com/outlines/manuals/bashdbOutline.html#Signals" text:style-name="Internet_20_link" text:visited-style-name="Visited_20_Internet_20_Link"><text:span text:style-name="Example">signal</text:span></text:a><text:a xlink:type="simple" xlink:href="http://www.rodericksmith.plus.com/outlines/manuals/bashdbOutline.html#Signals"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stack-frame" text:style-name="Internet_20_link" text:visited-style-name="Visited_20_Internet_20_Link">stack frame</text:a></text:p>
                </table:table-cell>
                <table:table-cell table:style-name="Table219.C145" office:value-type="string">
                  <text:p text:style-name="P16"><text:a xlink:type="simple" xlink:href="http://www.rodericksmith.plus.com/outlines/manuals/bashdbOutline.html#Frames" text:style-name="Internet_20_link" text:visited-style-name="Visited_20_Internet_20_Link">4.5.1 Stack frames</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stack-traces" text:style-name="Internet_20_link" text:visited-style-name="Visited_20_Internet_20_Link">stack traces</text:a></text:p>
                </table:table-cell>
                <table:table-cell table:style-name="Table219.C145" office:value-type="string">
                  <text:p text:style-name="P16"><text:a xlink:type="simple" xlink:href="http://www.rodericksmith.plus.com/outlines/manuals/bashdbOutline.html#Backtrace" text:style-name="Internet_20_link" text:visited-style-name="Visited_20_Internet_20_Link">4.5.2 Backtraces (‘</text:a><text:a xlink:type="simple" xlink:href="http://www.rodericksmith.plus.com/outlines/manuals/bashdbOutline.html#Backtrace" text:style-name="Internet_20_link" text:visited-style-name="Visited_20_Internet_20_Link"><text:span text:style-name="Example">where</text:span></text:a><text:a xlink:type="simple" xlink:href="http://www.rodericksmith.plus.com/outlines/manuals/bashdbOutline.html#Backtrace" text:style-name="Internet_20_link" text:visited-style-name="Visited_20_Internet_20_Link">’)</text:a></text:p>
                </table:table-cell>
              </table:table-row>
              <table:table-row>
                <table:table-cell table:style-name="Table219.A1" office:value-type="string">
                  <text:p text:style-name="P15"><text:soft-page-break/></text:p>
                </table:table-cell>
                <table:table-cell table:style-name="Table219.B145" office:value-type="string">
                  <text:p text:style-name="P16"><text:a xlink:type="simple" xlink:href="http://www.rodericksmith.plus.com/outlines/manuals/bashdbOutline.html#index-starting" text:style-name="Internet_20_link" text:visited-style-name="Visited_20_Internet_20_Link">starting</text:a></text:p>
                </table:table-cell>
                <table:table-cell table:style-name="Table219.C145" office:value-type="string">
                  <text:p text:style-name="P16"><text:a xlink:type="simple" xlink:href="http://www.rodericksmith.plus.com/outlines/manuals/bashdbOutline.html#Starting" text:style-name="Internet_20_link" text:visited-style-name="Visited_20_Internet_20_Link">3.1 Starting your script</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stepping" text:style-name="Internet_20_link" text:visited-style-name="Visited_20_Internet_20_Link">stepping</text:a></text:p>
                </table:table-cell>
                <table:table-cell table:style-name="Table219.C145" office:value-type="string">
                  <text:p text:style-name="P16"><text:a xlink:type="simple" xlink:href="http://www.rodericksmith.plus.com/outlines/manuals/bashdbOutline.html#Resuming-Execution" text:style-name="Internet_20_link" text:visited-style-name="Visited_20_Internet_20_Link">4.4.2 Resuming Execution (‘</text:a><text:a xlink:type="simple" xlink:href="http://www.rodericksmith.plus.com/outlines/manuals/bashdbOutline.html#Resuming-Execution" text:style-name="Internet_20_link" text:visited-style-name="Visited_20_Internet_20_Link"><text:span text:style-name="Example">step</text:span></text:a><text:a xlink:type="simple" xlink:href="http://www.rodericksmith.plus.com/outlines/manuals/bashdbOutline.html#Resuming-Execution" text:style-name="Internet_20_link" text:visited-style-name="Visited_20_Internet_20_Link">’, ‘</text:a><text:a xlink:type="simple" xlink:href="http://www.rodericksmith.plus.com/outlines/manuals/bashdbOutline.html#Resuming-Execution" text:style-name="Internet_20_link" text:visited-style-name="Visited_20_Internet_20_Link"><text:span text:style-name="Example">next</text:span></text:a><text:a xlink:type="simple" xlink:href="http://www.rodericksmith.plus.com/outlines/manuals/bashdbOutline.html#Resuming-Execution" text:style-name="Internet_20_link" text:visited-style-name="Visited_20_Internet_20_Link">’, ‘</text:a><text:a xlink:type="simple" xlink:href="http://www.rodericksmith.plus.com/outlines/manuals/bashdbOutline.html#Resuming-Execution" text:style-name="Internet_20_link" text:visited-style-name="Visited_20_Internet_20_Link"><text:span text:style-name="Example">finish</text:span></text:a><text:a xlink:type="simple" xlink:href="http://www.rodericksmith.plus.com/outlines/manuals/bashdbOutline.html#Resuming-Execution" text:style-name="Internet_20_link" text:visited-style-name="Visited_20_Internet_20_Link">’, ‘</text:a><text:a xlink:type="simple" xlink:href="http://www.rodericksmith.plus.com/outlines/manuals/bashdbOutline.html#Resuming-Execution" text:style-name="Internet_20_link" text:visited-style-name="Visited_20_Internet_20_Link"><text:span text:style-name="Example">skip</text:span></text:a><text:a xlink:type="simple" xlink:href="http://www.rodericksmith.plus.com/outlines/manuals/bashdbOutline.html#Resuming-Execution" text:style-name="Internet_20_link" text:visited-style-name="Visited_20_Internet_20_Link">’, ‘</text:a><text:a xlink:type="simple" xlink:href="http://www.rodericksmith.plus.com/outlines/manuals/bashdbOutline.html#Resuming-Execution" text:style-name="Internet_20_link" text:visited-style-name="Visited_20_Internet_20_Link"><text:span text:style-name="Example">continue</text:span></text:a><text:a xlink:type="simple" xlink:href="http://www.rodericksmith.plus.com/outlines/manuals/bashdbOutline.html#Resuming-Execution" text:style-name="Internet_20_link" text:visited-style-name="Visited_20_Internet_20_Link">’, ‘</text:a><text:a xlink:type="simple" xlink:href="http://www.rodericksmith.plus.com/outlines/manuals/bashdbOutline.html#Resuming-Execution" text:style-name="Internet_20_link" text:visited-style-name="Visited_20_Internet_20_Link"><text:span text:style-name="Example">debug</text:span></text:a><text:a xlink:type="simple" xlink:href="http://www.rodericksmith.plus.com/outlines/manuals/bashdbOutline.html#Resuming-Execution" text:style-name="Internet_20_link" text:visited-style-name="Visited_20_Internet_20_Link">’, </text:a><text:a xlink:type="simple" xlink:href="http://www.rodericksmith.plus.com/outlines/manuals/bashdbOutline.html#Resuming-Execution" text:style-name="Internet_20_link" text:visited-style-name="Visited_20_Internet_20_Link">‘</text:a><text:a xlink:type="simple" xlink:href="http://www.rodericksmith.plus.com/outlines/manuals/bashdbOutline.html#Resuming-Execution" text:style-name="Internet_20_link" text:visited-style-name="Visited_20_Internet_20_Link"><text:span text:style-name="Example">return</text:span></text:a><text:a xlink:type="simple" xlink:href="http://www.rodericksmith.plus.com/outlines/manuals/bashdbOutline.html#Resuming-Execution" text:style-name="Internet_20_link" text:visited-style-name="Visited_20_Internet_20_Link">’)</text:a></text:p>
                </table:table-cell>
              </table:table-row>
              <table:table-row>
                <table:table-cell table:style-name="Table219.A1" table:number-columns-spanned="3" office:value-type="string">
                  <text:p text:style-name="P12"/>
                </table:table-cell>
                <table:covered-table-cell/>
                <table:covered-table-cell/>
              </table:table-row>
              <table:table-row>
                <table:table-cell table:style-name="Table219.A1" office:value-type="string">
                  <text:p text:style-name="P71"><text:bookmark text:name="General-Index-1_cp_letter-T"/>T</text:p>
                </table:table-cell>
                <table:table-cell table:style-name="Table219.A1" office:value-type="string">
                  <text:p text:style-name="P15"/>
                </table:table-cell>
                <table:table-cell table:style-name="Table219.A1" office:value-type="string">
                  <text:p text:style-name="P15"/>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terminal" text:style-name="Internet_20_link" text:visited-style-name="Visited_20_Internet_20_Link">terminal</text:a></text:p>
                </table:table-cell>
                <table:table-cell table:style-name="Table219.C145" office:value-type="string">
                  <text:p text:style-name="P16"><text:a xlink:type="simple" xlink:href="http://www.rodericksmith.plus.com/outlines/manuals/bashdbOutline.html#Input_002fOutput" text:style-name="Internet_20_link" text:visited-style-name="Visited_20_Internet_20_Link">3.4 Your script’s input and output</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tracebacks" text:style-name="Internet_20_link" text:visited-style-name="Visited_20_Internet_20_Link">tracebacks</text:a></text:p>
                </table:table-cell>
                <table:table-cell table:style-name="Table219.C145" office:value-type="string">
                  <text:p text:style-name="P16"><text:a xlink:type="simple" xlink:href="http://www.rodericksmith.plus.com/outlines/manuals/bashdbOutline.html#Backtrace" text:style-name="Internet_20_link" text:visited-style-name="Visited_20_Internet_20_Link">4.5.2 Backtraces (‘</text:a><text:a xlink:type="simple" xlink:href="http://www.rodericksmith.plus.com/outlines/manuals/bashdbOutline.html#Backtrace" text:style-name="Internet_20_link" text:visited-style-name="Visited_20_Internet_20_Link"><text:span text:style-name="Example">where</text:span></text:a><text:a xlink:type="simple" xlink:href="http://www.rodericksmith.plus.com/outlines/manuals/bashdbOutline.html#Backtrace"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tracing-debugger-commands" text:style-name="Internet_20_link" text:visited-style-name="Visited_20_Internet_20_Link">tracing debugger commands</text:a></text:p>
                </table:table-cell>
                <table:table-cell table:style-name="Table219.C145" office:value-type="string">
                  <text:p text:style-name="P16"><text:a xlink:type="simple" xlink:href="http://www.rodericksmith.plus.com/outlines/manuals/bashdbOutline.html#Command_002dTracing" text:style-name="Internet_20_link" text:visited-style-name="Visited_20_Internet_20_Link">4.14.12 Debugger Commands Tracing (‘</text:a><text:a xlink:type="simple" xlink:href="http://www.rodericksmith.plus.com/outlines/manuals/bashdbOutline.html#Command_002dTracing" text:style-name="Internet_20_link" text:visited-style-name="Visited_20_Internet_20_Link"><text:span text:style-name="Example">set trace-commands</text:span></text:a><text:a xlink:type="simple" xlink:href="http://www.rodericksmith.plus.com/outlines/manuals/bashdbOutline.html#Command_002dTracing" text:style-name="Internet_20_link" text:visited-style-name="Visited_20_Internet_20_Link">’, ‘</text:a><text:a xlink:type="simple" xlink:href="http://www.rodericksmith.plus.com/outlines/manuals/bashdbOutline.html#Command_002dTracing" text:style-name="Internet_20_link" text:visited-style-name="Visited_20_Internet_20_Link"><text:span text:style-name="Example">show trace-</text:span></text:a><text:a xlink:type="simple" xlink:href="http://www.rodericksmith.plus.com/outlines/manuals/bashdbOutline.html#Command_002dTracing" text:style-name="Internet_20_link" text:visited-style-name="Visited_20_Internet_20_Link"><text:span text:style-name="Example">commands</text:span></text:a><text:a xlink:type="simple" xlink:href="http://www.rodericksmith.plus.com/outlines/manuals/bashdbOutline.html#Command_002dTracing" text:style-name="Internet_20_link" text:visited-style-name="Visited_20_Internet_20_Link">’)</text:a></text:p>
                </table:table-cell>
              </table:table-row>
              <table:table-row>
                <table:table-cell table:style-name="Table219.A1" table:number-columns-spanned="3" office:value-type="string">
                  <text:p text:style-name="P12"/>
                </table:table-cell>
                <table:covered-table-cell/>
                <table:covered-table-cell/>
              </table:table-row>
              <table:table-row>
                <table:table-cell table:style-name="Table219.A1" office:value-type="string">
                  <text:p text:style-name="P71"><text:bookmark text:name="General-Index-1_cp_letter-V"/>V</text:p>
                </table:table-cell>
                <table:table-cell table:style-name="Table219.A1" office:value-type="string">
                  <text:p text:style-name="P15"/>
                </table:table-cell>
                <table:table-cell table:style-name="Table219.A1" office:value-type="string">
                  <text:p text:style-name="P15"/>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version-number" text:style-name="Internet_20_link" text:visited-style-name="Visited_20_Internet_20_Link">version number</text:a></text:p>
                </table:table-cell>
                <table:table-cell table:style-name="Table219.C145" office:value-type="string">
                  <text:p text:style-name="P16"><text:a xlink:type="simple" xlink:href="http://www.rodericksmith.plus.com/outlines/manuals/bashdbOutline.html#Show" text:style-name="Internet_20_link" text:visited-style-name="Visited_20_Internet_20_Link">4.13.2 Show information about the debugger (‘</text:a><text:a xlink:type="simple" xlink:href="http://www.rodericksmith.plus.com/outlines/manuals/bashdbOutline.html#Show" text:style-name="Internet_20_link" text:visited-style-name="Visited_20_Internet_20_Link"><text:span text:style-name="Example">show</text:span></text:a><text:a xlink:type="simple" xlink:href="http://www.rodericksmith.plus.com/outlines/manuals/bashdbOutline.html#Show" text:style-name="Internet_20_link" text:visited-style-name="Visited_20_Internet_20_Link">’)</text:a></text:p>
                </table:table-cell>
              </table:table-row>
              <table:table-row>
                <table:table-cell table:style-name="Table219.A1" table:number-columns-spanned="3" office:value-type="string">
                  <text:p text:style-name="P12"/>
                </table:table-cell>
                <table:covered-table-cell/>
                <table:covered-table-cell/>
              </table:table-row>
              <table:table-row>
                <table:table-cell table:style-name="Table219.A1" office:value-type="string">
                  <text:p text:style-name="P71"><text:bookmark text:name="General-Index-1_cp_letter-W"/>W</text:p>
                </table:table-cell>
                <table:table-cell table:style-name="Table219.A1" office:value-type="string">
                  <text:p text:style-name="P15"/>
                </table:table-cell>
                <table:table-cell table:style-name="Table219.A1" office:value-type="string">
                  <text:p text:style-name="P15"/>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watchpoints" text:style-name="Internet_20_link" text:visited-style-name="Visited_20_Internet_20_Link">watchpoints</text:a></text:p>
                </table:table-cell>
                <table:table-cell table:style-name="Table219.C145" office:value-type="string">
                  <text:p text:style-name="P16"><text:a xlink:type="simple" xlink:href="http://www.rodericksmith.plus.com/outlines/manuals/bashdbOutline.html#Breakpoints" text:style-name="Internet_20_link" text:visited-style-name="Visited_20_Internet_20_Link">4.4.1 Breakpoints, watchpoints (‘</text:a><text:a xlink:type="simple" xlink:href="http://www.rodericksmith.plus.com/outlines/manuals/bashdbOutline.html#Breakpoints" text:style-name="Internet_20_link" text:visited-style-name="Visited_20_Internet_20_Link"><text:span text:style-name="Example">break</text:span></text:a><text:a xlink:type="simple" xlink:href="http://www.rodericksmith.plus.com/outlines/manuals/bashdbOutline.html#Breakpoints" text:style-name="Internet_20_link" text:visited-style-name="Visited_20_Internet_20_Link">’, ‘</text:a><text:a xlink:type="simple" xlink:href="http://www.rodericksmith.plus.com/outlines/manuals/bashdbOutline.html#Breakpoints" text:style-name="Internet_20_link" text:visited-style-name="Visited_20_Internet_20_Link"><text:span text:style-name="Example">tbreak</text:span></text:a><text:a xlink:type="simple" xlink:href="http://www.rodericksmith.plus.com/outlines/manuals/bashdbOutline.html#Breakpoints" text:style-name="Internet_20_link" text:visited-style-name="Visited_20_Internet_20_Link">’, ‘</text:a><text:a xlink:type="simple" xlink:href="http://www.rodericksmith.plus.com/outlines/manuals/bashdbOutline.html#Breakpoints" text:style-name="Internet_20_link" text:visited-style-name="Visited_20_Internet_20_Link"><text:span text:style-name="Example">watch</text:span></text:a><text:a xlink:type="simple" xlink:href="http://www.rodericksmith.plus.com/outlines/manuals/bashdbOutline.html#Breakpoints" text:style-name="Internet_20_link" text:visited-style-name="Visited_20_Internet_20_Link">’, ‘</text:a><text:a xlink:type="simple" xlink:href="http://www.rodericksmith.plus.com/outlines/manuals/bashdbOutline.html#Breakpoints" text:style-name="Internet_20_link" text:visited-style-name="Visited_20_Internet_20_Link"><text:span text:style-name="Example">watche</text:span></text:a><text:a xlink:type="simple" xlink:href="http://www.rodericksmith.plus.com/outlines/manuals/bashdbOutline.html#Breakpoints" text:style-name="Internet_20_link" text:visited-style-name="Visited_20_Internet_20_Link">’...)</text:a></text:p>
                </table:table-cell>
              </table:table-row>
              <table:table-row>
                <table:table-cell table:style-name="Table219.A1" office:value-type="string">
                  <text:p text:style-name="P15"/>
                </table:table-cell>
                <table:table-cell table:style-name="Table219.B145" office:value-type="string">
                  <text:p text:style-name="P16"><text:a xlink:type="simple" xlink:href="http://www.rodericksmith.plus.com/outlines/manuals/bashdbOutline.html#index-watchpoints-numbers" text:style-name="Internet_20_link" text:visited-style-name="Visited_20_Internet_20_Link">watchpoints numbers</text:a></text:p>
                </table:table-cell>
                <table:table-cell table:style-name="Table219.C145" office:value-type="string">
                  <text:p text:style-name="P16"><text:a xlink:type="simple" xlink:href="http://www.rodericksmith.plus.com/outlines/manuals/bashdbOutline.html#Breakpoints" text:style-name="Internet_20_link" text:visited-style-name="Visited_20_Internet_20_Link">4.4.1 Breakpoints, watchpoints (‘</text:a><text:a xlink:type="simple" xlink:href="http://www.rodericksmith.plus.com/outlines/manuals/bashdbOutline.html#Breakpoints" text:style-name="Internet_20_link" text:visited-style-name="Visited_20_Internet_20_Link"><text:span text:style-name="Example">break</text:span></text:a><text:a xlink:type="simple" xlink:href="http://www.rodericksmith.plus.com/outlines/manuals/bashdbOutline.html#Breakpoints" text:style-name="Internet_20_link" text:visited-style-name="Visited_20_Internet_20_Link">’, ‘</text:a><text:a xlink:type="simple" xlink:href="http://www.rodericksmith.plus.com/outlines/manuals/bashdbOutline.html#Breakpoints" text:style-name="Internet_20_link" text:visited-style-name="Visited_20_Internet_20_Link"><text:span text:style-name="Example">tbreak</text:span></text:a><text:a xlink:type="simple" xlink:href="http://www.rodericksmith.plus.com/outlines/manuals/bashdbOutline.html#Breakpoints" text:style-name="Internet_20_link" text:visited-style-name="Visited_20_Internet_20_Link">’, ‘</text:a><text:a xlink:type="simple" xlink:href="http://www.rodericksmith.plus.com/outlines/manuals/bashdbOutline.html#Breakpoints" text:style-name="Internet_20_link" text:visited-style-name="Visited_20_Internet_20_Link"><text:span text:style-name="Example">watch</text:span></text:a><text:a xlink:type="simple" xlink:href="http://www.rodericksmith.plus.com/outlines/manuals/bashdbOutline.html#Breakpoints" text:style-name="Internet_20_link" text:visited-style-name="Visited_20_Internet_20_Link">’, ‘</text:a><text:a xlink:type="simple" xlink:href="http://www.rodericksmith.plus.com/outlines/manuals/bashdbOutline.html#Breakpoints" text:style-name="Internet_20_link" text:visited-style-name="Visited_20_Internet_20_Link"><text:span text:style-name="Example">watche</text:span></text:a><text:a xlink:type="simple" xlink:href="http://www.rodericksmith.plus.com/outlines/manuals/bashdbOutline.html#Breakpoints" text:style-name="Internet_20_link" text:visited-style-name="Visited_20_Internet_20_Link">’...)</text:a></text:p>
                </table:table-cell>
              </table:table-row>
              <table:table-row>
                <table:table-cell table:style-name="Table219.A1" table:number-columns-spanned="3" office:value-type="string">
                  <text:p text:style-name="P12"/>
                </table:table-cell>
                <table:covered-table-cell/>
                <table:covered-table-cell/>
              </table:table-row>
            </table:table>
            <table:table table:name="Table220" table:style-name="Table220">
              <table:table-column table:style-name="Table220.A"/>
              <table:table-column table:style-name="Table220.B"/>
              <table:table-row>
                <table:table-cell table:style-name="Table220.A1" office:value-type="string">
                  <text:p text:style-name="P71">Jump to:   </text:p>
                </table:table-cell>
                <table:table-cell table:style-name="Table220.B1" office:value-type="string">
                  <text:p text:style-name="P16"><text:a xlink:type="simple" xlink:href="http://www.rodericksmith.plus.com/outlines/manuals/bashdbOutline.html#General-Index-1_cp_symbol-1" text:style-name="Internet_20_link" text:visited-style-name="Visited_20_Internet_20_Link"><text:span text:style-name="T15">$</text:span></text:a>   <text:a xlink:type="simple" xlink:href="http://www.rodericksmith.plus.com/outlines/manuals/bashdbOutline.html#General-Index-1_cp_symbol-2" text:style-name="Internet_20_link" text:visited-style-name="Visited_20_Internet_20_Link"><text:span text:style-name="T15">-</text:span></text:a>   <text:a xlink:type="simple" xlink:href="http://www.rodericksmith.plus.com/outlines/manuals/bashdbOutline.html#General-Index-1_cp_symbol-3" text:style-name="Internet_20_link" text:visited-style-name="Visited_20_Internet_20_Link"><text:span text:style-name="T15">.</text:span></text:a>   <text:line-break/><text:a xlink:type="simple" xlink:href="http://www.rodericksmith.plus.com/outlines/manuals/bashdbOutline.html#General-Index-1_cp_letter-A" text:style-name="Internet_20_link" text:visited-style-name="Visited_20_Internet_20_Link"><text:span text:style-name="T15">A</text:span></text:a>   <text:a xlink:type="simple" xlink:href="http://www.rodericksmith.plus.com/outlines/manuals/bashdbOutline.html#General-Index-1_cp_letter-B" text:style-name="Internet_20_link" text:visited-style-name="Visited_20_Internet_20_Link"><text:span text:style-name="T15">B</text:span></text:a>   <text:a xlink:type="simple" xlink:href="http://www.rodericksmith.plus.com/outlines/manuals/bashdbOutline.html#General-Index-1_cp_letter-C" text:style-name="Internet_20_link" text:visited-style-name="Visited_20_Internet_20_Link"><text:span text:style-name="T15">C</text:span></text:a>   <text:a xlink:type="simple" xlink:href="http://www.rodericksmith.plus.com/outlines/manuals/bashdbOutline.html#General-Index-1_cp_letter-D" text:style-name="Internet_20_link" text:visited-style-name="Visited_20_Internet_20_Link"><text:span text:style-name="T15">D</text:span></text:a>   <text:a xlink:type="simple" xlink:href="http://www.rodericksmith.plus.com/outlines/manuals/bashdbOutline.html#General-Index-1_cp_letter-E" text:style-name="Internet_20_link" text:visited-style-name="Visited_20_Internet_20_Link"><text:span text:style-name="T15">E</text:span></text:a>   <text:a xlink:type="simple" xlink:href="http://www.rodericksmith.plus.com/outlines/manuals/bashdbOutline.html#General-Index-1_cp_letter-F" text:style-name="Internet_20_link" text:visited-style-name="Visited_20_Internet_20_Link"><text:span text:style-name="T15">F</text:span></text:a>   <text:a xlink:type="simple" xlink:href="http://www.rodericksmith.plus.com/outlines/manuals/bashdbOutline.html#General-Index-1_cp_letter-H" text:style-name="Internet_20_link" text:visited-style-name="Visited_20_Internet_20_Link"><text:span text:style-name="T15">H</text:span></text:a>   <text:a xlink:type="simple" xlink:href="http://www.rodericksmith.plus.com/outlines/manuals/bashdbOutline.html#General-Index-1_cp_letter-I" text:style-name="Internet_20_link" text:visited-style-name="Visited_20_Internet_20_Link"><text:span text:style-name="T15">I</text:span></text:a>   <text:a xlink:type="simple" xlink:href="http://www.rodericksmith.plus.com/outlines/manuals/bashdbOutline.html#General-Index-1_cp_letter-L" text:style-name="Internet_20_link" text:visited-style-name="Visited_20_Internet_20_Link"><text:span text:style-name="T15">L</text:span></text:a>   <text:a xlink:type="simple" xlink:href="http://www.rodericksmith.plus.com/outlines/manuals/bashdbOutline.html#General-Index-1_cp_letter-N" text:style-name="Internet_20_link" text:visited-style-name="Visited_20_Internet_20_Link"><text:span text:style-name="T15">N</text:span></text:a>   <text:a xlink:type="simple" xlink:href="http://www.rodericksmith.plus.com/outlines/manuals/bashdbOutline.html#General-Index-1_cp_letter-O" text:style-name="Internet_20_link" text:visited-style-name="Visited_20_Internet_20_Link"><text:span text:style-name="T15">O</text:span></text:a>   <text:a xlink:type="simple" xlink:href="http://www.rodericksmith.plus.com/outlines/manuals/bashdbOutline.html#General-Index-1_cp_letter-P" text:style-name="Internet_20_link" text:visited-style-name="Visited_20_Internet_20_Link"><text:span text:style-name="T15">P</text:span></text:a>   <text:a xlink:type="simple" xlink:href="http://www.rodericksmith.plus.com/outlines/manuals/bashdbOutline.html#General-Index-1_cp_letter-R" text:style-name="Internet_20_link" text:visited-style-name="Visited_20_Internet_20_Link"><text:span text:style-name="T15">R</text:span></text:a>   <text:a xlink:type="simple" xlink:href="http://www.rodericksmith.plus.com/outlines/manuals/bashdbOutline.html#General-Index-1_cp_letter-S" text:style-name="Internet_20_link" text:visited-style-name="Visited_20_Internet_20_Link"><text:span text:style-name="T15">S</text:span></text:a>   <text:a xlink:type="simple" xlink:href="http://www.rodericksmith.plus.com/outlines/manuals/bashdbOutline.html#General-Index-1_cp_letter-T" text:style-name="Internet_20_link" text:visited-style-name="Visited_20_Internet_20_Link"><text:span text:style-name="T15">T</text:span></text:a>   <text:a xlink:type="simple" xlink:href="http://www.rodericksmith.plus.com/outlines/manuals/bashdbOutline.html#General-Index-1_cp_letter-V" text:style-name="Internet_20_link" text:visited-style-name="Visited_20_Internet_20_Link"><text:span text:style-name="T15">V</text:span></text:a>   <text:a xlink:type="simple" xlink:href="http://www.rodericksmith.plus.com/outlines/manuals/bashdbOutline.html#General-Index-1_cp_letter-W" text:style-name="Internet_20_link" text:visited-style-name="Visited_20_Internet_20_Link"><text:span text:style-name="T15">W</text:span></text:a>   <text:bookmark text:name="SEC_Foot"/></text:p>
                </table:table-cell>
              </table:table-row>
            </table:table>
          </table:table-cell>
        </table:table-row>
      </table:table>
      <text:p text:style-name="P58">Footnotes</text:p>
      <table:table table:name="Table221" table:style-name="Table221">
        <table:table-column table:style-name="Table221.A"/>
        <table:table-row>
          <table:table-cell table:style-name="Table221.A1" office:value-type="string">
            <text:p text:style-name="P34"><text:a xlink:type="simple" xlink:href="http://www.rodericksmith.plus.com/outlines/manuals/bashdbOutline.html#DOCF1" office:name="FOOT1" text:style-name="Internet_20_link" text:visited-style-name="Visited_20_Internet_20_Link">(1)</text:a></text:p>
            <text:p text:style-name="P34">Recall that variables in <text:span text:style-name="acronym">BASH</text:span> don’t need to be declared before they are referred to and that the default value would be the a null value which here prints as an empty string. </text:p>
            <text:p text:style-name="P34"><text:a xlink:type="simple" xlink:href="http://www.rodericksmith.plus.com/outlines/manuals/bashdbOutline.html#DOCF2" office:name="FOOT2" text:style-name="Internet_20_link" text:visited-style-name="Visited_20_Internet_20_Link">(2)</text:a></text:p>
            <text:p text:style-name="P34">And in the interest of full disclosure, although this was not shown in the example it is possible to add the <text:span text:style-name="Source_20_Text">--</text:span> <text:span text:style-name="Emphasis">after</text:span> the script name to be <text:soft-page-break/>debugged but before the first program option with a dash. </text:p>
            <text:p text:style-name="P34"><text:a xlink:type="simple" xlink:href="http://www.rodericksmith.plus.com/outlines/manuals/bashdbOutline.html#DOCF3" office:name="FOOT3" text:style-name="Internet_20_link" text:visited-style-name="Visited_20_Internet_20_Link">(3)</text:a></text:p>
            <text:p text:style-name="P34">The DJGPP port of the <text:span text:style-name="acronym">BASH</text:span> debugger uses the name ‘<text:span text:style-name="Teletype">bashdb.ini</text:span>’ instead, due to the limitations of file names imposed by DOS filesystems. </text:p>
            <text:p text:style-name="P34"><text:a xlink:type="simple" xlink:href="http://www.rodericksmith.plus.com/outlines/manuals/bashdbOutline.html#DOCF4" office:name="FOOT4" text:style-name="Internet_20_link" text:visited-style-name="Visited_20_Internet_20_Link">(4)</text:a></text:p>
            <text:p text:style-name="P34">On DOS/Windows systems, the home directory is the one pointed to by the <text:span text:style-name="Source_20_Text">HOME</text:span> environment variable. </text:p>
            <text:p text:style-name="P13"><text:bookmark text:name="SEC_Contents"/></text:p>
          </table:table-cell>
        </table:table-row>
      </table:table>
      <text:h text:style-name="P1" text:outline-level="2">Table of Contents</text:h>
      <table:table table:name="Table222" table:style-name="Table222">
        <table:table-column table:style-name="Table222.A"/>
        <table:table-row>
          <table:table-cell table:style-name="Table222.A1" office:value-type="string">
            <text:list xml:id="list2278086377" text:style-name="L18">
              <text:list-item>
                <text:p text:style-name="P25"><text:a xlink:type="simple" xlink:href="http://www.rodericksmith.plus.com/outlines/manuals/bashdbOutline.html#Summary" office:name="toc-Summary-of-the-BASH-Debugger" text:style-name="Internet_20_link" text:visited-style-name="Visited_20_Internet_20_Link">1. Summary of the BASH Debugger</text:a> </text:p>
                <text:list>
                  <text:list-item>
                    <text:p text:style-name="P25"><text:a xlink:type="simple" xlink:href="http://www.rodericksmith.plus.com/outlines/manuals/bashdbOutline.html#Sample-Session" office:name="toc-A-Sample-BASH-Debugger-Session" text:style-name="Internet_20_link" text:visited-style-name="Visited_20_Internet_20_Link">1.1 A Sample BASH Debugger Session</text:a> </text:p>
                  </text:list-item>
                  <text:list-item>
                    <text:p text:style-name="P25"><text:a xlink:type="simple" xlink:href="http://www.rodericksmith.plus.com/outlines/manuals/bashdbOutline.html#Interactive-Line-Tracing-Session" office:name="toc-Interactive-Line-Tracing-Session-1" text:style-name="Internet_20_link" text:visited-style-name="Visited_20_Internet_20_Link">1.2 Interactive Line Tracing Session</text:a> </text:p>
                  </text:list-item>
                </text:list>
              </text:list-item>
              <text:list-item>
                <text:p text:style-name="P25"><text:a xlink:type="simple" xlink:href="http://www.rodericksmith.plus.com/outlines/manuals/bashdbOutline.html#Invocation" office:name="toc-Getting-in-and-out" text:style-name="Internet_20_link" text:visited-style-name="Visited_20_Internet_20_Link">2. Getting in and out</text:a> </text:p>
                <text:list>
                  <text:list-item>
                    <text:p text:style-name="P25"><text:a xlink:type="simple" xlink:href="http://www.rodericksmith.plus.com/outlines/manuals/bashdbOutline.html#Starting-the-BASH-debugger" office:name="toc-Starting-the-BASH-debugger-1" text:style-name="Internet_20_link" text:visited-style-name="Visited_20_Internet_20_Link">2.1 Starting the BASH debugger</text:a> </text:p>
                    <text:list>
                      <text:list-item>
                        <text:p text:style-name="P25"><text:a xlink:type="simple" xlink:href="http://www.rodericksmith.plus.com/outlines/manuals/bashdbOutline.html#Options-for-the-bashdb-script" office:name="toc-Command_002dline-options-for-bashdb-script" text:style-name="Internet_20_link" text:visited-style-name="Visited_20_Internet_20_Link">2.1.1 Command-line options for </text:a><text:a xlink:type="simple" xlink:href="http://www.rodericksmith.plus.com/outlines/manuals/bashdbOutline.html#Options-for-the-bashdb-script" office:name="toc-Command_002dline-options-for-bashdb-script" text:style-name="Internet_20_link" text:visited-style-name="Visited_20_Internet_20_Link"><text:span text:style-name="Emphasis">bashdb</text:span></text:a><text:a xlink:type="simple" xlink:href="http://www.rodericksmith.plus.com/outlines/manuals/bashdbOutline.html#Options-for-the-bashdb-script" office:name="toc-Command_002dline-options-for-bashdb-script" text:style-name="Internet_20_link" text:visited-style-name="Visited_20_Internet_20_Link"> script</text:a> </text:p>
                      </text:list-item>
                    </text:list>
                  </text:list-item>
                  <text:list-item>
                    <text:p text:style-name="P25"><text:a xlink:type="simple" xlink:href="http://www.rodericksmith.plus.com/outlines/manuals/bashdbOutline.html#Quitting-the-BASH-debugger" office:name="toc-Quitting-the-BASH-debugger-1" text:style-name="Internet_20_link" text:visited-style-name="Visited_20_Internet_20_Link">2.2 Quitting the BASH debugger</text:a> </text:p>
                  </text:list-item>
                  <text:list-item>
                    <text:p text:style-name="P25"><text:a xlink:type="simple" xlink:href="http://www.rodericksmith.plus.com/outlines/manuals/bashdbOutline.html#Calling-from-Program" office:name="toc-Calling-the-BASH-debugger-from-inside-your-program" text:style-name="Internet_20_link" text:visited-style-name="Visited_20_Internet_20_Link">2.3 Calling the BASH debugger from inside your program</text:a> </text:p>
                    <text:list>
                      <text:list-item>
                        <text:p text:style-name="P25"><text:a xlink:type="simple" xlink:href="http://www.rodericksmith.plus.com/outlines/manuals/bashdbOutline.html#Debugging-a-Running-Shell-Script" office:name="toc-Debugging-a-Running-Shell-Script-1" text:style-name="Internet_20_link" text:visited-style-name="Visited_20_Internet_20_Link">2.3.1 Debugging a Running Shell Script</text:a> </text:p>
                        <text:list>
                          <text:list-item>
                            <text:p text:style-name="P25"><text:a xlink:type="simple" xlink:href="http://www.rodericksmith.plus.com/outlines/manuals/bashdbOutline.html#Explicit-Debugging-Calls_002e" office:name="toc-Explicit-Debugging-Calls_002e" text:style-name="Internet_20_link" text:visited-style-name="Visited_20_Internet_20_Link">2.3.1.1 Explicit Debugging Calls.</text:a> </text:p>
                          </text:list-item>
                        </text:list>
                      </text:list-item>
                      <text:list-item>
                        <text:p text:style-name="P25"><text:a xlink:type="simple" xlink:href="http://www.rodericksmith.plus.com/outlines/manuals/bashdbOutline.html#Program_002dControlled-Line-Tracing" office:name="toc-Program_002dControlled-Line-Tracing-1" text:style-name="Internet_20_link" text:visited-style-name="Visited_20_Internet_20_Link">2.3.2 Program-Controlled Line Tracing</text:a> </text:p>
                      </text:list-item>
                    </text:list>
                  </text:list-item>
                </text:list>
              </text:list-item>
              <text:list-item>
                <text:p text:style-name="P25"><text:a xlink:type="simple" xlink:href="http://www.rodericksmith.plus.com/outlines/manuals/bashdbOutline.html#Running" office:name="toc-Script-Setup-inside-the-BASH-Debugger" text:style-name="Internet_20_link" text:visited-style-name="Visited_20_Internet_20_Link">3. Script Setup inside the BASH Debugger</text:a> </text:p>
                <text:list>
                  <text:list-item>
                    <text:p text:style-name="P25"><text:a xlink:type="simple" xlink:href="http://www.rodericksmith.plus.com/outlines/manuals/bashdbOutline.html#Starting" office:name="toc-Starting-your-script" text:style-name="Internet_20_link" text:visited-style-name="Visited_20_Internet_20_Link">3.1 Starting your script</text:a> </text:p>
                  </text:list-item>
                  <text:list-item>
                    <text:p text:style-name="P25"><text:a xlink:type="simple" xlink:href="http://www.rodericksmith.plus.com/outlines/manuals/bashdbOutline.html#Command-Files" office:name="toc-Command-files" text:style-name="Internet_20_link" text:visited-style-name="Visited_20_Internet_20_Link">3.2 Command files</text:a> </text:p>
                  </text:list-item>
                  <text:list-item>
                    <text:p text:style-name="P25"><text:a xlink:type="simple" xlink:href="http://www.rodericksmith.plus.com/outlines/manuals/bashdbOutline.html#Arguments" office:name="toc-Your-script_0027s-arguments" text:style-name="Internet_20_link" text:visited-style-name="Visited_20_Internet_20_Link">3.3 Your script’s arguments</text:a> </text:p>
                  </text:list-item>
                  <text:list-item>
                    <text:p text:style-name="P25"><text:a xlink:type="simple" xlink:href="http://www.rodericksmith.plus.com/outlines/manuals/bashdbOutline.html#Input_002fOutput" office:name="toc-Your-script_0027s-input-and-output" text:style-name="Internet_20_link" text:visited-style-name="Visited_20_Internet_20_Link">3.4 Your script’s input and output</text:a> </text:p>
                  </text:list-item>
                  <text:list-item>
                    <text:p text:style-name="P25"><text:a xlink:type="simple" xlink:href="http://www.rodericksmith.plus.com/outlines/manuals/bashdbOutline.html#Script_002fDebugger-Interaction" office:name="toc-Script_002fDebugger-Interaction-1" text:style-name="Internet_20_link" text:visited-style-name="Visited_20_Internet_20_Link">3.5 Script/Debugger Interaction</text:a> </text:p>
                  </text:list-item>
                </text:list>
              </text:list-item>
              <text:list-item>
                <text:p text:style-name="P25"><text:a xlink:type="simple" xlink:href="http://www.rodericksmith.plus.com/outlines/manuals/bashdbOutline.html#Debugger-Command-Reference" office:name="toc-BASH-Debugger-Command-Reference" text:style-name="Internet_20_link" text:visited-style-name="Visited_20_Internet_20_Link">4. BASH Debugger Command Reference</text:a> </text:p>
                <text:list>
                  <text:list-item>
                    <text:p text:style-name="P25"><text:a xlink:type="simple" xlink:href="http://www.rodericksmith.plus.com/outlines/manuals/bashdbOutline.html#Command-Syntax" office:name="toc-Command-syntax" text:style-name="Internet_20_link" text:visited-style-name="Visited_20_Internet_20_Link">4.1 Command syntax</text:a> </text:p>
                  </text:list-item>
                  <text:list-item>
                    <text:p text:style-name="P25"><text:soft-page-break/><text:a xlink:type="simple" xlink:href="http://www.rodericksmith.plus.com/outlines/manuals/bashdbOutline.html#Help" office:name="toc-Getting-help-_0028help_0029" text:style-name="Internet_20_link" text:visited-style-name="Visited_20_Internet_20_Link">4.2 Getting help (‘</text:a><text:a xlink:type="simple" xlink:href="http://www.rodericksmith.plus.com/outlines/manuals/bashdbOutline.html#Help" office:name="toc-Getting-help-_0028help_0029" text:style-name="Internet_20_link" text:visited-style-name="Visited_20_Internet_20_Link"><text:span text:style-name="Example">help</text:span></text:a><text:a xlink:type="simple" xlink:href="http://www.rodericksmith.plus.com/outlines/manuals/bashdbOutline.html#Help" office:name="toc-Getting-help-_0028help_0029" text:style-name="Internet_20_link" text:visited-style-name="Visited_20_Internet_20_Link">’)</text:a> </text:p>
                  </text:list-item>
                  <text:list-item>
                    <text:p text:style-name="P25"><text:a xlink:type="simple" xlink:href="http://www.rodericksmith.plus.com/outlines/manuals/bashdbOutline.html#Quit" office:name="toc-Quitting-the-BASH-debugger-_0028quit_002c-kill_0029" text:style-name="Internet_20_link" text:visited-style-name="Visited_20_Internet_20_Link">4.3 Quitting the BASH debugger (‘</text:a><text:a xlink:type="simple" xlink:href="http://www.rodericksmith.plus.com/outlines/manuals/bashdbOutline.html#Quit" office:name="toc-Quitting-the-BASH-debugger-_0028quit_002c-kill_0029" text:style-name="Internet_20_link" text:visited-style-name="Visited_20_Internet_20_Link"><text:span text:style-name="Example">quit</text:span></text:a><text:a xlink:type="simple" xlink:href="http://www.rodericksmith.plus.com/outlines/manuals/bashdbOutline.html#Quit" office:name="toc-Quitting-the-BASH-debugger-_0028quit_002c-kill_0029" text:style-name="Internet_20_link" text:visited-style-name="Visited_20_Internet_20_Link">’, ‘</text:a><text:a xlink:type="simple" xlink:href="http://www.rodericksmith.plus.com/outlines/manuals/bashdbOutline.html#Quit" office:name="toc-Quitting-the-BASH-debugger-_0028quit_002c-kill_0029" text:style-name="Internet_20_link" text:visited-style-name="Visited_20_Internet_20_Link"><text:span text:style-name="Example">kill</text:span></text:a><text:a xlink:type="simple" xlink:href="http://www.rodericksmith.plus.com/outlines/manuals/bashdbOutline.html#Quit" office:name="toc-Quitting-the-BASH-debugger-_0028quit_002c-kill_0029" text:style-name="Internet_20_link" text:visited-style-name="Visited_20_Internet_20_Link">’)</text:a> </text:p>
                  </text:list-item>
                  <text:list-item>
                    <text:p text:style-name="P25"><text:a xlink:type="simple" xlink:href="http://www.rodericksmith.plus.com/outlines/manuals/bashdbOutline.html#Stopping" office:name="toc-Stopping-and-Resuming-Execution" text:style-name="Internet_20_link" text:visited-style-name="Visited_20_Internet_20_Link">4.4 Stopping and Resuming Execution</text:a> </text:p>
                    <text:list>
                      <text:list-item>
                        <text:p text:style-name="P25"><text:a xlink:type="simple" xlink:href="http://www.rodericksmith.plus.com/outlines/manuals/bashdbOutline.html#Breakpoints" office:name="toc-Breakpoints_002c-watchpoints-_0028break_002c-tbreak_002c-watch_002c-watche_002e_002e_002e_0029" text:style-name="Internet_20_link" text:visited-style-name="Visited_20_Internet_20_Link">4.4.1 Breakpoints, watchpoints (‘</text:a><text:a xlink:type="simple" xlink:href="http://www.rodericksmith.plus.com/outlines/manuals/bashdbOutline.html#Breakpoints" office:name="toc-Breakpoints_002c-watchpoints-_0028break_002c-tbreak_002c-watch_002c-watche_002e_002e_002e_0029" text:style-name="Internet_20_link" text:visited-style-name="Visited_20_Internet_20_Link"><text:span text:style-name="Example">break</text:span></text:a><text:a xlink:type="simple" xlink:href="http://www.rodericksmith.plus.com/outlines/manuals/bashdbOutline.html#Breakpoints" office:name="toc-Breakpoints_002c-watchpoints-_0028break_002c-tbreak_002c-watch_002c-watche_002e_002e_002e_0029" text:style-name="Internet_20_link" text:visited-style-name="Visited_20_Internet_20_Link">’, ‘</text:a><text:a xlink:type="simple" xlink:href="http://www.rodericksmith.plus.com/outlines/manuals/bashdbOutline.html#Breakpoints" office:name="toc-Breakpoints_002c-watchpoints-_0028break_002c-tbreak_002c-watch_002c-watche_002e_002e_002e_0029" text:style-name="Internet_20_link" text:visited-style-name="Visited_20_Internet_20_Link"><text:span text:style-name="Example">tbreak</text:span></text:a><text:a xlink:type="simple" xlink:href="http://www.rodericksmith.plus.com/outlines/manuals/bashdbOutline.html#Breakpoints" office:name="toc-Breakpoints_002c-watchpoints-_0028break_002c-tbreak_002c-watch_002c-watche_002e_002e_002e_0029" text:style-name="Internet_20_link" text:visited-style-name="Visited_20_Internet_20_Link">’, ‘</text:a><text:a xlink:type="simple" xlink:href="http://www.rodericksmith.plus.com/outlines/manuals/bashdbOutline.html#Breakpoints" office:name="toc-Breakpoints_002c-watchpoints-_0028break_002c-tbreak_002c-watch_002c-watche_002e_002e_002e_0029" text:style-name="Internet_20_link" text:visited-style-name="Visited_20_Internet_20_Link"><text:span text:style-name="Example">watch</text:span></text:a><text:a xlink:type="simple" xlink:href="http://www.rodericksmith.plus.com/outlines/manuals/bashdbOutline.html#Breakpoints" office:name="toc-Breakpoints_002c-watchpoints-_0028break_002c-tbreak_002c-watch_002c-watche_002e_002e_002e_0029" text:style-name="Internet_20_link" text:visited-style-name="Visited_20_Internet_20_Link">’, ‘</text:a><text:a xlink:type="simple" xlink:href="http://www.rodericksmith.plus.com/outlines/manuals/bashdbOutline.html#Breakpoints" office:name="toc-Breakpoints_002c-watchpoints-_0028break_002c-tbreak_002c-watch_002c-watche_002e_002e_002e_0029" text:style-name="Internet_20_link" text:visited-style-name="Visited_20_Internet_20_Link"><text:span text:style-name="Example">watche</text:span></text:a><text:a xlink:type="simple" xlink:href="http://www.rodericksmith.plus.com/outlines/manuals/bashdbOutline.html#Breakpoints" office:name="toc-Breakpoints_002c-watchpoints-_0028break_002c-tbreak_002c-watch_002c-watche_002e_002e_002e_0029" text:style-name="Internet_20_link" text:visited-style-name="Visited_20_Internet_20_Link">’...)</text:a> </text:p>
                        <text:list>
                          <text:list-item>
                            <text:p text:style-name="P25"><text:a xlink:type="simple" xlink:href="http://www.rodericksmith.plus.com/outlines/manuals/bashdbOutline.html#Set-Breaks" office:name="toc-Setting-breakpoints-_0028break-tbreak_0029" text:style-name="Internet_20_link" text:visited-style-name="Visited_20_Internet_20_Link">4.4.1.1 Setting breakpoints (‘</text:a><text:a xlink:type="simple" xlink:href="http://www.rodericksmith.plus.com/outlines/manuals/bashdbOutline.html#Set-Breaks" office:name="toc-Setting-breakpoints-_0028break-tbreak_0029" text:style-name="Internet_20_link" text:visited-style-name="Visited_20_Internet_20_Link"><text:span text:style-name="Example">break</text:span></text:a><text:a xlink:type="simple" xlink:href="http://www.rodericksmith.plus.com/outlines/manuals/bashdbOutline.html#Set-Breaks" office:name="toc-Setting-breakpoints-_0028break-tbreak_0029" text:style-name="Internet_20_link" text:visited-style-name="Visited_20_Internet_20_Link">’ ‘</text:a><text:a xlink:type="simple" xlink:href="http://www.rodericksmith.plus.com/outlines/manuals/bashdbOutline.html#Set-Breaks" office:name="toc-Setting-breakpoints-_0028break-tbreak_0029" text:style-name="Internet_20_link" text:visited-style-name="Visited_20_Internet_20_Link"><text:span text:style-name="Example">tbreak</text:span></text:a><text:a xlink:type="simple" xlink:href="http://www.rodericksmith.plus.com/outlines/manuals/bashdbOutline.html#Set-Breaks" office:name="toc-Setting-breakpoints-_0028break-tbreak_0029" text:style-name="Internet_20_link" text:visited-style-name="Visited_20_Internet_20_Link">’)</text:a> </text:p>
                          </text:list-item>
                          <text:list-item>
                            <text:p text:style-name="P25"><text:a xlink:type="simple" xlink:href="http://www.rodericksmith.plus.com/outlines/manuals/bashdbOutline.html#Set-Watchpoints" office:name="toc-Setting-watchpoints-_0028watch_002c-watche_0029" text:style-name="Internet_20_link" text:visited-style-name="Visited_20_Internet_20_Link">4.4.1.2 Setting watchpoints (‘</text:a><text:a xlink:type="simple" xlink:href="http://www.rodericksmith.plus.com/outlines/manuals/bashdbOutline.html#Set-Watchpoints" office:name="toc-Setting-watchpoints-_0028watch_002c-watche_0029" text:style-name="Internet_20_link" text:visited-style-name="Visited_20_Internet_20_Link"><text:span text:style-name="Example">watch</text:span></text:a><text:a xlink:type="simple" xlink:href="http://www.rodericksmith.plus.com/outlines/manuals/bashdbOutline.html#Set-Watchpoints" office:name="toc-Setting-watchpoints-_0028watch_002c-watche_0029" text:style-name="Internet_20_link" text:visited-style-name="Visited_20_Internet_20_Link">’, ‘</text:a><text:a xlink:type="simple" xlink:href="http://www.rodericksmith.plus.com/outlines/manuals/bashdbOutline.html#Set-Watchpoints" office:name="toc-Setting-watchpoints-_0028watch_002c-watche_0029" text:style-name="Internet_20_link" text:visited-style-name="Visited_20_Internet_20_Link"><text:span text:style-name="Example">watche</text:span></text:a><text:a xlink:type="simple" xlink:href="http://www.rodericksmith.plus.com/outlines/manuals/bashdbOutline.html#Set-Watchpoints" office:name="toc-Setting-watchpoints-_0028watch_002c-watche_0029" text:style-name="Internet_20_link" text:visited-style-name="Visited_20_Internet_20_Link">’)</text:a> </text:p>
                          </text:list-item>
                          <text:list-item>
                            <text:p text:style-name="P25"><text:a xlink:type="simple" xlink:href="http://www.rodericksmith.plus.com/outlines/manuals/bashdbOutline.html#Break-Commands" office:name="toc-Breakpoint-command-lists-_0028commands_0029" text:style-name="Internet_20_link" text:visited-style-name="Visited_20_Internet_20_Link">4.4.1.3 Breakpoint command lists (‘</text:a><text:a xlink:type="simple" xlink:href="http://www.rodericksmith.plus.com/outlines/manuals/bashdbOutline.html#Break-Commands" office:name="toc-Breakpoint-command-lists-_0028commands_0029" text:style-name="Internet_20_link" text:visited-style-name="Visited_20_Internet_20_Link"><text:span text:style-name="Example">commands</text:span></text:a><text:a xlink:type="simple" xlink:href="http://www.rodericksmith.plus.com/outlines/manuals/bashdbOutline.html#Break-Commands" office:name="toc-Breakpoint-command-lists-_0028commands_0029" text:style-name="Internet_20_link" text:visited-style-name="Visited_20_Internet_20_Link">’)</text:a> </text:p>
                          </text:list-item>
                          <text:list-item>
                            <text:p text:style-name="P25"><text:a xlink:type="simple" xlink:href="http://www.rodericksmith.plus.com/outlines/manuals/bashdbOutline.html#Delete-Breaks" office:name="toc-Deleting-breakpoints-_0028clear_002c-delete_0029" text:style-name="Internet_20_link" text:visited-style-name="Visited_20_Internet_20_Link">4.4.1.4 Deleting breakpoints (‘</text:a><text:a xlink:type="simple" xlink:href="http://www.rodericksmith.plus.com/outlines/manuals/bashdbOutline.html#Delete-Breaks" office:name="toc-Deleting-breakpoints-_0028clear_002c-delete_0029" text:style-name="Internet_20_link" text:visited-style-name="Visited_20_Internet_20_Link"><text:span text:style-name="Example">clear</text:span></text:a><text:a xlink:type="simple" xlink:href="http://www.rodericksmith.plus.com/outlines/manuals/bashdbOutline.html#Delete-Breaks" office:name="toc-Deleting-breakpoints-_0028clear_002c-delete_0029" text:style-name="Internet_20_link" text:visited-style-name="Visited_20_Internet_20_Link">’, ‘</text:a><text:a xlink:type="simple" xlink:href="http://www.rodericksmith.plus.com/outlines/manuals/bashdbOutline.html#Delete-Breaks" office:name="toc-Deleting-breakpoints-_0028clear_002c-delete_0029" text:style-name="Internet_20_link" text:visited-style-name="Visited_20_Internet_20_Link"><text:span text:style-name="Example">delete</text:span></text:a><text:a xlink:type="simple" xlink:href="http://www.rodericksmith.plus.com/outlines/manuals/bashdbOutline.html#Delete-Breaks" office:name="toc-Deleting-breakpoints-_0028clear_002c-delete_0029" text:style-name="Internet_20_link" text:visited-style-name="Visited_20_Internet_20_Link">’)</text:a> </text:p>
                          </text:list-item>
                          <text:list-item>
                            <text:p text:style-name="P25"><text:a xlink:type="simple" xlink:href="http://www.rodericksmith.plus.com/outlines/manuals/bashdbOutline.html#Disabling" office:name="toc-Disabling-breakpoints-_0028disable_002c-enable_0029" text:style-name="Internet_20_link" text:visited-style-name="Visited_20_Internet_20_Link">4.4.1.5 Disabling breakpoints (‘</text:a><text:a xlink:type="simple" xlink:href="http://www.rodericksmith.plus.com/outlines/manuals/bashdbOutline.html#Disabling" office:name="toc-Disabling-breakpoints-_0028disable_002c-enable_0029" text:style-name="Internet_20_link" text:visited-style-name="Visited_20_Internet_20_Link"><text:span text:style-name="Example">disable</text:span></text:a><text:a xlink:type="simple" xlink:href="http://www.rodericksmith.plus.com/outlines/manuals/bashdbOutline.html#Disabling" office:name="toc-Disabling-breakpoints-_0028disable_002c-enable_0029" text:style-name="Internet_20_link" text:visited-style-name="Visited_20_Internet_20_Link">’, ‘</text:a><text:a xlink:type="simple" xlink:href="http://www.rodericksmith.plus.com/outlines/manuals/bashdbOutline.html#Disabling" office:name="toc-Disabling-breakpoints-_0028disable_002c-enable_0029" text:style-name="Internet_20_link" text:visited-style-name="Visited_20_Internet_20_Link"><text:span text:style-name="Example">enable</text:span></text:a><text:a xlink:type="simple" xlink:href="http://www.rodericksmith.plus.com/outlines/manuals/bashdbOutline.html#Disabling" office:name="toc-Disabling-breakpoints-_0028disable_002c-enable_0029" text:style-name="Internet_20_link" text:visited-style-name="Visited_20_Internet_20_Link">’)</text:a> </text:p>
                          </text:list-item>
                          <text:list-item>
                            <text:p text:style-name="P25"><text:a xlink:type="simple" xlink:href="http://www.rodericksmith.plus.com/outlines/manuals/bashdbOutline.html#Conditions" office:name="toc-Break-conditions-_0028condition_0029" text:style-name="Internet_20_link" text:visited-style-name="Visited_20_Internet_20_Link">4.4.1.6 Break conditions (‘</text:a><text:a xlink:type="simple" xlink:href="http://www.rodericksmith.plus.com/outlines/manuals/bashdbOutline.html#Conditions" office:name="toc-Break-conditions-_0028condition_0029" text:style-name="Internet_20_link" text:visited-style-name="Visited_20_Internet_20_Link"><text:span text:style-name="Example">condition</text:span></text:a><text:a xlink:type="simple" xlink:href="http://www.rodericksmith.plus.com/outlines/manuals/bashdbOutline.html#Conditions" office:name="toc-Break-conditions-_0028condition_0029" text:style-name="Internet_20_link" text:visited-style-name="Visited_20_Internet_20_Link">’)</text:a> </text:p>
                          </text:list-item>
                        </text:list>
                      </text:list-item>
                      <text:list-item>
                        <text:p text:style-name="P25"><text:a xlink:type="simple" xlink:href="http://www.rodericksmith.plus.com/outlines/manuals/bashdbOutline.html#Resuming-Execution" office:name="toc-Resuming-Execution-_0028step_002c-next_002c-finish_002c-skip_002c-continue_002c-debug_002c-return_0029" text:style-name="Internet_20_link" text:visited-style-name="Visited_20_Internet_20_Link">4.4.2 Resuming Execution (‘</text:a><text:a xlink:type="simple" xlink:href="http://www.rodericksmith.plus.com/outlines/manuals/bashdbOutline.html#Resuming-Execution" office:name="toc-Resuming-Execution-_0028step_002c-next_002c-finish_002c-skip_002c-continue_002c-debug_002c-return_0029" text:style-name="Internet_20_link" text:visited-style-name="Visited_20_Internet_20_Link"><text:span text:style-name="Example">step</text:span></text:a><text:a xlink:type="simple" xlink:href="http://www.rodericksmith.plus.com/outlines/manuals/bashdbOutline.html#Resuming-Execution" office:name="toc-Resuming-Execution-_0028step_002c-next_002c-finish_002c-skip_002c-continue_002c-debug_002c-return_0029" text:style-name="Internet_20_link" text:visited-style-name="Visited_20_Internet_20_Link">’, ‘</text:a><text:a xlink:type="simple" xlink:href="http://www.rodericksmith.plus.com/outlines/manuals/bashdbOutline.html#Resuming-Execution" office:name="toc-Resuming-Execution-_0028step_002c-next_002c-finish_002c-skip_002c-continue_002c-debug_002c-return_0029" text:style-name="Internet_20_link" text:visited-style-name="Visited_20_Internet_20_Link"><text:span text:style-name="Example">next</text:span></text:a><text:a xlink:type="simple" xlink:href="http://www.rodericksmith.plus.com/outlines/manuals/bashdbOutline.html#Resuming-Execution" office:name="toc-Resuming-Execution-_0028step_002c-next_002c-finish_002c-skip_002c-continue_002c-debug_002c-return_0029" text:style-name="Internet_20_link" text:visited-style-name="Visited_20_Internet_20_Link">’, ‘</text:a><text:a xlink:type="simple" xlink:href="http://www.rodericksmith.plus.com/outlines/manuals/bashdbOutline.html#Resuming-Execution" office:name="toc-Resuming-Execution-_0028step_002c-next_002c-finish_002c-skip_002c-continue_002c-debug_002c-return_0029" text:style-name="Internet_20_link" text:visited-style-name="Visited_20_Internet_20_Link"><text:span text:style-name="Example">finish</text:span></text:a><text:a xlink:type="simple" xlink:href="http://www.rodericksmith.plus.com/outlines/manuals/bashdbOutline.html#Resuming-Execution" office:name="toc-Resuming-Execution-_0028step_002c-next_002c-finish_002c-skip_002c-continue_002c-debug_002c-return_0029" text:style-name="Internet_20_link" text:visited-style-name="Visited_20_Internet_20_Link">’, ‘</text:a><text:a xlink:type="simple" xlink:href="http://www.rodericksmith.plus.com/outlines/manuals/bashdbOutline.html#Resuming-Execution" office:name="toc-Resuming-Execution-_0028step_002c-next_002c-finish_002c-skip_002c-continue_002c-debug_002c-return_0029" text:style-name="Internet_20_link" text:visited-style-name="Visited_20_Internet_20_Link"><text:span text:style-name="Example">skip</text:span></text:a><text:a xlink:type="simple" xlink:href="http://www.rodericksmith.plus.com/outlines/manuals/bashdbOutline.html#Resuming-Execution" office:name="toc-Resuming-Execution-_0028step_002c-next_002c-finish_002c-skip_002c-continue_002c-debug_002c-return_0029" text:style-name="Internet_20_link" text:visited-style-name="Visited_20_Internet_20_Link">’, ‘</text:a><text:a xlink:type="simple" xlink:href="http://www.rodericksmith.plus.com/outlines/manuals/bashdbOutline.html#Resuming-Execution" office:name="toc-Resuming-Execution-_0028step_002c-next_002c-finish_002c-skip_002c-continue_002c-debug_002c-return_0029" text:style-name="Internet_20_link" text:visited-style-name="Visited_20_Internet_20_Link"><text:span text:style-name="Example">continue</text:span></text:a><text:a xlink:type="simple" xlink:href="http://www.rodericksmith.plus.com/outlines/manuals/bashdbOutline.html#Resuming-Execution" office:name="toc-Resuming-Execution-_0028step_002c-next_002c-finish_002c-skip_002c-continue_002c-debug_002c-return_0029" text:style-name="Internet_20_link" text:visited-style-name="Visited_20_Internet_20_Link">’, ‘</text:a><text:a xlink:type="simple" xlink:href="http://www.rodericksmith.plus.com/outlines/manuals/bashdbOutline.html#Resuming-Execution" office:name="toc-Resuming-Execution-_0028step_002c-next_002c-finish_002c-skip_002c-continue_002c-debug_002c-return_0029" text:style-name="Internet_20_link" text:visited-style-name="Visited_20_Internet_20_Link"><text:span text:style-name="Example">debug</text:span></text:a><text:a xlink:type="simple" xlink:href="http://www.rodericksmith.plus.com/outlines/manuals/bashdbOutline.html#Resuming-Execution" office:name="toc-Resuming-Execution-_0028step_002c-next_002c-finish_002c-skip_002c-continue_002c-debug_002c-return_0029" text:style-name="Internet_20_link" text:visited-style-name="Visited_20_Internet_20_Link">’, ‘</text:a><text:a xlink:type="simple" xlink:href="http://www.rodericksmith.plus.com/outlines/manuals/bashdbOutline.html#Resuming-Execution" office:name="toc-Resuming-Execution-_0028step_002c-next_002c-finish_002c-skip_002c-continue_002c-debug_002c-return_0029" text:style-name="Internet_20_link" text:visited-style-name="Visited_20_Internet_20_Link"><text:span text:style-name="Example">return</text:span></text:a><text:a xlink:type="simple" xlink:href="http://www.rodericksmith.plus.com/outlines/manuals/bashdbOutline.html#Resuming-Execution" office:name="toc-Resuming-Execution-_0028step_002c-next_002c-finish_002c-skip_002c-continue_002c-debug_002c-return_0029" text:style-name="Internet_20_link" text:visited-style-name="Visited_20_Internet_20_Link">’)</text:a> </text:p>
                        <text:list>
                          <text:list-item>
                            <text:p text:style-name="P25"><text:a xlink:type="simple" xlink:href="http://www.rodericksmith.plus.com/outlines/manuals/bashdbOutline.html#Step" office:name="toc-Step-_0028step_0029" text:style-name="Internet_20_link" text:visited-style-name="Visited_20_Internet_20_Link">4.4.2.1 Step (‘</text:a><text:a xlink:type="simple" xlink:href="http://www.rodericksmith.plus.com/outlines/manuals/bashdbOutline.html#Step" office:name="toc-Step-_0028step_0029" text:style-name="Internet_20_link" text:visited-style-name="Visited_20_Internet_20_Link"><text:span text:style-name="Example">step</text:span></text:a><text:a xlink:type="simple" xlink:href="http://www.rodericksmith.plus.com/outlines/manuals/bashdbOutline.html#Step" office:name="toc-Step-_0028step_0029" text:style-name="Internet_20_link" text:visited-style-name="Visited_20_Internet_20_Link">’)</text:a> </text:p>
                          </text:list-item>
                          <text:list-item>
                            <text:p text:style-name="P25"><text:a xlink:type="simple" xlink:href="http://www.rodericksmith.plus.com/outlines/manuals/bashdbOutline.html#Next" office:name="toc-Next-_0028next_0029" text:style-name="Internet_20_link" text:visited-style-name="Visited_20_Internet_20_Link">4.4.2.2 Next (‘</text:a><text:a xlink:type="simple" xlink:href="http://www.rodericksmith.plus.com/outlines/manuals/bashdbOutline.html#Next" office:name="toc-Next-_0028next_0029" text:style-name="Internet_20_link" text:visited-style-name="Visited_20_Internet_20_Link"><text:span text:style-name="Example">next</text:span></text:a><text:a xlink:type="simple" xlink:href="http://www.rodericksmith.plus.com/outlines/manuals/bashdbOutline.html#Next" office:name="toc-Next-_0028next_0029" text:style-name="Internet_20_link" text:visited-style-name="Visited_20_Internet_20_Link">’)</text:a> </text:p>
                          </text:list-item>
                          <text:list-item>
                            <text:p text:style-name="P25"><text:a xlink:type="simple" xlink:href="http://www.rodericksmith.plus.com/outlines/manuals/bashdbOutline.html#Finish" office:name="toc-Finish-_0028finish_0029" text:style-name="Internet_20_link" text:visited-style-name="Visited_20_Internet_20_Link">4.4.2.3 Finish (‘</text:a><text:a xlink:type="simple" xlink:href="http://www.rodericksmith.plus.com/outlines/manuals/bashdbOutline.html#Finish" office:name="toc-Finish-_0028finish_0029" text:style-name="Internet_20_link" text:visited-style-name="Visited_20_Internet_20_Link"><text:span text:style-name="Example">finish</text:span></text:a><text:a xlink:type="simple" xlink:href="http://www.rodericksmith.plus.com/outlines/manuals/bashdbOutline.html#Finish" office:name="toc-Finish-_0028finish_0029" text:style-name="Internet_20_link" text:visited-style-name="Visited_20_Internet_20_Link">’)</text:a> </text:p>
                          </text:list-item>
                          <text:list-item>
                            <text:p text:style-name="P25"><text:a xlink:type="simple" xlink:href="http://www.rodericksmith.plus.com/outlines/manuals/bashdbOutline.html#Skip" office:name="toc-Skip-_0028skip_0029" text:style-name="Internet_20_link" text:visited-style-name="Visited_20_Internet_20_Link">4.4.2.4 Skip (‘</text:a><text:a xlink:type="simple" xlink:href="http://www.rodericksmith.plus.com/outlines/manuals/bashdbOutline.html#Skip" office:name="toc-Skip-_0028skip_0029" text:style-name="Internet_20_link" text:visited-style-name="Visited_20_Internet_20_Link"><text:span text:style-name="Example">skip</text:span></text:a><text:a xlink:type="simple" xlink:href="http://www.rodericksmith.plus.com/outlines/manuals/bashdbOutline.html#Skip" office:name="toc-Skip-_0028skip_0029" text:style-name="Internet_20_link" text:visited-style-name="Visited_20_Internet_20_Link">’)</text:a> </text:p>
                          </text:list-item>
                          <text:list-item>
                            <text:p text:style-name="P25"><text:a xlink:type="simple" xlink:href="http://www.rodericksmith.plus.com/outlines/manuals/bashdbOutline.html#Continue" office:name="toc-Continue-_0028continue_0029" text:style-name="Internet_20_link" text:visited-style-name="Visited_20_Internet_20_Link">4.4.2.5 Continue (‘</text:a><text:a xlink:type="simple" xlink:href="http://www.rodericksmith.plus.com/outlines/manuals/bashdbOutline.html#Continue" office:name="toc-Continue-_0028continue_0029" text:style-name="Internet_20_link" text:visited-style-name="Visited_20_Internet_20_Link"><text:span text:style-name="Example">continue</text:span></text:a><text:a xlink:type="simple" xlink:href="http://www.rodericksmith.plus.com/outlines/manuals/bashdbOutline.html#Continue" office:name="toc-Continue-_0028continue_0029" text:style-name="Internet_20_link" text:visited-style-name="Visited_20_Internet_20_Link">’)</text:a> </text:p>
                          </text:list-item>
                          <text:list-item>
                            <text:p text:style-name="P25"><text:a xlink:type="simple" xlink:href="http://www.rodericksmith.plus.com/outlines/manuals/bashdbOutline.html#Debug" office:name="toc-Debug-_0028debug_0029" text:style-name="Internet_20_link" text:visited-style-name="Visited_20_Internet_20_Link">4.4.2.6 Debug (‘</text:a><text:a xlink:type="simple" xlink:href="http://www.rodericksmith.plus.com/outlines/manuals/bashdbOutline.html#Debug" office:name="toc-Debug-_0028debug_0029" text:style-name="Internet_20_link" text:visited-style-name="Visited_20_Internet_20_Link"><text:span text:style-name="Example">debug</text:span></text:a><text:a xlink:type="simple" xlink:href="http://www.rodericksmith.plus.com/outlines/manuals/bashdbOutline.html#Debug" office:name="toc-Debug-_0028debug_0029" text:style-name="Internet_20_link" text:visited-style-name="Visited_20_Internet_20_Link">’)</text:a> </text:p>
                          </text:list-item>
                          <text:list-item>
                            <text:p text:style-name="P25"><text:a xlink:type="simple" xlink:href="http://www.rodericksmith.plus.com/outlines/manuals/bashdbOutline.html#Returning" office:name="toc-Returning-from-a-function_002c-sourced-file_002c-or-subshell-_0028return_0029" text:style-name="Internet_20_link" text:visited-style-name="Visited_20_Internet_20_Link">4.4.2.7 Returning from a function, sourced file, or subshell (‘</text:a><text:a xlink:type="simple" xlink:href="http://www.rodericksmith.plus.com/outlines/manuals/bashdbOutline.html#Returning" office:name="toc-Returning-from-a-function_002c-sourced-file_002c-or-subshell-_0028return_0029" text:style-name="Internet_20_link" text:visited-style-name="Visited_20_Internet_20_Link"><text:span text:style-name="Example">return</text:span></text:a><text:a xlink:type="simple" xlink:href="http://www.rodericksmith.plus.com/outlines/manuals/bashdbOutline.html#Returning" office:name="toc-Returning-from-a-function_002c-sourced-file_002c-or-subshell-_0028return_0029" text:style-name="Internet_20_link" text:visited-style-name="Visited_20_Internet_20_Link">’)</text:a> </text:p>
                          </text:list-item>
                        </text:list>
                      </text:list-item>
                      <text:list-item>
                        <text:p text:style-name="P25"><text:a xlink:type="simple" xlink:href="http://www.rodericksmith.plus.com/outlines/manuals/bashdbOutline.html#Signals" office:name="toc-Signals-_0028handle_002c-info-handle_002c-signal_0029" text:style-name="Internet_20_link" text:visited-style-name="Visited_20_Internet_20_Link">4.4.3 Signals (‘</text:a><text:a xlink:type="simple" xlink:href="http://www.rodericksmith.plus.com/outlines/manuals/bashdbOutline.html#Signals" office:name="toc-Signals-_0028handle_002c-info-handle_002c-signal_0029" text:style-name="Internet_20_link" text:visited-style-name="Visited_20_Internet_20_Link"><text:span text:style-name="Example">handle</text:span></text:a><text:a xlink:type="simple" xlink:href="http://www.rodericksmith.plus.com/outlines/manuals/bashdbOutline.html#Signals" office:name="toc-Signals-_0028handle_002c-info-handle_002c-signal_0029" text:style-name="Internet_20_link" text:visited-style-name="Visited_20_Internet_20_Link">’, ‘</text:a><text:a xlink:type="simple" xlink:href="http://www.rodericksmith.plus.com/outlines/manuals/bashdbOutline.html#Signals" office:name="toc-Signals-_0028handle_002c-info-handle_002c-signal_0029" text:style-name="Internet_20_link" text:visited-style-name="Visited_20_Internet_20_Link"><text:span text:style-name="Example">info handle</text:span></text:a><text:a xlink:type="simple" xlink:href="http://www.rodericksmith.plus.com/outlines/manuals/bashdbOutline.html#Signals" office:name="toc-Signals-_0028handle_002c-info-handle_002c-signal_0029" text:style-name="Internet_20_link" text:visited-style-name="Visited_20_Internet_20_Link">’, ‘</text:a><text:a xlink:type="simple" xlink:href="http://www.rodericksmith.plus.com/outlines/manuals/bashdbOutline.html#Signals" office:name="toc-Signals-_0028handle_002c-info-handle_002c-signal_0029" text:style-name="Internet_20_link" text:visited-style-name="Visited_20_Internet_20_Link"><text:span text:style-name="Example">signal</text:span></text:a><text:a xlink:type="simple" xlink:href="http://www.rodericksmith.plus.com/outlines/manuals/bashdbOutline.html#Signals" office:name="toc-Signals-_0028handle_002c-info-handle_002c-signal_0029" text:style-name="Internet_20_link" text:visited-style-name="Visited_20_Internet_20_Link">’)</text:a> </text:p>
                        <text:list>
                          <text:list-item>
                            <text:p text:style-name="P25"><text:a xlink:type="simple" xlink:href="http://www.rodericksmith.plus.com/outlines/manuals/bashdbOutline.html#handle" office:name="toc-Intercepting-Signals-_0028handle_002c-info-handle_0029" text:style-name="Internet_20_link" text:visited-style-name="Visited_20_Internet_20_Link">4.4.3.1 Intercepting Signals (‘</text:a><text:a xlink:type="simple" xlink:href="http://www.rodericksmith.plus.com/outlines/manuals/bashdbOutline.html#handle" office:name="toc-Intercepting-Signals-_0028handle_002c-info-handle_0029" text:style-name="Internet_20_link" text:visited-style-name="Visited_20_Internet_20_Link"><text:span text:style-name="Example">handle</text:span></text:a><text:a xlink:type="simple" xlink:href="http://www.rodericksmith.plus.com/outlines/manuals/bashdbOutline.html#handle" office:name="toc-Intercepting-Signals-_0028handle_002c-info-handle_0029" text:style-name="Internet_20_link" text:visited-style-name="Visited_20_Internet_20_Link">’, ‘</text:a><text:a xlink:type="simple" xlink:href="http://www.rodericksmith.plus.com/outlines/manuals/bashdbOutline.html#handle" office:name="toc-Intercepting-Signals-_0028handle_002c-info-handle_0029" text:style-name="Internet_20_link" text:visited-style-name="Visited_20_Internet_20_Link"><text:span text:style-name="Example">info handle</text:span></text:a><text:a xlink:type="simple" xlink:href="http://www.rodericksmith.plus.com/outlines/manuals/bashdbOutline.html#handle" office:name="toc-Intercepting-Signals-_0028handle_002c-info-handle_0029" text:style-name="Internet_20_link" text:visited-style-name="Visited_20_Internet_20_Link">’)</text:a> </text:p>
                          </text:list-item>
                          <text:list-item>
                            <text:p text:style-name="P25"><text:a xlink:type="simple" xlink:href="http://www.rodericksmith.plus.com/outlines/manuals/bashdbOutline.html#signal" office:name="toc-Sending-your-program-a-signal-_0028signal_0029" text:style-name="Internet_20_link" text:visited-style-name="Visited_20_Internet_20_Link">4.4.3.2 Sending your program a signal (‘</text:a><text:a xlink:type="simple" xlink:href="http://www.rodericksmith.plus.com/outlines/manuals/bashdbOutline.html#signal" office:name="toc-Sending-your-program-a-signal-_0028signal_0029" text:style-name="Internet_20_link" text:visited-style-name="Visited_20_Internet_20_Link"><text:span text:style-name="Example">signal</text:span></text:a><text:a xlink:type="simple" xlink:href="http://www.rodericksmith.plus.com/outlines/manuals/bashdbOutline.html#signal" office:name="toc-Sending-your-program-a-signal-_0028signal_0029" text:style-name="Internet_20_link" text:visited-style-name="Visited_20_Internet_20_Link">’)</text:a> </text:p>
                          </text:list-item>
                        </text:list>
                      </text:list-item>
                    </text:list>
                  </text:list-item>
                  <text:list-item>
                    <text:p text:style-name="P25"><text:a xlink:type="simple" xlink:href="http://www.rodericksmith.plus.com/outlines/manuals/bashdbOutline.html#Stack" office:name="toc-Examining-the-Stack-Frame-_0028where_002c-frame_002c-up_002c-down_0029" text:style-name="Internet_20_link" text:visited-style-name="Visited_20_Internet_20_Link">4.5 Examining the Stack Frame (‘</text:a><text:a xlink:type="simple" xlink:href="http://www.rodericksmith.plus.com/outlines/manuals/bashdbOutline.html#Stack" office:name="toc-Examining-the-Stack-Frame-_0028where_002c-frame_002c-up_002c-down_0029" text:style-name="Internet_20_link" text:visited-style-name="Visited_20_Internet_20_Link"><text:span text:style-name="Example">where</text:span></text:a><text:a xlink:type="simple" xlink:href="http://www.rodericksmith.plus.com/outlines/manuals/bashdbOutline.html#Stack" office:name="toc-Examining-the-Stack-Frame-_0028where_002c-frame_002c-up_002c-down_0029" text:style-name="Internet_20_link" text:visited-style-name="Visited_20_Internet_20_Link">’, ‘</text:a><text:a xlink:type="simple" xlink:href="http://www.rodericksmith.plus.com/outlines/manuals/bashdbOutline.html#Stack" office:name="toc-Examining-the-Stack-Frame-_0028where_002c-frame_002c-up_002c-down_0029" text:style-name="Internet_20_link" text:visited-style-name="Visited_20_Internet_20_Link"><text:span text:style-name="Example">frame</text:span></text:a><text:a xlink:type="simple" xlink:href="http://www.rodericksmith.plus.com/outlines/manuals/bashdbOutline.html#Stack" office:name="toc-Examining-the-Stack-Frame-_0028where_002c-frame_002c-up_002c-down_0029" text:style-name="Internet_20_link" text:visited-style-name="Visited_20_Internet_20_Link">’, ‘</text:a><text:a xlink:type="simple" xlink:href="http://www.rodericksmith.plus.com/outlines/manuals/bashdbOutline.html#Stack" office:name="toc-Examining-the-Stack-Frame-_0028where_002c-frame_002c-up_002c-down_0029" text:style-name="Internet_20_link" text:visited-style-name="Visited_20_Internet_20_Link"><text:span text:style-name="Example">up</text:span></text:a><text:a xlink:type="simple" xlink:href="http://www.rodericksmith.plus.com/outlines/manuals/bashdbOutline.html#Stack" office:name="toc-Examining-the-Stack-Frame-_0028where_002c-frame_002c-up_002c-down_0029" text:style-name="Internet_20_link" text:visited-style-name="Visited_20_Internet_20_Link">’, ‘</text:a><text:a xlink:type="simple" xlink:href="http://www.rodericksmith.plus.com/outlines/manuals/bashdbOutline.html#Stack" office:name="toc-Examining-the-Stack-Frame-_0028where_002c-frame_002c-up_002c-down_0029" text:style-name="Internet_20_link" text:visited-style-name="Visited_20_Internet_20_Link"><text:span text:style-name="Example">down</text:span></text:a><text:a xlink:type="simple" xlink:href="http://www.rodericksmith.plus.com/outlines/manuals/bashdbOutline.html#Stack" office:name="toc-Examining-the-Stack-Frame-_0028where_002c-frame_002c-up_002c-down_0029" text:style-name="Internet_20_link" text:visited-style-name="Visited_20_Internet_20_Link">’)</text:a> </text:p>
                    <text:list>
                      <text:list-item>
                        <text:p text:style-name="P25"><text:a xlink:type="simple" xlink:href="http://www.rodericksmith.plus.com/outlines/manuals/bashdbOutline.html#Frames" office:name="toc-Stack-frames" text:style-name="Internet_20_link" text:visited-style-name="Visited_20_Internet_20_Link">4.5.1 Stack frames</text:a> </text:p>
                      </text:list-item>
                      <text:list-item>
                        <text:p text:style-name="P25"><text:a xlink:type="simple" xlink:href="http://www.rodericksmith.plus.com/outlines/manuals/bashdbOutline.html#Backtrace" office:name="toc-Backtraces-_0028where_0029" text:style-name="Internet_20_link" text:visited-style-name="Visited_20_Internet_20_Link">4.5.2 Backtraces (‘</text:a><text:a xlink:type="simple" xlink:href="http://www.rodericksmith.plus.com/outlines/manuals/bashdbOutline.html#Backtrace" office:name="toc-Backtraces-_0028where_0029" text:style-name="Internet_20_link" text:visited-style-name="Visited_20_Internet_20_Link"><text:span text:style-name="Example">where</text:span></text:a><text:a xlink:type="simple" xlink:href="http://www.rodericksmith.plus.com/outlines/manuals/bashdbOutline.html#Backtrace" office:name="toc-Backtraces-_0028where_0029" text:style-name="Internet_20_link" text:visited-style-name="Visited_20_Internet_20_Link">’)</text:a> </text:p>
                      </text:list-item>
                      <text:list-item>
                        <text:p text:style-name="P25"><text:a xlink:type="simple" xlink:href="http://www.rodericksmith.plus.com/outlines/manuals/bashdbOutline.html#Selection" office:name="toc-Selecting-a-frame-_0028up_002c-down_002c-frame_0029" text:style-name="Internet_20_link" text:visited-style-name="Visited_20_Internet_20_Link">4.5.3 Selecting a frame (‘</text:a><text:a xlink:type="simple" xlink:href="http://www.rodericksmith.plus.com/outlines/manuals/bashdbOutline.html#Selection" office:name="toc-Selecting-a-frame-_0028up_002c-down_002c-frame_0029" text:style-name="Internet_20_link" text:visited-style-name="Visited_20_Internet_20_Link"><text:span text:style-name="Example">up</text:span></text:a><text:a xlink:type="simple" xlink:href="http://www.rodericksmith.plus.com/outlines/manuals/bashdbOutline.html#Selection" office:name="toc-Selecting-a-frame-_0028up_002c-down_002c-frame_0029" text:style-name="Internet_20_link" text:visited-style-name="Visited_20_Internet_20_Link">’, ‘</text:a><text:a xlink:type="simple" xlink:href="http://www.rodericksmith.plus.com/outlines/manuals/bashdbOutline.html#Selection" office:name="toc-Selecting-a-frame-_0028up_002c-down_002c-frame_0029" text:style-name="Internet_20_link" text:visited-style-name="Visited_20_Internet_20_Link"><text:span text:style-name="Example">down</text:span></text:a><text:a xlink:type="simple" xlink:href="http://www.rodericksmith.plus.com/outlines/manuals/bashdbOutline.html#Selection" office:name="toc-Selecting-a-frame-_0028up_002c-down_002c-frame_0029" text:style-name="Internet_20_link" text:visited-style-name="Visited_20_Internet_20_Link">’, ‘</text:a><text:a xlink:type="simple" xlink:href="http://www.rodericksmith.plus.com/outlines/manuals/bashdbOutline.html#Selection" office:name="toc-Selecting-a-frame-_0028up_002c-down_002c-frame_0029" text:style-name="Internet_20_link" text:visited-style-name="Visited_20_Internet_20_Link"><text:span text:style-name="Example">frame</text:span></text:a><text:a xlink:type="simple" xlink:href="http://www.rodericksmith.plus.com/outlines/manuals/bashdbOutline.html#Selection" office:name="toc-Selecting-a-frame-_0028up_002c-down_002c-frame_0029" text:style-name="Internet_20_link" text:visited-style-name="Visited_20_Internet_20_Link">’)</text:a> </text:p>
                      </text:list-item>
                    </text:list>
                  </text:list-item>
                  <text:list-item>
                    <text:p text:style-name="P25"><text:a xlink:type="simple" xlink:href="http://www.rodericksmith.plus.com/outlines/manuals/bashdbOutline.html#List" office:name="toc-Examining-Source-Files-_0028list_0029" text:style-name="Internet_20_link" text:visited-style-name="Visited_20_Internet_20_Link">4.6 Examining Source Files (‘</text:a><text:a xlink:type="simple" xlink:href="http://www.rodericksmith.plus.com/outlines/manuals/bashdbOutline.html#List" office:name="toc-Examining-Source-Files-_0028list_0029" text:style-name="Internet_20_link" text:visited-style-name="Visited_20_Internet_20_Link"><text:span text:style-name="Example">list</text:span></text:a><text:a xlink:type="simple" xlink:href="http://www.rodericksmith.plus.com/outlines/manuals/bashdbOutline.html#List" office:name="toc-Examining-Source-Files-_0028list_0029" text:style-name="Internet_20_link" text:visited-style-name="Visited_20_Internet_20_Link">’)</text:a> </text:p>
                  </text:list-item>
                  <text:list-item>
                    <text:p text:style-name="P25"><text:a xlink:type="simple" xlink:href="http://www.rodericksmith.plus.com/outlines/manuals/bashdbOutline.html#Edit" office:name="toc-Editing-Source-files-_0028edit_0029" text:style-name="Internet_20_link" text:visited-style-name="Visited_20_Internet_20_Link">4.7 Editing Source files (‘</text:a><text:a xlink:type="simple" xlink:href="http://www.rodericksmith.plus.com/outlines/manuals/bashdbOutline.html#Edit" office:name="toc-Editing-Source-files-_0028edit_0029" text:style-name="Internet_20_link" text:visited-style-name="Visited_20_Internet_20_Link"><text:span text:style-name="Example">edit</text:span></text:a><text:a xlink:type="simple" xlink:href="http://www.rodericksmith.plus.com/outlines/manuals/bashdbOutline.html#Edit" office:name="toc-Editing-Source-files-_0028edit_0029" text:style-name="Internet_20_link" text:visited-style-name="Visited_20_Internet_20_Link">’)</text:a> </text:p>
                  </text:list-item>
                  <text:list-item>
                    <text:p text:style-name="P25"><text:a xlink:type="simple" xlink:href="http://www.rodericksmith.plus.com/outlines/manuals/bashdbOutline.html#Search" office:name="toc-Searching-source-files-_0028search_002c-reverse_002c-_002f_002e_002e_002e_002f_002c-_003f_002e_002e_003f_0029" text:style-name="Internet_20_link" text:visited-style-name="Visited_20_Internet_20_Link">4.8 Searching source files (‘</text:a><text:a xlink:type="simple" xlink:href="http://www.rodericksmith.plus.com/outlines/manuals/bashdbOutline.html#Search" office:name="toc-Searching-source-files-_0028search_002c-reverse_002c-_002f_002e_002e_002e_002f_002c-_003f_002e_002e_003f_0029" text:style-name="Internet_20_link" text:visited-style-name="Visited_20_Internet_20_Link"><text:span text:style-name="Example">search</text:span></text:a><text:a xlink:type="simple" xlink:href="http://www.rodericksmith.plus.com/outlines/manuals/bashdbOutline.html#Search" office:name="toc-Searching-source-files-_0028search_002c-reverse_002c-_002f_002e_002e_002e_002f_002c-_003f_002e_002e_003f_0029" text:style-name="Internet_20_link" text:visited-style-name="Visited_20_Internet_20_Link">’, ‘</text:a><text:a xlink:type="simple" xlink:href="http://www.rodericksmith.plus.com/outlines/manuals/bashdbOutline.html#Search" office:name="toc-Searching-source-files-_0028search_002c-reverse_002c-_002f_002e_002e_002e_002f_002c-_003f_002e_002e_003f_0029" text:style-name="Internet_20_link" text:visited-style-name="Visited_20_Internet_20_Link"><text:span text:style-name="Example">reverse</text:span></text:a><text:a xlink:type="simple" xlink:href="http://www.rodericksmith.plus.com/outlines/manuals/bashdbOutline.html#Search" office:name="toc-Searching-source-files-_0028search_002c-reverse_002c-_002f_002e_002e_002e_002f_002c-_003f_002e_002e_003f_0029" text:style-name="Internet_20_link" text:visited-style-name="Visited_20_Internet_20_Link">’, ‘</text:a><text:a xlink:type="simple" xlink:href="http://www.rodericksmith.plus.com/outlines/manuals/bashdbOutline.html#Search" office:name="toc-Searching-source-files-_0028search_002c-reverse_002c-_002f_002e_002e_002e_002f_002c-_003f_002e_002e_003f_0029" text:style-name="Internet_20_link" text:visited-style-name="Visited_20_Internet_20_Link"><text:span text:style-name="Example">/.../</text:span></text:a><text:a xlink:type="simple" xlink:href="http://www.rodericksmith.plus.com/outlines/manuals/bashdbOutline.html#Search" office:name="toc-Searching-source-files-_0028search_002c-reverse_002c-_002f_002e_002e_002e_002f_002c-_003f_002e_002e_003f_0029" text:style-name="Internet_20_link" text:visited-style-name="Visited_20_Internet_20_Link">’, ‘</text:a><text:a xlink:type="simple" xlink:href="http://www.rodericksmith.plus.com/outlines/manuals/bashdbOutline.html#Search" office:name="toc-Searching-source-files-_0028search_002c-reverse_002c-_002f_002e_002e_002e_002f_002c-_003f_002e_002e_003f_0029" text:style-name="Internet_20_link" text:visited-style-name="Visited_20_Internet_20_Link"><text:span text:style-name="Example">?..?</text:span></text:a><text:a xlink:type="simple" xlink:href="http://www.rodericksmith.plus.com/outlines/manuals/bashdbOutline.html#Search" office:name="toc-Searching-source-files-_0028search_002c-reverse_002c-_002f_002e_002e_002e_002f_002c-_003f_002e_002e_003f_0029" text:style-name="Internet_20_link" text:visited-style-name="Visited_20_Internet_20_Link">’)</text:a> </text:p>
                  </text:list-item>
                  <text:list-item>
                    <text:p text:style-name="P25"><text:a xlink:type="simple" xlink:href="http://www.rodericksmith.plus.com/outlines/manuals/bashdbOutline.html#Data" office:name="toc-Examining-Data-_0028print_002c-examine_002c-info-variables_0029" text:style-name="Internet_20_link" text:visited-style-name="Visited_20_Internet_20_Link">4.9 Examining Data (‘</text:a><text:a xlink:type="simple" xlink:href="http://www.rodericksmith.plus.com/outlines/manuals/bashdbOutline.html#Data" office:name="toc-Examining-Data-_0028print_002c-examine_002c-info-variables_0029" text:style-name="Internet_20_link" text:visited-style-name="Visited_20_Internet_20_Link"><text:span text:style-name="Example">print</text:span></text:a><text:a xlink:type="simple" xlink:href="http://www.rodericksmith.plus.com/outlines/manuals/bashdbOutline.html#Data" office:name="toc-Examining-Data-_0028print_002c-examine_002c-info-variables_0029" text:style-name="Internet_20_link" text:visited-style-name="Visited_20_Internet_20_Link">’, ‘</text:a><text:a xlink:type="simple" xlink:href="http://www.rodericksmith.plus.com/outlines/manuals/bashdbOutline.html#Data" office:name="toc-Examining-Data-_0028print_002c-examine_002c-info-variables_0029" text:style-name="Internet_20_link" text:visited-style-name="Visited_20_Internet_20_Link"><text:span text:style-name="Example">examine</text:span></text:a><text:a xlink:type="simple" xlink:href="http://www.rodericksmith.plus.com/outlines/manuals/bashdbOutline.html#Data" office:name="toc-Examining-Data-_0028print_002c-examine_002c-info-variables_0029" text:style-name="Internet_20_link" text:visited-style-name="Visited_20_Internet_20_Link">’, ‘</text:a><text:a xlink:type="simple" xlink:href="http://www.rodericksmith.plus.com/outlines/manuals/bashdbOutline.html#Data" office:name="toc-Examining-Data-_0028print_002c-examine_002c-info-variables_0029" text:style-name="Internet_20_link" text:visited-style-name="Visited_20_Internet_20_Link"><text:span text:style-name="Example">info variables</text:span></text:a><text:a xlink:type="simple" xlink:href="http://www.rodericksmith.plus.com/outlines/manuals/bashdbOutline.html#Data" office:name="toc-Examining-Data-_0028print_002c-examine_002c-info-variables_0029" text:style-name="Internet_20_link" text:visited-style-name="Visited_20_Internet_20_Link">’)</text:a> </text:p>
                  </text:list-item>
                  <text:list-item>
                    <text:p text:style-name="P25"><text:a xlink:type="simple" xlink:href="http://www.rodericksmith.plus.com/outlines/manuals/bashdbOutline.html#Auto-Display" office:name="toc-Automatic-display-_0028display_002c-undisplay_0029" text:style-name="Internet_20_link" text:visited-style-name="Visited_20_Internet_20_Link">4.10 Automatic display (‘</text:a><text:a xlink:type="simple" xlink:href="http://www.rodericksmith.plus.com/outlines/manuals/bashdbOutline.html#Auto-Display" office:name="toc-Automatic-display-_0028display_002c-undisplay_0029" text:style-name="Internet_20_link" text:visited-style-name="Visited_20_Internet_20_Link"><text:span text:style-name="Example">display</text:span></text:a><text:a xlink:type="simple" xlink:href="http://www.rodericksmith.plus.com/outlines/manuals/bashdbOutline.html#Auto-Display" office:name="toc-Automatic-display-_0028display_002c-undisplay_0029" text:style-name="Internet_20_link" text:visited-style-name="Visited_20_Internet_20_Link">’, ‘</text:a><text:a xlink:type="simple" xlink:href="http://www.rodericksmith.plus.com/outlines/manuals/bashdbOutline.html#Auto-Display" office:name="toc-Automatic-display-_0028display_002c-undisplay_0029" text:style-name="Internet_20_link" text:visited-style-name="Visited_20_Internet_20_Link"><text:span text:style-name="Example">undisplay</text:span></text:a><text:a xlink:type="simple" xlink:href="http://www.rodericksmith.plus.com/outlines/manuals/bashdbOutline.html#Auto-Display" office:name="toc-Automatic-display-_0028display_002c-undisplay_0029" text:style-name="Internet_20_link" text:visited-style-name="Visited_20_Internet_20_Link">’)</text:a> </text:p>
                  </text:list-item>
                  <text:list-item>
                    <text:p text:style-name="P25"><text:a xlink:type="simple" xlink:href="http://www.rodericksmith.plus.com/outlines/manuals/bashdbOutline.html#Evaluation_002fExecution" office:name="toc-Running-Arbitrary-BASH-and-Shell-commands-_0028eval_002c-shell_0029" text:style-name="Internet_20_link" text:visited-style-name="Visited_20_Internet_20_Link">4.11 Running Arbitrary BASH and Shell commands (‘</text:a><text:a xlink:type="simple" xlink:href="http://www.rodericksmith.plus.com/outlines/manuals/bashdbOutline.html#Evaluation_002fExecution" office:name="toc-Running-Arbitrary-BASH-and-Shell-commands-_0028eval_002c-shell_0029" text:style-name="Internet_20_link" text:visited-style-name="Visited_20_Internet_20_Link"><text:span text:style-name="Example">eval</text:span></text:a><text:a xlink:type="simple" xlink:href="http://www.rodericksmith.plus.com/outlines/manuals/bashdbOutline.html#Evaluation_002fExecution" office:name="toc-Running-Arbitrary-BASH-and-Shell-commands-_0028eval_002c-shell_0029" text:style-name="Internet_20_link" text:visited-style-name="Visited_20_Internet_20_Link">’, ‘</text:a><text:a xlink:type="simple" xlink:href="http://www.rodericksmith.plus.com/outlines/manuals/bashdbOutline.html#Evaluation_002fExecution" office:name="toc-Running-Arbitrary-BASH-and-Shell-commands-_0028eval_002c-shell_0029" text:style-name="Internet_20_link" text:visited-style-name="Visited_20_Internet_20_Link"><text:span text:style-name="Example">shell</text:span></text:a><text:a xlink:type="simple" xlink:href="http://www.rodericksmith.plus.com/outlines/manuals/bashdbOutline.html#Evaluation_002fExecution" office:name="toc-Running-Arbitrary-BASH-and-Shell-commands-_0028eval_002c-shell_0029" text:style-name="Internet_20_link" text:visited-style-name="Visited_20_Internet_20_Link">’)</text:a> </text:p>
                  </text:list-item>
                  <text:list-item>
                    <text:p text:style-name="P25"><text:a xlink:type="simple" xlink:href="http://www.rodericksmith.plus.com/outlines/manuals/bashdbOutline.html#Interfacing-to-the-OS" office:name="toc-Interfacing-to-the-OS-_0028cd_002c-pwd_0029" text:style-name="Internet_20_link" text:visited-style-name="Visited_20_Internet_20_Link">4.12 Interfacing to the OS (‘</text:a><text:a xlink:type="simple" xlink:href="http://www.rodericksmith.plus.com/outlines/manuals/bashdbOutline.html#Interfacing-to-the-OS" office:name="toc-Interfacing-to-the-OS-_0028cd_002c-pwd_0029" text:style-name="Internet_20_link" text:visited-style-name="Visited_20_Internet_20_Link"><text:span text:style-name="Example">cd</text:span></text:a><text:a xlink:type="simple" xlink:href="http://www.rodericksmith.plus.com/outlines/manuals/bashdbOutline.html#Interfacing-to-the-OS" office:name="toc-Interfacing-to-the-OS-_0028cd_002c-pwd_0029" text:style-name="Internet_20_link" text:visited-style-name="Visited_20_Internet_20_Link">’, ‘</text:a><text:a xlink:type="simple" xlink:href="http://www.rodericksmith.plus.com/outlines/manuals/bashdbOutline.html#Interfacing-to-the-OS" office:name="toc-Interfacing-to-the-OS-_0028cd_002c-pwd_0029" text:style-name="Internet_20_link" text:visited-style-name="Visited_20_Internet_20_Link"><text:span text:style-name="Example">pwd</text:span></text:a><text:a xlink:type="simple" xlink:href="http://www.rodericksmith.plus.com/outlines/manuals/bashdbOutline.html#Interfacing-to-the-OS" office:name="toc-Interfacing-to-the-OS-_0028cd_002c-pwd_0029" text:style-name="Internet_20_link" text:visited-style-name="Visited_20_Internet_20_Link">’)</text:a> </text:p>
                  </text:list-item>
                  <text:list-item>
                    <text:p text:style-name="P25"><text:soft-page-break/><text:a xlink:type="simple" xlink:href="http://www.rodericksmith.plus.com/outlines/manuals/bashdbOutline.html#Information-and-Settings" office:name="toc-Status-and-Debugger-Settings-_0028info_002c-show_0029" text:style-name="Internet_20_link" text:visited-style-name="Visited_20_Internet_20_Link">4.13 Status and Debugger Settings (‘</text:a><text:a xlink:type="simple" xlink:href="http://www.rodericksmith.plus.com/outlines/manuals/bashdbOutline.html#Information-and-Settings" office:name="toc-Status-and-Debugger-Settings-_0028info_002c-show_0029" text:style-name="Internet_20_link" text:visited-style-name="Visited_20_Internet_20_Link"><text:span text:style-name="Example">info</text:span></text:a><text:a xlink:type="simple" xlink:href="http://www.rodericksmith.plus.com/outlines/manuals/bashdbOutline.html#Information-and-Settings" office:name="toc-Status-and-Debugger-Settings-_0028info_002c-show_0029" text:style-name="Internet_20_link" text:visited-style-name="Visited_20_Internet_20_Link">’, ‘</text:a><text:a xlink:type="simple" xlink:href="http://www.rodericksmith.plus.com/outlines/manuals/bashdbOutline.html#Information-and-Settings" office:name="toc-Status-and-Debugger-Settings-_0028info_002c-show_0029" text:style-name="Internet_20_link" text:visited-style-name="Visited_20_Internet_20_Link"><text:span text:style-name="Example">show</text:span></text:a><text:a xlink:type="simple" xlink:href="http://www.rodericksmith.plus.com/outlines/manuals/bashdbOutline.html#Information-and-Settings" office:name="toc-Status-and-Debugger-Settings-_0028info_002c-show_0029" text:style-name="Internet_20_link" text:visited-style-name="Visited_20_Internet_20_Link">’)</text:a> </text:p>
                    <text:list>
                      <text:list-item>
                        <text:p text:style-name="P25"><text:a xlink:type="simple" xlink:href="http://www.rodericksmith.plus.com/outlines/manuals/bashdbOutline.html#Info" office:name="toc-Showing-information-about-the-program-being-debugged-_0028info_0029" text:style-name="Internet_20_link" text:visited-style-name="Visited_20_Internet_20_Link">4.13.1 Showing information about the program being debugged (‘</text:a><text:a xlink:type="simple" xlink:href="http://www.rodericksmith.plus.com/outlines/manuals/bashdbOutline.html#Info" office:name="toc-Showing-information-about-the-program-being-debugged-_0028info_0029" text:style-name="Internet_20_link" text:visited-style-name="Visited_20_Internet_20_Link"><text:span text:style-name="Example">info</text:span></text:a><text:a xlink:type="simple" xlink:href="http://www.rodericksmith.plus.com/outlines/manuals/bashdbOutline.html#Info" office:name="toc-Showing-information-about-the-program-being-debugged-_0028info_0029" text:style-name="Internet_20_link" text:visited-style-name="Visited_20_Internet_20_Link">’)</text:a> </text:p>
                      </text:list-item>
                      <text:list-item>
                        <text:p text:style-name="P25"><text:a xlink:type="simple" xlink:href="http://www.rodericksmith.plus.com/outlines/manuals/bashdbOutline.html#Show" office:name="toc-Show-information-about-the-debugger-_0028show_0029" text:style-name="Internet_20_link" text:visited-style-name="Visited_20_Internet_20_Link">4.13.2 Show information about the debugger (‘</text:a><text:a xlink:type="simple" xlink:href="http://www.rodericksmith.plus.com/outlines/manuals/bashdbOutline.html#Show" office:name="toc-Show-information-about-the-debugger-_0028show_0029" text:style-name="Internet_20_link" text:visited-style-name="Visited_20_Internet_20_Link"><text:span text:style-name="Example">show</text:span></text:a><text:a xlink:type="simple" xlink:href="http://www.rodericksmith.plus.com/outlines/manuals/bashdbOutline.html#Show" office:name="toc-Show-information-about-the-debugger-_0028show_0029" text:style-name="Internet_20_link" text:visited-style-name="Visited_20_Internet_20_Link">’)</text:a> </text:p>
                      </text:list-item>
                    </text:list>
                  </text:list-item>
                  <text:list-item>
                    <text:p text:style-name="P25"><text:a xlink:type="simple" xlink:href="http://www.rodericksmith.plus.com/outlines/manuals/bashdbOutline.html#Controlling-bashdb" office:name="toc-Controlling-bashdb-_0028set_002c-file_002c-prompt_002c-history_002e_002e_002e_0029" text:style-name="Internet_20_link" text:visited-style-name="Visited_20_Internet_20_Link">4.14 Controlling bashdb (‘</text:a><text:a xlink:type="simple" xlink:href="http://www.rodericksmith.plus.com/outlines/manuals/bashdbOutline.html#Controlling-bashdb" office:name="toc-Controlling-bashdb-_0028set_002c-file_002c-prompt_002c-history_002e_002e_002e_0029" text:style-name="Internet_20_link" text:visited-style-name="Visited_20_Internet_20_Link"><text:span text:style-name="Example">set</text:span></text:a><text:a xlink:type="simple" xlink:href="http://www.rodericksmith.plus.com/outlines/manuals/bashdbOutline.html#Controlling-bashdb" office:name="toc-Controlling-bashdb-_0028set_002c-file_002c-prompt_002c-history_002e_002e_002e_0029" text:style-name="Internet_20_link" text:visited-style-name="Visited_20_Internet_20_Link">’, ‘</text:a><text:a xlink:type="simple" xlink:href="http://www.rodericksmith.plus.com/outlines/manuals/bashdbOutline.html#Controlling-bashdb" office:name="toc-Controlling-bashdb-_0028set_002c-file_002c-prompt_002c-history_002e_002e_002e_0029" text:style-name="Internet_20_link" text:visited-style-name="Visited_20_Internet_20_Link"><text:span text:style-name="Example">file</text:span></text:a><text:a xlink:type="simple" xlink:href="http://www.rodericksmith.plus.com/outlines/manuals/bashdbOutline.html#Controlling-bashdb" office:name="toc-Controlling-bashdb-_0028set_002c-file_002c-prompt_002c-history_002e_002e_002e_0029" text:style-name="Internet_20_link" text:visited-style-name="Visited_20_Internet_20_Link">’, ‘</text:a><text:a xlink:type="simple" xlink:href="http://www.rodericksmith.plus.com/outlines/manuals/bashdbOutline.html#Controlling-bashdb" office:name="toc-Controlling-bashdb-_0028set_002c-file_002c-prompt_002c-history_002e_002e_002e_0029" text:style-name="Internet_20_link" text:visited-style-name="Visited_20_Internet_20_Link"><text:span text:style-name="Example">prompt</text:span></text:a><text:a xlink:type="simple" xlink:href="http://www.rodericksmith.plus.com/outlines/manuals/bashdbOutline.html#Controlling-bashdb" office:name="toc-Controlling-bashdb-_0028set_002c-file_002c-prompt_002c-history_002e_002e_002e_0029" text:style-name="Internet_20_link" text:visited-style-name="Visited_20_Internet_20_Link">’, ‘</text:a><text:a xlink:type="simple" xlink:href="http://www.rodericksmith.plus.com/outlines/manuals/bashdbOutline.html#Controlling-bashdb" office:name="toc-Controlling-bashdb-_0028set_002c-file_002c-prompt_002c-history_002e_002e_002e_0029" text:style-name="Internet_20_link" text:visited-style-name="Visited_20_Internet_20_Link"><text:span text:style-name="Example">history</text:span></text:a><text:a xlink:type="simple" xlink:href="http://www.rodericksmith.plus.com/outlines/manuals/bashdbOutline.html#Controlling-bashdb" office:name="toc-Controlling-bashdb-_0028set_002c-file_002c-prompt_002c-history_002e_002e_002e_0029" text:style-name="Internet_20_link" text:visited-style-name="Visited_20_Internet_20_Link">’...)</text:a> </text:p>
                    <text:list>
                      <text:list-item>
                        <text:p text:style-name="P25"><text:a xlink:type="simple" xlink:href="http://www.rodericksmith.plus.com/outlines/manuals/bashdbOutline.html#Alias" office:name="toc-Debugger-Command-Aliases-_0028alias_0029" text:style-name="Internet_20_link" text:visited-style-name="Visited_20_Internet_20_Link">4.14.1 Debugger Command Aliases (‘</text:a><text:a xlink:type="simple" xlink:href="http://www.rodericksmith.plus.com/outlines/manuals/bashdbOutline.html#Alias" office:name="toc-Debugger-Command-Aliases-_0028alias_0029" text:style-name="Internet_20_link" text:visited-style-name="Visited_20_Internet_20_Link"><text:span text:style-name="Example">alias</text:span></text:a><text:a xlink:type="simple" xlink:href="http://www.rodericksmith.plus.com/outlines/manuals/bashdbOutline.html#Alias" office:name="toc-Debugger-Command-Aliases-_0028alias_0029" text:style-name="Internet_20_link" text:visited-style-name="Visited_20_Internet_20_Link">’)</text:a> </text:p>
                      </text:list-item>
                      <text:list-item>
                        <text:p text:style-name="P25"><text:a xlink:type="simple" xlink:href="http://www.rodericksmith.plus.com/outlines/manuals/bashdbOutline.html#Annotate" office:name="toc-Annotation-Level-_0028set-annotate_0029" text:style-name="Internet_20_link" text:visited-style-name="Visited_20_Internet_20_Link">4.14.2 Annotation Level (‘</text:a><text:a xlink:type="simple" xlink:href="http://www.rodericksmith.plus.com/outlines/manuals/bashdbOutline.html#Annotate" office:name="toc-Annotation-Level-_0028set-annotate_0029" text:style-name="Internet_20_link" text:visited-style-name="Visited_20_Internet_20_Link"><text:span text:style-name="Example">set annotate</text:span></text:a><text:a xlink:type="simple" xlink:href="http://www.rodericksmith.plus.com/outlines/manuals/bashdbOutline.html#Annotate" office:name="toc-Annotation-Level-_0028set-annotate_0029" text:style-name="Internet_20_link" text:visited-style-name="Visited_20_Internet_20_Link">’)</text:a> </text:p>
                      </text:list-item>
                      <text:list-item>
                        <text:p text:style-name="P25"><text:a xlink:type="simple" xlink:href="http://www.rodericksmith.plus.com/outlines/manuals/bashdbOutline.html#Autoeval" office:name="toc-Set_002fShow-auto_002deval-_0028set-autoeval_0029" text:style-name="Internet_20_link" text:visited-style-name="Visited_20_Internet_20_Link">4.14.3 Set/Show auto-eval (‘</text:a><text:a xlink:type="simple" xlink:href="http://www.rodericksmith.plus.com/outlines/manuals/bashdbOutline.html#Autoeval" office:name="toc-Set_002fShow-auto_002deval-_0028set-autoeval_0029" text:style-name="Internet_20_link" text:visited-style-name="Visited_20_Internet_20_Link"><text:span text:style-name="Example">set autoeval</text:span></text:a><text:a xlink:type="simple" xlink:href="http://www.rodericksmith.plus.com/outlines/manuals/bashdbOutline.html#Autoeval" office:name="toc-Set_002fShow-auto_002deval-_0028set-autoeval_0029" text:style-name="Internet_20_link" text:visited-style-name="Visited_20_Internet_20_Link">’)</text:a> </text:p>
                      </text:list-item>
                      <text:list-item>
                        <text:p text:style-name="P25"><text:a xlink:type="simple" xlink:href="http://www.rodericksmith.plus.com/outlines/manuals/bashdbOutline.html#Autolist" office:name="toc-Set_002fShow-listing-on-stop-_0028set-autolist_0029" text:style-name="Internet_20_link" text:visited-style-name="Visited_20_Internet_20_Link">4.14.4 Set/Show listing on stop (‘</text:a><text:a xlink:type="simple" xlink:href="http://www.rodericksmith.plus.com/outlines/manuals/bashdbOutline.html#Autolist" office:name="toc-Set_002fShow-listing-on-stop-_0028set-autolist_0029" text:style-name="Internet_20_link" text:visited-style-name="Visited_20_Internet_20_Link"><text:span text:style-name="Example">set autolist</text:span></text:a><text:a xlink:type="simple" xlink:href="http://www.rodericksmith.plus.com/outlines/manuals/bashdbOutline.html#Autolist" office:name="toc-Set_002fShow-listing-on-stop-_0028set-autolist_0029" text:style-name="Internet_20_link" text:visited-style-name="Visited_20_Internet_20_Link">’)</text:a> </text:p>
                      </text:list-item>
                      <text:list-item>
                        <text:p text:style-name="P25"><text:a xlink:type="simple" xlink:href="http://www.rodericksmith.plus.com/outlines/manuals/bashdbOutline.html#Basename" office:name="toc-File-basename-_0028set-basename_0029" text:style-name="Internet_20_link" text:visited-style-name="Visited_20_Internet_20_Link">4.14.5 File basename (‘</text:a><text:a xlink:type="simple" xlink:href="http://www.rodericksmith.plus.com/outlines/manuals/bashdbOutline.html#Basename" office:name="toc-File-basename-_0028set-basename_0029" text:style-name="Internet_20_link" text:visited-style-name="Visited_20_Internet_20_Link"><text:span text:style-name="Example">set basename</text:span></text:a><text:a xlink:type="simple" xlink:href="http://www.rodericksmith.plus.com/outlines/manuals/bashdbOutline.html#Basename" office:name="toc-File-basename-_0028set-basename_0029" text:style-name="Internet_20_link" text:visited-style-name="Visited_20_Internet_20_Link">’)</text:a> </text:p>
                      </text:list-item>
                      <text:list-item>
                        <text:p text:style-name="P25"><text:a xlink:type="simple" xlink:href="http://www.rodericksmith.plus.com/outlines/manuals/bashdbOutline.html#Debugger" office:name="toc-Allow-Debugging-the-debugger-_0028set-debugger_0029" text:style-name="Internet_20_link" text:visited-style-name="Visited_20_Internet_20_Link">4.14.6 Allow Debugging the debugger (‘</text:a><text:a xlink:type="simple" xlink:href="http://www.rodericksmith.plus.com/outlines/manuals/bashdbOutline.html#Debugger" office:name="toc-Allow-Debugging-the-debugger-_0028set-debugger_0029" text:style-name="Internet_20_link" text:visited-style-name="Visited_20_Internet_20_Link"><text:span text:style-name="Example">set debugger</text:span></text:a><text:a xlink:type="simple" xlink:href="http://www.rodericksmith.plus.com/outlines/manuals/bashdbOutline.html#Debugger" office:name="toc-Allow-Debugging-the-debugger-_0028set-debugger_0029" text:style-name="Internet_20_link" text:visited-style-name="Visited_20_Internet_20_Link">’)</text:a> </text:p>
                      </text:list-item>
                      <text:list-item>
                        <text:p text:style-name="P25"><text:a xlink:type="simple" xlink:href="http://www.rodericksmith.plus.com/outlines/manuals/bashdbOutline.html#File" office:name="toc-Specifying-a-Script_002dFile-Association-_0028file_0029" text:style-name="Internet_20_link" text:visited-style-name="Visited_20_Internet_20_Link">4.14.7 Specifying a Script-File Association (‘</text:a><text:a xlink:type="simple" xlink:href="http://www.rodericksmith.plus.com/outlines/manuals/bashdbOutline.html#File" office:name="toc-Specifying-a-Script_002dFile-Association-_0028file_0029" text:style-name="Internet_20_link" text:visited-style-name="Visited_20_Internet_20_Link"><text:span text:style-name="Example">file</text:span></text:a><text:a xlink:type="simple" xlink:href="http://www.rodericksmith.plus.com/outlines/manuals/bashdbOutline.html#File" office:name="toc-Specifying-a-Script_002dFile-Association-_0028file_0029" text:style-name="Internet_20_link" text:visited-style-name="Visited_20_Internet_20_Link">’)</text:a> </text:p>
                      </text:list-item>
                      <text:list-item>
                        <text:p text:style-name="P25"><text:a xlink:type="simple" xlink:href="http://www.rodericksmith.plus.com/outlines/manuals/bashdbOutline.html#Line-Tracing" office:name="toc-Show-position-information-as-statements-are-executed-_0028set-linetrace_0029" text:style-name="Internet_20_link" text:visited-style-name="Visited_20_Internet_20_Link">4.14.8 Show position information as statements are executed (‘</text:a><text:a xlink:type="simple" xlink:href="http://www.rodericksmith.plus.com/outlines/manuals/bashdbOutline.html#Line-Tracing" office:name="toc-Show-position-information-as-statements-are-executed-_0028set-linetrace_0029" text:style-name="Internet_20_link" text:visited-style-name="Visited_20_Internet_20_Link"><text:span text:style-name="Example">set linetrace</text:span></text:a><text:a xlink:type="simple" xlink:href="http://www.rodericksmith.plus.com/outlines/manuals/bashdbOutline.html#Line-Tracing" office:name="toc-Show-position-information-as-statements-are-executed-_0028set-linetrace_0029" text:style-name="Internet_20_link" text:visited-style-name="Visited_20_Internet_20_Link">’)</text:a> </text:p>
                      </text:list-item>
                      <text:list-item>
                        <text:p text:style-name="P25"><text:a xlink:type="simple" xlink:href="http://www.rodericksmith.plus.com/outlines/manuals/bashdbOutline.html#Logging" office:name="toc-Logging-output-_0028set-logging_002c-set-logging-file_002e_002e_002e_0029" text:style-name="Internet_20_link" text:visited-style-name="Visited_20_Internet_20_Link">4.14.9 Logging output (‘</text:a><text:a xlink:type="simple" xlink:href="http://www.rodericksmith.plus.com/outlines/manuals/bashdbOutline.html#Logging" office:name="toc-Logging-output-_0028set-logging_002c-set-logging-file_002e_002e_002e_0029" text:style-name="Internet_20_link" text:visited-style-name="Visited_20_Internet_20_Link"><text:span text:style-name="Example">set logging</text:span></text:a><text:a xlink:type="simple" xlink:href="http://www.rodericksmith.plus.com/outlines/manuals/bashdbOutline.html#Logging" office:name="toc-Logging-output-_0028set-logging_002c-set-logging-file_002e_002e_002e_0029" text:style-name="Internet_20_link" text:visited-style-name="Visited_20_Internet_20_Link">’, ‘</text:a><text:a xlink:type="simple" xlink:href="http://www.rodericksmith.plus.com/outlines/manuals/bashdbOutline.html#Logging" office:name="toc-Logging-output-_0028set-logging_002c-set-logging-file_002e_002e_002e_0029" text:style-name="Internet_20_link" text:visited-style-name="Visited_20_Internet_20_Link"><text:span text:style-name="Example">set logging file</text:span></text:a><text:a xlink:type="simple" xlink:href="http://www.rodericksmith.plus.com/outlines/manuals/bashdbOutline.html#Logging" office:name="toc-Logging-output-_0028set-logging_002c-set-logging-file_002e_002e_002e_0029" text:style-name="Internet_20_link" text:visited-style-name="Visited_20_Internet_20_Link">’...)</text:a> </text:p>
                      </text:list-item>
                      <text:list-item>
                        <text:p text:style-name="P25"><text:a xlink:type="simple" xlink:href="http://www.rodericksmith.plus.com/outlines/manuals/bashdbOutline.html#Prompt" office:name="toc-Prompt-_0028set-prompt_002c-show-prompt_0029" text:style-name="Internet_20_link" text:visited-style-name="Visited_20_Internet_20_Link">4.14.10 Prompt (‘</text:a><text:a xlink:type="simple" xlink:href="http://www.rodericksmith.plus.com/outlines/manuals/bashdbOutline.html#Prompt" office:name="toc-Prompt-_0028set-prompt_002c-show-prompt_0029" text:style-name="Internet_20_link" text:visited-style-name="Visited_20_Internet_20_Link"><text:span text:style-name="Example">set prompt</text:span></text:a><text:a xlink:type="simple" xlink:href="http://www.rodericksmith.plus.com/outlines/manuals/bashdbOutline.html#Prompt" office:name="toc-Prompt-_0028set-prompt_002c-show-prompt_0029" text:style-name="Internet_20_link" text:visited-style-name="Visited_20_Internet_20_Link">’, ‘</text:a><text:a xlink:type="simple" xlink:href="http://www.rodericksmith.plus.com/outlines/manuals/bashdbOutline.html#Prompt" office:name="toc-Prompt-_0028set-prompt_002c-show-prompt_0029" text:style-name="Internet_20_link" text:visited-style-name="Visited_20_Internet_20_Link"><text:span text:style-name="Example">show prompt</text:span></text:a><text:a xlink:type="simple" xlink:href="http://www.rodericksmith.plus.com/outlines/manuals/bashdbOutline.html#Prompt" office:name="toc-Prompt-_0028set-prompt_002c-show-prompt_0029" text:style-name="Internet_20_link" text:visited-style-name="Visited_20_Internet_20_Link">’)</text:a> </text:p>
                      </text:list-item>
                      <text:list-item>
                        <text:p text:style-name="P25"><text:a xlink:type="simple" xlink:href="http://www.rodericksmith.plus.com/outlines/manuals/bashdbOutline.html#Editing" office:name="toc-Command-editing-_0028set-editing_002c-show-editing_0029" text:style-name="Internet_20_link" text:visited-style-name="Visited_20_Internet_20_Link">4.14.11 Command editing (‘</text:a><text:a xlink:type="simple" xlink:href="http://www.rodericksmith.plus.com/outlines/manuals/bashdbOutline.html#Editing" office:name="toc-Command-editing-_0028set-editing_002c-show-editing_0029" text:style-name="Internet_20_link" text:visited-style-name="Visited_20_Internet_20_Link"><text:span text:style-name="Example">set editing</text:span></text:a><text:a xlink:type="simple" xlink:href="http://www.rodericksmith.plus.com/outlines/manuals/bashdbOutline.html#Editing" office:name="toc-Command-editing-_0028set-editing_002c-show-editing_0029" text:style-name="Internet_20_link" text:visited-style-name="Visited_20_Internet_20_Link">’, ‘</text:a><text:a xlink:type="simple" xlink:href="http://www.rodericksmith.plus.com/outlines/manuals/bashdbOutline.html#Editing" office:name="toc-Command-editing-_0028set-editing_002c-show-editing_0029" text:style-name="Internet_20_link" text:visited-style-name="Visited_20_Internet_20_Link"><text:span text:style-name="Example">show editing</text:span></text:a><text:a xlink:type="simple" xlink:href="http://www.rodericksmith.plus.com/outlines/manuals/bashdbOutline.html#Editing" office:name="toc-Command-editing-_0028set-editing_002c-show-editing_0029" text:style-name="Internet_20_link" text:visited-style-name="Visited_20_Internet_20_Link">’)</text:a> </text:p>
                      </text:list-item>
                      <text:list-item>
                        <text:p text:style-name="P25"><text:a xlink:type="simple" xlink:href="http://www.rodericksmith.plus.com/outlines/manuals/bashdbOutline.html#Command_002dTracing" office:name="toc-Debugger-Commands-Tracing-_0028set-trace_002dcommands_002c-show-trace_002dcommands_0029" text:style-name="Internet_20_link" text:visited-style-name="Visited_20_Internet_20_Link">4.14.12 Debugger Commands Tracing (‘</text:a><text:a xlink:type="simple" xlink:href="http://www.rodericksmith.plus.com/outlines/manuals/bashdbOutline.html#Command_002dTracing" office:name="toc-Debugger-Commands-Tracing-_0028set-trace_002dcommands_002c-show-trace_002dcommands_0029" text:style-name="Internet_20_link" text:visited-style-name="Visited_20_Internet_20_Link"><text:span text:style-name="Example">set trace-commands</text:span></text:a><text:a xlink:type="simple" xlink:href="http://www.rodericksmith.plus.com/outlines/manuals/bashdbOutline.html#Command_002dTracing" office:name="toc-Debugger-Commands-Tracing-_0028set-trace_002dcommands_002c-show-trace_002dcommands_0029" text:style-name="Internet_20_link" text:visited-style-name="Visited_20_Internet_20_Link">’, ‘</text:a><text:a xlink:type="simple" xlink:href="http://www.rodericksmith.plus.com/outlines/manuals/bashdbOutline.html#Command_002dTracing" office:name="toc-Debugger-Commands-Tracing-_0028set-trace_002dcommands_002c-show-trace_002dcommands_0029" text:style-name="Internet_20_link" text:visited-style-name="Visited_20_Internet_20_Link"><text:span text:style-name="Example">show trace-commands</text:span></text:a><text:a xlink:type="simple" xlink:href="http://www.rodericksmith.plus.com/outlines/manuals/bashdbOutline.html#Command_002dTracing" office:name="toc-Debugger-Commands-Tracing-_0028set-trace_002dcommands_002c-show-trace_002dcommands_0029" text:style-name="Internet_20_link" text:visited-style-name="Visited_20_Internet_20_Link">’)</text:a> </text:p>
                      </text:list-item>
                      <text:list-item>
                        <text:p text:style-name="P25"><text:a xlink:type="simple" xlink:href="http://www.rodericksmith.plus.com/outlines/manuals/bashdbOutline.html#Command-Display" office:name="toc-Command-Display-_0028set-showcommand_0029" text:style-name="Internet_20_link" text:visited-style-name="Visited_20_Internet_20_Link">4.14.13 Command Display (‘</text:a><text:a xlink:type="simple" xlink:href="http://www.rodericksmith.plus.com/outlines/manuals/bashdbOutline.html#Command-Display" office:name="toc-Command-Display-_0028set-showcommand_0029" text:style-name="Internet_20_link" text:visited-style-name="Visited_20_Internet_20_Link"><text:span text:style-name="Example">set showcommand</text:span></text:a><text:a xlink:type="simple" xlink:href="http://www.rodericksmith.plus.com/outlines/manuals/bashdbOutline.html#Command-Display" office:name="toc-Command-Display-_0028set-showcommand_0029" text:style-name="Internet_20_link" text:visited-style-name="Visited_20_Internet_20_Link">’)</text:a> </text:p>
                      </text:list-item>
                      <text:list-item>
                        <text:p text:style-name="P25"><text:a xlink:type="simple" xlink:href="http://www.rodericksmith.plus.com/outlines/manuals/bashdbOutline.html#History" office:name="toc-Command-history-_0028H_002c-history_002c-_0021_0029" text:style-name="Internet_20_link" text:visited-style-name="Visited_20_Internet_20_Link">4.14.14 Command history (‘</text:a><text:a xlink:type="simple" xlink:href="http://www.rodericksmith.plus.com/outlines/manuals/bashdbOutline.html#History" office:name="toc-Command-history-_0028H_002c-history_002c-_0021_0029" text:style-name="Internet_20_link" text:visited-style-name="Visited_20_Internet_20_Link"><text:span text:style-name="Example">H</text:span></text:a><text:a xlink:type="simple" xlink:href="http://www.rodericksmith.plus.com/outlines/manuals/bashdbOutline.html#History" office:name="toc-Command-history-_0028H_002c-history_002c-_0021_0029" text:style-name="Internet_20_link" text:visited-style-name="Visited_20_Internet_20_Link">’, ‘</text:a><text:a xlink:type="simple" xlink:href="http://www.rodericksmith.plus.com/outlines/manuals/bashdbOutline.html#History" office:name="toc-Command-history-_0028H_002c-history_002c-_0021_0029" text:style-name="Internet_20_link" text:visited-style-name="Visited_20_Internet_20_Link"><text:span text:style-name="Example">history</text:span></text:a><text:a xlink:type="simple" xlink:href="http://www.rodericksmith.plus.com/outlines/manuals/bashdbOutline.html#History" office:name="toc-Command-history-_0028H_002c-history_002c-_0021_0029" text:style-name="Internet_20_link" text:visited-style-name="Visited_20_Internet_20_Link">’, ‘</text:a><text:a xlink:type="simple" xlink:href="http://www.rodericksmith.plus.com/outlines/manuals/bashdbOutline.html#History" office:name="toc-Command-history-_0028H_002c-history_002c-_0021_0029" text:style-name="Internet_20_link" text:visited-style-name="Visited_20_Internet_20_Link"><text:span text:style-name="Example">!</text:span></text:a><text:a xlink:type="simple" xlink:href="http://www.rodericksmith.plus.com/outlines/manuals/bashdbOutline.html#History" office:name="toc-Command-history-_0028H_002c-history_002c-_0021_0029" text:style-name="Internet_20_link" text:visited-style-name="Visited_20_Internet_20_Link">’)</text:a> </text:p>
                      </text:list-item>
                      <text:list-item>
                        <text:p text:style-name="P25"><text:a xlink:type="simple" xlink:href="http://www.rodericksmith.plus.com/outlines/manuals/bashdbOutline.html#Command-Completion" office:name="toc-Command-Completion-_0028complete_0029" text:style-name="Internet_20_link" text:visited-style-name="Visited_20_Internet_20_Link">4.14.15 Command Completion (‘</text:a><text:a xlink:type="simple" xlink:href="http://www.rodericksmith.plus.com/outlines/manuals/bashdbOutline.html#Command-Completion" office:name="toc-Command-Completion-_0028complete_0029" text:style-name="Internet_20_link" text:visited-style-name="Visited_20_Internet_20_Link"><text:span text:style-name="Example">complete</text:span></text:a><text:a xlink:type="simple" xlink:href="http://www.rodericksmith.plus.com/outlines/manuals/bashdbOutline.html#Command-Completion" office:name="toc-Command-Completion-_0028complete_0029" text:style-name="Internet_20_link" text:visited-style-name="Visited_20_Internet_20_Link">’)</text:a> </text:p>
                      </text:list-item>
                    </text:list>
                  </text:list-item>
                </text:list>
              </text:list-item>
              <text:list-item>
                <text:p text:style-name="P25"><text:a xlink:type="simple" xlink:href="http://www.rodericksmith.plus.com/outlines/manuals/bashdbOutline.html#BASH-Debugger-Bugs" office:name="toc-Reporting-Bugs" text:style-name="Internet_20_link" text:visited-style-name="Visited_20_Internet_20_Link">5. Reporting Bugs</text:a> </text:p>
                <text:list>
                  <text:list-item>
                    <text:p text:style-name="P25"><text:a xlink:type="simple" xlink:href="http://www.rodericksmith.plus.com/outlines/manuals/bashdbOutline.html#Bug-Criteria" office:name="toc-Have-you-found-a-bug_003f" text:style-name="Internet_20_link" text:visited-style-name="Visited_20_Internet_20_Link">5.1 Have you found a bug?</text:a> </text:p>
                  </text:list-item>
                  <text:list-item>
                    <text:p text:style-name="P25"><text:a xlink:type="simple" xlink:href="http://www.rodericksmith.plus.com/outlines/manuals/bashdbOutline.html#Bug-Reporting" office:name="toc-How-to-report-bugs" text:style-name="Internet_20_link" text:visited-style-name="Visited_20_Internet_20_Link">5.2 How to report bugs</text:a> </text:p>
                  </text:list-item>
                </text:list>
              </text:list-item>
              <text:list-item>
                <text:p text:style-name="P25"><text:a xlink:type="simple" xlink:href="http://www.rodericksmith.plus.com/outlines/manuals/bashdbOutline.html#History-and-Acknowledgments" office:name="toc-History-and-Acknowledgments-1" text:style-name="Internet_20_link" text:visited-style-name="Visited_20_Internet_20_Link">6. History and Acknowledgments</text:a> </text:p>
              </text:list-item>
              <text:list-item>
                <text:p text:style-name="P25"><text:a xlink:type="simple" xlink:href="http://www.rodericksmith.plus.com/outlines/manuals/bashdbOutline.html#Copying" office:name="toc-GNU-GENERAL-PUBLIC-LICENSE" text:style-name="Internet_20_link" text:visited-style-name="Visited_20_Internet_20_Link">A. GNU GENERAL PUBLIC LICENSE</text:a> </text:p>
                <text:list>
                  <text:list-item>
                    <text:p text:style-name="P25"><text:a xlink:type="simple" xlink:href="http://www.rodericksmith.plus.com/outlines/manuals/bashdbOutline.html#Preamble" office:name="toc-Preamble" text:style-name="Internet_20_link" text:visited-style-name="Visited_20_Internet_20_Link">Preamble</text:a> </text:p>
                  </text:list-item>
                  <text:list-item>
                    <text:p text:style-name="P25"><text:a xlink:type="simple" xlink:href="http://www.rodericksmith.plus.com/outlines/manuals/bashdbOutline.html#How-to-Apply-These-Terms-to-Your-New-Programs" office:name="toc-How-to-Apply-These-Terms-to-Your-New-Programs" text:style-name="Internet_20_link" text:visited-style-name="Visited_20_Internet_20_Link">How to Apply These Terms to Your New Programs</text:a> </text:p>
                  </text:list-item>
                </text:list>
              </text:list-item>
              <text:list-item>
                <text:p text:style-name="P25"><text:a xlink:type="simple" xlink:href="http://www.rodericksmith.plus.com/outlines/manuals/bashdbOutline.html#GNU-Free-Documentation-License" office:name="toc-GNU-Free-Documentation-License-1" text:style-name="Internet_20_link" text:visited-style-name="Visited_20_Internet_20_Link">B. GNU Free Documentation License</text:a> </text:p>
                <text:list>
                  <text:list-item>
                    <text:p text:style-name="P25"><text:a xlink:type="simple" xlink:href="http://www.rodericksmith.plus.com/outlines/manuals/bashdbOutline.html#ADDENDUM_003a-How-to-use-this-License-for-your-documents" office:name="toc-ADDENDUM_003a-How-to-use-this-License-for-your-documents" text:style-name="Internet_20_link" text:visited-style-name="Visited_20_Internet_20_Link">ADDENDUM: How to use this License for your documents</text:a> </text:p>
                  </text:list-item>
                </text:list>
              </text:list-item>
              <text:list-item>
                <text:p text:style-name="P25"><text:a xlink:type="simple" xlink:href="http://www.rodericksmith.plus.com/outlines/manuals/bashdbOutline.html#Command-Index" office:name="toc-Command-Index-1" text:style-name="Internet_20_link" text:visited-style-name="Visited_20_Internet_20_Link">Command Index</text:a> </text:p>
              </text:list-item>
              <text:list-item>
                <text:p text:style-name="P46"><text:a xlink:type="simple" xlink:href="http://www.rodericksmith.plus.com/outlines/manuals/bashdbOutline.html#General-Index" office:name="toc-General-Index-1" text:style-name="Internet_20_link" text:visited-style-name="Visited_20_Internet_20_Link">General Index</text:a> </text:p>
              </text:list-item>
            </text:list>
            <text:p text:style-name="P13"><text:bookmark text:name="SEC_About"/></text:p>
          </table:table-cell>
        </table:table-row>
      </table:table>
      <text:p text:style-name="P58"><text:soft-page-break/>About This Document</text:p>
      <table:table table:name="Table223" table:style-name="Table223">
        <table:table-column table:style-name="Table223.A"/>
        <table:table-row>
          <table:table-cell table:style-name="Table223.A1" office:value-type="string">
            <text:p text:style-name="P16">This document was generated by <text:span text:style-name="Emphasis">r</text:span> on <text:span text:style-name="Emphasis">November 29, 2011</text:span> using <text:a xlink:type="simple" xlink:href="http://www.nongnu.org/texi2html/" text:style-name="Internet_20_link" text:visited-style-name="Visited_20_Internet_20_Link"><text:span text:style-name="Emphasis">texi2html 1.82</text:span></text:a>. </text:p>
          </table:table-cell>
        </table:table-row>
      </table:table>
      <text:p text:style-name="P59">Source, copyright etc.</text:p>
      <table:table table:name="Table224" table:style-name="Table224">
        <table:table-column table:style-name="Table224.A"/>
        <table:table-row>
          <table:table-cell table:style-name="Table224.A1" office:value-type="string">
            <text:p text:style-name="P16">That html document was used as source for this outline.  It was retrieved from:<text:line-break/><text:a xlink:type="simple" xlink:href="http://bashdb.sf.net/bashdb.html" text:style-name="Internet_20_link" text:visited-style-name="Visited_20_Internet_20_Link">http://bashdb.sf.net/bashdb.html</text:a><text:line-break/><text:line-break/><text:bookmark text:name="includeone2"/>The outline content is Copyright (C) 2002, 2003, 2004, 2006, 2007, 2008, 2009 Rocky Bernstein<text:line-break/><text:line-break/>The outlining code is (c) Rod Smith, and is licensed under GPL/MIT licenses.</text:p>
          </table:table-cell>
        </table:table-row>
      </table:table>
      <text:p text:style-name="P59">Creation of this outline format</text:p>
      <text:p text:style-name="P61">Prerequisites</text:p>
      <table:table table:name="Table225" table:style-name="Table225">
        <table:table-column table:style-name="Table225.A"/>
        <table:table-row>
          <table:table-cell table:style-name="Table225.A1" office:value-type="string">
            <text:list xml:id="list756390426" text:style-name="L25">
              <text:list-item>
                <text:p text:style-name="P26">Original 'flat' source html</text:p>
                <text:list>
                  <text:list-item>
                    <text:p text:style-name="P26">Most of the pre-processing in this section relates to the html format that texinfo generates</text:p>
                  </text:list-item>
                </text:list>
              </text:list-item>
              <text:list-item>
                <text:p text:style-name="P26">Online outline editor -- at <text:a xlink:type="simple" xlink:href="http://rodericksmith.dyndns.org/" text:style-name="Internet_20_link" text:visited-style-name="Visited_20_Internet_20_Link">rodericksmith.dyndns.org</text:a></text:p>
              </text:list-item>
              <text:list-item>
                <text:p text:style-name="P48">Firefox browser -- search google 'Firefox' for the latest download</text:p>
              </text:list-item>
            </text:list>
          </table:table-cell>
        </table:table-row>
      </table:table>
      <text:p text:style-name="P61">Starting from scratch</text:p>
      <table:table table:name="Table226" table:style-name="Table226">
        <table:table-column table:style-name="Table226.A"/>
        <table:table-row>
          <table:table-cell table:style-name="Table226.A1" office:value-type="string">
            <text:p text:style-name="P16">I was not able to reconstitute the tree from the previous html outline.  Instead I started from the newest source html. (The grey tables that make the outline prettier can't always be distinguished from other tables in the document, so they can't be removed easily without damaging the remainder of the document)</text:p>
          </table:table-cell>
        </table:table-row>
      </table:table>
      <text:p text:style-name="P61">Check as you go</text:p>
      <table:table table:name="Table227" table:style-name="Table227">
        <table:table-column table:style-name="Table227.A"/>
        <table:table-row>
          <table:table-cell table:style-name="Table227.A1" office:value-type="string">
            <text:p text:style-name="P16">I used the following procedure, previewing the outline and verifying its operation at several points en route, and also checking with the bash function (directly below) that anchors for links had not been lost. </text:p>
          </table:table-cell>
        </table:table-row>
      </table:table>
      <text:p text:style-name="P63">Link validation code (linux)</text:p>
      <table:table table:name="Table228" table:style-name="Table228">
        <table:table-column table:style-name="Table228.A"/>
        <table:table-row>
          <table:table-cell table:style-name="Table228.A1" office:value-type="string">
            <text:p text:style-name="P16">Check that local links have corresponding anchors, e.g. by using this Bash code:<text:line-break/><text:line-break/># ckrefs &lt;filename.html&gt; checks the file for missing local links<text:line-break/># Quick &amp; dirty, doesn't eliminate all the dross -- watch the output!<text:line-break/>#<text:line-break/># Put one HTML tag per line<text:line-break/>#<text:line-break/> function tagPerLine() { tr "\n" " " &lt;$1 | sed 's/&gt;/&gt;\n/g'|sed 's/&lt;/\n&lt;/g' | grep  "^&lt;.*&gt;$" ;}<text:line-break/>#<text:line-break/><text:soft-page-break/># Extract all the anchor names to stream<text:line-break/>#<text:line-break/> function names() { tagPerLine $1 |grep name= | sed 's/^.*name=\"//'|sed 's/\".*//' |sort -u ; } <text:line-break/>#<text:line-break/># Extract all the link names to stream<text:line-break/>#<text:line-break/> function hrefs() { tagPerLine $1 |grep href= | sed 's/^.*href=\"#//'|sed 's/\".*//' |sort -u ; }<text:line-break/>#<text:line-break/># Populate anchors file and links file; find links that don't have anchors<text:line-break/>#<text:line-break/> function ckrefs() { names $1 &gt;tmp1;hrefs $1&gt;tmp2; comm -13 tmp1 tmp2 ; }<text:line-break/> <text:line-break/>Copy-paste these functions to a terminal, then use:<text:line-break/><text:line-break/>ckrefs &lt;HTML outline under test&gt;</text:p>
          </table:table-cell>
        </table:table-row>
      </table:table>
      <text:p text:style-name="P61">Load the HTML into the editor</text:p>
      <table:table table:name="Table229" table:style-name="Table229">
        <table:table-column table:style-name="Table229.A"/>
        <table:table-row>
          <table:table-cell table:style-name="Table229.A1" office:value-type="string">
            <text:p text:style-name="P16">Load the flat source document into a browser page, and display the html by pressing CTRL-U.  Select all (CTRL-A), copy (CTRL-C).<text:line-break/><text:line-break/>Load an empty outline into the webTreeEditor in another browser pane, press the HTML button in the middle pane to display a HTML-text version of that middle rich-text editor region.  <text:line-break/><text:line-break/>Paste the html into that HTML code box.  Then click in  the (empty) rich text region to have it rendered there.<text:line-break/><text:line-break/>(The step of loading HTML text is needed, since links weren't loading the href component directly into the richtext box for some reason.)</text:p>
          </table:table-cell>
        </table:table-row>
      </table:table>
      <text:p text:style-name="P61">Links in the footnote headings</text:p>
      <table:table table:name="Table230" table:style-name="Table230">
        <table:table-column table:style-name="Table230.A"/>
        <table:table-row>
          <table:table-cell table:style-name="Table230.A1" office:value-type="string">
            <text:p text:style-name="P16">Prior to separating into nodes, the hrefs links embedded in headings must be removed -- they occur in the footnotes section.<text:line-break/><text:line-break/>Scroll to the Footnotes section near the end of the rich-text document.<text:line-break/><text:line-break/>Select the footnotes text (1) through (4), and then select from Font Block then Normal.  That'll remove the heading codes from the footnote numbering, that would otherwise cause incorrect operation of the outline.</text:p>
          </table:table-cell>
        </table:table-row>
      </table:table>
      <text:p text:style-name="P61">Convert headings to nodes</text:p>
      <table:table table:name="Table231" table:style-name="Table231">
        <table:table-column table:style-name="Table231.A"/>
        <text:soft-page-break/>
        <table:table-row>
          <table:table-cell table:style-name="Table231.A1" office:value-type="string">
            <text:p text:style-name="P16">Convert the headed format in the rich text box to nodes in the tree clipboard by <text:span text:style-name="T20">tools</text:span>, <text:span text:style-name="T20">Head&gt;nodes</text:span>.  Selected 'convert to divs?' 'OK' option when prompted.  <text:line-break/><text:line-break/>The generated nodes are left in the tree clipboard -- paste it to the tree (select a tree node, and press capital-V), and then drag-drop the second level nodes to the top level.  When satisfactory,  remove the original node that contained the full non-node text.</text:p>
          </table:table-cell>
        </table:table-row>
      </table:table>
      <text:p text:style-name="P61">Eliminate redundant navigation panels</text:p>
      <table:table table:name="Table232" table:style-name="Table232">
        <table:table-column table:style-name="Table232.A"/>
        <table:table-row>
          <table:table-cell table:style-name="Table232.A1" office:value-type="string">
            <text:p text:style-name="P34">I've observed that the pre-outline navigation sections start either with a menu section or with a horizontal rule.<text:line-break/><text:line-break/>Each section includes a list of the subsequent sub-sections, useful in non-outlined html, but duplicated in outline mode.  Hence, these link sections have been removed. (with some care in the coding to avoid removing any anchor points, since that would disable eg many of the links needed elsewhere in the manual).<text:line-break/><text:line-break/>These sections in each node start (  &lt;table class="menu"  ) and continue through to the end of each node.  The following three lines can be pasted in turn into the 'search regular expression' box of the outline editor, in each case prior to selecting <text:span text:style-name="T20">tools</text:span>, <text:span text:style-name="T20">walkedit,g</text:span> to apply the search-replacement to each node in turn.</text:p>
            <text:list xml:id="list2842016381" text:style-name="L26">
              <text:list-item>
                <text:p text:style-name="P27">\&lt;table class\=\"menu\"[\s\S]*?\&lt;/table&gt;</text:p>
              </text:list-item>
              <text:list-item>
                <text:p text:style-name="P27">&lt;hr size="6"&gt;</text:p>
              </text:list-item>
              <text:list-item>
                <text:p text:style-name="P49">&lt;table border="0" cellpadding="1" cellspacing="1"&gt;[\s]*?&lt;tbody&gt;&lt;tr&gt;&lt;td align="left" valign="middle"&gt;[&lt;a title="Previous section in reading order"&gt;[\s\S]*?&lt;/table&gt;</text:p>
              </text:list-item>
            </text:list>
            <text:p text:style-name="P16">in all three cases with empty replacement text.<text:line-break/><text:line-break/>The keys [\s\S] are a regular expression match to any character including newline, whereas (in JavaScript Regular Expressions) the . character doesn't match newline. Walkedit performs the edit on each richeditor node in turn.  The string *? is a general regular expression that is not 'greedy' - ie it matches the first occurrence of subsequent search strings rather than the last.<text:line-break/><text:line-break/>Remove also the navigation explanations no longer applicable to outline mode in 'About This Document'</text:p>
          </table:table-cell>
        </table:table-row>
      </table:table>
      <text:p text:style-name="P61">Attributions, anchors etc.</text:p>
      <table:table table:name="Table233" table:style-name="Table233">
        <table:table-column table:style-name="Table233.A"/>
        <table:table-row>
          <table:table-cell table:style-name="Table233.A1" office:value-type="string">
            <text:p text:style-name="P16">Copy-paste the non-printing attributions, anchors etc. manually from the 'main' folder into the top of the initial node to preserve their position.</text:p>
          </table:table-cell>
        </table:table-row>
      </table:table>
      <text:p text:style-name="P59">Suggestions on format</text:p>
      <table:table table:name="Table234" table:style-name="Table234">
        <table:table-column table:style-name="Table234.A"/>
        <table:table-row>
          <table:table-cell table:style-name="Table234.A1" office:value-type="string">
            <text:p text:style-name="P16">You might consider <text:span text:style-name="T15">splitting some of the longer sections</text:span>; e.g. 4.2 would readily split into three sections<text:line-break/><text:line-break/><text:soft-page-break/>Sections like 1.1 are more difficult to split on topic grounds, but the table entries there could be made nodes even if given a nondescript title like 'output' or something.<text:line-break/><text:line-break/>Generally my aim is to make a node about a screenful, so the user can see a bit of the context of headings witout having to scroll too far.</text:p>
          </table:table-cell>
        </table:table-row>
      </table:table>
      <text:p text:style-name="P59">New to the outliner since 2010</text:p>
      <table:table table:name="Table235" table:style-name="Table235">
        <table:table-column table:style-name="Table235.A"/>
        <table:table-row>
          <table:table-cell table:style-name="Table235.A1" office:value-type="string">
            <text:p text:style-name="P34"><text:span text:style-name="T15">Outline skin</text:span> <text:span text:style-name="T20">-- which provides the browsing interface</text:span></text:p>
            <text:list xml:id="list2433216267" text:style-name="L27">
              <text:list-item>
                <text:p text:style-name="P28"><text:span text:style-name="T15">Show/hide all</text:span> -- click the top right-hand asterisk.</text:p>
              </text:list-item>
              <text:list-item>
                <text:p text:style-name="P28"><text:span text:style-name="T15">Find text</text:span> -- show all, then use browser's find</text:p>
              </text:list-item>
              <text:list-item>
                <text:p text:style-name="P28"><text:span text:style-name="T15">Geek modes </text:span>--</text:p>
                <text:list>
                  <text:list-item>
                    <text:p text:style-name="P28">ctrl-shift asterisk extracts &lt;pre&gt;-formatted text into a text box (for synchronizing documentation with code).</text:p>
                  </text:list-item>
                  <text:list-item>
                    <text:p text:style-name="P28">ctrl asterisk prompts for jquery/javascript command</text:p>
                  </text:list-item>
                  <text:list-item>
                    <text:p text:style-name="P50">shift asterisk places HTML body without grey decoration boxes, into a text box, for post-disaster (partial) recovery of an otherwise lost outline.</text:p>
                  </text:list-item>
                </text:list>
              </text:list-item>
            </text:list>
            <text:p text:style-name="P34"><text:span text:style-name="T15">Outline editor</text:span> <text:span text:style-name="T20">-- which constructs the outline</text:span></text:p>
            <text:list xml:id="list766531686" text:style-name="L28">
              <text:list-item>
                <text:p text:style-name="P29">Stores outline source as a javascript object notation (JSON) 'huge' text record.</text:p>
              </text:list-item>
              <text:list-item>
                <text:p text:style-name="P29">Three storage modes are available -- </text:p>
                <text:list>
                  <text:list-item>
                    <text:p text:style-name="P29">Storage via clipboard to a text editor</text:p>
                  </text:list-item>
                  <text:list-item>
                    <text:p text:style-name="P29">Storage in your own browser's localStore</text:p>
                  </text:list-item>
                  <text:list-item>
                    <text:p text:style-name="P29">Storage in a server's mysql database</text:p>
                  </text:list-item>
                </text:list>
              </text:list-item>
              <text:list-item>
                <text:p text:style-name="P29">Menu-driven options available - more user-friendly</text:p>
              </text:list-item>
              <text:list-item>
                <text:p text:style-name="P29">Primary creation mode for html web page is Firefox browser preview, then save-as web page.</text:p>
              </text:list-item>
              <text:list-item>
                <text:p text:style-name="P29">New tools help conversion from html, pdf etc</text:p>
              </text:list-item>
              <text:list-item>
                <text:p text:style-name="P29">Moved from jslinb's site to rodericksmith.dyndns.org (server link to my office).  Guest login is available.</text:p>
              </text:list-item>
              <text:list-item>
                <text:p text:style-name="P29">Multi-user precaution -- prompts if the record's timestamp has changed since loading</text:p>
              </text:list-item>
              <text:list-item>
                <text:p text:style-name="P51">User-specific permissions for databases and tables storing outlines</text:p>
              </text:list-item>
            </text:list>
            <text:p text:style-name="P47">Bashdb specific</text:p>
            <text:list xml:id="list991417499" text:style-name="L29">
              <text:list-item>
                <text:p text:style-name="P30">Navigation duplication removed</text:p>
              </text:list-item>
              <text:list-item>
                <text:p text:style-name="P30">Links in headings fixed in the footnotes</text:p>
              </text:list-item>
              <text:list-item>
                <text:p text:style-name="P52"><text:soft-page-break/>Update to 4.2-0.6 Edition, 7 December 2010</text:p>
              </text:list-item>
            </text:list>
          </table:table-cell>
        </table:table-row>
      </table:table>
      <text:p text:style-name="P7"><text:bookmark text:name="includetwo"/><text:a xlink:type="simple" xlink:href="http://www.rodericksmith.plus.com/ActiveWebTree.html" text:style-name="Internet_20_link" text:visited-style-name="Visited_20_Internet_20_Link">ActiveWebTree</text:a> (version:0.07, 19-Nov-2011). <text:a xlink:type="simple" xlink:href="http://spreadsheets.google.com/viewform?formkey=dENubDM1ekxDMVRjek4xemhqS29uQWc6MA" text:style-name="Internet_20_link" text:visited-style-name="Visited_20_Internet_20_Link">Feedback:</text:a> By: <text:a xlink:type="simple" xlink:href="http://www.rodericksmith.plus.com/" text:style-name="Internet_20_link" text:visited-style-name="Visited_20_Internet_20_Link">Rod Smith</text:a>. About: </text:p>
      <text:p text:style-name="P7">*</text:p>
      <text:p text:style-name="P4"/>
      <text:p text:style-name="P5"/>
      <text:h text:style-name="P3" text:outline-level="1">ShUnit2</text:h>
      <text:h text:style-name="P1" text:outline-level="2">Function Reference</text:h>
      <text:h text:style-name="P57" text:outline-level="3"><text:bookmark text:name="user-content-general-info"/><text:bookmark text:name="user-content--general-info"/>General Info</text:h>
      <text:p text:style-name="P7">Any <text:span text:style-name="T10">string values</text:span> passed should be properly quoted -- they should <text:span text:style-name="T21">be </text:span>surrounded by <text:span text:style-name="T10">single-quote (</text:span><text:span text:style-name="Source_20_Text"><text:span text:style-name="T10">'</text:span></text:span><text:span text:style-name="T10">)</text:span> or <text:span text:style-name="T10">double-quote (</text:span><text:span text:style-name="Source_20_Text"><text:span text:style-name="T10">"</text:span></text:span><text:span text:style-name="T10">)</text:span> characters -- so that the shell will properly parse them.</text:p>
      <text:h text:style-name="P57" text:outline-level="3"><text:bookmark text:name="user-content-asserts"/><text:bookmark text:name="user-content--asserts"/>Asserts</text:h>
      <text:p text:style-name="P67"><text:span text:style-name="Source_20_Text">assertEquals [message] expected actual</text:span></text:p>
      <text:p text:style-name="P7">Asserts that <text:span text:style-name="Emphasis">expected</text:span> and <text:span text:style-name="Emphasis">actual</text:span> are equal to one another. The <text:span text:style-name="Emphasis">expected</text:span> and <text:span text:style-name="Emphasis">actual</text:span> values can be either strings or integer values as both will be treated as strings. The <text:span text:style-name="Emphasis">message</text:span> is optional, and must be quoted.</text:p>
      <text:p text:style-name="P67"><text:span text:style-name="Source_20_Text">assertNotEquals [message] unexpected actual</text:span></text:p>
      <text:p text:style-name="P7">Asserts that <text:span text:style-name="Emphasis">unexpected</text:span> and <text:span text:style-name="Emphasis">actual</text:span> are not equal to one another. The <text:span text:style-name="Emphasis">unexpected</text:span> and <text:span text:style-name="Emphasis">actual</text:span> values can be either strings or integer values as both will be treaded as strings. The <text:span text:style-name="Emphasis">message</text:span> is optional, and must be quoted.</text:p>
      <text:p text:style-name="P67"><text:span text:style-name="Source_20_Text">assertSame [message] expected actual</text:span></text:p>
      <text:p text:style-name="P7">This function is functionally equivalent to <text:span text:style-name="Source_20_Text">assertEquals</text:span>.</text:p>
      <text:p text:style-name="P67"><text:span text:style-name="Source_20_Text">assertNotSame [message] unexpected actual</text:span></text:p>
      <text:p text:style-name="P7">This function is functionally equivalent to <text:span text:style-name="Source_20_Text">assertNotEquals</text:span>.</text:p>
      <text:p text:style-name="P67"><text:span text:style-name="Source_20_Text">assertNull [message] value</text:span></text:p>
      <text:p text:style-name="P7">Asserts that <text:span text:style-name="Emphasis">value</text:span> is <text:span text:style-name="Emphasis">null</text:span>, or in shell terms, a <text:span text:style-name="T10">zero-length string</text:span>. The <text:span text:style-name="Emphasis">value</text:span> must be a string <text:span text:style-name="T21">because</text:span> an integer value does not translate into a zero-length string. The <text:span text:style-name="Emphasis">message</text:span> is optional, and must be quoted.</text:p>
      <text:p text:style-name="P67"><text:span text:style-name="Source_20_Text">assertNotNull [message] value</text:span></text:p>
      <text:p text:style-name="P7">Asserts that <text:span text:style-name="Emphasis">value</text:span> is <text:span text:style-name="Emphasis">not null</text:span>, or in shell terms, a <text:span text:style-name="T10">non-empty string</text:span>. The <text:span text:style-name="Emphasis">value</text:span> may be a string or an integer as the later will be parsed as a non-empty string value. The <text:span text:style-name="Emphasis">message</text:span> is optional, and must be quoted.</text:p>
      <text:p text:style-name="P67"><text:span text:style-name="Source_20_Text">assertTrue [message] condition</text:span></text:p>
      <text:p text:style-name="P7"><text:soft-page-break/>Asserts that a given shell test <text:span text:style-name="Emphasis">condition</text:span> is <text:span text:style-name="Emphasis">true</text:span>. The condition can be as simple as a <text:span text:style-name="T10">shell </text:span><text:span text:style-name="Emphasis"><text:span text:style-name="T10">true</text:span></text:span><text:span text:style-name="T10"> value (the value </text:span><text:span text:style-name="Source_20_Text"><text:span text:style-name="T10">0</text:span></text:span><text:span text:style-name="T10"> -- equivalent to </text:span><text:span text:style-name="Source_20_Text"><text:span text:style-name="T10">${SHUNIT_TRUE}</text:span></text:span><text:span text:style-name="T10">)</text:span>, or a more sophisticated shell conditional expression. The <text:span text:style-name="Emphasis">message</text:span> is optional, and must be quoted. A sophisticated shell conditional expression is equivalent to what the <text:span text:style-name="Strong_20_Emphasis">if</text:span> or <text:span text:style-name="Strong_20_Emphasis">while</text:span> shell built-ins would use (more specifically, what the <text:span text:style-name="Strong_20_Emphasis">test</text:span> command would use). <text:span text:style-name="Emphasis">One word of warning: be very careful with your quoting as shell is not the most forgiving of bad quoting, and things will fail in strange ways.</text:span></text:p>
      <text:p text:style-name="P67"><text:span text:style-name="Source_20_Text">assertTrue "[ 34 -gt 23 ]"</text:span></text:p>
      <text:p text:style-name="P8">Testing for example whether some value is greater than another value can be done this way.</text:p>
      <text:p text:style-name="P67"><text:span text:style-name="Source_20_Text">assertTrue 'test failed' "[ -r /some/non-existant/file' ]"</text:span></text:p>
      <text:p text:style-name="P7">Testing for the ability to read a file can also be done. This particular test will fail.</text:p>
      <text:p text:style-name="P67"><text:span text:style-name="Source_20_Text">assertTrue 'test failed' '[ 1 -eq 1 -a 2 -eq 2 ]'</text:span></text:p>
      <text:p text:style-name="P7"><text:span text:style-name="Emphasis">As the expressions are standard shell </text:span><text:span text:style-name="Strong_20_Emphasis">test</text:span><text:span text:style-name="Emphasis"> expressions, it is possible to string multiple expressions together with </text:span><text:span text:style-name="Source_20_Text">-a</text:span><text:span text:style-name="Emphasis"> and </text:span><text:span text:style-name="Source_20_Text">-o</text:span><text:span text:style-name="Emphasis"> in the standard fashion. This test will succeed as the entire expression evaluates to true.</text:span></text:p>
      <text:p text:style-name="P67"><text:span text:style-name="Source_20_Text">assertFalse [message] condition</text:span></text:p>
      <text:p text:style-name="P7">Asserts that a given shell test <text:span text:style-name="Emphasis">condition</text:span> is <text:span text:style-name="Emphasis">false</text:span>. The condition can be as simple as a s<text:span text:style-name="T10">hell </text:span><text:span text:style-name="Emphasis"><text:span text:style-name="T10">false</text:span></text:span><text:span text:style-name="T10"> value (the value </text:span><text:span text:style-name="Source_20_Text"><text:span text:style-name="T10">1</text:span></text:span><text:span text:style-name="T10"> -- equivalent to </text:span><text:span text:style-name="Source_20_Text"><text:span text:style-name="T10">${SHUNIT_FALSE}</text:span></text:span><text:span text:style-name="T10">)</text:span>, or a more sophisticated shell conditional expression. The <text:span text:style-name="Emphasis">message</text:span> is optional, and must be quoted.</text:p>
      <text:p text:style-name="P7"><text:span text:style-name="Emphasis">For examples of more sophisticated expressions, see </text:span><text:span text:style-name="Source_20_Text">assertTrue</text:span><text:span text:style-name="Emphasis">.</text:span></text:p>
      <text:h text:style-name="P57" text:outline-level="3"><text:bookmark text:name="user-content-failures"/><text:bookmark text:name="user-content--failures"/>Failures</text:h>
      <text:p text:style-name="P7"><text:span text:style-name="T10">Just to clarify, failures </text:span><text:span text:style-name="Strong_20_Emphasis"><text:span text:style-name="T10">do not</text:span></text:span><text:span text:style-name="T10"> test the various arguments against one another. Failures simply fail, optionally with a message, and that is all they do. If you need to test arguments against one another, use asserts.</text:span></text:p>
      <text:p text:style-name="P7">If all failures do is fail, why might one use them? There are times when you may have some very complicated logic that you need to test, and the simple asserts provided are simply not adequate. You can do your own validation of the code, use an <text:span text:style-name="Source_20_Text">assertTrue ${SHUNIT_TRUE}</text:span> if your own tests succeeded, and use a failure to record a failure.</text:p>
      <text:p text:style-name="P67"><text:span text:style-name="Source_20_Text">fail [message]</text:span></text:p>
      <text:p text:style-name="P7">Fails the test immediately. The <text:span text:style-name="Emphasis">message</text:span> is optional, and must be quoted.</text:p>
      <text:p text:style-name="P67"><text:span text:style-name="Source_20_Text">failNotEquals [message] unexpected actual</text:span></text:p>
      <text:p text:style-name="P7">Fails the test immediately, reporting that the <text:span text:style-name="Emphasis">unexpected</text:span> and <text:span text:style-name="Emphasis">actual</text:span> values are not equal to one another. The <text:span text:style-name="Emphasis">message</text:span> is optional, and must be quoted.</text:p>
      <text:p text:style-name="P7"><text:span text:style-name="Emphasis">Note: no actual comparison of unexpected and actual is done.</text:span></text:p>
      <text:p text:style-name="P67"><text:soft-page-break/><text:span text:style-name="Source_20_Text">failSame [message] expected actual</text:span></text:p>
      <text:p text:style-name="P7">Fails the test immediately, reporting that the <text:span text:style-name="Emphasis">expected</text:span> and <text:span text:style-name="Emphasis">actual</text:span> values are the same. The <text:span text:style-name="Emphasis">message</text:span> is optional, and must be quoted.</text:p>
      <text:p text:style-name="P7"><text:span text:style-name="Emphasis">Note: no actual comparison of expected and actual is done.</text:span></text:p>
      <text:p text:style-name="P67"><text:span text:style-name="Source_20_Text">failNotSame [message] expected actual</text:span></text:p>
      <text:p text:style-name="P7">Fails the test immediately, reporting that the <text:span text:style-name="Emphasis">expected</text:span> and <text:span text:style-name="Emphasis">actual</text:span> values are not the same. The <text:span text:style-name="Emphasis">message</text:span> is optional, and must be quoted.</text:p>
      <text:p text:style-name="P7"><text:span text:style-name="Emphasis">Note: no actual comparison of expected and actual is done.</text:span></text:p>
      <text:h text:style-name="P57" text:outline-level="3"><text:bookmark text:name="user-content-setup-teardown"/><text:bookmark text:name="user-content--setupteardown"/>Setup/Teardown</text:h>
      <text:p text:style-name="P67"><text:span text:style-name="Source_20_Text">oneTimeSetUp</text:span></text:p>
      <text:p text:style-name="P7">This function can be be optionally overridden by the user in their test suite.</text:p>
      <text:p text:style-name="P7">If this function exists, it will be called once before any tests are run. It is useful to prepare a common environment for all tests.</text:p>
      <text:p text:style-name="P67"><text:span text:style-name="Source_20_Text">oneTimeTearDown</text:span></text:p>
      <text:p text:style-name="P7">This function can be be optionally overridden by the user in their test suite.</text:p>
      <text:p text:style-name="P7">If this function exists, it will be called once after all tests are completed. It is useful to clean up the environment after all tests.</text:p>
      <text:p text:style-name="P67"><text:span text:style-name="Source_20_Text">setUp</text:span></text:p>
      <text:p text:style-name="P7">This function can be be optionally overridden by the user in their test suite.</text:p>
      <text:p text:style-name="P7">If this function exists, it will be called before each test is run. It is useful to reset the environment before each test.</text:p>
      <text:p text:style-name="P67"><text:span text:style-name="Source_20_Text">tearDown</text:span></text:p>
      <text:p text:style-name="P7">This function can be be optionally overridden by the user in their test suite.</text:p>
      <text:p text:style-name="P7">If this function exists, it will be called after each test completes. It is useful to clean up the environment after each test.</text:p>
      <text:h text:style-name="P57" text:outline-level="3"><text:bookmark text:name="user-content-skipping"/><text:bookmark text:name="user-content--skipping"/>Skipping</text:h>
      <text:p text:style-name="P67"><text:span text:style-name="Source_20_Text">startSkipping</text:span></text:p>
      <text:p text:style-name="P7">This function forces the remaining <text:span text:style-name="Emphasis">assert</text:span> and <text:span text:style-name="Emphasis">fail</text:span> functions to be "skipped", i.e. they will have no effect. Each function skipped will be recorded so that the total of asserts and fails will not be altered.</text:p>
      <text:p text:style-name="P67"><text:span text:style-name="Source_20_Text">endSkipping</text:span></text:p>
      <text:p text:style-name="P7">This function returns calls to the <text:span text:style-name="Emphasis">assert</text:span> and <text:span text:style-name="Emphasis">fail</text:span> functions to their default behavior, i.e. they will be called.</text:p>
      <text:p text:style-name="P67"><text:soft-page-break/><text:span text:style-name="Source_20_Text">isSkipping</text:span></text:p>
      <text:p text:style-name="P7">This function returns the current state of skipping. It can be compared against <text:span text:style-name="Source_20_Text">${SHUNIT_TRUE}</text:span> or <text:span text:style-name="Source_20_Text">${SHUNIT_FALSE}</text:span> if desired.</text:p>
      <text:h text:style-name="P57" text:outline-level="3"><text:bookmark text:name="user-content-suites"/><text:bookmark text:name="user-content--suites"/>Suites</text:h>
      <text:p text:style-name="P7">The default behavior of shUnit2 is that all tests will be found dynamically. <text:span text:style-name="T10">If you have a specific set of tests you want to run, or you don't want to use the standard naming scheme of prefixing your tests with </text:span><text:span text:style-name="Source_20_Text"><text:span text:style-name="T10">test</text:span></text:span>, these functions are for you. Most users will never use them though.</text:p>
      <text:p text:style-name="P67"><text:span text:style-name="Source_20_Text">suite</text:span></text:p>
      <text:p text:style-name="P7">This function can be optionally overridden by the user in their test suite.</text:p>
      <text:p text:style-name="P7">If this function exists, it will be called when <text:span text:style-name="Source_20_Text">shunit2</text:span> is sourced. If it does not exist, shUnit2 will search the parent script for all functions beginning with the word <text:span text:style-name="Source_20_Text">test</text:span>, and they will be added dynamically to the test suite.</text:p>
      <text:p text:style-name="P67"><text:span text:style-name="Source_20_Text">suite_addTest name</text:span></text:p>
      <text:p text:style-name="P7">This function adds a function named <text:span text:style-name="Emphasis">name</text:span> to the list of tests scheduled for execution as part of this test suite. This function should only be called from within the <text:span text:style-name="Source_20_Text">suite()</text:span> function.</text:p>
      <text:p text:style-name="P12"/>
      <text:h text:style-name="P1" text:outline-level="2"><text:bookmark text:name="user-content-advanced-usage"/><text:bookmark text:name="user-content--advanced-usage"/>Advanced Usage</text:h>
      <text:h text:style-name="P57" text:outline-level="3"><text:bookmark text:name="user-content-some-constants-you-can-use"/><text:bookmark text:name="user-content--some-constants-you-can-use"/>Some constants you can use</text:h>
      <text:p text:style-name="P7">There are several constants provided by shUnit2 as variables that might be of use to you.</text:p>
      <text:p text:style-name="P10"><text:span text:style-name="Emphasis">Predefined</text:span></text:p>
      <table:table table:name="Table255" table:style-name="Table255">
        <table:table-column table:style-name="Table255.A"/>
        <table:table-column table:style-name="Table255.B"/>
        <table:table-header-rows>
          <table:table-row>
            <table:table-cell table:style-name="Table255.A1" office:value-type="string">
              <text:p text:style-name="P71">Constant</text:p>
            </table:table-cell>
            <table:table-cell table:style-name="Table255.A1" office:value-type="string">
              <text:p text:style-name="P71">Value</text:p>
            </table:table-cell>
          </table:table-row>
        </table:table-header-rows>
        <table:table-row>
          <table:table-cell table:style-name="Table255.A1" office:value-type="string">
            <text:p text:style-name="P67">SHUNIT_TRUE</text:p>
          </table:table-cell>
          <table:table-cell table:style-name="Table255.A1" office:value-type="string">
            <text:p text:style-name="P16">Standard shell <text:span text:style-name="Source_20_Text">true</text:span> value (the <text:span text:style-name="T10">integer value 0</text:span>).</text:p>
          </table:table-cell>
        </table:table-row>
        <table:table-row>
          <table:table-cell table:style-name="Table255.A1" office:value-type="string">
            <text:p text:style-name="P67">SHUNIT_FALSE</text:p>
          </table:table-cell>
          <table:table-cell table:style-name="Table255.A1" office:value-type="string">
            <text:p text:style-name="P16">Standard shell <text:span text:style-name="Source_20_Text">false</text:span> value (the <text:span text:style-name="T10">integer value 1</text:span>).</text:p>
          </table:table-cell>
        </table:table-row>
        <table:table-row>
          <table:table-cell table:style-name="Table255.A1" office:value-type="string">
            <text:p text:style-name="P67">SHUNIT_ERROR</text:p>
          </table:table-cell>
          <table:table-cell table:style-name="Table255.A1" office:value-type="string">
            <text:p text:style-name="P16">The <text:span text:style-name="T10">integer value 2</text:span>.</text:p>
          </table:table-cell>
        </table:table-row>
        <table:table-row>
          <table:table-cell table:style-name="Table255.A1" office:value-type="string">
            <text:p text:style-name="P67">SHUNIT_TMPDIR</text:p>
          </table:table-cell>
          <table:table-cell table:style-name="Table255.A1" office:value-type="string">
            <text:p text:style-name="P16">Path to temporary directory that will be <text:span text:style-name="T10">automatically cleaned up</text:span> upon exit of shUnit2.</text:p>
          </table:table-cell>
        </table:table-row>
        <table:table-row>
          <table:table-cell table:style-name="Table255.A1" office:value-type="string">
            <text:p text:style-name="P67">SHUNIT_VERSION</text:p>
          </table:table-cell>
          <table:table-cell table:style-name="Table255.A1" office:value-type="string">
            <text:p text:style-name="P16">The version of shUnit2 you are running.</text:p>
          </table:table-cell>
        </table:table-row>
      </table:table>
      <text:p text:style-name="P10"><text:span text:style-name="Emphasis"/></text:p>
      <text:p text:style-name="P10"><text:soft-page-break/><text:span text:style-name="Emphasis">User defined</text:span></text:p>
      <table:table table:name="Table256" table:style-name="Table256">
        <table:table-column table:style-name="Table256.A"/>
        <table:table-column table:style-name="Table256.B"/>
        <table:table-header-rows>
          <table:table-row>
            <table:table-cell table:style-name="Table256.A1" office:value-type="string">
              <text:p text:style-name="P71">Constant</text:p>
            </table:table-cell>
            <table:table-cell table:style-name="Table256.A1" office:value-type="string">
              <text:p text:style-name="P71">Value</text:p>
            </table:table-cell>
          </table:table-row>
        </table:table-header-rows>
        <table:table-row>
          <table:table-cell table:style-name="Table256.A1" office:value-type="string">
            <text:p text:style-name="P67">SHUNIT_CMD_EXPR</text:p>
          </table:table-cell>
          <table:table-cell table:style-name="Table256.A1" office:value-type="string">
            <text:p text:style-name="P16">Override which <text:span text:style-name="Source_20_Text">expr</text:span> command is used. By default <text:span text:style-name="Source_20_Text">expr</text:span> is used, except on BSD systems where <text:span text:style-name="Source_20_Text">gexpr</text:span> is used.</text:p>
          </table:table-cell>
        </table:table-row>
        <table:table-row>
          <table:table-cell table:style-name="Table256.A1" office:value-type="string">
            <text:p text:style-name="P67">SHUNIT_COLOR</text:p>
          </table:table-cell>
          <table:table-cell table:style-name="Table256.A1" office:value-type="string">
            <text:p text:style-name="P16">Enable colorized output. Options are 'auto', 'always', or 'never', with 'auto' being the default.</text:p>
          </table:table-cell>
        </table:table-row>
        <table:table-row>
          <table:table-cell table:style-name="Table256.A1" office:value-type="string">
            <text:p text:style-name="P67">SHUNIT_PARENT</text:p>
          </table:table-cell>
          <table:table-cell table:style-name="Table256.A1" office:value-type="string">
            <text:p text:style-name="P16">The <text:span text:style-name="T10">filename of the shell script containing the tests</text:span>. This is needed specifically for Zsh support.</text:p>
          </table:table-cell>
        </table:table-row>
        <table:table-row>
          <table:table-cell table:style-name="Table256.A1" office:value-type="string">
            <text:p text:style-name="P67">SHUNIT_TEST_PREFIX</text:p>
          </table:table-cell>
          <table:table-cell table:style-name="Table256.A1" office:value-type="string">
            <text:p text:style-name="P16">Define this variable to add a <text:span text:style-name="T10">prefix in front of each test name</text:span> that is output in the test report.</text:p>
          </table:table-cell>
        </table:table-row>
      </table:table>
      <text:h text:style-name="P57" text:outline-level="3"><text:bookmark text:name="user-content-error-handling"/><text:bookmark text:name="user-content--error-handling"/>Error handling</text:h>
      <text:p text:style-name="P7">The constants values <text:span text:style-name="Source_20_Text">SHUNIT_TRUE</text:span>, <text:span text:style-name="Source_20_Text">SHUNIT_FALSE</text:span>, and <text:span text:style-name="Source_20_Text">SHUNIT_ERROR</text:span> are returned from nearly every function to indicate the success or failure of the function. Additionally the variable <text:span text:style-name="Source_20_Text">flags_error</text:span> is filled with a detailed error message if any function returns with a <text:span text:style-name="Source_20_Text">SHUNIT_ERROR</text:span> value.</text:p>
      <text:h text:style-name="P57" text:outline-level="3"><text:bookmark text:name="user-content-including-line-numbers-in-asserts-macros"/><text:bookmark text:name="user-content--including-line-numbers-in-asserts-macros"/>Including Line Numbers in Asserts (Macros)</text:h>
      <text:p text:style-name="P7"><text:span text:style-name="T10">If you include lots of assert statements in an individual test function, it can become difficult to determine exactly which assert was thrown unless your messages are unique. To help somewhat, line numbers can be included in the assert messages. </text:span>To enable this, a special shell "macro" must be used rather than the standard assert calls. <text:span text:style-name="Emphasis">Shell doesn't actually have macros; the name is used here as the operation is similar to a standard macro.</text:span></text:p>
      <text:p text:style-name="P7">For example, to include line numbers for a <text:span text:style-name="Source_20_Text">assertEquals()</text:span> function call, <text:span text:style-name="T10">replace the </text:span><text:span text:style-name="Source_20_Text"><text:span text:style-name="T10">assertEquals()</text:span></text:span><text:span text:style-name="T10"> with </text:span><text:span text:style-name="Source_20_Text"><text:span text:style-name="T10">${_ASSERT_EQUALS_}</text:span></text:span>.</text:p>
      <text:p text:style-name="P10"><text:span text:style-name="Strong_20_Emphasis">Example</text:span><text:span text:style-name="Emphasis"> -- Asserts with and without line numbers</text:span></text:p>
      <text:p text:style-name="P67">#! /bin/sh</text:p>
      <text:p text:style-name="P67"># file: examples/lineno_test.sh</text:p>
      <text:p text:style-name="P67"/>
      <text:p text:style-name="P67">testLineNo() {</text:p>
      <text:p text:style-name="P67"><text:s text:c="2"/># This assert will have line numbers included (e.g. "ASSERT:[123] ...").</text:p>
      <text:p text:style-name="P67"><text:s text:c="2"/>echo "ae: ${_ASSERT_EQUALS_}"</text:p>
      <text:p text:style-name="P67"><text:s text:c="2"/><text:span text:style-name="T4">${_ASSERT_EQUALS_} 'not equal' 1 2</text:span></text:p>
      <text:p text:style-name="P67"/>
      <text:p text:style-name="P67"><text:s text:c="2"/># This assert will not have line numbers included (e.g. "ASSERT: ...").</text:p>
      <text:p text:style-name="P67"><text:s text:c="2"/><text:span text:style-name="T4">assertEquals 'not equal' 1 2</text:span></text:p>
      <text:p text:style-name="P67">}</text:p>
      <text:p text:style-name="P67"/>
      <text:p text:style-name="P67"># Load shUnit2.</text:p>
      <text:p text:style-name="P68">. ./shunit2</text:p>
      <text:p text:style-name="P7"><text:soft-page-break/>Notes:</text:p>
      <text:list xml:id="list806685092" text:style-name="L30">
        <text:list-item>
          <text:p text:style-name="P9">Due to how shell parses <text:span text:style-name="T10">command-line arguments</text:span>, <text:span text:style-name="T10">all strings used with macros should be quoted twice</text:span>. Namely, <text:span text:style-name="T10">single-quotes must be converted to single-double-quotes, and vice-versa</text:span>. If the string being passed is absolutely for sure not empty, the extra quoting is not necessary.<text:line-break/><text:line-break/>Normal <text:span text:style-name="Source_20_Text">assertEquals</text:span> call.<text:line-break/><text:span text:style-name="Source_20_Text"><text:span text:style-name="T4">assertEquals 'some message' 'x' ''</text:span></text:span><text:line-break/><text:line-break/>Macro <text:span text:style-name="Source_20_Text">_ASSERT_EQUALS_</text:span> call. Note the <text:span text:style-name="T10">extra quoting</text:span> around the <text:span text:style-name="Emphasis">message</text:span> and the <text:span text:style-name="Emphasis">null</text:span> value.<text:line-break/><text:span text:style-name="Source_20_Text"><text:span text:style-name="T4">_ASSERT_EQUALS_ '"some message"' 'x' '""'</text:span></text:span></text:p>
        </text:list-item>
        <text:list-item>
          <text:p text:style-name="P9">Line numbers are not supported in all shells. If a shell does not support them, no errors will be thrown. Supported shells include: <text:span text:style-name="Strong_20_Emphasis">bash</text:span> (&gt;=3.0), <text:span text:style-name="Strong_20_Emphasis">ksh</text:span>, <text:span text:style-name="Strong_20_Emphasis">pdksh</text:span>, and <text:span text:style-name="Strong_20_Emphasis">zsh</text:span>.</text:p>
        </text:list-item>
      </text:list>
      <text:h text:style-name="P57" text:outline-level="3"><text:bookmark text:name="user-content-test-skipping"/><text:bookmark text:name="user-content--test-skipping"/>Test Skipping</text:h>
      <text:p text:style-name="P7">There are times where the <text:span text:style-name="T10">test code</text:span> you have written is just <text:span text:style-name="T10">not applicable to the system you are running on</text:span>. This section describes how to skip these tests but maintain the total test count.</text:p>
      <text:p text:style-name="P7">Probably the easiest example would be shell code that is meant to run under the <text:span text:style-name="Strong_20_Emphasis">bash</text:span> shell, but the unit test is running under the Bourne shell. There are things that just won't work. The following test code demonstrates <text:span text:style-name="T10">two sample functions, one that will be run under any shell, and the another that will run only under the </text:span><text:span text:style-name="Strong_20_Emphasis"><text:span text:style-name="T10">bash</text:span></text:span><text:span text:style-name="T10"> shell</text:span>.</text:p>
      <text:p text:style-name="P10"><text:span text:style-name="Strong_20_Emphasis">Example</text:span><text:span text:style-name="Emphasis"> -- math include</text:span></text:p>
      <text:p text:style-name="P67"># file: examples/math.inc.</text:p>
      <text:p text:style-name="P67"/>
      <text:p text:style-name="P67">add_generic() {</text:p>
      <text:p text:style-name="P67"><text:s text:c="2"/>num_a=$1</text:p>
      <text:p text:style-name="P67"><text:s text:c="2"/>num_b=$2</text:p>
      <text:p text:style-name="P67"/>
      <text:p text:style-name="P67"><text:s text:c="2"/>expr $1 + $2</text:p>
      <text:p text:style-name="P67">}</text:p>
      <text:p text:style-name="P67"/>
      <text:p text:style-name="P67">add_bash() {</text:p>
      <text:p text:style-name="P67"><text:s text:c="2"/>num_a=$1</text:p>
      <text:p text:style-name="P67"><text:s text:c="2"/>num_b=$2</text:p>
      <text:p text:style-name="P67"><text:soft-page-break/></text:p>
      <text:p text:style-name="P67"><text:s text:c="2"/>echo $(($1 + $2))</text:p>
      <text:p text:style-name="P68">}</text:p>
      <text:p text:style-name="P7">And here is a corresponding <text:span text:style-name="T10">unit test that correctly skips the </text:span><text:span text:style-name="Source_20_Text"><text:span text:style-name="T10">add_bash()</text:span></text:span><text:span text:style-name="T10"> function when the unit test is not running under the </text:span><text:span text:style-name="Strong_20_Emphasis"><text:span text:style-name="T10">bash</text:span></text:span><text:span text:style-name="T10"> shell</text:span>.</text:p>
      <text:p text:style-name="P10"><text:span text:style-name="Strong_20_Emphasis">Example</text:span><text:span text:style-name="Emphasis"> -- math unit test</text:span></text:p>
      <text:p text:style-name="P67">#! /bin/sh</text:p>
      <text:p text:style-name="P67"># file: examples/math_test.sh</text:p>
      <text:p text:style-name="P67"/>
      <text:p text:style-name="P67">testAdding() {</text:p>
      <text:p text:style-name="P67"><text:s text:c="2"/>result=`add_generic 1 2`</text:p>
      <text:p text:style-name="P67"><text:s text:c="2"/>assertEquals \</text:p>
      <text:p text:style-name="P67"><text:s text:c="6"/>"the result of '${result}' was wrong" \</text:p>
      <text:p text:style-name="P67"><text:s text:c="6"/>3 "${result}"</text:p>
      <text:p text:style-name="P67"/>
      <text:p text:style-name="P67"><text:s text:c="2"/># Disable non-generic tests.</text:p>
      <text:p text:style-name="P67"><text:s text:c="2"/><text:span text:style-name="T10">[ -z "${BASH_VERSION:-}" ] &amp;&amp; startSkipping</text:span></text:p>
      <text:p text:style-name="P67"/>
      <text:p text:style-name="P67"><text:s text:c="2"/>result=`add_bash 1 2`</text:p>
      <text:p text:style-name="P67"><text:s text:c="2"/>assertEquals \</text:p>
      <text:p text:style-name="P67"><text:s text:c="6"/>"the result of '${result}' was wrong" \</text:p>
      <text:p text:style-name="P67"><text:s text:c="6"/>3 "${result}"</text:p>
      <text:p text:style-name="P67">}</text:p>
      <text:p text:style-name="P67"/>
      <text:p text:style-name="P66">oneTimeSetUp() {</text:p>
      <text:p text:style-name="P66"><text:s text:c="2"/># Load include to test.</text:p>
      <text:p text:style-name="P66"><text:s text:c="2"/>. ./math.inc</text:p>
      <text:p text:style-name="P66">}</text:p>
      <text:p text:style-name="P67"/>
      <text:p text:style-name="P66"># Load and run shUnit2.</text:p>
      <text:p text:style-name="P69">. ./shunit2</text:p>
      <text:p text:style-name="P10">Running the above test <text:span text:style-name="T10">under the </text:span><text:span text:style-name="Strong_20_Emphasis"><text:span text:style-name="T10">bash</text:span></text:span><text:span text:style-name="T10"> shell</text:span> will result in the following output.</text:p>
      <text:p text:style-name="P67">$ /bin/bash math_test.sh</text:p>
      <text:p text:style-name="P67">testAdding</text:p>
      <text:p text:style-name="P67"/>
      <text:p text:style-name="P67">Ran 1 test.</text:p>
      <text:p text:style-name="P67"/>
      <text:p text:style-name="P68">OK</text:p>
      <text:p text:style-name="P10"><text:soft-page-break/>But, running the test <text:span text:style-name="T10">under any other Unix shell</text:span> will result in the following output.</text:p>
      <text:p text:style-name="P67">$ /bin/ksh math_test.sh</text:p>
      <text:p text:style-name="P67">testAdding</text:p>
      <text:p text:style-name="P67"/>
      <text:p text:style-name="P67">Ran 1 test.</text:p>
      <text:p text:style-name="P67"/>
      <text:p text:style-name="P68">OK (skipped=1)</text:p>
      <text:p text:style-name="P7">As you can see, the total number of tests has not changed, but the report indicates that some tests were skipped.</text:p>
      <text:p text:style-name="P7">Skipping can be controlled with the following functions: <text:span text:style-name="Source_20_Text">startSkipping()</text:span>, <text:span text:style-name="Source_20_Text">endSkipping()</text:span>, and <text:span text:style-name="Source_20_Text">isSkipping()</text:span>. Once skipping is enabled, it will remain enabled until the end of the current test function call, after which skipping is disabled.</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loext:graphic-properties draw:fill="solid" draw:fill-color="#eeeeee"/>
      <style:paragraph-properties fo:margin-top="0in" fo:margin-bottom="0in" loext:contextual-spacing="false" fo:background-color="#eeeee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acronym"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0T12:58:38.289987721</meta:creation-date>
    <dc:date>2018-10-30T13:01:50.668337264</dc:date>
    <meta:editing-duration>PT3M14S</meta:editing-duration>
    <meta:editing-cycles>1</meta:editing-cycles>
    <meta:document-statistic meta:table-count="222" meta:image-count="0" meta:object-count="0" meta:page-count="120" meta:paragraph-count="2278" meta:word-count="33121" meta:character-count="199838" meta:non-whitespace-character-count="166955"/>
    <meta:generator>LibreOffice/6.0.6.2$Linux_x86 LibreOffice_project/00m0$Build-2</meta:generator>
  </office:meta>
</office:document-meta>
</file>